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Sivershchyna和Slobozhanshchyna的指示，俄罗斯军队炮击了Brylivka，Moschenka，Hal ...</text:span>
</text:h>
      <text:p text:style-name="P4">
作者: liveuamap (Language: en)</text:p>
      <text:p text:style-name="P4">
时间: 2023-05-09T-82:33:00</text:p>
      <text:p text:style-name="P4">
地点: Vovchansk (Latitude:50.41464 Longtitude:37.38373)</text:p>
      <text:p text:style-name="P4">
视频: []</text:p>
      <text:p text:style-name="P4">
图片: []</text:p>
      <text:p text:style-name="P4">
标签: ["Russia"]</text:p>
      <text:p text:style-name="P4">
Id: 22561538</text:p>
      <!--METADATA-->
      <text:p text:style-name="P4">
在Sivershchyna和Slbozhanschyna的指示，俄罗斯军队炮击了Berylivka，Moschenka，Halahanivka，Leonivka，Oleksandrivka，Buda -Verobykivka； Znob-novhorodske, Stara Huta, Shalyhyne, Novoslobidske, Iskryskivschyna, Volfyne of Sumy Region, Also Heptivka, Krasne, Zene, Staryahane HNE, Mala Vovcha, Mykolayivkaand Nesterne of Kharkiv Region, - General Staff of Armed Forces of Ukrainianesays in the Morning Report</text:p>
      <text:p text:style-name="P4">
新闻集链接：(https://liveuamap.com/en/2023/9-may-at-sivershchyna-and-slobozhanschyna-directions-russian)</text:p>
      <text:p text:style-name="P4">
News Source: <text:a xlink:type="simple" xlink:href="https://t.me/lumsrc/4728" text:style-name="Internet_20_link" text:visited-style-name="Visited_20_Internet_20_Link">
https://t.me/lumsrc/4728</text:a>
</text:p>
      <!--NEWS-->
      <text:h text:style-name="P10" text:outline-level="1">
<text:span text:style-name="T4">
在Kupiansk的方向，俄罗斯军队炮击了Kamyanka，Topoli，Petro-Ivanivka，Fyholivka，Novom ...</text:span>
</text:h>
      <text:p text:style-name="P4">
作者: liveuamap (Language: en)</text:p>
      <text:p text:style-name="P4">
时间: 2023-05-09T-84:33:00</text:p>
      <text:p text:style-name="P4">
地点: Dvorichna, Kharkiv (Latitude:49.81783 Longtitude:37.61341)</text:p>
      <text:p text:style-name="P4">
视频: []</text:p>
      <text:p text:style-name="P4">
图片: []</text:p>
      <text:p text:style-name="P4">
标签: ["Russia"]</text:p>
      <text:p text:style-name="P4">
Id: 22561536</text:p>
      <!--METADATA-->
      <text:p text:style-name="P4">
在Kupiansk的方向，俄罗斯军队炮击了Kamyanka，Topoli，Petro-ivanivka，Fyholivka，Novomlynsk，Zapadne，Zapadne，Lyman Pershyy，Vilshana，Vilshana，Buhayivka的Kharkakivregion的Buhayivka和Novoselivske和Novoselivske和Stelmakhivka and Stelmakhivka and Stelmakhivka of Luhanansk地区。 乌克兰武装部队的俄罗斯航空通导的空袭在乌克兰的武装部队</text:p>
      <text:p text:style-name="P4">
新闻集链接：<text:a xlink:type="simple" xlink:href="https://liveuamap.com/en/2023/9-may-at-kupiansk-direction-russian-army-shelled-kamyanka" text:style-name="Internet_20_link" text:visited-style-name="Visited_20_Internet_20_Link">
https://liveuamap.com/en/2023/9-may-at-kupiansk-direction-russian-army-shelled-kamyanka</text:a>
</text:p>
      <text:p text:style-name="P4">
News Source: <text:a xlink:type="simple" xlink:href="https://t.me/lumsrc/4729" text:style-name="Internet_20_link" text:visited-style-name="Visited_20_Internet_20_Link">
https://t.me/lumsrc/4729</text:a>
</text:p>
      <!--NEWS-->
      <text:h text:style-name="P10" text:outline-level="1">
<text:span text:style-name="T4">
在莱曼（Lyman）的指示，俄罗斯军队炮击了卢汉斯克地区和Yampo的Makiyivka和Bilohorivka ...</text:span>
</text:h>
      <text:p text:style-name="P4">
作者: liveuamap (Language: en)</text:p>
      <text:p text:style-name="P4">
时间: 2023-05-09T-86:33:00</text:p>
      <text:p text:style-name="P4">
地点: Sieversk (Latitude:48.85455 Longtitude:38.19878)</text:p>
      <text:p text:style-name="P4">
视频: []</text:p>
      <text:p text:style-name="P4">
图片: []</text:p>
      <text:p text:style-name="P4">
标签: ["Russia"]</text:p>
      <text:p text:style-name="P4">
Id: 22561535</text:p>
      <!--METADATA-->
      <text:p text:style-name="P4">
在莱曼(Lyman)的方向上，俄罗斯军队炮击了卢汉斯克雷翁(Luhanskregion)的马克(Makiyivka)和bilohorivka，而顿涅茨克(Donetsk)地区的Yampolivka和Spirne则炮击了Makiyivka。 俄罗斯航空在卢汉斯地区的内维斯克和bilohorivka和顿涅茨克地区的verkhnokamyanskeand spirne the -ukraine武装部队的总参谋</text:p>
      <text:p text:style-name="P4">
新闻集链接：<text:a xlink:type="simple" xlink:href="https://liveuamap.com/en/2023/9-may-at-lyman-direction-russian-army-shelled-makiyivka-and" text:style-name="Internet_20_link" text:visited-style-name="Visited_20_Internet_20_Link">
https://liveuamap.com/en/2023/9-may-at--------------------------- russian-army-shelled-makiyivka--</text:a>
</text:p>
      <text:p text:style-name="P4">
News Source: <text:a xlink:type="simple" xlink:href="https://t.me/lumsrc/4730" text:style-name="Internet_20_link" text:visited-style-name="Visited_20_Internet_20_Link">
https://t.me/lumsrc/4730</text:a>
</text:p>
      <!--NEWS-->
      <text:h text:style-name="P10" text:outline-level="1">
<text:span text:style-name="T4">
巴赫穆特（Bakhmut Directio）鲁斯军队炮击了瓦苏基卡（Vasukivka），奥里克霍沃（Orikhovo-vasylivka），诺沃马克（Novomarkove），巴赫穆特（Bakhmut）...</text:span>
</text:h>
      <text:p text:style-name="P4">
作者: liveuamap (Language: en)</text:p>
      <text:p text:style-name="P4">
时间: 2023-05-09T-88:33:00</text:p>
      <text:p text:style-name="P4">
地点: Bakhmut (Latitude:48.52528 Longtitude:37.82159)</text:p>
      <text:p text:style-name="P4">
视频: []</text:p>
      <text:p text:style-name="P4">
图片: []</text:p>
      <text:p text:style-name="P4">
标签: ["Russia"]</text:p>
      <text:p text:style-name="P4">
Id: 22561534</text:p>
      <!--METADATA-->
      <text:p text:style-name="P4">
在巴赫穆特(Bakhmut)方向，俄罗斯军队炮击了Vasukivka，Orikhovo-vasylivka，Novomarkove，Bakhmut，Bakhmut，Ivanivske，Chasiv Yar，chasiv Yar，Stupochky，pette，Ole，Ole，Ole-ole-Olekhlivka Zhba Zhba Zhba，Zalizne，Zalizne，Zalizne和Donetskregion的New York of Donetskregion。 俄罗斯航空在乌克兰武装部队的总参谋长Bohdanivka，Bakhmut和Predtechyne进行了飞机</text:p>
      <text:p text:style-name="P4">
新闻集链接：(https://liveuamap.com/en/2023/9-may-at-bakhmut-direction-russian-army-shelled-vasukivka)</text:p>
      <text:p text:style-name="P4">
News Source: <text:a xlink:type="simple" xlink:href="https://t.me/lumsrc/4731" text:style-name="Internet_20_link" text:visited-style-name="Visited_20_Internet_20_Link">
https://t.me/lumsrc/4731</text:a>
</text:p>
      <!--NEWS-->
      <text:h text:style-name="P10" text:outline-level="1">
<text:span text:style-name="T4">
JSC Avdiivka Directio Rusian军队炮击了Novokalinova，Berdyshi，Lastochkine，Avdiivka，C ...</text:span>
</text:h>
      <text:p text:style-name="P4">
作者: liveuamap (Language: en)</text:p>
      <text:p text:style-name="P4">
时间: 2023-05-09T-90:33:00</text:p>
      <text:p text:style-name="P4">
地点: Donetsk Oblast (Latitude:48.1424 Longtitude:37.73539)</text:p>
      <text:p text:style-name="P4">
视频: []</text:p>
      <text:p text:style-name="P4">
图片: []</text:p>
      <text:p text:style-name="P4">
标签: ["Russia"]</text:p>
      <text:p text:style-name="P4">
Id: 22561529</text:p>
      <!--METADATA-->
      <text:p text:style-name="P4">
在Avdiyivka方向，俄罗斯军队炮击了Novokalynove，Berdychi，Lastochkyne，Avdiyivka，Syeverne，Vodyane，Vodyane，Pervomayske，Donetskregion的NetayaLove，乌克兰武装部队的NetayaLove，乌克兰武装部队</text:p>
      <text:p text:style-name="P4">
新闻集链接：<text:a xlink:type="simple" xlink:href="https://liveuamap.com/en/2023/9-may-at-avdiyivka-direction-russian-army-shelled-novokalynove" text:style-name="Internet_20_link" text:visited-style-name="Visited_20_Internet_20_Link">
https://liveuamap.com/en/2023/9-may-at-avdiyivka-direction-russian-army-army-shelled-novokalynove</text:a>
</text:p>
      <text:p text:style-name="P4">
News Source: <text:a xlink:type="simple" xlink:href="https://t.me/lumsrc/4732" text:style-name="Internet_20_link" text:visited-style-name="Visited_20_Internet_20_Link">
https://t.me/lumsrc/4732</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09T-92:33:00</text:p>
      <text:p text:style-name="P4">
地点: Marinka, Donetsk Oblast (Latitude:47.96533 Longtitude:37.4378)</text:p>
      <text:p text:style-name="P4">
视频: []</text:p>
      <text:p text:style-name="P4">
图片: []</text:p>
      <text:p text:style-name="P4">
标签: ["Russia"]</text:p>
      <text:p text:style-name="P4">
Id: 22561528</text:p>
      <!--METADATA-->
      <text:p text:style-name="P4">
乌克兰武装部队的总参谋</text:p>
      <text:p text:style-name="P4">
新闻集链接：<text:a xlink:type="simple" xlink:href="https://liveuamap.com/en/2023/9-may-at-maryinka-direction-russian-army-shelled-heorhiyivka" text:style-name="Internet_20_link" text:visited-style-name="Visited_20_Internet_20_Link">
https://liveuamap.com/en/2023/9-may-at-maryinka-direction-russian-army-shelled-heorhiyivka</text:a>
</text:p>
      <text:p text:style-name="P4">
News Source: <text:a xlink:type="simple" xlink:href="https://t.me/lumsrc/4733" text:style-name="Internet_20_link" text:visited-style-name="Visited_20_Internet_20_Link">
https://t.me/lumsrc/4733</text:a>
</text:p>
      <!--NEWS-->
      <text:h text:style-name="P10" text:outline-level="1">
<text:span text:style-name="T4">
在沙克塔克（Shakhtarske）的方向，俄罗斯军队炮击了帕拉斯科维耶夫卡（Paraskoviyivka），诺瓦莫克（Novomykhaylivka）和Vuhledar。 r ...</text:span>
</text:h>
      <text:p text:style-name="P4">
作者: liveuamap (Language: en)</text:p>
      <text:p text:style-name="P4">
时间: 2023-05-09T-95:33:00</text:p>
      <text:p text:style-name="P4">
地点: Velyka Novosilka (Latitude:47.83252 Longtitude:36.83064)</text:p>
      <text:p text:style-name="P4">
视频: []</text:p>
      <text:p text:style-name="P4">
图片: []</text:p>
      <text:p text:style-name="P4">
标签: ["Russia"]</text:p>
      <text:p text:style-name="P4">
Id: 22561526</text:p>
      <!--METADATA-->
      <text:p text:style-name="P4">
在沙克塔尔(Shakhtarske)的方向，俄罗斯军队炮击了帕拉斯科维耶夫卡(Paraskoviyivka)，诺瓦·哈伊利夫卡(Novomykhaylivkaand Vuhledar)。 俄罗斯航空在乌克兰武装部队的一般工作人员Velyka Novosilka进行了空袭</text:p>
      <text:p text:style-name="P4">
新闻集链接：<text:a xlink:type="simple" xlink:href="https://liveuamap.com/en/2023/9-may-at-shakhtarske-direction-russian-army-shelled-paraskoviyivka" text:style-name="Internet_20_link" text:visited-style-name="Visited_20_Internet_20_Link">
https://liveuamap.com/en/2023/9-may-at-shakhtarske-direction-russian-army-army-shelled-paraskoviyivka</text:a>
</text:p>
      <text:p text:style-name="P4">
News Source: <text:a xlink:type="simple" xlink:href="https://t.me/lumsrc/4734" text:style-name="Internet_20_link" text:visited-style-name="Visited_20_Internet_20_Link">
https://t.me/lumsrc/4734</text:a>
</text:p>
      <!--NEWS-->
      <text:h text:style-name="P10" text:outline-level="1">
<text:span text:style-name="T4">
Sumska Oblast（15:59）。 红色警报：空中威胁。 警笛声。 立即掩盖！</text:span>
</text:h>
      <text:p text:style-name="P4">
作者: liveuamap (Language: en)</text:p>
      <text:p text:style-name="P4">
时间: 2023-05-09T10:01:00</text:p>
      <text:p text:style-name="P4">
地点: Sumska Oblast (Latitude:51.00000000 Longtitude:34.00000000)</text:p>
      <text:p text:style-name="P4">
视频: []</text:p>
      <text:p text:style-name="P4">
图片: []</text:p>
      <text:p text:style-name="P4">
标签: ["Europe", "Central and Eastern Europe"]</text:p>
      <text:p text:style-name="P4">
Id: 22561597</text:p>
      <!--METADATA-->
      <text:p text:style-name="P4">
Sumy地区(15:59). Red Alert: aerial threat. Sirens sounding. Take covernow!</text:p>
      <text:p text:style-name="P4">
News Collection Link: <text:a xlink:type="simple" xlink:href="https://liveuamap.com/en/2023/09-may-sumska-oblast1559-red-alert-aerial-thrg" text:style-name="Internet_20_link" text:visited-style-name="Visited_20_Internet_20_Link">
https://liveuamap.com/en/2023/09-may-sumska-oblast1559-red-alert-aerial-thrg</text:a>
</text:p>
      <text:p text:style-name="P4">
News Source: <text:a xlink:type="simple" xlink:href="https://t.me/air_alert_ua/44901" text:style-name="Internet_20_link" text:visited-style-name="Visited_20_Internet_20_Link">
https://t.me/air_alert_ua/44901</text:a>
</text:p>
      <!--NEWS-->
      <text:h text:style-name="P10" text:outline-level="1">
<text:span text:style-name="T4">
乌克兰胜利后，军事心理学专家的需求将加倍 - 安娜·马利亚（Anna Malyar） -</text:span>
</text:h>
      <text:p text:style-name="P4">
作者: ['АРМІЯINFORM']</text:p>
      <text:p text:style-name="P4">
时间: 2023-05-09T28:00:00-04:00</text:p>
      <text:p text:style-name="P4">
描述: 在空降部队的前木马ZROST ZROST，ADJA PATANNYA ...与乌克兰2022年的战争，与乌克兰的最新新闻，今天与乌克兰2022年与乌克兰的最新新闻战争，今天将在乌克兰和俄罗斯和俄罗斯和俄罗斯和俄罗斯和俄罗斯之间的战争中，与乌克兰的最新新闻，今天与乌克兰的新闻战争，与乌克兰的最新新闻，今天与乌克兰的新闻战争，与乌克兰的最新新闻，今天与乌克兰的新闻战争，乌克兰与乌克兰的战争，与乌克兰的最新新闻战争，乌克兰和俄罗斯和俄罗斯和俄罗斯和俄罗斯和俄罗斯与俄罗斯和俄罗斯与俄罗斯和俄罗斯之间的战争，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5/345275097_188708664105382_8408719237544675300_n.jpg" text:style-name="Internet_20_link" text:visited-style-name="Visited_20_Internet_20_Link">
345275097_188708664105382_8408719237544675300_n.jpg</text:a>
', '<text:a xlink:type="simple" xlink:href="https://armyinform.com.ua/wp-content/uploads/2023/05/345291273_606145264780560_4187245030671415129_n-150x150.jpg" text:style-name="Internet_20_link" text:visited-style-name="Visited_20_Internet_20_Link">
345291273_606145264780560_4187245030671415129_n-150x150.jpg</text:a>
']</text:p>
      <text:p text:style-name="P4">
标签: ['ВІКНУ', 'ГАННА МАЛЯР']</text:p>
      <text:p text:style-name="P4">
类别: News</text:p>
      <!--METADATA-->
      <text:p text:style-name="P4">
<draw:frame draw:style-name="fr1" draw:name="Image2" text:anchor-type="as-char" svg:width="6.9236in" svg:height="4.61393in" draw:z-index="0">
<draw:image xlink:href="../Images/AРМІЯINFORM/2023-05-09T28-00-00-04-00/345275097_188708664105382_8408719237544675300_n.jpg" xlink:type="simple" xlink:show="embed" xlink:actuate="onLoad" draw:mime-type="image/jpeg"/>
</draw:frame>
胜利之后，对心理学家的需求将翻一番，因为从正面返回，与家人一起工作后，军方改编了。</text:p>
      <text:p text:style-name="P4">
这个<text:a xlink:type="simple" xlink:href="https%3A%2F%2Fwww.facebook.com%2FVIKNUKIEV%2Fposts%2Fpfbid0w2w2FCgARgYSc4iVRRfvGeUdUBVoAsyBascDzANB33H7emKLLxL7rHjRNZJtnE27l&amp;show_text=true&amp;width=500" text:style-name="Internet_20_link" text:visited-style-name="Visited_20_Internet_20_Link">
注明</text:a>
乌克兰国防部副部长安娜·马里亚尔(Anna Malyar)在塔拉斯·舍申科国立大学的一次演讲中。</text:p>
      <text:p text:style-name="P4">
安娜·马里亚尔(Anna Malyar)指出，在鲁斯索乌克兰战争和敌人的心理调查中，心理学家在军队中发挥了重要作用，训练只有军事学院进行。</text:p>
      <text:p text:style-name="P4">
<text:a xlink:type="simple" xlink:href="https://armyinform.com.ua/wp-content/uploads/2023/05/345291273_606145264780560_4187245030671415129_n.jpg" text:style-name="Internet_20_link" text:visited-style-name="Visited_20_Internet_20_Link">
!(Images/AРМІЯINFORM/2023-05-09T28-00-00-04-00/345291273_606145264780560_4187245030671415129_n-150x150.jpg)</text:a>
在演讲中，乌克兰国防部副部长特别关注信息和心理斗争，这是乌斯岛 - 乌克兰战争的关键方面之一。</text:p>
      <text:p text:style-name="P4">
“俄罗斯媒体，社交网络和互联网资源被积极地用于2014年战争之前乌克兰事件的错误信息。 俄罗斯的宣传和错误信息已被广泛用作增加社会的紧张，不确定性和迷失方向的工具。所有这些心理犯罪都对乌克兰及其发展造成了严重的后果。”她说。</text:p>
      <text:p text:style-name="P4">
News Source: <text:a xlink:type="simple" xlink:href="https://armyinform.com.ua/2023/05/09/pislya-peremogy-ukrayiny-potreba-u-fahivczyah-vijskovoyi-psyhologiyi-zroste-vdvichi-ganna-malyar/" text:style-name="Internet_20_link" text:visited-style-name="Visited_20_Internet_20_Link">
https://armyinform.com.ua/2023/05/09/pislya-peremogy-ukrayiny-potreba-u-fahivczyah-vijskovoyi-psyhologiyi-zroste-vdvichi-ganna-malyar/</text:a>
</text:p>
      <!--NEWS-->
      <text:h text:style-name="P10" text:outline-level="1">
<text:span text:style-name="T4">
如何支持亲人从囚禁中返回：心理学家的建议</text:span>
</text:h>
      <text:p text:style-name="P4">
作者: ['АРМІЯINFORM']</text:p>
      <text:p text:style-name="P4">
时间: 2023-05-09T29:00:00-04:00</text:p>
      <text:p text:style-name="P4">
描述: 通过伊尔（Il）人民桶的完整营地的愤怒，您可以蛇。 与乌克兰与乌克兰的战争是今天的最新消息，与乌克兰2022年的战争是今天的最后一场新闻，乌克兰和俄罗斯之间的战争将在乌克兰和俄罗斯之间发生战争，当2022年与乌克兰的战争将是，他们会在不久的将来与乌克兰发动战争</text:p>
      <text:p text:style-name="P4">
图片: ['<text:a xlink:type="simple" xlink:href="https://armyinform.com.ua/wp-content/uploads/2023/05/holovne-1024x576-1.webp" text:style-name="Internet_20_link" text:visited-style-name="Visited_20_Internet_20_Link">
holovne-1024x576-1.webp</text:a>
']</text:p>
      <text:p text:style-name="P4">
标签: ['ПОВЕРНЕННЯ З ПОЛОНУ', 'ПОРАДИ ПСИХОЛОГА', 'ПСИХОЛОГИ']</text:p>
      <text:p text:style-name="P4">
类别: News</text:p>
      <!--METADATA-->
      <text:p text:style-name="P4">
<draw:frame draw:style-name="fr1" draw:name="Image3" text:anchor-type="as-char" svg:width="6.9236in" svg:height="3.894525in" draw:z-index="0">
<draw:image xlink:href="../ConvertedIMGs/AРМІЯINFORM/2023-05-09T29-00-00-04-00/holovne-1024x576-1.png" xlink:type="simple" xlink:show="embed" xlink:actuate="onLoad" draw:mime-type="image/png"/>
</draw:frame>
由于他们被囚禁，一个人的情绪状态和行为可能会改变。因此，从囚禁中释放出来，他们需要对亲戚的亲戚，亲密玩具的特殊支持才能重返常规生活。</text:p>
      <text:p text:style-name="P4">
关于它<text:a xlink:type="simple" xlink:href="https://t.me/minre_ua/3283" text:style-name="Internet_20_link" text:visited-style-name="Visited_20_Internet_20_Link">
报告</text:a>
重返社会部。</text:p>
      <text:p text:style-name="P4">
特别是，它们可能患有疏远，焦虑，失眠，健康受损等等。</text:p>
      <text:p text:style-name="P4">
在这种情况下，国家信息局的心理枢纽(笔尖)命名重返社会建议：</text:p>
      <text:p text:style-name="P4">
•如果可能的话，应分配国内信息(特别是负面特征).</text:p>
      <text:p text:style-name="P4">
• Приділяти звільненому з полону увагу, але не розпитувати про те, чого він нехоче розповідати.</text:p>
      <text:p text:style-name="P4">
• Переконати того, хто був у полоні, пройти лікування, реабілітацію, а такожвідвідувати психолога.</text:p>
      <text:p text:style-name="P4">
• Після цього підтримувати звільненого з полону під час працевлаштування чигромадської діяльності тощо.</text:p>
      <text:p text:style-name="P4">
Нагадаємо, щоб звернутися за психологічною підтримкою до хабу, достатньозателефонувати на гарячу лінію НІБ за коротким номером: 16-48 і залишитизаявку.</text:p>
      <text:p text:style-name="P4">
News Source: <text:a xlink:type="simple" xlink:href="https://armyinform.com.ua/2023/05/09/yak-pidtrymaty-blyzkyh-yaki-povernulysya-z-polonu-porady-psyhologa/" text:style-name="Internet_20_link" text:visited-style-name="Visited_20_Internet_20_Link">
https://armyinform.com.ua/2023/05/09/yak-pidtrymaty-blyzkyh-yaki-povernulysya-z-polonu-porady-psyhologa/</text:a>
</text:p>
      <!--NEWS-->
      <text:h text:style-name="P10" text:outline-level="1">
<text:span text:style-name="T4">
乌克兰从世界银行获得了近1.9亿欧元</text:span>
</text:h>
      <text:p text:style-name="P4">
作者: ['АРМІЯINFORM']</text:p>
      <text:p text:style-name="P4">
时间: 2023-05-09T30:00:00-04:00</text:p>
      <text:p text:style-name="P4">
描述: 在乌克洛尼预算的Zagalny基金之前，1893.2万英里的Vro Fisnancuvannya被不知所措...与乌克兰2022年的战争，与乌克兰的最新新闻与乌克兰的最新新闻，今天与乌克兰2022年的新闻战争，今天，乌克兰和俄罗斯和俄罗斯之间以及何时及时会有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630_360_1545153813-165.jpg" text:style-name="Internet_20_link" text:visited-style-name="Visited_20_Internet_20_Link">
630_360_1545153813-165.jpg</text:a>
']</text:p>
      <text:p text:style-name="P4">
标签: ['БЮДЖЕТ', 'ПІДТРИМКА УКРАЇНИ', 'ФІНАНСУВАННЯ']</text:p>
      <text:p text:style-name="P4">
类别: News</text:p>
      <!--METADATA-->
      <text:p text:style-name="P4">
<draw:frame draw:style-name="fr1" draw:name="Image4" text:anchor-type="as-char" svg:width="6.9236in" svg:height="3.956343in" draw:z-index="0">
<draw:image xlink:href="../Images/AРМІЯINFORM/2023-05-09T30-00-00-04-00/630_360_1545153813-165.jpg" xlink:type="simple" xlink:show="embed" xlink:actuate="onLoad" draw:mime-type="image/jpeg"/>
</draw:frame>
乌克兰国家预算的一般基金已从世界银行获得了1.8932亿欧元的融资。</text:p>
      <text:p text:style-name="P4">
国际发展协会优先条款提供的资金，<text:a xlink:type="simple" xlink:href="https://www.mof.gov.ua/uk/news/ukraine_received_eur_18932_million_from_the_world_bank-3992" text:style-name="Internet_20_link" text:visited-style-name="Visited_20_Internet_20_Link">
报告</text:a>
乌克兰财政部。</text:p>
      <text:p text:style-name="P4">
资金将指示部分报销预算支出，以支付2023年2月的国家和雇员的雇员。</text:p>
      <text:p text:style-name="P4">
财政部长谢尔盖·马尔森科(Sergey Marchenko)表示：“借贷资金将允许报销国家预算的主要社会支出，特别是预算领域雇员薪酬的融资，以及在乌克兰提供可持续的公共行政部门。”</text:p>
      <text:p text:style-name="P4">
News Source: <text:a xlink:type="simple" xlink:href="https://armyinform.com.ua/2023/05/09/ukrayina-otrymala-majzhe-e190-miljoniv-vid-svitovogo-banku/" text:style-name="Internet_20_link" text:visited-style-name="Visited_20_Internet_20_Link">
https://armyinform.com.ua/2023/05/09/ukrayina-otrymala-majzhe-e190-miljoniv-vid-svitovogo-banku/</text:a>
</text:p>
      <!--NEWS-->
      <text:h text:style-name="P10" text:outline-level="1">
<text:span text:style-name="T4">
如何为帐户创建可靠的密码 - 国家秘密的提示’ land</text:span>
</text:h>
      <text:p text:style-name="P4">
作者: ['АРМІЯINFORM']</text:p>
      <text:p text:style-name="P4">
时间: 2023-05-09T31:00:00-04:00</text:p>
      <text:p text:style-name="P4">
描述: 特殊Zv'yazka的主权服务是Zachist of Normenformasy非法密码...与乌克兰2022年战争，与乌克兰的最新新闻，今天与乌克兰2022年的新闻战争，乌克兰和俄罗斯之间的战争，乌克兰和俄罗斯之间会有一场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screenshot_18-3.jpg" text:style-name="Internet_20_link" text:visited-style-name="Visited_20_Internet_20_Link">
screenshot_18-3.jpg</text:a>
']</text:p>
      <text:p text:style-name="P4">
标签: ['ВІЙНА', 'ДЕРЖСПЕЦЗВ’ЯЗКУ']</text:p>
      <text:p text:style-name="P4">
类别: News</text:p>
      <!--METADATA-->
      <text:p text:style-name="P4">
<draw:frame draw:style-name="fr1" draw:name="Image5" text:anchor-type="as-char" svg:width="6.9236in" svg:height="4.318596in" draw:z-index="0">
<draw:image xlink:href="../Images/AРМІЯINFORM/2023-05-09T31-00-00-04-00/screenshot_18-3.jpg" xlink:type="simple" xlink:show="embed" xlink:actuate="onLoad" draw:mime-type="image/jpeg"/>
</draw:frame>
州特殊通信和信息保护服务已解释了全球密码如何为电子邮件，社交网络和任何其他帐户创建可靠的密码。</text:p>
      <text:p text:style-name="P4">
国家安全服务<text:a xlink:type="simple" xlink:href="http://t.me/dsszzi_official/5790" text:style-name="Internet_20_link" text:visited-style-name="Visited_20_Internet_20_Link">
报告</text:a>
Utegram。</text:p>
      <text:p text:style-name="P4">
值得注意的是，将“强”密码用于银行应用程序，电子邮件框，社交网络或任何其他帐户上的页面是网络观念的基本规则之一，其遵守性有助于保护数据免受盗窃的影响。</text:p>
      <text:p text:style-name="P4">
国家秘书处回忆说，可靠的密码应包含八个以上的符号：大写字母和小写字母，数字，特殊字符。</text:p>
      <text:p text:style-name="P4">
使用pasphrase是有效的。 这是用户加密的一组单词。例如，一首诗中的一行，其中删除了空间的歌曲，一些文字为数字，特殊符号，某些字母被翻译成上情况。</text:p>
      <text:p text:style-name="P4">
也可以使用特殊密码创建强密码。</text:p>
      <text:p text:style-name="P4">
对于每个帐户，拥有一个单独的独特密码很重要。</text:p>
      <text:p text:style-name="P4">
如果很难记住很多困难的密码，则可以使用密码 - 用作“安全”的程序，允许您通过加密来确保密码安全。 密码可用于计算机和智能手机。 在安装产品声誉之前，在选择知名开发人员的计划的最佳优势并研究安全审查时。</text:p>
      <text:p text:style-name="P4">
同时，国家秘书处从密码中使用简单单词，字母和单词的常见组合，重复或逐步进行的符号来警告。</text:p>
      <text:p text:style-name="P4">
该服务说：“诸如123456，Qwerty，密码之类的组合是无聊的，黑客在不到一秒钟的时间内将这些密码打破。”</text:p>
      <text:p text:style-name="P4">
您不应使用自己的名字，姓氏，出生日期。 同样适用于亲戚的姓名，姓名和任何个人信息。</text:p>
      <text:p text:style-name="P4">
News Source: <text:a xlink:type="simple" xlink:href="https://armyinform.com.ua/2023/05/09/yak-stvoryty-nadijnyj-parol-do-oblikovyh-zapysiv-porady-derzhspeczzvyazku/" text:style-name="Internet_20_link" text:visited-style-name="Visited_20_Internet_20_Link">
https://armyinform.com.ua/2023/05/09/yak-stvoryty-nadijnyj-parol-do-oblikovyh-zapysiv-porady-derzhspeczzvyazku/</text:a>
</text:p>
      <!--NEWS-->
      <text:h text:style-name="P10" text:outline-level="1">
<text:span text:style-name="T4">
俄罗斯再次阻止了“谷物走廊”的工作</text:span>
</text:h>
      <text:p text:style-name="P4">
作者: ['АРМІЯINFORM']</text:p>
      <text:p text:style-name="P4">
时间: 2023-05-09T32:00:00-04:00</text:p>
      <text:p text:style-name="P4">
描述: Vistravati的Rosiyska Federals是由Suden的督察，Shi Strionder ...与乌克兰2022年的战争，与乌克兰与乌克兰的最新新闻，今天与乌克兰2022年的新闻战争，今天上次与乌克兰战争，乌克兰和俄罗斯之间的战争是否会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5/2825730.jpg" text:style-name="Internet_20_link" text:visited-style-name="Visited_20_Internet_20_Link">
2825730.jpg</text:a>
']</text:p>
      <text:p text:style-name="P4">
标签: ['ЧОРНОМОРСЬКА ЗЕРНОВА ІНІЦІАТИВА']</text:p>
      <text:p text:style-name="P4">
类别: News</text:p>
      <!--METADATA-->
      <text:p text:style-name="P4">
<draw:frame draw:style-name="fr1" draw:name="Image6" text:anchor-type="as-char" svg:width="6.9236in" svg:height="4.369813in" draw:z-index="0">
<draw:image xlink:href="../Images/AРМІЯINFORM/2023-05-09T32-00-00-04-00/2825730.jpg" xlink:type="simple" xlink:show="embed" xlink:actuate="onLoad" draw:mime-type="image/jpeg"/>
</draw:frame>
俄罗斯联邦拒绝注册并进行检查，该船会干扰乌克兰海港入口的“谷物走廊”。</text:p>
      <text:p text:style-name="P4">
关于它<text:a xlink:type="simple" xlink:href="https://www.facebook.com/Ministry.for.restoration/posts/pfbid0VnRXxxQDK1mGCx17DENZxvV6JWaUb5SdYsnqaahRNEFe2Gur3kAmNHWZksNrT5j1l" text:style-name="Internet_20_link" text:visited-style-name="Visited_20_Internet_20_Link">
报告</text:a>
乌克兰Ufeysbook社区发展，领土和基础设施部的新闻服务。</text:p>
      <text:p text:style-name="P4">
“俄罗斯联邦再次停止了谷物倡议，拒绝注册船只进入入口并进行检查。 这种方法与当前协议的条款背道而驰。</text:p>
      <text:p text:style-name="P4">
该部强调，俄罗斯的破坏性政策使得不可能按照联合协调中心的程序制定检查计划，该程序规定了所有各方的每日批准，同时批准了退出和入境的检查计划。</text:p>
      <text:p text:style-name="P4">
截至2023年5月8日，在土耳其的领土上检查了90艘船，其中62艘是船舶的装载。 作为入口和输出车队的检查被悬挂。</text:p>
      <text:p text:style-name="P4">
“乌克兰绝对不接受俄罗斯制止入口机队注册和检查的努​​力，该舰队应在工作中进行工作。 我们期望合作伙伴，联合国和土耳其。”联合国安理会强调。</text:p>
      <text:p text:style-name="P4">
News Source: <text:a xlink:type="simple" xlink:href="https://armyinform.com.ua/2023/05/09/rosiya-vchergove-zablokuvala-robotu-zernovogo-korydoru/" text:style-name="Internet_20_link" text:visited-style-name="Visited_20_Internet_20_Link">
https://armyinform.com.ua/2023/05/09/rosiya-vchergove-zablokuvala-robotu-zernovogo-korydoru/</text:a>
</text:p>
      <!--NEWS-->
      <text:h text:style-name="P10" text:outline-level="1">
<text:span text:style-name="T4">
乌克兰和俄罗斯的代表开始监视对平民维护地点的访问</text:span>
</text:h>
      <text:p text:style-name="P4">
作者: ['АРМІЯINFORM']</text:p>
      <text:p text:style-name="P4">
时间: 2023-05-09T33:00:00-04:00</text:p>
      <text:p text:style-name="P4">
描述: 乌克兰人权利的官员授予俄罗斯联邦杜米持有人权利的权利...与乌克兰2022年的战争，与乌克兰与乌克兰的最新新闻，今天与乌克兰2022年的新闻战争，今天将有一个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3/05/296180753_1986220775099941_2136709016554393374_n.jpg" text:style-name="Internet_20_link" text:visited-style-name="Visited_20_Internet_20_Link">
296180753_1986220775099941_2136709016554393374_n.jpg</text:a>
']</text:p>
      <text:p text:style-name="P4">
标签: ['ДМИТРО ЛУБІНЕЦЬ']</text:p>
      <text:p text:style-name="P4">
类别: News</text:p>
      <!--METADATA-->
      <text:p text:style-name="P4">
<draw:frame draw:style-name="fr1" draw:name="Image7" text:anchor-type="as-char" svg:width="6.9236in" svg:height="4.615733in" draw:z-index="0">
<draw:image xlink:href="../Images/AРМІЯINFORM/2023-05-09T33-00-00-04-00/296180753_1986220775099941_2136709016554393374_n.jpg" xlink:type="simple" xlink:show="embed" xlink:actuate="onLoad" draw:mime-type="image/jpeg"/>
</draw:frame>
乌克兰Verkhovna Rada专员办公室，以及对儿童的Monyoring访问的州杜马州代表。</text:p>
      <text:p text:style-name="P4">
关于它<text:a xlink:type="simple" xlink:href="https://t.me/dmytro_lubinetzs/2374" text:style-name="Internet_20_link" text:visited-style-name="Visited_20_Internet_20_Link">
陈述</text:a>
乌克兰人权人权Dmitry Lubinets的Verkhovna Rada专员在他的电报中。</text:p>
      <text:p text:style-name="P4">
他说：“乌克兰Verkhovna Rada专员办公室和州DUIRF的代表开始了共同的活动，以监测双方拘留平民的地方的访问，并转移了对他们的主要需求。”</text:p>
      <text:p text:style-name="P4">
据他说，今年4月23日，俄罗斯人在卢汉斯克地区被判入狱，只有17人。</text:p>
      <text:p text:style-name="P4">
“乌克兰Verkhovna Rada的办公室代表与非政府组织Nadiya一起访问了第三次，并转移了先前商定的在乌克兰领土上的被告最初必要性的综合体，“他”说。</text:p>
      <text:p text:style-name="P4">
News Source: <text:a xlink:type="simple" xlink:href="https://armyinform.com.ua/2023/05/09/predstavnyky-ukrayiny-i-rosiyi-rozpochaly-monitoryngovi-vizyty-do-miscz-utrymannya-czyvilnyh/" text:style-name="Internet_20_link" text:visited-style-name="Visited_20_Internet_20_Link">
https://armyinform.com.ua/2023/05/09/predstavnyky-ukrayiny-i-rosiyi-rozpochaly-monitoryngovi-vizyty-do-miscz-utrymannya-czyvilnyh/</text:a>
</text:p>
      <!--NEWS-->
      <text:h text:style-name="P10" text:outline-level="1">
<text:span text:style-name="T4">
在谈话期间俄罗斯联邦的入侵者反映了在战争中失败的必然性 - 拦截古尔</text:span>
</text:h>
      <text:p text:style-name="P4">
作者: ['АРМІЯINFORM']</text:p>
      <text:p text:style-name="P4">
时间: 2023-05-09T34:00:00-04:00</text:p>
      <text:p text:style-name="P4">
描述: 两次Viiskovovosky RF的困惑Mizerni Boyovi Viplati I Rosirovit在...与乌克兰2022年的战争，与乌克兰的最新新闻战争，今天与乌克兰2022年的新闻战争，今天将在乌克兰和俄罗斯与俄罗斯和乌克兰的战争之间发动战争。他们说，2022年，是否会在不久的将来与乌克兰进行战争</text:p>
      <text:p text:style-name="P4">
图片: ['<text:a xlink:type="simple" xlink:href="https://armyinform.com.ua/wp-content/uploads/2023/05/157513-1_large.jpg" text:style-name="Internet_20_link" text:visited-style-name="Visited_20_Internet_20_Link">
157513-1_large.jpg</text:a>
']</text:p>
      <text:p text:style-name="P4">
标签: ['ГУР ПЕРЕХОПЛЕННЯ', 'РОЗВІДКА']</text:p>
      <text:p text:style-name="P4">
类别: News</text:p>
      <!--METADATA-->
      <text:p text:style-name="P4">
<draw:frame draw:style-name="fr1" draw:name="Image8" text:anchor-type="as-char" svg:width="6.9236in" svg:height="3.893007in" draw:z-index="0">
<draw:image xlink:href="../Images/AРМІЯINFORM/2023-05-09T34-00-00-04-00/157513-1_large.jpg" xlink:type="simple" xlink:show="embed" xlink:actuate="onLoad" draw:mime-type="image/jpeg"/>
</draw:frame>
两名俄罗斯军人讨论了微薄的战斗付款，并考虑了这场战争中输球的必然性。</text:p>
      <text:p text:style-name="P4">
如<text:a xlink:type="simple" xlink:href="https://gur.gov.ua/content/ponymaesh-tut-mozhet-byt-takaia-fyhnia-chto-nas-prosto-tut-obankrotiat-nastolko-chto-uzhe-hosudarstvo-nycheho-platyt-ne-smozhet.html" text:style-name="Internet_20_link" text:visited-style-name="Visited_20_Internet_20_Link">
报告</text:a>
MOV总统，这是一个永久拦截。</text:p>
      <text:p text:style-name="P4">
对话读到：“您看到，这可能是我们在这里得到了很多东西，以至于国家将无法支付任何费用。”</text:p>
      <text:p text:style-name="P4">
News Source: <text:a xlink:type="simple" xlink:href="https://armyinform.com.ua/2023/05/09/zagarbnyky-rf-pid-chas-rozmovy-rozmirkovuyut-nad-nemynuchistyu-prograshu-u-vijni-perehoplennya-gur/" text:style-name="Internet_20_link" text:visited-style-name="Visited_20_Internet_20_Link">
https://armyinform.com.ua/2023/05/09/zagarbnyky-rf-pid-chas-rozmovy-rozmirkovuyut-nad-nemynuchistyu-prograshu-u-vijni-perehoplennya-gur/</text:a>
</text:p>
      <!--NEWS-->
      <text:h text:style-name="P10" text:outline-level="1">
<text:span text:style-name="T4">
最后一天，敌人击中了30枚火箭发射器，61次航空罢工，并进行了89 RSSU的炮击</text:span>
</text:h>
      <text:p text:style-name="P4">
作者: ['АРМІЯINFORM']</text:p>
      <text:p text:style-name="P4">
时间: 2023-05-09T35:00:00-04:00</text:p>
      <text:p text:style-name="P4">
描述: 关于ZSU运营信息总人员的操作。 “过去的最后……与乌克兰2022年的战争，与乌克兰的最新新闻战争，与乌克兰2022年的新闻战争，今天的最后一次战争将在乌克兰和俄罗斯之间发生战争，当2022年与乌克兰的战争将是或他们说，不是，在不久的将来，乌克兰会发生战争</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STOPRUSSIA', 'АГРЕСІЯ РФ', 'ВТОРГНЕННЯ РФ', 'ВТРАТИ ВОРОГА', 'ГШ ЗСУ']</text:p>
      <text:p text:style-name="P4">
类别: News</text:p>
      <!--METADATA-->
      <text:p text:style-name="P4">
<draw:frame draw:style-name="fr1" draw:name="Image9" text:anchor-type="as-char" svg:width="6.9236in" svg:height="3.893007in" draw:z-index="0">
<draw:image xlink:href="../Images/AРМІЯINFORM/2023-05-09T35-00-00-04-00/2022-10-06-vorog-znov-obstrilyav-raketamy.jpg" xlink:type="simple" xlink:show="embed" xlink:actuate="onLoad" draw:mime-type="image/jpeg"/>
</draw:frame>
说明性照片</text:p>
      <text:p text:style-name="P4">
<text:span text:style-name="T4">
<text:span text:style-name="T5">
*🔥俄罗斯入侵的情况</text:span>
</text:span>
*</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在过去的一天中，敌人在我们的Yavsk和定居点上造成了30枚导弹，61架飞机袭击了89枚火箭发射器。 私人住宅已被其他平民基础设施摧毁和破坏，有受害者。</text:p>
      <text:p text:style-name="P4">
武装部队总参谋部补充说，乌克兰所有领土的导弹和航空宪章的可能性仍然很高。</text:p>
      <text:p text:style-name="P4">
News Source: <text:a xlink:type="simple" xlink:href="https://armyinform.com.ua/2023/05/09/mynuloyi-doby-protyvnyk-zavdav-30-raketnyh-61-aviaczijnogo-udaru-ta-zdijsnyv-89-obstriliv-z-rszv/" text:style-name="Internet_20_link" text:visited-style-name="Visited_20_Internet_20_Link">
https://armyinform.com.ua/2023/05/09/mynuloyi-doby-protyvnyk-zavdav-30-raketnyh-61-aviaczijnogo-udaru-ta-zdijsnyv-89-obstriliv-z-rszv/</text:a>
</text:p>
      <!--NEWS-->
      <text:h text:style-name="P10" text:outline-level="1">
<text:span text:style-name="T4">
乌克兰后卫在四个方向上击退了42次敌对袭击</text:span>
</text:h>
      <text:p text:style-name="P4">
作者: ['АРМІЯINFORM']</text:p>
      <text:p text:style-name="P4">
时间: 2023-05-09T36:00:00-04:00</text:p>
      <text:p text:style-name="P4">
描述: 关于ZSU运营信息总人员的操作。 “敌人……与乌克兰2022年的战争，与乌克兰的战争是今天的最新消息，今天与乌克兰的战争是今天的最后一次战争，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1000_545_1681538376-5149.webp" text:style-name="Internet_20_link" text:visited-style-name="Visited_20_Internet_20_Link">
1000_545_1681538376-5149.webp</text:a>
']</text:p>
      <text:p text:style-name="P4">
标签: ['STOPRUSSIA', 'АГРЕСІЯ РФ', 'ВТОРГНЕННЯ РФ']</text:p>
      <text:p text:style-name="P4">
类别: News</text:p>
      <!--METADATA-->
      <text:p text:style-name="P4">
<draw:frame draw:style-name="fr1" draw:name="Image10" text:anchor-type="as-char" svg:width="6.9236in" svg:height="3.773362in" draw:z-index="0">
<draw:image xlink:href="../ConvertedIMGs/AРМІЯINFORM/2023-05-09T36-00-00-04-00/1000_545_1681538376-5149.png" xlink:type="simple" xlink:show="embed" xlink:actuate="onLoad" draw:mime-type="image/png"/>
</draw:frame>
说明性照片</text:p>
      <text:p text:style-name="P4">
<text:span text:style-name="T4">
<text:span text:style-name="T5">
*🔥俄罗斯入侵的情况</text:span>
</text:span>
*</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敌人继续将主要努力集中在利曼，巴赫穆特，阿夫迪夫和玛丽斯基上。 有Bakhmut和Marinka的激烈战斗。 在最后一天，总共反映了前面区域的42次攻击。”</text:p>
      <text:p text:style-name="P4">
News Source: <text:a xlink:type="simple" xlink:href="https://armyinform.com.ua/2023/05/09/ukrayinski-zahysnyky-vidbyly-42-vorozhyh-ataky-na-chotyroh-napryamkah/" text:style-name="Internet_20_link" text:visited-style-name="Visited_20_Internet_20_Link">
https://armyinform.com.ua/2023/05/09/ukrayinski-zahysnyky-vidbyly-42-vorozhyh-ataky-na-chotyroh-napryamkah/</text:a>
</text:p>
      <!--NEWS-->
      <text:h text:style-name="P10" text:outline-level="1">
<text:span text:style-name="T4">
种族主义者从Zaporozhye地区的前线出口被掠夺的财产 - 总参谋部</text:span>
</text:h>
      <text:p text:style-name="P4">
作者: ['АРМІЯINFORM']</text:p>
      <text:p text:style-name="P4">
时间: 2023-05-09T37:00:00-04:00</text:p>
      <text:p text:style-name="P4">
描述: RosiSkis porto不会动摇Grabuvati Gromyan Ukrainian，这是主权的PIDPROMISM ...与乌克兰2022年的战争，与乌克兰与乌克兰的最新消息，今天与乌克兰的新闻战争，今天与乌克兰2022年的新闻战争，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rosiyany-marodery.jpg" text:style-name="Internet_20_link" text:visited-style-name="Visited_20_Internet_20_Link">
rosiyany-marodery.jpg</text:a>
']</text:p>
      <text:p text:style-name="P4">
标签: ['STOPRUSSIA', 'АГРЕСІЯ РФ', 'ВІЙНА', 'ВТОРГНЕННЯ РФ', 'ГШ ЗСУ']</text:p>
      <text:p text:style-name="P4">
类别: News</text:p>
      <!--METADATA-->
      <text:p text:style-name="P4">
<draw:frame draw:style-name="fr1" draw:name="Image11" text:anchor-type="as-char" svg:width="6.9236in" svg:height="4.615733in" draw:z-index="0">
<draw:image xlink:href="../Images/AРМІЯINFORM/2023-05-09T37-00-00-04-00/rosiyany-marodery.jpg" xlink:type="simple" xlink:show="embed" xlink:actuate="onLoad" draw:mime-type="image/jpeg"/>
</draw:frame>
说明性照片</text:p>
      <text:p text:style-name="P4">
<text:span text:style-name="T4">
<text:span text:style-name="T5">
*🔥俄罗斯入侵的情况</text:span>
</text:span>
*</text:p>
      <text:p text:style-name="P4">
俄罗斯入侵者不会阻止乌克兰公民的抢劫，即在Zaporizhzhya地区暂时捕获的领土上宣传机构的企业。</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为了出口遭到男孩碰撞线附近的定居点的掠夺财产，入侵者吸引了卡车的驾驶员和所有者，由当地合作者雕刻。 他们将其带到克里米亚的方向。”证词写道。</text:p>
      <text:p text:style-name="P4">
News Source: <text:a xlink:type="simple" xlink:href="https://armyinform.com.ua/2023/05/09/rashysty-vyvozyat-nagrabovane-majno-z-pryfrontovyh-terytorij-u-zaporizkij-oblasti-genshtab/" text:style-name="Internet_20_link" text:visited-style-name="Visited_20_Internet_20_Link">
https://armyinform.com.ua/2023/05/09/rashysty-vyvozyat-nagrabovane-majno-z-pryfrontovyh-terytorij-u-zaporizkij-oblasti-genshtab/</text:a>
</text:p>
      <!--NEWS-->
      <text:h text:style-name="P10" text:outline-level="1">
<text:span text:style-name="T4">
5月9日晚上，国防军摧毁了乌克兰释放的25枚火箭中的23枚-Valery Zaluzhny</text:span>
</text:h>
      <text:p text:style-name="P4">
作者: ['АРМІЯINFORM']</text:p>
      <text:p text:style-name="P4">
时间: 2023-05-09T38:00:00-04:00</text:p>
      <text:p text:style-name="P4">
描述: 尼克（Nich）在第9种Herbacle Porpanthi发动了25枚剧烈导弹“ Kalibr” TA X-101/X-555 ....与乌克兰2022年的战争，与乌克兰与乌克兰的最新新闻，与乌克兰2022年的新闻战争，今天持续到今天，将有战争在乌克兰和俄罗斯之间以及2022年与乌克兰的战争之间，是否会在不久的将来与乌克兰进行战争，与乌克兰的战争，今天的乌克兰新闻，乌克兰的新闻，乌克兰媒体在俄罗斯的乌克兰新闻</text:p>
      <text:p text:style-name="P4">
图片: ['<text:a xlink:type="simple" xlink:href="https://armyinform.com.ua/wp-content/uploads/2022/12/35_main-v1670826199.jpg" text:style-name="Internet_20_link" text:visited-style-name="Visited_20_Internet_20_Link">
35_main-v1670826199.jpg</text:a>
']</text:p>
      <text:p text:style-name="P4">
标签: ['ВАЛЕРІЙ ЗАЛУЖНИЙ', 'ГОЛОВНОКОМАНДУВАЧ ЗБРОЙНИХ СИЛ УКРАЇНИ', 'РАКЕТНА АТАКА', 'РАКЕТНИЙ ОБСТРІЛ']</text:p>
      <text:p text:style-name="P4">
类别: News</text:p>
      <!--METADATA-->
      <text:p text:style-name="P4">
<draw:frame draw:style-name="fr1" draw:name="Image12" text:anchor-type="as-char" svg:width="6.9236in" svg:height="4.61903in" draw:z-index="0">
<draw:image xlink:href="../Images/AРМІЯINFORM/2023-05-09T38-00-00-04-00/35_main-v1670826199.jpg" xlink:type="simple" xlink:show="embed" xlink:actuate="onLoad" draw:mime-type="image/jpeg"/>
</draw:frame>
5月9日晚上，入侵者被推出了25翼的火箭“机芯” TAH-101/X-555。 其中23人与乌克兰空军的空军与乌克兰国防军的组成部分合作摧毁了。</text:p>
      <text:p text:style-name="P4">
关于它<text:a xlink:type="simple" xlink:href="https://t.me/CinCAFU/495" text:style-name="Internet_20_link" text:visited-style-name="Visited_20_Internet_20_Link">
报告</text:a>
乌克兰将军Waleriy Zaluzhny的武装部队武装部队总司令。</text:p>
      <text:p text:style-name="P4">
值得注意的是，敌人用有翼的海事和空中基地袭击了乌克兰领土。</text:p>
      <text:p text:style-name="P4">
“在5月8日下午10:00左右，敌人从黑海航空公司释放了八枚有翼的机口径导弹，他将其指向该国东部地区。 全部八人 - 由防空司令部“东方”的部队和手段确定。</text:p>
      <text:p text:style-name="P4">
5月9日，占领者已经接近上午4:00，从战略航空飞机-CH发射了17个Winged Air Basics X-101/X-555。(里海地区). Силами та засобами протиповітряної оборониповітряного командування „Центр“ знищено 14 крилатих ракет, ще одну — у зонівідповідальності повітряного командування „Південь“. Усього знищено 15крилатих ракет Х-101/Х-555», — написав Валерій Залужний.</text:p>
      <text:p text:style-name="P4">
News Source: <text:a xlink:type="simple" xlink:href="https://armyinform.com.ua/2023/05/09/syly-oborony-znyshhyly-23-iz-25-raket-vypushhenyh-po-ukrayini-u-nich-na-9-travnya-valerij-zaluzhnyj/" text:style-name="Internet_20_link" text:visited-style-name="Visited_20_Internet_20_Link">
https://armyinform.com.ua/2023/05/09/syly-oborony-znyshhyly-23-iz-25-raket-vypushhenyh-po-ukrayini-u-nich-na-9-travnya-valerij-zaluzhnyj/</text:a>
</text:p>
      <!--NEWS-->
      <text:h text:style-name="P10" text:outline-level="1">
<text:span text:style-name="T4">
在过去的一天中，国防军的航空在敌人的集中区域进行了16次跳动</text:span>
</text:h>
      <text:p text:style-name="P4">
作者: ['АРМІЯINFORM']</text:p>
      <text:p text:style-name="P4">
时间: 2023-05-09T39:00:00-04:00</text:p>
      <text:p text:style-name="P4">
描述: Avisaats的Yya国防部队过去的Doba在Zserodzhennya的领域受到16次打击...与乌克兰2022年的战争，与乌克兰与乌克兰的最新消息，今天与乌克兰的新闻，乌克兰2022年最后一次战争，乌克兰和俄罗斯和俄罗斯之间以及俄罗斯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3/war-1.jpg" text:style-name="Internet_20_link" text:visited-style-name="Visited_20_Internet_20_Link">
war-1.jpg</text:a>
']</text:p>
      <text:p text:style-name="P4">
标签: ['STOPRUSSIA', 'АГРЕСІЯ РФ', 'ВТОРГНЕННЯ РФ', 'ГШ ЗСУ']</text:p>
      <text:p text:style-name="P4">
类别: News</text:p>
      <!--METADATA-->
      <text:p text:style-name="P4">
<draw:frame draw:style-name="fr1" draw:name="Image13" text:anchor-type="as-char" svg:width="6.9236in" svg:height="4.501139in" draw:z-index="0">
<draw:image xlink:href="../Images/AРМІЯINFORM/2023-05-09T39-00-00-04-00/war-1.jpg" xlink:type="simple" xlink:show="embed" xlink:actuate="onLoad" draw:mime-type="image/jpeg"/>
</draw:frame>
说明性照片</text:p>
      <text:p text:style-name="P4">
<text:span text:style-name="T4">
<text:span text:style-name="T5">
*🔥俄罗斯入侵的情况</text:span>
</text:span>
*</text:p>
      <text:p text:style-name="P4">
在过去的24小时内，国防飞机在个人工作人员和敌方军事设备集中的领域中取得了16次跳动。</text:p>
      <text:p text:style-name="P4">
关于这个<text:a xlink:type="simple" xlink:href="https://www.facebook.com/GeneralStaff.ua/posts/pfbid02zNT977Ae4gAnMsForcf5pRkxXp1imddAzWxxxZZMuyJsqVAya6bnQy2Tr22VBhKml" text:style-name="Internet_20_link" text:visited-style-name="Visited_20_Internet_20_Link">
被引用</text:a>
武装部队总参谋部的Waperative信息。</text:p>
      <text:p text:style-name="P4">
“在过去的24小时中，我们的捍卫者尤其是Zala敌对无人机被摧毁。</text:p>
      <text:p text:style-name="P4">
作证说：“火箭部队和炮兵部门袭击了三个活着的硅胶区域，2个弹药仓库和3个更重要的敌对目标。”</text:p>
      <text:p text:style-name="P4">
News Source: <text:a xlink:type="simple" xlink:href="https://armyinform.com.ua/2023/05/09/aviacziya-syl-oborony-za-mynulu-dobu-zavdala-16-udariv-po-rajonah-zoseredzhennya-protyvnyka/" text:style-name="Internet_20_link" text:visited-style-name="Visited_20_Internet_20_Link">
https://armyinform.com.ua/2023/05/09/aviacziya-syl-oborony-za-mynulu-dobu-zavdala-16-udariv-po-rajonah-zoseredzhennya-protyvnyka/</text:a>
</text:p>
      <!--NEWS-->
      <text:h text:style-name="P10" text:outline-level="1">
<text:span text:style-name="T4">
武装部队的总人员警告：5月9日，俄罗斯为居民做准备</text:span>
</text:h>
      <text:p text:style-name="P4">
作者: ['АРМІЯINFORM']</text:p>
      <text:p text:style-name="P4">
时间: 2023-05-09T40:00:00-04:00</text:p>
      <text:p text:style-name="P4">
描述: 邮报的“ Trivoy”  - 维玛加（Vimaga），恶意的新伟大受害者，阿比·索罗（Abi Solo）...与乌克兰2022年的战争，与乌克兰的最新新闻，今天与乌克兰的新闻战争，乌克兰2022年的新闻战争，今天将会发生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08/censor_social-e1683610187532.jpg" text:style-name="Internet_20_link" text:visited-style-name="Visited_20_Internet_20_Link">
censor_social-e1683610187532.jpg</text:a>
']</text:p>
      <text:p text:style-name="P4">
标签: ['STOPRUSSIA', 'АГРЕСІЯ РФ', 'ВТОРГНЕННЯ РФ', 'ГШ ЗСУ']</text:p>
      <text:p text:style-name="P4">
类别: News</text:p>
      <!--METADATA-->
      <text:p text:style-name="P4">
<draw:frame draw:style-name="fr1" draw:name="Image14" text:anchor-type="as-char" svg:width="6.9236in" svg:height="3.584808in" draw:z-index="0">
<draw:image xlink:href="../Images/AРМІЯINFORM/2023-05-09T40-00-00-04-00/censor_social-e1683610187532.jpg" xlink:type="simple" xlink:show="embed" xlink:actuate="onLoad" draw:mime-type="image/jpeg"/>
</draw:frame>
俄罗斯的“胜利”不断要求新的重大伤亡和犯罪来支持其自身人口的支持。 根据武装部队的总人员的说法，计划于5月9日参加游行，包括参与。 俄罗斯可能会为其居民做准备。 为了政治目的，他们被自己的人民整齐地摧毁。</text:p>
      <text:p text:style-name="P4">
关于这个<text:a xlink:type="simple" xlink:href="https://www.facebook.com/GeneralStaff.ua/posts/pfbid027tkFSkbLVaKdj8mqBsgjRJAiSpoVA7YhMg2V64T8UVSGWtzrsdTtSioqUMSUGyHtl" text:style-name="Internet_20_link" text:visited-style-name="Visited_20_Internet_20_Link">
告知</text:a>
武装部队的总人员。</text:p>
      <text:p text:style-name="P4">
“挑衅和谎言是暴君和侵略者的永恒武器。 战争的整个本质已经散布在俄罗斯对乌克兰的侵害，是我们不是他们。 我们击败了那不勒斯战。 他们还轰炸了平民聚集的孕产医院和电台。 我们的敌人是一个恐怖分子，他被神圣的日期抢购。</text:p>
      <text:p text:style-name="P4">
武装部队总裁提醒，乌克兰的国防军仅在国际人道主义法的框架内运作，遵守战争的规则和习俗。</text:p>
      <text:p text:style-name="P4">
“人们的生活是我们的关键价值。 我们不与平民法规，尤其是儿童作斗争。 我们的目标是保护我们的国家。”武装部队说。</text:p>
      <text:p text:style-name="P4">
News Source: <text:a xlink:type="simple" xlink:href="https://armyinform.com.ua/2023/05/09/genshtab-zsu-poperedzhaye-9-travnya-rosiya-gotuye-provokacziyi-proty-svoyih-meshkancziv/" text:style-name="Internet_20_link" text:visited-style-name="Visited_20_Internet_20_Link">
https://armyinform.com.ua/2023/05/09/genshtab-zsu-poperedzhaye-9-travnya-rosiya-gotuye-provokacziyi-proty-svoyih-meshkancziv/</text:a>
</text:p>
      <!--NEWS-->
      <text:h text:style-name="P10" text:outline-level="1">
<text:span text:style-name="T4">
自大规模侵略以来</text:span>
</text:h>
      <text:p text:style-name="P4">
作者: ['АРМІЯINFORM']</text:p>
      <text:p text:style-name="P4">
时间: 2023-05-09T41:00:00-04:00</text:p>
      <text:p text:style-name="P4">
描述: Zagalni Boyov，将敌人于02.24.22至09/09/23 Orintovo成为：...与乌克兰2022的战争，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5/c2400a40-4734-4556-9d59-54441f38e9af-scaled.jpg" text:style-name="Internet_20_link" text:visited-style-name="Visited_20_Internet_20_Link">
c2400a40-4734-4556-9d59-54441f38e9af-scaled.jpg</text:a>
']</text:p>
      <text:p text:style-name="P4">
标签: ['STOPRUSSIA', 'АГРЕСІЯ РФ', 'ВТОРГНЕННЯ РФ', 'ВТРАТИ ВОРОГА', 'ГШ ЗСУ']</text:p>
      <text:p text:style-name="P4">
类别: News</text:p>
      <!--METADATA-->
      <text:p text:style-name="P4">
<draw:frame draw:style-name="fr1" draw:name="Image15" text:anchor-type="as-char" svg:width="6.9236in" svg:height="6.975527in" draw:z-index="0">
<draw:image xlink:href="../Images/AРМІЯINFORM/2023-05-09T41-00-00-04-00/c2400a40-4734-4556-9d59-54441f38e9af-scaled.jpg" xlink:type="simple" xlink:show="embed" xlink:actuate="onLoad" draw:mime-type="image/jpeg"/>
</draw:frame>
从24.02.22到09.05.23的敌人的总损失将定向：</text:p>
      <text:p text:style-name="P4">
<text:span text:style-name="T4">
<text:span text:style-name="T5">
人员 -  </text:span>
* 195620(+650)淘汰的人</text:span>
<text:span text:style-name="T5">
坦克 -  </text:span>
<text:span text:style-name="T5">
 3734(+4)</text:span>
<text:span text:style-name="T4">
战斗装甲车 -  </text:span>
 7258(+4)<text:span text:style-name="T4">
<text:span text:style-name="T5">
炮兵系统 -  </text:span>
<text:span text:style-name="T5">
 3031(+13)</text:span>
 </text:span>
 rszv- <text:span text:style-name="T4">
 554(0)</text:span>
<text:span text:style-name="T5">
防空 -  </text:span>
<text:span text:style-name="T5">
 307(+1)</text:span>
<text:span text:style-name="T4">
飞机 -  </text:span>
 308(0)<text:span text:style-name="T4">
<text:span text:style-name="T5">
直升机 -  </text:span>
* 294(0)</text:span>
<text:span text:style-name="T5">
无人机手术战术水平 -  </text:span>
<text:span text:style-name="T5">
 2618(+4)</text:span>
<text:span text:style-name="T4">
有翼的导弹 -  </text:span>
 955(+8)<text:span text:style-name="T4">
<text:span text:style-name="T5">
船 /船 -  </text:span>
* 18(0)</text:span>
<text:span text:style-name="T5">
汽车设备和坦克 -  </text:span>
<text:span text:style-name="T5">
 5969(+11)</text:span>
<text:span text:style-name="T4">
特殊技术 -  </text:span>
 388(+4)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9.05.23。</text:p>
      <text:p text:style-name="P4">
News Source: <text:a xlink:type="simple" xlink:href="https://armyinform.com.ua/2023/05/09/ponad-195-tysyach-vijskovyh-vtratyla-armiya-rf-v-ukrayini-z-pochatku-shyrokomasshtabnoyi-agresiyi/" text:style-name="Internet_20_link" text:visited-style-name="Visited_20_Internet_20_Link">
https://armyinform.com.ua/2023/05/09/ponad-195-tysyach-vijskovyh-vtratyla-armiya-rf-v-ukrayini-z-pochatku-shyrokomasshtabnoyi-agresiyi/</text:a>
</text:p>
      <!--NEWS-->
      <text:h text:style-name="P10" text:outline-level="1">
<text:span text:style-name="T4">
在纪念暴政的那天，俄罗斯以乌克兰的大规模炮击 - 美国大使</text:span>
</text:h>
      <text:p text:style-name="P4">
作者: ['АРМІЯINFORM']</text:p>
      <text:p text:style-name="P4">
时间: 2023-05-09T42:00:00-04:00</text:p>
      <text:p text:style-name="P4">
描述: 在那个小时，如果里奇尼茨（Richnitsa）的索引是蒂拉尼尤（Tiraniyu）的磨削，战争……与乌克兰2022的战争，与乌克兰的战争是今天的最新消息，那么与乌克兰2022年的新闻战是今天的最后一场，是今天的最后一场新闻。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5/obstril.jpg" text:style-name="Internet_20_link" text:visited-style-name="Visited_20_Internet_20_Link">
obstril.jpg</text:a>
']</text:p>
      <text:p text:style-name="P4">
标签: ['STOPRUSSIA', 'БРІДЖИТ БРІНК', 'ОБСТРІЛ УКРАЇНИ', 'ПОСОЛ США В УКРАЇНІ']</text:p>
      <text:p text:style-name="P4">
类别: News</text:p>
      <!--METADATA-->
      <text:p text:style-name="P4">
<draw:frame draw:style-name="fr1" draw:name="Image16" text:anchor-type="as-char" svg:width="6.9236in" svg:height="3.894525in" draw:z-index="0">
<draw:image xlink:href="../Images/AРМІЯINFORM/2023-05-09T42-00-00-04-00/obstril.jpg" xlink:type="simple" xlink:show="embed" xlink:actuate="onLoad" draw:mime-type="image/jpeg"/>
</draw:frame>
在文明世界庆祝暴政胜利周年纪念日时，俄罗斯对乌克兰进行了巨大的炮击。</text:p>
      <text:p text:style-name="P4">
关于它<text:a xlink:type="simple" xlink:href="https://twitter.com/USAmbKyiv/status/1655791068166733824" text:style-name="Internet_20_link" text:visited-style-name="Visited_20_Internet_20_Link">
陈述</text:a>
美国驻乌克兰布里奇特边缘的大使。</text:p>
      <text:p text:style-name="P4">
“乌克兰，欧洲和美国昨天赢得了暴政的胜利。 俄罗斯在5月9日在比金乌克兰城市和熟睡的平民推出的新火箭和无人机。”布里奇特·布林克克说。</text:p>
      <text:p text:style-name="P4">
回想一下，在5月9日晚上，入侵者发射了25枚有翼的导弹“口径”和X-101/X-555，其中23个<text:a xlink:type="simple" xlink:href="https://armyinform.com.ua/2023/05/09/syly-oborony-znyshhyly-23-iz-25-raket-vypushhenyh-po-ukrayini-u-nich-na-9-travnya-valerij-zaluzhnyj/" text:style-name="Internet_20_link" text:visited-style-name="Visited_20_Internet_20_Link">
被摧毁</text:a>
乌克兰武装部队空军与乌克兰国防军组成部分有关的空军。</text:p>
      <text:p text:style-name="P4">
News Source: <text:a xlink:type="simple" xlink:href="https://armyinform.com.ua/2023/05/09/u-den-vshanuvannya-peremogy-nad-tyraniyeyu-rosiya-vidznachylasya-masovanym-obstrilom-ukrayiny-posol-ssha/" text:style-name="Internet_20_link" text:visited-style-name="Visited_20_Internet_20_Link">
https://armyinform.com.ua/2023/05/09/u-den-vshanuvannya-peremogy-nad-tyraniyeyu-rosiya-vidznachylasya-masovanym-obstrilom-ukrayiny-posol-ssha/</text:a>
</text:p>
      <!--NEWS-->
      <text:h text:style-name="P10" text:outline-level="1">
<text:span text:style-name="T4">
在莫斯科游行中显示了什么军用设备</text:span>
</text:h>
      <text:p text:style-name="P4">
作者: ['Олександр Козубенко']</text:p>
      <text:p text:style-name="P4">
时间: 2023-05-09T75:00:00-04:00</text:p>
      <text:p text:style-name="P4">
描述: Syogodnishnish Kremlinsk首次提前“表演失败”，没有重要的一部分...与乌克兰2022年的战争，与乌克兰与乌克兰的最新新闻，《与乌克兰的新闻战争》 2022年是今天的最后一场，将是今天的最后一场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foto-1-rostehnika-parad.jpg" text:style-name="Internet_20_link" text:visited-style-name="Visited_20_Internet_20_Link">
foto-1-rostehnika-parad.jpg</text:a>
', '<text:a xlink:type="simple" xlink:href="https://armyinform.com.ua/wp-content/uploads/2023/05/foto-2-rostehnika-parad.jpg" text:style-name="Internet_20_link" text:visited-style-name="Visited_20_Internet_20_Link">
foto-2-rostehnika-parad.jpg</text:a>
', '<text:a xlink:type="simple" xlink:href="https://armyinform.com.ua/wp-content/uploads/2023/05/foto-3-rostehnika-parad.jpg" text:style-name="Internet_20_link" text:visited-style-name="Visited_20_Internet_20_Link">
foto-3-rostehnika-parad.jpg</text:a>
', '<text:a xlink:type="simple" xlink:href="https://armyinform.com.ua/wp-content/uploads/2023/05/foto-4-rostehnika-parad.jpg" text:style-name="Internet_20_link" text:visited-style-name="Visited_20_Internet_20_Link">
foto-4-rostehnika-parad.jpg</text:a>
', '<text:a xlink:type="simple" xlink:href="https://armyinform.com.ua/wp-content/uploads/2023/05/foto-5-rostehnika-parad.jpg" text:style-name="Internet_20_link" text:visited-style-name="Visited_20_Internet_20_Link">
foto-5-rostehnika-parad.jpg</text:a>
', '<text:a xlink:type="simple" xlink:href="https://armyinform.com.ua/wp-content/uploads/2023/05/foto-6-rostehnika-parad.jpg" text:style-name="Internet_20_link" text:visited-style-name="Visited_20_Internet_20_Link">
foto-6-rostehnika-parad.jpg</text:a>
', '<text:a xlink:type="simple" xlink:href="https://armyinform.com.ua/wp-content/uploads/2023/05/foto-7-rostehnika-parad.jpg" text:style-name="Internet_20_link" text:visited-style-name="Visited_20_Internet_20_Link">
foto-7-rostehnika-parad.jpg</text:a>
', '<text:a xlink:type="simple" xlink:href="https://armyinform.com.ua/wp-content/uploads/2023/05/foto-8-rostehnika-parad.jpg" text:style-name="Internet_20_link" text:visited-style-name="Visited_20_Internet_20_Link">
foto-8-rostehnika-parad.jpg</text:a>
', '<text:a xlink:type="simple" xlink:href="https://armyinform.com.ua/wp-content/uploads/2023/05/foto-9-rostehnika-parad.jpg" text:style-name="Internet_20_link" text:visited-style-name="Visited_20_Internet_20_Link">
foto-9-rostehnika-parad.jpg</text:a>
', '<text:a xlink:type="simple" xlink:href="https://armyinform.com.ua/wp-content/uploads/2023/05/foto-10-rostehnika-parad.jpg" text:style-name="Internet_20_link" text:visited-style-name="Visited_20_Internet_20_Link">
foto-10-rostehnika-parad.jpg</text:a>
']</text:p>
      <text:p text:style-name="P4">
标签: ['ВТОРГНЕННЯ РФ', 'ДУТА ВЕЛИЧ РОСАРМІЇ']</text:p>
      <text:p text:style-name="P4">
类别: News</text:p>
      <!--METADATA-->
      <text:p text:style-name="P4">
<draw:frame draw:style-name="fr1" draw:name="Image17" text:anchor-type="as-char" svg:width="6.9236in" svg:height="3.894525in" draw:z-index="0">
<draw:image xlink:href="../Images/AРМІЯINFORM/2023-05-09T75-00-00-04-00/foto-1-rostehnika-parad.jpg" xlink:type="simple" xlink:show="embed" xlink:actuate="onLoad" draw:mime-type="image/jpeg"/>
</draw:frame>
自2007年以来，今天的克里姆林宫演出一直是持久的重型装甲设备，只是不考虑旧的苏联老兵T-34-85，“ Deda Vayvalva”。 发生什么了？!只有乌克兰的武装部队才能回答这个问题!</text:p>
      <text:p text:style-name="P4">
当然，俄罗斯联邦的宣传主义者对“世界第二军”的这种屈辱是一种交替，因此他们在5月9日从5月9日起代表游行：“最新的-Body” Akhmat和“ Spartan”和“ Spartan”和“ Spartan”首先参加了胜利游行。”</text:p>
      <text:p text:style-name="P4">
<draw:frame draw:style-name="fr1" draw:name="Image18" text:anchor-type="as-char" svg:width="6.9236in" svg:height="3.894525in" draw:z-index="0">
<draw:image xlink:href="../Images/AРМІЯINFORM/2023-05-09T75-00-00-04-00/foto-2-rostehnika-parad.jpg" xlink:type="simple" xlink:show="embed" xlink:actuate="onLoad" draw:mime-type="image/jpeg"/>
</draw:frame>
T-34坦克</text:p>
      <text:p text:style-name="P4">
但是，装甲车也许是今天唯一在掩体祖父和他的sip前滚动红色的汽车。 赞扬俄罗斯的“ Armata”  - “ Armat”，T-90M“ Break”，T-7​​2B3，T-80VBM，BMP-3，BMP-2，BMP-2，BMD-4，“ Rakushka”，“ Rakushka”，“ MSTA”，“ MSTA”，“ Grad”，“ Grad”，“”，“飓风”，“ Smerch”，“ Solnpian”，“联盟”…… - 所有坦克，BMP，Sac，Sau和Trailer Anrillery都会庆祝乌克兰的首席克里姆林宫Zabash或在乌克兰的道路上燃烧，或者在远处躲藏起来，等待Himars Shell Shell Shell Shell 。</text:p>
      <text:p text:style-name="P4">
<draw:frame draw:style-name="fr1" draw:name="Image19" text:anchor-type="as-char" svg:width="6.9236in" svg:height="3.894525in" draw:z-index="0">
<draw:image xlink:href="../Images/AРМІЯINFORM/2023-05-09T75-00-00-04-00/foto-3-rostehnika-parad.jpg" xlink:type="simple" xlink:show="embed" xlink:actuate="onLoad" draw:mime-type="image/jpeg"/>
</draw:frame>
步兵战机(BMP K-17)在Bumerang轮平台上</text:p>
      <text:p text:style-name="P4">
他们敢于在帝国时代如此庄严的俄罗斯人民招待俄罗斯人民的一切都是装甲车“老虎”，“阿克马特”和“ spartak”，以及综合大楼“ iskander-m”(谁不笑)，C-400和YARS； 军用设备的柱被车轮BMP K-17关闭。 游行的空气部分根本没有发生。</text:p>
      <text:p text:style-name="P4">
<draw:frame draw:style-name="fr1" draw:name="Image20" text:anchor-type="as-char" svg:width="6.9236in" svg:height="3.894525in" draw:z-index="0">
<draw:image xlink:href="../Images/AРМІЯINFORM/2023-05-09T75-00-00-04-00/foto-4-rostehnika-parad.jpg" xlink:type="simple" xlink:show="embed" xlink:actuate="onLoad" draw:mime-type="image/jpeg"/>
</draw:frame>
在红色正方形上的防空导弹复合物C-400胜利。</text:p>
      <text:p text:style-name="P4">
<draw:frame draw:style-name="fr1" draw:name="Image21" text:anchor-type="as-char" svg:width="6.9236in" svg:height="3.894525in" draw:z-index="0">
<draw:image xlink:href="../Images/AРМІЯINFORM/2023-05-09T75-00-00-04-00/foto-5-rostehnika-parad.jpg" xlink:type="simple" xlink:show="embed" xlink:actuate="onLoad" draw:mime-type="image/jpeg"/>
</draw:frame>
修改Topol-M复合物15p155m(“移动的”)2023年5月9日，莫斯科的洲际弹道PC-24弹道任务与洲际弹道PC-24弹道任务。</text:p>
      <text:p text:style-name="P4">
<draw:frame draw:style-name="fr1" draw:name="Image22" text:anchor-type="as-char" svg:width="6.9236in" svg:height="3.894525in" draw:z-index="0">
<draw:image xlink:href="../Images/AРМІЯINFORM/2023-05-09T75-00-00-04-00/foto-6-rostehnika-parad.jpg" xlink:type="simple" xlink:show="embed" xlink:actuate="onLoad" draw:mime-type="image/jpeg"/>
</draw:frame>
仪式性麦克风装甲的基础高通畅性“ Tiger-M SPN”(承诺). На задньому плані — АМН-590951 «Спартак», уперше представлений лишев березні на виставці «Експотехностраж-2023». Машина призначена для«росгвардії» та озброєна 12,7-мм кулеметом «Корд» на повнопривідній башті.</text:p>
      <text:p text:style-name="P4">
<draw:frame draw:style-name="fr1" draw:name="Image23" text:anchor-type="as-char" svg:width="6.9236in" svg:height="3.894525in" draw:z-index="0">
<draw:image xlink:href="../Images/AРМІЯINFORM/2023-05-09T75-00-00-04-00/foto-7-rostehnika-parad.jpg" xlink:type="simple" xlink:show="embed" xlink:actuate="onLoad" draw:mime-type="image/jpeg"/>
</draw:frame>
俄罗斯老虎机器在2022年2月28日通往哈尔基夫的道路上被摧毁。Iskander-M运营机构导弹系统的9T250运输机。</text:p>
      <text:p text:style-name="P4">
<draw:frame draw:style-name="fr1" draw:name="Image24" text:anchor-type="as-char" svg:width="6.9236in" svg:height="3.894525in" draw:z-index="0">
<draw:image xlink:href="../Images/AРМІЯINFORM/2023-05-09T75-00-00-04-00/foto-9-rostehnika-parad.jpg" xlink:type="simple" xlink:show="embed" xlink:actuate="onLoad" draw:mime-type="image/jpeg"/>
</draw:frame>
仪式来自(罗斯。 “受保护的特殊车辆”)_“ Akhmat。”</text:p>
      <text:p text:style-name="P4">
<draw:frame draw:style-name="fr1" draw:name="Image25" text:anchor-type="as-char" svg:width="6.9236in" svg:height="4.615733in" draw:z-index="0">
<draw:image xlink:href="../Images/AРМІЯINFORM/2023-05-09T75-00-00-04-00/foto-10-rostehnika-parad.jpg" xlink:type="simple" xlink:show="embed" xlink:actuate="onLoad" draw:mime-type="image/jpeg"/>
</draw:frame>
没有到达战斗区的Akhmat装甲车。 照片 -  2023年3月27日发行的Gur Mou。 以前，此类BBM被传输到塔塔尔营“藻”和“计时器”。</text:p>
      <text:p text:style-name="P4">
News Source: <text:a xlink:type="simple" xlink:href="https://armyinform.com.ua/2023/05/09/yaku-vijskovu-tehniku-pokazaly-na-paradi-v-moskvi/" text:style-name="Internet_20_link" text:visited-style-name="Visited_20_Internet_20_Link">
https://armyinform.com.ua/2023/05/09/yaku-vijskovu-tehniku-pokazaly-na-paradi-v-moskvi/</text:a>
</text:p>
      <!--NEWS-->
      <text:h text:style-name="P10" text:outline-level="1">
<text:span text:style-name="T4">
Volodymyr Zelenskyy：我们正在积极准备欧洲第11批制裁方案</text:span>
</text:h>
      <text:p text:style-name="P4">
作者: ['АРМІЯINFORM']</text:p>
      <text:p text:style-name="P4">
时间: 2023-05-09T94:00:00-04:00</text:p>
      <text:p text:style-name="P4">
描述: 关于Storinzi办公室Ilnerennet总统的Pubblekatsiy ...与乌克兰2022的战争，与乌克兰的战争是今天的最新消息，与乌克兰2022的新闻战是今天的最后一场，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maxresdefault.jpg" text:style-name="Internet_20_link" text:visited-style-name="Visited_20_Internet_20_Link">
maxresdefault.jpg</text:a>
']</text:p>
      <text:p text:style-name="P4">
标签: ['STOPRUSSIA', 'АГРЕСІЯ РФ', 'ВОЛОДИМИР ЗЕЛЕНСЬКИЙ', 'ВТОРГНЕННЯ РФ', 'ОФІС ПРЕЗИДЕНТА УКРАЇНИ']</text:p>
      <text:p text:style-name="P4">
类别: News</text:p>
      <!--METADATA-->
      <text:p text:style-name="P4">
<draw:frame draw:style-name="fr1" draw:name="Image26" text:anchor-type="as-char" svg:width="6.9236in" svg:height="3.894525in" draw:z-index="0">
<draw:image xlink:href="../Images/AРМІЯINFORM/2023-05-09T94-00-00-04-00/maxresdefault.jpg" xlink:type="simple" xlink:show="embed" xlink:actuate="onLoad" draw:mime-type="image/jpeg"/>
</draw:frame>
说明性照片</text:p>
      <text:p text:style-name="P4">
<text:a xlink:type="simple" xlink:href="https://www.president.gov.ua/news/lishe-pitannya-chasu-koli-mi-zmozhemo-vidnoviti-spravedlivij-82797" text:style-name="Internet_20_link" text:visited-style-name="Visited_20_Internet_20_Link">
出版物</text:a>
在总统互联网总统总统上。</text:p>
      <ul>
        <li>
          <text:p text:style-name="P4">
今天，我们与欧洲在乌克兰庆祝欧洲。 访问欧洲委员会主席夫人乌苏里夫·德莱恩(Ursulif der Lyen)既是象征性的一天又非常富有成效。 我们还讨论了我们的辩护 - 我们必须做什么以及我们对合作伙伴的期望。 我们讨论了人民的制裁压力，并与欧洲积极准备第11次对俄罗斯的制裁计划。我们在欧洲一体化方面的政治前景已经完成，这是由Zelensky在战争的第440天结束时报告的。</text:p>
        </li>
        <li>
          <text:p text:style-name="P4">
当然，他们还与欧盟的邻居讨论了出口纠纷。 它必须能够清楚地提交我们之间可用的合同基础的精神。 我感谢欧洲委员会主席，并参加了今天的合作伙伴会议，他们为俄罗斯侵略反乌克兰罪的裁定创建法庭工作。 总共有37名会议的参与者 - 州和国际机构。他转向参与者，呼吁不停地向侵略者的全部责任行动。</text:p>
        </li>
      </ul>
      <text:p text:style-name="P4">
News Source: <text:a xlink:type="simple" xlink:href="https://armyinform.com.ua/2023/05/09/volodymyr-zelenskyj-aktyvno-gotuyemo-razom-iz-yevropoyu-11-j-sankczijnyj-paket-proty-rosiyi/" text:style-name="Internet_20_link" text:visited-style-name="Visited_20_Internet_20_Link">
https://armyinform.com.ua/2023/05/09/volodymyr-zelenskyj-aktyvno-gotuyemo-razom-iz-yevropoyu-11-j-sankczijnyj-paket-proty-rosiyi/</text:a>
</text:p>
      <!--NEWS-->
      <text:h text:style-name="P10" text:outline-level="1">
<text:span text:style-name="T4">
“米兰”损失“国际局”第一场比赛的第一场比赛1/2决赛</text:span>
</text:h>
      <text:p text:style-name="P4">
作者: Ukrinform (Person)</text:p>
      <text:p text:style-name="P4">
出版商: Укринформ (Organization)</text:p>
      <text:p text:style-name="P4">
出版时间: 2023-05-10T-12:56:32+03:00</text:p>
      <text:p text:style-name="P4">
修改时间: 2023-05-10T23:56:32+03:00</text:p>
      <text:p text:style-name="P4">
描述: 欧洲冠军联赛是欧洲冠军联赛赛季-2022/23的1/2决赛的另一场比赛。  - 乌克林。</text:p>
      <text:p text:style-name="P4">
图片: ["<text:a xlink:type="simple" xlink:href="https://static.ukrinform.com/photos/2023_05/thumb_files/630_360_1683751818-211.jpg" text:style-name="Internet_20_link" text:visited-style-name="Visited_20_Internet_20_Link">
630_360_16837...</text:a>
"]</text:p>
      <text:p text:style-name="P4">
标签: ['Футбол', 'Ліга чемпіонів', 'Мілан', 'Інтер Мілан']</text:p>
      <text:p text:style-name="P4">
类型: Article</text:p>
      <!--METADATA-->
      <text:p text:style-name="P4">
<draw:frame draw:style-name="fr1" draw:name="Image27" text:anchor-type="as-char" svg:width="6.9236in" svg:height="3.956343in" draw:z-index="0">
<draw:image xlink:href="../Images/yкринформ/2023-05-10T-12-56-32-03-00/630_360_1683751818-211.jpg" xlink:type="simple" xlink:show="embed" xlink:actuate="onLoad" draw:mime-type="image/jpeg"/>
</draw:frame>
UEFA Lizichampions举行了另一场比赛的欧法赛森-2022/23冠军联赛决赛的另一场比赛。</text:p>
      <text:p text:style-name="P4">
乌克林福姆报道，当地“米兰”和“国际”的互投球员在米兰的朱塞佩·梅兹体育场的意大利对抗以0：2的击败以0：2的计数结束。</text:p>
      <text:p text:style-name="P4">
“国际局”的成功带来了波斯尼亚前锋爱丁·贾科(Edin Jaco)的进球，该目标是在第8分钟获得的，并且是顿涅茨克(Donetsk(11).</text:p>
      <text:p text:style-name="P4">
Гра у відповідь відбудеться 16 травня також у Мілані.</text:p>
      <text:p text:style-name="P4">
<text:span text:style-name="T4">
Читайте також:</text:span>
 <text:a xlink:type="simple" xlink:href="https://www.ukrinform.ua/rubric-sports/3707060-real-zigrav-vniciu-z-mancester-siti-u-persomu-matci-12-finalu-ligi-cempioniv-uefa.html" text:style-name="Internet_20_link" text:visited-style-name="Visited_20_Internet_20_Link">
 </text:a>
据报道，马德里的圣地亚哥纳布(Santiagoburnabeu)的另一场半决赛对抗中的第一场比赛是坦格利乌斯·曼彻斯特城(Taanglius Manchester City)现任西班牙“ Real”冠军之间的冠军 -  1：1。 重复的会议将于5月17日在曼彻斯特的Arenahara竞技场举行。</text:p>
      <text:p text:style-name="P4">
欧洲冠军联赛决赛将于6月10日在伊斯坦布尔的阿塔图尔克奥林匹克体育场举行(火鸡).</text:p>
      <text:p text:style-name="P4">
Фото: AFP.</text:p>
      <text:p text:style-name="P4">
News Source: <text:a xlink:type="simple" xlink:href="https://www.ukrinform.ua/rubric-sports/3707502-milan-prograv-interu-persij-matc-12-finalu-ligi-cempioniv-uefa.html" text:style-name="Internet_20_link" text:visited-style-name="Visited_20_Internet_20_Link">
https://www.ukrinform.ua/rubric-sports/3707502-milan-prograv-interu-persij-matc-12-finalu-ligi-cempioniv-uefa.html</text:a>
</text:p>
      <!--NEWS-->
      <text:h text:style-name="P10" text:outline-level="1">
<text:span text:style-name="T4">
土耳其推迟了俄罗斯能源的付款 - 媒体</text:span>
</text:h>
      <text:p text:style-name="P4">
作者: Ukrinform (Person)</text:p>
      <text:p text:style-name="P4">
出版商: Укринформ (Organization)</text:p>
      <text:p text:style-name="P4">
出版时间: 2023-05-10T-14:53:00+03:00</text:p>
      <text:p text:style-name="P4">
修改时间: 2023-05-10T23:53:00+03:00</text:p>
      <text:p text:style-name="P4">
描述: 土耳其已将2024年俄罗斯天然气的付款推迟了6亿美元。  - 乌克林。</text:p>
      <text:p text:style-name="P4">
图片: ["<text:a xlink:type="simple" xlink:href="https://static.ukrinform.com/photos/2021_10/thumb_files/630_360_1634736693-847.jpg" text:style-name="Internet_20_link" text:visited-style-name="Visited_20_Internet_20_Link">
630_360_16347...</text:a>
"]</text:p>
      <text:p text:style-name="P4">
标签: ['Енергетика', 'Імпорт', 'росія', 'Туреччина']</text:p>
      <text:p text:style-name="P4">
类型: Article</text:p>
      <!--METADATA-->
      <text:p text:style-name="P4">
<draw:frame draw:style-name="fr1" draw:name="Image28" text:anchor-type="as-char" svg:width="6.9236in" svg:height="3.956343in" draw:z-index="0">
<draw:image xlink:href="../Images/yкринформ/2023-05-10T-14-53-00-03-00/630_360_1634736693-847.jpg" xlink:type="simple" xlink:show="embed" xlink:actuate="onLoad" draw:mime-type="image/jpeg"/>
</draw:frame>
土耳其在2024年获得了6亿美元的俄罗斯天然气。</text:p>
      <text:p text:style-name="P4">
关于它报告<text:a xlink:type="simple" xlink:href="https://www.reuters.com/business/energy/turkey-defers-600-mln-russian-energy-payment-sources-2023-05-10/" text:style-name="Internet_20_link" text:visited-style-name="Visited_20_Internet_20_Link">
</text:a>
乌克林福姆报道，关于知识渊博的来源。</text:p>
      <text:p text:style-name="P4">
“这笔6亿美元的官方付款被推迟到明年。 该机构报告说，能源价格的上涨变得更加强大。</text:p>
      <text:p text:style-name="P4">
据指出，根据协议条款(以前尚未披露的详细信息)，土耳其的能源支付高达40亿美元，可以在明年之前推迟。 在烦恼的条件下，该机构向该机构报告了两个消息来源。</text:p>
      <text:p text:style-name="P4">
<text:span text:style-name="T4">
另请阅读：</text:span>
 <text:span text:style-name="T4">
 <text:a xlink:type="simple" xlink:href="https://www.ukrinform.ua/rubric-economy/3707496-u-stambuli-zaversilasa-zustric-sodo-zernovoi-ugodi.html" text:style-name="Internet_20_link" text:visited-style-name="Visited_20_Internet_20_Link">
</text:a>
</text:span>
</text:p>
      <text:p text:style-name="P4">
文本指出，在本周日为选举做准备的土耳其在很大程度上取决于能源的进口，俄罗斯是其最大的供应商。 因此，通过一定程度的延迟付款协议减少了土耳其外汇储量的压力。</text:p>
      <text:p text:style-name="P4">
根据新闻社的说法，2022年，能源进口的成本<text:span text:style-name="T4">
 <text:a xlink:type="simple" xlink:href="https://www.ukrinform.ua/tag-tureccina" text:style-name="Internet_20_link" text:visited-style-name="Visited_20_Internet_20_Link">
</text:a>
</text:span>
达到了创纪录的1000亿美元，而在2月之前的一年，该国从俄罗斯进口了总计535亿美元的39％。</text:p>
      <text:p text:style-name="P4">
<text:span text:style-name="T4">
另请阅读：</text:span>
 <text:span text:style-name="T4">
 <text:a xlink:type="simple" xlink:href="https://www.ukrinform.ua/rubric-economy/3706477-tureccina-pocala-postacati-gaz-do-evropi-ta-na-balkani.html" text:style-name="Internet_20_link" text:visited-style-name="Visited_20_Internet_20_Link">
</text:a>
</text:span>
</text:p>
      <text:p text:style-name="P4">
据说，土耳其和俄罗斯，能源公司“俄罗斯天然气俄罗斯俄罗斯俄罗斯俄罗斯”和“botaş”的能源部没有回答有关此问题评论的疑问。</text:p>
      <text:p text:style-name="P4">
据乌克林福姆报道，土耳其开始向欧洲，尤其是东欧，东欧和巴尔干地区的苹果酒供应天然气。</text:p>
      <text:p text:style-name="P4">
News Source: <text:a xlink:type="simple" xlink:href="https://www.ukrinform.ua/rubric-economy/3707501-tureccina-vidterminuvala-oplatu-za-rosijski-energonosii-zmi.html" text:style-name="Internet_20_link" text:visited-style-name="Visited_20_Internet_20_Link">
https://www.ukrinform.ua/rubric-economy/3707501-tureccina-vidterminuvala-oplatu-za-rosijski-energonosii-zmi.html</text:a>
</text:p>
      <!--NEWS-->
      <text:h text:style-name="P10" text:outline-level="1">
<text:span text:style-name="T4">
乌克兰人物在大学站的半身像：民意测验始于基辅数字应用程序。</text:span>
</text:h>
      <text:p text:style-name="P4">
作者: Ukrinform (Person)</text:p>
      <text:p text:style-name="P4">
出版商: Укринформ (Organization)</text:p>
      <text:p text:style-name="P4">
出版时间: 2023-05-10T-155:02:00+03:00</text:p>
      <text:p text:style-name="P4">
修改时间: 2023-05-10T16:02:00+03:00</text:p>
      <text:p text:style-name="P4">
描述: 在应用程序中，“基辅数字”开始了一项调查，该调查在地铁“大学”站安装了乌克兰人物的胸围，该数字将安装，而不是俄罗斯人的半身像。  - 乌克林。</text:p>
      <text:p text:style-name="P4">
图片: ["<text:a xlink:type="simple" xlink:href="https://static.ukrinform.com/photos/2023_05/thumb_files/630_360_1683723280-509.jpg" text:style-name="Internet_20_link" text:visited-style-name="Visited_20_Internet_20_Link">
630_360_16837...</text:a>
"]</text:p>
      <text:p text:style-name="P4">
标签: ['Культура', 'Метро', 'Опитування', 'Київ Цифровий']</text:p>
      <text:p text:style-name="P4">
类型: Article</text:p>
      <!--METADATA-->
      <text:p text:style-name="P4">
<draw:frame draw:style-name="fr1" draw:name="Image29" text:anchor-type="as-char" svg:width="6.9236in" svg:height="3.956343in" draw:z-index="0">
<draw:image xlink:href="../Images/yкринформ/2023-05-10T-155-02-00-03-00/630_360_1683723280-509.jpg" xlink:type="simple" xlink:show="embed" xlink:actuate="onLoad" draw:mime-type="image/jpeg"/>
</draw:frame>
USASIS“基辅数字”开始了一项调查，该调查是在地铁站“大学”站安装乌克兰人的胸围，该胸像将建立，而不是俄罗斯人的胸围。</text:p>
      <text:p text:style-name="P4">
正如乌克林福姆报道的那样，它报告了<text:a xlink:type="simple" xlink:href="https://kyivcity.gov.ua/news/u_zastosunku_kiv_tsifroviy_startuvalo_opituvannya_schodo_vstanovlennya_byustiv_ukranskikh_diyachiv_na_stantsi_metro_universitet/" text:style-name="Internet_20_link" text:visited-style-name="Visited_20_Internet_20_Link">
</text:a>
.</text:p>
      <text:p text:style-name="P4">
“У застосунку “Київ Цифровий” стартувало опитування щодо встановлення бюстівна станції метро “Університет”. Замість бюстів російських діячів <text:a xlink:type="simple" xlink:href="https://www.ukrinform.ua/tag-kultura" text:style-name="Internet_20_link" text:visited-style-name="Visited_20_Internet_20_Link">
</text:a>
他们将建立新的，选定的投票并进一步处理专家工作组的决定。 Kyiv的数字化转型负责人和KSCA Petro Olenich的副主席已经告知了这一点。</text:p>
      <text:p text:style-name="P4">
Olenich补充说，断裂正在进行，并敦促公民加入这一决定。</text:p>
      <text:p text:style-name="P4">
所有当地人都可以在5月24日之前在“选举民主主义”  - “调查”部分进行投票。</text:p>
      <text:p text:style-name="P4">
<text:span text:style-name="T4">
另请阅读：</text:span>
 <text:a xlink:type="simple" xlink:href="https://www.ukrinform.ua/rubric-kyiv/3638711-mkip-proponue-zaminiti-pogrudda-rosijskih-kulturnih-diaciv-u-vestibuli-metro-universitet.html" text:style-name="Internet_20_link" text:visited-style-name="Visited_20_Internet_20_Link">
<text:span text:style-name="T4">
 Metro </text:span>
 <text:span text:style-name="T4">
 </text:span>
大学**</text:a>
目前，车站只有乌克兰人物：作家Ivan Franko，Poetras Shevchenko，Alexander Bogomolets医生和人文主义的人文主义Grigorian。 亚历山大·普希金(Alexander Pushkin)，科学家Mikhaillomonosov，作家Maxim Gorky和科学家Dmitry Mendeleev的诗人将被取代。</text:p>
      <text:p text:style-name="P4">
据乌克林福姆报道，去年9859年的toponymia更名为与俄罗斯帝国政治宣传有关的145个古迹。</text:p>
      <text:p text:style-name="P4">
News Source: <text:a xlink:type="simple" xlink:href="https://www.ukrinform.ua/rubric-kyiv/3707323-busti-ukrainskih-diaciv-na-stancii-universitet-u-zastosunku-kiiv-cifrovij-pocali-opituvanna.html" text:style-name="Internet_20_link" text:visited-style-name="Visited_20_Internet_20_Link">
https://www.ukrinform.ua/rubric-kyiv/3707323-busti-ukrainskih-diaciv-na-stancii-universitet-u-zastosunku-kiiv-cifrovij-pocali-opituvanna.html</text:a>
</text:p>
      <!--NEWS-->
      <text:h text:style-name="P10" text:outline-level="1">
<text:span text:style-name="T4">
俄罗斯每年生产多达150个坦克，但有成千上万的旧坦克可维修 - 巴德拉克</text:span>
</text:h>
      <text:p text:style-name="P4">
作者: Ukrinform (Person)</text:p>
      <text:p text:style-name="P4">
出版商: Укринформ (Organization)</text:p>
      <text:p text:style-name="P4">
出版时间: 2023-05-10T-159:51:00+03:00</text:p>
      <text:p text:style-name="P4">
修改时间: 2023-05-10T15:51:00+03:00</text:p>
      <text:p text:style-name="P4">
描述: 俄罗斯联邦正在增长坦克的生产，如今，它每年能够生产约150个新坦克。 同时，根据各种数据，在武器库中，从11,000到2.9,000个旧坦克用于维修。  - 乌克林。</text:p>
      <text:p text:style-name="P4">
图片: ["<text:a xlink:type="simple" xlink:href="https://static.ukrinform.com/photos/2022_05/thumb_files/630_360_1652266559-598.jpg" text:style-name="Internet_20_link" text:visited-style-name="Visited_20_Internet_20_Link">
630_360_16522...</text:a>
"]</text:p>
      <text:p text:style-name="P4">
标签: ['Танк', 'росія', 'Військова техніка', 'Ремонт', 'Війна з росією']</text:p>
      <text:p text:style-name="P4">
类型: Article</text:p>
      <!--METADATA-->
      <text:p text:style-name="P4">
<draw:frame draw:style-name="fr1" draw:name="Image30" text:anchor-type="as-char" svg:width="6.9236in" svg:height="3.956343in" draw:z-index="0">
<draw:image xlink:href="../Images/yкринформ/2023-05-10T-159-51-00-03-00/630_360_1652266559-598.jpg" xlink:type="simple" xlink:show="embed" xlink:actuate="onLoad" draw:mime-type="image/jpeg"/>
</draw:frame>
俄罗斯联邦正在增长坦克的生产，如今，它每年能够生产约150个新坦克。 同时，它具有用于维修的武器库，发光的数据，从11,000到29,000个旧坦克。</text:p>
      <text:p text:style-name="P4">
关于<text:a xlink:type="simple" xlink:href="https://www.ukrinform.ua/rubric-ato/3707180-valentin-badrak-direktor-centru-doslidzen-armii-konversii-ta-rozzbroenna.html" text:style-name="Internet_20_link" text:visited-style-name="Visited_20_Internet_20_Link">
</text:a>
<text:a xlink:type="simple" xlink:href="https://www.ukrinform.ua/rubric-ato/3707180-valentin-badrak-direktor-centru-doslidzen-armii-konversii-ta-rozzbroenna.html" text:style-name="Internet_20_link" text:visited-style-name="Visited_20_Internet_20_Link">
 </text:a>
<text:a xlink:type="simple" xlink:href="https://www.ukrinform.ua/rubric-ato/3707180-valentin-badrak-direktor-centru-doslidzen-armii-konversii-ta-rozzbroenna.html" text:style-name="Internet_20_link" text:visited-style-name="Visited_20_Internet_20_Link">
 </text:a>
Valentinbadrak陆军研究，conversion依和裁军中心陆军研究中心主任。</text:p>
      <text:p text:style-name="P4">
“他们的生产量有不同的位置。 例如，西方媒体与乌克兰未来研究所Tadan的数据大不相同。 我认为您每月可以生产约20，不超过30个假人。 Vitaliy Nemilostiv的Malyshev在Kharkiv的Malyshev管理的一位领先的专家之一，Vitaliy Nemilostiv说，他在战前去了Uralvagonzavod，到2013年，他有了相当强大的作品，他们收到了最新的机器，他们收到了最新的机器等。 然后，该工厂每年生产多达120个用餐。 但是现在一切都加速了，它假设可能有150多个坦克的程序。 如果您说新坦克的明显释放，这是一个非常紧密的人物，”巴德拉克说。</text:p>
      <text:p text:style-name="P4">
同时，他指出在<text:a xlink:type="simple" xlink:href="https://www.ukrinform.ua/tag-rosia" text:style-name="Internet_20_link" text:visited-style-name="Visited_20_Internet_20_Link">
</text:a>
有十二个装甲车维修厂正在恢复旧技术。</text:p>
      <text:p text:style-name="P4">
<text:span text:style-name="T4">
另请阅读：</text:span>
 <text:a xlink:type="simple" xlink:href="https://www.ukrinform.ua/rubric-ato/3707230-vtrati-rf-na-vijni-v-ukraini-bilsi-niz-budhto-dumae-ekskomandir-britanskogo-tankovogo-polku.html" text:style-name="Internet_20_link" text:visited-style-name="Visited_20_Internet_20_Link">
<text:span text:style-name="T4">
损失</text:span>
</text:a>
</text:p>
      <text:p text:style-name="P4">
回答有关俄罗斯设备质量的问题，Badrak强调，它们与西方模型显着不如西方模型。</text:p>
      <text:p text:style-name="P4">
“在我看来，俄罗斯大大丧失了所有设备的技术性 - 安卡和其他装甲车。 有报道说，俄罗斯不足以用于坦克的坦克生产，没有足够的轴承等。”专家说，并补充说，俄罗斯设备中的外国组件较少。</text:p>
      <text:p text:style-name="P4">
<text:span text:style-name="T4">
另请阅读：</text:span>
 <text:a xlink:type="simple" xlink:href="https://www.ukrinform.ua/rubric-ato/3703452-rosia-mae-problemi-z-logistikou-u-vijni-proti-ukraini-britanska-rozvidka.html" text:style-name="Internet_20_link" text:visited-style-name="Visited_20_Internet_20_Link">
<text:span text:style-name="T4">
英国</text:span>
 <text:span text:style-name="T4">
情报</text:span>
</text:a>
特别是，如果在2022年，在俄罗斯建筑群的“索斯纳-U”(Sosna-u)使用了法国的泰勒斯热成像，那么乌克兰军方现在找不到乌克兰军队。</text:p>
      <text:p text:style-name="P4">
“可以预见，这种高科技单元和尿道的组成部分已经消失。 这意味着乌克兰收到的坦克，例如Leopard Orchalinger，我希望我们能得到的艾布拉姆斯，并且还有一些信息可以让我们得到法国的Lesclerc-所有这些都比俄罗斯联邦坦克更强大，更强大。 尽管敌对的坦克的数量将更多。” Badrak强调。</text:p>
      <text:p text:style-name="P4">
正如乌克林福姆报道的那样，3月22日，一群调查人员<text:a xlink:type="simple" xlink:href="https://t.me/CITeam/3220" text:style-name="Internet_20_link" text:visited-style-name="Visited_20_Internet_20_Link">
</text:a>
她报告说，俄罗斯联邦军队在1946年服役的T-54和T-55的Starradian坦克 - 韦瑟罗纳(Veshelona)注意到，他们正在从远东运输军事设备。</text:p>
      <text:p text:style-name="P4">
<text:span text:style-name="T5">
foto：epa</text:span>
</text:p>
      <text:p text:style-name="P4">
News Source: <text:a xlink:type="simple" xlink:href="https://www.ukrinform.ua/rubric-ato/3707319-rosia-viroblae-do-150-tankiv-na-rik-ale-mae-tisaci-starih-tankiv-dla-remontu-badrak.html" text:style-name="Internet_20_link" text:visited-style-name="Visited_20_Internet_20_Link">
https://www.ukrinform.ua/rubric-ato/3707319-rosia-viroblae-do-150-tankiv-na-rik-ale-mae-tisaci-starih-tankiv-dla-remontu-badrak.html</text:a>
</text:p>
      <!--NEWS-->
      <text:h text:style-name="P10" text:outline-level="1">
<text:span text:style-name="T4">
第比利斯抗议与俄罗斯恢复航空公司</text:span>
</text:h>
      <text:p text:style-name="P4">
作者: Ukrinform (Person)</text:p>
      <text:p text:style-name="P4">
出版商: Укринформ (Organization)</text:p>
      <text:p text:style-name="P4">
出版时间: 2023-05-10T-16:44:00+03:00</text:p>
      <text:p text:style-name="P4">
修改时间: 2023-05-10T23:44:00+03:00</text:p>
      <text:p text:style-name="P4">
描述: 在佐治亚州首府第比利斯，他们正在抗议恢复与俄罗斯的直接航空。  - 乌克林。</text:p>
      <text:p text:style-name="P4">
图片: ["<text:a xlink:type="simple" xlink:href="https://static.ukrinform.com/photos/2023_05/thumb_files/630_360_1683751590-384.jpg" text:style-name="Internet_20_link" text:visited-style-name="Visited_20_Internet_20_Link">
630_360_16837...</text:a>
"]</text:p>
      <text:p text:style-name="P4">
标签: ['Авіація', 'Грузія', 'Протест', 'росія']</text:p>
      <text:p text:style-name="P4">
类型: Article</text:p>
      <!--METADATA-->
      <text:p text:style-name="P4">
<draw:frame draw:style-name="fr1" draw:name="Image31" text:anchor-type="as-char" svg:width="6.9236in" svg:height="3.956343in" draw:z-index="0">
<draw:image xlink:href="../Images/yкринформ/2023-05-10T-16-44-00-03-00/630_360_1683751590-384.jpg" xlink:type="simple" xlink:show="embed" xlink:actuate="onLoad" draw:mime-type="image/jpeg"/>
</draw:frame>
佐治亚州首府Utbilisi正在抗议从俄罗斯恢复直接航空公司。</text:p>
      <text:p text:style-name="P4">
据报道，关于它的报道“高加索的回声”。</text:p>
      <text:p text:style-name="P4">
抗议行动发生在外交部附近<text:span text:style-name="T4">
 <text:a xlink:type="simple" xlink:href="https://www.ukrinform.ua/tag-gruzia" text:style-name="Internet_20_link" text:visited-style-name="Visited_20_Internet_20_Link">
</text:a>
</text:span>
。</text:p>
      <text:p text:style-name="P4">
据报道，5月10日，普京就取消佐治亚州公民的签证模式并与该国直接航空签署了法令。</text:p>
      <text:p text:style-name="P4">
<text:span text:style-name="T4">
另请阅读：</text:span>
 <text:span text:style-name="T4">
 <text:a xlink:type="simple" xlink:href="https://www.ukrinform.ua/rubric-world/3707248-putin-skasuvav-vizovij-rezim-ta-obmezenna-na-pereloti-dla-gromadan-gruzii.html" text:style-name="Internet_20_link" text:visited-style-name="Visited_20_Internet_20_Link">
</text:a>
</text:span>
</text:p>
      <text:p text:style-name="P4">
根据该法令，自2023年5月15日以来，佐治亚州公民将根据当前文件的基础，而无需注册签证，而佐治亚州公民将进入tagid。 例外是“为了实现自己的工作或超过90天的期限，尤其是为了消费教育而进入的公民。”</text:p>
      <text:p text:style-name="P4">
<text:span text:style-name="T4">
另请阅读：</text:span>
 <text:span text:style-name="T4">
 <text:a xlink:type="simple" xlink:href="https://www.ukrinform.ua/rubric-world/3707340-prezidentka-gruzii-vimagae-sklikati-radu-bezpeki-pisla-skasuvanna-viz-rosieu.html" text:style-name="Internet_20_link" text:visited-style-name="Visited_20_Internet_20_Link">
</text:a>
</text:span>
</text:p>
      <text:p text:style-name="P4">
另一项法令放弃了对俄罗斯航空运输的禁令，该法令是2019年6月21日的法令。</text:p>
      <text:p text:style-name="P4">
<text:span text:style-name="T4">
另请阅读：</text:span>
 <text:span text:style-name="T4">
 <text:a xlink:type="simple" xlink:href="https://www.ukrinform.ua/rubric-world/3707483-stati-prigrozili-gruzii-sankciami-u-razi-vidnovlenna-pramogo-aviaspolucenna-z-rf.html" text:style-name="Internet_20_link" text:visited-style-name="Visited_20_Internet_20_Link">
</text:a>
</text:span>
</text:p>
      <text:p text:style-name="P4">
杜马州副副副总理谢尔盖·加夫里洛夫(Sergei Gavrilov)事件发生后，俄罗斯于2019年7月8日停止与佐治亚州播出。</text:p>
      <text:p text:style-name="P4">
<text:span text:style-name="T5">
foto：gela bochikashvili rfe/rl</text:span>
</text:p>
      <text:p text:style-name="P4">
News Source: <text:a xlink:type="simple" xlink:href="https://www.ukrinform.ua/rubric-world/3707500-u-tbilisi-protestuut-proti-vidnovlenna-aviaspolucenna-z-rosieu.html" text:style-name="Internet_20_link" text:visited-style-name="Visited_20_Internet_20_Link">
https://www.ukrinform.ua/rubric-world/3707500-u-tbilisi-protestuut-proti-vidnovlenna-aviaspolucenna-z-rosieu.html</text:a>
</text:p>
      <!--NEWS-->
      <text:h text:style-name="P10" text:outline-level="1">
<text:span text:style-name="T4">
Yastremskaya在罗马的WTA锦标赛的第一个圈子里挤了一个球拍</text:span>
</text:h>
      <text:p text:style-name="P4">
作者: Ukrinform (Person)</text:p>
      <text:p text:style-name="P4">
出版商: Укринформ (Organization)</text:p>
      <text:p text:style-name="P4">
出版时间: 2023-05-10T-18:32:30+03:00</text:p>
      <text:p text:style-name="P4">
修改时间: 2023-05-10T23:32:30+03:00</text:p>
      <text:p text:style-name="P4">
描述: 乌克兰戴安娜·亚斯特雷姆斯卡亚（Ukrainian Diana Yastremskaya）在罗马（意大利）的Internazionali bnl d'Atalia（意大利）妇女网球协会（WTA）完成了一项表演，并获得了超过350万美元的奖金-Ukrinform。</text:p>
      <text:p text:style-name="P4">
图片: ["<text:a xlink:type="simple" xlink:href="https://static.ukrinform.com/photos/2023_05/thumb_files/630_360_1683750742-368.jpeg" text:style-name="Internet_20_link" text:visited-style-name="Visited_20_Internet_20_Link">
630_360_16837...</text:a>
"]</text:p>
      <text:p text:style-name="P4">
标签: ['Теніс', 'Даяна Ястремська']</text:p>
      <text:p text:style-name="P4">
类型: Article</text:p>
      <!--METADATA-->
      <text:p text:style-name="P4">
<draw:frame draw:style-name="fr1" draw:name="Image32" text:anchor-type="as-char" svg:width="6.9236in" svg:height="3.956343in" draw:z-index="0">
<draw:image xlink:href="../Images/yкринформ/2023-05-10T-18-32-30-03-00/630_360_1683750742-368.jpeg" xlink:type="simple" xlink:show="embed" xlink:actuate="onLoad" draw:mime-type="image/jpeg"/>
</draw:frame>
乌克兰Yastremskaya提前完成了女子网球协会锦标赛的表现(WTA) - 意大利的国际BNL-(意大利)奖金超过350万美元。</text:p>
      <text:p text:style-name="P4">
在第一个比赛中，Yastremskaya在1小时20分钟内被俄罗斯Anna Kalinskaya的“中性”网球运动员 -  4：6，2：6，报道。</text:p>
      <text:p text:style-name="P4">
意大利首都的土壤锦标赛将持续到5月21日。</text:p>
      <text:p text:style-name="P4">
<text:span text:style-name="T4">
另请阅读：</text:span>
 <text:a xlink:type="simple" xlink:href="https://www.ukrinform.ua/rubric-sports/3706896-kostuk-i-sestri-kicenok-zigraut-u-parnij-sitci-turniru-wta-u-rimi.html" text:style-name="Internet_20_link" text:visited-style-name="Visited_20_Internet_20_Link">
</text:a>
去年，Iga Schwontek从波兰赢得了罗马。</text:p>
      <text:p text:style-name="P4">
照片：盖蒂图像。</text:p>
      <text:p text:style-name="P4">
News Source: <text:a xlink:type="simple" xlink:href="https://www.ukrinform.ua/rubric-sports/3707497-astremska-zacohlila-raketku-u-persomu-koli-turniru-wta-v-rimi.html" text:style-name="Internet_20_link" text:visited-style-name="Visited_20_Internet_20_Link">
https://www.ukrinform.ua/rubric-sports/3707497-astremska-zacohlila-raketku-u-persomu-koli-turniru-wta-v-rimi.html</text:a>
</text:p>
      <!--NEWS-->
      <text:h text:style-name="P10" text:outline-level="1">
<text:span text:style-name="T4">
在立陶宛的饮食中，他们希望对批准俄罗斯侵略施加刑事责任</text:span>
</text:h>
      <text:p text:style-name="P4">
作者: Ukrinform (Person)</text:p>
      <text:p text:style-name="P4">
出版商: Укринформ (Organization)</text:p>
      <text:p text:style-name="P4">
出版时间: 2023-05-10T-20:27:00+03:00</text:p>
      <text:p text:style-name="P4">
修改时间: 2023-05-10T23:27:00+03:00</text:p>
      <text:p text:style-name="P4">
描述: 在立陶宛，来自保守党的一群议员，负责Seimas的执政联盟，提议将俄罗斯在乌克兰的行动等同于苏联掌控和纳粹的罪行。  - 乌克林。</text:p>
      <text:p text:style-name="P4">
图片: ["<text:a xlink:type="simple" xlink:href="https://static.ukrinform.com/photos/2023_03/thumb_files/630_360_1679416243-953.jpg" text:style-name="Internet_20_link" text:visited-style-name="Visited_20_Internet_20_Link">
630_360_16794...</text:a>
"]</text:p>
      <text:p text:style-name="P4">
标签: ['Литва', 'Сейм', 'Агресія РФ', 'Воєнні злочини', 'Війна з росією', 'Рашизм']</text:p>
      <text:p text:style-name="P4">
类型: Article</text:p>
      <!--METADATA-->
      <text:p text:style-name="P4">
<draw:frame draw:style-name="fr1" draw:name="Image33" text:anchor-type="as-char" svg:width="6.9236in" svg:height="3.956343in" draw:z-index="0">
<draw:image xlink:href="../Images/yкринформ/2023-05-10T-20-27-00-03-00/630_360_1679416243-953.jpg" xlink:type="simple" xlink:show="embed" xlink:actuate="onLoad" draw:mime-type="image/jpeg"/>
</draw:frame>
统治美国统治联盟的保守党的立陶宛议员提议将俄罗斯在乌克兰的行动等同于苏联权力魔法师的罪行。</text:p>
      <text:p text:style-name="P4">
相应的法律草案已在立陶宛议会中注册，并报告了乌克林福姆。(http://www.lrt.lt/ua/novini/1263/1985217/seim-priiniav-propozitsiiu-pririvniati-diyi-rosiyi-v-ukrayini-do-radians-kikh-i-natsists-kikh-zlochiniv).</text:p>
      <text:p text:style-name="P4">
Як зазначається, пропонується додати слово "російський" до статтіКримінального кодексу Литви, яка передбачає відповідальність за публічнесхвалення, заперечення або грубе приниження міжнародних злодіянь, злочинів,скоєних СРСР або нацистською Німеччиною. Такі дії наразі караються штрафом,обмеженням волі, арештом або позбавленням волі на строк до двох років.</text:p>
      <text:p text:style-name="P4">
<text:span text:style-name="T4">
Читайте також:</text:span>
 <text:span text:style-name="T4">
<text:a xlink:type="simple" xlink:href="https://www.ukrinform.ua/rubric-diaspora/3705592-diaspora-zaklikala-portugaliu-zasuditi-ideologiu-rasizmu.html" text:style-name="Internet_20_link" text:visited-style-name="Visited_20_Internet_20_Link">
 </text:a>
</text:span>
</text:p>
      <text:p text:style-name="P4">
“法律的目的是预测与其使用相关的刑事责任和其他程序性措施，以公开支持，否认或严重降低或严重减少俄罗斯对乌克兰的侵略性，占领其领土的侵略性(包括 <text:a xlink:type="simple" xlink:href="https://www.ukrinform.ua/tag-krim" text:style-name="Internet_20_link" text:visited-style-name="Visited_20_Internet_20_Link">
</text:a>
 )”， - 解释性注释。</text:p>
      <text:p text:style-name="P4">
根据立法倡议的作者，尽管俄罗斯对乌克兰的侵略“不是对立陶宛共和国或其公民的直接犯罪，但这一事件对国家国家安全的后果是显而易见的。”</text:p>
      <text:p text:style-name="P4">
<text:span text:style-name="T4">
另请阅读：</text:span>
 <text:span text:style-name="T4">
 <text:a xlink:type="simple" xlink:href="https://www.ukrinform.ua/rubric-polytics/3706741-u-nurnberzi-opublikuvali-deklaraciu-pro-zlocin-agresii-rf-v-ukraini.html" text:style-name="Internet_20_link" text:visited-style-name="Visited_20_Internet_20_Link">
</text:a>
</text:span>
</text:p>
      <text:p text:style-name="P4">
如报道_ <text:span text:style-name="T4">
 <text:a xlink:type="simple" xlink:href="https://www.ukrinform.ua/rubric-economy/3707080-premerka-litvi-zaklikae-peredbaciti-dodatkovu-dopomogu-ukraini-pid-cas-peregladu-budzetu-es.html" text:style-name="Internet_20_link" text:visited-style-name="Visited_20_Internet_20_Link">
</text:a>
</text:span>
 _，在立陶宛总理Ingrid Schimonitzilitzilizal的前夕，欧盟国家在审查长期社区预算的同时向乌克兰提供额外的援助。</text:p>
      <text:p text:style-name="P4">
News Source: <text:a xlink:type="simple" xlink:href="https://www.ukrinform.ua/rubric-world/3707350-u-sejmi-litvi-hocut-vvesti-kriminalnu-vidpovidalnist-za-shvalenna-agresii-rf.html" text:style-name="Internet_20_link" text:visited-style-name="Visited_20_Internet_20_Link">
https://www.ukrinform.ua/rubric-world/3707350-u-sejmi-litvi-hocut-vvesti-kriminalnu-vidpovidalnist-za-shvalenna-agresii-rf.html</text:a>
</text:p>
      <!--NEWS-->
      <text:h text:style-name="P10" text:outline-level="1">
<text:span text:style-name="T4">
Zelensky通过州奖庆祝266名捍卫者</text:span>
</text:h>
      <text:p text:style-name="P4">
作者: Ukrinform (Person)</text:p>
      <text:p text:style-name="P4">
出版商: Укринформ (Organization)</text:p>
      <text:p text:style-name="P4">
出版时间: 2023-05-10T-22:18:00+03:00</text:p>
      <text:p text:style-name="P4">
修改时间: 2023-05-10T23:18:00+03:00</text:p>
      <text:p text:style-name="P4">
描述: 乌克兰沃迪米尔·泽伦斯基（Ukraine Volodymyr Zelensky）主席签署了庆祝266名士兵的法令。  - 乌克林。</text:p>
      <text:p text:style-name="P4">
图片: ["<text:a xlink:type="simple" xlink:href="https://static.ukrinform.com/photos/2022_09/thumb_files/630_360_1663151054-778.jpg" text:style-name="Internet_20_link" text:visited-style-name="Visited_20_Internet_20_Link">
630_360_16631...</text:a>
"]</text:p>
      <text:p text:style-name="P4">
标签: ['Нагорода', 'ЗСУ', 'Зеленський']</text:p>
      <text:p text:style-name="P4">
类型: Article</text:p>
      <!--METADATA-->
      <text:p text:style-name="P4">
<draw:frame draw:style-name="fr1" draw:name="Image34" text:anchor-type="as-char" svg:width="6.9236in" svg:height="3.956343in" draw:z-index="0">
<draw:image xlink:href="../Images/yкринформ/2023-05-10T-22-18-00-03-00/630_360_1663151054-778.jpg" xlink:type="simple" xlink:show="embed" xlink:actuate="onLoad" draw:mime-type="image/jpeg"/>
</draw:frame>
乌克兰沃迪米尔·泽伦斯基(Ukraine Volodymyr Zelensky)总统签署了授予266名士兵的法令。</text:p>
      <text:p text:style-name="P4">
他在他的[]中说了这一点(https://www.youtube.com/watch?v=DvK9ibC4a2s)据报道，炸药。</text:p>
      <text:p text:style-name="P4">
Zelensky说：“总共有266名我们的捍卫者和捍卫者被标记了。最有回声，最有价值的是那些生活是我们美丽的乌克兰生活的人。”</text:p>
      <text:p text:style-name="P4">
<text:span text:style-name="T4">
另请阅读：</text:span>
 <text:span text:style-name="T4">
 <text:a xlink:type="simple" xlink:href="https://www.ukrinform.ua/rubric-ato/3705413-zelenskij-vidznaciv-derzavnimi-nagorodami-153-vijskovosluzbovciv-130-iz-nih-posmertno.html" text:style-name="Internet_20_link" text:visited-style-name="Visited_20_Internet_20_Link">
</text:a>
</text:span>
</text:p>
      <text:p text:style-name="P4">
据他说，庆祝活动的新法令涉及第十单独的IGRIGE和调查旅的士兵，第14，第28，第53，第59和第72个单独的机械化旅。 同样是第3个单独的突击旅，第27炮兵旅，第112个单独的TRO旅，第67个单独的简单营，第65届军事移动医院。</text:p>
      <text:p text:style-name="P4">
国家负责人说：“这是利曼方向，巴赫穆特，YAR，Avdiivsky方向，矿工。”</text:p>
      <text:p text:style-name="P4">
<text:span text:style-name="T4">
另请阅读：</text:span>
 <text:span text:style-name="T4">
 <text:a xlink:type="simple" xlink:href="https://www.ukrinform.ua/rubric-ato/3706752-na-limanskomu-ta-kupanskomu-napramkah-za-dobu-vorog-448-raziv-vdariv-po-poziciah-zsu.html" text:style-name="Internet_20_link" text:visited-style-name="Visited_20_Internet_20_Link">
</text:a>
</text:span>
</text:p>
      <text:p text:style-name="P4">
当然，总统强调，前线的情况显然是首要任务。 他白天与智力领导人与指挥官进行了交流。</text:p>
      <text:p text:style-name="P4">
正如该机构报道的那样，5月10日早些时候，乌克兰捍卫者能够在巴赫穆特方向发展有效的反击，从而导致某些撤退到2公里的地区的积累。</text:p>
      <text:p text:style-name="P4">
News Source: <text:a xlink:type="simple" xlink:href="https://www.ukrinform.ua/rubric-ato/3707495-zelenskij-vidznaciv-derzavnimi-nagorodami-266-zahisnikiv.html" text:style-name="Internet_20_link" text:visited-style-name="Visited_20_Internet_20_Link">
https://www.ukrinform.ua/rubric-ato/3707495-zelenskij-vidznaciv-derzavnimi-nagorodami-266-zahisnikiv.html</text:a>
</text:p>
      <!--NEWS-->
      <text:h text:style-name="P10" text:outline-level="1">
<text:span text:style-name="T4">
在伊斯坦布尔，关于“谷物协议”的会议结束了</text:span>
</text:h>
      <text:p text:style-name="P4">
作者: Ukrinform (Person)</text:p>
      <text:p text:style-name="P4">
出版商: Укринформ (Organization)</text:p>
      <text:p text:style-name="P4">
出版时间: 2023-05-10T-24:09:00+03:00</text:p>
      <text:p text:style-name="P4">
修改时间: 2023-05-10T23:09:00+03:00</text:p>
      <text:p text:style-name="P4">
描述: 土耳其，乌克兰，俄罗斯和联合国代表的国防部副部长会议以伊斯坦布尔结束。  - 乌克林。</text:p>
      <text:p text:style-name="P4">
图片: ["<text:a xlink:type="simple" xlink:href="https://static.ukrinform.com/photos/2023_05/thumb_files/630_360_1683753024-569.jpg" text:style-name="Internet_20_link" text:visited-style-name="Visited_20_Internet_20_Link">
630_360_16837...</text:a>
"]</text:p>
      <text:p text:style-name="P4">
标签: ['Переговори', 'Зерно', ' Чорне море', 'Туреччина']</text:p>
      <text:p text:style-name="P4">
类型: Article</text:p>
      <!--METADATA-->
      <text:p text:style-name="P4">
<draw:frame draw:style-name="fr1" draw:name="Image35" text:anchor-type="as-char" svg:width="6.9236in" svg:height="3.956343in" draw:z-index="0">
<draw:image xlink:href="../Images/yкринформ/2023-05-10T-24-09-00-03-00/630_360_1683753024-569.jpg" xlink:type="simple" xlink:show="embed" xlink:actuate="onLoad" draw:mime-type="image/jpeg"/>
</draw:frame>
土耳其，乌克兰，俄罗斯和联合国代表的国防部副部长会议结束了。</text:p>
      <text:p text:style-name="P4">
关于它报告了乌克林福姆，参考了土耳其国务院在[]的信息(https://twitter.com/tcsavunma/status/1656347714467274752?cxt=HHwWgIDRlY_ew_wtAAAA).</text:p>
      <text:p text:style-name="P4">
“Зустріч, на якій обговорювали зернову ініціативу та інші питання, відбуласясьогодні в Стамбулі за участю заступників міністрів оборони Туреччини, росії,України та представників ООН”, - повідомило міністерство.</text:p>
      <text:p text:style-name="P4">
<text:span text:style-name="T4">
Читайте також:</text:span>
 <text:span text:style-name="T4">
<text:a xlink:type="simple" xlink:href="https://www.ukrinform.ua/rubric-economy/3707476-derzdep-zaaviv-pro-terminovu-neobhidnist-prodovziti-cornomorsku-zernovu-ugodu.html" text:style-name="Internet_20_link" text:visited-style-name="Visited_20_Internet_20_Link">
 </text:a>
</text:span>
</text:p>
      <text:p text:style-name="P4">
lomi uper /醚函氨。</text:p>
      <text:p text:style-name="Quotations">

<text:p text:style-name="P4">
今天在伊斯坦布尔讨论了谷物倡议和其他问题。 国防部长尤努斯·埃姆尔·卡拉斯曼诺(Yunus EmreKaraosmanoğlu)及其伴随的代表团……<text:a xlink:type="simple" xlink:href="https://t.co/IyEBIpNoKc" text:style-name="Internet_20_link" text:visited-style-name="Visited_20_Internet_20_Link">
&gt;
</text:a>
&gt;
&gt;
 -T.C。 国防部(@tcsavunma) <text:a xlink:type="simple" xlink:href="https://twitter.com/tcsavunma/status/1656347714467274752" text:style-name="Internet_20_link" text:visited-style-name="Visited_20_Internet_20_Link">
&gt;
 </text:a>
值得注意的是，土耳其副国防部Junus Emre Karasmanoglu和随附的代表团参加了比赛。</text:p>

</text:p>
      <text:p text:style-name="P4">
<text:span text:style-name="T4">
另请阅读：</text:span>
 <text:span text:style-name="T4">
 <text:a xlink:type="simple" xlink:href="https://www.ukrinform.ua/rubric-economy/3706784-cerez-dii-rosii-zernovij-koridor-zablokovanij-na-90-solskij.html" text:style-name="Internet_20_link" text:visited-style-name="Visited_20_Internet_20_Link">
</text:a>
</text:span>
</text:p>
      <text:p text:style-name="P4">
正如乌克林福姆报道的，土耳其早期_ <text:span text:style-name="T4">
 <text:a xlink:type="simple" xlink:href="https://www.ukrinform.ua/rubric-economy/3706838-u-tureccini-zaavili-pro-vidnovlenna-roboti-zernovogo-koridoru-zmi.html" text:style-name="Internet_20_link" text:visited-style-name="Visited_20_Internet_20_Link">
</text:a>
</text:span>
 _</text:p>
      <text:p text:style-name="P4">
News Source: <text:a xlink:type="simple" xlink:href="https://www.ukrinform.ua/rubric-economy/3707496-u-stambuli-zaversilasa-zustric-sodo-zernovoi-ugodi.html" text:style-name="Internet_20_link" text:visited-style-name="Visited_20_Internet_20_Link">
https://www.ukrinform.ua/rubric-economy/3707496-u-stambuli-zaversilasa-zustric-sodo-zernovoi-ugodi.html</text:a>
</text:p>
      <!--NEWS-->
      <text:h text:style-name="P10" text:outline-level="1">
<text:span text:style-name="T4">
总统与政府官员开会：他们谈到了乌克兰的恢复</text:span>
</text:h>
      <text:p text:style-name="P4">
作者: Ukrinform (Person)</text:p>
      <text:p text:style-name="P4">
出版商: Укринформ (Organization)</text:p>
      <text:p text:style-name="P4">
出版时间: 2023-05-10T-27:54:00+03:00</text:p>
      <text:p text:style-name="P4">
修改时间: 2023-05-10T22:54:00+03:00</text:p>
      <text:p text:style-name="P4">
描述: 周三，总统沃罗迪米尔·泽伦斯基（Volodymyr Zelenskyy）在战斗和战争后与政府官员在我们领土的续签上举行了一次会议。  - 乌克林。</text:p>
      <text:p text:style-name="P4">
图片: ["<text:a xlink:type="simple" xlink:href="https://static.ukrinform.com/photos/2023_03/thumb_files/630_360_1677948247-977.jpg" text:style-name="Internet_20_link" text:visited-style-name="Visited_20_Internet_20_Link">
630_360_16779...</text:a>
"]</text:p>
      <text:p text:style-name="P4">
标签: ['Зеленський', 'Війна з росією', 'Відновлення України']</text:p>
      <text:p text:style-name="P4">
类型: Article</text:p>
      <!--METADATA-->
      <text:p text:style-name="P4">
<draw:frame draw:style-name="fr1" draw:name="Image36" text:anchor-type="as-char" svg:width="6.9236in" svg:height="3.956343in" draw:z-index="0">
<draw:image xlink:href="../Images/yкринформ/2023-05-10T-27-54-00-03-00/630_360_1677948247-977.jpg" xlink:type="simple" xlink:show="embed" xlink:actuate="onLoad" draw:mime-type="image/jpeg"/>
</draw:frame>
周三，乌克兰总统在敌对行动和战争之后与政府官员举行了一次有关我们领土的编程的会议。</text:p>
      <text:p text:style-name="P4">
他在他的[]中说了这一点(https://www.youtube.com/watch?v=DvK9ibC4a2s)据报道，炸药。</text:p>
      <text:p text:style-name="P4">
视频： <text:a xlink:type="simple" xlink:href="https://www.youtube.com/watch" text:style-name="Internet_20_link" text:visited-style-name="Visited_20_Internet_20_Link">
</text:a>
“他今天与政府官员举行了一次相当有意义的会议，以在敌对行动和一般战争之后的领土和乌克兰生活的更新。 我们正在研究恢复的所有方面，每个方面都是新的安全表格。 经济和工业，OPC，能源，基础设施，教育行业，社会领域，医学，尤其是康复组成部分...所有必须建立的，准备投资世界的东西，什么将使乌克兰和乌克兰人可靠的保护和自信的保护和自信发展我们的社会资本。”国家元首说。</text:p>
      <text:p text:style-name="P4">
<text:span text:style-name="T4">
另请阅读：</text:span>
 <text:span text:style-name="T4">
 <text:a xlink:type="simple" xlink:href="https://www.ukrinform.ua/rubric-vidbudova/3707362-u-cernigovi-prezentuvali-instrumenti-svidkogo-vidnovlenna-zrujnovanih-vijnou-skil.html" text:style-name="Internet_20_link" text:visited-style-name="Visited_20_Internet_20_Link">
</text:a>
</text:span>
</text:p>
      <text:p text:style-name="P4">
据他介绍，在5月，当局将完善这些国家计划的具体点，并在6月与合作伙伴对计划进行实际工作。</text:p>
      <text:p text:style-name="P4">
“与现在和现在的重建有关的重建 - 关键系统，以及我们国家的研究。 我敢肯定，我们的项目至少会推动我们地区的发展 - 乌克兰之后，我们的合作伙伴将与乌克兰合作。”</text:p>
      <text:p text:style-name="P4">
<text:span text:style-name="T4">
另请阅读：</text:span>
 <text:span text:style-name="T4">
 <text:a xlink:type="simple" xlink:href="https://www.ukrinform.ua/rubric-vidbudova/3707294-u-londoni-1516-travna-projde-konferencia-vidnovlenna-ukraini-vidbudova-na-bazi-doslidzen.html" text:style-name="Internet_20_link" text:visited-style-name="Visited_20_Internet_20_Link">
</text:a>
</text:span>
</text:p>
      <text:p text:style-name="P4">
总统毫无疑问，在乌克兰，世界将看到欧洲是合适的。 他强调说：“在乌克兰的乌克兰，欧洲将有最大的欧洲 - 最大可能是欧洲价值观的能力，这是欧洲和全球合作的能力。”</text:p>
      <text:p text:style-name="P4">
Zelensky说，根据可用资源的体现和当前的恢复计划。 特别是，国家服务“方程式”已经起作用。 这是在损害战争后需要修复垃圾房屋的人们的支持。<text:span text:style-name="T4">
另请阅读：</text:span>
 <text:span text:style-name="T4">
 <text:a xlink:type="simple" xlink:href="https://www.ukrinform.ua/rubric-vidbudova/3707215-u-dii-zapustili-programu-derzavnoi-dopomogi-evidnovlenna.html" text:style-name="Internet_20_link" text:visited-style-name="Visited_20_Internet_20_Link">
</text:a>
</text:span>
</text:p>
      <text:p text:style-name="P4">
正如乌克林福姆报道的那样，4月23日，政府批准了一项决议，该决议允许自5月10日以来对等式计划进行测试。</text:p>
      <text:p text:style-name="P4">
News Source: <text:a xlink:type="simple" xlink:href="https://www.ukrinform.ua/rubric-vidbudova/3707494-prezident-proviv-naradu-z-uradovcami-govorili-pro-vidnovlenna-ukraini.html" text:style-name="Internet_20_link" text:visited-style-name="Visited_20_Internet_20_Link">
https://www.ukrinform.ua/rubric-vidbudova/3707494-prezident-proviv-naradu-z-uradovcami-govorili-pro-vidnovlenna-ukraini.html</text:a>
</text:p>
      <!--NEWS-->
      <text:h text:style-name="P10" text:outline-level="1">
<text:span text:style-name="T4">
乌克兰的青年队在欧洲联盟开发锦标赛开始时就让位于斯洛伐克</text:span>
</text:h>
      <text:p text:style-name="P4">
作者: Ukrinform (Person)</text:p>
      <text:p text:style-name="P4">
出版商: Укринформ (Organization)</text:p>
      <text:p text:style-name="P4">
出版时间: 2023-05-10T-29:46:00+03:00</text:p>
      <text:p text:style-name="P4">
修改时间: 2023-05-10T22:46:00+03:00</text:p>
      <text:p text:style-name="P4">
描述: 乌克兰的U16青年队（不超过2007年）在斯洛伐克市SENETS的UEFA开发锦标赛上开始表演。  - 乌克林。</text:p>
      <text:p text:style-name="P4">
图片: ["<text:a xlink:type="simple" xlink:href="https://static.ukrinform.com/photos/2023_05/thumb_files/630_360_1683748232-732.jpg" text:style-name="Internet_20_link" text:visited-style-name="Visited_20_Internet_20_Link">
630_360_16837...</text:a>
"]</text:p>
      <text:p text:style-name="P4">
标签: ['Футбол']</text:p>
      <text:p text:style-name="P4">
类型: Article</text:p>
      <!--METADATA-->
      <text:p text:style-name="P4">
<draw:frame draw:style-name="fr1" draw:name="Image37" text:anchor-type="as-char" svg:width="6.9236in" svg:height="3.956343in" draw:z-index="0">
<draw:image xlink:href="../Images/yкринформ/2023-05-10T-29-46-00-03-00/630_360_1683748232-732.jpg" xlink:type="simple" xlink:show="embed" xlink:actuate="onLoad" draw:mime-type="image/jpeg"/>
</draw:frame>
U16年轻的乌克兰人(球员不比2007年大)从斯洛伐克市Senets的UEFA开发锦标赛开始。</text:p>
      <text:p text:style-name="P4">
如报告<text:a xlink:type="simple" xlink:href="https://uaf.ua/article/48217" text:style-name="Internet_20_link" text:visited-style-name="Visited_20_Internet_20_Link">
</text:a>
乌克兰足球协会(WAF)，在第一场比赛中，“蓝色 -  Yellow”让位于一系列帖子-Match peer -to -slovak对等方-1：3(游戏时间 -  1：1)，报道乌克林福姆。</text:p>
      <text:p text:style-name="P4">
否则，拉脱维亚的比赛得分为2：4，输给了爱尔兰，弗拉基米尔·耶泽斯基(Vladimir Yezersky)的高速公路将于5月12日开会。</text:p>
      <text:p text:style-name="P4">
乌克兰人将在5月15日对阵拉脱维亚队的比赛。</text:p>
      <text:p text:style-name="P4">
<text:span text:style-name="T4">
另请阅读：</text:span>
 <text:a xlink:type="simple" xlink:href="https://www.ukrinform.ua/rubric-sports/3707184-dinamivec-diallo-zigrae-na-cempionati-svitu-za-molodiznu-zbirnu-senegalu.html" text:style-name="Internet_20_link" text:visited-style-name="Visited_20_Internet_20_Link">
</text:a>
我们将提醒，乌克兰U16国家队正在准备合格的Rounduuro-2024(U17). У період із 15 до 21 жовтня «синьо-жовті» зустрінуться зкомандами Німеччини, Фінляндії та Ліхтенштейну (比赛的所有者).</text:p>
      <text:p text:style-name="P4">
На фото: Володимир Єзерський/uaf.ua.</text:p>
      <text:p text:style-name="P4">
News Source: <text:a xlink:type="simple" xlink:href="https://www.ukrinform.ua/rubric-sports/3707491-unacka-zbirna-ukraini-postupilasa-po-penalti-slovakam-na-starti-turniru-rozvitku-uefa.html" text:style-name="Internet_20_link" text:visited-style-name="Visited_20_Internet_20_Link">
https://www.ukrinform.ua/rubric-sports/3707491-unacka-zbirna-ukraini-postupilasa-po-penalti-slovakam-na-starti-turniru-rozvitku-uefa.html</text:a>
</text:p>
      <!--NEWS-->
      <text:h text:style-name="P10" text:outline-level="1">
<text:span text:style-name="T4">
乌克兰正在与合作伙伴一起开发新的防守套餐 -  Zelensky</text:span>
</text:h>
      <text:p text:style-name="P4">
作者: Ukrinform (Person)</text:p>
      <text:p text:style-name="P4">
出版商: Укринформ (Organization)</text:p>
      <text:p text:style-name="P4">
出版时间: 2023-05-10T-31:42:00+03:00</text:p>
      <text:p text:style-name="P4">
修改时间: 2023-05-10T22:42:00+03:00</text:p>
      <text:p text:style-name="P4">
描述: 乌克兰正在与合作伙伴积极合作，决定新的国防套餐。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Оборона', 'допомога', 'Зеленський', 'Війна з росією']</text:p>
      <text:p text:style-name="P4">
类型: Article</text:p>
      <!--METADATA-->
      <text:p text:style-name="P4">
<draw:frame draw:style-name="fr1" draw:name="Image38" text:anchor-type="as-char" svg:width="6.9236in" svg:height="3.956343in" draw:z-index="0">
<draw:image xlink:href="../Images/yкринформ/2023-05-10T-31-42-00-03-00/630_360_1679682020-565.jpeg" xlink:type="simple" xlink:show="embed" xlink:actuate="onLoad" draw:mime-type="image/jpeg"/>
</draw:frame>
乌克兰与合作伙伴一起就新的国防套餐做出了决定。</text:p>
      <text:p text:style-name="P4">
沃迪米尔总统Zelenskyy在[]中说了这一点(https://www.youtube.com/watch?v=DvK9ibC4a2s)乌克林福姆报道说，对同胞。</text:p>
      <text:p text:style-name="P4">
“我们的国际街区非常活跃，详细与合作伙伴合作是为了新<text:a xlink:type="simple" xlink:href="https://www.ukrinform.ua/tag-oborona" text:style-name="Internet_20_link" text:visited-style-name="Visited_20_Internet_20_Link">
</text:a>
乌克兰的包裹。 新解决方案仍在工作层面。 Zelensky说：“为我们的天空提供更多保护，为我们的防御和地球运动提供了更多的机会。”</text:p>
      <text:p text:style-name="P4">
<text:span text:style-name="T5">
viso：<text:a xlink:type="simple" xlink:href="https://t.me/OP_UA/9468" text:style-name="Internet_20_link" text:visited-style-name="Visited_20_Internet_20_Link">
</text:a>
</text:span>
</text:p>
      <text:p text:style-name="P4">
他指出，在白天，他举行了几次会议，在这些会议上开发了这些问题。 总统一直期待该地区在不久的将来的相关步骤。</text:p>
      <text:p text:style-name="P4">
“我们不会忘记一分钟，每天，占领者在我们的土地上的存在是一种诱惑，让他想像他会成功的……什么都不会看到!我们需要将自由，安全和欧洲归还给所有乌克兰土地 - 所有欧洲土地。 我们会做的!让我们不要离开任何切碎的土地的敌人 - 没有暴政会统治。 我感谢合作伙伴的领导人，所有合伙人，所有帮助我们加强轮廓的人和所有人，使乌克兰的防守更加活跃，” Zelensky说。</text:p>
      <text:p text:style-name="P4">
<text:span text:style-name="T4">
另请阅读：</text:span>
 <text:a xlink:type="simple" xlink:href="https://www.ukrinform.ua/rubric-polytics/3706836-zelenskij-zaklikav-es-diati-proporcijno-zagrozi-dla-peremogi-nad-zlom-agresii.html" text:style-name="Internet_20_link" text:visited-style-name="Visited_20_Internet_20_Link">
<text:span text:style-name="T4">
 Zelensky </text:span>
</text:a>
据乌克林福姆(Ukrinform)报道，5月9日，沃迪米尔·泽伦斯基(Volodymyr Zelenskyy)总统表示，我们的州计划将俄罗斯军队迁出其领土，这不仅仅是战争的延续。 乌克兰人梦想只是要自由地给我们，我们不在普京木偶剧院总统，我们是自给自足的。</text:p>
      <text:p text:style-name="P4">
_foto：op _</text:p>
      <text:p text:style-name="P4">
News Source: <text:a xlink:type="simple" xlink:href="https://www.ukrinform.ua/rubric-ato/3707490-ukraina-napracovue-z-partnerami-novi-oboronni-paketi-zelenskij.html" text:style-name="Internet_20_link" text:visited-style-name="Visited_20_Internet_20_Link">
https://www.ukrinform.ua/rubric-ato/3707490-ukraina-napracovue-z-partnerami-novi-oboronni-paketi-zelenskij.html</text:a>
</text:p>
      <!--NEWS-->
      <text:h text:style-name="P10" text:outline-level="1">
<text:span text:style-name="T4">
乌克兰的战争将越来越对比质量的数量 - 海军上将鲍尔</text:span>
</text:h>
      <text:p text:style-name="P4">
作者: Ukrinform (Person)</text:p>
      <text:p text:style-name="P4">
出版商: Укринформ (Organization)</text:p>
      <text:p text:style-name="P4">
出版时间: 2023-05-10T-33:34:00+03:00</text:p>
      <text:p text:style-name="P4">
修改时间: 2023-05-10T22:34:00+03:00</text:p>
      <text:p text:style-name="P4">
描述: 从入侵乌克兰开始，俄罗斯入侵者没有建立物流系统，遭受了巨大的损失，现在被迫使用过时的设备和未经训练的人大量。  - 乌克林。</text:p>
      <text:p text:style-name="P4">
图片: ["<text:a xlink:type="simple" xlink:href="https://static.ukrinform.com/photos/2022_09/thumb_files/630_360_1663444486-508.jpg" text:style-name="Internet_20_link" text:visited-style-name="Visited_20_Internet_20_Link">
630_360_16634...</text:a>
"]</text:p>
      <text:p text:style-name="P4">
标签: ['НАТО', 'Україна', 'Агресія РФ', 'Війна з росією']</text:p>
      <text:p text:style-name="P4">
类型: Article</text:p>
      <!--METADATA-->
      <text:p text:style-name="P4">
<draw:frame draw:style-name="fr1" draw:name="Image39" text:anchor-type="as-char" svg:width="6.9236in" svg:height="3.956343in" draw:z-index="0">
<draw:image xlink:href="../Images/yкринформ/2023-05-10T-33-34-00-03-00/630_360_1663444486-508.jpg" xlink:type="simple" xlink:show="embed" xlink:actuate="onLoad" draw:mime-type="image/jpeg"/>
</draw:frame>
最初，乌克兰的入侵并没有创造出物流系统，遭受了巨大的损失，现在被迫使用过时的设备和未经训练的人。</text:p>
      <text:p text:style-name="P4">
乌克林福德通讯员报告称，在辩护联盟国家辩护后，军事委员会负责人纳索阿德米拉尔·罗布·鲍尔(Nathoadmiral Rob Bauer)报告的卫生部辩护后，今天在布鲁塞尔宣布了这一点。</text:p>
      <text:p text:style-name="P4">
同时，乌克兰据他认为，乌克兰专注于部队的质量和醉酒，使用西方样品的武器，在接下来的几个月中，这种切割将在战场上反映在战场上。</text:p>
      <text:p text:style-name="P4">
“战争中的任何一方都面临着同样的问题，人们已经破坏或损坏了设备，并且感到缺乏弹药。 俄罗斯承认的援助错误估计之一 - 他们正在准备为期三天的“忘记”，以告知表演者其目标，而无法部署物流系统。 因此，在这几天里，他们没有为坦克军队提供燃料。”北约军事局长说。</text:p>
      <text:p text:style-name="P4">
<text:span text:style-name="T4">
另请阅读：</text:span>
 <text:span text:style-name="T4">
 <text:a xlink:type="simple" xlink:href="https://www.ukrinform.ua/rubric-polytics/3707468-vijskovij-komitet-nato-pidtverdiv-nepohitnu-pidtrimku-ukraini.html" text:style-name="Internet_20_link" text:visited-style-name="Visited_20_Internet_20_Link">
</text:a>
</text:span>
</text:p>
      <text:p text:style-name="P4">
他指出，在第四天或第六天敌对行动的背景下，它们被转变为物流比赛，这就是目前在乌克兰发生的事情。这与其他问题密切相关，并具有补充凳子，接收新设备，新设备的能力，坦克和战斗车辆，坦克和战斗车辆，坦克和战斗车新火炮系统等。 这也是关于补充征兵或动员的人员及其准备工作。</text:p>
      <text:p text:style-name="P4">
“从物质的角度来看，俄罗斯人开始使用非常古老的物质和功能，例如，T-54坦克，1954年的模型，我们在战场上米布尔。 问题是他们仍然有很多这些54。 我们看到俄罗斯人被迫专注于数量。 包括大量的应征入伍和动员不太熟悉的人 - 他们采取过时的材料，但大量材料。另一方面，乌克兰人专注于质量，并采用西方设计的武器，作为适当的培训军队。 这是一个很大的差异，将在接下来的几个月中表现出来。”北约军事委员会说。他确认，在乌克兰侵略某些后勤问题之后，联盟上的盟友也面临着，因为他们还没有准备好进行如此大的高强度战争。</text:p>
      <text:p text:style-name="P4">
“物流和物流环境是一个非常重要的组成部分(提示 -  ed。)思维。 数十年来，我们忽略了与大规模冲突的集体辩护有关的大量卷 - 因为我们没有提供这种冲突。 我们计划了较小的业务，这些业务也具有重要的物流组成部分，但比我们现在在乌克兰看到的战争更适合计划。”鲍尔说。</text:p>
      <text:p text:style-name="P4">
<text:span text:style-name="T4">
另请阅读：</text:span>
 <text:span text:style-name="T4">
 <text:a xlink:type="simple" xlink:href="https://www.ukrinform.ua/rubric-world/3707201-stoltenberg-okresliv-vijskovi-prioriteti-nato-do-samitu-u-vilnusi.html" text:style-name="Internet_20_link" text:visited-style-name="Visited_20_Internet_20_Link">
</text:a>
</text:span>
</text:p>
      <text:p text:style-name="P4">
他强调，解决此类问题的解决方案并不是一天的问题，它将干扰大规模，漫长的努力和投资，包括开发提供部队和物流的制度，改善军事管理体系，等等。 。 所有这些都是关于部队结构及其规定现代化的更新操作概念的核心，这些概念将在维尔纽斯的北约 - 萨米特期间考虑。</text:p>
      <text:p text:style-name="P4">
反过来，北约武装部队在欧洲 - 美国将军克里斯托弗·卡沃拉(Christopher Cavola)的总司令(克里斯托弗·卡沃利(Christopher Cavoli))他指出，没有必要低估俄罗斯军队。</text:p>
      <text:p text:style-name="P4">
“我想补充一点，俄罗斯武装部队的退化确实是前所未有的。 阿维纳(Alevona)关注的是，为什么我们非常多方面。 同时，值得记住的是，在其他领域，这种退化并不那么明显，”美军指挥官说。</text:p>
      <text:p text:style-name="P4">
<text:span text:style-name="T4">
另请阅读：</text:span>
 <text:span text:style-name="T4">
 <text:a xlink:type="simple" xlink:href="https://www.ukrinform.ua/rubric-ato/3707474-rosia-mae-usvidomiti-so-ij-ne-peremogti-v-ukraini-britania-v-obse.html" text:style-name="Internet_20_link" text:visited-style-name="Visited_20_Internet_20_Link">
</text:a>
</text:span>
</text:p>
      <text:p text:style-name="P4">
据报道，北约军事委员会是联盟的最高机构，该委员会决定了武装部队的国防和发展的需求，以确保盟国的集体辩护，以执行北约政治决定。</text:p>
      <text:p text:style-name="P4">
News Source: <text:a xlink:type="simple" xlink:href="https://www.ukrinform.ua/rubric-ato/3707487-vijna-v-ukraini-dedali-silnise-protistavlatime-kilkist-akosti-admiral-bauer.html" text:style-name="Internet_20_link" text:visited-style-name="Visited_20_Internet_20_Link">
https://www.ukrinform.ua/rubric-ato/3707487-vijna-v-ukraini-dedali-silnise-protistavlatime-kilkist-akosti-admiral-bauer.html</text:a>
</text:p>
      <!--NEWS-->
      <text:h text:style-name="P10" text:outline-level="1">
<text:span text:style-name="T4">
正是在乌克兰，世界将看到欧洲的能力 - 总统</text:span>
</text:h>
      <text:p text:style-name="P4">
作者: Ukrinform (Person)</text:p>
      <text:p text:style-name="P4">
出版商: Укринформ (Organization)</text:p>
      <text:p text:style-name="P4">
出版时间: 2023-05-10T-35:30:00+03:00</text:p>
      <text:p text:style-name="P4">
修改时间: 2023-05-10T22:30:00+03:00</text:p>
      <text:p text:style-name="P4">
描述: 在乌克兰，欧洲最多将有最大的欧洲 - 欧洲价值观的最大值欧洲和全球合作。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Європа', 'Україна', 'Агресія РФ', 'Зеленський', 'Війна з росією']</text:p>
      <text:p text:style-name="P4">
类型: Article</text:p>
      <!--METADATA-->
      <text:p text:style-name="P4">
<draw:frame draw:style-name="fr1" draw:name="Image40" text:anchor-type="as-char" svg:width="6.9236in" svg:height="3.956343in" draw:z-index="0">
<draw:image xlink:href="../Images/yкринформ/2023-05-10T-35-30-00-03-00/630_360_1682451261-591.jpeg" xlink:type="simple" xlink:show="embed" xlink:actuate="onLoad" draw:mime-type="image/jpeg"/>
</draw:frame>
在乌克兰，欧洲将有最大的欧洲 - 最大的欧洲价值观，这是欧洲和全球合作的能力。</text:p>
      <text:p text:style-name="P4">
乌克林福姆乌克兰乌克兰·沃迪米尔·泽伦斯基(Ukraine Volodymyr Zelensky)总裁在全面战争的第441天结束时在他的讲话中报告了有关它的信息。</text:p>
      <text:p text:style-name="P4">
视频： <text:a xlink:type="simple" xlink:href="https://www.youtube.com/watch" text:style-name="Internet_20_link" text:visited-style-name="Visited_20_Internet_20_Link">
</text:a>
<text:span text:style-name="T4">
 <text:span text:style-name="T5">
我希望健康，亲爱的乌克兰人!</text:span>
 </text:span>
</text:p>
      <text:p text:style-name="P4">
简而言之，关于我们的行为。</text:p>
      <text:p text:style-name="P4">
我们的国际街区非常活跃，详细与合作伙伴合作，为乌克兰提供新形状的包裹。 新解决方案已经在工作层面。 我们的天空缺乏更多的缺乏，我们的防御和运动的机会更多。 我今天举行了几次会议，我们在那里讨论了这一切。 我们希望从合作伙伴到下一次的相应步骤。</text:p>
      <text:p text:style-name="P4">
一会儿，我们都没有忘记，每天占领者在我们地球上的存在都是一种诱惑，就像他会成功一样。 他一无所获!我们需要将自由，安全和欧洲归还给所有乌克兰土地 - 所有欧洲土地。 我们将做到这一点!让我们不要离开任何切碎的土地的敌人 - 没有暴政会统治。 我感谢合作伙伴的领导人，所有合伙人，所有帮助我们加强力量并使乌克兰防守更加活跃的人。</text:p>
      <text:p text:style-name="P4">
他与政府官员举行了一次相当有意义的会议，以敌对行动和战争之后的领土和乌克兰生活的更新。 我们正在研究恢复的所有方面，每个方面都是新的安全表格。 经济和工业，国防，能源，能源，基础设施，教育行业，社会领域，尤其是康复组成部分...所有应该建立的东西，准备在世界上投资的东西，什么将使乌克兰和乌克兰可靠保护和自信的发展。</text:p>
      <text:p text:style-name="P4">
现在，在5月，我们将完善这些国家计划的具体点，并在6月与合作伙伴进行实践工作。 现在和现在的重建 - 我们国家的关键系统和战略转变。 我相信我们的项目将至少在乌克兰之后和所有将与乌克兰合作的合作伙伴至少为发展动力。一步一步地，基于我们现在实施国家的能力恢复的资源。 特别是，今天采用了国家服务“方程式”。 这是在损害战争后需要修复垃圾房屋的人们的支持。 今天，我们已经有大量的申请“行​​动”。 通常，它是数十万个受损物体。 此外，我们还必须针对能够迫使受损房屋的人来制定这项任务。 帮助的平等非常重要，需要算法。 下一步是弥补失去的生活。 会的。</text:p>
      <text:p text:style-name="P4">
当然，在白天，我与情报高管与我们的指挥官进行了交流。 最前沿的情况是显而易见的首要任务。</text:p>
      <text:p text:style-name="P4">
今天，他签署了有关州立大学庆祝我们的战士的新法令。 第十单独的山区突击旅。 14th，28，53，59-tai 72独立的机械旅。 第三个单独的风暴旅。 27-rainactive炮兵旅。 第112个独立的TRO。 第67营。 第65届军事移动医院。 这是利曼清洗，巴赫穆特，雅尔，阿夫迪夫斯基，沙赫塔尔斯基。</text:p>
      <text:p text:style-name="P4">
总的来说，今天的法令标志着我们的捍卫者和捍卫者的266个。最有回头的是，最有价值的是那些生活是乌克兰的生活，这是我们顽强的乌克兰艺术。</text:p>
      <text:p text:style-name="P4">
荣耀我们所有正在战斗，战斗哨所和战斗行动中的士兵的荣耀!</text:p>
      <text:p text:style-name="P4">
荣耀为每个养育这样的儿子和女儿的乌克兰家庭荣耀!</text:p>
      <text:p text:style-name="P4">
<text:span text:style-name="T4">
 <text:span text:style-name="T5">
荣耀与乌克兰!</text:span>
 </text:span>
</text:p>
      <text:p text:style-name="P4">
News Source: <text:a xlink:type="simple" xlink:href="https://www.ukrinform.ua/rubric-ato/3707498-same-v-ukraini-svit-bacitime-na-so-zdatna-evropa-prezident.html" text:style-name="Internet_20_link" text:visited-style-name="Visited_20_Internet_20_Link">
https://www.ukrinform.ua/rubric-ato/3707498-same-v-ukraini-svit-bacitime-na-so-zdatna-evropa-prezident.html</text:a>
</text:p>
      <!--NEWS-->
      <text:h text:style-name="P10" text:outline-level="1">
<text:span text:style-name="T4">
敌人用不可控制的航空导弹向切尔尼夫边界开火</text:span>
</text:h>
      <text:p text:style-name="P4">
作者: Ukrinform (Person)</text:p>
      <text:p text:style-name="P4">
出版商: Укринформ (Organization)</text:p>
      <text:p text:style-name="P4">
出版时间: 2023-05-10T-37:27:00+03:00</text:p>
      <text:p text:style-name="P4">
修改时间: 2023-05-10T22:27:00+03:00</text:p>
      <text:p text:style-name="P4">
描述: 5月10日，星期三，俄罗斯军队从不受管理的航空导弹掉下了切尼希夫地区边界的步枪。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Ракета', 'Чернігівщина', 'Війна з росією']</text:p>
      <text:p text:style-name="P4">
类型: Article</text:p>
      <!--METADATA-->
      <text:p text:style-name="P4">
<draw:frame draw:style-name="fr1" draw:name="Image41" text:anchor-type="as-char" svg:width="6.9236in" svg:height="3.956343in" draw:z-index="0">
<draw:image xlink:href="../Images/yкринформ/2023-05-10T-37-27-00-03-00/630_360_1669987737-966.jpg" xlink:type="simple" xlink:show="embed" xlink:actuate="onLoad" draw:mime-type="image/jpeg"/>
</draw:frame>
5月10日，星期三，鲁斯基夫斯卡(Ruskivska)从边界区域的螺丝中扔出了非托管航空导弹。</text:p>
      <text:p text:style-name="P4">
根据乌克林福姆的说法，北部运营司令部报告了<text:a xlink:type="simple" xlink:href="https://t.me/ok_pivnich1/2515" text:style-name="Internet_20_link" text:visited-style-name="Visited_20_Internet_20_Link">
</text:a>
.</text:p>
      <text:p text:style-name="P4">
“Станом 21:00 10 травня російські війська три рази <text:a xlink:type="simple" xlink:href="https://www.ukrinform.ua/tag-obstril" text:style-name="Internet_20_link" text:visited-style-name="Visited_20_Internet_20_Link">
</text:a>
在消息中，Chernihiv地区的边界”。</text:p>
      <text:p text:style-name="P4">
从13:10到13:20的俄罗斯人向贝亚尔村庄开火，可能是120毫米的迫击炮。 记录了五个命中。</text:p>
      <text:p text:style-name="P4">
大约18:05，在克拉斯尼亚村庄的地区，有三个节拍，可能是螺丝中难以管理的航空导弹。</text:p>
      <text:p text:style-name="P4">
从18:05到18:10的Bleshnya村庄，记录了五次命中，可能是82毫米的砂浆82毫米。</text:p>
      <text:p text:style-name="P4">
<text:span text:style-name="T4">
另请阅读：</text:span>
 <text:a xlink:type="simple" xlink:href="https://www.ukrinform.ua/rubric-ato/3707421-rosiani-obstrilali-selo-u-kahovskomu-rajoni-zaginula-zinka.html" text:style-name="Internet_20_link" text:visited-style-name="Visited_20_Internet_20_Link">
<text:span text:style-name="T4">
射击</text:span>
</text:a>
在所有三种情况下，均未收到有关当地人口中平民基础设施损失的信息。</text:p>
      <text:p text:style-name="P4">
如报道<text:a xlink:type="simple" xlink:href="https://www.ukrinform.ua/rubric-ato/3707238-rosiani-trici-obstrilali-prikordonna-cernigivsini-i-sumsini.html" text:style-name="Internet_20_link" text:visited-style-name="Visited_20_Internet_20_Link">
</text:a>
，俄罗斯军队国家12：00 5月10日在切尼希夫和苏米地区的边界开火了三遍。</text:p>
      <text:p text:style-name="P4">
News Source: <text:a xlink:type="simple" xlink:href="https://www.ukrinform.ua/rubric-ato/3707486-rosiani-obstrilali-prikordonna-cernigivsini-nekerovanimi-aviacijnimi-raketami.html" text:style-name="Internet_20_link" text:visited-style-name="Visited_20_Internet_20_Link">
https://www.ukrinform.ua/rubric-ato/3707486-rosiani-obstrilali-prikordonna-cernigivsini-nekerovanimi-aviacijnimi-raketami.html</text:a>
</text:p>
      <!--NEWS-->
      <text:h text:style-name="P10" text:outline-level="1">
<text:span text:style-name="T4">
JSC Siverschyna和Slobozhanshchina Directioc Rusian军队炮击Hasichivka，铁桥...</text:span>
</text:h>
      <text:p text:style-name="P4">
作者: liveuamap (Language: en)</text:p>
      <text:p text:style-name="P4">
时间: 2023-05-10T-37:29:00</text:p>
      <text:p text:style-name="P4">
地点: Vovchansk (Latitude:50.11794 Longtitude:37.56775)</text:p>
      <text:p text:style-name="P4">
视频: []</text:p>
      <text:p text:style-name="P4">
图片: []</text:p>
      <text:p text:style-name="P4">
标签: ["Russia"]</text:p>
      <text:p text:style-name="P4">
Id: 22561777</text:p>
      <!--METADATA-->
      <text:p text:style-name="P4">
在Sivershchyna和Slbozhanschyna的指示，俄罗斯军队炮击了Chernihiv地区Muravyi的Zaliznyy Mist； Tovstodubove, Bachivsk, Stari Vyrky, Iskryskivskivskyna, Volfyne, Yunakivka, Mohrytstststs Hatysche, Pletenivka, Tykhe, Mala Vovcha, Budarky, Zemlyanky, Vilkhuvatka, Dvorichanske and Khatnye of Kharkiv Region, - General Staff ofarMed Forces of Ukraine Says in the Morning Report</text:p>
      <text:p text:style-name="P4">
新闻集链接：(https://liveuamap.com/en/2023/10-may-at-sivershchyna-and-slobozhanschyna-directions-russian)</text:p>
      <text:p text:style-name="P4">
News Source: <text:a xlink:type="simple" xlink:href="https://t.me/lumsrc/4738" text:style-name="Internet_20_link" text:visited-style-name="Visited_20_Internet_20_Link">
https://t.me/lumsrc/4738</text:a>
</text:p>
      <!--NEWS-->
      <text:h text:style-name="P10" text:outline-level="1">
<text:span text:style-name="T4">
Lubinets和Grossy谈到了俄罗斯入侵期间NPP的安全性</text:span>
</text:h>
      <text:p text:style-name="P4">
作者: Ukrinform (Person)</text:p>
      <text:p text:style-name="P4">
出版商: Укринформ (Organization)</text:p>
      <text:p text:style-name="P4">
出版时间: 2023-05-10T-39:15:00+03:00</text:p>
      <text:p text:style-name="P4">
修改时间: 2023-05-10T22:15:00+03:00</text:p>
      <text:p text:style-name="P4">
描述: Verkhovna Rada专员Dmitry Lubinets与国际原子能局首席执行官Raphael Marian Grossse讨论了与NPP有关的重要安全问题。  - 乌克林。</text:p>
      <text:p text:style-name="P4">
图片: ["<text:a xlink:type="simple" xlink:href="https://static.ukrinform.com/photos/2023_05/thumb_files/630_360_1683746211-288.jpg" text:style-name="Internet_20_link" text:visited-style-name="Visited_20_Internet_20_Link">
630_360_16837...</text:a>
"]</text:p>
      <text:p text:style-name="P4">
标签: ['АЕС', 'Енергоатом', 'МАГАТЕ', 'Запорізька АЕС', 'Дмитро Лубінець']</text:p>
      <text:p text:style-name="P4">
类型: Article</text:p>
      <!--METADATA-->
      <text:p text:style-name="P4">
<draw:frame draw:style-name="fr1" draw:name="Image42" text:anchor-type="as-char" svg:width="6.9236in" svg:height="3.956343in" draw:z-index="0">
<draw:image xlink:href="../Images/yкринформ/2023-05-10T-39-15-00-03-00/630_360_1683746211-288.jpg" xlink:type="simple" xlink:show="embed" xlink:actuate="onLoad" draw:mime-type="image/jpeg"/>
</draw:frame>
Verkhovna Rada人权专员Dmitry Lubinets讨论了Rafaelemariana Grossi国际Atomicana Agency在俄罗斯国际委员会的总董事。</text:p>
      <text:p text:style-name="P4">
正如乌克林福姆报道的那样，他在[]中撰写了有关它的文章(https://t.me/dmytro_lubinetzs/2402)。</text:p>
      <text:p text:style-name="P4">
“与首席执行官拉斐尔·格罗斯西(Rafael Grosssey)讨论了许多与俄罗斯联合会装甲侵略期间核电站侵略的重要问题，该问题对乌克兰的能源对象进行了射击。 特别是，在一次双边会议上，他们提高了Energoatom工人安全，工人及其家人的安全性以及全球核安全问题的安全。”</text:p>
      <text:p text:style-name="P4">
<text:span text:style-name="T4">
另请阅读：</text:span>
 <text:span text:style-name="T4">
 <text:a xlink:type="simple" xlink:href="https://www.ukrinform.ua/rubric-ato/3705788-magate-situacia-navkolo-zaes-stae-neperedbacuvanou-i-potencijno-nebezpecnou.html" text:style-name="Internet_20_link" text:visited-style-name="Visited_20_Internet_20_Link">
</text:a>
</text:span>
</text:p>
      <text:p text:style-name="P4">
申诉专员感谢格罗斯(Grosse)的事实，尽管俄罗斯军队和窒息受到威胁，他不仅为ZPP创建了一个任务，而且领导了这一任务，并反复在临时捕获的领土上撤离了核电站。</text:p>
      <text:p text:style-name="P4">
Lubinets强调说：“我认为这应该是所有“关心”的榜样，而不仅仅是支持乌克兰，而是解决此类复杂问题的真实有效行动。”</text:p>
      <text:p text:style-name="P4">
<text:span text:style-name="T4">
另请阅读：</text:span>
 <text:span text:style-name="T4">
 <text:a xlink:type="simple" xlink:href="https://www.ukrinform.ua/rubric-economy/3702158-rosatom-pereviv-na-kontrakt-3-000-spivrobitnikiv-zaes-castini-vidmovili-u-dostupi-grossi.html" text:style-name="Internet_20_link" text:visited-style-name="Visited_20_Internet_20_Link">
</text:a>
</text:span>
</text:p>
      <text:p text:style-name="P4">
他补充说，IAEA还扩大了其在乌克兰的存在，以帮助防止军事入侵俄罗斯联邦的核事故。</text:p>
      <text:p text:style-name="P4">
“也为<text:span text:style-name="T4">
 []提出了主动性(https://www.ukrinform.ua/tag-magate)</text:span>
与申诉专员办公室一起，他们就与IAEA员工及其家人的遵守问题(驱逐出境和整体安全)作出了特别报告。 反过来，格罗斯西感谢这个想法，并说他会做出治愈。 他们同意在下一次乌克兰旅行中进一步讨论这个想法。”</text:p>
      <text:p text:style-name="P4">
<text:span text:style-name="T4">
另请阅读：</text:span>
 <text:span text:style-name="T4">
 <text:a xlink:type="simple" xlink:href="https://www.ukrinform.ua/rubric-regions/3707273-zagarbniki-planuut-evakuuvati-ponad-3-000-pracivnikiv-zaes-ta-ihnih-ridnih.html" text:style-name="Internet_20_link" text:visited-style-name="Visited_20_Internet_20_Link">
</text:a>
 </text:span>
</text:p>
      <text:p text:style-name="P4">
News Source: <text:a xlink:type="simple" xlink:href="https://www.ukrinform.ua/rubric-economy/3707484-lubinec-ta-grossi-pogovorili-pro-bezpeku-na-aes-pid-cas-rosijskogo-vtorgnenna.html" text:style-name="Internet_20_link" text:visited-style-name="Visited_20_Internet_20_Link">
https://www.ukrinform.ua/rubric-economy/3707484-lubinec-ta-grossi-pogovorili-pro-bezpeku-na-aes-pid-cas-rosijskogo-vtorgnenna.html</text:a>
</text:p>
      <!--NEWS-->
      <text:h text:style-name="P10" text:outline-level="1">
<text:span text:style-name="T4">
在莱曼（Lyman）的指示，俄罗斯军队炮击了卢汉斯克（Luhansk）地区的Makiyivka，Bilohorivka和Vesele A ...</text:span>
</text:h>
      <text:p text:style-name="P4">
作者: liveuamap (Language: en)</text:p>
      <text:p text:style-name="P4">
时间: 2023-05-10T-39:29:00</text:p>
      <text:p text:style-name="P4">
地点: Bakhmut (Latitude:48.80822 Longtitude:38.24856)</text:p>
      <text:p text:style-name="P4">
视频: []</text:p>
      <text:p text:style-name="P4">
图片: []</text:p>
      <text:p text:style-name="P4">
标签: ["Russia"]</text:p>
      <text:p text:style-name="P4">
Id: 22561775</text:p>
      <!--METADATA-->
      <text:p text:style-name="P4">
在莱曼的指导下，俄罗斯军队炮击了卢汉斯克地区的马克里维卡，比洛霍利夫卡和维塞尔地区，顿涅茨克地区的Yampolivka和Spirne-乌克兰的总参谋部部队在早晨的报告中说</text:p>
      <text:p text:style-name="P4">
新闻集链接：<text:a xlink:type="simple" xlink:href="https://liveuamap.com/en/2023/10-may-at-lyman-direction-russian-army-shelled-makiyivka" text:style-name="Internet_20_link" text:visited-style-name="Visited_20_Internet_20_Link">
https://liveuamap.com/en/2023/2023/10-may-at-yman-direction-russian-marmy-shelled-makiyivka</text:a>
</text:p>
      <text:p text:style-name="P4">
News Source: <text:a xlink:type="simple" xlink:href="https://t.me/lumsrc/4740" text:style-name="Internet_20_link" text:visited-style-name="Visited_20_Internet_20_Link">
https://t.me/lumsrc/4740</text:a>
</text:p>
      <!--NEWS-->
      <text:h text:style-name="P10" text:outline-level="1">
<text:span text:style-name="T4">
Boguslaev要求将其包括在与俄罗斯联邦交流的列表中 - “计划”</text:span>
</text:h>
      <text:p text:style-name="P4">
作者: Ukrinform (Person)</text:p>
      <text:p text:style-name="P4">
出版商: Укринформ (Organization)</text:p>
      <text:p text:style-name="P4">
出版时间: 2023-05-10T-41:06:00+03:00</text:p>
      <text:p text:style-name="P4">
修改时间: 2023-05-10T22:06:00+03:00</text:p>
      <text:p text:style-name="P4">
描述: SICH的电动机Expream Vyacheslav Boguslaev要求将其包括在与俄罗斯交流的清单中。  - 乌克林。</text:p>
      <text:p text:style-name="P4">
图片: ["<text:a xlink:type="simple" xlink:href="https://static.ukrinform.com/photos/2019_07/thumb_files/630_360_1562674142-155.jpg" text:style-name="Internet_20_link" text:visited-style-name="Visited_20_Internet_20_Link">
630_360_15626...</text:a>
", "<text:a xlink:type="simple" xlink:href="https://static.ukrinform.com/photos/2023_05/1683744818-437.jpg" text:style-name="Internet_20_link" text:visited-style-name="Visited_20_Internet_20_Link">
1683744818-43...</text:a>
"]</text:p>
      <text:p text:style-name="P4">
标签: ['Обмін', 'Держзрада', 'Богуслаєв', 'Війна з росією']</text:p>
      <text:p text:style-name="P4">
类型: Article</text:p>
      <!--METADATA-->
      <text:p text:style-name="P4">
<draw:frame draw:style-name="fr1" draw:name="Image43" text:anchor-type="as-char" svg:width="6.9236in" svg:height="3.956343in" draw:z-index="0">
<draw:image xlink:href="../Images/yкринформ/2023-05-10T-41-06-00-03-00/630_360_1562674142-155.jpg" xlink:type="simple" xlink:show="embed" xlink:actuate="onLoad" draw:mime-type="image/jpeg"/>
</draw:frame>
SICH摩托车的Expream Vyacheslav Boguslaev要求将其包括在与俄罗斯的交流列表中。</text:p>
      <text:p text:style-name="P4">
根据乌克林福姆的说法，这是由总统安德里·耶尔马克(Andriy Yermak)办公室的名字签署的法律信中指出的，该办公室可供“ <text:a xlink:type="simple" xlink:href="https://www.radiosvoboda.org/a/news-skhemy-bohuslayev-obmin-rosiya/32404992.html" text:style-name="Internet_20_link" text:visited-style-name="Visited_20_Internet_20_Link">
</text:a>
”。</text:p>
      <text:p text:style-name="P4">
“请将我添加到列表中以进行交换<text:a xlink:type="simple" xlink:href="https://www.ukrinform.ua/tag-rosia" text:style-name="Internet_20_link" text:visited-style-name="Visited_20_Internet_20_Link">
</text:a>
»， - 在用俄罗斯写的总统办公室的一份声明中写道。</text:p>
      <text:p text:style-name="P4">
<draw:frame draw:style-name="fr1" draw:name="Image44" text:anchor-type="as-char" svg:width="6.9236in" svg:height="9.170441in" draw:z-index="0">
<draw:image xlink:href="../Images/yкринформ/2023-05-10T-41-06-00-03-00/1683744818-437.jpg" xlink:type="simple" xlink:show="embed" xlink:actuate="onLoad" draw:mime-type="image/jpeg"/>
</draw:frame>
该文件包含他的签名，并带有注释：“ Boguslaev，退休人员，残疾人1组”。 他的律师的随附信表示申请的转诊日期 -  2023年3月20日。</text:p>
      <text:p text:style-name="P4">
战略企业交易所的前任负责人的机会，“计划”是在总统办公室和乌克兰情报防御国防部的主要局长中询问的。</text:p>
      <text:p text:style-name="P4">
“乌克兰将继续使用所有可用的工具来扭转我们的战俘和非法拘留的平民。 但是，至于特定的案件和姓氏，我们只能通过结果来组成。</text:p>
      <text:p text:style-name="P4">
<text:span text:style-name="T4">
另请阅读：</text:span>
 <text:a xlink:type="simple" xlink:href="https://www.ukrinform.ua/rubric-ato/3690307-zelenskij-vviv-sankcii-proti-boguslaeva-ta-nizki-fizicnih-ta-uridicnih-osib-z-rosii-ta-iranu.html" text:style-name="Internet_20_link" text:visited-style-name="Visited_20_Internet_20_Link">
<text:span text:style-name="T4">
 boguslaev </text:span>
</text:a>
在乌克兰，Boguslaev被控侵略者的状态，合作，促进恐怖组织的活动，以及最近对武装部队的反击。 他现在正在审前拘留中心，他拒绝了所有指控。</text:p>
      <text:p text:style-name="P4">
如报道<text:a xlink:type="simple" xlink:href="https://www.ukrinform.ua/rubric-society/3689181-sud-prodovziv-strok-boguslaevu-perebuvatime-pid-vartou-do-kinca-travna.html" text:style-name="Internet_20_link" text:visited-style-name="Visited_20_Internet_20_Link">
</text:a>
，基辅舍维奇基京地方法院批准了总检察官办公室的请求，并延长了前赛车前总统Vyacheslav Boguslaev的任期60天 - 直到5月27日。</text:p>
      <text:p text:style-name="P4">
News Source: <text:a xlink:type="simple" xlink:href="https://www.ukrinform.ua/rubric-society/3707480-boguslaev-poprosiv-vkluciti-jogo-v-spisok-na-obmin-z-rf-shemi.html" text:style-name="Internet_20_link" text:visited-style-name="Visited_20_Internet_20_Link">
https://www.ukrinform.ua/rubric-society/3707480-boguslaev-poprosiv-vkluciti-jogo-v-spisok-na-obmin-z-rf-shemi.html</text:a>
</text:p>
      <!--NEWS-->
      <text:h text:style-name="P10" text:outline-level="1">
<text:span text:style-name="T4">
JSU Bakhmut Directio Rusian军队炮击了Orikhovo-Vasylivka，Bogdanivka，Bakhmut，Ivanovsk，...</text:span>
</text:h>
      <text:p text:style-name="P4">
作者: liveuamap (Language: en)</text:p>
      <text:p text:style-name="P4">
时间: 2023-05-10T-41:29:00</text:p>
      <text:p text:style-name="P4">
地点: Novhorods'ke, Donetsk Oblast (Latitude:48.32544 Longtitude:37.84172)</text:p>
      <text:p text:style-name="P4">
视频: []</text:p>
      <text:p text:style-name="P4">
图片: []</text:p>
      <text:p text:style-name="P4">
标签: ["Russia"]</text:p>
      <text:p text:style-name="P4">
Id: 22561774</text:p>
      <!--METADATA-->
      <text:p text:style-name="P4">
在巴赫穆特的方向，俄罗斯军队炮击了Orikhovo -vasylivka，Bohdanivka，Bakhmut，Ivanivske，Chasiv Yar，Chasiv Yar，Stupochky，Stupochky，Zalizne，Zalizne和New York of Donetskregion， - 乌克兰武装部队的总参谋</text:p>
      <text:p text:style-name="P4">
新闻集链接：<text:a xlink:type="simple" xlink:href="https://liveuamap.com/en/2023/10-may-at-bakhmut-direction-russian-army-shelled-orikhovovasylivka" text:style-name="Internet_20_link" text:visited-style-name="Visited_20_Internet_20_Link">
https://liveuamap.com/en/2023/10-may-at-bakhmut-direction-russian-army-shelled-orikhovovasylivka</text:a>
</text:p>
      <text:p text:style-name="P4">
News Source: <text:a xlink:type="simple" xlink:href="https://t.me/lumsrc/4741" text:style-name="Internet_20_link" text:visited-style-name="Visited_20_Internet_20_Link">
https://t.me/lumsrc/4741</text:a>
</text:p>
      <!--NEWS-->
      <text:h text:style-name="P10" text:outline-level="1">
<text:span text:style-name="T4">
军队的JSC Avdiivka Directio Rusian炮击Notokalinova，Avdiivka，Pervomaisko，Neterililov A ...</text:span>
</text:h>
      <text:p text:style-name="P4">
作者: liveuamap (Language: en)</text:p>
      <text:p text:style-name="P4">
时间: 2023-05-10T-43:29:00</text:p>
      <text:p text:style-name="P4">
地点: Donetsk Oblast (Latitude:48.10709 Longtitude:37.49084)</text:p>
      <text:p text:style-name="P4">
视频: []</text:p>
      <text:p text:style-name="P4">
图片: []</text:p>
      <text:p text:style-name="P4">
标签: ["Russia"]</text:p>
      <text:p text:style-name="P4">
Id: 22561773</text:p>
      <!--METADATA-->
      <text:p text:style-name="P4">
在Avdiyivka的方向，俄罗斯军队炮击了Novokalynove，Avdiyivka，Pervomayske，Netaylove和Donetsk地区的Karlivka。 俄罗斯航空导入的Avdiyivka附近的空袭 - 乌克兰武装部队在早晨的报告中</text:p>
      <text:p text:style-name="P4">
新闻集链接：<text:a xlink:type="simple" xlink:href="https://liveuamap.com/en/2023/10-may-at-avdiyivka-direction-russian-army-shelled-novokalynove" text:style-name="Internet_20_link" text:visited-style-name="Visited_20_Internet_20_Link">
https://liveuamap.com/en/2023/2023/10-may-at-avdiyivka-direction-russian-army-army-shelled-novokalynove</text:a>
</text:p>
      <text:p text:style-name="P4">
News Source: <text:a xlink:type="simple" xlink:href="https://t.me/lumsrc/4742" text:style-name="Internet_20_link" text:visited-style-name="Visited_20_Internet_20_Link">
https://t.me/lumsrc/4742</text:a>
</text:p>
      <!--NEWS-->
      <text:h text:style-name="P10" text:outline-level="1">
<text:span text:style-name="T4">
各州威胁佐治亚州的制裁以防万一</text:span>
</text:h>
      <text:p text:style-name="P4">
作者: Ukrinform (Person)</text:p>
      <text:p text:style-name="P4">
出版商: Укринформ (Organization)</text:p>
      <text:p text:style-name="P4">
出版时间: 2023-05-10T-44:55:00+03:00</text:p>
      <text:p text:style-name="P4">
修改时间: 2023-05-10T21:55:00+03:00</text:p>
      <text:p text:style-name="P4">
描述: 美国在与俄罗斯进行直接航空的重建时，警告佐治亚州可能的制裁，周三允许这种航班。  - 乌克林。</text:p>
      <text:p text:style-name="P4">
图片: ["<text:a xlink:type="simple" xlink:href="https://static.ukrinform.com/photos/2021_01/thumb_files/630_360_1611319148-899.jpg" text:style-name="Internet_20_link" text:visited-style-name="Visited_20_Internet_20_Link">
630_360_16113...</text:a>
"]</text:p>
      <text:p text:style-name="P4">
标签: ['Грузія', 'Санкції', 'США', 'росія']</text:p>
      <text:p text:style-name="P4">
类型: Article</text:p>
      <!--METADATA-->
      <text:p text:style-name="P4">
<draw:frame draw:style-name="fr1" draw:name="Image45" text:anchor-type="as-char" svg:width="6.9236in" svg:height="3.956343in" draw:z-index="0">
<draw:image xlink:href="../Images/yкринформ/2023-05-10T-44-55-00-03-00/630_360_1611319148-899.jpg" xlink:type="simple" xlink:show="embed" xlink:actuate="onLoad" draw:mime-type="image/jpeg"/>
</draw:frame>
该联系警告佐治亚州在对俄罗斯进行直接袭击的情况下可能制裁，该诉讼在周三允许此类航班。</text:p>
      <text:p text:style-name="P4">
关于格鲁吉亚版的评论<text:a xlink:type="simple" xlink:href="https://accentnews.ge/ka/article/87402-ashsh-is-saxelmcipo-departamenti-tbiliss-mosalodneli" text:style-name="Internet_20_link" text:visited-style-name="Visited_20_Internet_20_Link">
</text:a>
美国国务院报道说，欧洲真相报告。</text:p>
      <text:p text:style-name="P4">
“许多西方国家，包括美国在内的许多西方国家禁止俄罗斯计划进入其领空。如果恢复俄罗斯和佐治亚州之间的直接航空公司，这将引起我们对可能的介绍的关注。”  - 在代表的官方评论中说部门。</text:p>
      <text:p text:style-name="P4">
<text:span text:style-name="T4">
另请阅读：</text:span>
 <text:span text:style-name="T4">
 <text:a xlink:type="simple" xlink:href="https://www.ukrinform.ua/rubric-world/3707340-prezidentka-gruzii-vimagae-sklikati-radu-bezpeki-pisla-skasuvanna-viz-rosieu.html" text:style-name="Internet_20_link" text:visited-style-name="Visited_20_Internet_20_Link">
</text:a>
</text:span>
</text:p>
      <text:p text:style-name="P4">
他还回忆说，整个西方社区已经与普京地区分开了，因此现在不是加深与俄罗斯关系的最佳时机。 他还遗忘了，在俄罗斯占领下仍然有20％的领土<text:span text:style-name="T4">
 <text:a xlink:type="simple" xlink:href="https://www.ukrinform.ua/tag-gruzia" text:style-name="Internet_20_link" text:visited-style-name="Visited_20_Internet_20_Link">
</text:a>
</text:span>
。</text:p>
      <text:p text:style-name="P4">
声明说：“对于格鲁吉亚人民来说，如果普京被俄罗斯玫瑰亚所占领的佐治亚州领土的部队要比恢复直接飞机提供签证政权的情况更好。”</text:p>
      <text:p text:style-name="P4">
<text:span text:style-name="T4">
另请阅读：</text:span>
 <text:span text:style-name="T4">
 <text:a xlink:type="simple" xlink:href="https://www.ukrinform.ua/rubric-world/3707437-gruzia-dozvolit-prami-rejsi-aviakompaniam-rf-aki-ne-pid-sankciami.html" text:style-name="Internet_20_link" text:visited-style-name="Visited_20_Internet_20_Link">
</text:a>
</text:span>
</text:p>
      <text:p text:style-name="P4">
回想：之前，与政府政党的其他代表“格鲁吉亚·卡姆里”(Georgian Camrie)的其他代表一样，Georgiamamariam Kvivishvili的经济与可持续发展副部长，重复了克里姆林宫对据称居住在俄罗斯乔治亚州的百万公民生活的错误信息的叙事_ <text:span text:style-name="T4">
 <text:a xlink:type="simple" xlink:href="https://www.ukrinform.ua/rubric-world/3707248-putin-skasuvav-vizovij-rezim-ta-obmezenna-na-pereloti-dla-gromadan-gruzii.html" text:style-name="Internet_20_link" text:visited-style-name="Visited_20_Internet_20_Link">
</text:a>
</text:span>
 _“将支持与祖国的交流。”</text:p>
      <text:p text:style-name="P4">
News Source: <text:a xlink:type="simple" xlink:href="https://www.ukrinform.ua/rubric-world/3707483-stati-prigrozili-gruzii-sankciami-u-razi-vidnovlenna-pramogo-aviaspolucenna-z-rf.html" text:style-name="Internet_20_link" text:visited-style-name="Visited_20_Internet_20_Link">
https://www.ukrinform.ua/rubric-world/3707483-stati-prigrozili-gruzii-sankciami-u-razi-vidnovlenna-pramogo-aviaspolucenna-z-rf.html</text:a>
</text:p>
      <!--NEWS-->
      <text:h text:style-name="P10" text:outline-level="1">
<text:span text:style-name="T4">
JSC Shakhtar Directio Rusian军队炮击Novomikhailivka，Vodyane，Vodane，Colord，想知道...</text:span>
</text:h>
      <text:p text:style-name="P4">
作者: liveuamap (Language: en)</text:p>
      <text:p text:style-name="P4">
时间: 2023-05-10T-46:30:00</text:p>
      <text:p text:style-name="P4">
地点: Velyka Novosilka (Latitude:47.82941 Longtitude:36.84059)</text:p>
      <text:p text:style-name="P4">
视频: []</text:p>
      <text:p text:style-name="P4">
图片: []</text:p>
      <text:p text:style-name="P4">
标签: ["Russia"]</text:p>
      <text:p text:style-name="P4">
Id: 22561771</text:p>
      <!--METADATA-->
      <text:p text:style-name="P4">
在沙克塔克(Shakhtarske)的指示，俄罗斯军队炮击了诺维亚·哈伊利夫卡(Novomykhaylivka)，Vodyane，Vuhledar，Prechystivka和Velyka Novosilka。 俄罗斯航空在Velyka Novosilka附近进行了trike，乌克兰武装部队在早晨的报告中</text:p>
      <text:p text:style-name="P4">
新闻集链接：<text:a xlink:type="simple" xlink:href="https://liveuamap.com/en/2023/10-may-at-shakhtarske-direction-russian-army-shelled-novomykhaylivka" text:style-name="Internet_20_link" text:visited-style-name="Visited_20_Internet_20_Link">
https://liveuamap.com/en/2023/2023/10-may-at-shakhtarske-direction-russian-army-shelled-novomykhaylivka</text:a>
</text:p>
      <text:p text:style-name="P4">
News Source: <text:a xlink:type="simple" xlink:href="https://t.me/lumsrc/4744" text:style-name="Internet_20_link" text:visited-style-name="Visited_20_Internet_20_Link">
https://t.me/lumsrc/4744</text:a>
</text:p>
      <!--NEWS-->
      <text:h text:style-name="P10" text:outline-level="1">
<text:span text:style-name="T4">
乌克兰明天将升至+21°，但夜间霜冻再次</text:span>
</text:h>
      <text:p text:style-name="P4">
作者: Ukrinform (Person)</text:p>
      <text:p text:style-name="P4">
出版商: Укринформ (Organization)</text:p>
      <text:p text:style-name="P4">
出版时间: 2023-05-10T-46:50:00+03:00</text:p>
      <text:p text:style-name="P4">
修改时间: 2023-05-10T21:50:00+03:00</text:p>
      <text:p text:style-name="P4">
描述: 5月11日，星期四，乌克兰预计浑浊。 没有降水，只有白天在东部地区下雨。 风主要是东北（在西部地区），5-10 m/s。  - 乌克林。</text:p>
      <text:p text:style-name="P4">
图片: ["<text:a xlink:type="simple" xlink:href="https://static.ukrinform.com/photos/2020_11/thumb_files/630_360_1606548493-118.jpg" text:style-name="Internet_20_link" text:visited-style-name="Visited_20_Internet_20_Link">
630_360_16065...</text:a>
"]</text:p>
      <text:p text:style-name="P4">
标签: ['Дощ', 'Погода', 'Тепло', 'Заморозки']</text:p>
      <text:p text:style-name="P4">
类型: Article</text:p>
      <!--METADATA-->
      <text:p text:style-name="P4">
<draw:frame draw:style-name="fr1" draw:name="Image46" text:anchor-type="as-char" svg:width="6.9236in" svg:height="3.956343in" draw:z-index="0">
<draw:image xlink:href="../Images/yкринформ/2023-05-10T-46-50-00-03-00/630_360_1606548493-118.jpg" xlink:type="simple" xlink:show="embed" xlink:actuate="onLoad" draw:mime-type="image/jpeg"/>
</draw:frame>
5月11日，星期四，乌克兰预计浑浊。 没有降水，只有在下午的白天才到雨水。 风主要是东北(在西部地区)，5-10 m/s。</text:p>
      <text:p text:style-name="P4">
乌克兰形式在乌克兰水文气象学中心报道。</text:p>
      <text:p text:style-name="P4">
根据天气预报者，在霜冻0-5°土壤表面的大多数西部，北部和中央区域中，晚上1-6°的温度在1-6°的温度下； 在跨载波高达21°的情况下，空气热量为12-17°。(晚上大约0°的喀尔巴阡滑雪山，下午6-11°).</text:p>
      <text:p text:style-name="P4">
У столичному регіоні 11 травня мінлива хмарність, без опадів. Вітер північно-східний, 5-10 м/с. Температура по Києву: вночі 4-6° тепла, вдень 15-17°. Пообласті: вночі 1-6° тепла, на поверхні ґрунту заморозки 0-5°; вдень 12-17°тепла.</text:p>
      <text:p text:style-name="P4">
<text:span text:style-name="T4">
Читайте також:</text:span>
 <text:a xlink:type="simple" xlink:href="https://www.ukrinform.ua/rubric-world/3705983-v-azii-fiksuut-novi-temperaturni-rekordi-na-tli-zmini-klimatu.html" text:style-name="Internet_20_link" text:visited-style-name="Visited_20_Internet_20_Link">
 </text:a>
5月12日至13日，预报者的预测不会在5月13日在西部和Zhytomyr区域的降雨量变化，而不会降水。(https://www.ukrinform.ua/tag-dos)，个人雷暴。 风是东北地区的，在东南部的西部地区，5-10 m/c。5月12日，热量2-7°热，南部的跨载波，乌克兰第13位，5-10°，在海上海上。在17-22°下午，在喀尔巴阡山脉和克里米亚14-19°的下午至13°； 晚上0-5°温暖的喀尔巴阡山脉高地，第8-13°。</text:p>
      <text:p text:style-name="P4">
在基辅和5月12日至13日，在没有降水的情况下改变多云。 风在东北，5-10 m/s。 基辅的温度：5月12-7-7°，5月13日8-10°，下午约20°。 在该地区：5月12日至7日，5月13日5-10°，下午17-22°。</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根据乌克里德酚中心的说法，5月14日至15日在乌克兰没有明显的降水量，仅在5月15日在东北地区，雨，维尔塔帕蒂和跨速度降雨，中等雨中，有些雷暴。 夜晚6-12°的温度，在海岸至15°的海岸(5月14日在3-9°热的西部地区); 下午18-24°。</text:p>
      <text:p text:style-name="P4">
5月14日至15日，在首都和基辅地区，降雨。 晚上的温度约为10°，下午21-23°； 在晚上7-12°的晚上，下午19-24°。</text:p>
      <text:p text:style-name="P4">
News Source: <text:a xlink:type="simple" xlink:href="https://www.ukrinform.ua/rubric-regions/3707295-ukrainu-zavtra-progrie-do-21-ale-znovu-z-nicnimi-zamorozkami.html" text:style-name="Internet_20_link" text:visited-style-name="Visited_20_Internet_20_Link">
https://www.ukrinform.ua/rubric-regions/3707295-ukrainu-zavtra-progrie-do-21-ale-znovu-z-nicnimi-zamorozkami.html</text:a>
</text:p>
      <!--NEWS-->
      <text:h text:style-name="P10" text:outline-level="1">
<text:span text:style-name="T4">
在Zaporizhzhia和Kherson的指示，俄罗斯军队炮击了Vremivka和Donetsk R的Novopil ...</text:span>
</text:h>
      <text:p text:style-name="P4">
作者: liveuamap (Language: en)</text:p>
      <text:p text:style-name="P4">
时间: 2023-05-10T-48:30:00</text:p>
      <text:p text:style-name="P4">
地点: Ukraine (Latitude:47.56593 Longtitude:35.78093)</text:p>
      <text:p text:style-name="P4">
视频: []</text:p>
      <text:p text:style-name="P4">
图片: []</text:p>
      <text:p text:style-name="P4">
标签: ["Russia"]</text:p>
      <text:p text:style-name="P4">
Id: 22561770</text:p>
      <!--METADATA-->
      <text:p text:style-name="P4">
在Zaporizhzhia和Kherson的指示，俄罗斯军队炮击了Donetsk地区的Vremivka和Novopil； Olhivske，Poltavka，Malynivka，Huliaipole，Charivne，Mala Tokmachka，Orikhiv，Novodanylivka，Novoandriyivka，Stepove，Stepove，Kamyanske，Kamyanske和Zaporizhzhzhia groun of Zaporizhzhzhiavni and Zaporizhzhivka and Antonivka，Antonivka，Molodizhne and soledizhne andzhne andzhne andzhne andzherersonerersryersarenivka。 俄罗斯航空在早上举行了乌克兰武装部队的武装部队，进行了空袭近野战士和斯坦尼斯拉夫</text:p>
      <text:p text:style-name="P4">
新闻集链接：<text:a xlink:type="simple" xlink:href="https://liveuamap.com/en/2023/10-may-at-zaporizhzhia-and-kherson-directions-russian-army" text:style-name="Internet_20_link" text:visited-style-name="Visited_20_Internet_20_Link">
https://liveuamap.com/en/2023/2023/10-may-at-zaporizhzhia-and-kherson-directions-russian-army</text:a>
</text:p>
      <text:p text:style-name="P4">
News Source: <text:a xlink:type="simple" xlink:href="https://t.me/lumsrc/4745" text:style-name="Internet_20_link" text:visited-style-name="Visited_20_Internet_20_Link">
https://t.me/lumsrc/4745</text:a>
</text:p>
      <!--NEWS-->
      <text:h text:style-name="P10" text:outline-level="1">
<text:span text:style-name="T4">
匈牙利从花样滑冰中转介了欧元2024的申请</text:span>
</text:h>
      <text:p text:style-name="P4">
作者: Ukrinform (Person)</text:p>
      <text:p text:style-name="P4">
出版商: Укринформ (Organization)</text:p>
      <text:p text:style-name="P4">
出版时间: 2023-05-10T-48:44:00+03:00</text:p>
      <text:p text:style-name="P4">
修改时间: 2023-05-10T21:44:00+03:00</text:p>
      <text:p text:style-name="P4">
描述: 匈牙利拒绝举行与乌克兰战争后果有关的下一个欧洲滑冰冠军。  - 乌克林。</text:p>
      <text:p text:style-name="P4">
图片: ["<text:a xlink:type="simple" xlink:href="https://static.ukrinform.com/photos/2023_05/thumb_files/630_360_1683744266-959.jpg" text:style-name="Internet_20_link" text:visited-style-name="Visited_20_Internet_20_Link">
630_360_16837...</text:a>
"]</text:p>
      <text:p text:style-name="P4">
标签: ['фігурне катання']</text:p>
      <text:p text:style-name="P4">
类型: Article</text:p>
      <!--METADATA-->
      <text:p text:style-name="P4">
<draw:frame draw:style-name="fr1" draw:name="Image47" text:anchor-type="as-char" svg:width="6.9236in" svg:height="3.956343in" draw:z-index="0">
<draw:image xlink:href="../Images/yкринформ/2023-05-10T-48-44-00-03-00/630_360_1683744266-959.jpg" xlink:type="simple" xlink:show="embed" xlink:actuate="onLoad" draw:mime-type="image/jpeg"/>
</draw:frame>
匈牙利人研究了下一个欧洲滑冰冠军，与乌克兰战争的后果有关。</text:p>
      <text:p text:style-name="P4">
这在[]中报道了(https://hunskate.hu/hirek/szovetseg/magyarorszag-visszalep-az-eb-rendezestol)乌克林福姆报道，匈牙利全国史莱姆体育协会。</text:p>
      <text:p text:style-name="P4">
花样滑冰的2024年欧洲锦标赛将于22至28日在布达佩斯举行。</text:p>
      <text:p text:style-name="P4">
匈牙利全国蛇运动协会报告说，他们没有必要的资金来接受比赛<text:a xlink:type="simple" xlink:href="https://suspilne.media/472271-ugorsina-vidmovilasa-prijmati-evro-2024-z-figurnogo-katanna-cerez-naslidki-vijni-v-ukraini-ak-ce-povazano/" text:style-name="Internet_20_link" text:visited-style-name="Visited_20_Internet_20_Link">
</text:a>
公共运动。</text:p>
      <text:p text:style-name="P4">
匈牙利组织的原因是由乌克兰战争的后果解释的。令人担忧的是，由于全面入侵，纳普纳戈尼西亚的价格上涨，这是财务困难的主要原因。</text:p>
      <text:p text:style-name="P4">
“由于我们邻国的漫长战争影响了经济和能源的能源，这对于花样滑冰至关重要，匈牙利协会在长期以来的思考之后拒绝参加欧洲2024年。 该组织指出，我们反映了通过缺乏必要的财务资源来组织活动的权利。”</text:p>
      <text:p text:style-name="P4">
由于决定拒绝进行锦标赛，国际蛇的人恢复了其组织的申请期。 它将持续到26日。</text:p>
      <text:p text:style-name="P4">
<text:span text:style-name="T4">
另请阅读：</text:span>
 <text:a xlink:type="simple" xlink:href="https://www.ukrinform.ua/rubric-sports/3677640-ukrainska-para-zdobula-bronzu-uniorskogo-evro-z-figurnogo-katanna.html" text:style-name="Internet_20_link" text:visited-style-name="Visited_20_Internet_20_Link">
<text:span text:style-name="T4">
图</text:span>
</text:a>
由于全面入侵的后果，这并不是第一次被迫搬到另一个地方。 2022年11月，意大利米兰在滑雪赛中接受世界杯：组织者也以高能源价格获得。</text:p>
      <text:p text:style-name="P4">
照片：乌克林福姆。</text:p>
      <text:p text:style-name="P4">
News Source: <text:a xlink:type="simple" xlink:href="https://www.ukrinform.ua/rubric-sports/3707478-ugorsina-vidizvala-zaavku-na-provedenna-evro2024-z-figurnogo-katanna.html" text:style-name="Internet_20_link" text:visited-style-name="Visited_20_Internet_20_Link">
https://www.ukrinform.ua/rubric-sports/3707478-ugorsina-vidizvala-zaavku-na-provedenna-evro2024-z-figurnogo-katanna.html</text:a>
</text:p>
      <!--NEWS-->
      <text:h text:style-name="P10" text:outline-level="1">
<text:span text:style-name="T4">
俄罗斯部队在Lyman，Bakhmut，Avdiivka和Maryinka Directio进行进攻行动...</text:span>
</text:h>
      <text:p text:style-name="P4">
作者: liveuamap (Language: en)</text:p>
      <text:p text:style-name="P4">
时间: 2023-05-10T-50:30:00</text:p>
      <text:p text:style-name="P4">
地点: Marinka, Donetsk Oblast (Latitude:47.94222 Longtitude:37.50286)</text:p>
      <text:p text:style-name="P4">
视频: []</text:p>
      <text:p text:style-name="P4">
图片: []</text:p>
      <text:p text:style-name="P4">
标签: ["Russia"]</text:p>
      <text:p text:style-name="P4">
Id: 22561768</text:p>
      <!--METADATA-->
      <text:p text:style-name="P4">
俄罗斯部队在莱曼，巴赫穆特，阿夫迪夫卡和玛丽卡执行进攻行动。 乌克兰军队遭到了46次俄罗斯袭击。</text:p>
      <text:p text:style-name="P4">
新闻集链接：<text:a xlink:type="simple" xlink:href="https://liveuamap.com/en/2023/10-may-russian-forces-conducting-offensive-actions-at-lyman" text:style-name="Internet_20_link" text:visited-style-name="Visited_20_Internet_20_Link">
https://liveuamap.com/en/2023/10-may-russian-forces-conducting-contresident-contensive-actions-actions-actions-at-lyman</text:a>
</text:p>
      <text:p text:style-name="P4">
News Source: <text:a xlink:type="simple" xlink:href="https://t.me/lumsrc/4746" text:style-name="Internet_20_link" text:visited-style-name="Visited_20_Internet_20_Link">
https://t.me/lumsrc/4746</text:a>
</text:p>
      <!--NEWS-->
      <text:h text:style-name="P10" text:outline-level="1">
<text:span text:style-name="T4">
俄罗斯必须意识到，这不是在乌克兰赢得胜利 - 欧安组织的英国</text:span>
</text:h>
      <text:p text:style-name="P4">
作者: Ukrinform (Person)</text:p>
      <text:p text:style-name="P4">
出版商: Укринформ (Organization)</text:p>
      <text:p text:style-name="P4">
出版时间: 2023-05-10T-50:31:00+03:00</text:p>
      <text:p text:style-name="P4">
修改时间: 2023-05-10T21:31:00+03:00</text:p>
      <text:p text:style-name="P4">
描述: 俄罗斯必须意识到，它将永远无法在乌克兰获胜，而战争的延续意味着新的损失和失败。  - 乌克林。</text:p>
      <text:p text:style-name="P4">
图片: ["<text:a xlink:type="simple" xlink:href="https://static.ukrinform.com/photos/2022_06/thumb_files/630_360_1655303738-169.jpg" text:style-name="Internet_20_link" text:visited-style-name="Visited_20_Internet_20_Link">
630_360_16553...</text:a>
"]</text:p>
      <text:p text:style-name="P4">
标签: ['Британія', 'ОБСЄ', 'Україна', 'Агресія РФ', 'Війна з росією']</text:p>
      <text:p text:style-name="P4">
类型: Article</text:p>
      <!--METADATA-->
      <text:p text:style-name="P4">
<draw:frame draw:style-name="fr1" draw:name="Image48" text:anchor-type="as-char" svg:width="6.9236in" svg:height="3.956343in" draw:z-index="0">
<draw:image xlink:href="../Images/yкринформ/2023-05-10T-50-31-00-03-00/630_360_1655303738-169.jpg" xlink:type="simple" xlink:show="embed" xlink:actuate="onLoad" draw:mime-type="image/jpeg"/>
</draw:frame>
俄罗斯人意识到，它永远无法在乌克兰获胜，而它的延续意味着新的损失和失败。</text:p>
      <text:p text:style-name="P4">
乌克林福姆报道，这是由英国代表团高级军事顾问在维也纳安全合作论坛会议上向欧安组织Janstabbs宣布的。</text:p>
      <text:p text:style-name="P4">
他说：“上周，俄罗斯再次击中了乌克兰布拉波定居点的大规模上风和打击……旨在惩罚乌克兰人民的恐怖泛滥。这是俄罗斯军事领导人的残酷行为和可耻的表现。”</text:p>
      <text:p text:style-name="P4">
<text:span text:style-name="T4">
另请阅读：</text:span>
 <text:span text:style-name="T4">
 <text:a xlink:type="simple" xlink:href="https://www.ukrinform.ua/rubric-ato/3707359-sojgu-gerasimov-i-prigozin-vze-viznacaut-miz-sobou-vinnih-u-porazci-gur.html" text:style-name="Internet_20_link" text:visited-style-name="Visited_20_Internet_20_Link">
</text:a>
</text:span>
</text:p>
      <text:p text:style-name="P4">
这位英国外交官指出，俄罗斯对乌克兰的入侵，纳粹及其家的袭击以及大规模的暴行，“破坏了过去牺牲的记忆，并曾经以俄罗斯的全球声誉为之自豪。”</text:p>
      <text:p text:style-name="P4">
“欧洲对1930年代和40年代极权主义政权有着可怕的回忆，对人类的生命，文化遗产，较小国家的领土的鄙视。他认为，他们将从战争的灾难中拯救网络。”他补充说。</text:p>
      <text:p text:style-name="P4">
<text:span text:style-name="T4">
另请阅读：</text:span>
 <text:span text:style-name="T4">
 <text:a xlink:type="simple" xlink:href="https://www.ukrinform.ua/rubric-regions/3706980-u-mariupoli-armia-rf-znisila-ponad-1100-budinkiv-miskrada.html" text:style-name="Internet_20_link" text:visited-style-name="Visited_20_Internet_20_Link">
</text:a>
</text:span>
</text:p>
      <text:p text:style-name="P4">
根据Stabbs的说法，今年庆祝莫斯科胜利日“强调了对乌克兰的入侵”。</text:p>
      <text:p text:style-name="P4">
“废除了许多军事游行和俄罗斯渴望的“不朽团”的通道表明了其巨大损失的阴郁现实：除了许多非乌克兰受害者，成千上万的年轻俄罗斯人以普京的名义死亡<text:span text:style-name="T4">
 [] <text:a xlink:type="simple" xlink:href="https://www.ukrinform.ua/tag-vijna-z-rosieu" text:style-name="Internet_20_link" text:visited-style-name="Visited_20_Internet_20_Link">
</text:a>
</text:span>
，让母亲没有儿子，妻子没有男人，没有父母的孩子。”  - 英国外交官说。</text:p>
      <text:p text:style-name="P4">
<text:span text:style-name="T4">
另请阅读：</text:span>
 <text:span text:style-name="T4">
 <text:a xlink:type="simple" xlink:href="https://www.ukrinform.ua/rubric-ato/3704376-rosia-uhvalue-dedali-vidcajdusnisi-vijskovi-risenna-britania-v-obse.html" text:style-name="Internet_20_link" text:visited-style-name="Visited_20_Internet_20_Link">
</text:a>
 </text:span>
</text:p>
      <text:p text:style-name="P4">
<text:span text:style-name="T4">
另请阅读：</text:span>
 <text:span text:style-name="T4">
 <text:a xlink:type="simple" xlink:href="https://www.ukrinform.ua/rubric-world/3701133-litva-zaavlae-pro-sprobi-verbuvanna-ii-gromadan-rozvidkami-rf-bilorusi-ta-kitau.html" text:style-name="Internet_20_link" text:visited-style-name="Visited_20_Internet_20_Link">
</text:a>
</text:span>
</text:p>
      <text:p text:style-name="P4">
欧安组织(OSCE)的一位英国宣教代表强调，克里姆林宫的不持续决定“对俄罗斯人民产生了巨大影响 - 更加有意义的死亡，更多的统治者，更多的失败，越来越多的士兵，越来越多的部队，越来越多的孤立。”</text:p>
      <text:p text:style-name="P4">
“俄罗斯必须意识到，它将永远无法在乌克兰获胜。如果它继续战斗，那么我们就不会输。我们不会在为解放父亲的其他地区的斗争中被低估。主权，领土完整和独立性乌克兰将得到充分恢复。英国和国际社会将坚决支持 - 无论时间多大，我们都会站在Zamstina附近。”  - 英国代表团的军事顾问说。</text:p>
      <text:p text:style-name="P4">
<text:span text:style-name="T4">
另请阅读：</text:span>
 <text:span text:style-name="T4">
 <text:a xlink:type="simple" xlink:href="https://www.ukrinform.ua/rubric-ato/3706971-ukraina-mae-peremogti-u-vijni-svidko-kleverli-zaklikav-zbilsiti-dopomogu.html" text:style-name="Internet_20_link" text:visited-style-name="Visited_20_Internet_20_Link">
</text:a>
</text:span>
</text:p>
      <text:p text:style-name="P4">
正如乌克林福姆报道的那样，在观察安全论坛的一次会议上，立陶宛外交官展示了乌克兰勇士队从最前沿派出的乌克兰的旗帜，上面写着“ kep lot to kep lot -ukraine!”(“继续乌克兰的支持”)和“一起胜利!”。</text:p>
      <text:p text:style-name="P4">
News Source: <text:a xlink:type="simple" xlink:href="https://www.ukrinform.ua/rubric-ato/3707474-rosia-mae-usvidomiti-so-ij-ne-peremogti-v-ukraini-britania-v-obse.html" text:style-name="Internet_20_link" text:visited-style-name="Visited_20_Internet_20_Link">
https://www.ukrinform.ua/rubric-ato/3707474-rosia-mae-usvidomiti-so-ij-ne-peremogti-v-ukraini-britania-v-obse.html</text:a>
</text:p>
      <!--NEWS-->
      <text:h text:style-name="P10" text:outline-level="1">
<text:span text:style-name="T4">
国务院宣布迫切需要继续“谷物协议”</text:span>
</text:h>
      <text:p text:style-name="P4">
作者: Ukrinform (Person)</text:p>
      <text:p text:style-name="P4">
出版商: Укринформ (Organization)</text:p>
      <text:p text:style-name="P4">
出版时间: 2023-05-10T-52:26:00+03:00</text:p>
      <text:p text:style-name="P4">
修改时间: 2023-05-10T21:26:00+03:00</text:p>
      <text:p text:style-name="P4">
描述: 美国国务院强调了相关性，以及迫切需要在俄罗斯试图防止这项倡议并使用粮食供应作为武器的背景下继续达成黑谷物协议。  - 乌克林。</text:p>
      <text:p text:style-name="P4">
图片: ["<text:a xlink:type="simple" xlink:href="https://static.ukrinform.com/photos/2022_07/thumb_files/630_360_1659092115-815.jpg" text:style-name="Internet_20_link" text:visited-style-name="Visited_20_Internet_20_Link">
630_360_16590...</text:a>
"]</text:p>
      <text:p text:style-name="P4">
标签: ['Україна', 'Держдеп', 'Війна з росією', 'зерновий коридор']</text:p>
      <text:p text:style-name="P4">
类型: Article</text:p>
      <!--METADATA-->
      <text:p text:style-name="P4">
<draw:frame draw:style-name="fr1" draw:name="Image49" text:anchor-type="as-char" svg:width="6.9236in" svg:height="3.956343in" draw:z-index="0">
<draw:image xlink:href="../Images/yкринформ/2023-05-10T-52-26-00-03-00/630_360_1659092115-815.jpg" xlink:type="simple" xlink:show="embed" xlink:actuate="onLoad" draw:mime-type="image/jpeg"/>
</draw:frame>
美国国务院强调了相关性，以及在俄罗斯试图防止倡议和使用粮食供应作为武器的试图的背景下达成黑海谷物协议的迫切需求。</text:p>
      <text:p text:style-name="P4">
这在周三在官员[]上发表的国务院的声明中指出了这一点。(https://twitter.com/StateDept/status/1656347115709136910)，报道乌克林福姆。</text:p>
      <text:p text:style-name="P4">
“迫切需要继续并扩大黑海<text:a xlink:type="simple" xlink:href="https://www.ukrinform.ua/tag-zerno" text:style-name="Internet_20_link" text:visited-style-name="Visited_20_Internet_20_Link">
</text:a>
美国外交部强调，主动旨在向乌克兰的港口提供船只，并更多的食物进入世界市场。</text:p>
      <text:p text:style-name="P4">
同时，在国务院获得了<text:a xlink:type="simple" xlink:href="https://www.ukrinform.ua/rubric-economy/3707035-blinken-pro-zernovu-ugodu-godi-svitovi-perekonuvati-rf-abi-vona-ne-peretvoruvala-izu-na-zbrou.html" text:style-name="Internet_20_link" text:visited-style-name="Visited_20_Internet_20_Link">
</text:a>
“世界没有每隔几个小时就与莫斯科停止使用饥荒作为对乌克兰的武器的事实。”</text:p>
      <text:p text:style-name="P4">
<text:span text:style-name="T4">
另请阅读：</text:span>
 <text:a xlink:type="simple" xlink:href="https://www.ukrinform.ua/rubric-economy/3704645-zernova-iniciativa-dae-zmogu-pomaksiti-globalnu-prodovolcu-krizu-borrel.html" text:style-name="Internet_20_link" text:visited-style-name="Visited_20_Internet_20_Link">
</text:a>
如报道<text:a xlink:type="simple" xlink:href="https://www.ukrinform.ua/rubric-economy/3707405-u-stambuli-startuvali-peregovori-pro-prodovzenna-zernovoi-ugodi.html" text:style-name="Internet_20_link" text:visited-style-name="Visited_20_Internet_20_Link">
</text:a>
，在周三，就“黑海谷物条约”继续进行的谈判开始了土耳其，乌克兰，俄罗斯和联合国代表的国防部副部长。</text:p>
      <text:p text:style-name="P4">
News Source: <text:a xlink:type="simple" xlink:href="https://www.ukrinform.ua/rubric-economy/3707476-derzdep-zaaviv-pro-terminovu-neobhidnist-prodovziti-cornomorsku-zernovu-ugodu.html" text:style-name="Internet_20_link" text:visited-style-name="Visited_20_Internet_20_Link">
https://www.ukrinform.ua/rubric-economy/3707476-derzdep-zaaviv-pro-terminovu-neobhidnist-prodovziti-cornomorsku-zernovu-ugodu.html</text:a>
</text:p>
      <!--NEWS-->
      <text:h text:style-name="P10" text:outline-level="1">
<text:span text:style-name="T4">
列维兹不会为拉脱维亚总统重新投入</text:span>
</text:h>
      <text:p text:style-name="P4">
作者: Ukrinform (Person)</text:p>
      <text:p text:style-name="P4">
出版商: Укринформ (Organization)</text:p>
      <text:p text:style-name="P4">
出版时间: 2023-05-10T-54:14:00+03:00</text:p>
      <text:p text:style-name="P4">
修改时间: 2023-05-10T21:14:00+03:00</text:p>
      <text:p text:style-name="P4">
描述: The head of Latvia Egils Levitz stated that he would not claim to be re -elected because of his lack of permanentity for his candidacy in three parties of the coalition.  - 乌克林。</text:p>
      <text:p text:style-name="P4">
图片: ["<text:a xlink:type="simple" xlink:href="https://static.ukrinform.com/photos/2023_05/thumb_files/630_360_1683742347-439.jpg" text:style-name="Internet_20_link" text:visited-style-name="Visited_20_Internet_20_Link">
630_360_16837...</text:a>
"]</text:p>
      <text:p text:style-name="P4">
标签: ['Латвія', 'Президент', 'Вибори Президента', 'Левітс']</text:p>
      <text:p text:style-name="P4">
类型: Article</text:p>
      <!--METADATA-->
      <text:p text:style-name="P4">
<draw:frame draw:style-name="fr1" draw:name="Image50" text:anchor-type="as-char" svg:width="6.9236in" svg:height="3.956343in" draw:z-index="0">
<draw:image xlink:href="../Images/yкринформ/2023-05-10T-54-14-00-03-00/630_360_1683742347-439.jpg" xlink:type="simple" xlink:show="embed" xlink:actuate="onLoad" draw:mime-type="image/jpeg"/>
</draw:frame>
Egils Levitz, Glavalas, stated that he would not claim to be re -election because of his / her nomination in three parties of the coalition.</text:p>
      <text:p text:style-name="P4">
正如乌克林福姆报道的那样，据说<text:a xlink:type="simple" xlink:href="https://www.president.lv/lv/jaunums/valsts-prezidenta-egila-levita-pazinojums" text:style-name="Internet_20_link" text:visited-style-name="Visited_20_Internet_20_Link">
</text:a>
。</text:p>
      <text:p text:style-name="P4">
两个政治力量联盟 - 新的团结党和全国协会支持列维斯对总统的叙述。 同时，列维斯的声明中指出，联合名单的第三次训练力量和反对党“首先”支持了另一种候选人资格。</text:p>
      <text:p text:style-name="P4">
在这种情况下，据他说，在总统大选中的决定性作用将是“不代表拉脱维亚和西方课程<text:a xlink:type="simple" xlink:href="https://www.ukrinform.ua/tag-latvia" text:style-name="Internet_20_link" text:visited-style-name="Visited_20_Internet_20_Link">
</text:a>
”。 Levitus states that he does not want to be elected with the support of such opposition parties.</text:p>
      <text:p text:style-name="P4">
“第二学期的选举本身并不是目的。 考虑到与灰烬相关的亲克雷姆利亚政治力量的事实上，现已成立，我决定不参加5月31日的总统选举，”列维特说。</text:p>
      <text:p text:style-name="P4">
在这样做的过程中，他呼吁联合伙伴支持的另一位候选人这样做。 这将使现任联盟能够调和总统的单一候选人，以支持拉脱维亚国家。</text:p>
      <text:p text:style-name="P4">
早些时候，众所周知，Uldispilens联合名单被正式提名为总统候选人。</text:p>
      <text:p text:style-name="P4">
<text:span text:style-name="T4">
另请阅读：</text:span>
 <text:a xlink:type="simple" xlink:href="https://www.ukrinform.ua/rubric-polytics/3677820-latvia-pidtrimue-vstup-ukraini-do-nato-ak-tilki-umovi-ce-dozvolat-levits.html" text:style-name="Internet_20_link" text:visited-style-name="Visited_20_Internet_20_Link">
<text:span text:style-name="T4">
 levitx </text:span>
</text:a>
根据 <text:a xlink:type="simple" xlink:href="https://rus.lsm.lv/statja/novosti/politika/08.05.2023-ne-pilens-i-ne-levits-bolsinstvo-zitelei-latvii-xotyat-drugogo-prezidenta-pokazal-opros.a507784/" text:style-name="Internet_20_link" text:visited-style-name="Visited_20_Internet_20_Link">
 </text:a>
诺斯塔特研究中心(Norstat Research Center)，大多数拉脱维亚受访者(52％)不支持尼勒维特(Nilevit)，也不支持皮伦斯(Pilens)担任总统职位，并希望看到另一名候选人。</text:p>
      <text:p text:style-name="P4">
拉脱维亚总统候选人可以在5月13日提名。 总统将于5月31日举行。</text:p>
      <text:p text:style-name="P4">
拉脱维亚是议会共和国。 The President has limited powers here. He is elected every four years.</text:p>
      <text:p text:style-name="P4">
<text:span text:style-name="T5">
foto：kārlismiksons / latvijastelevīzija</text:span>
</text:p>
      <text:p text:style-name="P4">
News Source: <text:a xlink:type="simple" xlink:href="https://www.ukrinform.ua/rubric-world/3707471-levits-ne-bude-povtorno-balotuvatis-u-prezidenti-latvii.html" text:style-name="Internet_20_link" text:visited-style-name="Visited_20_Internet_20_Link">
https://www.ukrinform.ua/rubric-world/3707471-levits-ne-bude-povtorno-balotuvatis-u-prezidenti-latvii.html</text:a>
</text:p>
      <!--NEWS-->
      <text:h text:style-name="P10" text:outline-level="1">
<text:span text:style-name="T4">
奥地利将禁止公务员将tiktok放在工作电话上</text:span>
</text:h>
      <text:p text:style-name="P4">
作者: Ukrinform (Person)</text:p>
      <text:p text:style-name="P4">
出版商: Укринформ (Organization)</text:p>
      <text:p text:style-name="P4">
出版时间: 2023-05-10T-56:07:00+03:00</text:p>
      <text:p text:style-name="P4">
修改时间: 2023-05-10T21:07:00+03:00</text:p>
      <text:p text:style-name="P4">
描述: 奥地利内政部长格哈德·卡纳（Gerhard Carner）周三表示，该国将加入越来越多的国家，禁止使用中国蒂克托克（Tiktok）录像带上的公务员。  - 乌克林。</text:p>
      <text:p text:style-name="P4">
图片: ["<text:a xlink:type="simple" xlink:href="https://static.ukrinform.com/photos/2019_10/thumb_files/630_360_1571996884-679.jpg" text:style-name="Internet_20_link" text:visited-style-name="Visited_20_Internet_20_Link">
630_360_15719...</text:a>
"]</text:p>
      <text:p text:style-name="P4">
标签: ['Австрія', 'Смартфон', 'Заборона', 'TikTok']</text:p>
      <text:p text:style-name="P4">
类型: Article</text:p>
      <!--METADATA-->
      <text:p text:style-name="P4">
<draw:frame draw:style-name="fr1" draw:name="Image51" text:anchor-type="as-char" svg:width="6.9236in" svg:height="3.956343in" draw:z-index="0">
<draw:image xlink:href="../Images/yкринформ/2023-05-10T-56-07-00-03-00/630_360_1571996884-679.jpg" xlink:type="simple" xlink:show="embed" xlink:actuate="onLoad" draw:mime-type="image/jpeg"/>
</draw:frame>
奥地利内部事务部长格哈德·卡纳(Gerhard Carner)周三表示，该国将加入越来越多的国家，禁止使用中国申请在公务员上交换Tiktok视频。</text:p>
      <text:p text:style-name="P4">
正如乌克林福姆报道的那样，它报告了<text:a xlink:type="simple" xlink:href="https://www.reuters.com/world/europe/austria-join-countries-banning-tiktok-government-phones-2023-05-10/" text:style-name="Internet_20_link" text:visited-style-name="Visited_20_Internet_20_Link">
</text:a>
。</text:p>
      <text:p text:style-name="P4">
“它(tiktok使用 -  ed。)将被禁止在工作手机上<text:a xlink:type="simple" xlink:href="https://www.ukrinform.ua/tag-telefon" text:style-name="Internet_20_link" text:visited-style-name="Visited_20_Internet_20_Link">
</text:a>
。 当然，该应用程序将使用州网络以外的私人电话。”部长。</text:p>
      <text:p text:style-name="P4">
出于安全原因，包括英国，美国和欧盟国家在内的许多国家已经阻止了蒂克托克。 欧盟两个最大的政治机构也在三月份申请。</text:p>
      <text:p text:style-name="P4">
声明说：“蒂克托克(Tiktok)由中国公司拥有，在政府和监管机构的警惕下，因为担心中国政府会使用该申请来收集或促进其利益。”</text:p>
      <text:p text:style-name="P4">
<text:span text:style-name="T4">
另请阅读：</text:span>
 <text:a xlink:type="simple" xlink:href="https://www.ukrinform.ua/rubric-technology/3699362-irlandskim-cinovnikam-rekomenduut-vidaliti-tiktok-z-robocih-pristroiv.html" text:style-name="Internet_20_link" text:visited-style-name="Visited_20_Internet_20_Link">
<text:span text:style-name="T4">
 tiktok </text:span>
</text:a>
如报道<text:a xlink:type="simple" xlink:href="https://www.ukrinform.ua/rubric-technology/3691389-avstralia-zaboronila-tiktok-na-pristroah-cinovnikiv.html" text:style-name="Internet_20_link" text:visited-style-name="Visited_20_Internet_20_Link">
</text:a>
，澳大利亚政府禁止在政府官员拥有的其他设备上使用中国Tiktok申请。</text:p>
      <text:p text:style-name="P4">
News Source: <text:a xlink:type="simple" xlink:href="https://www.ukrinform.ua/rubric-technology/3707469-avstria-zaboronit-derzsluzbovcam-vstanovluvati-tiktok-na-roboci-telefoni.html" text:style-name="Internet_20_link" text:visited-style-name="Visited_20_Internet_20_Link">
https://www.ukrinform.ua/rubric-technology/3707469-avstria-zaboronit-derzsluzbovcam-vstanovluvati-tiktok-na-roboci-telefoni.html</text:a>
</text:p>
      <!--NEWS-->
      <text:h text:style-name="P10" text:outline-level="1">
<text:span text:style-name="T4">
北约军事委员会证实了乌克兰的坚定支持</text:span>
</text:h>
      <text:p text:style-name="P4">
作者: Ukrinform (Person)</text:p>
      <text:p text:style-name="P4">
出版商: Укринформ (Organization)</text:p>
      <text:p text:style-name="P4">
出版时间: 2023-05-10T-58:02:00+03:00</text:p>
      <text:p text:style-name="P4">
修改时间: 2023-05-10T21:02:00+03:00</text:p>
      <text:p text:style-name="P4">
描述: 联盟国家以北约军事委员会形式举行会议的联盟国家的国防负责人今天确定了联盟能力发展的战略方向，并确认了乌克兰在与俄罗斯侵略作斗争中的坚定支持。  - 乌克林。</text:p>
      <text:p text:style-name="P4">
图片: ["<text:a xlink:type="simple" xlink:href="https://static.ukrinform.com/photos/2017_07/thumb_files/630_360_1499439744-5916.jpg" text:style-name="Internet_20_link" text:visited-style-name="Visited_20_Internet_20_Link">
630_360_14994...</text:a>
"]</text:p>
      <text:p text:style-name="P4">
标签: ['НАТО', 'Україна', 'Війна з росією']</text:p>
      <text:p text:style-name="P4">
类型: Article</text:p>
      <!--METADATA-->
      <text:p text:style-name="P4">
<draw:frame draw:style-name="fr1" draw:name="Image52" text:anchor-type="as-char" svg:width="6.9236in" svg:height="3.956343in" draw:z-index="0">
<draw:image xlink:href="../Images/yкринформ/2023-05-10T-58-02-00-03-00/630_360_1499439744-5916.jpg" xlink:type="simple" xlink:show="embed" xlink:actuate="onLoad" draw:mime-type="image/jpeg"/>
</draw:frame>
联盟国家的国防部长今天与北约构造委员会举行了会议，今天确定了联盟发展的战略方向，并确认了乌克兰在争取俄罗斯侵略的斗争中的坚定支持。</text:p>
      <text:p text:style-name="P4">
北约总部在北约总部举行的新闻发布会上说，这是乌克林代表通讯员的新闻发布会。</text:p>
      <text:p text:style-name="P4">
“俄罗斯预计将在三天内完成的战争进入了十五个月。 乌克兰军队和乌克兰纳罗德的决心和勇气越来越多，继续给我们留下深刻的印象。 今天，我们在乌克兰及其周围举办了一次特别的军事局势。 乌克兰军事代表提供了有关地面局势的详细信息，并概述了乌克兰继续为属于其属于其的事物而奋斗。”鲍尔说。</text:p>
      <text:p text:style-name="P4">
“联盟国家的国防领导人已经确认了他们的不断支持 - 毫无疑问<text:a xlink:type="simple" xlink:href="https://www.ukrinform.ua/tag-nato" text:style-name="Internet_20_link" text:visited-style-name="Visited_20_Internet_20_Link">
</text:a>
只要有必要，它将支持乌克兰。”北约军事委员会补充说。</text:p>
      <text:p text:style-name="P4">
他警告说，在评估俄罗斯的行为时不要犯错误：它不会阻止乌克兰，因为它的野心远远超出了俄罗斯边界。 这是阿布哈兹和北奥塞梯，跨恩斯特里亚等等的表现。 毕竟，她试图根据指示违反国际秩序的基础。 正是她推动北约加强集体防守。 不仅是联盟和乌克兰，而且是世界上所有自由民主国家。</text:p>
      <text:p text:style-name="P4">
“对危机和集体防御的反应之间的根本差异是我们不在辩护中，但我们的对手定义了时间范围。 我们必须为任何时间表现出冲突的事实做好准备。 多年来，它已经进入了这个新时代。 我们监视了俄罗斯行为侵略性日益增加的趋势。 自冷战结束以来，我们共同提出了集体防御的最大增强。 但是这项工作尚未完成，”联盟的军事经理说。“我们所有的努力都以军事能力为重点是联盟国家的政治意愿。 现在比以往任何时候都更重要。 俄罗斯对乌克兰的激进战争是数十年来对欧元区安全的最大威胁。 去年，它发生了变化。 北约将继续做最好的结合，适应和保护的事情。”鲍尔说。</text:p>
      <text:p text:style-name="P4">
<text:span text:style-name="T4">
另请阅读：</text:span>
 <text:a xlink:type="simple" xlink:href="https://www.ukrinform.ua/rubric-polytics/3707064-na-samiti-nato-ukraina-rozrahovue-otrimati-citki-casovi-ramki-sodo-clenstva-stefancuk.html" text:style-name="Internet_20_link" text:visited-style-name="Visited_20_Internet_20_Link">
<text:span text:style-name="T4">
北约</text:span>
</text:a>
他回忆说，联盟国家的武装部队现在团结了320万人穿着军装，他们都为一个有目的的保护，以保护居住在联盟中的十亿公民，即他们共享的tascratic价值观。 他们的承诺和决心是对潜在侵略者的明确信号 - 北约将保护每一英寸。</text:p>
      <text:p text:style-name="P4">
海军上将说：“这也表明我们在一起比孤独的人要强得多。”</text:p>
      <text:p text:style-name="P4">
众所周知，北约军事委员会是哈利亚斯军事行政部门的最高机构，该机构决定了武装部队的国防和发展的需求，以确保盟国的集体辩护，以实施北约政治决定。</text:p>
      <text:p text:style-name="P4">
News Source: <text:a xlink:type="simple" xlink:href="https://www.ukrinform.ua/rubric-polytics/3707468-vijskovij-komitet-nato-pidtverdiv-nepohitnu-pidtrimku-ukraini.html" text:style-name="Internet_20_link" text:visited-style-name="Visited_20_Internet_20_Link">
https://www.ukrinform.ua/rubric-polytics/3707468-vijskovij-komitet-nato-pidtverdiv-nepohitnu-pidtrimku-ukraini.html</text:a>
</text:p>
      <!--NEWS-->
      <text:h text:style-name="P10" text:outline-level="1">
<text:span text:style-name="T4">
萨克科无法在捷克共和国的ATP锦标赛中闯入四分之一决赛</text:span>
</text:h>
      <text:p text:style-name="P4">
作者: Ukrinform (Person)</text:p>
      <text:p text:style-name="P4">
出版商: Укринформ (Organization)</text:p>
      <text:p text:style-name="P4">
出版时间: 2023-05-10T-60:00:00+03:00</text:p>
      <text:p text:style-name="P4">
修改时间: 2023-05-10T21:00:00+03:00</text:p>
      <text:p text:style-name="P4">
描述: 乌克兰Vitaliy Sachko的第二个“球拍”在挑战者系列赛的网球运动员（ATP）的比赛中完成了表演-TK Sparta Prague Open-在布拉格（捷克共和国）（捷克共和国），并获得了17.3万个奖金基金。</text:p>
      <text:p text:style-name="P4">
图片: ["<text:a xlink:type="simple" xlink:href="https://static.ukrinform.com/photos/2023_05/thumb_files/630_360_1683741661-627.jpg" text:style-name="Internet_20_link" text:visited-style-name="Visited_20_Internet_20_Link">
630_360_16837...</text:a>
"]</text:p>
      <text:p text:style-name="P4">
标签: ['Теніс']</text:p>
      <text:p text:style-name="P4">
类型: Article</text:p>
      <!--METADATA-->
      <text:p text:style-name="P4">
<draw:frame draw:style-name="fr1" draw:name="Image53" text:anchor-type="as-char" svg:width="6.9236in" svg:height="3.956343in" draw:z-index="0">
<draw:image xlink:href="../Images/yкринформ/2023-05-10T-60-00-00-03-00/630_360_1683741661-627.jpg" xlink:type="simple" xlink:show="embed" xlink:actuate="onLoad" draw:mime-type="image/jpeg"/>
</draw:frame>
乌克兰Vitaliy Sachko的第二个“球拍”完成了专业人士网球运动员的表现(ATP)挑战者系列 -  TK Sparta Pragueopen-在布拉格(捷克共和国)拥有7.3万欧元的奖金</text:p>
      <text:p text:style-name="P4">
在第二个比赛中，萨克科(Sachko)让位于捷克Yakub Menshik -4：6，4：6，报道。</text:p>
      <text:p text:style-name="P4">
网球在球场上打了1小时40分钟。</text:p>
      <text:p text:style-name="P4">
为了进入半决赛，Menschik将与澳大利亚Akira Santillala在一起，后者反过来越过多米尼加尼克·哈特(Dominican Nick Hardt) -  4、4：4：6、6：3。</text:p>
      <text:p text:style-name="P4">
<text:span text:style-name="T4">
另请阅读：</text:span>
 <text:a xlink:type="simple" xlink:href="https://www.ukrinform.ua/rubric-sports/3707047-astremska-zigrae-z-rosiankou-v-osnovi-turniru-u-rimi.html" text:style-name="Internet_20_link" text:visited-style-name="Visited_20_Internet_20_Link">
</text:a>
捷克首都的比赛将于5月14日举行。</text:p>
      <text:p text:style-name="P4">
照片：btu.org.ua。</text:p>
      <text:p text:style-name="P4">
News Source: <text:a xlink:type="simple" xlink:href="https://www.ukrinform.ua/rubric-sports/3707466-sacko-ne-zmig-probitisa-do-cvertfinalu-na-turniri-atp-u-cehii.html" text:style-name="Internet_20_link" text:visited-style-name="Visited_20_Internet_20_Link">
https://www.ukrinform.ua/rubric-sports/3707466-sacko-ne-zmig-probitisa-do-cvertfinalu-na-turniri-atp-u-cehii.html</text:a>
</text:p>
      <!--NEWS-->
      <text:h text:style-name="P10" text:outline-level="1">
<text:span text:style-name="T4">
萨克科无法在捷克共和国的ATP锦标赛中闯入四分之一决赛</text:span>
</text:h>
      <text:p text:style-name="P4">
作者: Ukrinform (Person)</text:p>
      <text:p text:style-name="P4">
出版商: Укринформ (Organization)</text:p>
      <text:p text:style-name="P4">
出版时间: 2023-05-10T-60:00:00+03:00</text:p>
      <text:p text:style-name="P4">
修改时间: 2023-05-10T21:00:00+03:00</text:p>
      <text:p text:style-name="P4">
描述: 乌克兰Vitaliy Sachko的第二个“球拍”在挑战者系列赛的网球运动员（ATP）的比赛中完成了表演-TK Sparta Prague Open-在布拉格（捷克共和国）（捷克共和国），并获得了17.3万个奖金基金。</text:p>
      <text:p text:style-name="P4">
图片: ["<text:a xlink:type="simple" xlink:href="https://static.ukrinform.com/photos/2023_05/thumb_files/630_360_1683741661-627.jpg" text:style-name="Internet_20_link" text:visited-style-name="Visited_20_Internet_20_Link">
630_360_16837...</text:a>
"]</text:p>
      <text:p text:style-name="P4">
标签: ['Теніс']</text:p>
      <text:p text:style-name="P4">
类型: Article</text:p>
      <!--METADATA-->
      <text:p text:style-name="P4">
<draw:frame draw:style-name="fr1" draw:name="Image54" text:anchor-type="as-char" svg:width="6.9236in" svg:height="3.956343in" draw:z-index="0">
<draw:image xlink:href="../Images/yкринформ/2023-05-10T-60-00-00-03-00/630_360_1683741661-627.jpg" xlink:type="simple" xlink:show="embed" xlink:actuate="onLoad" draw:mime-type="image/jpeg"/>
</draw:frame>
乌克兰Vitaliy Sachko的第二个“球拍”完成了专业人士网球运动员的表现(ATP)挑战者系列 -  TK Sparta Pragueopen-在布拉格(捷克共和国)拥有7.3万欧元的奖金</text:p>
      <text:p text:style-name="P4">
在第二个比赛中，萨克科(Sachko)让位于捷克Yakub Menshik -4：6，4：6，报道。</text:p>
      <text:p text:style-name="P4">
网球在球场上打了1小时40分钟。</text:p>
      <text:p text:style-name="P4">
为了进入半决赛，Menschik将与澳大利亚Akira Santillala在一起，后者反过来越过多米尼加尼克·哈特(Dominican Nick Hardt) -  4、4：4：6、6：3。</text:p>
      <text:p text:style-name="P4">
<text:span text:style-name="T4">
另请阅读：</text:span>
 <text:a xlink:type="simple" xlink:href="https://www.ukrinform.ua/rubric-sports/3707047-astremska-zigrae-z-rosiankou-v-osnovi-turniru-u-rimi.html" text:style-name="Internet_20_link" text:visited-style-name="Visited_20_Internet_20_Link">
</text:a>
捷克首都的比赛将于5月14日举行。</text:p>
      <text:p text:style-name="P4">
照片：btu.org.ua。</text:p>
      <text:p text:style-name="P4">
News Source: <text:a xlink:type="simple" xlink:href="https://www.ukrinform.ua/rubric-sports/3707466-sacko-ne-zmig-probitisa-do-cvertfinalu-na-turniri-atp-u-cehii.html" text:style-name="Internet_20_link" text:visited-style-name="Visited_20_Internet_20_Link">
https://www.ukrinform.ua/rubric-sports/3707466-sacko-ne-zmig-probitisa-do-cvertfinalu-na-turniri-atp-u-cehii.html</text:a>
</text:p>
      <!--NEWS-->
      <text:h text:style-name="P10" text:outline-level="1">
<text:span text:style-name="T4">
想象龙释放了在乌克​​兰拍摄的剪辑</text:span>
</text:h>
      <text:p text:style-name="P4">
作者: Ukrinform (Person)</text:p>
      <text:p text:style-name="P4">
出版商: Укринформ (Organization)</text:p>
      <text:p text:style-name="P4">
出版时间: 2023-05-10T-63:53:00+03:00</text:p>
      <text:p text:style-name="P4">
修改时间: 2023-05-10T20:53:00+03:00</text:p>
      <text:p text:style-name="P4">
描述: 美国乐队Imagine Dragons发布了一个剪辑，该剪辑被拍摄以支持United24平台。  - 乌克林。</text:p>
      <text:p text:style-name="P4">
图片: ["<text:a xlink:type="simple" xlink:href="https://static.ukrinform.com/photos/2018_09/thumb_files/630_360_1535766591-7674.jpg" text:style-name="Internet_20_link" text:visited-style-name="Visited_20_Internet_20_Link">
630_360_15357...</text:a>
"]</text:p>
      <text:p text:style-name="P4">
标签: ['Україна', 'Кліп', 'United24', 'Imagine Dragons']</text:p>
      <text:p text:style-name="P4">
类型: Article</text:p>
      <!--METADATA-->
      <text:p text:style-name="P4">
<draw:frame draw:style-name="fr1" draw:name="Image55" text:anchor-type="as-char" svg:width="6.9236in" svg:height="3.949857in" draw:z-index="0">
<draw:image xlink:href="../Images/yкринформ/2023-05-10T-63-53-00-03-00/630_360_1535766591-7674.jpg" xlink:type="simple" xlink:show="embed" xlink:actuate="onLoad" draw:mime-type="image/jpeg"/>
</draw:frame>
美国乐队Imagine Dragons发布了一个剪辑，该剪辑被拍摄以支持曼联史密拉(United Statform)。</text:p>
      <text:p text:style-name="P4">
根据乌克林福姆(Ukrinform)的说法，数字化转型的创新，教育，科学和技术部门的创新，发展，Mikhailofedorov b []报告了这一点。(https://t.me/zedigital/3126)“我们还不相信，但是它发生了!想象龙在乌克兰释放了一块压碎的片段。 这是奉献<text:a xlink:type="simple" xlink:href="https://www.ukrinform.ua/tag-ukraina" text:style-name="Internet_20_link" text:visited-style-name="Visited_20_Internet_20_Link">
</text:a>
并支持United24。 我们仍将谈论这项工作。 同时，请看。 并听，”  - 写道。</text:p>
      <text:p text:style-name="P4">
<text:span text:style-name="T4">
另请阅读：</text:span>
 <text:a xlink:type="simple" xlink:href="https://www.ukrinform.ua/rubric-culture/3687365-finskij-tenor-vipustiv-klip-iz-kadrami-z-buci-ta-irpena.html" text:style-name="Internet_20_link" text:visited-style-name="Visited_20_Internet_20_Link">
<text:span text:style-name="T4">
 finnish </text:span>
 <text:span text:style-name="T4">
男高音</text:span>
 <text:span text:style-name="T4">
 </text:span>
释放<text:span text:style-name="T4">
 </text:span>
剪辑<text:span text:style-name="T4">
 </text:span>
 <text:span text:style-name="T4">
框架</text:span>
 frames <text:span text:style-name="T4">
<text:span text:style-name="T5">
* bucha </text:span>
* </text:span>
 <text:span text:style-name="T4">
 </text:span>
 irpen **</text:a>
如报道<text:a xlink:type="simple" xlink:href="https://www.ukrinform.ua/rubric-economy/3704830-za-rik-platforma-united24-zibrala-325-miljoniv-fedorov.html" text:style-name="Internet_20_link" text:visited-style-name="Visited_20_Internet_20_Link">
</text:a>
，联合美国已每年筹集3.25亿美元来支持乌克兰。</text:p>
      <text:p text:style-name="P4">
News Source: <text:a xlink:type="simple" xlink:href="https://www.ukrinform.ua/rubric-culture/3707464-imagine-dragons-vipustili-klip-akij-znali-v-ukraini.html" text:style-name="Internet_20_link" text:visited-style-name="Visited_20_Internet_20_Link">
https://www.ukrinform.ua/rubric-culture/3707464-imagine-dragons-vipustili-klip-akij-znali-v-ukraini.html</text:a>
</text:p>
      <!--NEWS-->
      <text:h text:style-name="P10" text:outline-level="1">
<text:span text:style-name="T4">
想象龙释放了在乌克​​兰拍摄的剪辑</text:span>
</text:h>
      <text:p text:style-name="P4">
作者: Ukrinform (Person)</text:p>
      <text:p text:style-name="P4">
出版商: Укринформ (Organization)</text:p>
      <text:p text:style-name="P4">
出版时间: 2023-05-10T-63:53:00+03:00</text:p>
      <text:p text:style-name="P4">
修改时间: 2023-05-10T20:53:00+03:00</text:p>
      <text:p text:style-name="P4">
描述: 美国乐队Imagine Dragons发布了一个剪辑，该剪辑被拍摄以支持United24平台。  - 乌克林。</text:p>
      <text:p text:style-name="P4">
图片: ["<text:a xlink:type="simple" xlink:href="https://static.ukrinform.com/photos/2018_09/thumb_files/630_360_1535766591-7674.jpg" text:style-name="Internet_20_link" text:visited-style-name="Visited_20_Internet_20_Link">
630_360_15357...</text:a>
"]</text:p>
      <text:p text:style-name="P4">
标签: ['Україна', 'Кліп', 'United24', 'Imagine Dragons']</text:p>
      <text:p text:style-name="P4">
类型: Article</text:p>
      <!--METADATA-->
      <text:p text:style-name="P4">
<draw:frame draw:style-name="fr1" draw:name="Image56" text:anchor-type="as-char" svg:width="6.9236in" svg:height="3.949857in" draw:z-index="0">
<draw:image xlink:href="../Images/yкринформ/2023-05-10T-63-53-00-03-00/630_360_1535766591-7674.jpg" xlink:type="simple" xlink:show="embed" xlink:actuate="onLoad" draw:mime-type="image/jpeg"/>
</draw:frame>
美国乐队Imagine Dragons发布了一个剪辑，该剪辑被拍摄以支持曼联史密拉(United Statform)。</text:p>
      <text:p text:style-name="P4">
根据乌克林福姆(Ukrinform)的说法，数字化转型的创新，教育，科学和技术部门的创新，发展，Mikhailofedorov b []报告了这一点。(https://t.me/zedigital/3126)“我们还不相信，但是它发生了!想象龙在乌克兰释放了一块压碎的片段。 这是奉献<text:a xlink:type="simple" xlink:href="https://www.ukrinform.ua/tag-ukraina" text:style-name="Internet_20_link" text:visited-style-name="Visited_20_Internet_20_Link">
</text:a>
并支持United24。 我们仍将谈论这项工作。 同时，请看。 并听，”  - 写道。</text:p>
      <text:p text:style-name="P4">
<text:span text:style-name="T4">
另请阅读：</text:span>
 <text:a xlink:type="simple" xlink:href="https://www.ukrinform.ua/rubric-culture/3687365-finskij-tenor-vipustiv-klip-iz-kadrami-z-buci-ta-irpena.html" text:style-name="Internet_20_link" text:visited-style-name="Visited_20_Internet_20_Link">
<text:span text:style-name="T4">
 finnish </text:span>
 <text:span text:style-name="T4">
男高音</text:span>
 <text:span text:style-name="T4">
 </text:span>
释放<text:span text:style-name="T4">
 </text:span>
剪辑<text:span text:style-name="T4">
 </text:span>
 <text:span text:style-name="T4">
框架</text:span>
 frames <text:span text:style-name="T4">
<text:span text:style-name="T5">
* bucha </text:span>
* </text:span>
 <text:span text:style-name="T4">
 </text:span>
 irpen **</text:a>
如报道<text:a xlink:type="simple" xlink:href="https://www.ukrinform.ua/rubric-economy/3704830-za-rik-platforma-united24-zibrala-325-miljoniv-fedorov.html" text:style-name="Internet_20_link" text:visited-style-name="Visited_20_Internet_20_Link">
</text:a>
，联合美国已每年筹集3.25亿美元来支持乌克兰。</text:p>
      <text:p text:style-name="P4">
News Source: <text:a xlink:type="simple" xlink:href="https://www.ukrinform.ua/rubric-culture/3707464-imagine-dragons-vipustili-klip-akij-znali-v-ukraini.html" text:style-name="Internet_20_link" text:visited-style-name="Visited_20_Internet_20_Link">
https://www.ukrinform.ua/rubric-culture/3707464-imagine-dragons-vipustili-klip-akij-znali-v-ukraini.html</text:a>
</text:p>
      <!--NEWS-->
      <text:h text:style-name="P10" text:outline-level="1">
<text:span text:style-name="T4">
另一个加拿大省通过森林大火降低了石油生产</text:span>
</text:h>
      <text:p text:style-name="P4">
作者: Ukrinform (Person)</text:p>
      <text:p text:style-name="P4">
出版商: Укринформ (Organization)</text:p>
      <text:p text:style-name="P4">
出版时间: 2023-05-10T-65:49:00+03:00</text:p>
      <text:p text:style-name="P4">
修改时间: 2023-05-10T20:49:00+03:00</text:p>
      <text:p text:style-name="P4">
描述: 能源公司通过森林大火来减少加拿大不列颠哥伦比亚省的石油生产。  - 乌克林。</text:p>
      <text:p text:style-name="P4">
图片: ["<text:a xlink:type="simple" xlink:href="https://static.ukrinform.com/photos/2023_05/thumb_files/630_360_1683740922-947.jpg" text:style-name="Internet_20_link" text:visited-style-name="Visited_20_Internet_20_Link">
630_360_16837...</text:a>
"]</text:p>
      <text:p text:style-name="P4">
标签: ['Канада', 'Ліс', 'нафта', 'Пожежа']</text:p>
      <text:p text:style-name="P4">
类型: Article</text:p>
      <!--METADATA-->
      <text:p text:style-name="P4">
<draw:frame draw:style-name="fr1" draw:name="Image57" text:anchor-type="as-char" svg:width="6.9236in" svg:height="3.956343in" draw:z-index="0">
<draw:image xlink:href="../Images/yкринформ/2023-05-10T-65-49-00-03-00/630_360_1683740922-947.jpg" xlink:type="simple" xlink:show="embed" xlink:actuate="onLoad" draw:mime-type="image/jpeg"/>
</draw:frame>
能源公司通过森林大火减少了加拿大不列颠哥伦比亚省的石油生产。</text:p>
      <text:p text:style-name="P4">
根据乌克林通讯员的报道，它报告了<text:a xlink:type="simple" xlink:href="https://www.cbc.ca/news/canada/british-columbia/oil-and-gas-bc-wildfire-may-10-1.6838165" text:style-name="Internet_20_link" text:visited-style-name="Visited_20_Internet_20_Link">
</text:a>
参考不列颠哥伦比亚省能源调节器的数据。</text:p>
      <text:p text:style-name="P4">
“监管机构说，该地区没有石油和天然气基础设施的对象没有受到大火的伤害，但是撤离或预防措施阻止了一些过程，以减少工人，公众和环境的风险。”</text:p>
      <text:p text:style-name="P4">
值得注意的是，在不列颠哥伦比亚省，大约有50起森林大火，其中大部分足够小，但是最近几天被摧毁的消防员大大增加了。</text:p>
      <text:p text:style-name="P4">
我们将提醒，早些时候，人们知道，在邻近的加拿大艾伯塔瓦省，当地能源生产商也停止了每天2.8万桶石油同等的生产，这是[]的生产的3％以上(https://www.ukrinform.ua/tag-kanada)。 但是，艾伯塔省的伊斯利群岛大​​火的局势比不列颠哥伦比亚省糟糕得多。</text:p>
      <text:p text:style-name="P4">
<text:span text:style-name="T4">
另请阅读：</text:span>
 <text:a xlink:type="simple" xlink:href="https://www.ukrinform.ua/rubric-world/3705454-u-statah-goriv-zavod-kompanii-shell-ogoloseno-evakuaciu-e-poraneni.html" text:style-name="Internet_20_link" text:visited-style-name="Visited_20_Internet_20_Link">
</text:a>
该省目前有100多个森林大火，<text:a xlink:type="simple" xlink:href="https://www.ukrinform.ua/rubric-world/3705793-cerez-lisovi-pozezi-u-kanadi-vze-evakuuvali-ponad-24-tisaci-osib.html" text:style-name="Internet_20_link" text:visited-style-name="Visited_20_Internet_20_Link">
</text:a>
并宣布了省级国家。 艾伯塔省还向联邦政府寻求军事援助。</text:p>
      <text:p text:style-name="P4">
<text:span text:style-name="T5">
foto：Becky Grimsrud</text:span>
</text:p>
      <text:p text:style-name="P4">
News Source: <text:a xlink:type="simple" xlink:href="https://www.ukrinform.ua/rubric-world/3707462-se-odna-kanadska-provincia-skorocue-vidobutok-nafti-cerez-lisovi-pozezi.html" text:style-name="Internet_20_link" text:visited-style-name="Visited_20_Internet_20_Link">
https://www.ukrinform.ua/rubric-world/3707462-se-odna-kanadska-provincia-skorocue-vidobutok-nafti-cerez-lisovi-pozezi.html</text:a>
</text:p>
      <!--NEWS-->
      <text:h text:style-name="P10" text:outline-level="1">
<text:span text:style-name="T4">
教育部要求警察检查斯巴达克斯文凭是否星期六</text:span>
</text:h>
      <text:p text:style-name="P4">
作者: Ukrinform (Person)</text:p>
      <text:p text:style-name="P4">
出版商: Укринформ (Organization)</text:p>
      <text:p text:style-name="P4">
出版时间: 2023-05-10T-67:44:00+03:00</text:p>
      <text:p text:style-name="P4">
修改时间: 2023-05-10T20:44:00+03:00</text:p>
      <text:p text:style-name="P4">
描述: 教育部呼吁警方检查外国教育文件斯巴达克斯·苏巴塔（Spartacus Subbota）的可能伪造，后者将自己定位为科学候选人和心理学家。  - 乌克林。</text:p>
      <text:p text:style-name="P4">
图片: ["<text:a xlink:type="simple" xlink:href="https://static.ukrinform.com/photos/2023_04/thumb_files/630_360_1681477638-178.jpg" text:style-name="Internet_20_link" text:visited-style-name="Visited_20_Internet_20_Link">
630_360_16814...</text:a>
"]</text:p>
      <text:p text:style-name="P4">
标签: ['Наука', 'Освіта', 'Підробка', 'Скандал', 'диплом', 'Документи']</text:p>
      <text:p text:style-name="P4">
类型: Article</text:p>
      <!--METADATA-->
      <text:p text:style-name="P4">
<draw:frame draw:style-name="fr1" draw:name="Image58" text:anchor-type="as-char" svg:width="6.9236in" svg:height="3.956343in" draw:z-index="0">
<draw:image xlink:href="../Images/yкринформ/2023-05-10T-67-44-00-03-00/630_360_1681477638-178.jpg" xlink:type="simple" xlink:show="embed" xlink:actuate="onLoad" draw:mime-type="image/jpeg"/>
</draw:frame>
已要求开发部检查周六的斯巴达克斯外国教育的可能伪造，后者将自己定位为心理学家的科学候选人。</text:p>
      <text:p text:style-name="P4">
根据乌克林的说法，乌克兰教育与科学部报告了<text:a xlink:type="simple" xlink:href="https://www.facebook.com/UAMON/posts/pfbid0Ggeg6hdSAH6VMQCMnWczDR7jNGcZjcyj5cZzq6izokYqXrUkXFD7Rs4N4eq3YFZZl" text:style-name="Internet_20_link" text:visited-style-name="Visited_20_Internet_20_Link">
</text:a>
.</text:p>
      <text:p text:style-name="P4">
“До МОН надійшов запит на публічну інформацію щодо достовірності вказанихдокументів. Під час перевірки з’ясували, що у матеріалах атестаційної справищодо присудження наукового ступеня Субботі С.О., наявні завірені належнимчином копії документів. Тоді Міністерство надіслало запити до ДП“Інформаційно-іміджевий центр” та ДП “Інфоресурс”, аби підтвердити фактнаявності у реєстрах вказаних документів про освіту", - йдеться уповідомленні.</text:p>
      <text:p text:style-name="P4">
МОН отримало відповіді від обох державних підприємств, що відомості про дипломмагістра, копія якого прикладена до атестаційної справи, у Реєстрі документівпро освіту в Єдиній державній електронній базі з питань освіти відсутні, авказане у справі Свідоцтво про визнання в Україні іноземного документа проосвіту Міністерство <text:a xlink:type="simple" xlink:href="https://www.ukrinform.ua/tag-osvita" text:style-name="Internet_20_link" text:visited-style-name="Visited_20_Internet_20_Link">
 </text:a>
乌克兰的科学发布了。</text:p>
      <text:p text:style-name="P4">
<text:span text:style-name="T4">
另请阅读：</text:span>
 <text:a xlink:type="simple" xlink:href="https://www.ukrinform.ua/rubric-society/3686336-ak-vigladae-plagiat-i-ak-jogo-vikriti.html" text:style-name="Internet_20_link" text:visited-style-name="Visited_20_Internet_20_Link">
<text:span text:style-name="T4">
窃</text:span>
</text:a>
教育与科学部报道：“我们已经将此信息传输给乌克兰国家警察，要求引起伪造和故意使用Subbota Spartak Alexandrovich的假医生的事实。”</text:p>
      <text:p text:style-name="P4">
据报道，在订阅调查的斯巴达克斯(Spartacus)发表的《调查》中谈到了他为科学候选人发行的事实。</text:p>
      <text:p text:style-name="P4">
News Source: <text:a xlink:type="simple" xlink:href="https://www.ukrinform.ua/rubric-society/3707457-mionsviti-prosit-policiu-pereviriti-ci-pidroblav-diplom-spartak-subbota.html" text:style-name="Internet_20_link" text:visited-style-name="Visited_20_Internet_20_Link">
https://www.ukrinform.ua/rubric-society/3707457-mionsviti-prosit-policiu-pereviriti-ci-pidroblav-diplom-spartak-subbota.html</text:a>
</text:p>
      <!--NEWS-->
      <text:h text:style-name="P10" text:outline-level="1">
<text:span text:style-name="T4">
在实验项目计划中恢复25,000名儿童</text:span>
</text:h>
      <text:p text:style-name="P4">
作者: Ukrinform (Person)</text:p>
      <text:p text:style-name="P4">
出版商: Укринформ (Organization)</text:p>
      <text:p text:style-name="P4">
出版时间: 2023-05-10T-73:17:00+03:00</text:p>
      <text:p text:style-name="P4">
修改时间: 2023-05-10T20:17:00+03:00</text:p>
      <text:p text:style-name="P4">
描述: 在乌克兰，在为需要特殊社会关注和支持的儿童的健康和娱乐服务付费时，引入了“货币之后”的机制。 今年，该州法规计划恢复约25,000名儿童。  - 乌克林。</text:p>
      <text:p text:style-name="P4">
图片: ["<text:a xlink:type="simple" xlink:href="https://static.ukrinform.com/photos/2023_05/thumb_files/630_360_1683739005-148.jpg" text:style-name="Internet_20_link" text:visited-style-name="Visited_20_Internet_20_Link">
630_360_16837...</text:a>
"]</text:p>
      <text:p text:style-name="P4">
标签: ['Діти', 'Мінсоцполітики', 'Оздоровлення', 'Уряд']</text:p>
      <text:p text:style-name="P4">
类型: Article</text:p>
      <!--METADATA-->
      <text:p text:style-name="P4">
<draw:frame draw:style-name="fr1" draw:name="Image59" text:anchor-type="as-char" svg:width="6.9236in" svg:height="3.956343in" draw:z-index="0">
<draw:image xlink:href="../Images/yкринформ/2023-05-10T-73-17-00-03-00/630_360_1683739005-148.jpg" xlink:type="simple" xlink:show="embed" xlink:actuate="onLoad" draw:mime-type="image/jpeg"/>
</draw:frame>
在乌克兰，在支付杜鹃的服务和需要特别社会支持的儿童的娱乐活动时，“钱追随孩子”的机制。 计划今年恢复大约25,000名儿童。</text:p>
      <text:p text:style-name="P4">
新闻服务报告<text:a xlink:type="simple" xlink:href="https://www.msp.gov.ua/news/22813.html" text:style-name="Internet_20_link" text:visited-style-name="Visited_20_Internet_20_Link">
</text:a>
，报道乌克林福姆。</text:p>
      <text:p text:style-name="P4">
“从现在开始，有孩子陷入最困难条件的家庭 - 生活在临时占领地区，处于积极的战斗行动领域，与俄罗斯联邦的边界，同等，并拥有[] [] <text:a xlink:type="simple" xlink:href="https://www.ukrinform.ua/tag-diti" text:style-name="Internet_20_link" text:visited-style-name="Visited_20_Internet_20_Link">
</text:a>
由残疾儿童等类别取代(能够照顾)或一个来自大家庭的孩子将能够获得健康和娱乐的钱。”消息写道。</text:p>
      <text:p text:style-name="P4">
社会政策部强调，各个类别的子女的父母将持续通知获得资金的权利，以支付Zeing的服务，并与E-通知一起进行。</text:p>
      <text:p text:style-name="P4">
为了利用这项服务，父母(更换他们的人)将能够获得一张特殊使用卡，该卡将以五个最小生存为数字(14,165 tis。 呃)适用于6-18岁的儿童。</text:p>
      <text:p text:style-name="P4">
这笔钱可用于在一个位于一个较高类别的营地中购买儿童的康复票(利维夫，伊万诺·弗兰基夫斯克，跨汽车，切尔尼夫特，特尔诺维州地区).</text:p>
      <text:p text:style-name="P4">
<text:span text:style-name="T4">
Читайте також:</text:span>
 <text:a xlink:type="simple" xlink:href="https://www.ukrinform.ua/rubric-society/3694413-v-ukraini-zbilsili-dopomogu-na-ozdorovlenna-ta-vidpocinok-ditej.html" text:style-name="Internet_20_link" text:visited-style-name="Visited_20_Internet_20_Link">
 <text:span text:style-name="T4">
оздоровлення</text:span>
 </text:a>
资金可用于在儿童康复和娱乐的州财产对象登记册中包含的16个健康机构之一中。</text:p>
      <text:p text:style-name="P4">
该项目将于6月1日开始。 它将参加7-18岁的儿童。</text:p>
      <text:p text:style-name="P4">
该部计划今年恢复约25,000名儿童。</text:p>
      <text:p text:style-name="P4">
如报道，<text:a xlink:type="simple" xlink:href="https://www.ukrinform.ua/rubric-society/3706943-urad-pocinae-novij-proekt-iz-ozdorovlenna-ditej-aki-potrebuut-osoblivoi-uvagi-smigal.html" text:style-name="Internet_20_link" text:visited-style-name="Visited_20_Internet_20_Link">
</text:a>
社会政策部的实验项目，以恢复需要特殊社会关注和支持的儿童，以及“金钱跟随儿童”。</text:p>
      <text:p text:style-name="P4">
_从开源_OPTO _</text:p>
      <text:p text:style-name="P4">
News Source: <text:a xlink:type="simple" xlink:href="https://www.ukrinform.ua/rubric-society/3707450-u-mezah-eksperimentalnogo-proektu-planuut-ozdoroviti-25-tis-ditej.html" text:style-name="Internet_20_link" text:visited-style-name="Visited_20_Internet_20_Link">
https://www.ukrinform.ua/rubric-society/3707450-u-mezah-eksperimentalnogo-proektu-planuut-ozdoroviti-25-tis-ditej.html</text:a>
</text:p>
      <!--NEWS-->
      <text:h text:style-name="P10" text:outline-level="1">
<text:span text:style-name="T4">
外交部呼吁巴西加入Zelensky和平的公式</text:span>
</text:h>
      <text:p text:style-name="P4">
作者: Ukrinform (Person)</text:p>
      <text:p text:style-name="P4">
出版商: Укринформ (Organization)</text:p>
      <text:p text:style-name="P4">
出版时间: 2023-05-10T-85:34:00+03:00</text:p>
      <text:p text:style-name="P4">
修改时间: 2023-05-10T19:34:00+03:00</text:p>
      <text:p text:style-name="P4">
描述: 乌克兰外交事务副部长安德里·梅尔尼克（Andriy Melnyk）呼吁与巴西·塞尔索里姆（Selso Amorim）总统管理局特别咨询服务部首席顾问会面，以加入乌克兰和平公式。  - 乌克林。</text:p>
      <text:p text:style-name="P4">
图片: ["<text:a xlink:type="simple" xlink:href="https://static.ukrinform.com/photos/2023_05/thumb_files/630_360_1683736254-261.jpeg" text:style-name="Internet_20_link" text:visited-style-name="Visited_20_Internet_20_Link">
630_360_16837...</text:a>
", "<text:a xlink:type="simple" xlink:href="https://static.ukrinform.com/photos/2023_05/1683736254-274.jpeg" text:style-name="Internet_20_link" text:visited-style-name="Visited_20_Internet_20_Link">
1683736254-27...</text:a>
", "<text:a xlink:type="simple" xlink:href="https://static.ukrinform.com/photos/2023_05/1683736254-485.jpeg" text:style-name="Internet_20_link" text:visited-style-name="Visited_20_Internet_20_Link">
1683736254-48...</text:a>
", "<text:a xlink:type="simple" xlink:href="https://static.ukrinform.com/photos/2023_05/1683736253-848.jpeg" text:style-name="Internet_20_link" text:visited-style-name="Visited_20_Internet_20_Link">
1683736253-84...</text:a>
"]</text:p>
      <text:p text:style-name="P4">
标签: ['Бразилія', 'МЗС', 'Переговори', 'Мельник', 'Війна з росією', 'Формула миру']</text:p>
      <text:p text:style-name="P4">
类型: Article</text:p>
      <!--METADATA-->
      <text:p text:style-name="P4">
<draw:frame draw:style-name="fr1" draw:name="Image60" text:anchor-type="as-char" svg:width="6.9236in" svg:height="3.956343in" draw:z-index="0">
<draw:image xlink:href="../Images/yкринформ/2023-05-10T-85-34-00-03-00/630_360_1683736254-261.jpeg" xlink:type="simple" xlink:show="embed" xlink:actuate="onLoad" draw:mime-type="image/jpeg"/>
</draw:frame>
乌克兰外交事务副部长安德里·梅尔尼克(Andriy Melnyk)呼吁与巴西·塞尔索斯·阿姆里姆(Brazil Selso Amrime)总统管理部门的特别咨询服务首席顾问会面，以加入乌克兰和平公式。</text:p>
      <text:p text:style-name="P4">
这在消息中说明了这一点<text:a xlink:type="simple" xlink:href="https://mfa.gov.ua/news/andrij-melnik-zustrivsya-z-golovnim-diplomatichnim-radnikom-prezidenta-braziliyi-selso-amorimom" text:style-name="Internet_20_link" text:visited-style-name="Visited_20_Internet_20_Link">
</text:a>
，报道乌克林福姆。</text:p>
      <text:p text:style-name="P4">
<draw:frame draw:style-name="fr1" draw:name="Image61" text:anchor-type="as-char" svg:width="6.9236in" svg:height="4.599926in" draw:z-index="0">
<draw:image xlink:href="../Images/yкринформ/2023-05-10T-85-34-00-03-00/1683736254-274.jpeg" xlink:type="simple" xlink:show="embed" xlink:actuate="onLoad" draw:mime-type="image/jpeg"/>
</draw:frame>
如图所述，会议讨论了一天中的双边日期的问题，以及与乌克兰其他合作伙伴一起参与巴西的可能性，以寻求确保乌克兰可持续和长期长期成员的方法，以此为基础尊重国际法，恢复乌克兰领土完整性的主权。</text:p>
      <text:p text:style-name="P4">
<draw:frame draw:style-name="fr1" draw:name="Image62" text:anchor-type="as-char" svg:width="6.9236in" svg:height="4.599926in" draw:z-index="0">
<draw:image xlink:href="../Images/yкринформ/2023-05-10T-85-34-00-03-00/1683736254-485.jpeg" xlink:type="simple" xlink:show="embed" xlink:actuate="onLoad" draw:mime-type="image/jpeg"/>
</draw:frame>
在这种情况下，乌克兰外交部的副负责人积极地指出了总统Lawa da Silva促进乌克兰和平的意图，邀请<text:a xlink:type="simple" xlink:href="https://www.ukrinform.ua/tag-brazilia" text:style-name="Internet_20_link" text:visited-style-name="Visited_20_Internet_20_Link">
</text:a>
由乌克兰弗拉基米尔·泽伦斯基主席发起的租用和平工作积极参与。</text:p>
      <text:p text:style-name="P4">
<draw:frame draw:style-name="fr1" draw:name="Image63" text:anchor-type="as-char" svg:width="6.9236in" svg:height="4.599926in" draw:z-index="0">
<draw:image xlink:href="../Images/yкринформ/2023-05-10T-85-34-00-03-00/1683736253-848.jpeg" xlink:type="simple" xlink:show="embed" xlink:actuate="onLoad" draw:mime-type="image/jpeg"/>
</draw:frame>
梅尔尼克(Melnyk)单独向巴西表示感谢我们国家在国际组织中的一贯支持，与乌克兰人民的团结，这表明由于俄罗斯侵略而导致严重的痛苦，以及从一开始就提供人道主义援助完整的 - 入侵。</text:p>
      <text:p text:style-name="P4">
<text:span text:style-name="T4">
另请阅读：</text:span>
 <text:a xlink:type="simple" xlink:href="https://www.ukrinform.ua/rubric-world/3707135-prezident-brazilii-hoce-zaproponuvati-poserednictvo-dla-miru-v-ukraini.html" text:style-name="Internet_20_link" text:visited-style-name="Visited_20_Internet_20_Link">
</text:a>
在讨论贸易和经济领域合作的优先领域时，强调了乌克兰与巴西之间战略伙伴关系的扩张和加深关系的共同利益，并用特定的内容填充了它们。</text:p>
      <text:p text:style-name="P4">
据报道，巴西总统路易斯·伊纳西奥·卢拉·达·席尔瓦批评俄罗斯对乌克兰的入侵。 他指出，“致力于寻求和平的公式来结束冲突”。 早些时候，卢拉·达·席尔瓦(Lula Da Silva)建议乌克兰给克里米亚结束战争。</text:p>
      <text:p text:style-name="P4">
<text:span text:style-name="T5">
foto：mfa.gov.ua</text:span>
</text:p>
      <text:p text:style-name="P4">
News Source: <text:a xlink:type="simple" xlink:href="https://www.ukrinform.ua/rubric-polytics/3707431-u-mzs-zaklikali-braziliu-dolucitisa-do-formuli-miru-zelenskogo.html" text:style-name="Internet_20_link" text:visited-style-name="Visited_20_Internet_20_Link">
https://www.ukrinform.ua/rubric-polytics/3707431-u-mzs-zaklikali-braziliu-dolucitisa-do-formuli-miru-zelenskogo.html</text:a>
</text:p>
      <!--NEWS-->
      <text:h text:style-name="P10" text:outline-level="1">
<text:span text:style-name="T4">
怀疑无人机爆炸后，贝尔戈罗德地区奥尔科瓦特卡村的损失</text:span>
</text:h>
      <text:p text:style-name="P4">
作者: liveuamap (Language: en)</text:p>
      <text:p text:style-name="P4">
时间: 2023-05-10T02:30:00</text:p>
      <text:p text:style-name="P4">
地点: Belgorod, Belgorodskaya oblast' (Latitude:50.73282 Longtitude:37.74791)</text:p>
      <text:p text:style-name="P4">
视频: []</text:p>
      <text:p text:style-name="P4">
图片: []</text:p>
      <text:p text:style-name="P4">
标签: ["Central and Eastern Europe", "Russia"]</text:p>
      <text:p text:style-name="P4">
Id: 22561792</text:p>
      <!--METADATA-->
      <text:p text:style-name="P4">
怀疑无人驾驶后，贝尔戈罗德地区奥尔科瓦特卡村的损失</text:p>
      <text:p text:style-name="P4">
新闻集链接：<text:a xlink:type="simple" xlink:href="https://liveuamap.com/en/2023/10-may-damage-in-olkhovatka-village-of-belgorod-region-after" text:style-name="Internet_20_link" text:visited-style-name="Visited_20_Internet_20_Link">
https://liveuamap.com/en/2023/2023/10-may-damage-in-lkhovatka-village-village-of-belgorod-rigion-gregion-forter</text:a>
</text:p>
      <text:p text:style-name="P4">
News Source: <text:a xlink:type="simple" xlink:href="https://t.me/bbbreaking/154956" text:style-name="Internet_20_link" text:visited-style-name="Visited_20_Internet_20_Link">
https://t.me/bbbreaking/154956</text:a>
</text:p>
      <!--NEWS-->
      <text:h text:style-name="P10" text:outline-level="1">
<text:span text:style-name="T4">
14名军人在Voronezh地区的射击范围内受伤，至少是...</text:span>
</text:h>
      <text:p text:style-name="P4">
作者: liveuamap (Language: en)</text:p>
      <text:p text:style-name="P4">
时间: 2023-05-10T02:42:56</text:p>
      <text:p text:style-name="P4">
地点: Pogonovo (Latitude:51.50479 Longtitude:39.15871)</text:p>
      <text:p text:style-name="P4">
视频: []</text:p>
      <text:p text:style-name="P4">
图片: []</text:p>
      <text:p text:style-name="P4">
标签: ["Russia", "Central and Eastern Europe"]</text:p>
      <text:p text:style-name="P4">
Id: 22561734</text:p>
      <!--METADATA-->
      <text:p text:style-name="P4">
14名军人因DroneAttack的结果在Voronezh地区受伤，至少2个无人机</text:p>
      <text:p text:style-name="P4">
新闻集链接：<text:a xlink:type="simple" xlink:href="https://liveuamap.com/en/2023/10-may-14-servicemen-wounded-at-firing-range-in-voronezh" text:style-name="Internet_20_link" text:visited-style-name="Visited_20_Internet_20_Link">
https://liveuamap.com/en/2023/2023/10-may-14-servicemen-wounded-at-firing-range-ingange-in-voronezh</text:a>
</text:p>
      <text:p text:style-name="P4">
News Source: <text:a xlink:type="simple" xlink:href="https://t.me/bazabazon/17513" text:style-name="Internet_20_link" text:visited-style-name="Visited_20_Internet_20_Link">
https://t.me/bazabazon/17513</text:a>
</text:p>
      <!--NEWS-->
      <text:h text:style-name="P10" text:outline-level="1">
<text:span text:style-name="T4">
Zaporizka Oblast（09:16）。 红色警报：空中威胁。 警笛声。 立即掩盖！</text:span>
</text:h>
      <text:p text:style-name="P4">
作者: liveuamap (Language: en)</text:p>
      <text:p text:style-name="P4">
时间: 2023-05-10T03:18:00</text:p>
      <text:p text:style-name="P4">
地点: Zaporizka Oblast (Latitude:47.612021 Longtitude:35.765261)</text:p>
      <text:p text:style-name="P4">
视频: []</text:p>
      <text:p text:style-name="P4">
图片: []</text:p>
      <text:p text:style-name="P4">
标签: []</text:p>
      <text:p text:style-name="P4">
Id: 22561735</text:p>
      <!--METADATA-->
      <text:p text:style-name="P4">
没有任何</text:p>
      <text:p text:style-name="P4">
新闻集链接：<text:a xlink:type="simple" xlink:href="https://liveuamap.com/en/2023/10-may-zaporizka-oblast0916-red-alert-aerial-g" text:style-name="Internet_20_link" text:visited-style-name="Visited_20_Internet_20_Link">
https://liveuamap.com/en/2023/10-may-zaporizka-oblast0916-red-red-alert-aerial-g</text:a>
</text:p>
      <text:p text:style-name="P4">
News Source: <text:a xlink:type="simple" xlink:href="https://liveuamap.com/en/2023/10-may-zaporizka-oblast0916-red-alert-aerial-g" text:style-name="Internet_20_link" text:visited-style-name="Visited_20_Internet_20_Link">
https://liveuamap.com/en/2023/10-may-zaporizka-oblast0916-red-alert-aerial-g</text:a>
</text:p>
      <!--NEWS-->
      <text:h text:style-name="P10" text:outline-level="1">
<text:span text:style-name="T4">
Donetsk Oblast（09:36）。 红色警报：空中威胁。 警笛声。 立即掩盖！</text:span>
</text:h>
      <text:p text:style-name="P4">
作者: liveuamap (Language: en)</text:p>
      <text:p text:style-name="P4">
时间: 2023-05-10T03:37:00</text:p>
      <text:p text:style-name="P4">
地点: Donetsk Oblast (Latitude:48.72773 Longtitude:37.57788)</text:p>
      <text:p text:style-name="P4">
视频: []</text:p>
      <text:p text:style-name="P4">
图片: []</text:p>
      <text:p text:style-name="P4">
标签: ["Europe", "Central and Eastern Europe"]</text:p>
      <text:p text:style-name="P4">
Id: 22561737</text:p>
      <!--METADATA-->
      <text:p text:style-name="P4">
Donetsk Oblast(09:36). Red Alert: aerial threat. Sirens sounding. Take covernow!</text:p>
      <text:p text:style-name="P4">
News Collection Link: <text:a xlink:type="simple" xlink:href="https://liveuamap.com/en/2023/10-may-donetsk-oblast0936-red-alert-aerial-thg" text:style-name="Internet_20_link" text:visited-style-name="Visited_20_Internet_20_Link">
https://liveuamap.com/en/2023/10-may-donetsk-oblast0936-red-alert-aerial-thg</text:a>
</text:p>
      <text:p text:style-name="P4">
News Source: <text:a xlink:type="simple" xlink:href="https://t.me/air_alert_ua/44925" text:style-name="Internet_20_link" text:visited-style-name="Visited_20_Internet_20_Link">
https://t.me/air_alert_ua/44925</text:a>
</text:p>
      <!--NEWS-->
      <text:h text:style-name="P10" text:outline-level="1">
<text:span text:style-name="T4">
5月9日，卡卢加（Kaluga）地区的Mekhovo村被击落了2架无人机</text:span>
</text:h>
      <text:p text:style-name="P4">
作者: liveuamap (Language: en)</text:p>
      <text:p text:style-name="P4">
时间: 2023-05-10T03:38:00</text:p>
      <text:p text:style-name="P4">
地点: Kaluga (Latitude:54.25386 Longtitude:36.21043)</text:p>
      <text:p text:style-name="P4">
视频: []</text:p>
      <text:p text:style-name="P4">
图片: []</text:p>
      <text:p text:style-name="P4">
标签: ["Russia", "Central and Eastern Europe"]</text:p>
      <text:p text:style-name="P4">
Id: 22561788</text:p>
      <!--METADATA-->
      <text:p text:style-name="P4">
2个怀疑的无人机在9月9日在卡卢加地区的Mekhovo村被击落</text:p>
      <text:p text:style-name="P4">
新闻集链接：<text:a xlink:type="simple" xlink:href="https://liveuamap.com/en/2023/10-may-2-suspected-drones-were-shot-down-in-mekhovo-village" text:style-name="Internet_20_link" text:visited-style-name="Visited_20_Internet_20_Link">
https://liveuamap.com/en/2023/2023/10-may-2-suspected-drones-werne-were-here-shot-nown-inn-in-in-mekhovo-village</text:a>
</text:p>
      <text:p text:style-name="P4">
News Source: <text:a xlink:type="simple" xlink:href="https://t.me/bbbreaking/154963" text:style-name="Internet_20_link" text:visited-style-name="Visited_20_Internet_20_Link">
https://t.me/bbbreaking/154963</text:a>
</text:p>
      <!--NEWS-->
      <text:h text:style-name="P10" text:outline-level="1">
<text:span text:style-name="T4">
Kherson，Khersonska Oblast（09:38）。 红色警报：空中威胁。 警笛声。 立即掩盖！</text:span>
</text:h>
      <text:p text:style-name="P4">
作者: liveuamap (Language: en)</text:p>
      <text:p text:style-name="P4">
时间: 2023-05-10T03:40:00</text:p>
      <text:p text:style-name="P4">
地点: Kherson (Latitude:46.65581000 Longtitude:32.61780000)</text:p>
      <text:p text:style-name="P4">
视频: []</text:p>
      <text:p text:style-name="P4">
图片: []</text:p>
      <text:p text:style-name="P4">
标签: ["Europe", "Central and Eastern Europe"]</text:p>
      <text:p text:style-name="P4">
Id: 22561738</text:p>
      <!--METADATA-->
      <text:p text:style-name="P4">
赫尔森，赫森地区(09:38). Red Alert: aerial threat. Sirens sounding.Take cover now!</text:p>
      <text:p text:style-name="P4">
News Collection Link: <text:a xlink:type="simple" xlink:href="https://liveuamap.com/en/2023/10-may-kherson-khersonska-oblast0938-red-alerg" text:style-name="Internet_20_link" text:visited-style-name="Visited_20_Internet_20_Link">
https://liveuamap.com/en/2023/10-may-kherson-khersonska-oblast0938-red-alerg</text:a>
</text:p>
      <text:p text:style-name="P4">
News Source: <text:a xlink:type="simple" xlink:href="https://t.me/air_alert_ua/44926" text:style-name="Internet_20_link" text:visited-style-name="Visited_20_Internet_20_Link">
https://t.me/air_alert_ua/44926</text:a>
</text:p>
      <!--NEWS-->
      <text:h text:style-name="P10" text:outline-level="1">
<text:span text:style-name="T4">
Belgorod地区州长格拉德科夫说</text:span>
</text:h>
      <text:p text:style-name="P4">
作者: liveuamap (Language: en)</text:p>
      <text:p text:style-name="P4">
时间: 2023-05-10T04:00:00</text:p>
      <text:p text:style-name="P4">
地点: Belgorod (Latitude:50.40283000 Longtitude:36.89810000)</text:p>
      <text:p text:style-name="P4">
视频: []</text:p>
      <text:p text:style-name="P4">
图片: []</text:p>
      <text:p text:style-name="P4">
标签: ["Russia", "Central and Eastern Europe"]</text:p>
      <text:p text:style-name="P4">
Id: 22561791</text:p>
      <!--METADATA-->
      <text:p text:style-name="P4">
Belgorodrigion Gladkov的州长说，在Shebekino炮击后死亡。</text:p>
      <text:p text:style-name="P4">
新闻集链接：<text:a xlink:type="simple" xlink:href="https://liveuamap.com/en/2023/10-may-one-person-died-after-shelling--in-shebekino-said" text:style-name="Internet_20_link" text:visited-style-name="Visited_20_Internet_20_Link">
https://liveuamap.com/en/2023/2023/10-may-one-person-died-shelling-inshebekino-said</text:a>
</text:p>
      <text:p text:style-name="P4">
News Source: <text:a xlink:type="simple" xlink:href="https://t.me/bbbreaking/154965" text:style-name="Internet_20_link" text:visited-style-name="Visited_20_Internet_20_Link">
https://t.me/bbbreaking/154965</text:a>
</text:p>
      <!--NEWS-->
      <text:h text:style-name="P10" text:outline-level="1">
<text:span text:style-name="T4">
俄罗斯军队进行了23次导弹袭击，43次空袭和97多个MLR炮击，-GE ...</text:span>
</text:h>
      <text:p text:style-name="P4">
作者: liveuamap (Language: en)</text:p>
      <text:p text:style-name="P4">
时间: 2023-05-10T04:29:00</text:p>
      <text:p text:style-name="P4">
地点: Bakhmut (Latitude:48.57387 Longtitude:37.98043)</text:p>
      <text:p text:style-name="P4">
视频: []</text:p>
      <text:p text:style-name="P4">
图片: []</text:p>
      <text:p text:style-name="P4">
标签: ["Russia"]</text:p>
      <text:p text:style-name="P4">
Id: 22561778</text:p>
      <!--METADATA-->
      <text:p text:style-name="P4">
俄罗斯军队进行了23次导弹罢工，43次空袭，超过97次炮击司法部队 - 乌克兰武装部队的总参谋部。</text:p>
      <text:p text:style-name="P4">
新闻集链接：<text:a xlink:type="simple" xlink:href="https://liveuamap.com/en/2023/10-may-russian-army-conducted-23-missile-strikes-43-airstrikes" text:style-name="Internet_20_link" text:visited-style-name="Visited_20_Internet_20_Link">
https://liveuamap.com/en/2023/2023/10-may-russian-army-conducted-23-missile-strikes-43-- airstrikes</text:a>
</text:p>
      <text:p text:style-name="P4">
News Source: <text:a xlink:type="simple" xlink:href="https://t.me/lumsrc/4737" text:style-name="Internet_20_link" text:visited-style-name="Visited_20_Internet_20_Link">
https://t.me/lumsrc/4737</text:a>
</text:p>
      <!--NEWS-->
      <text:h text:style-name="P10" text:outline-level="1">
<text:span text:style-name="T4">
在玛丽卡（Maryinka）方向，俄罗斯军队炮击了英国武装部队的总参谋部Heorhiyivka ...</text:span>
</text:h>
      <text:p text:style-name="P4">
作者: liveuamap (Language: en)</text:p>
      <text:p text:style-name="P4">
时间: 2023-05-10T04:30:00</text:p>
      <text:p text:style-name="P4">
地点: Marinka, Donetsk Oblast (Latitude:47.95142 Longtitude:37.48329)</text:p>
      <text:p text:style-name="P4">
视频: []</text:p>
      <text:p text:style-name="P4">
图片: []</text:p>
      <text:p text:style-name="P4">
标签: ["Russia"]</text:p>
      <text:p text:style-name="P4">
Id: 22561772</text:p>
      <!--METADATA-->
      <text:p text:style-name="P4">
俄罗斯军队在玛丽卡(Maryinka)的方向上炮击了Heorhiyivka，乌克兰的总人员在上午的报告中说</text:p>
      <text:p text:style-name="P4">
新闻集链接：<text:a xlink:type="simple" xlink:href="https://liveuamap.com/en/2023/10-may-at-maryinka-direction-russian-army-shelled-heorhiyivka" text:style-name="Internet_20_link" text:visited-style-name="Visited_20_Internet_20_Link">
https://liveuamap.com/en/2023/2023/10-may-at-maryinka-direction-russian-army-shelled-heorhiyivka</text:a>
</text:p>
      <text:p text:style-name="P4">
News Source: <text:a xlink:type="simple" xlink:href="https://t.me/lumsrc/4743" text:style-name="Internet_20_link" text:visited-style-name="Visited_20_Internet_20_Link">
https://t.me/lumsrc/4743</text:a>
</text:p>
      <!--NEWS-->
      <text:h text:style-name="P10" text:outline-level="1">
<text:span text:style-name="T4">
由于俄罗斯炮击的结果，尼科波尔区的损失</text:span>
</text:h>
      <text:p text:style-name="P4">
作者: liveuamap (Language: en)</text:p>
      <text:p text:style-name="P4">
时间: 2023-05-10T04:37:00</text:p>
      <text:p text:style-name="P4">
地点: Zaporizhia (Latitude:47.56668 Longtitude:34.39991)</text:p>
      <text:p text:style-name="P4">
视频: []</text:p>
      <text:p text:style-name="P4">
图片: ["<text:a xlink:type="simple" xlink:href="https://liveuamap.com/pics/2023/05/10/22561783_0.jpg" text:style-name="Internet_20_link" text:visited-style-name="Visited_20_Internet_20_Link">
22561783_0.jpg</text:a>
", "<text:a xlink:type="simple" xlink:href="https://liveuamap.com/pics/2023/05/10/22561783_1.jpg" text:style-name="Internet_20_link" text:visited-style-name="Visited_20_Internet_20_Link">
22561783_1.jpg</text:a>
", "<text:a xlink:type="simple" xlink:href="https://liveuamap.com/pics/2023/05/10/22561783_2.jpg" text:style-name="Internet_20_link" text:visited-style-name="Visited_20_Internet_20_Link">
22561783_2.jpg</text:a>
"]</text:p>
      <text:p text:style-name="P4">
标签: ["Europe", "Central and Eastern Europe"]</text:p>
      <text:p text:style-name="P4">
Id: 22561783</text:p>
      <!--METADATA-->
      <text:p text:style-name="P4">
由于俄罗斯炮击的结果，尼科波尔区的损失</text:p>
      <text:p text:style-name="P4">
<draw:frame draw:style-name="fr1" draw:name="Image64" text:anchor-type="as-char" svg:width="6.9236in" svg:height="5.1927in" draw:z-index="0">
<draw:image xlink:href="../Images/liveuamap/2023-05-10T04-37-00/22561783_0.jpg" xlink:type="simple" xlink:show="embed" xlink:actuate="onLoad" draw:mime-type="image/jpeg"/>
</draw:frame>
<draw:frame draw:style-name="fr1" draw:name="Image65" text:anchor-type="as-char" svg:width="6.9236in" svg:height="5.1927in" draw:z-index="0">
<draw:image xlink:href="../Images/liveuamap/2023-05-10T04-37-00/22561783_1.jpg" xlink:type="simple" xlink:show="embed" xlink:actuate="onLoad" draw:mime-type="image/jpeg"/>
</draw:frame>
<draw:frame draw:style-name="fr1" draw:name="Image66" text:anchor-type="as-char" svg:width="6.9236in" svg:height="5.1927in" draw:z-index="0">
<draw:image xlink:href="../Images/liveuamap/2023-05-10T04-37-00/22561783_2.jpg" xlink:type="simple" xlink:show="embed" xlink:actuate="onLoad" draw:mime-type="image/jpeg"/>
</draw:frame>
新闻集链接：<text:a xlink:type="simple" xlink:href="https://liveuamap.com/en/2023/10-may-damage-in-nikopol-district-as-result-of-russian-shelling" text:style-name="Internet_20_link" text:visited-style-name="Visited_20_Internet_20_Link">
https://liveuamap.com/en/2023/2023/10-may-damage-in-nikopol-district-district-as-result of俄罗斯 - 俄罗斯 - 苏格兰人</text:a>
</text:p>
      <text:p text:style-name="P4">
News Source: <text:a xlink:type="simple" xlink:href="https://t.me/dneproperatyv/62365" text:style-name="Internet_20_link" text:visited-style-name="Visited_20_Internet_20_Link">
https://t.me/dneproperatyv/62365</text:a>
</text:p>
      <!--NEWS-->
      <text:h text:style-name="P10" text:outline-level="1">
<text:span text:style-name="T4">
Donetsk Oblast（11:26）。 红色警报：空中威胁。 警笛声。 立即掩盖！</text:span>
</text:h>
      <text:p text:style-name="P4">
作者: liveuamap (Language: en)</text:p>
      <text:p text:style-name="P4">
时间: 2023-05-10T05:27:00</text:p>
      <text:p text:style-name="P4">
地点: Donetsk Oblast (Latitude:48.72744 Longtitude:37.5781)</text:p>
      <text:p text:style-name="P4">
视频: []</text:p>
      <text:p text:style-name="P4">
图片: []</text:p>
      <text:p text:style-name="P4">
标签: ["Europe", "Central and Eastern Europe"]</text:p>
      <text:p text:style-name="P4">
Id: 22561780</text:p>
      <!--METADATA-->
      <text:p text:style-name="P4">
Donetsk Oblast(11:26). Red Alert: aerial threat. Sirens sounding. Take covernow!</text:p>
      <text:p text:style-name="P4">
News Collection Link: <text:a xlink:type="simple" xlink:href="https://liveuamap.com/en/2023/10-may-donetsk-oblast1126-red-alert-aerial-thg" text:style-name="Internet_20_link" text:visited-style-name="Visited_20_Internet_20_Link">
https://liveuamap.com/en/2023/10-may-donetsk-oblast1126-red-alert-aerial-thg</text:a>
</text:p>
      <text:p text:style-name="P4">
News Source: <text:a xlink:type="simple" xlink:href="https://t.me/air_alert_ua/44932" text:style-name="Internet_20_link" text:visited-style-name="Visited_20_Internet_20_Link">
https://t.me/air_alert_ua/44932</text:a>
</text:p>
      <!--NEWS-->
      <text:h text:style-name="P10" text:outline-level="1">
<text:span text:style-name="T4">
5月9日，至少3架UJ-22空降无人机在莫斯科附近的地区被拦截/坠毁</text:span>
</text:h>
      <text:p text:style-name="P4">
作者: liveuamap (Language: en)</text:p>
      <text:p text:style-name="P4">
时间: 2023-05-10T05:28:31</text:p>
      <text:p text:style-name="P4">
地点: Moskva, Moscow (Latitude:54.26159 Longtitude:36.15768)</text:p>
      <text:p text:style-name="P4">
视频: []</text:p>
      <text:p text:style-name="P4">
图片: []</text:p>
      <text:p text:style-name="P4">
标签: ["Central and Eastern Europe", "Russia"]</text:p>
      <text:p text:style-name="P4">
Id: 22561781</text:p>
      <!--METADATA-->
      <text:p text:style-name="P4">
5月9日，至少3架UJ-22空降无人机在莫斯科附近的地区被拦截/坠毁</text:p>
      <text:p text:style-name="P4">
新闻集链接：<text:a xlink:type="simple" xlink:href="https://liveuamap.com/en/2023/10-may-at-least-3-uj22-airborne-drones-were-interceptedcrashed" text:style-name="Internet_20_link" text:visited-style-name="Visited_20_Internet_20_Link">
https://liveuamap.com/en/2023/2023/10-may-at-least-3-uj22-airborne-drones-drones-w-inter-interpected crashed crashed</text:a>
</text:p>
      <text:p text:style-name="P4">
News Source: <text:a xlink:type="simple" xlink:href="https://t.me/rusbrief/115782" text:style-name="Internet_20_link" text:visited-style-name="Visited_20_Internet_20_Link">
https://t.me/rusbrief/115782</text:a>
</text:p>
      <!--NEWS-->
      <text:h text:style-name="P10" text:outline-level="1">
<text:span text:style-name="T4">
Zaporizka Oblast（11:46）。 红色警报：空中威胁。 警笛声。 立即掩盖！</text:span>
</text:h>
      <text:p text:style-name="P4">
作者: liveuamap (Language: en)</text:p>
      <text:p text:style-name="P4">
时间: 2023-05-10T05:47:00</text:p>
      <text:p text:style-name="P4">
地点: Zaporizka Oblast (Latitude:47.612321 Longtitude:35.764331)</text:p>
      <text:p text:style-name="P4">
视频: []</text:p>
      <text:p text:style-name="P4">
图片: []</text:p>
      <text:p text:style-name="P4">
标签: ["Europe", "Central and Eastern Europe"]</text:p>
      <text:p text:style-name="P4">
Id: 22561798</text:p>
      <!--METADATA-->
      <text:p text:style-name="P4">
Zaporizhzhia地区(11:46). Red Alert: aerial threat. Sirens sounding. Take covernow!</text:p>
      <text:p text:style-name="P4">
News Collection Link: <text:a xlink:type="simple" xlink:href="https://liveuamap.com/en/2023/10-may-zaporizka-oblast1146-red-alert-aerial-g" text:style-name="Internet_20_link" text:visited-style-name="Visited_20_Internet_20_Link">
https://liveuamap.com/en/2023/10-may-zaporizka-oblast1146-red-alert-aerial-g</text:a>
</text:p>
      <text:p text:style-name="P4">
News Source: <text:a xlink:type="simple" xlink:href="https://t.me/suspilnezaporizhzhya/12745" text:style-name="Internet_20_link" text:visited-style-name="Visited_20_Internet_20_Link">
https://t.me/suspilnezaporizhzhya/12745</text:a>
</text:p>
      <!--NEWS-->
      <text:h text:style-name="P10" text:outline-level="1">
<text:span text:style-name="T4">
Poltavska Oblast（11:47）。 红色警报：空中威胁。 警笛声。 立即掩盖！</text:span>
</text:h>
      <text:p text:style-name="P4">
作者: liveuamap (Language: en)</text:p>
      <text:p text:style-name="P4">
时间: 2023-05-10T05:48:00</text:p>
      <text:p text:style-name="P4">
地点: Poltavska Oblast (Latitude:49.47658 Longtitude:33.81895)</text:p>
      <text:p text:style-name="P4">
视频: []</text:p>
      <text:p text:style-name="P4">
图片: []</text:p>
      <text:p text:style-name="P4">
标签: ["Europe", "Central and Eastern Europe"]</text:p>
      <text:p text:style-name="P4">
Id: 22561799</text:p>
      <!--METADATA-->
      <text:p text:style-name="P4">
poltava(11:47). Red Alert: aerial threat. Sirens sounding. Take covernow!</text:p>
      <text:p text:style-name="P4">
News Collection Link: <text:a xlink:type="simple" xlink:href="https://liveuamap.com/en/2023/10-may-poltavska-oblast1147-red-alert-aerial-g" text:style-name="Internet_20_link" text:visited-style-name="Visited_20_Internet_20_Link">
https://liveuamap.com/en/2023/10-may-poltavska-oblast1147-red-alert-aerial-g</text:a>
</text:p>
      <text:p text:style-name="P4">
News Source: <text:a xlink:type="simple" xlink:href="https://t.me/suspilnepoltava/11086" text:style-name="Internet_20_link" text:visited-style-name="Visited_20_Internet_20_Link">
https://t.me/suspilnepoltava/11086</text:a>
</text:p>
      <!--NEWS-->
      <text:h text:style-name="P10" text:outline-level="1">
<text:span text:style-name="T4">
Sumy地区，Kharkiv，Kharkiv地区，Dnipro，Dnipropetrovsk地区（11：CHSH）。 红色ALRT：...</text:span>
</text:h>
      <text:p text:style-name="P4">
作者: liveuamap (Language: en)</text:p>
      <text:p text:style-name="P4">
时间: 2023-05-10T05:49:00</text:p>
      <text:p text:style-name="P4">
地点: Sumska Oblast (Latitude:51.00034 Longtitude:34.00054)</text:p>
      <text:p text:style-name="P4">
视频: []</text:p>
      <text:p text:style-name="P4">
图片: []</text:p>
      <text:p text:style-name="P4">
标签: ["Europe", "Central and Eastern Europe"]</text:p>
      <text:p text:style-name="P4">
Id: 22561800</text:p>
      <!--METADATA-->
      <text:p text:style-name="P4">
Sumy地区，Kharkiv，Kharkiv地区，Dnipro，Dnipropetrovsk地区(11:47). Red Alert: aerial threat. Sirens sounding. Take cover now!</text:p>
      <text:p text:style-name="P4">
News Collection Link: <text:a xlink:type="simple" xlink:href="https://liveuamap.com/en/2023/10-may-sumska-oblast-kharkiv-kharkivska-oblasg" text:style-name="Internet_20_link" text:visited-style-name="Visited_20_Internet_20_Link">
https://liveuamap.com/en/2023/10-may-sumska-oblast-kharkiv-kharkivska-oblasg</text:a>
</text:p>
      <text:p text:style-name="P4">
News Source: <text:a xlink:type="simple" xlink:href="https://t.me/air_alert_ua/44937" text:style-name="Internet_20_link" text:visited-style-name="Visited_20_Internet_20_Link">
https://t.me/air_alert_ua/44937</text:a>
</text:p>
      <!--NEWS-->
      <text:h text:style-name="P10" text:outline-level="1">
<text:span text:style-name="T4">
1人因在Vovchansk的俄罗斯炮击而丧生</text:span>
</text:h>
      <text:p text:style-name="P4">
作者: liveuamap (Language: en)</text:p>
      <text:p text:style-name="P4">
时间: 2023-05-10T06:54:30</text:p>
      <text:p text:style-name="P4">
地点: Kharkiv (Latitude:50.29142 Longtitude:36.93363)</text:p>
      <text:p text:style-name="P4">
视频: []</text:p>
      <text:p text:style-name="P4">
图片: []</text:p>
      <text:p text:style-name="P4">
标签: ["Europe", "Central and Eastern Europe"]</text:p>
      <text:p text:style-name="P4">
Id: 22561817</text:p>
      <!--METADATA-->
      <text:p text:style-name="P4">
1人因在Vovchansk的俄罗斯炮击而丧生</text:p>
      <text:p text:style-name="P4">
新闻集链接：<text:a xlink:type="simple" xlink:href="https://liveuamap.com/en/2023/10-may-1-person-killed-as-result-of-russian-shelling-in-vovchansk" text:style-name="Internet_20_link" text:visited-style-name="Visited_20_Internet_20_Link">
https://liveuamap.com/en/2023/2023/10-may-1-person-kill-kill-kill-as-result-us-ouss-s-shelling-in-nelling-in-vovchansk</text:a>
</text:p>
      <text:p text:style-name="P4">
News Source: <text:a xlink:type="simple" xlink:href="https://twitter.com/kava2022/status/1656250965610119169" text:style-name="Internet_20_link" text:visited-style-name="Visited_20_Internet_20_Link">
https://twitter.com/kava2022/status/1656250965610119169</text:a>
</text:p>
      <!--NEWS-->
      <text:h text:style-name="P10" text:outline-level="1">
<text:span text:style-name="T4">
水主管道因炮击而在赫尔森损坏</text:span>
</text:h>
      <text:p text:style-name="P4">
作者: liveuamap (Language: en)</text:p>
      <text:p text:style-name="P4">
时间: 2023-05-10T07:55:59</text:p>
      <text:p text:style-name="P4">
地点: Kherson (Latitude:46.63989 Longtitude:32.62253)</text:p>
      <text:p text:style-name="P4">
视频: []</text:p>
      <text:p text:style-name="P4">
图片: []</text:p>
      <text:p text:style-name="P4">
标签: ["Europe", "Central and Eastern Europe"]</text:p>
      <text:p text:style-name="P4">
Id: 22561834</text:p>
      <!--METADATA-->
      <text:p text:style-name="P4">
水主管道因炮击而在赫尔森损坏</text:p>
      <text:p text:style-name="P4">
新闻集链接：<text:a xlink:type="simple" xlink:href="https://liveuamap.com/en/2023/10-may-water-main-pipeline-damaged-in-kherson-as-result-of" text:style-name="Internet_20_link" text:visited-style-name="Visited_20_Internet_20_Link">
https://liveuamap.com/en/2023/2023/10-may-water-main-main-pipeline-damameged-in-in-kherson-as-as-result-fine</text:a>
</text:p>
      <text:p text:style-name="P4">
News Source: <text:a xlink:type="simple" xlink:href="https://t.me/roman_mrochko/246" text:style-name="Internet_20_link" text:visited-style-name="Visited_20_Internet_20_Link">
https://t.me/roman_mrochko/246</text:a>
</text:p>
      <!--NEWS-->
      <text:h text:style-name="P10" text:outline-level="1">
<text:span text:style-name="T4">
Kherson，Khersonska Oblast（14:27）。 红色警报：空中威胁。 警笛声。 立即掩盖！</text:span>
</text:h>
      <text:p text:style-name="P4">
作者: liveuamap (Language: en)</text:p>
      <text:p text:style-name="P4">
时间: 2023-05-10T08:29:00</text:p>
      <text:p text:style-name="P4">
地点: Kherson (Latitude:46.6554 Longtitude:32.6185)</text:p>
      <text:p text:style-name="P4">
视频: []</text:p>
      <text:p text:style-name="P4">
图片: []</text:p>
      <text:p text:style-name="P4">
标签: ["Europe", "Central and Eastern Europe"]</text:p>
      <text:p text:style-name="P4">
Id: 22561840</text:p>
      <!--METADATA-->
      <text:p text:style-name="P4">
赫尔森，赫森地区(14:27). Red Alert: aerial threat. Sirens sounding.Take cover now!</text:p>
      <text:p text:style-name="P4">
News Collection Link: <text:a xlink:type="simple" xlink:href="https://liveuamap.com/en/2023/10-may-kherson-khersonska-oblast1427-red-alerg" text:style-name="Internet_20_link" text:visited-style-name="Visited_20_Internet_20_Link">
https://liveuamap.com/en/2023/10-may-kherson-khersonska-oblast1427-red-alerg</text:a>
</text:p>
      <text:p text:style-name="P4">
News Source: <text:a xlink:type="simple" xlink:href="https://t.me/air_alert_ua/44945" text:style-name="Internet_20_link" text:visited-style-name="Visited_20_Internet_20_Link">
https://t.me/air_alert_ua/44945</text:a>
</text:p>
      <!--NEWS-->
      <text:h text:style-name="P10" text:outline-level="1">
<text:span text:style-name="T4">
Mykolaiv，Mykolayivska Oblast（14:41）。 红色警报：空中威胁。 警笛声。 立即掩盖！</text:span>
</text:h>
      <text:p text:style-name="P4">
作者: liveuamap (Language: en)</text:p>
      <text:p text:style-name="P4">
时间: 2023-05-10T08:42:00</text:p>
      <text:p text:style-name="P4">
地点: Mykolaiv (Latitude:46.94866 Longtitude:32.00639)</text:p>
      <text:p text:style-name="P4">
视频: []</text:p>
      <text:p text:style-name="P4">
图片: []</text:p>
      <text:p text:style-name="P4">
标签: ["Europe", "Central and Eastern Europe"]</text:p>
      <text:p text:style-name="P4">
Id: 22561841</text:p>
      <!--METADATA-->
      <text:p text:style-name="P4">
Nikolaev，Mykolaiv地区(14:41). Red Alert: aerial threat. Sirenssounding. Take cover now!</text:p>
      <text:p text:style-name="P4">
News Collection Link: <text:a xlink:type="simple" xlink:href="https://liveuamap.com/en/2023/10-may-mykolaiv-mykolayivska-oblast1441-red-ag" text:style-name="Internet_20_link" text:visited-style-name="Visited_20_Internet_20_Link">
https://liveuamap.com/en/2023/10-may-mykolaiv-mykolayivska-oblast1441-red-ag</text:a>
</text:p>
      <text:p text:style-name="P4">
News Source: <text:a xlink:type="simple" xlink:href="https://t.me/air_alert_ua/44946" text:style-name="Internet_20_link" text:visited-style-name="Visited_20_Internet_20_Link">
https://t.me/air_alert_ua/44946</text:a>
</text:p>
      <!--NEWS-->
      <text:h text:style-name="P10" text:outline-level="1">
<text:span text:style-name="T4">
俄罗斯航空活跃在赫尔森方向</text:span>
</text:h>
      <text:p text:style-name="P4">
作者: liveuamap (Language: en)</text:p>
      <text:p text:style-name="P4">
时间: 2023-05-10T09:01:39</text:p>
      <text:p text:style-name="P4">
地点: Kherson, Khersons'ka oblast (Latitude:46.61891 Longtitude:32.66081)</text:p>
      <text:p text:style-name="P4">
视频: []</text:p>
      <text:p text:style-name="P4">
图片: []</text:p>
      <text:p text:style-name="P4">
标签: ["Europe", "Central and Eastern Europe"]</text:p>
      <text:p text:style-name="P4">
Id: 22561844</text:p>
      <!--METADATA-->
      <text:p text:style-name="P4">
俄罗斯航空活跃在赫尔森方向</text:p>
      <text:p text:style-name="P4">
新闻集链接：<text:a xlink:type="simple" xlink:href="https://liveuamap.com/en/2023/10-may-russian-aviation-active-at-kherson-direction" text:style-name="Internet_20_link" text:visited-style-name="Visited_20_Internet_20_Link">
https://liveuamap.com/en/2023/10-may-russian-aviation-aviation-active-atevive-at-kherson-direction</text:a>
</text:p>
      <text:p text:style-name="P4">
News Source: <text:a xlink:type="simple" xlink:href="https://t.me/hueviyherson/39238" text:style-name="Internet_20_link" text:visited-style-name="Visited_20_Internet_20_Link">
https://t.me/hueviyherson/39238</text:a>
</text:p>
      <!--NEWS-->
      <text:h text:style-name="P10" text:outline-level="1">
<text:span text:style-name="T4">
Kharkiv，Kharkivska Oblast（15:06）。 红色警报：空中威胁。 警笛声。 立即掩盖！</text:span>
</text:h>
      <text:p text:style-name="P4">
作者: liveuamap (Language: en)</text:p>
      <text:p text:style-name="P4">
时间: 2023-05-10T09:07:00</text:p>
      <text:p text:style-name="P4">
地点: Kharkiv (Latitude:49.98081000 Longtitude:36.25272000)</text:p>
      <text:p text:style-name="P4">
视频: []</text:p>
      <text:p text:style-name="P4">
图片: []</text:p>
      <text:p text:style-name="P4">
标签: ["Europe", "Central and Eastern Europe"]</text:p>
      <text:p text:style-name="P4">
Id: 22561845</text:p>
      <!--METADATA-->
      <text:p text:style-name="P4">
哈尔基夫(Kharkiv)，哈尔基夫地区(15:06). Red Alert: aerial threat. Sirens sounding.Take cover now!</text:p>
      <text:p text:style-name="P4">
News Collection Link: <text:a xlink:type="simple" xlink:href="https://liveuamap.com/en/2023/10-may-kharkiv-kharkivska-oblast1506-red-alerg" text:style-name="Internet_20_link" text:visited-style-name="Visited_20_Internet_20_Link">
https://liveuamap.com/en/2023/10-may-kharkiv-kharkivska-oblast1506-red-alerg</text:a>
</text:p>
      <text:p text:style-name="P4">
News Source: <text:a xlink:type="simple" xlink:href="https://t.me/suspilnekharkiv/24700" text:style-name="Internet_20_link" text:visited-style-name="Visited_20_Internet_20_Link">
https://t.me/suspilnekharkiv/24700</text:a>
</text:p>
      <!--NEWS-->
      <text:h text:style-name="P10" text:outline-level="1">
<text:span text:style-name="T4">
Donetsk Oblast（15:06）。 红色警报：空中威胁。 警笛声。 立即掩盖！</text:span>
</text:h>
      <text:p text:style-name="P4">
作者: liveuamap (Language: en)</text:p>
      <text:p text:style-name="P4">
时间: 2023-05-10T09:08:00</text:p>
      <text:p text:style-name="P4">
地点: Donetsk Oblast (Latitude:48.7278 Longtitude:37.57934)</text:p>
      <text:p text:style-name="P4">
视频: []</text:p>
      <text:p text:style-name="P4">
图片: []</text:p>
      <text:p text:style-name="P4">
标签: ["Europe", "Central and Eastern Europe"]</text:p>
      <text:p text:style-name="P4">
Id: 22561846</text:p>
      <!--METADATA-->
      <text:p text:style-name="P4">
Donetsk Oblast(15:06). Red Alert: aerial threat. Sirens sounding. Take covernow!</text:p>
      <text:p text:style-name="P4">
News Collection Link: <text:a xlink:type="simple" xlink:href="https://liveuamap.com/en/2023/10-may-donetsk-oblast1506-red-alert-aerial-thg" text:style-name="Internet_20_link" text:visited-style-name="Visited_20_Internet_20_Link">
https://liveuamap.com/en/2023/10-may-donetsk-oblast1506-red-alert-aerial-thg</text:a>
</text:p>
      <text:p text:style-name="P4">
News Source: <text:a xlink:type="simple" xlink:href="https://t.me/air_alert_ua/44949" text:style-name="Internet_20_link" text:visited-style-name="Visited_20_Internet_20_Link">
https://t.me/air_alert_ua/44949</text:a>
</text:p>
      <!--NEWS-->
      <text:h text:style-name="P10" text:outline-level="1">
<text:span text:style-name="T4">
Zaporizka Oblast（15:14）。 红色警报：空中威胁。 警笛声。 立即掩盖！</text:span>
</text:h>
      <text:p text:style-name="P4">
作者: liveuamap (Language: en)</text:p>
      <text:p text:style-name="P4">
时间: 2023-05-10T09:16:00</text:p>
      <text:p text:style-name="P4">
地点: Zaporizka Oblast (Latitude:47.612451 Longtitude:35.764051)</text:p>
      <text:p text:style-name="P4">
视频: []</text:p>
      <text:p text:style-name="P4">
图片: []</text:p>
      <text:p text:style-name="P4">
标签: ["Europe", "Central and Eastern Europe"]</text:p>
      <text:p text:style-name="P4">
Id: 22561850</text:p>
      <!--METADATA-->
      <text:p text:style-name="P4">
Zaporizhzhia地区(15:14). Red Alert: aerial threat. Sirens sounding. Take covernow!</text:p>
      <text:p text:style-name="P4">
News Collection Link: <text:a xlink:type="simple" xlink:href="https://liveuamap.com/en/2023/10-may-zaporizka-oblast1514-red-alert-aerial-g" text:style-name="Internet_20_link" text:visited-style-name="Visited_20_Internet_20_Link">
https://liveuamap.com/en/2023/10-may-zaporizka-oblast1514-red-alert-aerial-g</text:a>
</text:p>
      <text:p text:style-name="P4">
News Source: <text:a xlink:type="simple" xlink:href="https://t.me/suspilnezaporizhzhya/12750" text:style-name="Internet_20_link" text:visited-style-name="Visited_20_Internet_20_Link">
https://t.me/suspilnezaporizhzhya/12750</text:a>
</text:p>
      <!--NEWS-->
      <text:h text:style-name="P10" text:outline-level="1">
<text:span text:style-name="T4">
俄罗斯大使谢尔盖·安德里夫（Sergey Andreev）被召集到波兰外交部，与...</text:span>
</text:h>
      <text:p text:style-name="P4">
作者: liveuamap (Language: en)</text:p>
      <text:p text:style-name="P4">
时间: 2023-05-10T09:55:04</text:p>
      <text:p text:style-name="P4">
地点: Warszawa, mazowieckie (Latitude:52.21698 Longtitude:21.02319)</text:p>
      <text:p text:style-name="P4">
视频: []</text:p>
      <text:p text:style-name="P4">
图片: []</text:p>
      <text:p text:style-name="P4">
标签: ["Poland", "Russia"]</text:p>
      <text:p text:style-name="P4">
Id: 22561853</text:p>
      <!--METADATA-->
      <text:p text:style-name="P4">
俄罗斯大使谢尔盖·安德里夫(Sergey Andreev)被召唤到波兰外交部与黑海事件的联系</text:p>
      <text:p text:style-name="P4">
新闻集链接：<text:a xlink:type="simple" xlink:href="https://liveuamap.com/en/2023/10-may-russian-ambassador-sergey-andreev-was-summoned-to" text:style-name="Internet_20_link" text:visited-style-name="Visited_20_Internet_20_Link">
https://liveuamap.com/en/2023/2023/10-may-russian-bambassador-sergey-sergey-andreev-was-summoned-to</text:a>
</text:p>
      <text:p text:style-name="P4">
News Source: <text:a xlink:type="simple" xlink:href="https://twitter.com/United24media/status/1656295108415725569" text:style-name="Internet_20_link" text:visited-style-name="Visited_20_Internet_20_Link">
https://twitter.com/United24media/status/1656295108415725569</text:a>
</text:p>
      <!--NEWS-->
      <text:h text:style-name="P10" text:outline-level="1">
<text:span text:style-name="T4">
普京签署了关于“军事训练”的预备役人员的法令</text:span>
</text:h>
      <text:p text:style-name="P4">
作者: liveuamap (Language: en)</text:p>
      <text:p text:style-name="P4">
时间: 2023-05-10T10:02:35</text:p>
      <text:p text:style-name="P4">
地点: Moskva, Moscow (Latitude:55.74878 Longtitude:37.61821)</text:p>
      <text:p text:style-name="P4">
视频: []</text:p>
      <text:p text:style-name="P4">
图片: ["<text:a xlink:type="simple" xlink:href="https://liveuamap.com/pics/2023/05/10/22561854_0.jpg" text:style-name="Internet_20_link" text:visited-style-name="Visited_20_Internet_20_Link">
22561854_0.jpg</text:a>
"]</text:p>
      <text:p text:style-name="P4">
标签: ["Russia"]</text:p>
      <text:p text:style-name="P4">
Id: 22561854</text:p>
      <!--METADATA-->
      <text:p text:style-name="P4">
普京签署了关于“军事训练”的预备役人员的法令</text:p>
      <text:p text:style-name="P4">
<draw:frame draw:style-name="fr1" draw:name="Image67" text:anchor-type="as-char" svg:width="6.9236in" svg:height="9.908551in" draw:z-index="0">
<draw:image xlink:href="../Images/liveuamap/2023-05-10T10-02-35/22561854_0.jpg" xlink:type="simple" xlink:show="embed" xlink:actuate="onLoad" draw:mime-type="image/jpeg"/>
</draw:frame>
新闻集链接：<text:a xlink:type="simple" xlink:href="https://liveuamap.com/en/2023/10-may-putin-signed-a-decree-on-mobilisation-of-reservists" text:style-name="Internet_20_link" text:visited-style-name="Visited_20_Internet_20_Link">
https://liveuamap.com/en/2023/2023/10-may-putin-signed-a-decree-n-mobilisation of-servists</text:a>
</text:p>
      <text:p text:style-name="P4">
News Source: <text:a xlink:type="simple" xlink:href="https://t.me/youlistenedmayak/26568" text:style-name="Internet_20_link" text:visited-style-name="Visited_20_Internet_20_Link">
https://t.me/youlistenedmayak/26568</text:a>
</text:p>
      <!--NEWS-->
      <text:h text:style-name="P10" text:outline-level="1">
<text:span text:style-name="T4">
1人是由于炮击而导致库尔斯克地区防御物体炮击的结果</text:span>
</text:h>
      <text:p text:style-name="P4">
作者: liveuamap (Language: en)</text:p>
      <text:p text:style-name="P4">
时间: 2023-05-10T10:05:53</text:p>
      <text:p text:style-name="P4">
地点: Ukraine (Latitude:51.28769 Longtitude:34.33502)</text:p>
      <text:p text:style-name="P4">
视频: []</text:p>
      <text:p text:style-name="P4">
图片: []</text:p>
      <text:p text:style-name="P4">
标签: ["Russia", "Central and Eastern Europe"]</text:p>
      <text:p text:style-name="P4">
Id: 22561855</text:p>
      <!--METADATA-->
      <text:p text:style-name="P4">
1人受伤是由于库尔斯克地区防御物体炮击而受伤的。</text:p>
      <text:p text:style-name="P4">
新闻集链接：<text:a xlink:type="simple" xlink:href="https://liveuamap.com/en/2023/10-may-1-person-wounded-as-result-of-shelling-at-defensive" text:style-name="Internet_20_link" text:visited-style-name="Visited_20_Internet_20_Link">
https://liveuamap.com/en/2023/2023/10-may-1-person-wounded-as-result-of-shelling-ander-defenge</text:a>
</text:p>
      <text:p text:style-name="P4">
News Source: <text:a xlink:type="simple" xlink:href="https://t.me/tass_agency/191398" text:style-name="Internet_20_link" text:visited-style-name="Visited_20_Internet_20_Link">
https://t.me/tass_agency/191398</text:a>
</text:p>
      <!--NEWS-->
      <text:h text:style-name="P10" text:outline-level="1">
<text:span text:style-name="T4">
Odeska Oblast（23:09）。 红色警报：空中威胁。 警笛声。 立即掩盖！</text:span>
</text:h>
      <text:p text:style-name="P4">
作者: liveuamap (Language: en)</text:p>
      <text:p text:style-name="P4">
时间: 2023-05-10T10:10:00</text:p>
      <text:p text:style-name="P4">
地点: Odeska Oblast (Latitude:46.75000000 Longtitude:30.25000000)</text:p>
      <text:p text:style-name="P4">
视频: []</text:p>
      <text:p text:style-name="P4">
图片: []</text:p>
      <text:p text:style-name="P4">
标签: ["Europe", "Central and Eastern Europe"]</text:p>
      <text:p text:style-name="P4">
Id: 22561929</text:p>
      <!--METADATA-->
      <text:p text:style-name="P4">
ODESA地区(23:09). Red Alert: aerial threat. Sirens sounding. Take covernow!</text:p>
      <text:p text:style-name="P4">
News Collection Link: <text:a xlink:type="simple" xlink:href="https://liveuamap.com/en/2023/10-may-odeska-oblast2309-red-alert-aerial-thrg" text:style-name="Internet_20_link" text:visited-style-name="Visited_20_Internet_20_Link">
https://liveuamap.com/en/2023/10-may-odeska-oblast2309-red-alert-aerial-thrg</text:a>
</text:p>
      <text:p text:style-name="P4">
News Source: <text:a xlink:type="simple" xlink:href="https://t.me/suspilneodesa/23120" text:style-name="Internet_20_link" text:visited-style-name="Visited_20_Internet_20_Link">
https://t.me/suspilneodesa/23120</text:a>
</text:p>
      <!--NEWS-->
      <text:h text:style-name="P10" text:outline-level="1">
<text:span text:style-name="T4">
在卡科夫卡地区炮击中被杀的妇女</text:span>
</text:h>
      <text:p text:style-name="P4">
作者: liveuamap (Language: en)</text:p>
      <text:p text:style-name="P4">
时间: 2023-05-10T11:41:44</text:p>
      <text:p text:style-name="P4">
地点: Nova Kakhovka, Khersons'ka oblast (Latitude:46.78278 Longtitude:33.33441)</text:p>
      <text:p text:style-name="P4">
视频: []</text:p>
      <text:p text:style-name="P4">
图片: ["<text:a xlink:type="simple" xlink:href="https://liveuamap.com/pics/2023/05/10/22561859_0.jpg" text:style-name="Internet_20_link" text:visited-style-name="Visited_20_Internet_20_Link">
22561859_0.jpg</text:a>
", "<text:a xlink:type="simple" xlink:href="https://liveuamap.com/pics/2023/05/10/22561859_1.jpg" text:style-name="Internet_20_link" text:visited-style-name="Visited_20_Internet_20_Link">
22561859_1.jpg</text:a>
"]</text:p>
      <text:p text:style-name="P4">
标签: ["Europe", "Central and Eastern Europe"]</text:p>
      <text:p text:style-name="P4">
Id: 22561859</text:p>
      <!--METADATA-->
      <text:p text:style-name="P4">
在卡科夫卡地区炮击中被杀的妇女</text:p>
      <text:p text:style-name="P4">
<draw:frame draw:style-name="fr1" draw:name="Image68" text:anchor-type="as-char" svg:width="6.9236in" svg:height="4.612849in" draw:z-index="0">
<draw:image xlink:href="../Images/liveuamap/2023-05-10T11-41-44/22561859_0.jpg" xlink:type="simple" xlink:show="embed" xlink:actuate="onLoad" draw:mime-type="image/jpeg"/>
</draw:frame>
<draw:frame draw:style-name="fr1" draw:name="Image69" text:anchor-type="as-char" svg:width="6.9236in" svg:height="4.612849in" draw:z-index="0">
<draw:image xlink:href="../Images/liveuamap/2023-05-10T11-41-44/22561859_1.jpg" xlink:type="simple" xlink:show="embed" xlink:actuate="onLoad" draw:mime-type="image/jpeg"/>
</draw:frame>
新闻集链接：<text:a xlink:type="simple" xlink:href="https://liveuamap.com/en/2023/10-may-woman-killed-in-shelling-in-kakhovka-district" text:style-name="Internet_20_link" text:visited-style-name="Visited_20_Internet_20_Link">
https://liveuamap.com/en/2023/10-may-woman-kill--in-shelling-in-shelling-in-in-kakhovka-district</text:a>
</text:p>
      <text:p text:style-name="P4">
News Source: <text:a xlink:type="simple" xlink:href="https://t.me/suspilnekherson/25975" text:style-name="Internet_20_link" text:visited-style-name="Visited_20_Internet_20_Link">
https://t.me/suspilnekherson/25975</text:a>
</text:p>
      <!--NEWS-->
      <text:h text:style-name="P10" text:outline-level="1">
<text:span text:style-name="T4">
乌克兰部队已经在巴赫穆特方向发起了几次成功的反击 -  comm ...</text:span>
</text:h>
      <text:p text:style-name="P4">
作者: liveuamap (Language: en)</text:p>
      <text:p text:style-name="P4">
时间: 2023-05-10T12:38:00</text:p>
      <text:p text:style-name="P4">
地点: Bakhmut (Latitude:48.58806 Longtitude:37.96623)</text:p>
      <text:p text:style-name="P4">
视频: []</text:p>
      <text:p text:style-name="P4">
图片: ["<text:a xlink:type="simple" xlink:href="https://liveuamap.com/pics/2023/05/10/22561870_0.jpg" text:style-name="Internet_20_link" text:visited-style-name="Visited_20_Internet_20_Link">
22561870_0.jpg</text:a>
"]</text:p>
      <text:p text:style-name="P4">
标签: ["Minsk Monitor", "Europe"]</text:p>
      <text:p text:style-name="P4">
Id: 22561870</text:p>
      <!--METADATA-->
      <text:p text:style-name="P4">
乌克兰部队在巴克穆特方面发起了几次成功的反击，指挥官</text:p>
      <text:p text:style-name="P4">
<draw:frame draw:style-name="fr1" draw:name="Image70" text:anchor-type="as-char" svg:width="6.9236in" svg:height="4.612849in" draw:z-index="0">
<draw:image xlink:href="../Images/liveuamap/2023-05-10T12-38-00/22561870_0.jpg" xlink:type="simple" xlink:show="embed" xlink:actuate="onLoad" draw:mime-type="image/jpeg"/>
</draw:frame>
</text:p>
      <text:p text:style-name="P4">
News Collection Link: <text:a xlink:type="simple" xlink:href="https://liveuamap.com/en/2023/10-may-ukrainian-units-have-launched-several-successful-counterattacks" text:style-name="Internet_20_link" text:visited-style-name="Visited_20_Internet_20_Link">
https://liveuamap.com/en/2023/10-may-ukrainian-units-have-launched-several-successful-counterattacks</text:a>
</text:p>
      <text:p text:style-name="P4">
News Source: <text:a xlink:type="simple" xlink:href="https://t.me/osirskiy/66" text:style-name="Internet_20_link" text:visited-style-name="Visited_20_Internet_20_Link">
https://t.me/osirskiy/66</text:a>
</text:p>
      <!--NEWS-->
      <text:h text:style-name="P10" text:outline-level="1">
<text:span text:style-name="T4">
Donetsk Oblast（19:00）。 红色警报：空中威胁。 警笛声。 立即掩盖！</text:span>
</text:h>
      <text:p text:style-name="P4">
作者: liveuamap (Language: en)</text:p>
      <text:p text:style-name="P4">
时间: 2023-05-10T13:03:00</text:p>
      <text:p text:style-name="P4">
地点: Donetsk Oblast (Latitude:48.72859 Longtitude:37.57922)</text:p>
      <text:p text:style-name="P4">
视频: []</text:p>
      <text:p text:style-name="P4">
图片: []</text:p>
      <text:p text:style-name="P4">
标签: ["Europe", "Central and Eastern Europe"]</text:p>
      <text:p text:style-name="P4">
Id: 22561893</text:p>
      <!--METADATA-->
      <text:p text:style-name="P4">
Donetsk Oblast(19:00). Red Alert: aerial threat. Sirens sounding. Take covernow!</text:p>
      <text:p text:style-name="P4">
News Collection Link: <text:a xlink:type="simple" xlink:href="https://liveuamap.com/en/2023/10-may-donetsk-oblast1900-red-alert-aerial-thg" text:style-name="Internet_20_link" text:visited-style-name="Visited_20_Internet_20_Link">
https://liveuamap.com/en/2023/10-may-donetsk-oblast1900-red-alert-aerial-thg</text:a>
</text:p>
      <text:p text:style-name="P4">
News Source: <text:a xlink:type="simple" xlink:href="https://t.me/air_alert_ua/44958" text:style-name="Internet_20_link" text:visited-style-name="Visited_20_Internet_20_Link">
https://t.me/air_alert_ua/44958</text:a>
</text:p>
      <!--NEWS-->
      <text:h text:style-name="P10" text:outline-level="1">
<text:span text:style-name="T4">
俄罗斯军队今天炮击了尼科波尔区</text:span>
</text:h>
      <text:p text:style-name="P4">
作者: liveuamap (Language: en)</text:p>
      <text:p text:style-name="P4">
时间: 2023-05-10T13:04:03</text:p>
      <text:p text:style-name="P4">
地点: Zaporizhia (Latitude:47.57342 Longtitude:34.42794)</text:p>
      <text:p text:style-name="P4">
视频: []</text:p>
      <text:p text:style-name="P4">
图片: ["<text:a xlink:type="simple" xlink:href="https://liveuamap.com/pics/2023/05/10/22561894_0.jpg" text:style-name="Internet_20_link" text:visited-style-name="Visited_20_Internet_20_Link">
22561894_0.jpg</text:a>
", "<text:a xlink:type="simple" xlink:href="https://liveuamap.com/pics/2023/05/10/22561894_1.jpg" text:style-name="Internet_20_link" text:visited-style-name="Visited_20_Internet_20_Link">
22561894_1.jpg</text:a>
", "<text:a xlink:type="simple" xlink:href="https://liveuamap.com/pics/2023/05/10/22561894_2.jpg" text:style-name="Internet_20_link" text:visited-style-name="Visited_20_Internet_20_Link">
22561894_2.jpg</text:a>
"]</text:p>
      <text:p text:style-name="P4">
标签: ["Russia", "Europe"]</text:p>
      <text:p text:style-name="P4">
Id: 22561894</text:p>
      <!--METADATA-->
      <text:p text:style-name="P4">
俄罗斯军队今天炮击了尼科波尔区</text:p>
      <text:p text:style-name="P4">
<draw:frame draw:style-name="fr1" draw:name="Image71" text:anchor-type="as-char" svg:width="6.9236in" svg:height="6.655311in" draw:z-index="0">
<draw:image xlink:href="../Images/liveuamap/2023-05-10T13-04-03/22561894_0.jpg" xlink:type="simple" xlink:show="embed" xlink:actuate="onLoad" draw:mime-type="image/jpeg"/>
</draw:frame>
<draw:frame draw:style-name="fr1" draw:name="Image72" text:anchor-type="as-char" svg:width="6.9236in" svg:height="5.1927in" draw:z-index="0">
<draw:image xlink:href="../Images/liveuamap/2023-05-10T13-04-03/22561894_1.jpg" xlink:type="simple" xlink:show="embed" xlink:actuate="onLoad" draw:mime-type="image/jpeg"/>
</draw:frame>
<draw:frame draw:style-name="fr1" draw:name="Image73" text:anchor-type="as-char" svg:width="6.9236in" svg:height="5.1927in" draw:z-index="0">
<draw:image xlink:href="../Images/liveuamap/2023-05-10T13-04-03/22561894_2.jpg" xlink:type="simple" xlink:show="embed" xlink:actuate="onLoad" draw:mime-type="image/jpeg"/>
</draw:frame>
新闻集链接：<text:a xlink:type="simple" xlink:href="https://liveuamap.com/en/2023/10-may-russian-army-shelled-nikopol-district-today" text:style-name="Internet_20_link" text:visited-style-name="Visited_20_Internet_20_Link">
https://liveuamap.com/en/2023/10-may-russian-army-shelled-nikopol-district-today</text:a>
</text:p>
      <text:p text:style-name="P4">
News Source: <text:a xlink:type="simple" xlink:href="https://t.me/dnepr_operativ/41573" text:style-name="Internet_20_link" text:visited-style-name="Visited_20_Internet_20_Link">
https://t.me/dnepr_operativ/41573</text:a>
</text:p>
      <!--NEWS-->
      <text:h text:style-name="P10" text:outline-level="1">
<text:span text:style-name="T4">
Chernihivska Oblast（19:25）。 红色警报：空中威胁。 警笛声。 立即掩盖！</text:span>
</text:h>
      <text:p text:style-name="P4">
作者: liveuamap (Language: en)</text:p>
      <text:p text:style-name="P4">
时间: 2023-05-10T13:26:00</text:p>
      <text:p text:style-name="P4">
地点: Chernihivska Oblast (Latitude:51.33333000 Longtitude:32.00000000)</text:p>
      <text:p text:style-name="P4">
视频: []</text:p>
      <text:p text:style-name="P4">
图片: []</text:p>
      <text:p text:style-name="P4">
标签: ["Europe", "Central and Eastern Europe"]</text:p>
      <text:p text:style-name="P4">
Id: 22561897</text:p>
      <!--METADATA-->
      <text:p text:style-name="P4">
切尔尼希夫地区(19:25). Red Alert: aerial threat. Sirens sounding. Takecover now!</text:p>
      <text:p text:style-name="P4">
News Collection Link: <text:a xlink:type="simple" xlink:href="https://liveuamap.com/en/2023/10-may-chernihivska-oblast1925-red-alert-aerig" text:style-name="Internet_20_link" text:visited-style-name="Visited_20_Internet_20_Link">
https://liveuamap.com/en/2023/10-may-chernihivska-oblast1925-red-alert-aerig</text:a>
</text:p>
      <text:p text:style-name="P4">
News Source: <text:a xlink:type="simple" xlink:href="https://t.me/suspilnechernihiv/18444" text:style-name="Internet_20_link" text:visited-style-name="Visited_20_Internet_20_Link">
https://t.me/suspilnechernihiv/18444</text:a>
</text:p>
      <!--NEWS-->
      <text:h text:style-name="P10" text:outline-level="1">
<text:span text:style-name="T4">
法国对AFP记者去世的战争犯罪调查：检察官</text:span>
</text:h>
      <text:p text:style-name="P4">
作者: liveuamap (Language: en)</text:p>
      <text:p text:style-name="P4">
时间: 2023-05-10T13:50:00</text:p>
      <text:p text:style-name="P4">
地点: Paris, Île-de-France (Latitude:48.84827 Longtitude:2.33729)</text:p>
      <text:p text:style-name="P4">
视频: []</text:p>
      <text:p text:style-name="P4">
图片: []</text:p>
      <text:p text:style-name="P4">
标签: ["Europe", "France"]</text:p>
      <text:p text:style-name="P4">
Id: 22561925</text:p>
      <!--METADATA-->
      <text:p text:style-name="P4">
法国对AFP记者去世的战争犯罪调查：检察官</text:p>
      <text:p text:style-name="P4">
新闻集链接：<text:a xlink:type="simple" xlink:href="https://liveuamap.com/en/2023/10-may-france-opens-war-crime-investigation-into-afp-reporters" text:style-name="Internet_20_link" text:visited-style-name="Visited_20_Internet_20_Link">
https://liveuamap.com/en/2023/2023/10-may-france-opens-war-crime-investigation-investigation-investigation-into-into-afp-reporters</text:a>
</text:p>
      <text:p text:style-name="P4">
News Source: <text:a xlink:type="simple" xlink:href="https://twitter.com/jonathaneebrown/status/1656341024283688971" text:style-name="Internet_20_link" text:visited-style-name="Visited_20_Internet_20_Link">
https://twitter.com/jonathaneebrown/status/1656341024283688971</text:a>
</text:p>
      <!--NEWS-->
      <text:h text:style-name="P10" text:outline-level="1">
<text:span text:style-name="T4">
Chernihivska Oblast（20:26）。 红色警报：空中威胁。 警笛声。 立即掩盖！</text:span>
</text:h>
      <text:p text:style-name="P4">
作者: liveuamap (Language: en)</text:p>
      <text:p text:style-name="P4">
时间: 2023-05-10T14:26:00</text:p>
      <text:p text:style-name="P4">
地点: Chernihivska Oblast (Latitude:51.33436 Longtitude:31.99923)</text:p>
      <text:p text:style-name="P4">
视频: []</text:p>
      <text:p text:style-name="P4">
图片: []</text:p>
      <text:p text:style-name="P4">
标签: ["Europe", "Central and Eastern Europe"]</text:p>
      <text:p text:style-name="P4">
Id: 22561909</text:p>
      <!--METADATA-->
      <text:p text:style-name="P4">
切尔尼希夫地区(20:26). Red Alert: aerial threat. Sirens sounding. Takecover now!</text:p>
      <text:p text:style-name="P4">
News Collection Link: <text:a xlink:type="simple" xlink:href="https://liveuamap.com/en/2023/10-may-chernihivska-oblast2026-red-alert-aerig" text:style-name="Internet_20_link" text:visited-style-name="Visited_20_Internet_20_Link">
https://liveuamap.com/en/2023/10-may-chernihivska-oblast2026-red-alert-aerig</text:a>
</text:p>
      <text:p text:style-name="P4">
News Source: <text:a xlink:type="simple" xlink:href="https://t.me/air_alert_ua/44962" text:style-name="Internet_20_link" text:visited-style-name="Visited_20_Internet_20_Link">
https://t.me/air_alert_ua/44962</text:a>
</text:p>
      <!--NEWS-->
      <text:h text:style-name="P10" text:outline-level="1">
<text:span text:style-name="T4">
Sumska Oblast（20:26）。 红色警报：空中威胁。 警笛声。 立即掩盖！</text:span>
</text:h>
      <text:p text:style-name="P4">
作者: liveuamap (Language: en)</text:p>
      <text:p text:style-name="P4">
时间: 2023-05-10T14:28:00</text:p>
      <text:p text:style-name="P4">
地点: Sumska Oblast (Latitude:51.00000000 Longtitude:34.00000000)</text:p>
      <text:p text:style-name="P4">
视频: []</text:p>
      <text:p text:style-name="P4">
图片: []</text:p>
      <text:p text:style-name="P4">
标签: ["Europe", "Central and Eastern Europe"]</text:p>
      <text:p text:style-name="P4">
Id: 22561910</text:p>
      <!--METADATA-->
      <text:p text:style-name="P4">
Sumy地区(20:26). Red Alert: aerial threat. Sirens sounding. Take covernow!</text:p>
      <text:p text:style-name="P4">
News Collection Link: <text:a xlink:type="simple" xlink:href="https://liveuamap.com/en/2023/10-may-sumska-oblast2026-red-alert-aerial-thrg" text:style-name="Internet_20_link" text:visited-style-name="Visited_20_Internet_20_Link">
https://liveuamap.com/en/2023/10-may-sumska-oblast2026-red-alert-aerial-thrg</text:a>
</text:p>
      <text:p text:style-name="P4">
News Source: <text:a xlink:type="simple" xlink:href="https://t.me/air_alert_ua/44963" text:style-name="Internet_20_link" text:visited-style-name="Visited_20_Internet_20_Link">
https://t.me/air_alert_ua/44963</text:a>
</text:p>
      <!--NEWS-->
      <text:h text:style-name="P10" text:outline-level="1">
<text:span text:style-name="T4">
外交部发现了将近30名大使的强大候选人-Kuleba</text:span>
</text:h>
      <text:p text:style-name="P4">
作者: Ukrinform (Person)</text:p>
      <text:p text:style-name="P4">
出版商: Укринформ (Organization)</text:p>
      <text:p text:style-name="P4">
出版时间: 2023-05-10T15:23:00+03:00</text:p>
      <text:p text:style-name="P4">
修改时间: 2023-05-10T15:23:00+03:00</text:p>
      <text:p text:style-name="P4">
描述: 由于公开的大使，乌克兰外交部发现了将近30名非常有力的候选人。  - 乌克林。</text:p>
      <text:p text:style-name="P4">
图片: ["<text:a xlink:type="simple" xlink:href="https://static.ukrinform.com/photos/2023_02/thumb_files/630_360_1676576033-6011.jpeg" text:style-name="Internet_20_link" text:visited-style-name="Visited_20_Internet_20_Link">
630_360_16765...</text:a>
"]</text:p>
      <text:p text:style-name="P4">
标签: ['Дмитро Кулеба', 'МЗС', 'Посол', 'Дипломати']</text:p>
      <text:p text:style-name="P4">
类型: Article</text:p>
      <!--METADATA-->
      <text:p text:style-name="P4">
<draw:frame draw:style-name="fr1" draw:name="Image74" text:anchor-type="as-char" svg:width="6.9236in" svg:height="3.956343in" draw:z-index="0">
<draw:image xlink:href="../Images/yкринформ/2023-05-10T15-23-00-03-00/630_360_1676576033-6011.jpeg" xlink:type="simple" xlink:show="embed" xlink:actuate="onLoad" draw:mime-type="image/jpeg"/>
</draw:frame>
由于公开场合，乌克兰外交部发现了近30名非常有力的候选人。</text:p>
      <text:p text:style-name="P4">
根据乌克林福姆的说法，外交部长Dmytro Kuleba报告<text:a xlink:type="simple" xlink:href="https://www.facebook.com/dmytro.kuleba/posts/pfbid02H9WpoLPq7FQ79UFjxV9siHSqxwQ4ND4WC6AyzGiy2BBZ89sTHPymMwCNQV88Ns73l" text:style-name="Internet_20_link" text:visited-style-name="Visited_20_Internet_20_Link">
</text:a>
.</text:p>
      <text:p text:style-name="P4">
“Ми знайшли майже тридцять дуже сильних кандидатів на посади послів. Заразвони вже проходять тести та отримують запрошення на співбесіди від HR-служби <text:a xlink:type="simple" xlink:href="https://www.ukrinform.ua/tag-mzs" text:style-name="Internet_20_link" text:visited-style-name="Visited_20_Internet_20_Link">
</text:a>
。 那些将通过此阶段的人正在等待安全的检查和面试。 之后，我将构成候选人的最终记录，并向总统考虑这些候选人。”他说。</text:p>
      <text:p text:style-name="P4">
根据库勒巴的说法，如果外交部从大使和垂直下方找到50多个新的动机展示，那么这场革命应该开始。</text:p>
      <text:p text:style-name="P4">
据部长称，媒体和社交网络使用者主要集中在向外寻找人，但是污染的开放性改革也为现任外交官创造了职业电梯和新的机会。 开放式场景已经并且仍然向内部的人们开放，出于某种原因或另一个原因无法进入部长的看法。 将获得中级结果，外交部收到了许多此类申请，即该部的概念。</text:p>
      <text:p text:style-name="P4">
<text:span text:style-name="T4">
另请阅读：</text:span>
 <text:a xlink:type="simple" xlink:href="https://www.ukrinform.ua/rubric-culture/3706479-u-mzs-rozpovili-pro-rezultati-misaca-kulturnoi-diplomatii-ukraini-u-vikipedii.html" text:style-name="Internet_20_link" text:visited-style-name="Visited_20_Internet_20_Link">
</text:a>
库勒巴指出，外交一直是完全关闭的。 排泄物的运动始于2014年，已经完成。 “如今，将这些努力提高到质量的新水平上，以完成外交力量。 此外，我们正在积极扩大我们在非洲和拉丁美洲的新使馆的外交视野。 因此，在内部和边界内的新动机，专业的爱国候选人中，下降趋势增加了。 如果您只坚持旧规则，您将无法满足需求。”他强调。</text:p>
      <text:p text:style-name="P4">
据乌克林福姆报道，乌克兰外交游客首次宣布外交部首次宣布。</text:p>
      <text:p text:style-name="P4">
_foto：op _</text:p>
      <text:p text:style-name="P4">
News Source: <text:a xlink:type="simple" xlink:href="https://www.ukrinform.ua/rubric-polytics/3707303-mzs-znajslo-majze-30-silnih-kandidativ-na-posadi-posliv-kuleba.html" text:style-name="Internet_20_link" text:visited-style-name="Visited_20_Internet_20_Link">
https://www.ukrinform.ua/rubric-polytics/3707303-mzs-znajslo-majze-30-silnih-kandidativ-na-posadi-posliv-kuleba.html</text:a>
</text:p>
      <!--NEWS-->
      <text:h text:style-name="P10" text:outline-level="1">
<text:span text:style-name="T4">
他们在尼古拉夫地区重建了俄罗斯房屋损坏的炮击</text:span>
</text:h>
      <text:p text:style-name="P4">
作者: Ukrinform (Person)</text:p>
      <text:p text:style-name="P4">
出版商: Укринформ (Organization)</text:p>
      <text:p text:style-name="P4">
出版时间: 2023-05-10T15:24:03+03:00</text:p>
      <text:p text:style-name="P4">
修改时间: 2023-05-10T15:24:03+03:00</text:p>
      <text:p text:style-name="P4">
描述: 在尼古拉地区，借助国际移民组织的帮助，该组织是联合国IM乌克兰系统的一部分，恢复了对俄罗斯房屋的遭到损坏的炮击。  - 乌克林。</text:p>
      <text:p text:style-name="P4">
图片: ["<text:a xlink:type="simple" xlink:href="https://static.ukrinform.com/photos/2023_05/thumb_files/630_360_1683721237-687.jpg" text:style-name="Internet_20_link" text:visited-style-name="Visited_20_Internet_20_Link">
630_360_16837...</text:a>
"]</text:p>
      <text:p text:style-name="P4">
标签: ['Будинок', 'Миколаївщина', 'Відбудова']</text:p>
      <text:p text:style-name="P4">
类型: Article</text:p>
      <!--METADATA-->
      <text:p text:style-name="P4">
<draw:frame draw:style-name="fr1" draw:name="Image75" text:anchor-type="as-char" svg:width="6.9236in" svg:height="3.956343in" draw:z-index="0">
<draw:image xlink:href="../Images/yкринформ/2023-05-10T15-24-03-03-00/630_360_1683721237-687.jpg" xlink:type="simple" xlink:show="embed" xlink:actuate="onLoad" draw:mime-type="image/jpeg"/>
</draw:frame>
在进入联合国IM乌克兰体系的国际移民组织的协助下，正在进行重建房屋避难所。</text:p>
      <text:p text:style-name="P4">
关于它报告了[]尼古拉区地区政府的人道主义总部(https://www.facebook.com/mykohumshtab/posts/pfbid0G7T7AKq3n9UDPdvx5JR33JEt6TkKBcWUaGNwX7MHJkycuucwHCQUb6yUysSe8xNQl)，报道乌克林福姆。</text:p>
      <text:p text:style-name="P4">
“得益于IOM乌克兰的不断协助，尤其是在建筑材料的帮助下，城市和村庄受损房屋的维修仍在继续<text:a xlink:type="simple" xlink:href="https://www.ukrinform.ua/tag-mikolaivsina" text:style-name="Internet_20_link" text:visited-style-name="Visited_20_Internet_20_Link">
</text:a>
。 我们经常收到带有修复屋顶的灯光的灯光，这对他们的需求板岩需求以及正在进行的恢复过程有益。”消息将在消息中。</text:p>
      <text:p text:style-name="P4">
<text:span text:style-name="T4">
另请阅读：</text:span>
 <text:a xlink:type="simple" xlink:href="https://www.ukrinform.ua/rubric-vidbudova/3685014-na-mikolaivsini-britanski-blagodijniki-dopomagaut-vidnovluvati-obstrilani-budinki.html" text:style-name="Internet_20_link" text:visited-style-name="Visited_20_Internet_20_Link">
</text:a>
值得注意的是，尼古拉夫(Nikolaev)高度赞赏对该组织重建的贡献，该组织允许为那些房屋受损的家庭提供必要的生活条件。</text:p>
      <text:p text:style-name="P4">
据报道，在Snihur社区<text:a xlink:type="simple" xlink:href="https://www.ukrinform.ua/rubric-vidbudova/3682073-u-snigurivci-na-mikolaivsini-startuvav-britanskij-proekt-vidnovlenna-poskodzenogo-zitla.html" text:style-name="Internet_20_link" text:visited-style-name="Visited_20_Internet_20_Link">
</text:a>
战斗人员损害房屋。</text:p>
      <text:p text:style-name="P4">
自战争开始以来，Mykolaiv地区已损坏了107万多个住宅建筑。</text:p>
      <text:p text:style-name="P4">
News Source: <text:a xlink:type="simple" xlink:href="https://www.ukrinform.ua/rubric-vidbudova/3707304-na-mikolaivsini-vidbudovuut-poskodzeni-obstrilami-rosian-budinki.html" text:style-name="Internet_20_link" text:visited-style-name="Visited_20_Internet_20_Link">
https://www.ukrinform.ua/rubric-vidbudova/3707304-na-mikolaivsini-vidbudovuut-poskodzeni-obstrilami-rosian-budinki.html</text:a>
</text:p>
      <!--NEWS-->
      <text:h text:style-name="P10" text:outline-level="1">
<text:span text:style-name="T4">
“另一个挑衅”：佐治亚州总统对俄罗斯取消签证做出了回应</text:span>
</text:h>
      <text:p text:style-name="P4">
作者: Ukrinform (Person)</text:p>
      <text:p text:style-name="P4">
出版商: Укринформ (Organization)</text:p>
      <text:p text:style-name="P4">
出版时间: 2023-05-10T15:27:00+03:00</text:p>
      <text:p text:style-name="P4">
修改时间: 2023-05-10T15:27:00+03:00</text:p>
      <text:p text:style-name="P4">
描述: 佐治亚州总统萨洛姆·苏拉比什维利（Salome Zurabishvili）对总统弗拉基米尔·普京（Vladimir Putin）签署的俄罗斯联邦做出了反应，这是一项取消签证政权的法令，并对佐治亚州公民的航班限制，称其为挑衅。  - 乌克林。</text:p>
      <text:p text:style-name="P4">
图片: ["<text:a xlink:type="simple" xlink:href="https://static.ukrinform.com/photos/2018_10/thumb_files/630_360_1540518468-213.jpg" text:style-name="Internet_20_link" text:visited-style-name="Visited_20_Internet_20_Link">
630_360_15405...</text:a>
"]</text:p>
      <text:p text:style-name="P4">
标签: ['Грузія', 'росія', 'Візи']</text:p>
      <text:p text:style-name="P4">
类型: Article</text:p>
      <!--METADATA-->
      <text:p text:style-name="P4">
<draw:frame draw:style-name="fr1" draw:name="Image76" text:anchor-type="as-char" svg:width="6.9236in" svg:height="3.956343in" draw:z-index="0">
<draw:image xlink:href="../Images/yкринформ/2023-05-10T15-27-00-03-00/630_360_1540518468-213.jpg" xlink:type="simple" xlink:show="embed" xlink:actuate="onLoad" draw:mime-type="image/jpeg"/>
</draw:frame>
佐治亚州总统萨洛姆·苏拉比什维利(Salome salome Zurabishvili)对俄罗斯联邦总统弗拉基米尔·普京(Vladimir Putin)签署的取消签证政权的法令作出了反应，呼吁为佐治亚州公民提供航班，称其为挑衅。</text:p>
      <text:p text:style-name="P4">
Zurabishvili在<text:a xlink:type="simple" xlink:href="https://twitter.com/Zourabichvili_S/status/1656263376106815490" text:style-name="Internet_20_link" text:visited-style-name="Visited_20_Internet_20_Link">
</text:a>
，μ。</text:p>
      <text:p text:style-name="Quotations">

<text:p text:style-name="P4">
另一个俄罗斯的挑衅!&gt;
恢复直接飞行和与佐治亚州的签证禁令是不可接受的&gt;
只要俄罗斯继续侵略乌克兰并占据了我们的领土!(@zourabichvili_s) <text:a xlink:type="simple" xlink:href="https://twitter.com/Zourabichvili_S/status/1656263376106815490" text:style-name="Internet_20_link" text:visited-style-name="Visited_20_Internet_20_Link">
&gt;
 </text:a>
“另一个俄罗斯的挑衅!用[]恢复签证政权的直接航空公司(https://www.ukrinform.ua/tag-gruzia)这是不可接受的，因为俄罗斯继续对乌克兰侵略并占据喷嘴!” 总统说。</text:p>

</text:p>
      <text:p text:style-name="P4">
据报道，5月10日，普京在[]上签署了法令(https://www.ukrinform.ua/rubric-world/3707248-putin-skasuvav-vizovij-rezim-ta-obmezenna-na-pereloti-dla-gromadan-gruzii.html)对于佐治亚州公民，该国的航空公司将利用。</text:p>
      <text:p text:style-name="P4">
根据该法令，自2023年5月15日以来，佐治亚州公民将根据当前文件的基础，而无需注册签证，而佐治亚州公民将进入tagid。 例外是“为了实现自己的工作或超过90天的期限，尤其是为了消费教育而进入的公民。”</text:p>
      <text:p text:style-name="P4">
<text:span text:style-name="T4">
另请阅读：</text:span>
 <text:a xlink:type="simple" xlink:href="https://www.ukrinform.ua/rubric-economy/3701233-deaki-kraini-kolisnogo-srsr-aktivno-pereproduut-rosii-pidsankcijni-tovari-politico.html" text:style-name="Internet_20_link" text:visited-style-name="Visited_20_Internet_20_Link">
</text:a>
另一项法令放弃了对俄罗斯航空运输的禁令，该法令是2019年6月21日的法令。</text:p>
      <text:p text:style-name="P4">
杜马州副副副总理谢尔盖·加夫里洛夫(Sergei Gavrilov)事件发生后，俄罗斯于2019年7月8日停止与佐治亚州播出。</text:p>
      <text:p text:style-name="P4">
News Source: <text:a xlink:type="simple" xlink:href="https://www.ukrinform.ua/rubric-world/3707307-cergova-provokacia-prezidentka-gruzii-vidreaguvala-na-skasuvanna-viz-rosieu.html" text:style-name="Internet_20_link" text:visited-style-name="Visited_20_Internet_20_Link">
https://www.ukrinform.ua/rubric-world/3707307-cergova-provokacia-prezidentka-gruzii-vidreaguvala-na-skasuvanna-viz-rosieu.html</text:a>
</text:p>
      <!--NEWS-->
      <text:h text:style-name="P10" text:outline-level="1">
<text:span text:style-name="T4">
哈尔科夫案的返还：法院未批准检察官的要求</text:span>
</text:h>
      <text:p text:style-name="P4">
作者: Ukrinform (Person)</text:p>
      <text:p text:style-name="P4">
出版商: Укринформ (Organization)</text:p>
      <text:p text:style-name="P4">
出版时间: 2023-05-10T15:29:00+03:00</text:p>
      <text:p text:style-name="P4">
修改时间: 2023-05-10T15:29:00+03:00</text:p>
      <text:p text:style-name="P4">
描述: 最高法院没有授予检察官办公室的请愿书，以将斯拉维斯克·尼利·斯蒂普（Slavyansk Neli Steppe）的前市长诉讼返回哈尔基夫法院（Kharkiv Court），被告的捍卫者也准备了同样的请求。  - 乌克林。</text:p>
      <text:p text:style-name="P4">
图片: ["<text:a xlink:type="simple" xlink:href="https://static.ukrinform.com/photos/2017_05/thumb_files/630_360_1494432026-9526.jpg" text:style-name="Internet_20_link" text:visited-style-name="Visited_20_Internet_20_Link">
630_360_14944...</text:a>
"]</text:p>
      <text:p text:style-name="P4">
标签: ['Прокуратура', 'Штепа', 'Суд', 'Харків']</text:p>
      <text:p text:style-name="P4">
类型: Article</text:p>
      <!--METADATA-->
      <text:p text:style-name="P4">
<draw:frame draw:style-name="fr1" draw:name="Image77" text:anchor-type="as-char" svg:width="6.9236in" svg:height="3.956343in" draw:z-index="0">
<draw:image xlink:href="../Images/yкринформ/2023-05-10T15-29-00-03-00/630_360_1494432026-9526.jpg" xlink:type="simple" xlink:show="embed" xlink:actuate="onLoad" draw:mime-type="image/jpeg"/>
</draw:frame>
最高法院没有授予检察官办公室的请愿书，以将斯拉维斯克·尼利(Slavyansk Neli Steppes)的前名人案归还给哈尔基夫法院(Kharkiv Court)，现在被告的捍卫者正在准备这样的仓库。</text:p>
      <text:p text:style-name="P4">
哈尔基夫地区检察官办公室发言人德米特里·丘本科(Dmitry Chubenko)在对乌克林福姆的评论中告知。</text:p>
      <text:p text:style-name="P4">
“为了满足检察官对最高要求的要求<text:a xlink:type="simple" xlink:href="https://www.ukrinform.ua/tag-sud" text:style-name="Internet_20_link" text:visited-style-name="Visited_20_Internet_20_Link">
</text:a>
乌克兰拒绝了4月13日，管辖权没有改变。 国防党准备了同一份请愿书 - 关于从Kharkiv的Poltava Naorjonikidzevsky地区法院的基辅地区法院更改公用事业。” Chubenko说。</text:p>
      <text:p text:style-name="P4">
据说可以在特殊案件中将诉讼发送给另一个法院，否则不可能确保执行刑事诉讼。</text:p>
      <text:p text:style-name="P4">
«根据艺术规定的意义，恢复Ordzhonikidzevsky地区法院法院案件的领土管辖权。 CCP的34不是将刑事诉讼发送给该法院的独家案件。”</text:p>
      <text:p text:style-name="P4">
据报道，9名证人中的8名和被告本人居住在乌兹洛维扬斯克(Uzlovyansk)，不属于Ordzhonikidzev Court的管辖权，而捍卫者和检察官的居住地，例如将案件发送给另一个法院不是理由。</text:p>
      <text:p text:style-name="P4">
关于要开始Znul的波尔塔瓦基辅地区法院的审议，要求律师推迟会议。</text:p>
      <text:p text:style-name="P4">
“律师向法院发出了请求，以推迟与被告疾病有关的诉讼，并有必要有时间为辩护方向乌克兰最高法院的请愿书做准备，以改变公用事业。 法院批准了该请求，并于6月7日推迟了预备会议。” Chubenko通知。</text:p>
      <text:p text:style-name="P4">
据乌克林福姆报道，Nelya Stepe于2014年7月11日被拘留。 IY被指控侵犯了乌克兰的领土完整性和恐怖组织的创建。 根据检察官办公室的说法，SHTEPA作为当局的代表知道恐怖组织“ DNR”，但没有使用执法机构来抵消恐怖分子扣押行政建筑，也没有返回内部事务和内部事务和部门SBU稳定了情况。</text:p>
      <text:p text:style-name="P4">
<text:span text:style-name="T4">
另请阅读：</text:span>
 <text:a xlink:type="simple" xlink:href="https://www.ukrinform.ua/rubric-regions/3696060-prokuratura-prosit-povernuti-spravu-stepi-z-poltavi-do-harkova.html" text:style-name="Internet_20_link" text:visited-style-name="Visited_20_Internet_20_Link">
<text:span text:style-name="T4">
步骤</text:span>
</text:a>
</text:p>
      <text:p text:style-name="P4">
她受到生命监禁的威胁。</text:p>
      <text:p text:style-name="P4">
逮捕工作人员后，她在审前拘留中心工作了很长时间，后来她被改为逮捕，夜间逮捕，并于2021年7月上旬被释放。</text:p>
      <text:p text:style-name="P4">
在对俄罗斯联邦进行了全面入侵之后，由于军队期间无法行使正义，该案的领土管辖权发生了更改。</text:p>
      <text:p text:style-name="P4">
一年多的法庭听证会。</text:p>
      <text:p text:style-name="P4">
News Source: <text:a xlink:type="simple" xlink:href="https://www.ukrinform.ua/rubric-regions/3707308-povernenna-spravi-stepi-do-harkova-sud-ne-zadovolniv-klopotanna-prokuraturi.html" text:style-name="Internet_20_link" text:visited-style-name="Visited_20_Internet_20_Link">
https://www.ukrinform.ua/rubric-regions/3707308-povernenna-spravi-stepi-do-harkova-sud-ne-zadovolniv-klopotanna-prokuraturi.html</text:a>
</text:p>
      <!--NEWS-->
      <text:h text:style-name="P10" text:outline-level="1">
<text:span text:style-name="T4">
中国已将出口到俄罗斯的出口水平 - 彭博社</text:span>
</text:h>
      <text:p text:style-name="P4">
作者: Ukrinform (Person)</text:p>
      <text:p text:style-name="P4">
出版商: Укринформ (Organization)</text:p>
      <text:p text:style-name="P4">
出版时间: 2023-05-10T15:36:28+03:00</text:p>
      <text:p text:style-name="P4">
修改时间: 2023-05-10T15:36:28+03:00</text:p>
      <text:p text:style-name="P4">
描述: 与上一年相比，今年4月从中国到俄罗斯的出口达到了创纪录的水平，筹集了153％，高达96亿美元。  - 乌克林。</text:p>
      <text:p text:style-name="P4">
图片: ["<text:a xlink:type="simple" xlink:href="https://static.ukrinform.com/photos/2023_03/thumb_files/630_360_1679666166-671.png" text:style-name="Internet_20_link" text:visited-style-name="Visited_20_Internet_20_Link">
630_360_16796...</text:a>
"]</text:p>
      <text:p text:style-name="P4">
标签: ['Китай', 'Рекорд', 'Торгівля', 'росія']</text:p>
      <text:p text:style-name="P4">
类型: Article</text:p>
      <!--METADATA-->
      <text:p text:style-name="P4">
<draw:frame draw:style-name="fr1" draw:name="Image78" text:anchor-type="as-char" svg:width="6.9236in" svg:height="3.956343in" draw:z-index="0">
<draw:image xlink:href="../Images/yкринформ/2023-05-10T15-36-28-03-00/630_360_1679666166-671.png" xlink:type="simple" xlink:show="embed" xlink:actuate="onLoad" draw:mime-type="image/png"/>
</draw:frame>
与上一年相比，今年4月从中国到俄罗斯的出口产量达到了创纪录的水平，增长了153％，高达96亿美元。</text:p>
      <text:p text:style-name="P4">
关于它报告<text:a xlink:type="simple" xlink:href="https://www.bloomberg.com/news/articles/2023-05-09/ukraine-latest-russian-missiles-downed-as-putin-readies-speech" text:style-name="Internet_20_link" text:visited-style-name="Visited_20_Internet_20_Link">
</text:a>
，报道乌克林福姆。</text:p>
      <text:p text:style-name="P4">
贸易总数已达到历史上第二高的水平 - 约190亿美元，略低于三月。</text:p>
      <text:p text:style-name="P4">
根据该机构的说法，俄罗斯联邦中国的大多数都提供汽车和备件，电子和工业设备。</text:p>
      <text:p text:style-name="P4">
<text:span text:style-name="T4">
另请阅读：</text:span>
 <text:a xlink:type="simple" xlink:href="https://www.ukrinform.ua/rubric-economy/3706430-u-kitai-zaavili-so-ekonomicne-spivrobitnictvo-z-rf-ne-spramovane-proti-ukraini.html" text:style-name="Internet_20_link" text:visited-style-name="Visited_20_Internet_20_Link">
</text:a>
根据材料，俄罗斯入侵乌克兰后最初的衰退后，乌克兰的贸易增加了。</text:p>
      <text:p text:style-name="P4">
正如乌克林福姆报道的，3月出口<text:a xlink:type="simple" xlink:href="https://www.ukrinform.ua/tag-kitaj" text:style-name="Internet_20_link" text:visited-style-name="Visited_20_Internet_20_Link">
</text:a>
俄罗斯在1月5日登记的俄罗斯增长了136.4％，总计90亿美元，高于19.8％的增长。</text:p>
      <text:p text:style-name="P4">
<text:span text:style-name="T5">
foto：getTyimages</text:span>
</text:p>
      <text:p text:style-name="P4">
News Source: <text:a xlink:type="simple" xlink:href="https://www.ukrinform.ua/rubric-economy/3707309-kitaj-narostiv-eksport-tovariv-u-rosiu-do-rekordnogo-rivna-bloomberg.html" text:style-name="Internet_20_link" text:visited-style-name="Visited_20_Internet_20_Link">
https://www.ukrinform.ua/rubric-economy/3707309-kitaj-narostiv-eksport-tovariv-u-rosiu-do-rekordnogo-rivna-bloomberg.html</text:a>
</text:p>
      <!--NEWS-->
      <text:h text:style-name="P10" text:outline-level="1">
<text:span text:style-name="T4">
国防部否认俄罗斯假货对“乌克兰指挥官的清算”  - 都活着</text:span>
</text:h>
      <text:p text:style-name="P4">
作者: Ukrinform (Person)</text:p>
      <text:p text:style-name="P4">
出版商: Укринформ (Organization)</text:p>
      <text:p text:style-name="P4">
出版时间: 2023-05-10T15:38:58+03:00</text:p>
      <text:p text:style-name="P4">
修改时间: 2023-05-10T15:38:58+03:00</text:p>
      <text:p text:style-name="P4">
描述: 乌克兰国防部驳斥了罗斯普罗帕甘达（Rospropaganda）散布的假货，涉嫌淘汰乌克兰指挥官。  - 乌克林。</text:p>
      <text:p text:style-name="P4">
图片: ["<text:a xlink:type="simple" xlink:href="https://static.ukrinform.com/photos/2022_11/thumb_files/630_360_1668083138-704.jpg" text:style-name="Internet_20_link" text:visited-style-name="Visited_20_Internet_20_Link">
630_360_16680...</text:a>
"]</text:p>
      <text:p text:style-name="P4">
标签: ['Фейк', 'Міноборони', 'Пропаганда', 'ЗСУ', 'Війна з росією', 'Ганна Маляр']</text:p>
      <text:p text:style-name="P4">
类型: Article</text:p>
      <!--METADATA-->
      <text:p text:style-name="P4">
<draw:frame draw:style-name="fr1" draw:name="Image79" text:anchor-type="as-char" svg:width="6.9236in" svg:height="3.956343in" draw:z-index="0">
<draw:image xlink:href="../Images/yкринформ/2023-05-10T15-38-58-03-00/630_360_1668083138-704.jpg" xlink:type="simple" xlink:show="embed" xlink:actuate="onLoad" draw:mime-type="image/jpeg"/>
</draw:frame>
Rospropaganda散布的乌克兰国防假货涉及乌克兰指挥官的折旧。</text:p>
      <text:p text:style-name="P4">
根据乌克林福姆的说法，国防部副部长安娜·马里亚尔(Anna Malyar)在[]中说(https://t.me/annamaliar/714) <text:a xlink:type="simple" xlink:href="https://t.me/annamaliar/714" text:style-name="Internet_20_link" text:visited-style-name="Visited_20_Internet_20_Link">
 </text:a>
“乌罗斯式的Infopol正在传播有关所谓的消除我们团队的信息。 一周中的三条消息。”</text:p>
      <text:p text:style-name="P4">
画家保证说：“一切都活着，并补充说：“通常<text:a xlink:type="simple" xlink:href="https://www.ukrinform.ua/tag-fejk" text:style-name="Internet_20_link" text:visited-style-name="Visited_20_Internet_20_Link">
</text:a>
他们瞄准了几个目标：对本人的心理影响，乌克兰军队的士气低落，简短的主题来提高自己的军队精神。”</text:p>
      <text:p text:style-name="P4">
副部长强调：“这只是一个小的公开插曲，您可以从中了解我们的命令正在战斗的观众。”</text:p>
      <text:p text:style-name="P4">
<text:span text:style-name="T4">
另请阅读：</text:span>
 <text:a xlink:type="simple" xlink:href="https://www.ukrinform.ua/rubric-factcheck/3707182-rosfejk-sumsinu-ta-cernigivsinu-zaselaut-polakami-ukrainciv-viganaut-iz-domivok.html" text:style-name="Internet_20_link" text:visited-style-name="Visited_20_Internet_20_Link">
</text:a>
正如乌克林福姆(Ukrinform)报道的那样，这位画家呼吁不要在俄罗斯深刻的意义或暗示多人组合的言论中寻找。 特别是，自5月10日以来，私人军事公司“瓦格纳” Yevgenaphozhin负责人的声明似乎从巴赫穆特(Bakhmut)到他的雇佣军。</text:p>
      <text:p text:style-name="P4">
News Source: <text:a xlink:type="simple" xlink:href="https://www.ukrinform.ua/rubric-ato/3707310-u-minoboroni-sprostuvali-rosijski-fejki-pro-likvidaciu-ukrainskih-komanduvaciv-vsi-zivi.html" text:style-name="Internet_20_link" text:visited-style-name="Visited_20_Internet_20_Link">
https://www.ukrinform.ua/rubric-ato/3707310-u-minoboroni-sprostuvali-rosijski-fejki-pro-likvidaciu-ukrainskih-komanduvaciv-vsi-zivi.html</text:a>
</text:p>
      <!--NEWS-->
      <text:h text:style-name="P10" text:outline-level="1">
<text:span text:style-name="T4">
据当地州长说，2个无人机在贝尔戈罗德地区爆炸</text:span>
</text:h>
      <text:p text:style-name="P4">
作者: liveuamap (Language: en)</text:p>
      <text:p text:style-name="P4">
时间: 2023-05-10T15:39:00</text:p>
      <text:p text:style-name="P4">
地点: Belgorod, Belgorodskaya oblast' (Latitude:50.58367 Longtitude:36.60885)</text:p>
      <text:p text:style-name="P4">
视频: []</text:p>
      <text:p text:style-name="P4">
图片: ["<text:a xlink:type="simple" xlink:href="https://liveuamap.com/pics/2023/05/10/22561935_0.jpg" text:style-name="Internet_20_link" text:visited-style-name="Visited_20_Internet_20_Link">
22561935_0.jpg</text:a>
", "<text:a xlink:type="simple" xlink:href="https://liveuamap.com/pics/2023/05/10/22561935_1.jpg" text:style-name="Internet_20_link" text:visited-style-name="Visited_20_Internet_20_Link">
22561935_1.jpg</text:a>
", "<text:a xlink:type="simple" xlink:href="https://liveuamap.com/pics/2023/05/10/22561935_2.jpg" text:style-name="Internet_20_link" text:visited-style-name="Visited_20_Internet_20_Link">
22561935_2.jpg</text:a>
"]</text:p>
      <text:p text:style-name="P4">
标签: ["Russia", "Central and Eastern Europe"]</text:p>
      <text:p text:style-name="P4">
Id: 22561935</text:p>
      <!--METADATA-->
      <text:p text:style-name="P4">
据当地州长说，2个无人机在贝尔戈罗德地区爆炸</text:p>
      <text:p text:style-name="P4">
<draw:frame draw:style-name="fr1" draw:name="Image80" text:anchor-type="as-char" svg:width="6.9236in" svg:height="9.231467in" draw:z-index="0">
<draw:image xlink:href="../Images/liveuamap/2023-05-10T15-39-00/22561935_0.jpg" xlink:type="simple" xlink:show="embed" xlink:actuate="onLoad" draw:mime-type="image/jpeg"/>
</draw:frame>
<draw:frame draw:style-name="fr1" draw:name="Image81" text:anchor-type="as-char" svg:width="6.9236in" svg:height="9.231467in" draw:z-index="0">
<draw:image xlink:href="../Images/liveuamap/2023-05-10T15-39-00/22561935_1.jpg" xlink:type="simple" xlink:show="embed" xlink:actuate="onLoad" draw:mime-type="image/jpeg"/>
</draw:frame>
<draw:frame draw:style-name="fr1" draw:name="Image82" text:anchor-type="as-char" svg:width="6.9236in" svg:height="9.231467in" draw:z-index="0">
<draw:image xlink:href="../Images/liveuamap/2023-05-10T15-39-00/22561935_2.jpg" xlink:type="simple" xlink:show="embed" xlink:actuate="onLoad" draw:mime-type="image/jpeg"/>
</draw:frame>
新闻集链接：<text:a xlink:type="simple" xlink:href="https://liveuamap.com/en/2023/10-may-2-drones-exploded-in-belgorod-district-according-to" text:style-name="Internet_20_link" text:visited-style-name="Visited_20_Internet_20_Link">
https://liveuamap.com/en/2023/2023/10-may-2-rones-exploded-in-belgorod-district-cording-to-</text:a>
</text:p>
      <text:p text:style-name="P4">
News Source: <text:a xlink:type="simple" xlink:href="https://t.me/bazabazon/17542" text:style-name="Internet_20_link" text:visited-style-name="Visited_20_Internet_20_Link">
https://t.me/bazabazon/17542</text:a>
</text:p>
      <!--NEWS-->
      <text:h text:style-name="P10" text:outline-level="1">
<text:span text:style-name="T4">
提供给乌克兰的武器今年不足以解放克里米亚和唐巴斯 - 专家</text:span>
</text:h>
      <text:p text:style-name="P4">
作者: Ukrinform (Person)</text:p>
      <text:p text:style-name="P4">
出版商: Укринформ (Organization)</text:p>
      <text:p text:style-name="P4">
出版时间: 2023-05-10T15:49:09+03:00</text:p>
      <text:p text:style-name="P4">
修改时间: 2023-05-10T15:49:09+03:00</text:p>
      <text:p text:style-name="P4">
描述: 今天，该活动的国家在今年乌克兰整个领土上的全部解放中没有最终的定罪，提供的一定数量的设备将确保成功的第一阶段进攻的第一阶段 - 实现了DE的实现乌克兰在2022年2月24日的领土上。  - 乌克林。</text:p>
      <text:p text:style-name="P4">
图片: ["<text:a xlink:type="simple" xlink:href="https://static.ukrinform.com/photos/2020_02/thumb_files/630_360_1582823569-920.jpg" text:style-name="Internet_20_link" text:visited-style-name="Visited_20_Internet_20_Link">
630_360_15828...</text:a>
"]</text:p>
      <text:p text:style-name="P4">
标签: ['Деокупація', 'Зброя', 'Валентин Бадрак', 'Війна з росією']</text:p>
      <text:p text:style-name="P4">
类型: Article</text:p>
      <!--METADATA-->
      <text:p text:style-name="P4">
<draw:frame draw:style-name="fr1" draw:name="Image83" text:anchor-type="as-char" svg:width="6.9236in" svg:height="3.956343in" draw:z-index="0">
<draw:image xlink:href="../Images/yкринформ/2023-05-10T15-49-09-03-00/630_360_1582823569-920.jpg" xlink:type="simple" xlink:show="embed" xlink:actuate="onLoad" draw:mime-type="image/jpeg"/>
</draw:frame>
今天，该国的国家在今年的整个乌克兰领土上都没有最终的定罪，并且在进攻的第一阶段提供了一定数量的设备 - 实现了该领土领土的实现乌克兰在2022年2月24日的水平上。</text:p>
      <text:p text:style-name="P4">
关于<text:a xlink:type="simple" xlink:href="http://www.ukrinform.ua/rubric-ato/3707180-valentin-badrak-direktor-centru-doslidzen-armii-konversii-ta-rozzbroenna.html" text:style-name="Internet_20_link" text:visited-style-name="Visited_20_Internet_20_Link">
</text:a>
乌克兰福姆由陆军研究，cons依和裁军Badrak中心主任说。</text:p>
      <text:p text:style-name="P4">
“卡沃利将军说，美国军队的指挥官说，乌克兰已收到了进攻所需的98％的武器。 不，事实并非如此，这是一个亵渎信息，或者卡瓦利(Cavalley)讲述了已宣布的武器。 因此，我们还没有缺少正在维修的豹子1坦克，我们没有收到艾布拉姆斯，实际上，这实际上会在年底之前给我们，也许他们会在秋天的早期给我们。 当然，所有这些都是需要的，但是绝对没有证实法国坦克leclerc的确认 - 合作伙伴暗示了我们可以给出的东西，我们无法给予。 但这不仅涉及坦克，这是成功的火箭弹，这应该支持进攻。 而且尚未向我们提供长期的从业者。 在我看来，原因是今年有一种非国家的信念来支持乌克兰。 也就是说，提供了一定数量的技术，这将为进攻的成功提供成功的第一阶段 - 在2022年2月24日的水平上实现了乌克兰领土领土的实现。 克里米亚和顿巴斯没有谈论。 在我看来，在西方，他们会思考和看：如果这很容易，很快，那么，原则上，您可以进一步支持，但是如果它窒息 - 那么有必要需要冻结战争，例如乌克兰应该满足乌克兰应该满足的事实感到满意。 现在，我们知道乌克兰有17％被占领。”巴德拉克说。</text:p>
      <text:p text:style-name="P4">
<text:span text:style-name="T4">
另请阅读：</text:span>
 <text:a xlink:type="simple" xlink:href="https://www.ukrinform.ua/rubric-ato/3706991-sekretar-rnbo-ostatocnogo-planu-nastupu-se-nemae-u-roboti-kilka-variantiv.html" text:style-name="Internet_20_link" text:visited-style-name="Visited_20_Internet_20_Link">
</text:a>
</text:p>
      <text:p text:style-name="P4">
News Source: <text:a xlink:type="simple" xlink:href="https://www.ukrinform.ua/rubric-ato/3707316-nadanoi-ukraini-zbroi-ne-vistacit-dla-zvilnenna-krimu-i-donbasu-cogoric-ekspert.html" text:style-name="Internet_20_link" text:visited-style-name="Visited_20_Internet_20_Link">
https://www.ukrinform.ua/rubric-ato/3707316-nadanoi-ukraini-zbroi-ne-vistacit-dla-zvilnenna-krimu-i-donbasu-cogoric-ekspert.html</text:a>
</text:p>
      <!--NEWS-->
      <text:h text:style-name="P10" text:outline-level="1">
<text:span text:style-name="T4">
在美国城市罗切斯特（Rochester），乌克兰荣誉领事办公室被启动</text:span>
</text:h>
      <text:p text:style-name="P4">
作者: Ukrinform (Person)</text:p>
      <text:p text:style-name="P4">
出版商: Укринформ (Organization)</text:p>
      <text:p text:style-name="P4">
出版时间: 2023-05-10T15:51:00+03:00</text:p>
      <text:p text:style-name="P4">
修改时间: 2023-05-10T15:51:00+03:00</text:p>
      <text:p text:style-name="P4">
描述: 在罗切斯特市（美国纽约），Oleg Lebedko在乌克兰的荣誉领事开业。  - 乌克林。</text:p>
      <text:p text:style-name="P4">
图片: ["<text:a xlink:type="simple" xlink:href="https://static.ukrinform.com/photos/2023_05/thumb_files/630_360_1683722948-111.jpg" text:style-name="Internet_20_link" text:visited-style-name="Visited_20_Internet_20_Link">
630_360_16837...</text:a>
", "<text:a xlink:type="simple" xlink:href="https://static.ukrinform.com/photos/2023_05/1683722964-393.jpg" text:style-name="Internet_20_link" text:visited-style-name="Visited_20_Internet_20_Link">
1683722964-39...</text:a>
", "<text:a xlink:type="simple" xlink:href="https://static.ukrinform.com/photos/2023_05/1683722990-716.jpg" text:style-name="Internet_20_link" text:visited-style-name="Visited_20_Internet_20_Link">
1683722990-71...</text:a>
", "<text:a xlink:type="simple" xlink:href="https://static.ukrinform.com/photos/2023_05/1683723045-985.jpg" text:style-name="Internet_20_link" text:visited-style-name="Visited_20_Internet_20_Link">
1683723045-98...</text:a>
"]</text:p>
      <text:p text:style-name="P4">
标签: ['Діаспора', 'Консульство', 'США']</text:p>
      <text:p text:style-name="P4">
类型: Article</text:p>
      <!--METADATA-->
      <text:p text:style-name="P4">
<draw:frame draw:style-name="fr1" draw:name="Image84" text:anchor-type="as-char" svg:width="6.9236in" svg:height="3.956343in" draw:z-index="0">
<draw:image xlink:href="../Images/yкринформ/2023-05-10T15-51-00-03-00/630_360_1683722948-111.jpg" xlink:type="simple" xlink:show="embed" xlink:actuate="onLoad" draw:mime-type="image/jpeg"/>
</draw:frame>
在种族的城市(美国纽约)奥列格·勒德科(Oleg Lebedko)的荣誉领事在乌克兰荣誉领事的开幕式开幕。</text:p>
      <text:p text:style-name="P4">
正如乌克林福姆报道的那样，关于<text:a xlink:type="simple" xlink:href="https://www.facebook.com/permalink.php" text:style-name="Internet_20_link" text:visited-style-name="Visited_20_Internet_20_Link">
</text:a>
纽约的总领事馆报道，加入了问候。</text:p>
      <text:p text:style-name="P4">
<draw:frame draw:style-name="fr1" draw:name="Image85" text:anchor-type="as-char" svg:width="6.9236in" svg:height="9.231467in" draw:z-index="0">
<draw:image xlink:href="../Images/yкринформ/2023-05-10T15-51-00-03-00/1683722964-393.jpg" xlink:type="simple" xlink:show="embed" xlink:actuate="onLoad" draw:mime-type="image/jpeg"/>
</draw:frame>
“我们衷心希望奥利格·勒德科(Oleg Lebedko)先生在各种各样的车库中，在双边合作和IDSHA的友好关系中，对乌克兰的利益的保护，其法律实体和公民的利益的保护，首先纽约州半夜，”  - 在问候中说。</text:p>
      <text:p text:style-name="P4">
<draw:frame draw:style-name="fr1" draw:name="Image86" text:anchor-type="as-char" svg:width="6.9236in" svg:height="3.894525in" draw:z-index="0">
<draw:image xlink:href="../Images/yкринформ/2023-05-10T15-51-00-03-00/1683722990-716.jpg" xlink:type="simple" xlink:show="embed" xlink:actuate="onLoad" draw:mime-type="image/jpeg"/>
</draw:frame>
该领事馆还加入了O. Lebedko荣誉领事与乌克兰门罗区和乌克兰联邦信用合作社组织的其他许多活动。(UFX)在办公室附上。</text:p>
      <text:p text:style-name="P4">
<draw:frame draw:style-name="fr1" draw:name="Image87" text:anchor-type="as-char" svg:width="6.9236in" svg:height="3.894525in" draw:z-index="0">
<draw:image xlink:href="../Images/yкринформ/2023-05-10T15-51-00-03-00/1683723045-985.jpg" xlink:type="simple" xlink:show="embed" xlink:actuate="onLoad" draw:mime-type="image/jpeg"/>
</draw:frame>
这是关于与门罗地区执行权的负责人的谈判(纽约)亚当·贝洛(Adam Bello)，与非政府组织Rocmaidan的志愿者会面(创始人和协调员-Vladimir Pavlyuk)，访问公共图书馆开放的罗切斯特乌克兰文化中心。 在UFCS举行的Mirkiplyshenko和Zoom会议与乌克兰侨民图书馆约翰·麦凯恩(John McCain)(dnipro)，与博士的所有者和管理者讨论。 Konstantin Frank(来自乌克兰的当地人，纽约北部的酿酒手指湖的创始人)与乌克兰合作的前景。</text:p>
      <text:p text:style-name="P4">
我们将提醒，关于在罗切斯特市建立乌克兰荣誉领事馆的协议<text:a xlink:type="simple" xlink:href="https://www.ukrinform.ua/rubric-diaspora/3372829-u-ssa-stvorili-pocesne-konsulstvo-ukraini-v-misti-rocester.html" text:style-name="Internet_20_link" text:visited-style-name="Visited_20_Internet_20_Link">
</text:a>
20121年12月在美国乌克兰大使馆。</text:p>
      <text:p text:style-name="P4">
<text:span text:style-name="T5">
foto：纽约乌克兰总领事馆 / facebook</text:span>
</text:p>
      <text:p text:style-name="P4">
News Source: <text:a xlink:type="simple" xlink:href="https://www.ukrinform.ua/rubric-diaspora/3707318-v-amerikanskomu-misti-rocester-zapracuvav-ofis-pocesnogo-konsula-ukraini.html" text:style-name="Internet_20_link" text:visited-style-name="Visited_20_Internet_20_Link">
https://www.ukrinform.ua/rubric-diaspora/3707318-v-amerikanskomu-misti-rocester-zapracuvav-ofis-pocesnogo-konsula-ukraini.html</text:a>
</text:p>
      <!--NEWS-->
      <text:h text:style-name="P10" text:outline-level="1">
<text:span text:style-name="T4">
Zaporizka Oblast（22:00）。 红色警报：空中威胁。 警笛声。 立即掩盖！</text:span>
</text:h>
      <text:p text:style-name="P4">
作者: liveuamap (Language: en)</text:p>
      <text:p text:style-name="P4">
时间: 2023-05-10T16:01:00</text:p>
      <text:p text:style-name="P4">
地点: Zaporizka Oblast (Latitude:47.611441 Longtitude:35.766401)</text:p>
      <text:p text:style-name="P4">
视频: []</text:p>
      <text:p text:style-name="P4">
图片: []</text:p>
      <text:p text:style-name="P4">
标签: ["Europe", "Central and Eastern Europe"]</text:p>
      <text:p text:style-name="P4">
Id: 22561916</text:p>
      <!--METADATA-->
      <text:p text:style-name="P4">
Zaporizhzhia地区(22:00). Red Alert: aerial threat. Sirens sounding. Take covernow!</text:p>
      <text:p text:style-name="P4">
News Collection Link: <text:a xlink:type="simple" xlink:href="https://liveuamap.com/en/2023/10-may-zaporizka-oblast2200-red-alert-aerial-g" text:style-name="Internet_20_link" text:visited-style-name="Visited_20_Internet_20_Link">
https://liveuamap.com/en/2023/10-may-zaporizka-oblast2200-red-alert-aerial-g</text:a>
</text:p>
      <text:p text:style-name="P4">
News Source: <text:a xlink:type="simple" xlink:href="https://t.me/air_alert_ua/44966" text:style-name="Internet_20_link" text:visited-style-name="Visited_20_Internet_20_Link">
https://t.me/air_alert_ua/44966</text:a>
</text:p>
      <!--NEWS-->
      <text:h text:style-name="P10" text:outline-level="1">
<text:span text:style-name="T4">
库勒巴（Kuleba）呼吁不要考虑乌克兰反犯罪</text:span>
</text:h>
      <text:p text:style-name="P4">
作者: Ukrinform (Person)</text:p>
      <text:p text:style-name="P4">
出版商: Укринформ (Organization)</text:p>
      <text:p text:style-name="P4">
出版时间: 2023-05-10T16:02:00+03:00</text:p>
      <text:p text:style-name="P4">
修改时间: 2023-05-10T16:02:00+03:00</text:p>
      <text:p text:style-name="P4">
描述: 乌克兰德米特里·库莱巴（Dmitry Kuleba）外交大臣从乌克兰反性攻击的观点警告，这场战争中每个人都期望这在这场战争中，并提醒德国为了帮助乌克兰武器和北约成员资格而做更多的事情。  - 乌克林。</text:p>
      <text:p text:style-name="P4">
图片: ["<text:a xlink:type="simple" xlink:href="https://static.ukrinform.com/photos/2022_12/thumb_files/630_360_1670861604-745.jpg" text:style-name="Internet_20_link" text:visited-style-name="Visited_20_Internet_20_Link">
630_360_16708...</text:a>
"]</text:p>
      <text:p text:style-name="P4">
标签: ['Дмитро Кулеба', 'Зброя', 'Війна з росією', 'Контрнаступ']</text:p>
      <text:p text:style-name="P4">
类型: Article</text:p>
      <!--METADATA-->
      <text:p text:style-name="P4">
<draw:frame draw:style-name="fr1" draw:name="Image88" text:anchor-type="as-char" svg:width="6.9236in" svg:height="3.956343in" draw:z-index="0">
<draw:image xlink:href="../Images/yкринформ/2023-05-10T16-02-00-03-00/630_360_1670861604-745.jpg" xlink:type="simple" xlink:show="embed" xlink:actuate="onLoad" draw:mime-type="image/jpeg"/>
</draw:frame>
乌克兰·德米特里·库勒巴(Dmitry Kuleba)的法律部长从乌克兰矛盾的角度警告，在这场战争中，每个人都期望这在这场战争中，并提醒人们可以为了帮助乌克兰作为武器和观察到的，可以使非核心更加多。北约会员资格。</text:p>
      <text:p text:style-name="P4">
他在接受德国小报的采访中讲述了这一点<text:a xlink:type="simple" xlink:href="http://www.bild.de/politik/ausland/politik-ausland/ukraine-aussenminister-kuleba-ueber-selenskyj-toetung-wenn-die-russen-es-koennte-83861524.bild.html" text:style-name="Internet_20_link" text:visited-style-name="Visited_20_Internet_20_Link">
</text:a>
，报道乌克林福姆。</text:p>
      <text:p text:style-name="P4">
“不要考虑这是后者的后者，因为我们不知道会发生什么。如果我们设法释放我们的柜台，那么最终您会告诉您这是最后一个，如果没有，然后我们需要为完全的反对性做准备。”  -   - 外交官说。</text:p>
      <text:p text:style-name="P4">
他强调了德国在为武装部队提供必要武器的问题上的重要作用，因为从战术上讲，这一切都取决于武器，乌克兰尽可能地尽可能多地提供武器。</text:p>
      <text:p text:style-name="P4">
“德国有很多东西，很大程度上取决于它。 在欧洲和世界上可能是莱茵金属甲钛的工业钛。 我们需要大炮弹药，尤其是长距离。 我们需要装甲车，反喷射综合体 - 在德国，这一切都可以做到，”库尔巴说。</text:p>
      <text:p text:style-name="P4">
他开玩笑说，德国很幸运，F-16不是豹子坦克，而是一项非尼克技术，因此转让这些战士的决定不是依赖FRN，而是对美国，但柏林可以具有定性的外交。华盛顿。</text:p>
      <text:p text:style-name="P4">
部长补充说，乌克兰对Miga表示感谢，但这架飞机无法解决问题。 战斗机的类型不同，但是根据所有F-16估计，这是最好的。</text:p>
      <text:p text:style-name="P4">
“所以让我们专注于F -16，”库尔巴补充说。</text:p>
      <text:p text:style-name="P4">
<text:span text:style-name="T4">
另请阅读：</text:span>
 <text:a xlink:type="simple" xlink:href="https://www.ukrinform.ua/rubric-ato/3707316-nadanoi-ukraini-zbroi-ne-vistacit-dla-zvilnenna-krimu-i-donbasu-cogoric-ekspert.html" text:style-name="Internet_20_link" text:visited-style-name="Visited_20_Internet_20_Link">
</text:a>
它不倾向于低估俄罗斯的潜力，但不可能夸大它，因为战争的最后14个月已经表明乌克兰人可以传播。</text:p>
      <text:p text:style-name="P4">
世界，欧洲不仅应该帮助乌克兰赢得这场战争 - 保护欧洲，而且还应该补充自己的储备。 对于行业和政府而言，在生产新武器的生产中担任瑞士时钟很重要。<text:span text:style-name="T4">
另请阅读：</text:span>
 <text:a xlink:type="simple" xlink:href="https://www.ukrinform.ua/rubric-ato/3706652-zsu-rozpocnut-kontrnastup-koli-dla-cogo-bude-vidpovidnij-cas-smigal.html" text:style-name="Internet_20_link" text:visited-style-name="Visited_20_Internet_20_Link">
<text:span text:style-name="T4">
反性</text:span>
</text:a>
他还指出，如果德国想要一个安全繁荣的欧洲，乌克兰应该是北约成员。</text:p>
      <text:p text:style-name="P4">
“这是唯一的方法。 乌克兰在<text:a xlink:type="simple" xlink:href="https://www.ukrinform.ua/tag-nato" text:style-name="Internet_20_link" text:visited-style-name="Visited_20_Internet_20_Link">
</text:a>
这不会阻止战争期间的这场战争，而是要保护战争中的进一步战争。”外交部长强调。</text:p>
      <text:p text:style-name="P4">
他看不到与莫斯科进行谈判的前景，基辅从2014年到2022年已经拥有了德国和法国的Zaporizhia的经验。 他回忆说，乌克兰被建议去这里和那里，但没有起作用。 外交官说，如果普京想要一个虚假的和平，他就不会发动这场战争。</text:p>
      <text:p text:style-name="P4">
他补充说：“如果俄罗斯人可以杀死Zelensky的总统，他们将是工作的。”</text:p>
      <text:p text:style-name="P4">
要评论俄罗斯驱逐的丑闻陈述德米特里·梅德韦杰夫(Dmitry Medvedev)，他不得不公开杀死Zelensky，并没有成为库勒巴在去电报之前。”</text:p>
      <text:p text:style-name="P4">
<text:span text:style-name="T4">
另请阅读：</text:span>
 <text:a xlink:type="simple" xlink:href="https://www.ukrinform.ua/rubric-ato/3706985-gillari-klinton-zaklikala-kraini-nato-peredati-ukraini-use-neobhidne-dla-kontrnastupu.html" text:style-name="Internet_20_link" text:visited-style-name="Visited_20_Internet_20_Link">
<text:span text:style-name="T4">
反性</text:span>
</text:a>
同时，乌克兰外交部的负责人承认，在某些地方，他认为仅从预封闭的瓶子中喝水。</text:p>
      <text:p text:style-name="P4">
Bild通讯员Paul Ronzheimer对部长进行了采访，后者一直在报告乌克兰的报告，并接受了乌克兰的大量采访。</text:p>
      <text:p text:style-name="P4">
News Source: <text:a xlink:type="simple" xlink:href="https://www.ukrinform.ua/rubric-ato/3707322-kuleba-zaklikae-ne-vvazati-ukrainskij-kontrnastup-ostannim.html" text:style-name="Internet_20_link" text:visited-style-name="Visited_20_Internet_20_Link">
https://www.ukrinform.ua/rubric-ato/3707322-kuleba-zaklikae-ne-vvazati-ukrainskij-kontrnastup-ostannim.html</text:a>
</text:p>
      <!--NEWS-->
      <text:h text:style-name="P10" text:outline-level="1">
<text:span text:style-name="T4">
欧洲委员会通过U-Lead计划在乌克兰测试试点项目中组织学校恢复</text:span>
</text:h>
      <text:p text:style-name="P4">
作者: Ukrinform (Person)</text:p>
      <text:p text:style-name="P4">
出版商: Укринформ (Organization)</text:p>
      <text:p text:style-name="P4">
出版时间: 2023-05-10T16:09:47+03:00</text:p>
      <text:p text:style-name="P4">
修改时间: 2023-05-10T16:09:47+03:00</text:p>
      <text:p text:style-name="P4">
描述: 例如，欧洲委员会通过欧洲的U领导计划在乌克兰组织，例如，恢复学校的试点预测，该预测打算找出如何在最短的时间内确保儿童返回教育以及什么想法是最好实施的。  - 乌克林。</text:p>
      <text:p text:style-name="P4">
图片: ["<text:a xlink:type="simple" xlink:href="https://static.ukrinform.com/photos/2023_05/thumb_files/630_360_1683724026-515.jpg" text:style-name="Internet_20_link" text:visited-style-name="Visited_20_Internet_20_Link">
630_360_16837...</text:a>
", "<text:a xlink:type="simple" xlink:href="https://static.ukrinform.com/photos/2023_05/1683724027-609.jpg" text:style-name="Internet_20_link" text:visited-style-name="Visited_20_Internet_20_Link">
1683724027-60...</text:a>
"]</text:p>
      <text:p text:style-name="P4">
标签: ['Єврокомісія', 'Школа', 'U-LEAD з Європою', 'Відбудова']</text:p>
      <text:p text:style-name="P4">
类型: Article</text:p>
      <!--METADATA-->
      <text:p text:style-name="P4">
<draw:frame draw:style-name="fr1" draw:name="Image89" text:anchor-type="as-char" svg:width="6.9236in" svg:height="3.956343in" draw:z-index="0">
<draw:image xlink:href="../Images/yкринформ/2023-05-10T16-09-47-03-00/630_360_1683724026-515.jpg" xlink:type="simple" xlink:show="embed" xlink:actuate="onLoad" draw:mime-type="image/jpeg"/>
</draw:frame>
例如，欧洲委员会通过欧洲的U领导计划，在乌克兰组织了恢复学校的测试试点项目，该项目应确保在最短的时间内返回儿童的教育时间。</text:p>
      <text:p text:style-name="P4">
欧盟委员会主任外国工具服务瓦格纳(Wagner)在研讨会“恢复教育的访问：关于乌克兰社区在维修，恢复和重建中的作用的对话”在Chernihiv，《乌克兰代表通讯》的报告中所说的。</text:p>
      <text:p text:style-name="P4">
欧洲委员会代表指出，他认为，在续签教育的这个阶段，与国家的最大合作是“绝对必要的”，因为解决重大战略问题的解决方案只能开始国家一级。</text:p>
      <text:p text:style-name="P4">
瓦格纳说：“但是现在，我们正在尝试组织试点测试项目，特别是在这里，因为我们认为不要错过我们需要移动分散实施的那一刻。”</text:p>
      <text:p text:style-name="P4">
<draw:frame draw:style-name="fr1" draw:name="Image90" text:anchor-type="as-char" svg:width="6.9236in" svg:height="4.615733in" draw:z-index="0">
<draw:image xlink:href="../Images/yкринформ/2023-05-10T16-09-47-03-00/1683724027-609.jpg" xlink:type="simple" xlink:show="embed" xlink:actuate="onLoad" draw:mime-type="image/jpeg"/>
</draw:frame>
他补充说，这不仅是关于危机的反应，而且是欧洲委员会在乌克兰的所有要素，尤其是在权力下放的领域，这是欧洲前往欧洲前往后期最成功的改革项目之一。</text:p>
      <text:p text:style-name="P4">
“我们将权力下放与恢复教育和现在已经出现的大量需求相结合。 我们认为，现在为了这一潜力，我们说：让我们使用现有的U -Lead结构，因为已经有一些合作伙伴在全国工作。” ECE主任说。</text:p>
      <text:p text:style-name="P4">
据他介绍，欧洲合作伙伴现在正在寻求了解他们是否能够快速，成功地实施这些项目，以使孩子们返回<text:a xlink:type="simple" xlink:href="https://www.ukrinform.ua/tag-osvita" text:style-name="Internet_20_link" text:visited-style-name="Visited_20_Internet_20_Link">
</text:a>
，以及找出哪些想法确实更好地实施。</text:p>
      <text:p text:style-name="P4">
在这种情况下，他指出，在当地或区域层面上实施了一些要素，“国家不理解”。</text:p>
      <text:p text:style-name="P4">
根据瓦格纳(Wagner)的说法，他期待学校开始在哪个水平上看到这些飞行员​​项目的不同部分的那一刻。他指出，欧洲合作伙伴通常对您在线需要多少感兴趣。</text:p>
      <text:p text:style-name="P4">
<text:span text:style-name="T4">
另请阅读：</text:span>
 <text:a xlink:type="simple" xlink:href="https://www.ukrinform.ua/rubric-vidbudova/3696069-ukraina-u-partnerstvi-z-proon-ta-unops-vidnovit-ponad-100-skil-u-14-regionah.html" text:style-name="Internet_20_link" text:visited-style-name="Visited_20_Internet_20_Link">
<text:span text:style-name="T4">
乌克兰</text:span>
 <text:span text:style-name="T4">
 </text:span>
伙伴关系<text:span text:style-name="T4">
 </text:span>
 undon <text:span text:style-name="T4">
 </text:span>
 unops <text:span text:style-name="T4">
<text:span text:style-name="T5">
*恢复</text:span>
* </text:span>
 <text:span text:style-name="T4">
 </text:span>
 <text:span text:style-name="T4">
 </text:span>
 <text:span text:style-name="T4">
 100 </text:span>
 <text:span text:style-name="T4">
 </text:span>
 <text:span text:style-name="T4">
 </text:span>
学校<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区域**</text:a>
“现在，我们已经意识到这是需要的，在线学习正在发挥重要作用。 我还期待着军事行政部门的观点，这些看法将与我们想象的方式与战后的战争或想象。有义务，有一种理解，但是我们还需要了解最需要和最需要的是什么有针对性的支持方式”， - 总结了欧洲外交政策委员会主任。</text:p>
      <text:p text:style-name="P4">
乌克兰在地方一级扩大权利和机遇的计划，“与欧洲的U-Lead”的问责制和发展由欧盟及其德国，波兰，瑞典，Denmia，爱沙尼亚和斯洛文尼亚的欧盟及其国家成员共同资助为了支持乌克兰加强当地自治的途径。U领导促进乌克兰透明，负责和多层次的管理，这对公民的需求做出了响应并扩大了社区。</text:p>
      <text:p text:style-name="P4">
<text:span text:style-name="T5">
foto：与欧洲的U领导计划</text:span>
</text:p>
      <text:p text:style-name="P4">
News Source: <text:a xlink:type="simple" xlink:href="https://www.ukrinform.ua/rubric-vidbudova/3707327-evrokomisia-cerez-programu-ulead-organizue-v-ukraini-testovi-pilotni-proekti-z-vidnovlenna-skil.html" text:style-name="Internet_20_link" text:visited-style-name="Visited_20_Internet_20_Link">
https://www.ukrinform.ua/rubric-vidbudova/3707327-evrokomisia-cerez-programu-ulead-organizue-v-ukraini-testovi-pilotni-proekti-z-vidnovlenna-skil.html</text:a>
</text:p>
      <!--NEWS-->
      <text:h text:style-name="P10" text:outline-level="1">
<text:span text:style-name="T4">
奥梅尔丘克（Omelchuk）在运动射击的警察阶段赢得了“银”</text:span>
</text:h>
      <text:p text:style-name="P4">
作者: Ukrinform (Person)</text:p>
      <text:p text:style-name="P4">
出版商: Укринформ (Organization)</text:p>
      <text:p text:style-name="P4">
出版时间: 2023-05-10T16:11:00+03:00</text:p>
      <text:p text:style-name="P4">
修改时间: 2023-05-10T16:11:00+03:00</text:p>
      <text:p text:style-name="P4">
描述: 对于乌克兰来说，这是现阶段的第一个奖项。  - 乌克林。</text:p>
      <text:p text:style-name="P4">
图片: ["<text:a xlink:type="simple" xlink:href="https://static.ukrinform.com/photos/2023_05/thumb_files/630_360_1683724129-880.jpg" text:style-name="Internet_20_link" text:visited-style-name="Visited_20_Internet_20_Link">
630_360_16837...</text:a>
"]</text:p>
      <text:p text:style-name="P4">
标签: ['Кульова стрільба']</text:p>
      <text:p text:style-name="P4">
类型: Article</text:p>
      <!--METADATA-->
      <text:p text:style-name="P4">
<draw:frame draw:style-name="fr1" draw:name="Image91" text:anchor-type="as-char" svg:width="6.9236in" svg:height="3.956343in" draw:z-index="0">
<draw:image xlink:href="../Images/yкринформ/2023-05-10T16-11-00-03-00/630_360_1683724129-880.jpg" xlink:type="simple" xlink:show="embed" xlink:actuate="onLoad" draw:mime-type="image/jpeg"/>
</draw:frame>
对于乌克兰来说，这是现阶段的第一个奖项。</text:p>
      <text:p text:style-name="P4">
乌克林福姆报道，乌克兰的乌克兰奥莱格·奥梅尔丘克(Oleg Omelchuk)在乌克林福姆(Ukrinform)举行的Zaporpistic射击世界杯上获得了银奖。</text:p>
      <text:p text:style-name="P4">
乌克兰人成为气动枪中的第二名，距离为10米。</text:p>
      <text:p text:style-name="P4">
他以第四名的资格获得了决赛。</text:p>
      <text:p text:style-name="P4">
在首发比赛中进行了两个系列之后，乌克兰人在中级水库中占领了领导-102分。 只有在第八系列中，俄亥俄州才领先于伊朗的普尔克霍斯尼尼拉夫梅兹。</text:p>
      <text:p text:style-name="P4">
对于乌克兰来说，这是现阶段的第一个奖项。 对于俄亥俄州 - 他的职业生涯中的第七个“银”。</text:p>
      <text:p text:style-name="P4">
明天，5月11日，Oleg Omelchuk将与奥林匹克冠军Kostevich配对10米。</text:p>
      <text:p text:style-name="P4">
<text:span text:style-name="T4">
另请阅读：</text:span>
 <text:a xlink:type="simple" xlink:href="https://www.ukrinform.ua/rubric-sports/3706850-zbirna-ukraini-z-kulovoi-strilbi-rozpocinae-vistup-na-etapi-kubka-svitu-v-baku.html" text:style-name="Internet_20_link" text:visited-style-name="Visited_20_Internet_20_Link">
<text:span text:style-name="T4">
 baku </text:span>
</text:a>
根据乌克林福姆的说法，巴库的世界杯舞台将于5月14日结束。</text:p>
      <text:p text:style-name="P4">
照片：noc-ukr.org</text:p>
      <text:p text:style-name="P4">
News Source: <text:a xlink:type="simple" xlink:href="https://www.ukrinform.ua/rubric-sports/3707328-omelcuk-zdobuv-sriblo-na-etapi-ks-zi-strilbi.html" text:style-name="Internet_20_link" text:visited-style-name="Visited_20_Internet_20_Link">
https://www.ukrinform.ua/rubric-sports/3707328-omelcuk-zdobuv-sriblo-na-etapi-ks-zi-strilbi.html</text:a>
</text:p>
      <!--NEWS-->
      <text:h text:style-name="P10" text:outline-level="1">
<text:span text:style-name="T4">
Cherkasy的未成年人的强奸：可疑的警察被拘留</text:span>
</text:h>
      <text:p text:style-name="P4">
作者: Ukrinform (Person)</text:p>
      <text:p text:style-name="P4">
出版商: Укринформ (Organization)</text:p>
      <text:p text:style-name="P4">
出版时间: 2023-05-10T16:13:52+03:00</text:p>
      <text:p text:style-name="P4">
修改时间: 2023-05-10T16:13:52+03:00</text:p>
      <text:p text:style-name="P4">
描述: 三名涉嫌强奸的前警察报告了怀疑和限制措施。  - 乌克林。</text:p>
      <text:p text:style-name="P4">
图片: ["<text:a xlink:type="simple" xlink:href="https://static.ukrinform.com/photos/2018_04/thumb_files/630_360_1522752917-3280.jpg" text:style-name="Internet_20_link" text:visited-style-name="Visited_20_Internet_20_Link">
630_360_15227...</text:a>
"]</text:p>
      <text:p text:style-name="P4">
标签: ['Підозра', 'Поліція', 'Суд', 'Черкаси', 'Сексуальне насильство']</text:p>
      <text:p text:style-name="P4">
类型: Article</text:p>
      <!--METADATA-->
      <text:p text:style-name="P4">
<draw:frame draw:style-name="fr1" draw:name="Image92" text:anchor-type="as-char" svg:width="6.9236in" svg:height="3.956343in" draw:z-index="0">
<draw:image xlink:href="../Images/yкринформ/2023-05-10T16-13-52-03-00/630_360_1522752917-3280.jpg" xlink:type="simple" xlink:show="embed" xlink:actuate="onLoad" draw:mime-type="image/jpeg"/>
</draw:frame>
涉嫌强奸的三名明星警察报告了怀疑和限制措施。</text:p>
      <text:p text:style-name="P4">
关于它报告了[]的Cherkasy地区检察官办公室(http://www.facebook.com/photo/?fbid=634192652068368&amp;set=a.296944625793174)，报道乌克林福姆。</text:p>
      <text:p text:style-name="P4">
“ Cherkasy地区检察官办公室被告知三名男子强奸未成年人(艺术的第3部分。 乌克兰刑法152).</text:p>
      <text:p text:style-name="P4">
Стороною обвинувачення до суду скеровано клопотання про обрання зловмисникамзапобіжного заходу у вигляді тримання під вартою. Однак ухвалою суду08.05.2023 усім трьом підозрюваним обрано запобіжний захід – цілодобовийдомашній арешт", - йдеться в повідомленні.</text:p>
      <text:p text:style-name="P4">
<text:span text:style-name="T4">
Читайте також:</text:span>
 <text:a xlink:type="simple" xlink:href="https://www.ukrinform.ua/rubric-regions/3688585-zgvaltuvanna-14ricnoi-divcini-na-zakarpatti-prokuratura-oskarzila-virok-sudu.html" text:style-name="Internet_20_link" text:visited-style-name="Visited_20_Internet_20_Link">
 <text:span text:style-name="T4">
Зґвалтування</text:span>
 </text:a>
正如指出的那样，检察官正在对这些法院进行上诉。</text:p>
      <text:p text:style-name="P4">
根据调查，5月6日，三名男子，其中两个是犯罪时的雇员(https://www.ukrinform.ua/tag-policia)，在联合休息期间，他们在未经她的自愿同意的情况下对一个17岁女孩采取了性行为。</text:p>
      <text:p text:style-name="P4">
《乌克兰刑法》条款的制裁规定，以7至12年的期限以“无意志”的形式进行惩罚。</text:p>
      <text:p text:style-name="P4">
<text:span text:style-name="T4">
另请阅读：</text:span>
 <text:a xlink:type="simple" xlink:href="https://www.ukrinform.ua/rubric-regions/3697888-na-kiivsini-suditimut-matir-ta-ii-spivmeskanca-za-seksualne-nasilstvo-nad-troma-ditmi.html" text:style-name="Internet_20_link" text:visited-style-name="Visited_20_Internet_20_Link">
</text:a>
正如乌克林福姆报道的，5月8日，州调查局的雇员<text:a xlink:type="simple" xlink:href="https://www.ukrinform.ua/rubric-regions/3706388-dvoh-cerkaskih-pravoohoronciv-pidozruut-u-zgvaltuvanni-17ricnoi-divcini.html" text:style-name="Internet_20_link" text:visited-style-name="Visited_20_Internet_20_Link">
</text:a>
在小组组成一个17岁女孩的小组中，两个执法人员及其同伙。</text:p>
      <text:p text:style-name="P4">
News Source: <text:a xlink:type="simple" xlink:href="https://www.ukrinform.ua/rubric-regions/3707329-zgvaltuvanna-nepovnolitnoi-u-cerkasah-pidozruvanih-policejskih-vzali-pid-vartu.html" text:style-name="Internet_20_link" text:visited-style-name="Visited_20_Internet_20_Link">
https://www.ukrinform.ua/rubric-regions/3707329-zgvaltuvanna-nepovnolitnoi-u-cerkasah-pidozruvanih-policejskih-vzali-pid-vartu.html</text:a>
</text:p>
      <!--NEWS-->
      <text:h text:style-name="P10" text:outline-level="1">
<text:span text:style-name="T4">
特拉维夫从加沙行业的火箭射击下</text:span>
</text:h>
      <text:p text:style-name="P4">
作者: Ukrinform (Person)</text:p>
      <text:p text:style-name="P4">
出版商: Укринформ (Organization)</text:p>
      <text:p text:style-name="P4">
出版时间: 2023-05-10T16:14:00+03:00</text:p>
      <text:p text:style-name="P4">
修改时间: 2023-05-10T16:14:00+03:00</text:p>
      <text:p text:style-name="P4">
描述: 在特拉维夫地区的以色列，警报器被警告火箭袭击。  - 乌克林。</text:p>
      <text:p text:style-name="P4">
图片: ["<text:a xlink:type="simple" xlink:href="https://static.ukrinform.com/photos/2016_09/thumb_files/630_360_1473072692-4738.jpg" text:style-name="Internet_20_link" text:visited-style-name="Visited_20_Internet_20_Link">
630_360_14730...</text:a>
"]</text:p>
      <text:p text:style-name="P4">
标签: ['Ізраїль', 'Обстріл', 'Ракета', 'Сектор Гази']</text:p>
      <text:p text:style-name="P4">
类型: Article</text:p>
      <!--METADATA-->
      <text:p text:style-name="P4">
<draw:frame draw:style-name="fr1" draw:name="Image93" text:anchor-type="as-char" svg:width="6.9236in" svg:height="3.956343in" draw:z-index="0">
<draw:image xlink:href="../Images/yкринформ/2023-05-10T16-14-00-03-00/630_360_1473072692-4738.jpg" xlink:type="simple" xlink:show="embed" xlink:actuate="onLoad" draw:mime-type="image/jpeg"/>
</draw:frame>
在以色列，特拉维夫是火箭袭击的警告。</text:p>
      <text:p text:style-name="P4">
正如乌克林福姆报道的那样，它报告了<text:a xlink:type="simple" xlink:href="https://www.timesofisrael.com/liveblog-may-10-2023/" text:style-name="Internet_20_link" text:visited-style-name="Visited_20_Internet_20_Link">
</text:a>
。</text:p>
      <text:p text:style-name="P4">
空气焦虑已经通过火箭[]打开(https://www.ukrinform.ua/tag-obstril)来自加沙行业。</text:p>
      <text:p text:style-name="P4">
自从军方被卖出伊斯兰圣战组织的物体后，第一枚火箭被释放。</text:p>
      <text:p text:style-name="P4">
在本·古里昂(Ben-Gurion)的特拉维夫火箭射击期间，本古里安(Ben-Gurion)暂停了。</text:p>
      <text:p text:style-name="P4">
南伊兹拉尔(South Izrael)的斯德奥罗特(Sdeorot)市的房屋周围有一枚火箭直接击中。 没有人受伤。</text:p>
      <text:p text:style-name="P4">
<text:span text:style-name="T4">
另请阅读：</text:span>
 <text:a xlink:type="simple" xlink:href="https://www.ukrinform.ua/rubric-world/3705040-izrail-zaarestuvav-rahunki-binance-aki-povazani-z-islamskou-derzavou-i-hamas.html" text:style-name="Internet_20_link" text:visited-style-name="Visited_20_Internet_20_Link">
</text:a>
两名受害者被带到阿什克隆医院，他们在火箭发射器期间试图到达庇护所。</text:p>
      <text:p text:style-name="P4">
据报道，至少有12名巴勒斯坦人，包括伊斯兰圣战的三名指挥官<text:a xlink:type="simple" xlink:href="https://www.ukrinform.ua/rubric-world/3706635-izrail-znisiv-kilkoh-komandiriv-islamskogo-dzihadu-v-gazi.html" text:style-name="Internet_20_link" text:visited-style-name="Visited_20_Internet_20_Link">
</text:a>
.</text:p>
      <text:p text:style-name="P4">
News Source: <text:a xlink:type="simple" xlink:href="https://www.ukrinform.ua/rubric-world/3707330-telaviv-potrapiv-pid-raketnij-obstril-iz-sektora-gazi.html" text:style-name="Internet_20_link" text:visited-style-name="Visited_20_Internet_20_Link">
https://www.ukrinform.ua/rubric-world/3707330-telaviv-potrapiv-pid-raketnij-obstril-iz-sektora-gazi.html</text:a>
</text:p>
      <!--NEWS-->
      <text:h text:style-name="P10" text:outline-level="1">
<text:span text:style-name="T4">
卫生部被告知乌克兰的库维德水平-1230万</text:span>
</text:h>
      <text:p text:style-name="P4">
作者: Ukrinform (Person)</text:p>
      <text:p text:style-name="P4">
出版商: Укринформ (Organization)</text:p>
      <text:p text:style-name="P4">
出版时间: 2023-05-10T16:18:38+03:00</text:p>
      <text:p text:style-name="P4">
修改时间: 2023-05-10T16:18:38+03:00</text:p>
      <text:p text:style-name="P4">
描述: 乌克兰对Covid-19的覆盖水平低于70％。  - 乌克林。</text:p>
      <text:p text:style-name="P4">
图片: ["<text:a xlink:type="simple" xlink:href="https://static.ukrinform.com/photos/2021_11/thumb_files/630_360_1636469305-267.jpg" text:style-name="Internet_20_link" text:visited-style-name="Visited_20_Internet_20_Link">
630_360_16364...</text:a>
"]</text:p>
      <text:p text:style-name="P4">
标签: ['МОЗ', 'Вакцинація', 'Коронавірус']</text:p>
      <text:p text:style-name="P4">
类型: Article</text:p>
      <!--METADATA-->
      <text:p text:style-name="P4">
<draw:frame draw:style-name="fr1" draw:name="Image94" text:anchor-type="as-char" svg:width="6.9236in" svg:height="3.956343in" draw:z-index="0">
<draw:image xlink:href="../Images/yкринформ/2023-05-10T16-18-38-03-00/630_360_1636469305-267.jpg" xlink:type="simple" xlink:show="embed" xlink:actuate="onLoad" draw:mime-type="image/jpeg"/>
</draw:frame>
乌克兰对Covid-19的疫苗接种水平低于70％。</text:p>
      <text:p text:style-name="P4">
据报道<text:a xlink:type="simple" xlink:href="https://moz.gov.ua/article/news/potribno-prodovzhuvati-schepljuvatisja-proti-covid%e2%80%9319-%e2%80%93-igor-kuzin" text:style-name="Internet_20_link" text:visited-style-name="Visited_20_Internet_20_Link">
</text:a>
，报道乌克林福姆。</text:p>
      <text:p text:style-name="P4">
“在乌克兰，疫苗接种覆盖范围低于总人口的70％，在60岁以上的人中，艾列达(Ileda)达到30％ - 没有人能幸免于难。 截至4月23日，超过1,230万人没有获得第一个助推器，也就是说，他们没有得到全部保护。 <text:a xlink:type="simple" xlink:href="https://www.ukrinform.ua/tag-koronavirus" text:style-name="Internet_20_link" text:visited-style-name="Visited_20_Internet_20_Link">
</text:a>
它继续流传，在秋天，我们将看到下一个季节性发病率，因此我建议每个人都有成人保护。</text:p>
      <text:p text:style-name="P4">
根据卫生部的说法，从疫苗接种运动开始时，在乌克兰进行了35 432876针对Covid-19的疫苗接种。 在上周-23 403。</text:p>
      <text:p text:style-name="P4">
<text:span text:style-name="T4">
另请阅读：</text:span>
 <text:a xlink:type="simple" xlink:href="https://www.ukrinform.ua/rubric-society/3706389-moz-rozgladae-mozlivist-skasuvanna-koronavirusnih-obmezen-v-ukraini.html" text:style-name="Internet_20_link" text:visited-style-name="Visited_20_Internet_20_Link">
</text:a>
截至5月初，收到的第一个助推器剂量-3 192 442人，第二个助推器剂量-312 424人。</text:p>
      <text:p text:style-name="P4">
正如乌克林福姆(Ukrinform)报道的那样，该人向乌克兰提出了针对Covid-19的全球疫苗接种建议。 特别是，建议每6-12个月的风险群体和每年关键的基础设施工人进行一次COVID-19疫苗接种。</text:p>
      <text:p text:style-name="P4">
News Source: <text:a xlink:type="simple" xlink:href="https://www.ukrinform.ua/rubric-society/3707331-u-moz-rozpovili-pro-riven-covidseplenna-v-ukraini-123-miljona-dosi-bez-persogo-bustera.html" text:style-name="Internet_20_link" text:visited-style-name="Visited_20_Internet_20_Link">
https://www.ukrinform.ua/rubric-society/3707331-u-moz-rozpovili-pro-riven-covidseplenna-v-ukraini-123-miljona-dosi-bez-persogo-bustera.html</text:a>
</text:p>
      <!--NEWS-->
      <text:h text:style-name="P10" text:outline-level="1">
<text:span text:style-name="T4">
在里文（Rivne）地区</text:span>
</text:h>
      <text:p text:style-name="P4">
作者: Ukrinform (Person)</text:p>
      <text:p text:style-name="P4">
出版商: Укринформ (Organization)</text:p>
      <text:p text:style-name="P4">
出版时间: 2023-05-10T16:18:45+03:00</text:p>
      <text:p text:style-name="P4">
修改时间: 2023-05-10T16:18:45+03:00</text:p>
      <text:p text:style-name="P4">
描述: 在里文（Rivne）地区的北部，在边境地带上炸毁了一条拖拉机，导致一个人丧生，另一人受伤。  - 乌克林。</text:p>
      <text:p text:style-name="P4">
图片: ["<text:a xlink:type="simple" xlink:href="https://static.ukrinform.com/photos/2023_05/thumb_files/630_360_1683724621-138.jpg" text:style-name="Internet_20_link" text:visited-style-name="Visited_20_Internet_20_Link">
630_360_16837...</text:a>
", "<text:a xlink:type="simple" xlink:href="https://static.ukrinform.com/photos/2023_05/1683724621-636.jpg" text:style-name="Internet_20_link" text:visited-style-name="Visited_20_Internet_20_Link">
1683724621-63...</text:a>
"]</text:p>
      <text:p text:style-name="P4">
标签: ['Міна', 'Поранені', 'Рівненщина', 'Загибель', 'Трактор']</text:p>
      <text:p text:style-name="P4">
类型: Article</text:p>
      <!--METADATA-->
      <text:p text:style-name="P4">
<draw:frame draw:style-name="fr1" draw:name="Image95" text:anchor-type="as-char" svg:width="6.9236in" svg:height="3.956343in" draw:z-index="0">
<draw:image xlink:href="../Images/yкринформ/2023-05-10T16-18-45-03-00/630_360_1683724621-138.jpg" xlink:type="simple" xlink:show="embed" xlink:actuate="onLoad" draw:mime-type="image/jpeg"/>
</draw:frame>
在南部地区，由于一个人死亡，另一人受伤，在边境地带上炸毁了一条拖拉机。</text:p>
      <text:p text:style-name="P4">
这是在[]中报道的(http://t.me/vitalykoval8/11384)据报道，乌克林福姆(Rivneov Vitaliy Koval)负责人。</text:p>
      <text:p text:style-name="P4">
<draw:frame draw:style-name="fr1" draw:name="Image96" text:anchor-type="as-char" svg:width="6.9236in" svg:height="5.1927in" draw:z-index="0">
<draw:image xlink:href="../Images/yкринформ/2023-05-10T16-18-45-03-00/1683724621-636.jpg" xlink:type="simple" xlink:show="embed" xlink:actuate="onLoad" draw:mime-type="image/jpeg"/>
</draw:frame>
Thekolage说：“今天，在该地区的北部，一条拖拉机在边界车道被炸毁了……不幸的是 - 一个人被杀，另一人受伤。”</text:p>
      <text:p text:style-name="P4">
按照他的说法， <text:a xlink:type="simple" xlink:href="https://www.ukrinform.ua/tag-vibuh" text:style-name="Internet_20_link" text:visited-style-name="Visited_20_Internet_20_Link">
</text:a>
发生在杜布罗维特地区的领土社区。 拖拉机驱车前往田野，忽略了标记标志的痕迹和关于替换领土的围栏。</text:p>
      <text:p text:style-name="P4">
各自的服务目前已到位。</text:p>
      <text:p text:style-name="P4">
<text:span text:style-name="T4">
另请阅读：</text:span>
 <text:a xlink:type="simple" xlink:href="https://www.ukrinform.ua/rubric-regions/3705577-na-kiivsini-traktorist-pidirvavsa-na-protitankovij-mini.html" text:style-name="Internet_20_link" text:visited-style-name="Visited_20_Internet_20_Link">
<text:span text:style-name="T4">
排除</text:span>
</text:a>
作为 <text:a xlink:type="simple" xlink:href="https://www.ukrinform.ua/rubric-regions/3697357-na-hersonsini-traktorist-pidirvavsa-na-mini.html" text:style-name="Internet_20_link" text:visited-style-name="Visited_20_Internet_20_Link">
 </text:a>
乌克林福姆(Ukrinform)，在Trifonivka村庄，Tabozensk Kherson地区的村庄中，拖拉机司机遇到了一个俄罗斯矿山并接了一个人。</text:p>
      <text:p text:style-name="P4">
News Source: <text:a xlink:type="simple" xlink:href="https://www.ukrinform.ua/rubric-regions/3707332-na-rivnensini-na-mini-pidirvavsa-traktor-e-zagiblij-ta-poranenij.html" text:style-name="Internet_20_link" text:visited-style-name="Visited_20_Internet_20_Link">
https://www.ukrinform.ua/rubric-regions/3707332-na-rivnensini-na-mini-pidirvavsa-traktor-e-zagiblij-ta-poranenij.html</text:a>
</text:p>
      <!--NEWS-->
      <text:h text:style-name="P10" text:outline-level="1">
<text:span text:style-name="T4">
在俄罗斯，有限数量的“匕首”和“口径” -Yusov</text:span>
</text:h>
      <text:p text:style-name="P4">
作者: Ukrinform (Person)</text:p>
      <text:p text:style-name="P4">
出版商: Укринформ (Organization)</text:p>
      <text:p text:style-name="P4">
出版时间: 2023-05-10T16:26:00+03:00</text:p>
      <text:p text:style-name="P4">
修改时间: 2023-05-10T16:26:00+03:00</text:p>
      <text:p text:style-name="P4">
描述: 俄罗斯的“匕首”和“口径”火箭的库存处于关键水平。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акета', 'Розвідка', 'Зброя', 'Війна з росією', 'Єдині новини']</text:p>
      <text:p text:style-name="P4">
类型: Article</text:p>
      <!--METADATA-->
      <text:p text:style-name="P4">
<draw:frame draw:style-name="fr1" draw:name="Image97" text:anchor-type="as-char" svg:width="6.9236in" svg:height="3.956343in" draw:z-index="0">
<draw:image xlink:href="../Images/yкринформ/2023-05-10T16-26-00-03-00/630_360_1674657236-888.jpg" xlink:type="simple" xlink:show="embed" xlink:actuate="onLoad" draw:mime-type="image/jpeg"/>
</draw:frame>
俄罗斯的蜡和口径储备处于关键水平。</text:p>
      <text:p text:style-name="P4">
乌克林福姆报道，这是关于国防部安德里·尤索夫(Andriy Yusov)主要局代表对“统一新闻”的广播报道的。</text:p>
      <text:p text:style-name="P4">
“当然 <text:a xlink:type="simple" xlink:href="https://www.ukrinform.ua/tag-raketa" text:style-name="Internet_20_link" text:visited-style-name="Visited_20_Internet_20_Link">
</text:a>
他说，武器，尤其是权衡边境领土的C -300，具有大量的武器，并且具有较高的“匕首”和“卡利盘”的武器处于临界水平。”</text:p>
      <text:p text:style-name="P4">
尤索夫认为，由于俄罗斯的制裁，没有可能快速生产帆船武器，但是“某些生产是”。</text:p>
      <text:p text:style-name="P4">
“我们可以每月谈论数十枚导弹。 即使他们会停下来(在炮击中 -  ed。)几个月来，他们仍然无法掩盖乌克兰战争所花费的东西，而乌克兰却毫不动摇。 GUR发言人说：“已经积累了多年的火箭发射器。”</text:p>
      <text:p text:style-name="P4">
<text:span text:style-name="T4">
另请阅读：</text:span>
 <text:a xlink:type="simple" xlink:href="https://www.ukrinform.ua/rubric-ato/3707061-pentagon-pidtverdiv-so-sistema-patriot-v-ukraini-zbila-rosijskij-kindzal.html" text:style-name="Internet_20_link" text:visited-style-name="Visited_20_Internet_20_Link">
</text:a>
如报道<text:a xlink:type="simple" xlink:href="https://www.ukrinform.ua/rubric-ato/3707209-u-cornomu-mori-rosia-trimae-17-korabliv-sered-nih-tri-z-kalibrami.html" text:style-name="Internet_20_link" text:visited-style-name="Visited_20_Internet_20_Link">
</text:a>
，在黑海，俄罗斯联邦拥有17艘船，其中包括高达24枚火箭弹的口径火箭的三脚架。</text:p>
      <text:p text:style-name="P4">
News Source: <text:a xlink:type="simple" xlink:href="https://www.ukrinform.ua/rubric-ato/3707335-u-rosii-zalisilasa-obmezena-kilkist-kindzaliv-i-kalibriv-usov.html" text:style-name="Internet_20_link" text:visited-style-name="Visited_20_Internet_20_Link">
https://www.ukrinform.ua/rubric-ato/3707335-u-rosii-zalisilasa-obmezena-kilkist-kindzaliv-i-kalibriv-usov.html</text:a>
</text:p>
      <!--NEWS-->
      <text:h text:style-name="P10" text:outline-level="1">
<text:span text:style-name="T4">
赫森的长长小时：寻找武器schron并拘留了两名消防员</text:span>
</text:h>
      <text:p text:style-name="P4">
作者: Ukrinform (Person)</text:p>
      <text:p text:style-name="P4">
出版商: Укринформ (Organization)</text:p>
      <text:p text:style-name="P4">
出版时间: 2023-05-10T16:29:50+03:00</text:p>
      <text:p text:style-name="P4">
修改时间: 2023-05-10T16:29:50+03:00</text:p>
      <text:p text:style-name="P4">
描述: 在5月5日凌晨5月5日凌晨6点在赫尔森持续的宵禁期间，霍森拘留了两次敌人大火的纠正措施。  - 乌克林。</text:p>
      <text:p text:style-name="P4">
图片: ["<text:a xlink:type="simple" xlink:href="https://static.ukrinform.com/photos/2023_05/thumb_files/630_360_1683129867-638.jpg" text:style-name="Internet_20_link" text:visited-style-name="Visited_20_Internet_20_Link">
630_360_16831...</text:a>
"]</text:p>
      <text:p text:style-name="P4">
标签: ['Херсон', 'Комендантська година']</text:p>
      <text:p text:style-name="P4">
类型: Article</text:p>
      <!--METADATA-->
      <text:p text:style-name="P4">
<draw:frame draw:style-name="fr1" draw:name="Image98" text:anchor-type="as-char" svg:width="6.9236in" svg:height="3.956343in" draw:z-index="0">
<draw:image xlink:href="../Images/yкринформ/2023-05-10T16-29-50-03-00/630_360_1683129867-638.jpg" xlink:type="simple" xlink:show="embed" xlink:actuate="onLoad" draw:mime-type="image/jpeg"/>
</draw:frame>
一个喜剧的小时，5月5日至6小时，持续了赫尔森(Kherson)，5月8日，在赫森(Kherson)拘留了两次敌人大火的纠正措施。</text:p>
      <text:p text:style-name="P4">
正如乌克林福姆报道的那样，关于<text:a xlink:type="simple" xlink:href="https://www.facebook.com/khoda.gov.ua/posts/pfbid0qbyFfwfEr3ZJJeKLKheR4ePLv7a2MVhydnxWBwQSStupBqGxAUyFZ47WKi2GzAHql" text:style-name="Internet_20_link" text:visited-style-name="Visited_20_Internet_20_Link">
</text:a>
赫尔森地区军事管理局负责人亚历山大·普罗普丁(Alexander Propkudin)报道说，自5月5日以来，赫尔森(Kherson)采取了矛盾的措施。</text:p>
      <text:p text:style-name="P4">
“最重要的是，执法人员拘留了两种敌对炮火的纠正措施，”普普辛说。</text:p>
      <text:p text:style-name="P4">
通常，在反恐怖措施的框架内，注册了九个犯罪诉讼，武器和弹药被拘留在非法流通中，两名在[]中被拘留了(https://www.ukrinform.ua/tag-rozsuk).</text:p>
      <text:p text:style-name="P4">
Також, за словами начальника ОВА, загалом за час проведення заходів перевіреніпонад 20 тисяч громадян, 355 транспортних засобів та 28 плавзасобів. Виявили253 порушників комендантської години, а також вилучили чотири мобільнітелефони, які обліковувалися викраденими.</text:p>
      <text:p text:style-name="P4">
<text:span text:style-name="T4">
Читайте також:</text:span>
 <text:a xlink:type="simple" xlink:href="https://www.ukrinform.ua/rubric-regions/3705179-u-hersoni-ogolosili-pidozru-inspektoru-kolonii-akij-utrimuvav-za-gratami-patriotiv-ukraini.html" text:style-name="Internet_20_link" text:visited-style-name="Visited_20_Internet_20_Link">
 <text:span text:style-name="T4">
Херсоні</text:span>
 </text:a>
此外，根据OVA的负责人的说法，自动武器，手枪，手榴弹，TNTSchivs在墓地被移走。</text:p>
      <text:p text:style-name="P4">
普罗库丁说，在措施中，对刑事诉讼进行了四次搜索，这些诉讼是在公民参与合作活动中发起的。 在这些搜索过程中，发现并抓住了俄罗斯联邦，圣乔治的武器，武器，文件，尤其是占领警察雇员的清单。对于家庭，儿童和青少年。</text:p>
      <text:p text:style-name="P4">
普罗库丁感谢赫尔森的理解和促进执法机构。</text:p>
      <text:p text:style-name="P4">
<text:span text:style-name="T4">
另请阅读：</text:span>
 <text:a xlink:type="simple" xlink:href="https://www.ukrinform.ua/rubric-regions/3707291-rosiani-stvorili-na-hersonsini-grupu-karateliv-aki-vikradali-i-katuvali-ludej-sbu.html" text:style-name="Internet_20_link" text:visited-style-name="Visited_20_Internet_20_Link">
<text:span text:style-name="T4">
 kherson地区</text:span>
</text:a>
正如乌克林福姆(Ukrinform)报道的那样，从5月20日(5月5日)开始，推荐的小时开始，持续到5月8日上午6点。 在这58个小时内，禁止搬到街上，这座城市被停下来进入和出发。</text:p>
      <text:p text:style-name="P4">
News Source: <text:a xlink:type="simple" xlink:href="https://www.ukrinform.ua/rubric-regions/3707337-dovga-komendantska-godina-u-hersoni-viavili-shron-zbroi-ta-zatrimali-dvoh-koriguvalnikiv-vognu.html" text:style-name="Internet_20_link" text:visited-style-name="Visited_20_Internet_20_Link">
https://www.ukrinform.ua/rubric-regions/3707337-dovga-komendantska-godina-u-hersoni-viavili-shron-zbroi-ta-zatrimali-dvoh-koriguvalnikiv-vognu.html</text:a>
</text:p>
      <!--NEWS-->
      <text:h text:style-name="P10" text:outline-level="1">
<text:span text:style-name="T4">
乌克兰声的一系列身临其境音乐会在加拿大举行</text:span>
</text:h>
      <text:p text:style-name="P4">
作者: Ukrinform (Person)</text:p>
      <text:p text:style-name="P4">
出版商: Укринформ (Organization)</text:p>
      <text:p text:style-name="P4">
出版时间: 2023-05-10T16:35:00+03:00</text:p>
      <text:p text:style-name="P4">
修改时间: 2023-05-10T16:35:00+03:00</text:p>
      <text:p text:style-name="P4">
描述: 在加拿大，发生了一系列乌克兰之声的身临其境的音乐会。  - 乌克林。</text:p>
      <text:p text:style-name="P4">
图片: ["<text:a xlink:type="simple" xlink:href="https://static.ukrinform.com/photos/2023_05/thumb_files/630_360_1683725074-876.jpg" text:style-name="Internet_20_link" text:visited-style-name="Visited_20_Internet_20_Link">
630_360_16837...</text:a>
", "<text:a xlink:type="simple" xlink:href="https://static.ukrinform.com/photos/2023_05/1683725074-721.jpeg" text:style-name="Internet_20_link" text:visited-style-name="Visited_20_Internet_20_Link">
1683725074-72...</text:a>
", "<text:a xlink:type="simple" xlink:href="https://static.ukrinform.com/photos/2023_05/1683725074-853.jpg" text:style-name="Internet_20_link" text:visited-style-name="Visited_20_Internet_20_Link">
1683725074-85...</text:a>
", "<text:a xlink:type="simple" xlink:href="https://static.ukrinform.com/photos/2023_05/1683725074-876.jpg" text:style-name="Internet_20_link" text:visited-style-name="Visited_20_Internet_20_Link">
1683725074-87...</text:a>
"]</text:p>
      <text:p text:style-name="P4">
标签: ['Інновації', 'Канада', 'Концерт', 'Музика', 'Україна', 'МКІП ']</text:p>
      <text:p text:style-name="P4">
类型: Article</text:p>
      <!--METADATA-->
      <text:p text:style-name="P4">
<draw:frame draw:style-name="fr1" draw:name="Image99" text:anchor-type="as-char" svg:width="6.9236in" svg:height="3.956343in" draw:z-index="0">
<draw:image xlink:href="../Images/yкринформ/2023-05-10T16-35-00-03-00/630_360_1683725074-876.jpg" xlink:type="simple" xlink:show="embed" xlink:actuate="onLoad" draw:mime-type="image/jpeg"/>
</draw:frame>
乌克兰声音的加拿大一系列身临其境的音乐会。</text:p>
      <text:p text:style-name="P4">
根据乌克林福姆的说法，文化和信息政策部乌克兰在[]中报告(https://t.me/mkipu/5983?fbclid=IwAR1avEeOmqeRKl4_s0NGswJ1eAfE09ezEfP2Ifbnd9ODPID25aLKY0yzpp0).</text:p>
      <text:p text:style-name="P4">
<draw:frame draw:style-name="fr1" draw:name="Image100" text:anchor-type="as-char" svg:width="6.9236in" svg:height="4.564447in" draw:z-index="0">
<draw:image xlink:href="../Images/yкринформ/2023-05-10T16-35-00-03-00/1683725074-721.jpeg" xlink:type="simple" xlink:show="embed" xlink:actuate="onLoad" draw:mime-type="image/jpeg"/>
</draw:frame>
“沉浸式<text:a xlink:type="simple" xlink:href="https://www.ukrinform.ua/tag-koncert" text:style-name="Internet_20_link" text:visited-style-name="Visited_20_Internet_20_Link">
</text:a>
乌克兰的声音首次通过 - 这是视听文化产业中的一种创新，将活着的作家钢琴音乐与沉浸式内容结合在一起。”证词写道。</text:p>
      <text:p text:style-name="P4">
<draw:frame draw:style-name="fr1" draw:name="Image101" text:anchor-type="as-char" svg:width="6.9236in" svg:height="3.63489in" draw:z-index="0">
<draw:image xlink:href="../Images/yкринформ/2023-05-10T16-35-00-03-00/1683725074-853.jpg" xlink:type="simple" xlink:show="embed" xlink:actuate="onLoad" draw:mime-type="image/jpeg"/>
</draw:frame>
在乌克兰文化和信息政策部的支持下，展示音乐会，布洛尔西村多伦多乌克兰音乐节，乌托罗伦托，安大略省在灯塔艺术空间画廊和温纳，曼尼托巴省的灯 - Lighthouse Artspace画廊。</text:p>
      <text:p text:style-name="P4">
<draw:frame draw:style-name="fr1" draw:name="Image102" text:anchor-type="as-char" svg:width="6.9236in" svg:height="2.718154in" draw:z-index="0">
<draw:image xlink:href="../Images/yкринформ/2023-05-10T16-35-00-03-00/1683725074-876.jpg" xlink:type="simple" xlink:show="embed" xlink:actuate="onLoad" draw:mime-type="image/jpeg"/>
</draw:frame>
Mkip指出，演唱会结束后，在慈善拍卖会上建造了旗帜和战斗营。 在拍卖的帮助下，有可能筹集1万UAH，以供第一届剧院基金和欧米茄特种部队的当地计划。</text:p>
      <text:p text:style-name="P4">
<text:span text:style-name="T4">
另请阅读：</text:span>
 <text:a xlink:type="simple" xlink:href="https://www.ukrinform.ua/rubric-diaspora/3705787-u-vidni-vidbuvsa-blagodijnij-vulicnij-festival-na-pidtrimku-ukraini.html" text:style-name="Internet_20_link" text:visited-style-name="Visited_20_Internet_20_Link">
</text:a>
乌克兰声音的沉浸式音乐会是第一届慈善剧院基金会和科斯蒂克制作公司Kanad-Ikrainian合作伙伴关系的长期工作的结果。</text:p>
      <text:p text:style-name="P4">
正如乌克林福姆报道的，在5月18日的戛纳电影节上<text:a xlink:type="simple" xlink:href="https://www.ukrinform.ua/rubric-culture/3705677-u-kannah-pokazut-3dkinematograficnu-vistavku-pro-zahoplenna-rosianami-kiivsini.html" text:style-name="Internet_20_link" text:visited-style-name="Visited_20_Internet_20_Link">
</text:a>
3D计算学展览壁画，以占领基辅地区的俄罗斯入侵者。</text:p>
      <text:p text:style-name="P4">
<text:span text:style-name="T5">
foto：mkip.gov.ua</text:span>
</text:p>
      <text:p text:style-name="P4">
News Source: <text:a xlink:type="simple" xlink:href="https://www.ukrinform.ua/rubric-culture/3707338-u-kanadi-vidbulasa-seria-imersivnih-koncertiv-the-sound-of-ukraine.html" text:style-name="Internet_20_link" text:visited-style-name="Visited_20_Internet_20_Link">
https://www.ukrinform.ua/rubric-culture/3707338-u-kanadi-vidbulasa-seria-imersivnih-koncertiv-the-sound-of-ukraine.html</text:a>
</text:p>
      <!--NEWS-->
      <text:h text:style-name="P10" text:outline-level="1">
<text:span text:style-name="T4">
佐治亚州总统取消俄罗斯签证后要求召集安全理事会</text:span>
</text:h>
      <text:p text:style-name="P4">
作者: Ukrinform (Person)</text:p>
      <text:p text:style-name="P4">
出版商: Укринформ (Organization)</text:p>
      <text:p text:style-name="P4">
出版时间: 2023-05-10T16:37:00+03:00</text:p>
      <text:p text:style-name="P4">
修改时间: 2023-05-10T16:37:00+03:00</text:p>
      <text:p text:style-name="P4">
描述: 佐治亚州总统萨利米·苏拉比什维利（Salimi Zurabishvili）要求安理会举行会议，并考虑俄罗斯公民的三个月签证。  - 乌克林。</text:p>
      <text:p text:style-name="P4">
图片: ["<text:a xlink:type="simple" xlink:href="https://static.ukrinform.com/photos/2018_10/thumb_files/630_360_1540518468-213.jpg" text:style-name="Internet_20_link" text:visited-style-name="Visited_20_Internet_20_Link">
630_360_15405...</text:a>
"]</text:p>
      <text:p text:style-name="P4">
标签: ['Безвізовий режим', 'Грузія', 'росія', 'Зурабішвілі', 'Безпека']</text:p>
      <text:p text:style-name="P4">
类型: Article</text:p>
      <!--METADATA-->
      <text:p text:style-name="P4">
<draw:frame draw:style-name="fr1" draw:name="Image103" text:anchor-type="as-char" svg:width="6.9236in" svg:height="3.956343in" draw:z-index="0">
<draw:image xlink:href="../Images/yкринформ/2023-05-10T16-37-00-03-00/630_360_1540518468-213.jpg" xlink:type="simple" xlink:show="embed" xlink:actuate="onLoad" draw:mime-type="image/jpeg"/>
</draw:frame>
佐治亚州总统Salomy Zurabishvili需要开会，并考虑引入三个月签证签证。</text:p>
      <text:p text:style-name="P4">
她在简报中说，这是在普京签署签证政权法令和佐治亚州公民的飞行限制的背景下，乌克林福姆报道说<text:a xlink:type="simple" xlink:href="http://www.apsny.ge/2023/pol/1683736104.php" text:style-name="Internet_20_link" text:visited-style-name="Visited_20_Internet_20_Link">
</text:a>
。</text:p>
      <text:p text:style-name="P4">
“我一再问的时间，安全理事会很高兴聚集，让公众，与之相反，介绍我们需要的3个月大的签证，即使有脱离，也有必要采取所有这些措施，以进入正常的文明框架。 我们是一个表达的国家，我们接受所有人，在去年可以看到，但是在该国无法发生的其他国家。” Zurabishvili说。</text:p>
      <text:p text:style-name="P4">
据她说，废除签证政权和直接暴露的恢复是一种挑衅，会对公众产生暴力反应。</text:p>
      <text:p text:style-name="P4">
“社会很清楚，当俄罗斯采取这样的步骤时，它是出于利益而脱颖而出的。 可惜的是，我们的政府尚未理解或思考俄罗斯从未对特许权的让步做出回应的所有例子，这与以下事实相对应，它会使情况变得复杂，这是其不断的行为方法，是其不断的行为方法政府应该考虑一下。”苏拉比什维利强调。</text:p>
      <text:p text:style-name="P4">
同时，格鲁吉亚外交部长伊利亚·达奇维利(Ilya Darchiashvili)和议会议长shalpapuashvili <text:a xlink:type="simple" xlink:href="http://www.ekhokavkaza.com/a/32404993.html" text:style-name="Internet_20_link" text:visited-style-name="Visited_20_Internet_20_Link">
</text:a>
普京的决定。 莫斯科，莫斯科，以早期的单方面模式向佐治亚州公民引入了视觉豪宅，并禁止航空公司，而新的步骤“将更容易乔治亚公民的生活”。</text:p>
      <text:p text:style-name="P4">
“我认为，与我们的人口一样，国际社会已经说服了一种更正确，更敏感的方法 - 一方面，我们愿意接受国际努力，旨在强迫俄罗斯通过限制制裁来阻止其在乌克兰的侵略性。巴普斯维利说：“手中，我们没有根据紧急情况的国家利益，而不是加强关系，因为伊朗人当然，佐治亚州正处于增加可能因成长的军事冲突风险的地区。” 。<text:span text:style-name="T4">
另请阅读：</text:span>
 <text:a xlink:type="simple" xlink:href="https://www.ukrinform.ua/rubric-world/3695745-administracii-prezidenta-ta-uradu-gruzii-posperecalisa-cerez-vizit-glavi-derzavi-do-francii.html" text:style-name="Internet_20_link" text:visited-style-name="Visited_20_Internet_20_Link">
</text:a>
据报道，5月10日<text:a xlink:type="simple" xlink:href="https://www.ukrinform.ua/tag-putin" text:style-name="Internet_20_link" text:visited-style-name="Visited_20_Internet_20_Link">
</text:a>
取消格鲁吉亚公民签证政权的签名并直接袭击该国。</text:p>
      <text:p text:style-name="P4">
根据该法令，自2023年5月15日以来，佐治亚州公民将根据当前文件的基础，而无需注册签证，而佐治亚州公民将进入tagid。 例外是“为了实现自己的工作或超过90天的期限，尤其是为了消费教育而进入的公民。”</text:p>
      <text:p text:style-name="P4">
另一项法令放弃了对俄罗斯航空运输的禁令，该法令是2019年6月21日的法令。</text:p>
      <text:p text:style-name="P4">
<text:span text:style-name="T4">
另请阅读：</text:span>
 <text:a xlink:type="simple" xlink:href="https://www.ukrinform.ua/rubric-world/3680053-zakonoproekt-pro-inoagentiv-vidklikaut-iz-parlamentu-gruzii.html" text:style-name="Internet_20_link" text:visited-style-name="Visited_20_Internet_20_Link">
</text:a>
杜马州副副副总理谢尔盖·加夫里洛夫(Sergei Gavrilov)事件发生后，俄罗斯于2019年7月8日停止与佐治亚州播出。</text:p>
      <text:p text:style-name="P4">
News Source: <text:a xlink:type="simple" xlink:href="https://www.ukrinform.ua/rubric-world/3707340-prezidentka-gruzii-vimagae-sklikati-radu-bezpeki-pisla-skasuvanna-viz-rosieu.html" text:style-name="Internet_20_link" text:visited-style-name="Visited_20_Internet_20_Link">
https://www.ukrinform.ua/rubric-world/3707340-prezidentka-gruzii-vimagae-sklikati-radu-bezpeki-pisla-skasuvanna-viz-rosieu.html</text:a>
</text:p>
      <!--NEWS-->
      <text:h text:style-name="P10" text:outline-level="1">
<text:span text:style-name="T4">
乌克兰不会参加世界国际象棋青年锦标赛</text:span>
</text:h>
      <text:p text:style-name="P4">
作者: Ukrinform (Person)</text:p>
      <text:p text:style-name="P4">
出版商: Укринформ (Organization)</text:p>
      <text:p text:style-name="P4">
出版时间: 2023-05-10T16:37:13+03:00</text:p>
      <text:p text:style-name="P4">
修改时间: 2023-05-10T16:37:13+03:00</text:p>
      <text:p text:style-name="P4">
描述: 通过白俄罗斯运动员的应用。  - 乌克林。</text:p>
      <text:p text:style-name="P4">
图片: ["<text:a xlink:type="simple" xlink:href="https://static.ukrinform.com/photos/2023_05/thumb_files/630_360_1683725695-636.jpg" text:style-name="Internet_20_link" text:visited-style-name="Visited_20_Internet_20_Link">
630_360_16837...</text:a>
"]</text:p>
      <text:p text:style-name="P4">
标签: ['Шахи']</text:p>
      <text:p text:style-name="P4">
类型: Article</text:p>
      <!--METADATA-->
      <text:p text:style-name="P4">
<draw:frame draw:style-name="fr1" draw:name="Image104" text:anchor-type="as-char" svg:width="6.9236in" svg:height="3.956343in" draw:z-index="0">
<draw:image xlink:href="../Images/yкринформ/2023-05-10T16-37-13-03-00/630_360_1683725695-636.jpg" xlink:type="simple" xlink:show="embed" xlink:actuate="onLoad" draw:mime-type="image/jpeg"/>
</draw:frame>
都是因为白俄罗斯运动员的消息。</text:p>
      <text:p text:style-name="P4">
乌克兰国家队将不会参加Rapidut Blitz的世界国际象棋青年锦标赛，该锦标赛将在Batumi举行，<text:a xlink:type="simple" xlink:href="https://www.facebook.com/UkrainianChessFederation/posts/774676957719453" text:style-name="Internet_20_link" text:visited-style-name="Visited_20_Internet_20_Link">
</text:a>
乌克林福姆报道，乌克兰国际象棋联合会的新闻服务。</text:p>
      <text:p text:style-name="P4">
来自白俄罗斯的运动员将在国旗旗下表演，宣布比赛。 因此，乌克兰国际象棋联合会决定不申请比赛。</text:p>
      <text:p text:style-name="P4">
2023年的世界锦标赛和Batum的Rapid将于6月5日至6月12日举行。 博物学家将参加8至18岁的球员。</text:p>
      <text:p text:style-name="P4">
2022年，FIDE从国际比赛中撤出了俄罗斯和白俄罗斯的国家队，并在俄罗斯联邦中选择了世界Chekho-Olympiad-2022。 后来，FIDE允许来自俄罗斯和白俄罗斯人的运动员在该组织的旗帜下参加国际比赛。</text:p>
      <text:p text:style-name="P4">
<text:span text:style-name="T4">
另请阅读：</text:span>
 <text:a xlink:type="simple" xlink:href="https://www.ukrinform.ua/rubric-sports/3705960-tomas-bah-mi-dokladaemo-vsi-zusilla-sob-vikonati-misiu-sodo-povernenna-rosian-i-bilorusiv-do-miznarodnih-zmagan.html" text:style-name="Internet_20_link" text:visited-style-name="Visited_20_Internet_20_Link">
<text:span text:style-name="T4">
托马斯</text:span>
 <text:span text:style-name="T4">
 bach </text:span>
</text:a>
正如乌克林福姆(Ukrinform)报道的那样，国际奥委会的执行委员会建议将俄罗斯塔比勒运动员返回中立地位的国际比赛。</text:p>
      <text:p text:style-name="P4">
照片：盖蒂图像</text:p>
      <text:p text:style-name="P4">
News Source: <text:a xlink:type="simple" xlink:href="https://www.ukrinform.ua/rubric-sports/3707339-ukraina-ne-vizme-ucast-u-unackomu-cempionati-svitu-z-sahiv.html" text:style-name="Internet_20_link" text:visited-style-name="Visited_20_Internet_20_Link">
https://www.ukrinform.ua/rubric-sports/3707339-ukraina-ne-vizme-ucast-u-unackomu-cempionati-svitu-z-sahiv.html</text:a>
</text:p>
      <!--NEWS-->
      <text:h text:style-name="P10" text:outline-level="1">
<text:span text:style-name="T4">
在塞浦路斯侨民参加纪念与胜利日庆祝活动</text:span>
</text:h>
      <text:p text:style-name="P4">
作者: Ukrinform (Person)</text:p>
      <text:p text:style-name="P4">
出版商: Укринформ (Organization)</text:p>
      <text:p text:style-name="P4">
出版时间: 2023-05-10T16:43:35+03:00</text:p>
      <text:p text:style-name="P4">
修改时间: 2023-05-10T16:43:35+03:00</text:p>
      <text:p text:style-name="P4">
描述: 在第二次世界大战中纪念和击败纳粹主义的那天，乌克兰塞浦路斯乌克兰社区的代表和乌克兰大使馆在尼科西亚的第二次世界大战纪念馆里铺设了鲜花。  - 乌克林。</text:p>
      <text:p text:style-name="P4">
图片: ["<text:a xlink:type="simple" xlink:href="https://static.ukrinform.com/photos/2023_05/thumb_files/630_360_1683726021-936.jpg" text:style-name="Internet_20_link" text:visited-style-name="Visited_20_Internet_20_Link">
630_360_16837...</text:a>
", "<text:a xlink:type="simple" xlink:href="https://static.ukrinform.com/photos/2023_05/1683726036-588.jpg" text:style-name="Internet_20_link" text:visited-style-name="Visited_20_Internet_20_Link">
1683726036-58...</text:a>
", "<text:a xlink:type="simple" xlink:href="https://static.ukrinform.com/photos/2023_05/1683726036-449.jpg" text:style-name="Internet_20_link" text:visited-style-name="Visited_20_Internet_20_Link">
1683726036-44...</text:a>
", "<text:a xlink:type="simple" xlink:href="https://static.ukrinform.com/photos/2023_05/1683726078-566.jpg" text:style-name="Internet_20_link" text:visited-style-name="Visited_20_Internet_20_Link">
1683726078-56...</text:a>
"]</text:p>
      <text:p text:style-name="P4">
标签: ['Діаспора', 'Кіпр', 'Пластуни', 'Посольство']</text:p>
      <text:p text:style-name="P4">
类型: Article</text:p>
      <!--METADATA-->
      <text:p text:style-name="P4">
<draw:frame draw:style-name="fr1" draw:name="Image105" text:anchor-type="as-char" svg:width="6.9236in" svg:height="3.956343in" draw:z-index="0">
<draw:image xlink:href="../Images/yкринформ/2023-05-10T16-43-35-03-00/630_360_1683726021-936.jpg" xlink:type="simple" xlink:show="embed" xlink:actuate="onLoad" draw:mime-type="image/jpeg"/>
</draw:frame>
在记忆日和第二次世界大战中击败纳粹主义的那天，塞浦路斯乌克兰社区的代表和乌克兰大使馆的大使馆在尼科西亚举行了第二次世界大战的鲜花。</text:p>
      <text:p text:style-name="P4">
正如乌克林福姆报道的那样，关于<text:a xlink:type="simple" xlink:href="https://www.facebook.com/story.php" text:style-name="Internet_20_link" text:visited-style-name="Visited_20_Internet_20_Link">
</text:a>
据报道，乌克兰大使馆在塞浦路斯共和国报道。</text:p>
      <text:p text:style-name="P4">
<draw:frame draw:style-name="fr1" draw:name="Image106" text:anchor-type="as-char" svg:width="4.500703in" svg:height="10.0in" draw:z-index="0">
<draw:image xlink:href="../Images/yкринформ/2023-05-10T16-43-35-03-00/1683726036-588.jpg" xlink:type="simple" xlink:show="embed" xlink:actuate="onLoad" draw:mime-type="image/jpeg"/>
</draw:frame>
因此，活动的参与者尊重所有献出生命的人的记忆，并使人类摆脱了法西斯主义。</text:p>
      <text:p text:style-name="P4">
<draw:frame draw:style-name="fr1" draw:name="Image107" text:anchor-type="as-char" svg:width="6.9236in" svg:height="5.1927in" draw:z-index="0">
<draw:image xlink:href="../Images/yкринформ/2023-05-10T16-43-35-03-00/1683726036-449.jpg" xlink:type="simple" xlink:show="embed" xlink:actuate="onLoad" draw:mime-type="image/jpeg"/>
</draw:frame>
此外，5月8日，乌克兰童子军组织的创新是单独的<text:a xlink:type="simple" xlink:href="https://www.facebook.com/story.php" text:style-name="Internet_20_link" text:visited-style-name="Visited_20_Internet_20_Link">
</text:a>
红色罂粟花是关于在战争中堕落的英雄的记忆和悲伤的象征。</text:p>
      <text:p text:style-name="P4">
<draw:frame draw:style-name="fr1" draw:name="Image108" text:anchor-type="as-char" svg:width="6.9236in" svg:height="6.9236in" draw:z-index="0">
<draw:image xlink:href="../Images/yкринформ/2023-05-10T16-43-35-03-00/1683726078-566.jpg" xlink:type="simple" xlink:show="embed" xlink:actuate="onLoad" draw:mime-type="image/jpeg"/>
</draw:frame>
回想一下，在塞浦路斯城市，利马索尔和阿亚午睡<text:a xlink:type="simple" xlink:href="https://www.ukrinform.ua/rubric-diaspora/3697873-na-kipri-proveli-artkursi-dla-ukrainskih-pidlitkiv.html" text:style-name="Internet_20_link" text:visited-style-name="Visited_20_Internet_20_Link">
</text:a>
由契约4KID组织为乌克兰青少年组织的免费文章，以保持其瞄准累积精神压力的情绪状态。</text:p>
      <text:p text:style-name="P4">
<text:span text:style-name="T5">
foto：乌克兰大使馆在共和国，塞浦路斯塑料 - 帕斯特塞浦路斯 /facebook</text:span>
</text:p>
      <text:p text:style-name="P4">
News Source: <text:a xlink:type="simple" xlink:href="https://www.ukrinform.ua/rubric-diaspora/3707342-na-kipri-diaspora-dolucilasa-do-vidznacenna-dna-pamati-ta-peremogi.html" text:style-name="Internet_20_link" text:visited-style-name="Visited_20_Internet_20_Link">
https://www.ukrinform.ua/rubric-diaspora/3707342-na-kipri-diaspora-dolucilasa-do-vidznacenna-dna-pamati-ta-peremogi.html</text:a>
</text:p>
      <!--NEWS-->
      <text:h text:style-name="P10" text:outline-level="1">
<text:span text:style-name="T4">
中国必须让俄罗斯了解到它已经陷入困境 - 法国的外交大臣</text:span>
</text:h>
      <text:p text:style-name="P4">
作者: Ukrinform (Person)</text:p>
      <text:p text:style-name="P4">
出版商: Укринформ (Organization)</text:p>
      <text:p text:style-name="P4">
出版时间: 2023-05-10T16:43:49+03:00</text:p>
      <text:p text:style-name="P4">
修改时间: 2023-05-10T16:43:49+03:00</text:p>
      <text:p text:style-name="P4">
描述: 中国应该敦促俄罗斯“重返和平”，并让莫斯科意识到乌克兰“已经死了”。  - 乌克林。</text:p>
      <text:p text:style-name="P4">
图片: ["<text:a xlink:type="simple" xlink:href="https://static.ukrinform.com/photos/2023_01/thumb_files/630_360_1674752180-816.jpg" text:style-name="Internet_20_link" text:visited-style-name="Visited_20_Internet_20_Link">
630_360_16747...</text:a>
"]</text:p>
      <text:p text:style-name="P4">
标签: ['Франція', 'Китай', 'Україна', 'Агресія РФ', 'росія']</text:p>
      <text:p text:style-name="P4">
类型: Article</text:p>
      <!--METADATA-->
      <text:p text:style-name="P4">
<draw:frame draw:style-name="fr1" draw:name="Image109" text:anchor-type="as-char" svg:width="6.9236in" svg:height="3.956343in" draw:z-index="0">
<draw:image xlink:href="../Images/yкринформ/2023-05-10T16-43-49-03-00/630_360_1674752180-816.jpg" xlink:type="simple" xlink:show="embed" xlink:actuate="onLoad" draw:mime-type="image/jpeg"/>
</draw:frame>
中国将敦促俄罗斯“重返和平”，并让莫斯科意识到它在乌克兰“陷入困境”。</text:p>
      <text:p text:style-name="P4">
法国外交部长卡特林·科洛纳(Katrin Kolonna)在政府机构上指出，乌克利福姆报道了<text:a xlink:type="simple" xlink:href="https://www.theguardian.com/world/live/2023/may/10/russia-ukraine-war-live-france-calls-on-eu-to-label-wagner-a-terrorist-group-as-britain#top-of-blog" text:style-name="Internet_20_link" text:visited-style-name="Visited_20_Internet_20_Link">
</text:a>
。</text:p>
      <text:p text:style-name="P4">
“中国需要利用与俄罗斯的关系，以便更好地理解俄罗斯已经到了死胡同，俄罗斯会感到羞耻。”  - 说。</text:p>
      <text:p text:style-name="P4">
<text:span text:style-name="T4">
另请阅读：</text:span>
 <text:a xlink:type="simple" xlink:href="https://www.ukrinform.ua/rubric-world/3706282-kitaj-vvazae-stabilizaciu-vidnosin-zi-ssa-klucovim-prioritetom-glava-mzs.html" text:style-name="Internet_20_link" text:visited-style-name="Visited_20_Internet_20_Link">
<text:span text:style-name="T4">
中国</text:span>
</text:a>
正如乌克林福姆报道的那样，总统在4月<text:a xlink:type="simple" xlink:href="https://www.ukrinform.ua/tag-francia" text:style-name="Internet_20_link" text:visited-style-name="Visited_20_Internet_20_Link">
</text:a>
伊曼纽尔·马克龙(Emmanuel Macron)从国有访问中心返回，表示欧洲对台湾周围危机的升级不感兴趣，应该在与国家和中国无关的岛屿上获得自己的战略。</text:p>
      <text:p text:style-name="P4">
News Source: <text:a xlink:type="simple" xlink:href="https://www.ukrinform.ua/rubric-world/3707343-kitaj-mae-dati-rosii-zrozumiti-so-vona-zajsla-u-gluhij-kut-glava-mzs-francii.html" text:style-name="Internet_20_link" text:visited-style-name="Visited_20_Internet_20_Link">
https://www.ukrinform.ua/rubric-world/3707343-kitaj-mae-dati-rosii-zrozumiti-so-vona-zajsla-u-gluhij-kut-glava-mzs-francii.html</text:a>
</text:p>
      <!--NEWS-->
      <text:h text:style-name="P10" text:outline-level="1">
<text:span text:style-name="T4">
今年在乌克兰，在土地市场上有13,000份销售合同</text:span>
</text:h>
      <text:p text:style-name="P4">
作者: Ukrinform (Person)</text:p>
      <text:p text:style-name="P4">
出版商: Укринформ (Organization)</text:p>
      <text:p text:style-name="P4">
出版时间: 2023-05-10T16:45:00+03:00</text:p>
      <text:p text:style-name="P4">
修改时间: 2023-05-10T16:45:00+03:00</text:p>
      <text:p text:style-name="P4">
描述: 在2023年1月至4月，在土地市场上进行了13,000个农业销售和销售协议。  - 乌克林。</text:p>
      <text:p text:style-name="P4">
图片: ["<text:a xlink:type="simple" xlink:href="https://static.ukrinform.com/photos/2023_04/thumb_files/630_360_1680713889-101.jpg" text:style-name="Internet_20_link" text:visited-style-name="Visited_20_Internet_20_Link">
630_360_16807...</text:a>
", "<text:a xlink:type="simple" xlink:href="https://static.ukrinform.com/photos/2023_05/1683726234-692.jpg" text:style-name="Internet_20_link" text:visited-style-name="Visited_20_Internet_20_Link">
1683726234-69...</text:a>
", "<text:a xlink:type="simple" xlink:href="https://static.ukrinform.com/photos/2023_05/1683726791-273.jpg" text:style-name="Internet_20_link" text:visited-style-name="Visited_20_Internet_20_Link">
1683726791-27...</text:a>
"]</text:p>
      <text:p text:style-name="P4">
标签: ['Економіка', 'Україна', 'Ринок землі']</text:p>
      <text:p text:style-name="P4">
类型: Article</text:p>
      <!--METADATA-->
      <text:p text:style-name="P4">
<draw:frame draw:style-name="fr1" draw:name="Image110" text:anchor-type="as-char" svg:width="6.9236in" svg:height="3.956343in" draw:z-index="0">
<draw:image xlink:href="../Images/yкринформ/2023-05-10T16-45-00-03-00/630_360_1680713889-101.jpg" xlink:type="simple" xlink:show="embed" xlink:actuate="onLoad" draw:mime-type="image/jpeg"/>
</draw:frame>
在2023年1月至4月，在土地市场上进行了13,000个农业销售和销售协议。</text:p>
      <text:p text:style-name="P4">
乌克兰媒体中心的新闻发布会期间，乌克兰媒体会议上的数字发展，数字化转型和数字化的乌克兰农业政策和食品副部长。</text:p>
      <text:p text:style-name="P4">
“实际上，在2023年的4个月中，我们有13,000次销售和销售交易(Narinku <text:a xlink:type="simple" xlink:href="https://www.ukrinform.ua/tag-zemla" text:style-name="Internet_20_link" text:visited-style-name="Visited_20_Internet_20_Link">
</text:a>
\  - 自动。). При цьому ціна всередньому зросла на 20%", - сказав він.</text:p>
      <text:p text:style-name="P4">
<draw:frame draw:style-name="fr1" draw:name="Image111" text:anchor-type="as-char" svg:width="6.9236in" svg:height="4.615733in" draw:z-index="0">
<draw:image xlink:href="../Images/yкринформ/2023-05-10T16-45-00-03-00/1683726234-692.jpg" xlink:type="simple" xlink:show="embed" xlink:actuate="onLoad" draw:mime-type="image/jpeg"/>
</draw:frame>
Bashlyk指出，在2021年，在乌克兰结束了1.53亿公顷土地出售土地的66,000个协议。 在2022年，有5.3万此类协议。</text:p>
      <text:p text:style-name="P4">
副部长补充说，即使在全面入侵的条件下，乌克兰土地市场也具有地区成本的增长。 截至5月初，由农业政策部开发，在利维夫地区，一公顷农业用地的平均公顷为16.2万UAH，而在市场开放时，它的平均水平为5.1万。</text:p>
      <text:p text:style-name="P4">
在基辅地区，一公顷土地的成本为1.48千UAH，而在市场运行开始时，耗资4.8万UAH。</text:p>
      <text:p text:style-name="P4">
“即使您购买通货膨胀因素。(价格 -  ed。)继续。 但是战斗周围没有地区的增长。”巴什利克说。</text:p>
      <text:p text:style-name="P4">
<text:span text:style-name="T4">
另请阅读：</text:span>
 <text:a xlink:type="simple" xlink:href="https://www.ukrinform.ua/rubric-economy/3689480-zemelni-eaukcioni-popovnili-budzeti-riznih-rivniv-na-1-milard.html" text:style-name="Internet_20_link" text:visited-style-name="Visited_20_Internet_20_Link">
</text:a>
据他说，在切尼希夫地区，一公顷土地在23,000公顷中期，全面入侵，耗资16-1.7万。 呃。 副部长解释说，在这种情况下，增长值得通货膨胀。</text:p>
      <text:p text:style-name="P4">
自2021年10月推出电子土地拍卖以来，购买和租赁的拍卖已完成超过12亿UAH的拍卖。</text:p>
      <text:p text:style-name="P4">
Seoprozorro说：“自2021年首次电子拍卖推出以来，今天使用了超过UAH的协议。这是卖方和土地地块的收入。”他补充说，接触电子拍卖的销售和租赁土地的总成本低于5亿UAH。</text:p>
      <text:p text:style-name="P4">
布斯指出，平均三名参与者参加了一次拍卖，这表明了系统中土地交易的普及。</text:p>
      <text:p text:style-name="P4">
据乌克林福姆报道，乌克兰的土地市场于2021年7月1日正式开始。 到2024年，只有乌克兰的自然人可以购买100公顷的农业土地。 土地市场的法律禁止将土地降落给外国人。</text:p>
      <text:p text:style-name="P4">
News Source: <text:a xlink:type="simple" xlink:href="https://www.ukrinform.ua/rubric-economy/3707344-v-ukraini-cogoric-uklali-13-tisac-ugod-kupivliprodazu-na-rinku-zemli.html" text:style-name="Internet_20_link" text:visited-style-name="Visited_20_Internet_20_Link">
https://www.ukrinform.ua/rubric-economy/3707344-v-ukraini-cogoric-uklali-13-tisac-ugod-kupivliprodazu-na-rinku-zemli.html</text:a>
</text:p>
      <!--NEWS-->
      <text:h text:style-name="P10" text:outline-level="1">
<text:span text:style-name="T4">
Cherevaty称Bakhmut的俄罗斯人的“弹丸饥荒”为“每天524次炮击”</text:span>
</text:h>
      <text:p text:style-name="P4">
作者: Ukrinform (Person)</text:p>
      <text:p text:style-name="P4">
出版商: Укринформ (Organization)</text:p>
      <text:p text:style-name="P4">
出版时间: 2023-05-10T16:46:00+03:00</text:p>
      <text:p text:style-name="P4">
修改时间: 2023-05-10T16:46:00+03:00</text:p>
      <text:p text:style-name="P4">
描述: 在最后一天，在巴赫穆特方向进行了28名战斗人员和524名敌人炮击。 国防部队摧毁了203名入侵者，另外216名入侵者受伤，其中5名被俘虏。  - 乌克林。</text:p>
      <text:p text:style-name="P4">
图片: ["<text:a xlink:type="simple" xlink:href="https://static.ukrinform.com/photos/2023_04/thumb_files/630_360_1682438812-465.jpg" text:style-name="Internet_20_link" text:visited-style-name="Visited_20_Internet_20_Link">
630_360_16824...</text:a>
"]</text:p>
      <text:p text:style-name="P4">
标签: ['Бахмут', 'Обстріл', 'ЗСУ', 'Війна з росією', 'Єдині новини']</text:p>
      <text:p text:style-name="P4">
类型: Article</text:p>
      <!--METADATA-->
      <text:p text:style-name="P4">
<draw:frame draw:style-name="fr1" draw:name="Image112" text:anchor-type="as-char" svg:width="6.9236in" svg:height="3.956343in" draw:z-index="0">
<draw:image xlink:href="../Images/yкринформ/2023-05-10T16-46-00-03-00/630_360_1682438812-465.jpg" xlink:type="simple" xlink:show="embed" xlink:actuate="onLoad" draw:mime-type="image/jpeg"/>
</draw:frame>
在巴赫穆特(Bakhmut)的巴赫穆特(Bakhmut)的日子里，有28名战斗人员和524名敌对行动。 国防部队摧毁了203名入侵者，另外216名侵略者被俘虏。</text:p>
      <text:p text:style-name="P4">
报道说，武装部队的东方紧急武装部队发言人谢尔盖·奇雷维蒂(Sergey Cherevaty)在电视台“统一新闻”的空中报道了这一点。</text:p>
      <text:p text:style-name="P4">
_viso：远镜“单新闻” _</text:p>
      <text:p text:style-name="P4">
“在这一天，有524个炮击在这个方向上，敌人正在枪杀，因此他们关于某些弹丸饥饿的对话是假的。 发生了28台海湾，有10架飞机，203名占领者被摧毁，216架被卖出，并捕获了5架。 此外，发言人说：“还有11个BMP，Dwabronatersporters，轻型火炮拖拉机，5家野外经销店和一名无人机被摧毁。”</text:p>
      <text:p text:style-name="P4">
<text:span text:style-name="T4">
另请阅读：</text:span>
 <text:a xlink:type="simple" xlink:href="https://www.ukrinform.ua/rubric-ato/3706508-vorog-pidvisiv-intensivnist-atak-na-bahmut-i-zbilsiv-kilkist-soldativ-kombrig-grisenko.html" text:style-name="Internet_20_link" text:visited-style-name="Visited_20_Internet_20_Link">
<text:span text:style-name="T4">
 bakhmut </text:span>
</text:a>
Cherevaty回答了Wagner Pec Yevgen Privozhin关于退出Bakhmut的陈述的问题，Cherevaty指出： 因为如果美国来源<text:a xlink:type="simple" xlink:href="https://www.ukrinform.ua/rubric-ato/3706244-u-rajoni-bahmuta-rosiani-za-devat-misaciv-vtratili-blizko-100-tisac-zivoi-sili-zsu.html" text:style-name="Internet_20_link" text:visited-style-name="Visited_20_Internet_20_Link">
</text:a>
，杀死了2万 - 这仍然是一个非常保守的计算。 如果他们至少失去了1,100人丧生，越来越多，没有补给的来源，因为这比俄罗斯的监狱还多，很明显，他们臭名昭著的历史将在那里结束。 因此，梦想着某种军事政治人格的人梦想着自己将成为房东并砍伐了一些行动领土的土地，并且总体上会影响很多，并且在这里需要如何举报您为什么无法实现的目标，并且捕获他承诺的一切。”</text:p>
      <text:p text:style-name="P4">
同时，发言人指出，瓦格纳维特(Wagnerivtsi)仍然朝这个方向攻击，但由于损失巨大，越来越多地被迫知道侵略者的常规部队。</text:p>
      <text:p text:style-name="P4">
Cherevaty还报道说，在利马诺 - 库皮斯克方向上，敌人更加活跃。<text:span text:style-name="T4">
另请阅读：</text:span>
 <text:a xlink:type="simple" xlink:href="https://www.ukrinform.ua/rubric-ato/3706008-rosiani-zbilsili-intensivnist-obstriliv-iz-vazkogo-ozbroenna-u-bahmuti-sirskij.html" text:style-name="Internet_20_link" text:visited-style-name="Visited_20_Internet_20_Link">
<text:span text:style-name="T4">
 bakhmuti </text:span>
</text:a>
据乌克林福姆报道，从2022年2月24日至2023年10月10日，从2023年2月24日开始清算了约196,000 310名俄罗斯侵略者，过去一天有690人被清算。</text:p>
      <text:p text:style-name="P4">
在战争研究所之前(ISW)他们建议Wagner Pec Prigogine和车臣领导人Ramzan Kadyrov []的创始人<text:a xlink:type="simple" xlink:href="https://www.ukrinform.ua/rubric-ato/3705854-prigozin-i-kadirov-hocut-zvinuvatiti-armiu-rf-v-nevdacah-u-bahmuti-isw.html" text:style-name="Internet_20_link" text:visited-style-name="Visited_20_Internet_20_Link">
</text:a>
。</text:p>
      <text:p text:style-name="P4">
前几天，普里戈宁说，自5月10日以来，他将从巴赫穆特(Bakhmut)撤离。(https://www.ukrinform.ua/tag-doneccina)和他们的雇佣军。 原因是拒绝俄罗斯国防部给他们足够的筹码。</text:p>
      <text:p text:style-name="P4">
_foto：武装部队总参谋部</text:p>
      <text:p text:style-name="P4">
News Source: <text:a xlink:type="simple" xlink:href="https://www.ukrinform.ua/rubric-ato/3707346-cerevatij-nazvav-fejkom-snaradnij-golod-rosian-u-bahmuti-524-obstrili-za-dobu.html" text:style-name="Internet_20_link" text:visited-style-name="Visited_20_Internet_20_Link">
https://www.ukrinform.ua/rubric-ato/3707346-cerevatij-nazvav-fejkom-snaradnij-golod-rosian-u-bahmuti-524-obstrili-za-dobu.html</text:a>
</text:p>
      <!--NEWS-->
      <text:h text:style-name="P10" text:outline-level="1">
<text:span text:style-name="T4">
俄罗斯军队用群集弹药，几所房子炮击Zaporizhzhia区...</text:span>
</text:h>
      <text:p text:style-name="P4">
作者: liveuamap (Language: en)</text:p>
      <text:p text:style-name="P4">
时间: 2023-05-10T16:50:00</text:p>
      <text:p text:style-name="P4">
地点: Zaporizhzhia,Zaporiz'ka oblast (Latitude:47.79678 Longtitude:35.26179)</text:p>
      <text:p text:style-name="P4">
视频: []</text:p>
      <text:p text:style-name="P4">
图片: []</text:p>
      <text:p text:style-name="P4">
标签: ["Europe", "Central and Eastern Europe"]</text:p>
      <text:p text:style-name="P4">
Id: 22561933</text:p>
      <!--METADATA-->
      <text:p text:style-name="P4">
俄罗斯军队用阵营活动向Zaporizhzhia区炮击了Zaporizhzhia区，几所房屋着火了</text:p>
      <text:p text:style-name="P4">
新闻集链接：<text:a xlink:type="simple" xlink:href="https://liveuamap.com/en/2023/10-may-russian-army-shelled-zaporizhzhia-district-with-missiles" text:style-name="Internet_20_link" text:visited-style-name="Visited_20_Internet_20_Link">
https://liveuamap.com/en/2023/10-may-russian-army-shelled-shelled-zaporizhia-district-with-with-missiles</text:a>
</text:p>
      <text:p text:style-name="P4">
News Source: <text:a xlink:type="simple" xlink:href="https://t.me/info_zp/35258" text:style-name="Internet_20_link" text:visited-style-name="Visited_20_Internet_20_Link">
https://t.me/info_zp/35258</text:a>
</text:p>
      <!--NEWS-->
      <text:h text:style-name="P10" text:outline-level="1">
<text:span text:style-name="T4">
DTEK推出了一个巨大的熔岩</text:span>
</text:h>
      <text:p text:style-name="P4">
作者: Ukrinform (Person)</text:p>
      <text:p text:style-name="P4">
出版商: Укринформ (Organization)</text:p>
      <text:p text:style-name="P4">
出版时间: 2023-05-10T16:51:59+03:00</text:p>
      <text:p text:style-name="P4">
修改时间: 2023-05-10T16:51:59+03:00</text:p>
      <text:p text:style-name="P4">
描述: 4月，DTEK Energo推出了一座巨大的熔岩，拥有超过100万吨煤炭。  - 乌克林。</text:p>
      <text:p text:style-name="P4">
图片: ["<text:a xlink:type="simple" xlink:href="https://static.ukrinform.com/photos/2023_05/thumb_files/630_360_1683726706-272.jpeg" text:style-name="Internet_20_link" text:visited-style-name="Visited_20_Internet_20_Link">
630_360_16837...</text:a>
"]</text:p>
      <text:p text:style-name="P4">
标签: ['ДТЕК', 'Енергетика', 'Шахта', 'Вугілля']</text:p>
      <text:p text:style-name="P4">
类型: Article</text:p>
      <!--METADATA-->
      <text:p text:style-name="P4">
<draw:frame draw:style-name="fr1" draw:name="Image113" text:anchor-type="as-char" svg:width="6.9236in" svg:height="3.956343in" draw:z-index="0">
<draw:image xlink:href="../Images/yкринформ/2023-05-10T16-51-59-03-00/630_360_1683726706-272.jpeg" xlink:type="simple" xlink:show="embed" xlink:actuate="onLoad" draw:mime-type="image/jpeg"/>
</draw:frame>
在Aprinidte，Energo推出了一个巨大的熔岩，拥有超过一百万吨煤炭。</text:p>
      <text:p text:style-name="P4">
根据乌克林福姆的说法，DTEK在[]报告(https://www.facebook.com/DTEKcompany/posts/pfbid02nzc1dphShJ4QNu5SmrRsE3TxcDAtNtQaebTApzXTM2TL4gEdanxHzitgQeCmFCTNl).</text:p>
      <text:p text:style-name="P4">
«Завдання перед гірниками стоїть нелегке – в умовах війни зберегти необхіднідля підтримання стійкої роботи українських теплоелектростанцій темпи і обсягивидобутку вугілля. Для цього тут працюють вдень та вночі. А в квітні запустилинову лаву-гігант. Її запаси – понад 1 млн тонн. Тож роботи по видобутку тутнепочатий край – принаймні на найближчі півтора роки», – наголосив генеральнийдиректор <text:a xlink:type="simple" xlink:href="https://www.ukrinform.ua/tag-dtek" text:style-name="Internet_20_link" text:visited-style-name="Visited_20_Internet_20_Link">
 </text:a>
Energo Ildar Saleyev。</text:p>
      <text:p text:style-name="P4">
值得注意的是，对于乌克兰的网格，未来的冬季并不保证对前一个网格会更加拖把。</text:p>
      <text:p text:style-name="P4">
<text:span text:style-name="T4">
另请阅读：</text:span>
 <text:a xlink:type="simple" xlink:href="https://www.ukrinform.ua/rubric-economy/3705652-z-pocatku-roku-teploelektrostancii-dtek-virobili-majze-45-milarda-kvtgod-elektroenergii.html" text:style-name="Internet_20_link" text:visited-style-name="Visited_20_Internet_20_Link">
<text:span text:style-name="T4">
 dtek </text:span>
</text:a>
自2023年初以来，自2023年初以来，DTEK Energo推出了八个新的本地LAV，另外三个长凳正计划在5月推出。</text:p>
      <text:p text:style-name="P4">
<text:span text:style-name="T5">
foto：dtek.com</text:span>
</text:p>
      <text:p text:style-name="P4">
News Source: <text:a xlink:type="simple" xlink:href="https://www.ukrinform.ua/rubric-economy/3707347-dtek-zapustiv-lavugigant.html" text:style-name="Internet_20_link" text:visited-style-name="Visited_20_Internet_20_Link">
https://www.ukrinform.ua/rubric-economy/3707347-dtek-zapustiv-lavugigant.html</text:a>
</text:p>
      <!--NEWS-->
      <text:h text:style-name="P10" text:outline-level="1">
<text:span text:style-name="T4">
在Beryslav安装的移动混凝土庇护所的中心</text:span>
</text:h>
      <text:p text:style-name="P4">
作者: Ukrinform (Person)</text:p>
      <text:p text:style-name="P4">
出版商: Укринформ (Organization)</text:p>
      <text:p text:style-name="P4">
出版时间: 2023-05-10T16:53:38+03:00</text:p>
      <text:p text:style-name="P4">
修改时间: 2023-05-10T16:53:38+03:00</text:p>
      <text:p text:style-name="P4">
描述: 在霍森地区De工业领土的Beryslav中心，遭受了敌人的炮击，安装了移动混凝土庇护所。  - 乌克林。</text:p>
      <text:p text:style-name="P4">
图片: ["<text:a xlink:type="simple" xlink:href="https://static.ukrinform.com/photos/2023_05/thumb_files/630_360_1683726769-358.jpg" text:style-name="Internet_20_link" text:visited-style-name="Visited_20_Internet_20_Link">
630_360_16837...</text:a>
"]</text:p>
      <text:p text:style-name="P4">
标签: ['Херсонщина', 'Укриття']</text:p>
      <text:p text:style-name="P4">
类型: Article</text:p>
      <!--METADATA-->
      <text:p text:style-name="P4">
<draw:frame draw:style-name="fr1" draw:name="Image114" text:anchor-type="as-char" svg:width="6.9236in" svg:height="3.956343in" draw:z-index="0">
<draw:image xlink:href="../Images/yкринформ/2023-05-10T16-53-38-03-00/630_360_1683726769-358.jpg" xlink:type="simple" xlink:show="embed" xlink:actuate="onLoad" draw:mime-type="image/jpeg"/>
</draw:frame>
在霍森地区De工业领土的中心拉斯拉夫中，遭受了敌对率，安装了移动混凝土庇护所。</text:p>
      <text:p text:style-name="P4">
正如乌克林福姆报道的那样，它报告了<text:a xlink:type="simple" xlink:href="https://t.me/khersonskaODA/5739" text:style-name="Internet_20_link" text:visited-style-name="Visited_20_Internet_20_Link">
</text:a>
。</text:p>
      <text:p text:style-name="P4">
演讲说：“在贝斯拉夫中心安装了一个移动混凝土庇护所。”</text:p>
      <text:p text:style-name="P4">
正如所指出的那样，敌人经常开火，覆盖平民基础设施的火。</text:p>
      <text:p text:style-name="P4">
为了保护当地人，庇护所安装在最拥挤的地方之一。它的墙壁厚实可靠地防止碎屑和座椅设备。</text:p>
      <text:p text:style-name="P4">
正如乌克林福姆报道的，俄罗斯军队于5月9日当天<text:a xlink:type="simple" xlink:href="https://www.ukrinform.ua/rubric-regions/3707100-rosiani-za-dobu-63-razi-obstrilali-hersonsinu-e-poranenij.html" text:style-name="Internet_20_link" text:visited-style-name="Visited_20_Internet_20_Link">
</text:a>
，一个人受伤。</text:p>
      <text:p text:style-name="P4">
在赫尔森，修理了14个货架，其中10个应在6月初完成。</text:p>
      <text:p text:style-name="P4">
<text:span text:style-name="T4">
另请阅读：</text:span>
 <text:a xlink:type="simple" xlink:href="https://www.ukrinform.ua/rubric-regions/3707337-dovga-komendantska-godina-u-hersoni-viavili-shron-zbroi-ta-zatrimali-dvoh-koriguvalnikiv-vognu.html" text:style-name="Internet_20_link" text:visited-style-name="Visited_20_Internet_20_Link">
<text:span text:style-name="T4">
 khersoni </text:span>
</text:a>
根据OVA的说法，地区当局与地区和城市政府一起确定了对街道庇护所的最低需求，因为袭击了158个单位。 正如他们在OVA中所解释的那样，这是沿dnieper泵送点的优先需要，包括<text:a xlink:type="simple" xlink:href="https://www.ukrinform.ua/tag-herson" text:style-name="Internet_20_link" text:visited-style-name="Visited_20_Internet_20_Link">
</text:a>
 .</text:p>
      <text:p text:style-name="P4">
News Source: <text:a xlink:type="simple" xlink:href="https://www.ukrinform.ua/rubric-regions/3707349-u-centri-berislava-vstanovili-mobilne-betonne-ukritta.html" text:style-name="Internet_20_link" text:visited-style-name="Visited_20_Internet_20_Link">
https://www.ukrinform.ua/rubric-regions/3707349-u-centri-berislava-vstanovili-mobilne-betonne-ukritt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5-10T16:57:00+03:00</text:p>
      <text:p text:style-name="P4">
修改时间: 2023-05-10T16:57: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15" text:anchor-type="as-char" svg:width="6.9236in" svg:height="3.956343in" draw:z-index="0">
<draw:image xlink:href="../Images/yкринформ/2023-05-10T16-57-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16" text:anchor-type="as-char" svg:width="6.9236in" svg:height="6.9236in" draw:z-index="0">
<draw:image xlink:href="../Images/yкринформ/2023-05-10T16-57-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17" text:anchor-type="as-char" svg:width="6.9236in" svg:height="6.9236in" draw:z-index="0">
<draw:image xlink:href="../Images/yкринформ/2023-05-10T16-57-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18" text:anchor-type="as-char" svg:width="6.9236in" svg:height="6.9236in" draw:z-index="0">
<draw:image xlink:href="../Images/yкринформ/2023-05-10T16-57-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19" text:anchor-type="as-char" svg:width="6.9236in" svg:height="6.9236in" draw:z-index="0">
<draw:image xlink:href="../Images/yкринформ/2023-05-10T16-57-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20" text:anchor-type="as-char" svg:width="6.9236in" svg:height="6.9236in" draw:z-index="0">
<draw:image xlink:href="../Images/yкринформ/2023-05-10T16-57-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21" text:anchor-type="as-char" svg:width="6.9236in" svg:height="6.9236in" draw:z-index="0">
<draw:image xlink:href="../Images/yкринформ/2023-05-10T16-57-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22" text:anchor-type="as-char" svg:width="6.9236in" svg:height="6.9236in" draw:z-index="0">
<draw:image xlink:href="../Images/yкринформ/2023-05-10T16-57-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23" text:anchor-type="as-char" svg:width="6.9236in" svg:height="6.9236in" draw:z-index="0">
<draw:image xlink:href="../Images/yкринформ/2023-05-10T16-57-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24" text:anchor-type="as-char" svg:width="6.9236in" svg:height="6.9236in" draw:z-index="0">
<draw:image xlink:href="../Images/yкринформ/2023-05-10T16-57-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125" text:anchor-type="as-char" svg:width="6.9236in" svg:height="6.9236in" draw:z-index="0">
<draw:image xlink:href="../Images/yкринформ/2023-05-10T16-57-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基辅修复了另外三座住宅建筑物，被炮击损坏</text:span>
</text:h>
      <text:p text:style-name="P4">
作者: Ukrinform (Person)</text:p>
      <text:p text:style-name="P4">
出版商: Укринформ (Organization)</text:p>
      <text:p text:style-name="P4">
出版时间: 2023-05-10T16:58:00+03:00</text:p>
      <text:p text:style-name="P4">
修改时间: 2023-05-10T16:58:00+03:00</text:p>
      <text:p text:style-name="P4">
描述: 在今年的基辅，修复了3个房屋，这是由于炮击而损坏的，其中包括在自由大道上，其中2个在Podilskyi区的Mezhova Street上。  - 乌克林。</text:p>
      <text:p text:style-name="P4">
图片: ["<text:a xlink:type="simple" xlink:href="https://static.ukrinform.com/photos/2021_04/thumb_files/630_360_1617369105-115.jpg" text:style-name="Internet_20_link" text:visited-style-name="Visited_20_Internet_20_Link">
630_360_16173...</text:a>
"]</text:p>
      <text:p text:style-name="P4">
标签: ['Будинок', 'Обстріл', 'Київ', 'Відбудова']</text:p>
      <text:p text:style-name="P4">
类型: Article</text:p>
      <!--METADATA-->
      <text:p text:style-name="P4">
<draw:frame draw:style-name="fr1" draw:name="Image126" text:anchor-type="as-char" svg:width="6.9236in" svg:height="3.956343in" draw:z-index="0">
<draw:image xlink:href="../Images/yкринформ/2023-05-10T16-58-00-03-00/630_360_1617369105-115.jpg" xlink:type="simple" xlink:show="embed" xlink:actuate="onLoad" draw:mime-type="image/jpeg"/>
</draw:frame>
在基辅，修复了3个房屋，这是第一次受到损害，其中包括在Liberty Avenue上，有2个在Mezhovaya Upodilsky区的街道上。</text:p>
      <text:p text:style-name="P4">
关于<text:a xlink:type="simple" xlink:href="https://t.me/vitaliy_klitschko/1941" text:style-name="Internet_20_link" text:visited-style-name="Visited_20_Internet_20_Link">
</text:a>
乌克林福姆报道，Vitaliy Klitschko报道了基辅市董事长。</text:p>
      <text:p text:style-name="P4">
“我检查了如何用俄罗斯人损坏最严重的3座住宅建筑物的修复<text:a xlink:type="simple" xlink:href="https://www.ukrinform.ua/tag-obstril" text:style-name="Internet_20_link" text:visited-style-name="Visited_20_Internet_20_Link">
</text:a>
。 这座房屋在Svoboda Avenue的可再生作品和Mezhovna Street Upodilsky区的两所房屋已经完成，” Klitschko说。</text:p>
      <text:p text:style-name="P4">
他指出，这些建于1960年代的5层建筑及时受伤，去年3月，俄罗斯火箭从建筑物爆炸了几米。 爆炸性的波浪和碎片撞倒了窗户和门砌块，进入了入口的前门。 内部通信系统，屋顶结构和屋顶被破坏。 裂缝出现在楼梯和隔板，面板的关节，建筑物内部。</text:p>
      <text:p text:style-name="P4">
克利茨科说：“如今，这些房屋已完全更新，有现代的隔热立面，大多数公寓已经进行了紧急维修。”</text:p>
      <text:p text:style-name="P4">
此外，他检查了Glibochytska街上的两座多层建筑如何继续进行。 在一栋住宅大楼中，夏天，春天，春天的一枚俄罗斯火箭弹击中。</text:p>
      <text:p text:style-name="P4">
“那里的作品很大，因为发生了重大破坏。 这些物品上的建筑商在今年7月中旬之前正在工作，以完成可再生工作。”市长说。</text:p>
      <text:p text:style-name="P4">
<text:span text:style-name="T4">
另请阅读：</text:span>
 <text:a xlink:type="simple" xlink:href="https://www.ukrinform.ua/rubric-vidbudova/3707215-u-dii-zapustili-programu-derzavnoi-dopomogi-evidnovlenna.html" text:style-name="Internet_20_link" text:visited-style-name="Visited_20_Internet_20_Link">
<text:span text:style-name="T4">
效率</text:span>
</text:a>
据他说，前几天，损害是由Svyatoshinsky地区的高层造成的，俄罗斯无人机的碎片被击中。 这所房子还将恢复城市。</text:p>
      <text:p text:style-name="P4">
据报道，在去年夏天初，恢复了俄罗斯对住宅建筑物造成的最大破坏的恢复，去年绘制了11座。</text:p>
      <text:p text:style-name="P4">
<text:span text:style-name="T5">
foto：rv.gov.ua</text:span>
</text:p>
      <text:p text:style-name="P4">
News Source: <text:a xlink:type="simple" xlink:href="https://www.ukrinform.ua/rubric-kyiv/3707352-u-kievi-vidremontuvali-se-tri-zitlovi-budinki-poskodzeni-vnaslidok-obstriliv.html" text:style-name="Internet_20_link" text:visited-style-name="Visited_20_Internet_20_Link">
https://www.ukrinform.ua/rubric-kyiv/3707352-u-kievi-vidremontuvali-se-tri-zitlovi-budinki-poskodzeni-vnaslidok-obstriliv.html</text:a>
</text:p>
      <!--NEWS-->
      <text:h text:style-name="P10" text:outline-level="1">
<text:span text:style-name="T4">
Zavatska去了斯洛伐克的第二个比赛</text:span>
</text:h>
      <text:p text:style-name="P4">
作者: Ukrinform (Person)</text:p>
      <text:p text:style-name="P4">
出版商: Укринформ (Organization)</text:p>
      <text:p text:style-name="P4">
出版时间: 2023-05-10T17:04:22+03:00</text:p>
      <text:p text:style-name="P4">
修改时间: 2023-05-10T17:04:22+03:00</text:p>
      <text:p text:style-name="P4">
描述: 乌克兰卡击败了比赛的主持人丽贝卡·什拉姆科夫（Rebecca Shramkov）。  - 乌克林。</text:p>
      <text:p text:style-name="P4">
图片: ["<text:a xlink:type="simple" xlink:href="https://static.ukrinform.com/photos/2023_05/thumb_files/630_360_1683727380-525.jpg" text:style-name="Internet_20_link" text:visited-style-name="Visited_20_Internet_20_Link">
630_360_16837...</text:a>
"]</text:p>
      <text:p text:style-name="P4">
标签: ['Теніс']</text:p>
      <text:p text:style-name="P4">
类型: Article</text:p>
      <!--METADATA-->
      <text:p text:style-name="P4">
<draw:frame draw:style-name="fr1" draw:name="Image127" text:anchor-type="as-char" svg:width="6.9236in" svg:height="3.956343in" draw:z-index="0">
<draw:image xlink:href="../Images/yкринформ/2023-05-10T17-04-22-03-00/630_360_1683727380-525.jpg" xlink:type="simple" xlink:show="embed" xlink:actuate="onLoad" draw:mime-type="image/jpeg"/>
</draw:frame>
乌克兰人扮演了比赛的所有者丽贝卡·施拉姆科夫(Rebecca Shramkov)。</text:p>
      <text:p text:style-name="P4">
乌克林福姆报道，乌克兰网球运动员卡塔琳娜·扎瓦茨卡(Katarina Zavatska)在斯洛伐克特纳瓦(Slovak Trnava)参加了ITF W100锦标赛的第二系列。</text:p>
      <text:p text:style-name="P4">
在比赛开始时，扎瓦茨卡(Zavatska)在两盘比赛开始时击败了斯洛伐克·什拉姆科夫(Slovakia Shramkov)的代表-6：2，6：2。 会议持续了一小时24分钟。</text:p>
      <text:p text:style-name="P4">
Catharina的帐户是五次休息，反过来，Shramkova只能夺走一名乌克兰妇女。</text:p>
      <text:p text:style-name="P4">
在下一轮中，Zavatskaya将与她来自日本的Khontam一起玩。</text:p>
      <text:p text:style-name="P4">
<text:span text:style-name="T4">
另请阅读：</text:span>
 <text:a xlink:type="simple" xlink:href="https://www.ukrinform.ua/rubric-sports/3706959-kalinina-rozpocne-turnir-wta-v-italii-protistoannam-iz-rosiankou.html" text:style-name="Internet_20_link" text:visited-style-name="Visited_20_Internet_20_Link">
</text:a>
正如乌克林福姆(Ukrinform)报道的那样，主要网格的第一个圆圈巡回演出了罗马，莱斯娅·库伦科(Lesya Tsurenko)和艾琳娜·斯维托利纳(Elina Svitolina)在眼睛会议上相遇。</text:p>
      <text:p text:style-name="P4">
照片：btu.org.ua</text:p>
      <text:p text:style-name="P4">
News Source: <text:a xlink:type="simple" xlink:href="https://www.ukrinform.ua/rubric-sports/3707355-zavacka-vijsla-do-drugogo-kola-turniru-v-slovaccini.html" text:style-name="Internet_20_link" text:visited-style-name="Visited_20_Internet_20_Link">
https://www.ukrinform.ua/rubric-sports/3707355-zavacka-vijsla-do-drugogo-kola-turniru-v-slovaccini.html</text:a>
</text:p>
      <!--NEWS-->
      <text:h text:style-name="P10" text:outline-level="1">
<text:span text:style-name="T4">
在瑞士，俄罗斯联邦中央银行的资产存储了74亿法郎</text:span>
</text:h>
      <text:p text:style-name="P4">
作者: Ukrinform (Person)</text:p>
      <text:p text:style-name="P4">
出版商: Укринформ (Organization)</text:p>
      <text:p text:style-name="P4">
出版时间: 2023-05-10T17:06:05+03:00</text:p>
      <text:p text:style-name="P4">
修改时间: 2023-05-10T17:06:05+03:00</text:p>
      <text:p text:style-name="P4">
描述: 瑞士俄罗斯联邦中央银行的储量和资产总数约为74亿瑞士法郎。  - 乌克林。</text:p>
      <text:p text:style-name="P4">
图片: ["<text:a xlink:type="simple" xlink:href="https://static.ukrinform.com/photos/2023_02/thumb_files/630_360_1676487173-913.jpg" text:style-name="Internet_20_link" text:visited-style-name="Visited_20_Internet_20_Link">
630_360_16764...</text:a>
"]</text:p>
      <text:p text:style-name="P4">
标签: ['Швейцарія', 'Гроші', 'росія', 'Активи']</text:p>
      <text:p text:style-name="P4">
类型: Article</text:p>
      <!--METADATA-->
      <text:p text:style-name="P4">
<draw:frame draw:style-name="fr1" draw:name="Image128" text:anchor-type="as-char" svg:width="6.9236in" svg:height="3.956343in" draw:z-index="0">
<draw:image xlink:href="../Images/yкринформ/2023-05-10T17-06-05-03-00/630_360_1676487173-913.jpg" xlink:type="simple" xlink:show="embed" xlink:actuate="onLoad" draw:mime-type="image/jpeg"/>
</draw:frame>
瑞士俄罗斯联邦中央银行的中央银行将建立约74亿瑞士法郎。</text:p>
      <text:p text:style-name="P4">
乌克林福姆(Ukrinform(eer).</text:p>
      <text:p text:style-name="P4">
"Загальна сума резервів та активів центрального банку російської федерації, щозберігаються у Швейцарії, становить приблизно 7,4 млрд швейцарських франків",- йдеться у повідомленні.</text:p>
      <text:p text:style-name="P4">
<text:span text:style-name="T4">
Читайте також:</text:span>
 <text:a xlink:type="simple" xlink:href="https://www.ukrinform.ua/rubric-ato/3694907-svejcarski-tehnologii-vse-se-nadhodat-do-rosii.html" text:style-name="Internet_20_link" text:visited-style-name="Visited_20_Internet_20_Link">
 </text:a>
值得注意的是，3月29日，联邦委员会决定克雷斯瓦和资产受到强制性报告。 因此，拥有或控制俄罗斯联邦储量和农业银行或其对手的人，组织和机构应该报告该国的公墓经济学直到2023年4月12日。</text:p>
      <text:p text:style-name="P4">
瑞士政府指出，从2022年6月25日起，禁止与俄罗斯联邦中央银行的管理有关的任何行动。 同时，据指出，这笔“房地产”资产与另外75亿法郎(So)的“冷冻”资金和资产在瑞士拥有或由亚布的人，公司，公司或组织拥有或控制的资产区分开来。与俄罗斯联邦与乌克兰有关的冻结。</text:p>
      <text:p text:style-name="P4">
“在 <text:a xlink:type="simple" xlink:href="https://www.ukrinform.ua/tag-evrosouz" text:style-name="Internet_20_link" text:visited-style-name="Visited_20_Internet_20_Link">
</text:a>
正在讨论俄罗斯联邦中央银行的投资资产数量，以及从中收到的资金来恢复乌克兰。瑞士密切监视这些讨论，”  - 在瑞士仪式中报道。</text:p>
      <text:p text:style-name="P4">
<text:span text:style-name="T4">
另请阅读：</text:span>
 <text:a xlink:type="simple" xlink:href="https://www.ukrinform.ua/rubric-polytics/3706663-vidpovid-na-agresiu-ak-ukraina-vilucae-rosijski-aktivi.html" text:style-name="Internet_20_link" text:visited-style-name="Visited_20_Internet_20_Link">
</text:a>
正如乌克林福姆报道的那样，乌克兰国家银行的负责人早些时候表示，该活动冻结了多达3500亿美元的Centrobankurisos资产。</text:p>
      <text:p text:style-name="P4">
News Source: <text:a xlink:type="simple" xlink:href="https://www.ukrinform.ua/rubric-world/3707356-u-svejcarii-zberigaetsa-aktiviv-centrobanku-rf-na-74-milarda-frankiv.html" text:style-name="Internet_20_link" text:visited-style-name="Visited_20_Internet_20_Link">
https://www.ukrinform.ua/rubric-world/3707356-u-svejcarii-zberigaetsa-aktiviv-centrobanku-rf-na-74-milarda-frankiv.html</text:a>
</text:p>
      <!--NEWS-->
      <text:h text:style-name="P10" text:outline-level="1">
<text:span text:style-name="T4">
Poltavska Oblast（23:07）。 红色警报：空中威胁。 警笛声。 立即掩盖！</text:span>
</text:h>
      <text:p text:style-name="P4">
作者: liveuamap (Language: en)</text:p>
      <text:p text:style-name="P4">
时间: 2023-05-10T17:07:00</text:p>
      <text:p text:style-name="P4">
地点: Poltavska Oblast (Latitude:49.47587 Longtitude:33.81786)</text:p>
      <text:p text:style-name="P4">
视频: []</text:p>
      <text:p text:style-name="P4">
图片: []</text:p>
      <text:p text:style-name="P4">
标签: ["Europe", "Central and Eastern Europe"]</text:p>
      <text:p text:style-name="P4">
Id: 22561927</text:p>
      <!--METADATA-->
      <text:p text:style-name="P4">
poltava(23:07). Red Alert: aerial threat. Sirens sounding. Take covernow!</text:p>
      <text:p text:style-name="P4">
News Collection Link: <text:a xlink:type="simple" xlink:href="https://liveuamap.com/en/2023/10-may-poltavska-oblast2307-red-alert-aerial-g" text:style-name="Internet_20_link" text:visited-style-name="Visited_20_Internet_20_Link">
https://liveuamap.com/en/2023/10-may-poltavska-oblast2307-red-alert-aerial-g</text:a>
</text:p>
      <text:p text:style-name="P4">
News Source: <text:a xlink:type="simple" xlink:href="https://t.me/suspilnepoltava/11095" text:style-name="Internet_20_link" text:visited-style-name="Visited_20_Internet_20_Link">
https://t.me/suspilnepoltava/11095</text:a>
</text:p>
      <!--NEWS-->
      <text:h text:style-name="P10" text:outline-level="1">
<text:span text:style-name="T4">
Mykolaiv，Mykolaiv地区，Chernihiv地区，Kirovohrad地区Donetsk地区，HA ...</text:span>
</text:h>
      <text:p text:style-name="P4">
作者: liveuamap (Language: en)</text:p>
      <text:p text:style-name="P4">
时间: 2023-05-10T17:08:00</text:p>
      <text:p text:style-name="P4">
地点: Mykolaiv (Latitude:46.9485 Longtitude:32.00706)</text:p>
      <text:p text:style-name="P4">
视频: []</text:p>
      <text:p text:style-name="P4">
图片: []</text:p>
      <text:p text:style-name="P4">
标签: ["Europe", "Central and Eastern Europe"]</text:p>
      <text:p text:style-name="P4">
Id: 22561928</text:p>
      <!--METADATA-->
      <text:p text:style-name="P4">
Mykolaiv，Mykolaiv地区，切尼希夫地区，顿涅茨克地区，Kirovohrad地区，Kharkiv，Kharkiv地区，Cherkasy地区(23:08). RedAlert: aerial threat. Sirens sounding. Take cover now!</text:p>
      <text:p text:style-name="P4">
News Collection Link: <text:a xlink:type="simple" xlink:href="https://liveuamap.com/en/2023/10-may-mykolaiv-mykolayivska-oblast-chernihivg" text:style-name="Internet_20_link" text:visited-style-name="Visited_20_Internet_20_Link">
https://liveuamap.com/en/2023/10-may-mykolaiv-mykolayivska-oblast-chernihivg</text:a>
</text:p>
      <text:p text:style-name="P4">
News Source: <text:a xlink:type="simple" xlink:href="https://t.me/air_alert_ua/44973" text:style-name="Internet_20_link" text:visited-style-name="Visited_20_Internet_20_Link">
https://t.me/air_alert_ua/44973</text:a>
</text:p>
      <!--NEWS-->
      <text:h text:style-name="P10" text:outline-level="1">
<text:span text:style-name="T4">
Sumy地区，Dnipro，Dnipropetrovsk地区，Kherson，Kherson地区（23:09）。 红色ALRT：...</text:span>
</text:h>
      <text:p text:style-name="P4">
作者: liveuamap (Language: en)</text:p>
      <text:p text:style-name="P4">
时间: 2023-05-10T17:10:00</text:p>
      <text:p text:style-name="P4">
地点: Sumska Oblast (Latitude:50.99998 Longtitude:33.99904)</text:p>
      <text:p text:style-name="P4">
视频: []</text:p>
      <text:p text:style-name="P4">
图片: []</text:p>
      <text:p text:style-name="P4">
标签: ["Europe", "Central and Eastern Europe"]</text:p>
      <text:p text:style-name="P4">
Id: 22561930</text:p>
      <!--METADATA-->
      <text:p text:style-name="P4">
Sumy地区，Dnipro，Dnipropetrovsk地区，Kherson，Khersonska地区(23:09). Red Alert: aerial threat. Sirens sounding. Take cover now!</text:p>
      <text:p text:style-name="P4">
News Collection Link: <text:a xlink:type="simple" xlink:href="https://liveuamap.com/en/2023/10-may-sumska-oblast-dnipro-dnipropetrovska-og" text:style-name="Internet_20_link" text:visited-style-name="Visited_20_Internet_20_Link">
https://liveuamap.com/en/2023/10-may-sumska-oblast-dnipro-dnipropetrovska-og</text:a>
</text:p>
      <text:p text:style-name="P4">
News Source: <text:a xlink:type="simple" xlink:href="https://t.me/air_alert_ua/44977" text:style-name="Internet_20_link" text:visited-style-name="Visited_20_Internet_20_Link">
https://t.me/air_alert_ua/44977</text:a>
</text:p>
      <!--NEWS-->
      <text:h text:style-name="P10" text:outline-level="1">
<text:span text:style-name="T4">
Shoigu，Gerasimov和Prigogine已经在失败中定义了-Gur</text:span>
</text:h>
      <text:p text:style-name="P4">
作者: Ukrinform (Person)</text:p>
      <text:p text:style-name="P4">
出版商: Укринформ (Organization)</text:p>
      <text:p text:style-name="P4">
出版时间: 2023-05-10T17:11:35+03:00</text:p>
      <text:p text:style-name="P4">
修改时间: 2023-05-10T17:11:35+03:00</text:p>
      <text:p text:style-name="P4">
描述: 俄罗斯国防部长Sergei Shoig，总参谋长Valery Gerasimov的负责人和Wagner PEC负责人Eugene Prigogin之间的公共争议表明，他们确定了乌克兰战争的肇事者。  - 乌克林。</text:p>
      <text:p text:style-name="P4">
图片: ["<text:a xlink:type="simple" xlink:href="https://static.ukrinform.com/photos/2022_09/thumb_files/630_360_1663388386-448.jpg" text:style-name="Internet_20_link" text:visited-style-name="Visited_20_Internet_20_Link">
630_360_16633...</text:a>
"]</text:p>
      <text:p text:style-name="P4">
标签: ['Герасимов', 'Розвідка', 'Пригожин', 'Шойгу', 'Війна з росією', 'Єдині новини']</text:p>
      <text:p text:style-name="P4">
类型: Article</text:p>
      <!--METADATA-->
      <text:p text:style-name="P4">
<draw:frame draw:style-name="fr1" draw:name="Image129" text:anchor-type="as-char" svg:width="6.9236in" svg:height="3.956343in" draw:z-index="0">
<draw:image xlink:href="../Images/yкринформ/2023-05-10T17-11-35-03-00/630_360_1663388386-448.jpg" xlink:type="simple" xlink:show="embed" xlink:actuate="onLoad" draw:mime-type="image/jpeg"/>
</draw:frame>
俄罗斯国防部长Sergei Shoig，总人员人员Gerasimov的负责人和Wagner PEC负责人Eugene Prigogin之间的公众争议表明，他们确定了乌克兰战争的罪行。</text:p>
      <text:p text:style-name="P4">
据《乌克林福姆》报道，在Teleterna“统一新闻”的播放中，国防部安德里·尤索夫(Andriy Yusov)情报的主要管理层代表。</text:p>
      <text:p text:style-name="P4">
“关于民主的未来也不(Prigozhin- ed。)，没有其他人在那里生病，但是他们考虑了自己的未来。 尤其是Pottuptin的未来以及地缘政治不可避免的失败<text:a xlink:type="simple" xlink:href="https://www.ukrinform.ua/tag-rosia" text:style-name="Internet_20_link" text:visited-style-name="Visited_20_Internet_20_Link">
</text:a>
在一场与乌克兰的可耻战争中。 犯罪者应提前确定，建议不要在肇事者中。 现在，Shoigu，Gerasimov和Prigogine已确定，但后来将是有罪的。” Yusov说。</text:p>
      <text:p text:style-name="P4">
<text:span text:style-name="T4">
另请阅读：</text:span>
 <text:a xlink:type="simple" xlink:href="https://www.ukrinform.ua/rubric-ato/3705703-u-minoboroni-zaklikali-ne-sukati-glibokih-sensiv-u-zaavah-rosijskih-vatazkiv.html" text:style-name="Internet_20_link" text:visited-style-name="Visited_20_Internet_20_Link">
</text:a>
正如乌克林福姆报道的<text:a xlink:type="simple" xlink:href="https://www.ukrinform.ua/rubric-ato/3705854-prigozin-i-kadirov-hocut-zvinuvatiti-armiu-rf-v-nevdacah-u-bahmuti-isw.html" text:style-name="Internet_20_link" text:visited-style-name="Visited_20_Internet_20_Link">
</text:a>
Wagner Pec Yevhen Prigogin和Chechnya Ramzankadyrov的领导人的创始人打算创造条件，以指责国防部在巴赫穆特地区俄罗斯联合会失败。</text:p>
      <text:p text:style-name="P4">
News Source: <text:a xlink:type="simple" xlink:href="https://www.ukrinform.ua/rubric-ato/3707359-sojgu-gerasimov-i-prigozin-vze-viznacaut-miz-sobou-vinnih-u-porazci-gur.html" text:style-name="Internet_20_link" text:visited-style-name="Visited_20_Internet_20_Link">
https://www.ukrinform.ua/rubric-ato/3707359-sojgu-gerasimov-i-prigozin-vze-viznacaut-miz-sobou-vinnih-u-porazci-gur.html</text:a>
</text:p>
      <!--NEWS-->
      <text:h text:style-name="P10" text:outline-level="1">
<text:span text:style-name="T4">
尼古拉夫在丹麦的支持下获得了两公里的新塑料管</text:span>
</text:h>
      <text:p text:style-name="P4">
作者: Ukrinform (Person)</text:p>
      <text:p text:style-name="P4">
出版商: Укринформ (Organization)</text:p>
      <text:p text:style-name="P4">
出版时间: 2023-05-10T17:12:00+03:00</text:p>
      <text:p text:style-name="P4">
修改时间: 2023-05-10T17:12:00+03:00</text:p>
      <text:p text:style-name="P4">
描述: 在丹麦难民委员会的支持下，Mykolaiv获得了两公里的新聚乙烯管。  - 乌克林。</text:p>
      <text:p text:style-name="P4">
图片: ["<text:a xlink:type="simple" xlink:href="https://static.ukrinform.com/photos/2023_05/thumb_files/630_360_1683727958-852.jpg" text:style-name="Internet_20_link" text:visited-style-name="Visited_20_Internet_20_Link">
630_360_16837...</text:a>
"]</text:p>
      <text:p text:style-name="P4">
标签: ['Миколаїв', 'Труби', 'допомога', 'Відбудова']</text:p>
      <text:p text:style-name="P4">
类型: Article</text:p>
      <!--METADATA-->
      <text:p text:style-name="P4">
<draw:frame draw:style-name="fr1" draw:name="Image130" text:anchor-type="as-char" svg:width="6.9236in" svg:height="3.956343in" draw:z-index="0">
<draw:image xlink:href="../Images/yкринформ/2023-05-10T17-12-00-03-00/630_360_1683727958-852.jpg" xlink:type="simple" xlink:show="embed" xlink:actuate="onLoad" draw:mime-type="image/jpeg"/>
</draw:frame>
丹麦难民委员会的尼古拉夫获得了两公里的新聚乙烯管。</text:p>
      <text:p text:style-name="P4">
这是由ICP“ Mykolaivvodokanal”报告的<text:a xlink:type="simple" xlink:href="https://t.me/vodokanal1/3185" text:style-name="Internet_20_link" text:visited-style-name="Visited_20_Internet_20_Link">
</text:a>
，报道乌克林福姆。</text:p>
      <text:p text:style-name="P4">
“感谢丹麦难民委员会的雇员(刚果)如今，将近2,000米的不同直径的新聚乙烯管子变为元素。 他们不会长时间躺下，因为这座城市只需要约240公里的钢管。”</text:p>
      <text:p text:style-name="P4">
据报道，一年一百万<text:a xlink:type="simple" xlink:href="https://www.ukrinform.ua/tag-mikolaiv" text:style-name="Internet_20_link" text:visited-style-name="Visited_20_Internet_20_Link">
</text:a>
由于被部分位于赫尔森地区的Dnipro-Mykolaiv供水的入侵者所穿透的侵略者，该供水持续存在。</text:p>
      <text:p text:style-name="P4">
<text:span text:style-name="T4">
另请阅读：</text:span>
 <text:a xlink:type="simple" xlink:href="https://www.ukrinform.ua/rubric-vidbudova/3703612-mikolaiv-otrimav-tri-kilometri-novih-polietilenovih-trub-vid-danii.html" text:style-name="Internet_20_link" text:visited-style-name="Visited_20_Internet_20_Link">
<text:span text:style-name="T4">
管道</text:span>
</text:a>
随后，尼古拉(Nikolaev)不仅成为乌克兰的唯一城市，而且在世界上，尼古拉(Ustystem)开始向dnieper-buzky河口提供盐水。 它腐蚀了水系统。</text:p>
      <text:p text:style-name="P4">
<text:span text:style-name="T5">
foto：ICP“ Nikolaevvodokanal</text:span>
</text:p>
      <text:p text:style-name="P4">
News Source: <text:a xlink:type="simple" xlink:href="https://www.ukrinform.ua/rubric-vidbudova/3707360-mikolaiv-za-pidtrimki-danii-otrimav-dva-kilometri-novih-polietilenovih-trub.html" text:style-name="Internet_20_link" text:visited-style-name="Visited_20_Internet_20_Link">
https://www.ukrinform.ua/rubric-vidbudova/3707360-mikolaiv-za-pidtrimki-danii-otrimav-dva-kilometri-novih-polietilenovih-trub.html</text:a>
</text:p>
      <!--NEWS-->
      <text:h text:style-name="P10" text:outline-level="1">
<text:span text:style-name="T4">
Dnipropetrovsk在液滴下收到了48张病床和280个三脚架</text:span>
</text:h>
      <text:p text:style-name="P4">
作者: Ukrinform (Person)</text:p>
      <text:p text:style-name="P4">
出版商: Укринформ (Organization)</text:p>
      <text:p text:style-name="P4">
出版时间: 2023-05-10T17:14:00+03:00</text:p>
      <text:p text:style-name="P4">
修改时间: 2023-05-10T17:14:00+03:00</text:p>
      <text:p text:style-name="P4">
描述: Dnipropetrovsk地区为医院提供了48张多功能床和280个三脚架。  - 乌克林。</text:p>
      <text:p text:style-name="P4">
图片: ["<text:a xlink:type="simple" xlink:href="https://static.ukrinform.com/photos/2023_05/thumb_files/630_360_1683728005-650.jpg" text:style-name="Internet_20_link" text:visited-style-name="Visited_20_Internet_20_Link">
630_360_16837...</text:a>
"]</text:p>
      <text:p text:style-name="P4">
标签: ['Дніпропетровщина', 'Медицина', 'Лікарня']</text:p>
      <text:p text:style-name="P4">
类型: Article</text:p>
      <!--METADATA-->
      <text:p text:style-name="P4">
<draw:frame draw:style-name="fr1" draw:name="Image131" text:anchor-type="as-char" svg:width="6.9236in" svg:height="3.956343in" draw:z-index="0">
<draw:image xlink:href="../Images/yкринформ/2023-05-10T17-14-00-03-00/630_360_1683728005-650.jpg" xlink:type="simple" xlink:show="embed" xlink:actuate="onLoad" draw:mime-type="image/jpeg"/>
</draw:frame>
Dnipropetrovsk地区为医院提供了48张多功能床和280个三脚架。</text:p>
      <text:p text:style-name="P4">
关于<text:a xlink:type="simple" xlink:href="https://t.me/dnipropetrovskaODA/4550" text:style-name="Internet_20_link" text:visited-style-name="Visited_20_Internet_20_Link">
</text:a>
乌克林福姆报道，请告知酋长 - 帕特罗夫斯克·奥瓦·谢尔盖·利萨克(Ova S​​ergei Lisak)。</text:p>
      <text:p text:style-name="P4">
“今天，基督徒的一艘有价值的货物已被接到该地区<text:a xlink:type="simple" xlink:href="https://www.ukrinform.ua/tag-medicina" text:style-name="Internet_20_link" text:visited-style-name="Visited_20_Internet_20_Link">
</text:a>
乌克兰协会。 48个多功能床。 每个人都用床垫靠在床上和枕头上。</text:p>
      <text:p text:style-name="P4">
他指出，这些事情有助于最大程度地减少并发症，即使最近的情况已移交给该地区的一家医院。 床将以尿液，手术和创伤学为由放置。</text:p>
      <text:p text:style-name="P4">
此外，从液滴下的基金280个三脚架收到。</text:p>
      <text:p text:style-name="P4">
<text:span text:style-name="T4">
另请阅读：</text:span>
 <text:a xlink:type="simple" xlink:href="https://www.ukrinform.ua/rubric-regions/3700572-ternopilsina-otrimala-medicnu-dopomogu-vid-uradu-cehii.html" text:style-name="Internet_20_link" text:visited-style-name="Visited_20_Internet_20_Link">
</text:a>
正如乌克林福姆(Ukrinform)报道的，在切尔尼夫(Chernihiv)，五个社区接受了Khrombuki Vidunisef。</text:p>
      <text:p text:style-name="P4">
News Source: <text:a xlink:type="simple" xlink:href="https://www.ukrinform.ua/rubric-regions/3707361-dnipropetrovsina-otrimala-48-likarnanih-lizok-ta-280-stativiv-pid-krapelnici.html" text:style-name="Internet_20_link" text:visited-style-name="Visited_20_Internet_20_Link">
https://www.ukrinform.ua/rubric-regions/3707361-dnipropetrovsina-otrimala-48-likarnanih-lizok-ta-280-stativiv-pid-krapelnici.html</text:a>
</text:p>
      <!--NEWS-->
      <text:h text:style-name="P10" text:outline-level="1">
<text:span text:style-name="T4">
在切尔尼夫（Chernihiv</text:span>
</text:h>
      <text:p text:style-name="P4">
作者: Ukrinform (Person)</text:p>
      <text:p text:style-name="P4">
出版商: Укринформ (Organization)</text:p>
      <text:p text:style-name="P4">
出版时间: 2023-05-10T17:20:36+03:00</text:p>
      <text:p text:style-name="P4">
修改时间: 2023-05-10T17:20:36+03:00</text:p>
      <text:p text:style-name="P4">
描述: 在切尔尼希夫（Chernihiv），三个公共组织（与欧洲的U -Lead的合作伙伴）提出了他们快速恢复对儿童的教育机会或受俄罗斯对领土侵略的影响的愿景。  - 乌克林。</text:p>
      <text:p text:style-name="P4">
图片: ["<text:a xlink:type="simple" xlink:href="https://static.ukrinform.com/photos/2023_05/thumb_files/630_360_1683728094-865.jpg" text:style-name="Internet_20_link" text:visited-style-name="Visited_20_Internet_20_Link">
630_360_16837...</text:a>
", "<text:a xlink:type="simple" xlink:href="https://static.ukrinform.com/photos/2023_05/1683728095-507.jpg" text:style-name="Internet_20_link" text:visited-style-name="Visited_20_Internet_20_Link">
1683728095-50...</text:a>
", "<text:a xlink:type="simple" xlink:href="https://static.ukrinform.com/photos/2023_05/1683728094-161.jpg" text:style-name="Internet_20_link" text:visited-style-name="Visited_20_Internet_20_Link">
1683728094-16...</text:a>
", "<text:a xlink:type="simple" xlink:href="https://static.ukrinform.com/photos/2023_05/1683728094-523.jpg" text:style-name="Internet_20_link" text:visited-style-name="Visited_20_Internet_20_Link">
1683728094-52...</text:a>
", "<text:a xlink:type="simple" xlink:href="https://static.ukrinform.com/photos/2023_05/1683728426-123.jpg" text:style-name="Internet_20_link" text:visited-style-name="Visited_20_Internet_20_Link">
1683728426-12...</text:a>
"]</text:p>
      <text:p text:style-name="P4">
标签: ['Школа', 'Чернігів', 'U-LEAD з Європою', 'Відбудова']</text:p>
      <text:p text:style-name="P4">
类型: Article</text:p>
      <!--METADATA-->
      <text:p text:style-name="P4">
<draw:frame draw:style-name="fr1" draw:name="Image132" text:anchor-type="as-char" svg:width="6.9236in" svg:height="3.956343in" draw:z-index="0">
<draw:image xlink:href="../Images/yкринформ/2023-05-10T17-20-36-03-00/630_360_1683728094-865.jpg" xlink:type="simple" xlink:show="embed" xlink:actuate="onLoad" draw:mime-type="image/jpeg"/>
</draw:frame>
三个公共组织 - 与欧洲的U领导者的参与者，表达了他们快速续签儿童鹿的教育或俄罗斯侵略领土的受害者的愿景。</text:p>
      <text:p text:style-name="P4">
乌克林传闻记者报道，在与欧洲的一个有组织的U领导中讨论了这一点，“重建对教育的重建恢复：乌克兰代表通讯员在维修，恢复和重建中的作用”，乌克兰代表通讯员报道。</text:p>
      <text:p text:style-name="P4">
在活动开始时，欧洲计划的主任巴斯蒂安·法格尔(Bastian Faigel)描绘了合作在重建中的重要性。</text:p>
      <text:p text:style-name="P4">
<draw:frame draw:style-name="fr1" draw:name="Image133" text:anchor-type="as-char" svg:width="6.9236in" svg:height="4.615733in" draw:z-index="0">
<draw:image xlink:href="../Images/yкринформ/2023-05-10T17-20-36-03-00/1683728095-507.jpg" xlink:type="simple" xlink:show="embed" xlink:actuate="onLoad" draw:mime-type="image/jpeg"/>
</draw:frame>
“乌克兰社区使用可用的资源，例如枯竭，以及包括慈善资金在内的各种公共组织的协助，例如SAVED。为儿童的成长做出了贡献。”他指出。</text:p>
      <text:p text:style-name="P4">
这些项目与大胆的恢复组织一起保存和支持。</text:p>
      <text:p text:style-name="P4">
非政府组织“大胆恢复”的代表Vitaliy Selik说，从与第25届学校相关的学校被选为12，在该学校中，到2023年9月1日，计划进行快速维修。 从选定的学校中，七个位于卡尔基夫地区，两个位于科尼希夫地区的基辅地区，三个。 在后者中，特别是在诺沃比科夫斯基·利科姆(Novobikovsky Lyceum)，在附近，在2022年春季，有团体入侵者的战斗。</text:p>
      <text:p text:style-name="P4">
<draw:frame draw:style-name="fr1" draw:name="Image134" text:anchor-type="as-char" svg:width="6.9236in" svg:height="4.615733in" draw:z-index="0">
<draw:image xlink:href="../Images/yкринформ/2023-05-10T17-20-36-03-00/1683728094-161.jpg" xlink:type="simple" xlink:show="embed" xlink:actuate="onLoad" draw:mime-type="image/jpeg"/>
</draw:frame>
在开始对这些学校进行全面入侵之前，1913年的1913年儿童和3289名学生将于今年秋天去他们。 根据塞利克(Selik)的说法，这些学校必须能够取代不可能的培训的学校。</text:p>
      <text:p text:style-name="P4">
维修将包括修复屋顶，窗户，前门和内部门，112年的房屋和41个卫生间，恢复电力损坏。增加和加速其行为将使包括专业建筑商在内的志愿者的广泛参与。 Selik强调，来自世界20个国家的人们参与了重建，但在该项目中也依靠当地人的积极参与。</text:p>
      <text:p text:style-name="P4">
<draw:frame draw:style-name="fr1" draw:name="Image135" text:anchor-type="as-char" svg:width="6.9236in" svg:height="4.615733in" draw:z-index="0">
<draw:image xlink:href="../Images/yкринформ/2023-05-10T17-20-36-03-00/1683728094-523.jpg" xlink:type="simple" xlink:show="embed" xlink:actuate="onLoad" draw:mime-type="image/jpeg"/>
</draw:frame>
为了帮助儿童，组织安排各个工作场所(访问实现学习的计算机设备)，以个人和小组咨询的形式提供支持，帮助以前的工作材料同化，访问课外活动，与心理学家的工作等。</text:p>
      <text:p text:style-name="P4">
根据Putsova的说法，目前在基辅，切尔尼夫和Mykolaiv地区有30个数字教育中心。 作为与U-Leadz Europe计划合作的一部分，到年底之前25岁时计划了中心数量，将地理位置扩展到了Kharkiv地区。</text:p>
      <text:p text:style-name="P4">
<text:span text:style-name="T4">
另请阅读：</text:span>
 <text:a xlink:type="simple" xlink:href="https://www.ukrinform.ua/rubric-vidbudova/3707327-evrokomisia-cerez-programu-ulead-organizue-v-ukraini-testovi-pilotni-proekti-z-vidnovlenna-skil.html" text:style-name="Internet_20_link" text:visited-style-name="Visited_20_Internet_20_Link">
<text:span text:style-name="T4">
铅</text:span>
</text:a>
非政府组织“ Pro.svit” Alexander Petushkov的主席介绍了发达的曲率“与欧洲的U-Lead”。 它设想创造只安全，但也有利于向环境教会儿童。 这位Petushkov在教育经理的工作中看到了很大的努力，因此他们的准备工作将特别关注。 该项目的另一个目标是在战争期间与参与者在教育过程中形成安全行为。 此外，它将建立一个强大的教育经理网络，以供支持和交流。</text:p>
      <text:p text:style-name="P4">
结果，Petushkova指出，计划收到50个社区，这将是一个安全的教育环境的一个例子。</text:p>
      <text:p text:style-name="P4">
<draw:frame draw:style-name="fr1" draw:name="Image136" text:anchor-type="as-char" svg:width="6.9236in" svg:height="4.615733in" draw:z-index="0">
<draw:image xlink:href="../Images/yкринформ/2023-05-10T17-20-36-03-00/1683728426-123.jpg" xlink:type="simple" xlink:show="embed" xlink:actuate="onLoad" draw:mime-type="image/jpeg"/>
</draw:frame>
乌克兰在地方一级扩大权利和机遇的计划，“与欧洲的U-Lead”的问责制和发展由欧盟及其德国，波兰，瑞典，Denmia，爱沙尼亚和斯洛文尼亚的欧盟及其国家成员共同资助为了支持乌克兰加强当地自治的途径。U领导促进乌克兰透明，负责和多层次的管理，这对公民的需求做出了响应并扩大了社区。</text:p>
      <text:p text:style-name="P4">
<text:span text:style-name="T5">
foto：与欧洲的U领导计划</text:span>
</text:p>
      <text:p text:style-name="P4">
News Source: <text:a xlink:type="simple" xlink:href="https://www.ukrinform.ua/rubric-vidbudova/3707362-u-cernigovi-prezentuvali-instrumenti-svidkogo-vidnovlenna-zrujnovanih-vijnou-skil.html" text:style-name="Internet_20_link" text:visited-style-name="Visited_20_Internet_20_Link">
https://www.ukrinform.ua/rubric-vidbudova/3707362-u-cernigovi-prezentuvali-instrumenti-svidkogo-vidnovlenna-zrujnovanih-vijnou-skil.html</text:a>
</text:p>
      <!--NEWS-->
      <text:h text:style-name="P10" text:outline-level="1">
<text:span text:style-name="T4">
在Kramatorsk地区报道的爆炸</text:span>
</text:h>
      <text:p text:style-name="P4">
作者: liveuamap (Language: en)</text:p>
      <text:p text:style-name="P4">
时间: 2023-05-10T17:21:08</text:p>
      <text:p text:style-name="P4">
地点: Donetsk Oblast (Latitude:48.72857 Longtitude:37.55299)</text:p>
      <text:p text:style-name="P4">
视频: []</text:p>
      <text:p text:style-name="P4">
图片: []</text:p>
      <text:p text:style-name="P4">
标签: ["Europe", "Central and Eastern Europe"]</text:p>
      <text:p text:style-name="P4">
Id: 22561931</text:p>
      <!--METADATA-->
      <text:p text:style-name="P4">
在Kramatorsk地区报道的爆炸</text:p>
      <text:p text:style-name="P4">
新闻集链接：<text:a xlink:type="simple" xlink:href="https://liveuamap.com/en/2023/10-may-explosions-reported-in-kramatorsk-district" text:style-name="Internet_20_link" text:visited-style-name="Visited_20_Internet_20_Link">
https://liveuamap.com/en/2023/2023/10-may-explosions-reported-in-kramatorsk-district</text:a>
</text:p>
      <text:p text:style-name="P4">
News Source: <text:a xlink:type="simple" xlink:href="https://t.me/war_monitor/7220" text:style-name="Internet_20_link" text:visited-style-name="Visited_20_Internet_20_Link">
https://t.me/war_monitor/7220</text:a>
</text:p>
      <!--NEWS-->
      <text:h text:style-name="P10" text:outline-level="1">
<text:span text:style-name="T4">
沃斯克拉（Vorskla）和女性提前赢得了乌克兰冠军</text:span>
</text:h>
      <text:p text:style-name="P4">
作者: Ukrinform (Person)</text:p>
      <text:p text:style-name="P4">
出版商: Укринформ (Organization)</text:p>
      <text:p text:style-name="P4">
出版时间: 2023-05-10T17:22:47+03:00</text:p>
      <text:p text:style-name="P4">
修改时间: 2023-05-10T17:22:47+03:00</text:p>
      <text:p text:style-name="P4">
描述: 球队获得57分。  - 乌克林。</text:p>
      <text:p text:style-name="P4">
图片: ["<text:a xlink:type="simple" xlink:href="https://static.ukrinform.com/photos/2023_05/thumb_files/630_360_1683728455-619.png" text:style-name="Internet_20_link" text:visited-style-name="Visited_20_Internet_20_Link">
630_360_16837...</text:a>
"]</text:p>
      <text:p text:style-name="P4">
标签: ['Футбол', 'Ворскла']</text:p>
      <text:p text:style-name="P4">
类型: Article</text:p>
      <!--METADATA-->
      <text:p text:style-name="P4">
<draw:frame draw:style-name="fr1" draw:name="Image137" text:anchor-type="as-char" svg:width="6.9236in" svg:height="3.956343in" draw:z-index="0">
<draw:image xlink:href="../Images/yкринформ/2023-05-10T17-22-47-03-00/630_360_1683728455-619.png" xlink:type="simple" xlink:show="embed" xlink:actuate="onLoad" draw:mime-type="image/png"/>
</draw:frame>
指挥57分。</text:p>
      <text:p text:style-name="P4">
乌克林福姆报道，沙克塔尔在沃斯克拉的第12轮比赛中在家中击败了2-0。</text:p>
      <text:p text:style-name="P4">
球队获得57分。 在终点线之前的第二个三轮是克里夫巴斯(Kryvbas)，得到48分，但在其他指标上，波尔塔瓦(Poltava)球队在镜头之前的任何情况下。</text:p>
      <text:p text:style-name="P4">
这是冠军“沃斯克拉”历史上的第一个。 在此之前，Poltava俱乐部与Kharkiv Zhitlobud-2合作，之后，女子团队进入了FC。</text:p>
      <text:p text:style-name="P4">
<text:span text:style-name="T4">
另请阅读：</text:span>
 <text:a xlink:type="simple" xlink:href="https://www.ukrinform.ua/rubric-sports/3706516-upl-26j-tur-rozpocnetsa-na-stadioni-dinamo-imeni-lobanovskogo.html" text:style-name="Internet_20_link" text:visited-style-name="Visited_20_Internet_20_Link">
<text:span text:style-name="T4">
 upl </text:span>
</text:a>
正如乌克林福姆报道的那样，国内足球俱乐部将继续在第26轮第26轮的乌克兰联赛队的斗争，该队将于5月13日至15日行走。</text:p>
      <text:p text:style-name="P4">
照片：vorskla.com.ua</text:p>
      <text:p text:style-name="P4">
News Source: <text:a xlink:type="simple" xlink:href="https://www.ukrinform.ua/rubric-sports/3707363-vorskla-dostrokovo-vigrala-cempionat-ukraini-sered-zinok.html" text:style-name="Internet_20_link" text:visited-style-name="Visited_20_Internet_20_Link">
https://www.ukrinform.ua/rubric-sports/3707363-vorskla-dostrokovo-vigrala-cempionat-ukraini-sered-zinok.html</text:a>
</text:p>
      <!--NEWS-->
      <text:h text:style-name="P10" text:outline-level="1">
<text:span text:style-name="T4">
来自美国利维夫地区的一个女孩进行了独特的手术 - 脚的骨头被植入</text:span>
</text:h>
      <text:p text:style-name="P4">
作者: Ukrinform (Person)</text:p>
      <text:p text:style-name="P4">
出版商: Укринформ (Organization)</text:p>
      <text:p text:style-name="P4">
出版时间: 2023-05-10T17:28:00+03:00</text:p>
      <text:p text:style-name="P4">
修改时间: 2023-05-10T17:28:00+03:00</text:p>
      <text:p text:style-name="P4">
描述: 在美国，一名来自利维夫地区的21岁女孩是通过从自己的腿上植入骨头碎片来进行的。  - 乌克林。</text:p>
      <text:p text:style-name="P4">
图片: ["<text:a xlink:type="simple" xlink:href="https://static.ukrinform.com/photos/2023_05/thumb_files/630_360_1683728800-108.jpg" text:style-name="Internet_20_link" text:visited-style-name="Visited_20_Internet_20_Link">
630_360_16837...</text:a>
"]</text:p>
      <text:p text:style-name="P4">
标签: ['Львівщина', 'Охматдит', 'Операція', 'США']</text:p>
      <text:p text:style-name="P4">
类型: Article</text:p>
      <!--METADATA-->
      <text:p text:style-name="P4">
<draw:frame draw:style-name="fr1" draw:name="Image138" text:anchor-type="as-char" svg:width="6.9236in" svg:height="3.956343in" draw:z-index="0">
<draw:image xlink:href="../Images/yкринформ/2023-05-10T17-28-00-03-00/630_360_1683728800-108.jpg" xlink:type="simple" xlink:show="embed" xlink:actuate="onLoad" draw:mime-type="image/jpeg"/>
</draw:frame>
Shazaz是来自LVIV地区的21岁女孩的独特手术，从自己的腿上植入了骨头的脸颊碎片。</text:p>
      <text:p text:style-name="P4">
关于<text:a xlink:type="simple" xlink:href="https://www.facebook.com/OHMATDYTLVIV/posts/pfbid02XCLBuSUKg67ABkNgeh7rRZ2hKpZhjJooSn3hRTg3YJzsCbhVjo5GTxTZALMa5cp1l" text:style-name="Internet_20_link" text:visited-style-name="Visited_20_Internet_20_Link">
</text:a>
报道说，LVIV地区儿童临床医院“ Okhmatdit”报道。</text:p>
      <text:p text:style-name="P4">
“来自桑比尔的安娜 -  21岁。 当女孩出生时，她被诊断出患有颌骨 -  terama的苏迪克肿瘤。 从希腊语翻译 - “怪物”。灌木丛的最高20厘米!出生后的第4天，该女孩在Okhmatdita的“上颌面外科医生，Ivan Gotya教授和外科恢复Roman Stanik的负责人”上手术。 Ani的生命得救了，但她很难呼吸。 该女孩在9岁时进行了重建操作，但这是一个公文包解决方案，”该消息写道。</text:p>
      <text:p text:style-name="P4">
3月，一支与[]的外科医生一起访问了Okhmatdita Lviv“ Okhmatdita”。(https://www.ukrinform.ua/tag-ssa)，可以咨询100多名儿童，将近20个孩子。 但是有唯一没有做出决定的病人。</text:p>
      <text:p text:style-name="P4">
医院指出，在考试后，美国 - 乌克兰指挥官没有现代解决方案 - 一种复杂的重建手术，可以从其自己的腿上安装带有骨头碎片的缺陷。 为了执行干预，LVIV中没有一种特殊设备。 Sozhivchyna和她的Christina医生与区域间中心接壤(美国).</text:p>
      <text:p text:style-name="P4">
«Автотрансплантацію зробили з малогомілкової кістки на судинній ніжці, тобтовідділили частину кістки ноги разом із судиною, яка надалі живитиме щелепу.Такі мікроваскулярні операції - це тривала робота, адже треба було акуратновідпрепарувати кістку з судинами і помістити в ділянку дефекту у щелепі, передтим сформувавши її анатомічні особливості щелепи. Тонка скульптурна робота,яка потребує часу і вмінь хірургів. Саме тому до порятунку Ані залучилиДжейсона Поттера і Ланса Оксфорда - провідних пластичних хірургів зі США», -додають в медзакладі.</text:p>
      <text:p text:style-name="P4">
<text:span text:style-name="T4">
Читайте також:</text:span>
 <text:a xlink:type="simple" xlink:href="https://www.ukrinform.ua/rubric-regions/3704718-u-lvovi-likari-proveli-pat-odnomomentnih-transplantacij.html" text:style-name="Internet_20_link" text:visited-style-name="Visited_20_Internet_20_Link">
 <text:span text:style-name="T4">
одномоментн</text:span>
 </text:a>
现在，安雅(Anya)自信地康复，已经回到家。 如有必要，整形手术甚至将达到最大的化妆品效果。<text:span text:style-name="T5">
foto：LVIV地区儿童临床医院ohmatdit</text:span>
</text:p>
      <text:p text:style-name="P4">
News Source: <text:a xlink:type="simple" xlink:href="https://www.ukrinform.ua/rubric-regions/3707366-divcini-zi-lvivsini-u-ssa-proveli-unikalnu-operaciu-kistku-nogi-implantuvali-v-selepu.html" text:style-name="Internet_20_link" text:visited-style-name="Visited_20_Internet_20_Link">
https://www.ukrinform.ua/rubric-regions/3707366-divcini-zi-lvivsini-u-ssa-proveli-unikalnu-operaciu-kistku-nogi-implantuvali-v-selepu.html</text:a>
</text:p>
      <!--NEWS-->
      <text:h text:style-name="P10" text:outline-level="1">
<text:span text:style-name="T4">
在尼古拉地区，两个拖拉机被炸毁</text:span>
</text:h>
      <text:p text:style-name="P4">
作者: Ukrinform (Person)</text:p>
      <text:p text:style-name="P4">
出版商: Укринформ (Organization)</text:p>
      <text:p text:style-name="P4">
出版时间: 2023-05-10T17:29:32+03:00</text:p>
      <text:p text:style-name="P4">
修改时间: 2023-05-10T17:29:32+03:00</text:p>
      <text:p text:style-name="P4">
描述: 在Petropavlivka村的Mykolaiv地区，一名男子在现场工作中在迷你岛上爆炸。 在诺沃科科夫村，拖拉机在爆炸物上爆炸，驾驶员住院。  - 乌克林。</text:p>
      <text:p text:style-name="P4">
图片: ["<text:a xlink:type="simple" xlink:href="https://static.ukrinform.com/photos/2023_05/thumb_files/630_360_1683728865-792.jpg" text:style-name="Internet_20_link" text:visited-style-name="Visited_20_Internet_20_Link">
630_360_16837...</text:a>
", "<text:a xlink:type="simple" xlink:href="https://static.ukrinform.com/photos/2023_05/1683728775-457.jpg" text:style-name="Internet_20_link" text:visited-style-name="Visited_20_Internet_20_Link">
1683728775-45...</text:a>
", "<text:a xlink:type="simple" xlink:href="https://static.ukrinform.com/photos/2023_05/1683728775-713.jpg" text:style-name="Internet_20_link" text:visited-style-name="Visited_20_Internet_20_Link">
1683728775-71...</text:a>
", "<text:a xlink:type="simple" xlink:href="https://static.ukrinform.com/photos/2023_05/1683728864-153.jpg" text:style-name="Internet_20_link" text:visited-style-name="Visited_20_Internet_20_Link">
1683728864-15...</text:a>
"]</text:p>
      <text:p text:style-name="P4">
标签: ['Миколаївщина', 'Вибух', 'Трактор']</text:p>
      <text:p text:style-name="P4">
类型: Article</text:p>
      <!--METADATA-->
      <text:p text:style-name="P4">
<draw:frame draw:style-name="fr1" draw:name="Image139" text:anchor-type="as-char" svg:width="6.9236in" svg:height="3.956343in" draw:z-index="0">
<draw:image xlink:href="../Images/yкринформ/2023-05-10T17-29-32-03-00/630_360_1683728865-792.jpg" xlink:type="simple" xlink:show="embed" xlink:actuate="onLoad" draw:mime-type="image/jpeg"/>
</draw:frame>
在Petropavlivka村，该男子在Petropavlivka村的一个迷你爆炸中爆炸。 在诺沃科科夫村，拖拉机在炸药中爆炸，驾驶。</text:p>
      <text:p text:style-name="P4">
据报道(https://t.me/chat_s_shayhet/4505)他报告了乌克林福姆。</text:p>
      <text:p text:style-name="P4">
<draw:frame draw:style-name="fr1" draw:name="Image140" text:anchor-type="as-char" svg:width="6.9236in" svg:height="5.1927in" draw:z-index="0">
<draw:image xlink:href="../Images/yкринформ/2023-05-10T17-29-32-03-00/1683728775-457.jpg" xlink:type="simple" xlink:show="embed" xlink:actuate="onLoad" draw:mime-type="image/jpeg"/>
</draw:frame>
</text:p>
      <text:p text:style-name="P4">
<draw:frame draw:style-name="fr1" draw:name="Image141" text:anchor-type="as-char" svg:width="6.9236in" svg:height="5.1927in" draw:z-index="0">
<draw:image xlink:href="../Images/yкринформ/2023-05-10T17-29-32-03-00/1683728775-713.jpg" xlink:type="simple" xlink:show="embed" xlink:actuate="onLoad" draw:mime-type="image/jpeg"/>
</draw:frame>
“今天，5月10日，来自Berezneguvat社区的Petropavlivka村的农民在反坦克迷你上被炸毁。 该名男子去了田野，需要为他做好准备，并遇到了居民留下的危险的“惊喜”。</text:p>
      <text:p text:style-name="P4">
据他说，这名男子遭受了弹片伤口，现在得到了医疗援助。</text:p>
      <text:p text:style-name="P4">
“在尼古拉地区，拖拉机在未知的弹药上爆炸。 在村里。 1963年Novoochakivbashtansky地区男子 在拖拉机上，他遇到了一个未知的物体，这就是为什么他被引爆的原因。” []说。(https://www.facebook.com/MNS.GOV.UA/posts/pfbid0pkPZKAefCzHjAP3iv1FXjpPNVjg5ifQzEobjj7BtK6T1rts5dRnk3UWTxCjso6BQl)SES。</text:p>
      <text:p text:style-name="P4">
<draw:frame draw:style-name="fr1" draw:name="Image142" text:anchor-type="as-char" svg:width="6.9236in" svg:height="5.1927in" draw:z-index="0">
<draw:image xlink:href="../Images/yкринформ/2023-05-10T17-29-32-03-00/1683728864-153.jpg" xlink:type="simple" xlink:show="embed" xlink:actuate="onLoad" draw:mime-type="image/jpeg"/>
</draw:frame>
爆炸驾驶员的驾驶员受到轻伤并住院。</text:p>
      <text:p text:style-name="P4">
<text:span text:style-name="T4">
另请阅读：</text:span>
 <text:a xlink:type="simple" xlink:href="https://www.ukrinform.ua/rubric-regions/3703718-na-harkivsini-pidirvalisa-u-poli-dvoe-mehanizatoriv.html" text:style-name="Internet_20_link" text:visited-style-name="Visited_20_Internet_20_Link">
<text:span text:style-name="T4">
排除</text:span>
</text:a>
据报道，在边境地带里凡恩地区的北部，造成了拖拉机，导致一个人被杀，另一个人杀死。</text:p>
      <text:p text:style-name="P4">
News Source: <text:a xlink:type="simple" xlink:href="https://www.ukrinform.ua/rubric-regions/3707369-na-mikolaivsini-pidirvalisa-dva-traktori.html" text:style-name="Internet_20_link" text:visited-style-name="Visited_20_Internet_20_Link">
https://www.ukrinform.ua/rubric-regions/3707369-na-mikolaivsini-pidirvalisa-dva-traktori.html</text:a>
</text:p>
      <!--NEWS-->
      <text:h text:style-name="P10" text:outline-level="1">
<text:span text:style-name="T4">
四月份乌克兰的通货膨胀率下降到0.2％</text:span>
</text:h>
      <text:p text:style-name="P4">
作者: Ukrinform (Person)</text:p>
      <text:p text:style-name="P4">
出版商: Укринформ (Organization)</text:p>
      <text:p text:style-name="P4">
出版时间: 2023-05-10T17:31:03+03:00</text:p>
      <text:p text:style-name="P4">
修改时间: 2023-05-10T17:31:03+03:00</text:p>
      <text:p text:style-name="P4">
描述: 4月，消费市场的通货膨胀率降至0.2％ - 从三月份的1.5％开始； 自今年年初以来，价格上涨了3.2％。  - 乌克林。</text:p>
      <text:p text:style-name="P4">
图片: ["<text:a xlink:type="simple" xlink:href="https://static.ukrinform.com/photos/2022_01/thumb_files/630_360_1643050101-280.jpg" text:style-name="Internet_20_link" text:visited-style-name="Visited_20_Internet_20_Link">
630_360_16430...</text:a>
", "<text:a xlink:type="simple" xlink:href="https://static.ukrinform.com/photos/2023_05/1683728939-445.jpg" text:style-name="Internet_20_link" text:visited-style-name="Visited_20_Internet_20_Link">
1683728939-44...</text:a>
", "<text:a xlink:type="simple" xlink:href="https://static.ukrinform.com/photos/2023_05/1683728953-923.jpg" text:style-name="Internet_20_link" text:visited-style-name="Visited_20_Internet_20_Link">
1683728953-92...</text:a>
", "<text:a xlink:type="simple" xlink:href="https://static.ukrinform.com/photos/2023_05/1683728964-191.jpg" text:style-name="Internet_20_link" text:visited-style-name="Visited_20_Internet_20_Link">
1683728964-19...</text:a>
"]</text:p>
      <text:p text:style-name="P4">
标签: ['Ціни', 'Інфляція', 'Держстат']</text:p>
      <text:p text:style-name="P4">
类型: Article</text:p>
      <!--METADATA-->
      <text:p text:style-name="P4">
<draw:frame draw:style-name="fr1" draw:name="Image143" text:anchor-type="as-char" svg:width="6.9236in" svg:height="3.956343in" draw:z-index="0">
<draw:image xlink:href="../Images/yкринформ/2023-05-10T17-31-03-03-00/630_360_1643050101-280.jpg" xlink:type="simple" xlink:show="embed" xlink:actuate="onLoad" draw:mime-type="image/jpeg"/>
</draw:frame>
在四月充电中，消费市场减慢至0.2％ - 从三月份的1.5％降至0.2％； 在今年年初，价格上涨了3.2％。</text:p>
      <text:p text:style-name="P4">
关于它报告<text:a xlink:type="simple" xlink:href="https://www.ukrstat.gov.ua/" text:style-name="Internet_20_link" text:visited-style-name="Visited_20_Internet_20_Link">
</text:a>
，报道乌克林福姆。</text:p>
      <text:p text:style-name="P4">
“ <text:a xlink:type="simple" xlink:href="https://www.ukrinform.ua/tag-inflacia" text:style-name="Internet_20_link" text:visited-style-name="Visited_20_Internet_20_Link">
</text:a>
与2023年3月相比，在2023年4月的消费市场中，自今年年初以来为0.2％-3.2％。</text:p>
      <text:p text:style-name="P4">
根据已发布的数据，年度维度(2023年4月到2012年4月)通货膨胀率为17.9％。</text:p>
      <text:p text:style-name="P4">
<draw:frame draw:style-name="fr1" draw:name="Image144" text:anchor-type="as-char" svg:width="6.9236in" svg:height="2.552974in" draw:z-index="0">
<draw:image xlink:href="../Images/yкринформ/2023-05-10T17-31-03-03-00/1683728939-445.jpg" xlink:type="simple" xlink:show="embed" xlink:actuate="onLoad" draw:mime-type="image/jpeg"/>
</draw:frame>
州统计委员会指出，在四月的消费市场中，食品和软饮料的价格增长了0.4％。 最多(至7.4％)猪肉上了。 牛肉，家禽肉，乳制品，软饮料，鱼类和鱼类产品，面包，蔬菜的价格增长了1.8-0.3％。 同时，鸡蛋下降了8.7％，谷物加工，葵花籽油，水果，大米，牛奶，糖的价格下降了1.9-0.3％。</text:p>
      <text:p text:style-name="P4">
<draw:frame draw:style-name="fr1" draw:name="Image145" text:anchor-type="as-char" svg:width="6.9236in" svg:height="4.865887in" draw:z-index="0">
<draw:image xlink:href="../Images/yкринформ/2023-05-10T17-31-03-03-00/1683728953-923.jpg" xlink:type="simple" xlink:show="embed" xlink:actuate="onLoad" draw:mime-type="image/jpeg"/>
</draw:frame>
<draw:frame draw:style-name="fr1" draw:name="Image146" text:anchor-type="as-char" svg:width="6.9236in" svg:height="5.422393in" draw:z-index="0">
<draw:image xlink:href="../Images/yкринформ/2023-05-10T17-31-03-03-00/1683728964-191.jpg" xlink:type="simple" xlink:show="embed" xlink:actuate="onLoad" draw:mime-type="image/jpeg"/>
</draw:frame>
酒精饮料和烟草产品的价格上涨了1.0％，尤其是紧密的产品 -  1.3％，酒精饮料 - 增长了0.8％。</text:p>
      <text:p text:style-name="P4">
健康价格上涨1.0％的上涨主要是由于制药产品的费用增加了1.2％。</text:p>
      <text:p text:style-name="P4">
<text:span text:style-name="T4">
另请阅读：</text:span>
 <text:a xlink:type="simple" xlink:href="https://www.ukrinform.ua/rubric-economy/3701516-nacbank-prognozue-so-cogoric-inflacia-spovilnitsa-do-148.html" text:style-name="Internet_20_link" text:visited-style-name="Visited_20_Internet_20_Link">
<text:span text:style-name="T4">
国家银行</text:span>
 <text:span text:style-name="T4">
 </text:span>
预测<text:span text:style-name="T4">
 </text:span>
今年<text:span text:style-name="T4">
 </text:span>
 <text:span text:style-name="T4">
通货膨胀率</text:span>
<text:span text:style-name="T4">
缓慢</text:span>
</text:a>
由于燃料和石油较低，运输价格下降了0.7％。 同时，铁路客运运输中的票价增长了0.8％。</text:p>
      <text:p text:style-name="P4">
据报道，根据经济部<text:a xlink:type="simple" xlink:href="https://www.ukrinform.ua/rubric-economy/3679020-minekonomiki-prognozue-inflaciu-u-24-za-pidsumkami-roku.html" text:style-name="Internet_20_link" text:visited-style-name="Visited_20_Internet_20_Link">
</text:a>
 .</text:p>
      <text:p text:style-name="P4">
News Source: <text:a xlink:type="simple" xlink:href="https://www.ukrinform.ua/rubric-economy/3707371-inflacia-v-ukraini-u-kvitni-spovilnilasa-do-02.html" text:style-name="Internet_20_link" text:visited-style-name="Visited_20_Internet_20_Link">
https://www.ukrinform.ua/rubric-economy/3707371-inflacia-v-ukraini-u-kvitni-spovilnilasa-do-02.html</text:a>
</text:p>
      <!--NEWS-->
      <text:h text:style-name="P10" text:outline-level="1">
<text:span text:style-name="T4">
无人机在布莱恩斯克地区的星座镇撞到行政大楼 - 州长</text:span>
</text:h>
      <text:p text:style-name="P4">
作者: liveuamap (Language: en)</text:p>
      <text:p text:style-name="P4">
时间: 2023-05-10T17:32:33</text:p>
      <text:p text:style-name="P4">
地点: Starodub, Briansk (Latitude:52.5843 Longtitude:32.75848)</text:p>
      <text:p text:style-name="P4">
视频: []</text:p>
      <text:p text:style-name="P4">
图片: []</text:p>
      <text:p text:style-name="P4">
标签: ["Russia", "Central and Eastern Europe"]</text:p>
      <text:p text:style-name="P4">
Id: 22561932</text:p>
      <!--METADATA-->
      <text:p text:style-name="P4">
无人机命中行政大楼，位于布莱恩斯克地区的StaroDub镇，Governor</text:p>
      <text:p text:style-name="P4">
新闻集链接：<text:a xlink:type="simple" xlink:href="https://liveuamap.com/en/2023/10-may-drone-hit-administrative-building-in-starodub-town" text:style-name="Internet_20_link" text:visited-style-name="Visited_20_Internet_20_Link">
https://liveuamap.com/en/2023/10-may-drone-hit-hit-administrative-building-in-starodub-town</text:a>
</text:p>
      <text:p text:style-name="P4">
News Source: <text:a xlink:type="simple" xlink:href="https://t.me/rusbrief/116013" text:style-name="Internet_20_link" text:visited-style-name="Visited_20_Internet_20_Link">
https://t.me/rusbrief/116013</text:a>
</text:p>
      <!--NEWS-->
      <text:h text:style-name="P10" text:outline-level="1">
<text:span text:style-name="T4">
乌克兰语言发展计划应在所有被置换的领土上 - 克里明</text:span>
</text:h>
      <text:p text:style-name="P4">
作者: Ukrinform (Person)</text:p>
      <text:p text:style-name="P4">
出版商: Укринформ (Organization)</text:p>
      <text:p text:style-name="P4">
出版时间: 2023-05-10T17:32:41+03:00</text:p>
      <text:p text:style-name="P4">
修改时间: 2023-05-10T17:32:41+03:00</text:p>
      <text:p text:style-name="P4">
描述: 州语言专员塔拉斯·克雷明（Taras Kremin）强调，乌克兰语言发展计划应在乌克兰的所有犹太人领土上运作。  - 乌克林。</text:p>
      <text:p text:style-name="P4">
图片: ["<text:a xlink:type="simple" xlink:href="https://static.ukrinform.com/photos/2022_10/thumb_files/630_360_1665664226-804.jpg" text:style-name="Internet_20_link" text:visited-style-name="Visited_20_Internet_20_Link">
630_360_16656...</text:a>
"]</text:p>
      <text:p text:style-name="P4">
标签: ['Деокупація', 'Українська мова', 'Кремінь']</text:p>
      <text:p text:style-name="P4">
类型: Article</text:p>
      <!--METADATA-->
      <text:p text:style-name="P4">
<draw:frame draw:style-name="fr1" draw:name="Image147" text:anchor-type="as-char" svg:width="6.9236in" svg:height="3.956343in" draw:z-index="0">
<draw:image xlink:href="../Images/yкринформ/2023-05-10T17-32-41-03-00/630_360_1665664226-804.jpg" xlink:type="simple" xlink:show="embed" xlink:actuate="onLoad" draw:mime-type="image/jpeg"/>
</draw:frame>
州语言专员塔拉斯·克雷明(Taras Kremin)强调，乌克兰语言发展计划应在乌克兰的所有牙科领土上运作。</text:p>
      <text:p text:style-name="P4">
他在圆桌会议上指出了这一点，该圆桌会议在库尔森地区的领土上实施了国家语言政治，乌克林福姆报告了<text:a xlink:type="simple" xlink:href="http://www.facebook.com/govuamova/posts/pfbid0N3nmi6sM64K9hYbQEmfkkVwCpNtY5gYH6AJoFJYH1ABkcnmKM7eiLTVrh9xeDt8il" text:style-name="Internet_20_link" text:visited-style-name="Visited_20_Internet_20_Link">
</text:a>
专员。</text:p>
      <text:p text:style-name="P4">
克雷明指出，赫森地区是所有区域政府中第一个总结了该语言程序实施的第一阶段的人。</text:p>
      <text:p text:style-name="P4">
“在这两个月中，该文件已经以很棒的方式进行：区域行政部门的结构单位与国家语言申诉专员的秘书处之间的紧密合作，在不仅向公民的立场上告知公民的立场，结果还是有结果申诉专员，”他说，并感谢校长的大学亚历山大·斯皮瓦科夫斯基(Alexander Spivakovsky)推广乌克兰语言以创建语言课程，口语俱乐部。</text:p>
      <text:p text:style-name="P4">
<text:span text:style-name="T4">
另请阅读：</text:span>
 <text:a xlink:type="simple" xlink:href="https://www.ukrinform.ua/rubric-society/3704684-kremin-zaklikae-do-fiksacii-zlocinu-lingvocidu-u-kriminalnomu-kodeksi.html" text:style-name="Internet_20_link" text:visited-style-name="Visited_20_Internet_20_Link">
<text:span text:style-name="T4">
 flint </text:span>
</text:a>
根据语言申诉专员的说法，重要的计划要运作每个Docular United领土社区的ger跑，这一点很重要。</text:p>
      <text:p text:style-name="P4">
“该市的乌克兰语言发展计划也应该出现<text:a xlink:type="simple" xlink:href="https://www.ukrinform.ua/tag-herson" text:style-name="Internet_20_link" text:visited-style-name="Visited_20_Internet_20_Link">
</text:a>
这将反映区域计划目标的主要任务，但同时考虑其组成部分，这对区域中心社区非常重要。”</text:p>
      <text:p text:style-name="P4">
<text:span text:style-name="T4">
另请阅读：</text:span>
 <text:a xlink:type="simple" xlink:href="https://www.ukrinform.ua/rubric-society/3704768-torik-kremin-otrimav-ponad-2-800-zvernen-sodo-porusen-movnogo-zakonu.html" text:style-name="Internet_20_link" text:visited-style-name="Visited_20_Internet_20_Link">
<text:span text:style-name="T4">
 flint </text:span>
</text:a>
据乌克林福姆报道，该语言申诉专员表示，为外国人创建乌克兰语言的教科书是2023年的优先事项。</text:p>
      <text:p text:style-name="P4">
News Source: <text:a xlink:type="simple" xlink:href="https://www.ukrinform.ua/rubric-society/3707372-programi-rozvitku-ukrainskoi-movi-maut-buti-na-vsih-deokupovanih-teritoriah-kremin.html" text:style-name="Internet_20_link" text:visited-style-name="Visited_20_Internet_20_Link">
https://www.ukrinform.ua/rubric-society/3707372-programi-rozvitku-ukrainskoi-movi-maut-buti-na-vsih-deokupovanih-teritoriah-kremin.html</text:a>
</text:p>
      <!--NEWS-->
      <text:h text:style-name="P10" text:outline-level="1">
<text:span text:style-name="T4">
乌克兰今年已出口到欧盟大约一百万吨大豆</text:span>
</text:h>
      <text:p text:style-name="P4">
作者: Ukrinform (Person)</text:p>
      <text:p text:style-name="P4">
出版商: Укринформ (Organization)</text:p>
      <text:p text:style-name="P4">
出版时间: 2023-05-10T17:34:00+03:00</text:p>
      <text:p text:style-name="P4">
修改时间: 2023-05-10T17:34:00+03:00</text:p>
      <text:p text:style-name="P4">
描述: 自2023年初以来，乌克兰已向欧盟出口了约100万吨大豆。  - 乌克林。</text:p>
      <text:p text:style-name="P4">
图片: ["<text:a xlink:type="simple" xlink:href="https://static.ukrinform.com/photos/2017_04/thumb_files/630_360_1492077570-5640.jpg" text:style-name="Internet_20_link" text:visited-style-name="Visited_20_Internet_20_Link">
630_360_14920...</text:a>
"]</text:p>
      <text:p text:style-name="P4">
标签: ['Експорт', 'Євросоюз', 'Аграрії', 'Соя']</text:p>
      <text:p text:style-name="P4">
类型: Article</text:p>
      <!--METADATA-->
      <text:p text:style-name="P4">
<draw:frame draw:style-name="fr1" draw:name="Image148" text:anchor-type="as-char" svg:width="6.9236in" svg:height="3.956343in" draw:z-index="0">
<draw:image xlink:href="../Images/yкринформ/2023-05-10T17-34-00-03-00/630_360_1492077570-5640.jpg" xlink:type="simple" xlink:show="embed" xlink:actuate="onLoad" draw:mime-type="image/jpeg"/>
</draw:frame>
2023年，乌克兰向欧盟出口了大约100万道务餐。</text:p>
      <text:p text:style-name="P4">
乌克兰塔拉斯·维索斯基(Taras Vysotsky)的第一任农业政策和食品副部长在第一届国际非转基因峰会上告诉这一点，“加强没有转基因生物的市场保护”(国际非GMO峰会)，报道乌克林福姆，转介给<text:a xlink:type="simple" xlink:href="https://minagro.gov.ua/news/ukrayina-dotrimuyetsya-yevropejskih-standartiv-z-viroshchuvannya-ne-gmo-soyi-taras-visockij" text:style-name="Internet_20_link" text:visited-style-name="Visited_20_Internet_20_Link">
</text:a>
。</text:p>
      <text:p text:style-name="P4">
“阿农人继续播种大豆 - 供应鸡的至关重要的文化<text:a xlink:type="simple" xlink:href="https://www.ukrinform.ua/tag-evropa" text:style-name="Internet_20_link" text:visited-style-name="Visited_20_Internet_20_Link">
</text:a>
。 在2022年，收获了超过150万公顷的公顷，收获了370万吨大豆，比2021年高7％。 自2023年初以来，大约有100万个大豆已经出口到欧盟。”他说。</text:p>
      <text:p text:style-name="P4">
维索斯基指出，作为进入欧盟的候选人，乌克兰一直遵循欧盟立法。 特别是，她加入了反挖林的规则。 自2024年底以来，某些农产品(例如大豆)只会在未砍伐森林的土地上种植。</text:p>
      <text:p text:style-name="P4">
根据副部长的说法，去年乌克兰约有6.58千吨大豆(总产量的17.5％)根据多瑙河大豆协会的标准，被认证为稳定的非转基因大豆。 这保证了欧盟规范的大豆严格保护植物并减少停车气体的排放。</text:p>
      <text:p text:style-name="P4">
维索斯基强调说：“与实施保护伙伴关系计划有关，旨在刺激非GMO大豆的可持续生产。”</text:p>
      <text:p text:style-name="P4">
他还说，乌克兰政府已根据欧盟法律起草了一项法案，以加强转基因生产产品的控制，贸易，进出口和出口。 该文件对转基因生物管理领域的违反法律规定了严格的惩罚。</text:p>
      <text:p text:style-name="P4">
<text:span text:style-name="T4">
另请阅读：</text:span>
 <text:a xlink:type="simple" xlink:href="https://www.ukrinform.ua/rubric-economy/3706290-v-ukraini-najnizcij-vrozaj-gorohu-za-ostanni-10-rokiv.html" text:style-name="Internet_20_link" text:visited-style-name="Visited_20_Internet_20_Link">
<text:span text:style-name="T4">
豌豆</text:span>
</text:a>
第一次国际非转基因峰会由非转基因市场的主要业务协会(包括多瑙河大豆协会)进行和协调。 Samitobun从南美和欧洲有19个国家的约200名参与者交换了有关非高产作物的可用性和生产需求的信息。</text:p>
      <text:p text:style-name="P4">
News Source: <text:a xlink:type="simple" xlink:href="https://www.ukrinform.ua/rubric-economy/3707374-ukraina-cogoric-eksportuvala-do-es-blizko-miljona-tonn-soi.html" text:style-name="Internet_20_link" text:visited-style-name="Visited_20_Internet_20_Link">
https://www.ukrinform.ua/rubric-economy/3707374-ukraina-cogoric-eksportuvala-do-es-blizko-miljona-tonn-soi.html</text:a>
</text:p>
      <!--NEWS-->
      <text:h text:style-name="P10" text:outline-level="1">
<text:span text:style-name="T4">
UKREXIMBANK四个月内的利润达到12亿</text:span>
</text:h>
      <text:p text:style-name="P4">
作者: Ukrinform (Person)</text:p>
      <text:p text:style-name="P4">
出版商: Укринформ (Organization)</text:p>
      <text:p text:style-name="P4">
出版时间: 2023-05-10T17:35:12+03:00</text:p>
      <text:p text:style-name="P4">
修改时间: 2023-05-10T17:35:12+03:00</text:p>
      <text:p text:style-name="P4">
描述: 自2023年初以来，乌克兰州出口国外银行（UKREXIMBANK）的利润为UAH 12亿美元。  - 乌克林。</text:p>
      <text:p text:style-name="P4">
图片: ["<text:a xlink:type="simple" xlink:href="https://static.ukrinform.com/photos/2019_11/thumb_files/630_360_1574034204-253.jpg" text:style-name="Internet_20_link" text:visited-style-name="Visited_20_Internet_20_Link">
630_360_15740...</text:a>
"]</text:p>
      <text:p text:style-name="P4">
标签: ['Гроші', 'Укрексімбанк']</text:p>
      <text:p text:style-name="P4">
类型: Article</text:p>
      <!--METADATA-->
      <text:p text:style-name="P4">
<draw:frame draw:style-name="fr1" draw:name="Image149" text:anchor-type="as-char" svg:width="6.9236in" svg:height="3.956343in" draw:z-index="0">
<draw:image xlink:href="../Images/yкринформ/2023-05-10T17-35-12-03-00/630_360_1574034204-253.jpg" xlink:type="simple" xlink:show="embed" xlink:actuate="onLoad" draw:mime-type="image/jpeg"/>
</draw:frame>
自20123年初以来，乌克兰州出口国际银行的利润(UKREXIMBANK)总计12亿美元。</text:p>
      <text:p text:style-name="P4">
根据乌克林福姆的说法，新闻服务报告<text:a xlink:type="simple" xlink:href="https://www.eximb.com/ua/bank/press/novyny-banku/finansovyj-rezultat-ukreksimbanku-za-4-misyaci-2023-roku-syagnuv-1-2-milyarda-gryven.html" text:style-name="Internet_20_link" text:visited-style-name="Visited_20_Internet_20_Link">
</text:a>
。</text:p>
      <text:p text:style-name="P4">
值得注意的是，盈利能力是该国ATM的积极支持的结果。 迄今为止，UKREXIMBANK在UAH 1,80亿美元的银行体系中拥有最大的信贷组合。</text:p>
      <text:p text:style-name="P4">
正如他们在银行中指出的那样，尽管发生了全面的战争，但客户服务仍处于适当的水平，表明投资组合的质量。 当前业务模式的金融机构的员工和与借款人的有效对话促进了这一点。</text:p>
      <text:p text:style-name="P4">
此外，ukrexim在外币购买/销售市场中担任领先地位：1月至4月，银行通过外币交易获得了1.84亿美元的UAH。</text:p>
      <text:p text:style-name="P4">
<text:span text:style-name="T4">
另请阅读：</text:span>
 <text:a xlink:type="simple" xlink:href="https://www.ukrinform.ua/rubric-economy/3704795-u-nbu-rozrahovuut-so-bilsist-bankiv-zmozut-vidnoviti-kapital.html" text:style-name="Internet_20_link" text:visited-style-name="Visited_20_Internet_20_Link">
</text:a>
自年初以来，在流动性上的强大立场使Ukrexim能够早期还清NBU的再融资超过130亿。 计划在2023年上半年结束时向国家银行的国家银行付款。</text:p>
      <text:p text:style-name="P4">
“ 2023年的目的是支持经济的真正部门，并特别是为了重建而与国际金融组织建立进一步的关系。 数字化和操作流程的改进在我们的重点中不知所措。 因此，在不久的将来，要为客户提供更具技术性和明显的简化机制。”银行总裁Sergey Yermakov说。</text:p>
      <text:p text:style-name="P4">
<text:span text:style-name="T4">
另请阅读：</text:span>
 <text:a xlink:type="simple" xlink:href="https://www.ukrinform.ua/rubric-economy/3707246-bankivska-sistema-ukraini-finansovij-uspih-na-tli-dodatkovih-viklikiv.html" text:style-name="Internet_20_link" text:visited-style-name="Visited_20_Internet_20_Link">
<text:span text:style-name="T4">
银行</text:span>
 <text:span text:style-name="T4">
系统</text:span>
 <text:span text:style-name="T4">
乌克兰</text:span>
 <text:span text:style-name="T4">
 </text:span>
财务<text:span text:style-name="T4">
成功</text:span>
 <text:span text:style-name="T4">
 </text:span>
 <text:span text:style-name="T4">
 FALES </text:span>
 <text:span text:style-name="T4">
 </text:span>
 <text:span text:style-name="T4">
 </text:span>
额外<text:span text:style-name="T4">
 </text:span>
 <text:span text:style-name="T4">
 </text:span>
 <text:span text:style-name="T4">
 </text:span>
 **</text:a>
据报道，在Ukreximbank的优先事项中，乌克兰和商业经济的关键行业的融资(发展出口潜力)可以有效地进口和进口替代； 宽线金融产品和MFI计划的开发和实施，以及减少工人的数量<text:a xlink:type="simple" xlink:href="https://www.ukrinform.ua/tag-kredit" text:style-name="Internet_20_link" text:visited-style-name="Visited_20_Internet_20_Link">
</text:a>
 (NPL).</text:p>
      <text:p text:style-name="P4">
News Source: <text:a xlink:type="simple" xlink:href="https://www.ukrinform.ua/rubric-economy/3707375-pributok-ukreksimbanku-za-cotiri-misaci-sagnuv-12-milarda.html" text:style-name="Internet_20_link" text:visited-style-name="Visited_20_Internet_20_Link">
https://www.ukrinform.ua/rubric-economy/3707375-pributok-ukreksimbanku-za-cotiri-misaci-sagnuv-12-milarda.html</text:a>
</text:p>
      <!--NEWS-->
      <text:h text:style-name="P10" text:outline-level="1">
<text:span text:style-name="T4">
Zelensky总统在临时占领的Skadovsk建立了城市军事行政管理</text:span>
</text:h>
      <text:p text:style-name="P4">
作者: liveuamap (Language: en)</text:p>
      <text:p text:style-name="P4">
时间: 2023-05-10T17:45:15</text:p>
      <text:p text:style-name="P4">
地点: Kyiv, Kyiv city (Latitude:50.44425 Longtitude:30.52903)</text:p>
      <text:p text:style-name="P4">
视频: []</text:p>
      <text:p text:style-name="P4">
图片: ["<text:a xlink:type="simple" xlink:href="https://liveuamap.com/pics/2023/05/10/22561934_0.jpg" text:style-name="Internet_20_link" text:visited-style-name="Visited_20_Internet_20_Link">
22561934_0.jpg</text:a>
"]</text:p>
      <text:p text:style-name="P4">
标签: ["Europe", "Central and Eastern Europe"]</text:p>
      <text:p text:style-name="P4">
Id: 22561934</text:p>
      <!--METADATA-->
      <text:p text:style-name="P4">
Zelensky总统在临时占领的Skadovsk建立了城市军事行政管理  <draw:frame draw:style-name="fr1" draw:name="Image150" text:anchor-type="as-char" svg:width="6.9236in" svg:height="4.615733in" draw:z-index="0">
<draw:image xlink:href="../Images/liveuamap/2023-05-10T17-45-15/22561934_0.jpg" xlink:type="simple" xlink:show="embed" xlink:actuate="onLoad" draw:mime-type="image/jpeg"/>
</draw:frame>
新闻集链接：<text:a xlink:type="simple" xlink:href="https://liveuamap.com/en/2023/10-may-president-zelensky-created-a-city-military-administration" text:style-name="Internet_20_link" text:visited-style-name="Visited_20_Internet_20_Link">
https://liveuamap.com/en/2023/2023/10-may-president-zelensky-coreated-a-city-military-military-administration</text:a>
</text:p>
      <text:p text:style-name="P4">
News Source: <text:a xlink:type="simple" xlink:href="https://twitter.com/UKRINFORM/status/1656410281579278338" text:style-name="Internet_20_link" text:visited-style-name="Visited_20_Internet_20_Link">
https://twitter.com/UKRINFORM/status/1656410281579278338</text:a>
</text:p>
      <!--NEWS-->
      <text:h text:style-name="P10" text:outline-level="1">
<text:span text:style-name="T4">
前线的Zaporozhye地区有46个孩子</text:span>
</text:h>
      <text:p text:style-name="P4">
作者: Ukrinform (Person)</text:p>
      <text:p text:style-name="P4">
出版商: Укринформ (Organization)</text:p>
      <text:p text:style-name="P4">
出版时间: 2023-05-10T17:46:00+03:00</text:p>
      <text:p text:style-name="P4">
修改时间: 2023-05-10T17:46:00+03:00</text:p>
      <text:p text:style-name="P4">
描述: 位于前线的Zaporizhzhya地区社区有46个孩子。  - 乌克林。</text:p>
      <text:p text:style-name="P4">
图片: ["<text:a xlink:type="simple" xlink:href="https://static.ukrinform.com/photos/2023_04/thumb_files/630_360_1681205425-468.jpg" text:style-name="Internet_20_link" text:visited-style-name="Visited_20_Internet_20_Link">
630_360_16812...</text:a>
"]</text:p>
      <text:p text:style-name="P4">
标签: ['Діти', 'Запоріжжя', 'Війна з росією', 'Єдині новини']</text:p>
      <text:p text:style-name="P4">
类型: Article</text:p>
      <!--METADATA-->
      <text:p text:style-name="P4">
<draw:frame draw:style-name="fr1" draw:name="Image151" text:anchor-type="as-char" svg:width="6.9236in" svg:height="3.956343in" draw:z-index="0">
<draw:image xlink:href="../Images/yкринформ/2023-05-10T17-46-00-03-00/630_360_1681205425-468.jpg" xlink:type="simple" xlink:show="embed" xlink:actuate="onLoad" draw:mime-type="image/jpeg"/>
</draw:frame>
前线的前线有46个孩子。</text:p>
      <text:p text:style-name="P4">
关于它在国家电话“唯一新闻”的空中<text:a xlink:type="simple" xlink:href="http://t.me/zoda_gov_ua/18667" text:style-name="Internet_20_link" text:visited-style-name="Visited_20_Internet_20_Link">
</text:a>
乌克林福姆报道，Zaporizhzhya ova Yuri Malashko的负责人。</text:p>
      <text:p text:style-name="P4">
他说：“从额叶领土撤离每天都在撤离。有可能养育51个幼儿，养育89个孩子。”</text:p>
      <text:p text:style-name="P4">
该地区的负责人补充说，Orikhov没有<text:a xlink:type="simple" xlink:href="https://www.ukrinform.ua/tag-diti" text:style-name="Internet_20_link" text:visited-style-name="Visited_20_Internet_20_Link">
</text:a>
，但总的来说，整个前线仍有30个有46个孩子的家庭。</text:p>
      <text:p text:style-name="P4">
据他说，有信息说叛徒试图离开协作性炎，将他们的家人，文件和一切有价值的一切。 此外，入侵者加强了通道上的检查，禁止使用电话。</text:p>
      <text:p text:style-name="P4">
<text:span text:style-name="T4">
另请阅读：</text:span>
 <text:a xlink:type="simple" xlink:href="https://www.ukrinform.ua/rubric-regions/3706640-na-lugansini-zagarbniki-prisvidsili-medicni-obstezenna-ditej-sob-vidpraviti-do-rf-na-ozdorovlenna.html" text:style-name="Internet_20_link" text:visited-style-name="Visited_20_Internet_20_Link">
<text:span text:style-name="T4">
儿童</text:span>
</text:a>
据报道，根据“ Energoatom”的说法，入侵者计划“撤离”大约3,300人来自Energodar。 首先，ZPP的2,700名工人同意与“ Rosatom”签订“合同”。</text:p>
      <text:p text:style-name="P4">
News Source: <text:a xlink:type="simple" xlink:href="https://www.ukrinform.ua/rubric-regions/3707377-u-zaporizkij-oblasti-na-linii-frontu-zalisautsa-46-ditej.html" text:style-name="Internet_20_link" text:visited-style-name="Visited_20_Internet_20_Link">
https://www.ukrinform.ua/rubric-regions/3707377-u-zaporizkij-oblasti-na-linii-frontu-zalisautsa-46-ditej.html</text:a>
</text:p>
      <!--NEWS-->
      <text:h text:style-name="P10" text:outline-level="1">
<text:span text:style-name="T4">
在美国，丑闻国会议员桑托斯的官方指控</text:span>
</text:h>
      <text:p text:style-name="P4">
作者: Ukrinform (Person)</text:p>
      <text:p text:style-name="P4">
出版商: Укринформ (Organization)</text:p>
      <text:p text:style-name="P4">
出版时间: 2023-05-10T17:51:00+03:00</text:p>
      <text:p text:style-name="P4">
修改时间: 2023-05-10T17:51:00+03:00</text:p>
      <text:p text:style-name="P4">
描述: 国会议员与公共的乔治·桑托斯（George Santos）被选民在大型金融公司中的起源，培训和工作以及与俄罗斯寡头的联系，已被正式指控金融欺诈。  - 乌克林。</text:p>
      <text:p text:style-name="P4">
图片: ["<text:a xlink:type="simple" xlink:href="https://static.ukrinform.com/photos/2023_05/thumb_files/630_360_1683729451-149.jpg" text:style-name="Internet_20_link" text:visited-style-name="Visited_20_Internet_20_Link">
630_360_16837...</text:a>
"]</text:p>
      <text:p text:style-name="P4">
标签: ['Махінації', 'Шахрайство', 'Олігархи', 'Конгрес США']</text:p>
      <text:p text:style-name="P4">
类型: Article</text:p>
      <!--METADATA-->
      <text:p text:style-name="P4">
<draw:frame draw:style-name="fr1" draw:name="Image152" text:anchor-type="as-char" svg:width="6.9236in" svg:height="3.956343in" draw:z-index="0">
<draw:image xlink:href="../Images/yкринформ/2023-05-10T17-51-00-03-00/630_360_1683729451-149.jpg" xlink:type="simple" xlink:show="embed" xlink:actuate="onLoad" draw:mime-type="image/jpeg"/>
</draw:frame>
国会议员与公共场合乔治·桑托斯(George Santos)是在大型金融公司提供，学习和工作的著名选民，以及与俄罗斯寡头的联系，已被官方指控金融创业。</text:p>
      <text:p text:style-name="P4">
关于它报告<text:a xlink:type="simple" xlink:href="https://www.washingtonpost.com/national-security/2023/05/10/george-santos-charges/" text:style-name="Internet_20_link" text:visited-style-name="Visited_20_Internet_20_Link">
</text:a>
，报道乌克林福姆。</text:p>
      <text:p text:style-name="P4">
“他被指控<text:a xlink:type="simple" xlink:href="https://www.ukrinform.ua/tag-sahrajstvo" text:style-name="Internet_20_link" text:visited-style-name="Visited_20_Internet_20_Link">
</text:a>
该出版物发表在出版物上。</text:p>
      <text:p text:style-name="P4">
这位34岁的国会议员似乎在早上对联邦当局进行，并有望在同一天晚些时候在长岛的联邦法院大楼中出庭。</text:p>
      <text:p text:style-name="P4">
乔治·桑托斯(George Santos)在对该地区的选民撒谎后意识到了美国媒体和政治，他称之为“装饰”他的简历。 他特别声称自己在有影响力的金融公司花旗集团和高盛(Goldman Sachs)方面有经验，但后来没有得到证实。 此外，桑托斯对巴鲁克学院，金融和经济学撒谎。</text:p>
      <text:p text:style-name="P4">
他还发明了一些有关他一生的故事，其中包括他的祖父母“逃离了乌克兰的犹太人的迫害，定居在比利时，在第二次世界大战期间逃离了迫害。”</text:p>
      <text:p text:style-name="P4">
此外，桑托斯(Santos)告诉选民，他的母亲在一架飞机坠毁时在纽约的一座双子塔中，但移民记录显示她那天那天不在美国。 在斯堪的群岛媒体的发展中，他们甚至发现了他与俄罗斯寡头维克多·韦克塞尔伯格(Viktor Wexelberg)的环境的联系，后者受到美国制裁。</text:p>
      <text:p text:style-name="P4">
在布雷斯的事实之后，桑托斯成为了几项调查的主题。检察官和联邦特工仔细研究了他关于选举前竞选活动以及个人收入和费用的融资的报告。 据了解此案的人们说，执法机构的特殊权益引起了他的收入的波动，以及他提供了超过7亿美元的竞选活动的贷款。</text:p>
      <text:p text:style-name="P4">
<text:span text:style-name="T4">
另请阅读：</text:span>
 <text:a xlink:type="simple" xlink:href="https://www.ukrinform.ua/rubric-world/3707063-sud-viznav-trampa-vinnim-u-domagannah-vin-povinen-splatiti-poterpilij-5-miljoniv.html" text:style-name="Internet_20_link" text:visited-style-name="Visited_20_Internet_20_Link">
<text:span text:style-name="T4">
特朗普</text:span>
</text:a>
</text:p>
      <text:p text:style-name="P4">
据报道，纽约共和党的代表在桑托斯周围的丑闻背景下敦促他辞职。 他加入了Maga Far -right派系，该派别反对向乌克兰提供大规模的援助，并在20124年支持唐纳德·特朗普的竞选活动。 上个月，他宣布他将竞选连任。</text:p>
      <text:p text:style-name="P4">
_foto：约翰·塔格特(John Taggart)的《华盛顿邮报》</text:p>
      <text:p text:style-name="P4">
News Source: <text:a xlink:type="simple" xlink:href="https://www.ukrinform.ua/rubric-world/3707379-u-ssa-visunuli-oficijni-obvinuvacenna-skandalnomu-kongresmenu-santosu.html" text:style-name="Internet_20_link" text:visited-style-name="Visited_20_Internet_20_Link">
https://www.ukrinform.ua/rubric-world/3707379-u-ssa-visunuli-oficijni-obvinuvacenna-skandalnomu-kongresmenu-santosu.html</text:a>
</text:p>
      <!--NEWS-->
      <text:h text:style-name="P10" text:outline-level="1">
<text:span text:style-name="T4">
俄罗斯已经重建了经济长期的战争 - 巴德拉克</text:span>
</text:h>
      <text:p text:style-name="P4">
作者: Ukrinform (Person)</text:p>
      <text:p text:style-name="P4">
出版商: Укринформ (Organization)</text:p>
      <text:p text:style-name="P4">
出版时间: 2023-05-10T17:54:00+03:00</text:p>
      <text:p text:style-name="P4">
修改时间: 2023-05-10T17:54:00+03:00</text:p>
      <text:p text:style-name="P4">
描述: 俄罗斯当局设法在长期战争中重建了经济，尤其是由于西方制裁的行动有限。  - 乌克林。</text:p>
      <text:p text:style-name="P4">
图片: ["<text:a xlink:type="simple" xlink:href="https://static.ukrinform.com/photos/2021_01/thumb_files/630_360_1611304841-709.jpg" text:style-name="Internet_20_link" text:visited-style-name="Visited_20_Internet_20_Link">
630_360_16113...</text:a>
"]</text:p>
      <text:p text:style-name="P4">
标签: ['Антиросійські санкції', 'Економіка', 'росія', 'ОПК', 'Валентин Бадрак', 'Війна з росією']</text:p>
      <text:p text:style-name="P4">
类型: Article</text:p>
      <!--METADATA-->
      <text:p text:style-name="P4">
<draw:frame draw:style-name="fr1" draw:name="Image153" text:anchor-type="as-char" svg:width="6.9236in" svg:height="3.956343in" draw:z-index="0">
<draw:image xlink:href="../Images/yкринформ/2023-05-10T17-54-00-03-00/630_360_1611304841-709.jpg" xlink:type="simple" xlink:show="embed" xlink:actuate="onLoad" draw:mime-type="image/jpeg"/>
</draw:frame>
RFFUV当局正在为长期战争重建经济，尤其是因为西方制裁的受众受众群体有限。</text:p>
      <text:p text:style-name="P4">
关于<text:a xlink:type="simple" xlink:href="https://www.ukrinform.ua/rubric-ato/3707180-valentin-badrak-direktor-centru-doslidzen-armii-konversii-ta-rozzbroenna.html" text:style-name="Internet_20_link" text:visited-style-name="Visited_20_Internet_20_Link">
</text:a>
陆军研究中心主任瓦伦特拉克(Valentynbadrak)的conversion依和裁军。</text:p>
      <text:p text:style-name="P4">
“ <text:a xlink:type="simple" xlink:href="https://www.ukrinform.ua/tag-rosia" text:style-name="Internet_20_link" text:visited-style-name="Visited_20_Internet_20_Link">
</text:a>
到2022年底，有可能将麦克风放在军事轨道上。 此外，整个经济的重新启动以及长期战争的经济重组。”</text:p>
      <text:p text:style-name="P4">
在他看来，克里姆林宫成功的因素之一是西方制裁“以有限的方式行事”。 “并且确认了这一初级制裁措施 - 例如，欧盟已经为Chiconic套餐引入了欧盟。这一切都是通过政策行为逐步完成的，逐步完成的，并观看 - 它有效或不工作工作。”他解释说。</text:p>
      <text:p text:style-name="P4">
<text:span text:style-name="T4">
另请阅读：</text:span>
 <text:a xlink:type="simple" xlink:href="https://www.ukrinform.ua/rubric-ato/3707230-vtrati-rf-na-vijni-v-ukraini-bilsi-niz-budhto-dumae-ekskomandir-britanskogo-tankovogo-polku.html" text:style-name="Internet_20_link" text:visited-style-name="Visited_20_Internet_20_Link">
<text:span text:style-name="T4">
团</text:span>
</text:a>
此外，他认为，有必要考虑“俄罗斯特殊服务的能力和规模，以寻找各种替代途径”。巴德拉克解释说，这是关于加速进口替代的。 特别是，乌罗斯军事装备越来越多地使用民用装备的部分制造俄罗斯生产。</text:p>
      <text:p text:style-name="P4">
“自2023年初以来，我们的专家在俄罗斯生产的节点技术中越来越多地发现。</text:p>
      <text:p text:style-name="P4">
据他说，第二种方法是从合作伙伴那里搜索组件。 “尤其是伴侣不同，例如中国，它使您可以接受一些复杂的，微电子学等。第二类是进口到俄罗斯的国家。例如，哈萨克斯坦和亚美尼亚是由微电子购买的，然后由俄罗斯购买，然后进入俄罗斯。<text:span text:style-name="T4">
另请阅读：</text:span>
 <text:a xlink:type="simple" xlink:href="https://www.ukrinform.ua/rubric-ato/3696579-rosia-povernula-na-front-odnogo-z-vidstoronenih-generaliv-britanska-rozvidka.html" text:style-name="Internet_20_link" text:visited-style-name="Visited_20_Internet_20_Link">
<text:span text:style-name="T4">
英国</text:span>
 <text:span text:style-name="T4">
情报</text:span>
</text:a>
“包括美国在内的次要制裁是有效的。 例如，印度害怕次要制裁，因此无法就俄罗斯VCCSystem C-400“ Triumph”进口问题达成共识。 原因是印度拒绝考虑美元，因为它害怕制裁，好吧，俄罗斯正在错失其他货币……如果不仅由美国实施次要制裁，而且由UEC实施，他们将加入其他国家，然后，他们将采取强大的行动，创建一个严重的出口控制系统，” Badrak说。</text:p>
      <text:p text:style-name="P4">
正如乌克林福姆报道的那样，5月9日，基辅欧盟委员会主席Ursula von der Liariennenn简报指出，欧盟的第十一套制裁措施将包括增加进口产品并加强通过对俄罗斯对抗俄罗斯的斗争。进口到第三国或影子结构。</text:p>
      <text:p text:style-name="P4">
News Source: <text:a xlink:type="simple" xlink:href="https://www.ukrinform.ua/rubric-world/3707380-rosia-perebuduvala-ekonomiku-pid-dovgotrivalu-vijnu-badrak.html" text:style-name="Internet_20_link" text:visited-style-name="Visited_20_Internet_20_Link">
https://www.ukrinform.ua/rubric-world/3707380-rosia-perebuduvala-ekonomiku-pid-dovgotrivalu-vijnu-badrak.html</text:a>
</text:p>
      <!--NEWS-->
      <text:h text:style-name="P10" text:outline-level="1">
<text:span text:style-name="T4">
梵蒂冈指出，乌克兰教皇的“维持和平使命”仍在继续</text:span>
</text:h>
      <text:p text:style-name="P4">
作者: Ukrinform (Person)</text:p>
      <text:p text:style-name="P4">
出版商: Укринформ (Organization)</text:p>
      <text:p text:style-name="P4">
出版时间: 2023-05-10T18:01:48+03:00</text:p>
      <text:p text:style-name="P4">
修改时间: 2023-05-10T18:01:48+03:00</text:p>
      <text:p text:style-name="P4">
描述: 梵蒂冈坚持认为，罗马教廷的So宣告和平使命旨在结束俄罗斯对乌克兰的战争。  - 乌克林。</text:p>
      <text:p text:style-name="P4">
图片: ["<text:a xlink:type="simple" xlink:href="https://static.ukrinform.com/photos/2023_05/thumb_files/630_360_1683730686-847.jpg" text:style-name="Internet_20_link" text:visited-style-name="Visited_20_Internet_20_Link">
630_360_16837...</text:a>
"]</text:p>
      <text:p text:style-name="P4">
标签: ['Папа Франциск', 'Ватикан', 'Війна з росією']</text:p>
      <text:p text:style-name="P4">
类型: Article</text:p>
      <!--METADATA-->
      <text:p text:style-name="P4">
<draw:frame draw:style-name="fr1" draw:name="Image154" text:anchor-type="as-char" svg:width="6.9236in" svg:height="3.956343in" draw:z-index="0">
<draw:image xlink:href="../Images/yкринформ/2023-05-10T18-01-48-03-00/630_360_1683730686-847.jpg" xlink:type="simple" xlink:show="embed" xlink:actuate="onLoad" draw:mime-type="image/jpeg"/>
</draw:frame>
梵蒂冈是，罗马教廷的圣和和平使命是俄罗斯反对乌克兰战争的终结。</text:p>
      <text:p text:style-name="P4">
这是由梵蒂冈红衣主教彼得罗·旺德林(Pietro Wandelin)周三指出的，乌克林福姆(Ukrinform)报告了<text:a xlink:type="simple" xlink:href="https://www.ansa.it/english/news/2023/05/10/vatican-peace-mission-on-ukraine-underway-says-parolin_c3571420-729f-4e1b-b8b9-ed2653028d87.html" text:style-name="Internet_20_link" text:visited-style-name="Visited_20_Internet_20_Link">
</text:a>
。</text:p>
      <text:p text:style-name="P4">
蒸汽机在教皇雷教皇大学的活动的场上说：“有变化，但当然，他们处于机密水平……我真的相信每个人都会前进。”</text:p>
      <text:p text:style-name="P4">
4月底，弗朗西斯教皇说<text:a xlink:type="simple" xlink:href="https://www.ukrinform.ua/rubric-polytics/3702900-papa-francisk-kaze-so-vatikan-bere-ucast-u-mirotvorcij-misii-v-ukraini.html" text:style-name="Internet_20_link" text:visited-style-name="Visited_20_Internet_20_Link">
</text:a>
试图在俄罗斯和乌克兰之间的战争结束，而没有揭示细节。</text:p>
      <text:p text:style-name="P4">
“任务现在正在进行中，但尚未公开。 弗朗西斯教皇对记者说：“当公开场合时，维罗泽</text:p>
      <text:p text:style-name="P4">
<text:span text:style-name="T4">
另请阅读：</text:span>
 <text:a xlink:type="simple" xlink:href="https://www.ukrinform.ua/rubric-world/3704747-papa-rimskij-zustrivsa-z-predstavnikom-rpc-pisla-zaavi-pro-mirotvorcu-misiu.html" text:style-name="Internet_20_link" text:visited-style-name="Visited_20_Internet_20_Link">
</text:a>
随后，基辅和莫斯科都否认了有关此倡议的任何信息。</text:p>
      <text:p text:style-name="P4">
但是，在星期三，轮船说：“这不是驳斥。”</text:p>
      <text:p text:style-name="P4">
国务卿说：“他们说他们对此一无所知，但随后双方分离了联系，这是一种误解。”(https://www.ukrinform.ua/tag-vatikan)。</text:p>
      <text:p text:style-name="P4">
他还补充说，他相信任务的进展。</text:p>
      <text:p text:style-name="P4">
正如乌克林福姆(Ukrinform)所报告的，总统办公室主管的顾问<text:a xlink:type="simple" xlink:href="https://www.ukrinform.ua/rubric-polytics/3703656-v-op-vidreaguvali-na-zaavi-papi-franciska-pro-mirotvorcu-misiu.html" text:style-name="Internet_20_link" text:visited-style-name="Visited_20_Internet_20_Link">
</text:a>
梵蒂冈与任何主题全球政策一样，可以讨论战争的战争，分​​析事件的情况并寻找实际决策，应与乌克兰准确地达成检察计划。</text:p>
      <text:p text:style-name="P4">
<text:span text:style-name="T4">
另请阅读：</text:span>
 <text:a xlink:type="simple" xlink:href="https://www.ukrinform.ua/rubric-society/3701176-papa-francisk-zaklikav-molitisa-za-ukrainu.html" text:style-name="Internet_20_link" text:visited-style-name="Visited_20_Internet_20_Link">
<text:span text:style-name="T4">
教皇</text:span>
 <text:span text:style-name="T4">
弗朗西斯</text:span>
</text:a>
早些时候，天主教教皇弗朗西斯(Pope Francis)的负责人报道说，梵蒂冈仅执行维持和平任务，试图与反乌克兰(Anti -Ukraine)结束俄罗斯战争。</text:p>
      <text:p text:style-name="P4">
取而代之的是，美国有线电视新闻网(CNN)引用了靠近总统办公室的匿名消息来源，并指出沃迪米尔·泽伦斯基(Volodymyr Zelenskyy)并未同意乌克兰的名字的这种讨论。</text:p>
      <text:p text:style-name="P4">
照片：ansa.it</text:p>
      <text:p text:style-name="P4">
News Source: <text:a xlink:type="simple" xlink:href="https://www.ukrinform.ua/rubric-society/3707383-u-vatikani-zaavlaut-so-mirotvorca-misia-papi-rimskogo-v-ukraini-trivae.html" text:style-name="Internet_20_link" text:visited-style-name="Visited_20_Internet_20_Link">
https://www.ukrinform.ua/rubric-society/3707383-u-vatikani-zaavlaut-so-mirotvorca-misia-papi-rimskogo-v-ukraini-trivae.html</text:a>
</text:p>
      <!--NEWS-->
      <text:h text:style-name="P10" text:outline-level="1">
<text:span text:style-name="T4">
Zhytomyr地区的医院从捐助者那里获得了24,000欧元的康复设备</text:span>
</text:h>
      <text:p text:style-name="P4">
作者: Ukrinform (Person)</text:p>
      <text:p text:style-name="P4">
出版商: Укринформ (Organization)</text:p>
      <text:p text:style-name="P4">
出版时间: 2023-05-10T18:02:00+03:00</text:p>
      <text:p text:style-name="P4">
修改时间: 2023-05-10T18:02:00+03:00</text:p>
      <text:p text:style-name="P4">
描述: Zhytomyr地区的Zvyagelsk多学科医院收到了来自德国慈善家的现代模拟器，原因是受伤费用为24,000欧元。  - 乌克林。</text:p>
      <text:p text:style-name="P4">
图片: ["<text:a xlink:type="simple" xlink:href="https://static.ukrinform.com/photos/2023_05/thumb_files/630_360_1683730480-589.jpg" text:style-name="Internet_20_link" text:visited-style-name="Visited_20_Internet_20_Link">
630_360_16837...</text:a>
"]</text:p>
      <text:p text:style-name="P4">
标签: ['Лікарня', 'Благодійність', 'Житомирщина', 'Медобладнання']</text:p>
      <text:p text:style-name="P4">
类型: Article</text:p>
      <!--METADATA-->
      <text:p text:style-name="P4">
<draw:frame draw:style-name="fr1" draw:name="Image155" text:anchor-type="as-char" svg:width="6.9236in" svg:height="3.956343in" draw:z-index="0">
<draw:image xlink:href="../Images/yкринформ/2023-05-10T18-02-00-03-00/630_360_1683730480-589.jpg" xlink:type="simple" xlink:show="embed" xlink:actuate="onLoad" draw:mime-type="image/jpeg"/>
</draw:frame>
Zhytomyr地区的Zvyagelsk多学科医院收到了德国发烧的现代模拟器，以恢复受伤的24000 Yeuro。</text:p>
      <text:p text:style-name="P4">
正如乌克林福姆报道的那样，关于<text:a xlink:type="simple" xlink:href="https://www.facebook.com/permalink.php" text:style-name="Internet_20_link" text:visited-style-name="Visited_20_Internet_20_Link">
</text:a>
Zvyagel市议会报告。</text:p>
      <text:p text:style-name="P4">
“德国慈善机构Save Ukraine E.V.的共同创始人(温海姆)克劳斯·凯珀特(Claus Kepert)于5月9日访问Zvyagel，亲自传播康复<text:a xlink:type="simple" xlink:href="https://www.ukrinform.ua/tag-medicina" text:style-name="Internet_20_link" text:visited-style-name="Visited_20_Internet_20_Link">
</text:a>
KNP“ Zvyagel多学科医院”的设备，消息是。</text:p>
      <text:p text:style-name="P4">
值得注意的是，这些医院被赋予了最现代的动态模拟器之一，用于修复受伤的DST-8000楼梯，价值24000欧元。 它是在“挽救生命的范围内提出的”。 gehhilfe”(“挽救生命。 帮助 ”)由Bucha Olga Labakh的律师发起的，她和她的孩子一起去了德国。</text:p>
      <text:p text:style-name="P4">
根据Kepert的说法，对该项目的实施做出的重要贡献是人类肥沃的基金，该基金分配了17,000欧元。 里凡恩地区的本地人Yast指导了Mainz市乌克兰人社区的200万欧元。</text:p>
      <text:p text:style-name="P4">
<text:span text:style-name="T4">
另请阅读：</text:span>
 <text:a xlink:type="simple" xlink:href="https://www.ukrinform.ua/rubric-regions/3707361-dnipropetrovsina-otrimala-48-likarnanih-lizok-ta-280-stativiv-pid-krapelnici.html" text:style-name="Internet_20_link" text:visited-style-name="Visited_20_Internet_20_Link">
<text:span text:style-name="T4">
医院</text:span>
</text:a>
慈善组织拯救乌克兰E.V. 它由一群德国人和乌克兰人于2022年4月成立。 其活动的主要方向是在特定医疗设备的战场上搜索和传播医疗机构和医生的搜索和传播。</text:p>
      <text:p text:style-name="P4">
News Source: <text:a xlink:type="simple" xlink:href="https://www.ukrinform.ua/rubric-regions/3707384-likarna-na-zitomirsini-otrimala-vid-blagodijnikiv-reabilitacijne-obladnanna-na-24-tisaci.html" text:style-name="Internet_20_link" text:visited-style-name="Visited_20_Internet_20_Link">
https://www.ukrinform.ua/rubric-regions/3707384-likarna-na-zitomirsini-otrimala-vid-blagodijnikiv-reabilitacijne-obladnanna-na-24-tisaci.html</text:a>
</text:p>
      <!--NEWS-->
      <text:h text:style-name="P10" text:outline-level="1">
<text:span text:style-name="T4">
乌克兰将获得2000万欧元的创业开发</text:span>
</text:h>
      <text:p text:style-name="P4">
作者: Ukrinform (Person)</text:p>
      <text:p text:style-name="P4">
出版商: Укринформ (Organization)</text:p>
      <text:p text:style-name="P4">
出版时间: 2023-05-10T18:07:22+03:00</text:p>
      <text:p text:style-name="P4">
修改时间: 2023-05-10T18:07:22+03:00</text:p>
      <text:p text:style-name="P4">
描述: 欧洲创新委员会（EIS）将分配2000万欧元，以开发乌克兰初创企业和创新项目。  - 乌克林。</text:p>
      <text:p text:style-name="P4">
图片: ["<text:a xlink:type="simple" xlink:href="https://static.ukrinform.com/photos/2019_02/thumb_files/630_360_1549301765-310.jpg" text:style-name="Internet_20_link" text:visited-style-name="Visited_20_Internet_20_Link">
630_360_15493...</text:a>
"]</text:p>
      <text:p text:style-name="P4">
标签: ['Стартап', 'Технології', 'Федоров']</text:p>
      <text:p text:style-name="P4">
类型: Article</text:p>
      <!--METADATA-->
      <text:p text:style-name="P4">
<draw:frame draw:style-name="fr1" draw:name="Image156" text:anchor-type="as-char" svg:width="6.9236in" svg:height="3.956343in" draw:z-index="0">
<draw:image xlink:href="../Images/yкринформ/2023-05-10T18-07-22-03-00/630_360_1549301765-310.jpg" xlink:type="simple" xlink:show="embed" xlink:actuate="onLoad" draw:mime-type="image/jpeg"/>
</draw:frame>
欧洲创新委员会(EIS)它将分配2000万欧元，用于开发乌克兰初创企业和创新项目。</text:p>
      <text:p text:style-name="P4">
根据乌克林福姆(Ukrinform)的说法，数字化转型的创新，教育，科学和技术部门的创新，发展，Mikhailofedorov b []报告了这一点。(http://t.me/zedigital/3125)。</text:p>
      <text:p text:style-name="P4">
“乌克兰发展基金会参与的Brainy Project的种子是由欧盟的关键合作伙伴创新的。 数百家国内初创公司将获得经济援助，并有机会发展到国际水平。 重要细节 - 乌克兰的发展将获得最佳的欧洲体验，并从顶级世界合作伙伴那里获得休息室。”费多罗夫说。</text:p>
      <text:p text:style-name="P4">
<text:span text:style-name="T4">
另请阅读：</text:span>
 <text:a xlink:type="simple" xlink:href="https://www.ukrinform.ua/rubric-technology/3705654-festival-innovacij-itrisenna-so-zminat-ukrainu-startue-17-travna.html" text:style-name="Internet_20_link" text:visited-style-name="Visited_20_Internet_20_Link">
<text:span text:style-name="T4">
创新</text:span>
</text:a>
他强调，创新的发展是优先事项之一。 这是发展数字经济，GDP增长并加强军队的方式。</text:p>
      <text:p text:style-name="P4">
“我感谢欧洲创新委员会，该委员会看到了我们的潜力，并为乌克兰的创新发展创造了强大的动力。 特别感谢乌克兰创新和资助框的富有成果的工作，以及来自13个国家的合作伙伴<text:a xlink:type="simple" xlink:href="https://www.ukrinform.ua/tag-evropa" text:style-name="Internet_20_link" text:visited-style-name="Visited_20_Internet_20_Link">
</text:a>
»， - 添加了Fedorov。</text:p>
      <text:p text:style-name="P4">
<text:span text:style-name="T4">
另请阅读：</text:span>
 <text:a xlink:type="simple" xlink:href="https://www.ukrinform.ua/rubric-ato/3704839-u-ramkah-proektu-armia-droniv-pidgotuvali-10-tisac-pilotiv-fedorov.html" text:style-name="Internet_20_link" text:visited-style-name="Visited_20_Internet_20_Link">
</text:a>
据报道，数字化转型部已发布了乌克兰创新生态系统发展策略的先前变体。 开发结果将进行更改，这将构成我国计划技术变化的最终版本。</text:p>
      <text:p text:style-name="P4">
News Source: <text:a xlink:type="simple" xlink:href="https://www.ukrinform.ua/rubric-technology/3707386-ukraina-otrimae-20-miljoniv-na-rozvitok-startapiv.html" text:style-name="Internet_20_link" text:visited-style-name="Visited_20_Internet_20_Link">
https://www.ukrinform.ua/rubric-technology/3707386-ukraina-otrimae-20-miljoniv-na-rozvitok-startapiv.html</text:a>
</text:p>
      <!--NEWS-->
      <text:h text:style-name="P10" text:outline-level="1">
<text:span text:style-name="T4">
柏林在第二次世界大战结束的周年纪念日未与莫斯科联系 - 发言人</text:span>
</text:h>
      <text:p text:style-name="P4">
作者: Ukrinform (Person)</text:p>
      <text:p text:style-name="P4">
出版商: Укринформ (Organization)</text:p>
      <text:p text:style-name="P4">
出版时间: 2023-05-10T18:09:00+03:00</text:p>
      <text:p text:style-name="P4">
修改时间: 2023-05-10T18:09:00+03:00</text:p>
      <text:p text:style-name="P4">
描述: 德国官员没有在5月9日在欧洲庆祝的第二次世界大战结束78周年纪念日，于5月9日在欧洲庆祝。  - 乌克林。</text:p>
      <text:p text:style-name="P4">
图片: ["<text:a xlink:type="simple" xlink:href="https://static.ukrinform.com/photos/2022_07/thumb_files/630_360_1657277581-268.jpg" text:style-name="Internet_20_link" text:visited-style-name="Visited_20_Internet_20_Link">
630_360_16572...</text:a>
"]</text:p>
      <text:p text:style-name="P4">
标签: ['Друга світова', 'Німеччина', '9 травня', 'День пам’яті та примирення', 'росія']</text:p>
      <text:p text:style-name="P4">
类型: Article</text:p>
      <!--METADATA-->
      <text:p text:style-name="P4">
<draw:frame draw:style-name="fr1" draw:name="Image157" text:anchor-type="as-char" svg:width="6.9236in" svg:height="3.956343in" draw:z-index="0">
<draw:image xlink:href="../Images/yкринформ/2023-05-10T18-09-00-03-00/630_360_1657277581-268.jpg" xlink:type="simple" xlink:show="embed" xlink:actuate="onLoad" draw:mime-type="image/jpeg"/>
</draw:frame>
德国器官在5月9日在欧洲和5月9日在俄罗斯庆祝的第二世界末期78周年纪念日没有与俄罗斯人联系。</text:p>
      <text:p text:style-name="P4">
乌克林福音通讯员报道，这是由德国联邦政府Steffen Gebestrytit的发言人周三指出的。</text:p>
      <text:p text:style-name="P4">
Gebestryt说：“据我所知，最近几天没有与俄罗斯种植有关。”</text:p>
      <text:p text:style-name="P4">
同时，他指出5月9日 - 与欧洲团结的日期。 和总理<text:a xlink:type="simple" xlink:href="https://www.ukrinform.ua/tag-nimeccina" text:style-name="Internet_20_link" text:visited-style-name="Visited_20_Internet_20_Link">
</text:a>
那天，他在欧洲议会中发表了演讲，在此期间，他宣布与乌克兰完全团结一致，并在莫斯科游行中讲话，以此作为俄罗斯一方的尝试，以利用5月9日的日期。</text:p>
      <text:p text:style-name="P4">
应记者的要求，在5月9日在俄罗斯俄罗斯俄罗斯俄罗斯俄罗斯俄罗斯俄罗斯俄罗斯俄罗斯俄罗斯俄罗斯俄罗斯俄罗斯俄罗斯俄罗斯俄罗斯俄罗斯俄罗斯俄罗斯俄罗斯俄罗斯俄罗斯俄罗斯俄罗斯俄罗斯俄罗斯俄罗斯俄罗斯俄罗斯优点委员会的“胜利日”中，主动德国政治家的杰出演员格哈德·史克雷里德·塔迪亚的参与发表评论。</text:p>
      <text:p text:style-name="P4">
<text:span text:style-name="T4">
另请阅读：</text:span>
 <text:a xlink:type="simple" xlink:href="https://www.ukrinform.ua/rubric-world/3707131-parad-u-moskvi-zasvidciv-problemi-u-rosijskoi-armii-britanska-rozvidka.html" text:style-name="Internet_20_link" text:visited-style-name="Visited_20_Internet_20_Link">
<text:span text:style-name="T4">
游行</text:span>
</text:a>
如报告<text:a xlink:type="simple" xlink:href="https://www.bild.de/politik/inland/politik-inland/mit-afd-bossen-und-ddr-verbrecher-egon-krenz-gerhard-schroeder-feiert-in-russen-83867984.bild.html" text:style-name="Internet_20_link" text:visited-style-name="Visited_20_Internet_20_Link">
</text:a>
，5月9日，俄罗斯的维伯林文凭尤其是“克里姆林宫游说者Gergard Schroeder”，他的妻子，权利的领导人 - 翼的“德国替代品”(AFD)离开政党，德国社会主义单一政党前秘书长(前专制GDR)埃贡·克伦克(Egon Krenc)(他在监狱中呆了四年，命令射击与GDR一起逃脱的人)ETC。 AFD Tinocroump的负责人，穿着三色色，甚至交给了俄罗斯大使的裸露包装纸。</text:p>
      <text:p text:style-name="P4">
报纸写道：“他们一起在乌克兰的战争中表现得很羞耻：在克里姆利夫独裁者和军事暴君弗拉基米尔·普京附近。”</text:p>
      <text:p text:style-name="P4">
<text:span text:style-name="T4">
另请阅读：</text:span>
 <text:a xlink:type="simple" xlink:href="https://www.ukrinform.ua/rubric-polytics/3706875-evropa-ne-povinna-zabuvati-pro-rosijsku-agresiu-solc.html" text:style-name="Internet_20_link" text:visited-style-name="Visited_20_Internet_20_Link">
</text:a>
早些时候，德国领导人参与了法西斯主义沃斯诺夫纳(Wosnovna)的胜利。 特别是，当时的德国总理安吉拉·默克尔(Angela Merkel)于2010年在莫斯科的一次游行中装饰。 但是，在2015年，她拒绝了乌克兰的哨所。</text:p>
      <text:p text:style-name="P4">
News Source: <text:a xlink:type="simple" xlink:href="https://www.ukrinform.ua/rubric-world/3707388-berlin-ne-kontaktuvav-iz-moskvou-sodo-ricnici-zaversenna-drugoi-svitovoi-vijni-recnik.html" text:style-name="Internet_20_link" text:visited-style-name="Visited_20_Internet_20_Link">
https://www.ukrinform.ua/rubric-world/3707388-berlin-ne-kontaktuvav-iz-moskvou-sodo-ricnici-zaversenna-drugoi-svitovoi-vijni-recnik.html</text:a>
</text:p>
      <!--NEWS-->
      <text:h text:style-name="P10" text:outline-level="1">
<text:span text:style-name="T4">
在特鲁多扔石头的加拿大人被逮捕</text:span>
</text:h>
      <text:p text:style-name="P4">
作者: Ukrinform (Person)</text:p>
      <text:p text:style-name="P4">
出版商: Укринформ (Organization)</text:p>
      <text:p text:style-name="P4">
出版时间: 2023-05-10T18:10:00+03:00</text:p>
      <text:p text:style-name="P4">
修改时间: 2023-05-10T18:10:00+03:00</text:p>
      <text:p text:style-name="P4">
描述: 加拿大的公民肖因元帅在总理大选期间扔了特鲁多的石头，被判处三个月的众议院逮捕。  - 乌克林。</text:p>
      <text:p text:style-name="P4">
图片: ["<text:a xlink:type="simple" xlink:href="https://static.ukrinform.com/photos/2023_05/thumb_files/630_360_1683731343-894.jpg" text:style-name="Internet_20_link" text:visited-style-name="Visited_20_Internet_20_Link">
630_360_16837...</text:a>
"]</text:p>
      <text:p text:style-name="P4">
标签: ['Домашній арешт', 'Канада', "Прем'єр", 'Трюдо']</text:p>
      <text:p text:style-name="P4">
类型: Article</text:p>
      <!--METADATA-->
      <text:p text:style-name="P4">
<draw:frame draw:style-name="fr1" draw:name="Image158" text:anchor-type="as-char" svg:width="6.9236in" svg:height="3.956343in" draw:z-index="0">
<draw:image xlink:href="../Images/yкринформ/2023-05-10T18-10-00-03-00/630_360_1683731343-894.jpg" xlink:type="simple" xlink:show="embed" xlink:actuate="onLoad" draw:mime-type="image/jpeg"/>
</draw:frame>
加拿大的公民肖因元帅在总理大选前巡回演出期间扔了特鲁多的石头，被判处三个月的国内服装。</text:p>
      <text:p text:style-name="P4">
根据乌克林通讯员的说法，它写道<text:a xlink:type="simple" xlink:href="https://www.cbc.ca/news/canada/london/st-thomas-ont-man-sentenced-to-house-arrest-probation-for-throwing-rocks-at-trudeau-1.6835722" text:style-name="Internet_20_link" text:visited-style-name="Visited_20_Internet_20_Link">
</text:a>
。</text:p>
      <text:p text:style-name="P4">
“一个在[]中扔砾石的人(https://www.ukrinform.ua/tag-trudo)在他在安大略省伦敦停留的过程中，他在2021年被逮捕了90天，并在2021年获得了一年的Termino。”</text:p>
      <text:p text:style-name="P4">
值得注意的是，法官称元帅的行动为“人群心态的体现”，威胁着加拿大人的安全。</text:p>
      <text:p text:style-name="P4">
Shena Marshal是Ontariysk Town Tomoronto附近的26岁居民，他在Tomoronto附近的Seynt Tom，首先被指控使用武器袭击，但后来他承认犯有通常的攻击，这更容易受到惩罚。</text:p>
      <text:p text:style-name="P4">
<text:span text:style-name="T4">
另请阅读：</text:span>
 <text:a xlink:type="simple" xlink:href="https://www.ukrinform.ua/rubric-world/3651912-u-britanii-ostrafuvali-colovika-akij-zburnuv-ajce-v-korola-carlza.html" text:style-name="Internet_20_link" text:visited-style-name="Visited_20_Internet_20_Link">
<text:span text:style-name="T4">
投掷</text:span>
</text:a>
在法庭听证会上，元帅在所有人面前为自己的行为道歉，但没有亲自命名特鲁多。</text:p>
      <text:p text:style-name="P4">
据报道，这一事件发生在2021年9月6日的纪念选举的两周内，导致特鲁多重新加入了部长。由于袭击，特鲁多本人仍未受到损害。</text:p>
      <text:p text:style-name="P4">
<text:span text:style-name="T5">
foto：Kate Dubinski/CBC</text:span>
</text:p>
      <text:p text:style-name="P4">
News Source: <text:a xlink:type="simple" xlink:href="https://www.ukrinform.ua/rubric-world/3707390-kanadca-akij-zburnuv-kamin-u-trudo-posadili-pid-domasnij-arest.html" text:style-name="Internet_20_link" text:visited-style-name="Visited_20_Internet_20_Link">
https://www.ukrinform.ua/rubric-world/3707390-kanadca-akij-zburnuv-kamin-u-trudo-posadili-pid-domasnij-arest.html</text:a>
</text:p>
      <!--NEWS-->
      <text:h text:style-name="P10" text:outline-level="1">
<text:span text:style-name="T4">
普京下令致电军事议会</text:span>
</text:h>
      <text:p text:style-name="P4">
作者: Ukrinform (Person)</text:p>
      <text:p text:style-name="P4">
出版商: Укринформ (Organization)</text:p>
      <text:p text:style-name="P4">
出版时间: 2023-05-10T18:12:00+03:00</text:p>
      <text:p text:style-name="P4">
修改时间: 2023-05-10T18:12:00+03:00</text:p>
      <text:p text:style-name="P4">
描述: 俄罗斯总统弗拉基米尔·普京（Vladimir Putin）于2023年签署了俄罗斯人的宪法征兵法令。  - 乌克林。</text:p>
      <text:p text:style-name="P4">
图片: ["<text:a xlink:type="simple" xlink:href="https://static.ukrinform.com/photos/2022_09/thumb_files/630_360_1664030285-428.jpg" text:style-name="Internet_20_link" text:visited-style-name="Visited_20_Internet_20_Link">
630_360_16640...</text:a>
"]</text:p>
      <text:p text:style-name="P4">
标签: ['путін', 'росія', 'військові збори']</text:p>
      <text:p text:style-name="P4">
类型: Article</text:p>
      <!--METADATA-->
      <text:p text:style-name="P4">
<draw:frame draw:style-name="fr1" draw:name="Image159" text:anchor-type="as-char" svg:width="6.9236in" svg:height="3.956343in" draw:z-index="0">
<draw:image xlink:href="../Images/yкринформ/2023-05-10T18-12-00-03-00/630_360_1664030285-428.jpg" xlink:type="simple" xlink:show="embed" xlink:actuate="onLoad" draw:mime-type="image/jpeg"/>
</draw:frame>
总统沃迪米尔·普京(Volodymyr Putin)就2023年在乌扎帕西(Uzapasi)参加军事议会的俄罗斯人的征兵签署了一项法令。</text:p>
      <text:p text:style-name="P4">
关于IT报告乌克林福姆，参考<text:a xlink:type="simple" xlink:href="http://publication.pravo.gov.ru/Document/View/0001202305100020" text:style-name="Internet_20_link" text:visited-style-name="Visited_20_Internet_20_Link">
</text:a>
法律信息。</text:p>
      <text:p text:style-name="P4">
“俄罗斯联邦政府和RFFCC的行政机构受到与俄罗斯公民的征兵有关的措施的实施法令阅读。</text:p>
      <text:p text:style-name="P4">
那些库存的人被要求在武装部队，陆军卫队，州警卫和联邦安全部门举行会议。</text:p>
      <text:p text:style-name="P4">
<text:span text:style-name="T4">
另请阅读：</text:span>
 <text:a xlink:type="simple" xlink:href="https://www.ukrinform.ua/rubric-world/3707235-rosia-gotuetsa-ostatocno-vijti-z-dogovoru-pro-zvicajni-zbrojni-sili-u-evropi.html" text:style-name="Internet_20_link" text:visited-style-name="Visited_20_Internet_20_Link">
</text:a>
该法令的两点有“官方用途”邮票。 在这种情况下，没有关于会议条款和预测的人数的数据。</text:p>
      <text:p text:style-name="P4">
还 <text:a xlink:type="simple" xlink:href="http://www.rbc.ru/politics/10/05/2023/645ba1f59a7947456b312809" text:style-name="Internet_20_link" text:visited-style-name="Visited_20_Internet_20_Link">
 </text:a>
据指出，军事会议是一年一度的活动。</text:p>
      <text:p text:style-name="P4">
<text:span text:style-name="T4">
另请阅读：</text:span>
 <text:a xlink:type="simple" xlink:href="https://www.ukrinform.ua/rubric-world/3707248-putin-skasuvav-vizovij-rezim-ta-obmezenna-na-pereloti-dla-gromadan-gruzii.html" text:style-name="Internet_20_link" text:visited-style-name="Visited_20_Internet_20_Link">
<text:span text:style-name="T4">
 putin </text:span>
</text:a>
据报道，4月1日在<text:a xlink:type="simple" xlink:href="https://www.ukrinform.ua/tag-rosia" text:style-name="Internet_20_link" text:visited-style-name="Visited_20_Internet_20_Link">
</text:a>
春季征兵开始了。 根据法令，部队应派遣1.47亿名新兵。 4月15日，俄罗斯总参谋部是春季征兵定于7月15日结束。</text:p>
      <text:p text:style-name="P4">
News Source: <text:a xlink:type="simple" xlink:href="https://www.ukrinform.ua/rubric-ato/3707389-putin-nakazav-prizvati-zapasnikiv-na-vijskovi-zbori.html" text:style-name="Internet_20_link" text:visited-style-name="Visited_20_Internet_20_Link">
https://www.ukrinform.ua/rubric-ato/3707389-putin-nakazav-prizvati-zapasnikiv-na-vijskovi-zbori.html</text:a>
</text:p>
      <!--NEWS-->
      <text:h text:style-name="P10" text:outline-level="1">
<text:span text:style-name="T4">
“减去” 14个目标：SBU展示了特种部队的工作和“白狼”的工作。</text:span>
</text:h>
      <text:p text:style-name="P4">
作者: Ukrinform (Person)</text:p>
      <text:p text:style-name="P4">
出版商: Укринформ (Organization)</text:p>
      <text:p text:style-name="P4">
出版时间: 2023-05-10T18:16:00+03:00</text:p>
      <text:p text:style-name="P4">
修改时间: 2023-05-10T18:16:00+03:00</text:p>
      <text:p text:style-name="P4">
描述: 在两天内，特种作战中心的士兵“ A”的“ A”安全局从白狼单位摧毁了14个目标。  - 乌克林。</text:p>
      <text:p text:style-name="P4">
图片: ["<text:a xlink:type="simple" xlink:href="https://static.ukrinform.com/photos/2023_05/thumb_files/630_360_1683731530-736.jpg" text:style-name="Internet_20_link" text:visited-style-name="Visited_20_Internet_20_Link">
630_360_16837...</text:a>
"]</text:p>
      <text:p text:style-name="P4">
标签: ['СБУ', 'Військова техніка', 'Війна з росією', '#stoprussia']</text:p>
      <text:p text:style-name="P4">
类型: Article</text:p>
      <!--METADATA-->
      <text:p text:style-name="P4">
<draw:frame draw:style-name="fr1" draw:name="Image160" text:anchor-type="as-char" svg:width="6.9236in" svg:height="3.956343in" draw:z-index="0">
<draw:image xlink:href="../Images/yкринформ/2023-05-10T18-16-00-03-00/630_360_1683731530-736.jpg" xlink:type="simple" xlink:show="embed" xlink:actuate="onLoad" draw:mime-type="image/jpeg"/>
</draw:frame>
对于两个dnieper，特殊运营中心“ A”的“ A”中心乌克兰的“白狼单位”摧毁了14个目标。</text:p>
      <text:p text:style-name="P4">
正如Ukrinform报道的那样，SBU在[]中报告(https://www.facebook.com/SecurSerUkraine/?locale=uk_UA)。</text:p>
      <text:p text:style-name="P4">
<text:span text:style-name="T5">
viso：<text:a xlink:type="simple" xlink:href="https://t.me/SBUkr/8279" text:style-name="Internet_20_link" text:visited-style-name="Visited_20_Internet_20_Link">
</text:a>
</text:span>
</text:p>
      <text:p text:style-name="P4">
“ CSO“ A”的特种部队<text:a xlink:type="simple" xlink:href="https://www.ukrinform.ua/tag-sbu" text:style-name="Internet_20_link" text:visited-style-name="Visited_20_Internet_20_Link">
</text:a>
从白色狼单位中，冲击无人机被敌人的武器隐藏和淘汰：四个坦克，两个BMP -3和四个BBM，两个装甲，带有弹药弹药的构成，带有Tautmobile Technique”。</text:p>
      <text:p text:style-name="P4">
<text:span text:style-name="T4">
另请阅读：</text:span>
 <text:a xlink:type="simple" xlink:href="https://www.ukrinform.ua/rubric-ato/3700279-bijci-sso-znisili-tank-pid-nosom-u-voroga-i-vzali-trofei.html" text:style-name="Internet_20_link" text:visited-style-name="Visited_20_Internet_20_Link">
<text:span text:style-name="T4">
 SCO </text:span>
</text:a>
正如乌克林福姆报道的，乌克兰的国防军从2022年2月24日至2023年10月10日<text:a xlink:type="simple" xlink:href="https://www.ukrinform.ua/rubric-ato/3707098-ukrainski-bijci-znisili-vze-196-310-zagarbnikiv.html" text:style-name="Internet_20_link" text:visited-style-name="Visited_20_Internet_20_Link">
</text:a>
，同时，有690人。</text:p>
      <text:p text:style-name="P4">
<text:span text:style-name="T5">
foto：sbu</text:span>
</text:p>
      <text:p text:style-name="P4">
News Source: <text:a xlink:type="simple" xlink:href="https://www.ukrinform.ua/rubric-ato/3707392-minus-14-cilej-za-dva-dni-sbu-pokazala-robotu-specpriznacenciv-i-bilih-vovkiv.html" text:style-name="Internet_20_link" text:visited-style-name="Visited_20_Internet_20_Link">
https://www.ukrinform.ua/rubric-ato/3707392-minus-14-cilej-za-dva-dni-sbu-pokazala-robotu-specpriznacenciv-i-bilih-vovkiv.html</text:a>
</text:p>
      <!--NEWS-->
      <text:h text:style-name="P10" text:outline-level="1">
<text:span text:style-name="T4">
Tsurenko在罗马的比赛中击败了Svitolina</text:span>
</text:h>
      <text:p text:style-name="P4">
作者: Ukrinform (Person)</text:p>
      <text:p text:style-name="P4">
出版商: Укринформ (Organization)</text:p>
      <text:p text:style-name="P4">
出版时间: 2023-05-10T18:27:17+03:00</text:p>
      <text:p text:style-name="P4">
修改时间: 2023-05-10T18:27:17+03:00</text:p>
      <text:p text:style-name="P4">
描述: 乌克兰人在主要比赛的第一轮比赛中相遇。  - 乌克林。</text:p>
      <text:p text:style-name="P4">
图片: ["<text:a xlink:type="simple" xlink:href="https://static.ukrinform.com/photos/2023_05/thumb_files/630_360_1683732374-760.jpg" text:style-name="Internet_20_link" text:visited-style-name="Visited_20_Internet_20_Link">
630_360_16837...</text:a>
"]</text:p>
      <text:p text:style-name="P4">
标签: ['Цуренко', 'Світоліна', 'Теніс']</text:p>
      <text:p text:style-name="P4">
类型: Article</text:p>
      <!--METADATA-->
      <text:p text:style-name="P4">
<draw:frame draw:style-name="fr1" draw:name="Image161" text:anchor-type="as-char" svg:width="6.9236in" svg:height="3.956343in" draw:z-index="0">
<draw:image xlink:href="../Images/yкринформ/2023-05-10T18-27-17-03-00/630_360_1683732374-760.jpg" xlink:type="simple" xlink:show="embed" xlink:actuate="onLoad" draw:mime-type="image/jpeg"/>
</draw:frame>
乌克兰人处于主要比赛的第一轮比赛中。</text:p>
      <text:p text:style-name="P4">
乌克兰网球运动员Lesya Tsurenko(№68WTA)和Elina Svitolina(№540wta)Face会议开始了在罗马开始的WTA 1000锦标赛(意大利)，报道乌克林福姆。</text:p>
      <text:p text:style-name="P4">
他们在意大利“成千上万”的第一轮比赛中的个人决赛历史上的第四次持续了两个网络，并最终支持Tsurenko -6：4，6：6：3。会议持续了1小时37分钟。</text:p>
      <text:p text:style-name="P4">
现在，乌克兰妇女的关系完全均等 - 她们一分为二。</text:p>
      <text:p text:style-name="P4">
Tsurenko击败了Svitolin，将在第二轮比赛中与第28届美国Bernarda Pen一起比赛。</text:p>
      <text:p text:style-name="P4">
<text:span text:style-name="T4">
另请阅读：</text:span>
 <text:a xlink:type="simple" xlink:href="https://www.ukrinform.ua/rubric-sports/3707047-astremska-zigrae-z-rosiankou-v-osnovi-turniru-u-rimi.html" text:style-name="Internet_20_link" text:visited-style-name="Visited_20_Internet_20_Link">
<text:span text:style-name="T4">
 yastremskaya </text:span>
</text:a>
据乌克林福姆报道，今天5月10日，戴安娜·雅斯特雷姆斯卡亚(Diana Yastremskaya)(№158WTA)它将继续在罗马的WTA 1000上表演，在乌克兰人的第一轮比赛的第一轮比赛中，它将与Anna Kalinskaya竞争。(№57WTA).</text:p>
      <text:p text:style-name="P4">
Фото: Getty Images</text:p>
      <text:p text:style-name="P4">
News Source: <text:a xlink:type="simple" xlink:href="https://www.ukrinform.ua/rubric-sports/3707397-curenko-obigrala-svitolinu-na-turniri-u-rimi.html" text:style-name="Internet_20_link" text:visited-style-name="Visited_20_Internet_20_Link">
https://www.ukrinform.ua/rubric-sports/3707397-curenko-obigrala-svitolinu-na-turniri-u-rimi.html</text:a>
</text:p>
      <!--NEWS-->
      <text:h text:style-name="P10" text:outline-level="1">
<text:span text:style-name="T4">
克里米亚释放后，代表与总统代表进行了弧线的第一步</text:span>
</text:h>
      <text:p text:style-name="P4">
作者: Ukrinform (Person)</text:p>
      <text:p text:style-name="P4">
出版商: Укринформ (Organization)</text:p>
      <text:p text:style-name="P4">
出版时间: 2023-05-10T18:28:00+03:00</text:p>
      <text:p text:style-name="P4">
修改时间: 2023-05-10T18:28:00+03:00</text:p>
      <text:p text:style-name="P4">
描述: 人民代表会见了克里米亚弧的总统代表和他的负责人泰米拉·塔沙瓦（Tamila Tashava），在释放方舟后，国家的优先步骤是该州的优先步骤。  - 乌克林。</text:p>
      <text:p text:style-name="P4">
图片: ["<text:a xlink:type="simple" xlink:href="https://static.ukrinform.com/photos/2023_05/thumb_files/630_360_1683731884-356.jpg" text:style-name="Internet_20_link" text:visited-style-name="Visited_20_Internet_20_Link">
630_360_16837...</text:a>
"]</text:p>
      <text:p text:style-name="P4">
标签: ['Деокупація', 'Депутат', 'Крим', 'Верховна Рада', 'Корнієнко', 'Таміла Ташева']</text:p>
      <text:p text:style-name="P4">
类型: Article</text:p>
      <!--METADATA-->
      <text:p text:style-name="P4">
<draw:frame draw:style-name="fr1" draw:name="Image162" text:anchor-type="as-char" svg:width="6.9236in" svg:height="3.956343in" draw:z-index="0">
<draw:image xlink:href="../Images/yкринформ/2023-05-10T18-28-00-03-00/630_360_1683731884-356.jpg" xlink:type="simple" xlink:show="embed" xlink:actuate="onLoad" draw:mime-type="image/jpeg"/>
</draw:frame>
人民在释放后的首席泰米拉·塔沙瓦(Tamila Tashava)负责人泰米拉·塔萨瓦(Tamila Tashava)的负责人的克里米亚(Tai)会见了总统代表的成员。</text:p>
      <text:p text:style-name="P4">
这是由[] Verkhovna Rada Alexander Kornienko的第一任副主席报道的<text:a xlink:type="simple" xlink:href="https://www.facebook.com/100049403331405/posts/pfbid05AB7xAtwcUTgdYpbV9xKkJpo82i2p2JTh27NEyDjtqedtMhzFxFL5K7SsZHTGXMwl/" text:style-name="Internet_20_link" text:visited-style-name="Visited_20_Internet_20_Link">
</text:a>
<text:a xlink:type="simple" xlink:href="https://www.facebook.com/100049403331405/posts/pfbid05AB7xAtwcUTgdYpbV9xKkJpo82i2p2JTh27NEyDjtqedtMhzFxFL5K7SsZHTGXMwl/" text:style-name="Internet_20_link" text:visited-style-name="Visited_20_Internet_20_Link">
</text:a>
，报道乌克林福姆。</text:p>
      <text:p text:style-name="P4">
“在会议期间，乌克兰人民代表参加了AR []的乌克兰总统的永久代表(https://www.ukrinform.ua/tag-krim)他们讨论了克里米亚解放后国家的优先步骤。 会议介绍了有关关键步骤的提案的发展，这将允许在克里米亚和塞瓦斯托波尔的地球领土上实施安全的重新整合。”</text:p>
      <text:p text:style-name="P4">
他强调，在这种情况下，存在许多问题和挑战，包括公共权威和培训的准备，非军事化，地缘政治和安全。</text:p>
      <text:p text:style-name="P4">
<text:span text:style-name="T4">
另请阅读：</text:span>
 <text:a xlink:type="simple" xlink:href="https://www.ukrinform.ua/rubric-crimea/3707196-zurnalisti-opublikuvali-mapu-z-ponad-220-vijskovimi-obektami-rf-u-krimu.html" text:style-name="Internet_20_link" text:visited-style-name="Visited_20_Internet_20_Link">
<text:span text:style-name="T4">
地图</text:span>
</text:a>
“克里米亚的话题一直与乌克兰相关，尤其是现在在背景平台及其议会维度上，我们必须讲procontracy，这是在占领之后等待我们的过程，”第一批Vesespicerparliamment强调。</text:p>
      <text:p text:style-name="P4">
Kornienko感谢乌克兰总统在克里米亚的代表，并直接在乌克兰国家和个人资料部主管办公室直接提供了高质量和专业的工作。</text:p>
      <text:p text:style-name="P4">
据报道，更早的国家安全和国防委员会秘书阿列克西扬尼洛夫(Alexeydanilov)表示，克里米亚的占领将根据乌克兰总统将支付的计划进行。 据他说，这项计划有一项漫长的工作。</text:p>
      <text:p text:style-name="P4">
<text:span text:style-name="T5">
foto：Oleksandr Korniyenko，Facebook</text:span>
</text:p>
      <text:p text:style-name="P4">
News Source: <text:a xlink:type="simple" xlink:href="https://www.ukrinform.ua/rubric-crimea/3707398-deputati-obgovorili-z-predstavnictvom-prezidenta-v-ark-persocergovi-kroki-pisla-zvilnenna-krimu.html" text:style-name="Internet_20_link" text:visited-style-name="Visited_20_Internet_20_Link">
https://www.ukrinform.ua/rubric-crimea/3707398-deputati-obgovorili-z-predstavnictvom-prezidenta-v-ark-persocergovi-kroki-pisla-zvilnenna-krimu.html</text:a>
</text:p>
      <!--NEWS-->
      <text:h text:style-name="P10" text:outline-level="1">
<text:span text:style-name="T4">
在Mariupol，在武装部队军方的照片的背景下挂着铭文“八月附近”的海报</text:span>
</text:h>
      <text:p text:style-name="P4">
作者: Ukrinform (Person)</text:p>
      <text:p text:style-name="P4">
出版商: Укринформ (Organization)</text:p>
      <text:p text:style-name="P4">
出版时间: 2023-05-10T18:29:29+03:00</text:p>
      <text:p text:style-name="P4">
修改时间: 2023-05-10T18:29:29+03:00</text:p>
      <text:p text:style-name="P4">
描述: 在临时被俘虏的俄罗斯军队中，居民挂在市中心海报上，铭文“八月”在武装部队军方的照片的背景下，因为他们正在等待释放并返回乌克兰。  - 乌克林。</text:p>
      <text:p text:style-name="P4">
图片: ["<text:a xlink:type="simple" xlink:href="https://static.ukrinform.com/photos/2023_05/thumb_files/630_360_1683732410-615.jpg" text:style-name="Internet_20_link" text:visited-style-name="Visited_20_Internet_20_Link">
630_360_16837...</text:a>
"]</text:p>
      <text:p text:style-name="P4">
标签: ['Маріуполь', 'ЗСУ', 'Національний спротив', 'Війна з росією']</text:p>
      <text:p text:style-name="P4">
类型: Article</text:p>
      <!--METADATA-->
      <text:p text:style-name="P4">
<draw:frame draw:style-name="fr1" draw:name="Image163" text:anchor-type="as-char" svg:width="6.9236in" svg:height="3.956343in" draw:z-index="0">
<draw:image xlink:href="../Images/yкринформ/2023-05-10T18-29-29-03-00/630_360_1683732410-615.jpg" xlink:type="simple" xlink:show="embed" xlink:actuate="onLoad" draw:mime-type="image/jpeg"/>
</draw:frame>
俄罗斯军队及时捕获了玛丽乌波尔军队，居民挂在中心者身上，上面刻有铭文，上面写着“八月”在武装部队的照片的背景下，他们正在努力解放并返回乌克兰。</text:p>
      <text:p text:style-name="P4">
正如乌克林福姆报道的那样，关于<text:a xlink:type="simple" xlink:href="http://t.me/mariupolrada/14104" text:style-name="Internet_20_link" text:visited-style-name="Visited_20_Internet_20_Link">
</text:a>
报道了市议会，并发布了该市的适当照片。</text:p>
      <text:p text:style-name="P4">
“ Mariupol正在等待发布!居民在城市花园附近的意大利街上的铭文“八月”挂上了海报。 他们没有释放俄罗斯入侵者 - 玛丽波尔不想成为俄罗斯的旗帜，而是在等待武装部队并返回乌克兰!”</text:p>
      <text:p text:style-name="P4">
<text:span text:style-name="T4">
另请阅读：</text:span>
 <text:a xlink:type="simple" xlink:href="https://www.ukrinform.ua/rubric-regions/3704295-ukrainski-partizani-gotuut-podarunki-rosianam-u-lugansku-centr-nacsprotivu.html" text:style-name="Internet_20_link" text:visited-style-name="Visited_20_Internet_20_Link">
</text:a>
据报道，5月7日，在社交网络上出现了一段视频，在暂时占领的玛丽波尔(Mariupol)中，一个不知名的人展开了乌克兰的旗帜，并与他同行，沿着高层建筑物沿着街道行走。</text:p>
      <text:p text:style-name="P4">
同样在玛丽波尔(Mariupol)建造了文化宫殿“伊斯克拉”(Iskra)的建筑，也被摧毁了，当地人悬挂了乌克兰的旗帜。</text:p>
      <text:p text:style-name="P4">
俄罗斯在[]中造成的侵略(https://www.ukrinform.ua/tag-mariupol)人道主义灾难的一次收购。 由于移动炮击，该市几乎被摧毁了90％。 受损和摧毁的住宅建筑，医院，学校，幼儿园等。</text:p>
      <text:p text:style-name="P4">
<text:span text:style-name="T4">
另请阅读：</text:span>
 <text:a xlink:type="simple" xlink:href="https://www.ukrinform.ua/rubric-regions/3705891-na-zaporizzi-pid-vigladom-evakuacii-zagarbniki-gotuut-provokacii-fedorov.html" text:style-name="Internet_20_link" text:visited-style-name="Visited_20_Internet_20_Link">
</text:a>
目前，该市仍有100,000多名居民。 入侵者被迫接收俄罗斯护照，尤其是州雇员。</text:p>
      <text:p text:style-name="P4">
入侵者将野马和周围定居点转变为俄罗斯军队的军事逻辑枢纽。</text:p>
      <text:p text:style-name="P4">
News Source: <text:a xlink:type="simple" xlink:href="https://www.ukrinform.ua/rubric-regions/3707399-u-mariupoli-rozvisili-plakati-z-napisami-serpen-blizko-na-tli-foto-vijskovih-zsu.html" text:style-name="Internet_20_link" text:visited-style-name="Visited_20_Internet_20_Link">
https://www.ukrinform.ua/rubric-regions/3707399-u-mariupoli-rozvisili-plakati-z-napisami-serpen-blizko-na-tli-foto-vijskovih-zsu.html</text:a>
</text:p>
      <!--NEWS-->
      <text:h text:style-name="P10" text:outline-level="1">
<text:span text:style-name="T4">
科斯特维奇（Kostevich）在运动射击上赢得了警察的“银”舞台</text:span>
</text:h>
      <text:p text:style-name="P4">
作者: Ukrinform (Person)</text:p>
      <text:p text:style-name="P4">
出版商: Укринформ (Organization)</text:p>
      <text:p text:style-name="P4">
出版时间: 2023-05-10T18:33:27+03:00</text:p>
      <text:p text:style-name="P4">
修改时间: 2023-05-10T18:33:27+03:00</text:p>
      <text:p text:style-name="P4">
描述: 这是这些比赛中乌克兰的第二枚奖牌。  - 乌克林。</text:p>
      <text:p text:style-name="P4">
图片: ["<text:a xlink:type="simple" xlink:href="https://static.ukrinform.com/photos/2023_05/thumb_files/630_360_1683732720-173.jpg" text:style-name="Internet_20_link" text:visited-style-name="Visited_20_Internet_20_Link">
630_360_16837...</text:a>
"]</text:p>
      <text:p text:style-name="P4">
标签: ['Кульова стрільба']</text:p>
      <text:p text:style-name="P4">
类型: Article</text:p>
      <!--METADATA-->
      <text:p text:style-name="P4">
<draw:frame draw:style-name="fr1" draw:name="Image164" text:anchor-type="as-char" svg:width="6.9236in" svg:height="3.956343in" draw:z-index="0">
<draw:image xlink:href="../Images/yкринформ/2023-05-10T18-33-27-03-00/630_360_1683732720-173.jpg" xlink:type="simple" xlink:show="embed" xlink:actuate="onLoad" draw:mime-type="image/jpeg"/>
</draw:frame>
这是乌克兰在这些比赛中的第二次处方。</text:p>
      <text:p text:style-name="P4">
乌克林福姆报道，乌克兰的奥利娜·科斯特维奇(Olena Kostevich)用球射门在世界杯上赢得了银牌，该球发生在阿塞拜疆巴库(Azerbaijani Baku)。</text:p>
      <text:p text:style-name="P4">
Kostevich在气动枪中以10米的距离进行。 乌克兰人让位于希腊0.7点-Anna Karakaki。</text:p>
      <text:p text:style-name="P4">
另一位乌克兰人尤利亚·科罗斯利娃(Yulia Korostylova)无法克服资格，并成为69岁。</text:p>
      <text:p text:style-name="P4">
这是KS-2023的Kostevich奖牌，也是阿塞拜疆乌克兰第二奖。</text:p>
      <text:p text:style-name="P4">
<text:span text:style-name="T4">
另请阅读：</text:span>
 <text:a xlink:type="simple" xlink:href="https://www.ukrinform.ua/rubric-sports/3707328-omelcuk-zdobuv-sriblo-na-etapi-ks-zi-strilbi.html" text:style-name="Internet_20_link" text:visited-style-name="Visited_20_Internet_20_Link">
<text:span text:style-name="T4">
 omelchuk </text:span>
</text:a>
正如乌克林福姆报道的那样，奥列格·奥梅尔丘克(Oleg Omelchuk)在射击Zpneumatic Gun时以10米的距离赢得了银牌。</text:p>
      <text:p text:style-name="P4">
照片：ISSF</text:p>
      <text:p text:style-name="P4">
News Source: <text:a xlink:type="simple" xlink:href="https://www.ukrinform.ua/rubric-sports/3707402-kostevic-zdobula-sriblo-etapu-ks-zi-sportivnoi-strilbi.html" text:style-name="Internet_20_link" text:visited-style-name="Visited_20_Internet_20_Link">
https://www.ukrinform.ua/rubric-sports/3707402-kostevic-zdobula-sriblo-etapu-ks-zi-sportivnoi-strilbi.html</text:a>
</text:p>
      <!--NEWS-->
      <text:h text:style-name="P10" text:outline-level="1">
<text:span text:style-name="T4">
今天的俄罗斯人在哈尔基夫地区约20个定居点开除</text:span>
</text:h>
      <text:p text:style-name="P4">
作者: Ukrinform (Person)</text:p>
      <text:p text:style-name="P4">
出版商: Укринформ (Organization)</text:p>
      <text:p text:style-name="P4">
出版时间: 2023-05-10T18:34:05+03:00</text:p>
      <text:p text:style-name="P4">
修改时间: 2023-05-10T18:34:05+03:00</text:p>
      <text:p text:style-name="P4">
描述: 白天，敌人在哈尔基夫地区约20个定居点开火，一人被杀。  - 乌克林。</text:p>
      <text:p text:style-name="P4">
图片: ["<text:a xlink:type="simple" xlink:href="https://static.ukrinform.com/photos/2022_10/thumb_files/630_360_1666509493-420.jpg" text:style-name="Internet_20_link" text:visited-style-name="Visited_20_Internet_20_Link">
630_360_16665...</text:a>
"]</text:p>
      <text:p text:style-name="P4">
标签: ['Обстріл', 'Харківщина', 'Війна з росією']</text:p>
      <text:p text:style-name="P4">
类型: Article</text:p>
      <!--METADATA-->
      <text:p text:style-name="P4">
<draw:frame draw:style-name="fr1" draw:name="Image165" text:anchor-type="as-char" svg:width="6.9236in" svg:height="3.956343in" draw:z-index="0">
<draw:image xlink:href="../Images/yкринформ/2023-05-10T18-34-05-03-00/630_360_1666509493-420.jpg" xlink:type="simple" xlink:show="embed" xlink:actuate="onLoad" draw:mime-type="image/jpeg"/>
</draw:frame>
白天，敌人在哈尔基夫地区约20个定居点开火，杀死了一个人。</text:p>
      <text:p text:style-name="P4">
乌克林福音通讯员报道，这是由Kharkiv Ova Oleg Synigubov负责人在Teleterna“ Unified News”的空中报道的。</text:p>
      <text:p text:style-name="P4">
“敌人 <text:a xlink:type="simple" xlink:href="https://www.ukrinform.ua/tag-obstril" text:style-name="Internet_20_link" text:visited-style-name="Visited_20_Internet_20_Link">
</text:a>
边境定居点，今天约有20个。 这是Chuguev区，是Vovchansky的方向，Kupyansky和Kharkiv地区，” Synugubov告知。</text:p>
      <text:p text:style-name="P4">
按照 <text:a xlink:type="simple" xlink:href="https://www.ukrinform.ua/rubric-ato/3707259-vijska-rf-obstrilali-vovcansk-zaginuv-colovik.html" text:style-name="Internet_20_link" text:visited-style-name="Visited_20_Internet_20_Link">
</text:a>
，俄罗斯人在下午做出的，尚未确认有关瓦砾下可能住宿的信息。 据报道，一名男子当场被杀。 根据Sinegubov的说法，一所房屋被开了家，当时该男子在院子里。</text:p>
      <text:p text:style-name="P4">
<text:span text:style-name="T4">
另请阅读：</text:span>
 <text:a xlink:type="simple" xlink:href="https://www.ukrinform.ua/rubric-ato/3707014-vijska-rf-vdarili-raketami-po-kupansku-e-poraneni.html" text:style-name="Internet_20_link" text:visited-style-name="Visited_20_Internet_20_Link">
</text:a>
据报道，库皮斯克地区的战斗正在哈尔基夫进行，暂时捕获了29个定居点。</text:p>
      <text:p text:style-name="P4">
<text:span text:style-name="T5">
opto说明性：Oleg Synigubov，Telegram</text:span>
</text:p>
      <text:p text:style-name="P4">
News Source: <text:a xlink:type="simple" xlink:href="https://www.ukrinform.ua/rubric-ato/3707403-rosiani-za-sogodni-obstrilali-blizko-20-naselenih-punktiv-harkivsini.html" text:style-name="Internet_20_link" text:visited-style-name="Visited_20_Internet_20_Link">
https://www.ukrinform.ua/rubric-ato/3707403-rosiani-za-sogodni-obstrilali-blizko-20-naselenih-punktiv-harkivsini.html</text:a>
</text:p>
      <!--NEWS-->
      <text:h text:style-name="P10" text:outline-level="1">
<text:span text:style-name="T4">
首都将取消两个小巴的航班</text:span>
</text:h>
      <text:p text:style-name="P4">
作者: Ukrinform (Person)</text:p>
      <text:p text:style-name="P4">
出版商: Укринформ (Organization)</text:p>
      <text:p text:style-name="P4">
出版时间: 2023-05-10T18:34:06+03:00</text:p>
      <text:p text:style-name="P4">
修改时间: 2023-05-10T18:34:06+03:00</text:p>
      <text:p text:style-name="P4">
描述: 基辅城市政府的运输基础设施部计划关闭出租车路线№№599，600。</text:p>
      <text:p text:style-name="P4">
图片: ["<text:a xlink:type="simple" xlink:href="https://static.ukrinform.com/photos/2023_05/thumb_files/630_360_1683732698-133.jpg" text:style-name="Internet_20_link" text:visited-style-name="Visited_20_Internet_20_Link">
630_360_16837...</text:a>
"]</text:p>
      <text:p text:style-name="P4">
标签: ['Транспорт', 'Київ', 'Маршрутки']</text:p>
      <text:p text:style-name="P4">
类型: Article</text:p>
      <!--METADATA-->
      <text:p text:style-name="P4">
<draw:frame draw:style-name="fr1" draw:name="Image166" text:anchor-type="as-char" svg:width="6.9236in" svg:height="3.956343in" draw:z-index="0">
<draw:image xlink:href="../Images/yкринформ/2023-05-10T18-34-06-03-00/630_360_1683732698-133.jpg" xlink:type="simple" xlink:show="embed" xlink:actuate="onLoad" draw:mime-type="image/jpeg"/>
</draw:frame>
基辅城市政府的运输基础设施计划宣布出租车路线上的公交路线№№599，600。</text:p>
      <text:p text:style-name="P4">
正如乌克林福姆报道的那样，它报告了<text:a xlink:type="simple" xlink:href="http://kyivcity.gov.ua/news/departament_transportno_infrastrukturi_planuye_zakriti_avtobusni_marshruti_v_rezhimi_marshrutnogo_taksi_599_600/" text:style-name="Internet_20_link" text:visited-style-name="Visited_20_Internet_20_Link">
</text:a>
“运输基础设施部违反了在公交路线上经营不公平的航空公司№№150、205、599、600的合同。棉花糖№№599，600被计划关闭，因为它们在单独的部分中。 取而代之的是，消息读得语是，KP“ Kyivpastrans”的Namoruts的滚动数量将增加。</text:p>
      <text:p text:style-name="P4">
<text:span text:style-name="T4">
另请阅读：</text:span>
 <text:a xlink:type="simple" xlink:href="https://www.ukrinform.ua/rubric-kyiv/3704783-u-kmda-rozpovili-koli-zaversat-rekonstrukciu-rozvazki-na-sulavci.html" text:style-name="Internet_20_link" text:visited-style-name="Visited_20_Internet_20_Link">
</text:a>
特别是，这是KP“ Kyivpastrans”的以下路线：巴士№44，手推车№№29、50，电车№№22、28、33(在第600号出租车的路线上的单独部分公交路线上的重复); 公共汽车№№87，108(第599号重复).</text:p>
      <text:p text:style-name="P4">
Маршрути №№ 150 і 205 обслуговуватиме інший перевізник, якого оберуть напрозорому конкурсі відповідно до вимог законодавства.</text:p>
      <text:p text:style-name="P4">
У Департаменті зазначили, що на всіх чотирьох автобусних маршрутах працюваводин недобросовісний перевізник – ТОВ “Транс-Сіті”.</text:p>
      <text:p text:style-name="P4">
У <text:a xlink:type="simple" xlink:href="https://www.ukrinform.ua/tag-kmda" text:style-name="Internet_20_link" text:visited-style-name="Visited_20_Internet_20_Link">
 </text:a>
他们提醒他们，在5月初，机构出租车中的公共巴士路线的工作是由机构间领土工作组在旅客道路运输市场运作方面进行的。</text:p>
      <text:p text:style-name="P4">
尤其是验证，发现运营商在150号路线上使用#1550的车辆，这不符合比赛的基本要求。</text:p>
      <text:p text:style-name="P4">
<text:span text:style-name="T4">
另请阅读：</text:span>
 <text:a xlink:type="simple" xlink:href="https://www.ukrinform.ua/rubric-kyiv/3697928-perevirki-marsrutok-za-rezultatami-kmda-rozirvala-dogovori-z-sistma-pereviznikami.html" text:style-name="Internet_20_link" text:visited-style-name="Visited_20_Internet_20_Link">
<text:span text:style-name="T4">
 MINIBUS </text:span>
</text:a>
</text:p>
      <text:p text:style-name="P4">
Як повідомляв Укрінформ, у Києві до 15 червня частково обмежили рух на вулиціМиколи Кибальчича через поточний ремонт.</text:p>
      <text:p text:style-name="P4">
News Source: <text:a xlink:type="simple" xlink:href="https://www.ukrinform.ua/rubric-kyiv/3707404-u-stolici-skasuut-rejsi-dvoh-marsrutok.html" text:style-name="Internet_20_link" text:visited-style-name="Visited_20_Internet_20_Link">
https://www.ukrinform.ua/rubric-kyiv/3707404-u-stolici-skasuut-rejsi-dvoh-marsrutok.html</text:a>
</text:p>
      <!--NEWS-->
      <text:h text:style-name="P10" text:outline-level="1">
<text:span text:style-name="T4">
在伊斯坦布尔就“谷物协议”的延续开始了谈判</text:span>
</text:h>
      <text:p text:style-name="P4">
作者: Ukrinform (Person)</text:p>
      <text:p text:style-name="P4">
出版商: Укринформ (Organization)</text:p>
      <text:p text:style-name="P4">
出版时间: 2023-05-10T18:37:45+03:00</text:p>
      <text:p text:style-name="P4">
修改时间: 2023-05-10T18:37:45+03:00</text:p>
      <text:p text:style-name="P4">
描述: 土耳其，乌克兰，俄罗斯国防部副部长和联合国关于谷物走廊工作的会议始于伊斯坦布尔。  - 乌克林。</text:p>
      <text:p text:style-name="P4">
图片: ["<text:a xlink:type="simple" xlink:href="https://static.ukrinform.com/photos/2023_05/thumb_files/630_360_1683635778-514.jpg" text:style-name="Internet_20_link" text:visited-style-name="Visited_20_Internet_20_Link">
630_360_16836...</text:a>
"]</text:p>
      <text:p text:style-name="P4">
标签: ['ООН', 'Переговори', 'Україна', 'росія', 'Туреччина', 'зерновий коридор']</text:p>
      <text:p text:style-name="P4">
类型: Article</text:p>
      <!--METADATA-->
      <text:p text:style-name="P4">
<draw:frame draw:style-name="fr1" draw:name="Image167" text:anchor-type="as-char" svg:width="6.9236in" svg:height="3.956343in" draw:z-index="0">
<draw:image xlink:href="../Images/yкринформ/2023-05-10T18-37-45-03-00/630_360_1683635778-514.jpg" xlink:type="simple" xlink:show="embed" xlink:actuate="onLoad" draw:mime-type="image/jpeg"/>
</draw:frame>
土耳其国防部，乌克兰和俄罗斯的副部长会议在伊斯坦布尔举行的“谷物走廊”的工作。</text:p>
      <text:p text:style-name="P4">
关于IT报告乌克林福姆，参考<text:a xlink:type="simple" xlink:href="https://www.msb.gov.tr/SlaytHaber/a603627ebcd24f439c46790c2868f120" text:style-name="Internet_20_link" text:visited-style-name="Visited_20_Internet_20_Link">
</text:a>
。</text:p>
      <text:p text:style-name="P4">
“今天在伊斯坦布尔举行的国防部副部长会议，俄罗斯，乌克兰和联合国代表开始。 我们继续对这项活动的解释(“谷物走廊”  -  ed。)土耳其国防部长赫鲁斯·阿卡(Hulus Akar)说。</text:p>
      <text:p text:style-name="P4">
部长强调<text:a xlink:type="simple" xlink:href="https://www.ukrinform.ua/tag-tureccina" text:style-name="Internet_20_link" text:visited-style-name="Visited_20_Internet_20_Link">
</text:a>
 - 世界上唯一可以支持与乌克兰和增长沟通的国家。</text:p>
      <text:p text:style-name="P4">
<text:span text:style-name="T4">
另请阅读：</text:span>
 <text:a xlink:type="simple" xlink:href="https://www.ukrinform.ua/rubric-economy/3704374-zelenskij-pro-zernovu-ugodu-z-rosieu-maut-govoriti-prezident-tureccini-ta-gensek-oon.html" text:style-name="Internet_20_link" text:visited-style-name="Visited_20_Internet_20_Link">
<text:span text:style-name="T4">
 Zelensky </text:span>
 <text:span text:style-name="T4">
关于</text:span>
 <text:span text:style-name="T4">
谷物</text:span>
 <text:span text:style-name="T4">
协议</text:span>
 <text:span text:style-name="T4">
 </text:span>
 <text:span text:style-name="T4">
俄罗斯</text:span>
<text:span text:style-name="T5">
 </text:span>
<text:span text:style-name="T4">
 </text:span>
 <text:span text:style-name="T4">
 </text:span>
 <text:span text:style-name="T4">
 </text:span>
 <text:span text:style-name="T4">
 </text:span>
 <text:span text:style-name="T4">
 </text:span>
 <text:span text:style-name="T4">
 </text:span>
 <text:span text:style-name="T4">
 </text:span>
总统<text:span text:style-name="T4">
 </text:span>
 <text:span text:style-name="T4">
 </text:span>
 <text:span text:style-name="T4">
土耳其</text:span>
 <text:span text:style-name="T4">
秘书长</text:span>
 <text:span text:style-name="T4">
 un </text:span>
</text:a>
“每个人都必须看到它增加了对区域性的实际价值，这是一个真正的和平。 得益于我们在7月22日签署的《黑海谷物协议》，有需要的人运输了3000万吨谷物。”</text:p>
      <text:p text:style-name="P4">
正如乌克林福姆报道的，在土耳其早些时候<text:a xlink:type="simple" xlink:href="https://www.ukrinform.ua/rubric-economy/3706838-u-tureccini-zaavili-pro-vidnovlenna-roboti-zernovogo-koridoru-zmi.html" text:style-name="Internet_20_link" text:visited-style-name="Visited_20_Internet_20_Link">
</text:a>
s</text:p>
      <text:p text:style-name="P4">
<text:span text:style-name="T5">
foto：trt haber</text:span>
</text:p>
      <text:p text:style-name="P4">
News Source: <text:a xlink:type="simple" xlink:href="https://www.ukrinform.ua/rubric-economy/3707405-u-stambuli-startuvali-peregovori-pro-prodovzenna-zernovoi-ugodi.html" text:style-name="Internet_20_link" text:visited-style-name="Visited_20_Internet_20_Link">
https://www.ukrinform.ua/rubric-economy/3707405-u-stambuli-startuvali-peregovori-pro-prodovzenna-zernovoi-ugodi.html</text:a>
</text:p>
      <!--NEWS-->
      <text:h text:style-name="P10" text:outline-level="1">
<text:span text:style-name="T4">
捷克共和国将把两只幼崽交给乌克兰</text:span>
</text:h>
      <text:p text:style-name="P4">
作者: Ukrinform (Person)</text:p>
      <text:p text:style-name="P4">
出版商: Укринформ (Organization)</text:p>
      <text:p text:style-name="P4">
出版时间: 2023-05-10T18:38:00+03:00</text:p>
      <text:p text:style-name="P4">
修改时间: 2023-05-10T18:38:00+03:00</text:p>
      <text:p text:style-name="P4">
描述: 捷克共和国将向乌克兰传输两种防空系统和相关导弹。  - 乌克林。</text:p>
      <text:p text:style-name="P4">
图片: ["<text:a xlink:type="simple" xlink:href="https://static.ukrinform.com/photos/2023_05/thumb_files/630_360_1683733064-291.jpg" text:style-name="Internet_20_link" text:visited-style-name="Visited_20_Internet_20_Link">
630_360_16837...</text:a>
"]</text:p>
      <text:p text:style-name="P4">
标签: ['Чехія', 'Ракета', 'Україна', 'ППО']</text:p>
      <text:p text:style-name="P4">
类型: Article</text:p>
      <!--METADATA-->
      <text:p text:style-name="P4">
<draw:frame draw:style-name="fr1" draw:name="Image168" text:anchor-type="as-char" svg:width="6.9236in" svg:height="3.956343in" draw:z-index="0">
<draw:image xlink:href="../Images/yкринформ/2023-05-10T18-38-00-03-00/630_360_1683733064-291.jpg" xlink:type="simple" xlink:show="embed" xlink:actuate="onLoad" draw:mime-type="image/jpeg"/>
</draw:frame>
捷克共和国将传达两个防空系统“立方体”和相关实践。</text:p>
      <text:p text:style-name="P4">
这说明了(https://www.irozhlas.cz/zpravy-domov/petr-pavel-ukrajina-protiletadlove-systemy-kub_2305101415_pj?_ga=2.205076565.499109679.1683730617-1490296612.1683730617)，报道乌克林福姆。</text:p>
      <text:p text:style-name="P4">
«现在，在另外两家防空“幼崽”公司的交付阶段，数量相对较大<text:a xlink:type="simple" xlink:href="https://www.ukrinform.ua/tag-raketa" text:style-name="Internet_20_link" text:visited-style-name="Visited_20_Internet_20_Link">
</text:a>
正如士兵在这种设备中训练的那样，乌克兰可以立即使用哪种。”帕维尔说。</text:p>
      <text:p text:style-name="P4">
他还指出了考虑提供乌克兰L-159战斗机的问题的权宜之计。</text:p>
      <text:p text:style-name="P4">
捷克共和国的总统承认，乌克兰需要航空来为战争的决定性阶段做准备。</text:p>
      <text:p text:style-name="P4">
帕维尔(Pavel)指出，西方国家仍然提供现代战斗机，因为为使用的准备时间相对较长，以及机器中包含秘密系统的事实。 工会国家也不是这些设备掌握在俄罗斯手中的情况也是不好的。</text:p>
      <text:p text:style-name="P4">
他说：“但是我知道谈判正在进行中，如果您最终获得了几个F-16，也许随着设备的拆除部分，让我们感到惊讶。”</text:p>
      <text:p text:style-name="P4">
<text:span text:style-name="T4">
另请阅读：</text:span>
 <text:a xlink:type="simple" xlink:href="https://www.ukrinform.ua/rubric-ato/3702832-cehia-sukatime-slahi-zbilsenna-postavok-ukraini-boepripasiv-pavel.html" text:style-name="Internet_20_link" text:visited-style-name="Visited_20_Internet_20_Link">
<text:span text:style-name="T4">
 Czech </text:span>
</text:a>
根据帕维尔(Pavel)的说法，乌克兰的决定性因素是提供足够数量的装甲车和弹药。 Exgeneral表示，这对乌克兰来说还不够，因为战斗的骚乱部分必须在地面上传播。</text:p>
      <text:p text:style-name="P4">
他回忆说，乌克兰已经从捷克共和国收到了大约100辆坦克，这么多枪和许多弹药。</text:p>
      <text:p text:style-name="P4">
苏联立方体系统被称为“三指”，用于瞄准飞机和直升机。 在武装部队中，应由以色列与Spyder导弹综合大楼取代。</text:p>
      <text:p text:style-name="P4">
News Source: <text:a xlink:type="simple" xlink:href="https://www.ukrinform.ua/rubric-ato/3707406-cehia-peredast-ukraini-dvi-sistemi-ppo-kub-iz-raketami.html" text:style-name="Internet_20_link" text:visited-style-name="Visited_20_Internet_20_Link">
https://www.ukrinform.ua/rubric-ato/3707406-cehia-peredast-ukraini-dvi-sistemi-ppo-kub-iz-raketami.html</text:a>
</text:p>
      <!--NEWS-->
      <text:h text:style-name="P10" text:outline-level="1">
<text:span text:style-name="T4">
在Okhmatdita，将开设一个现代医院儿童康复部门</text:span>
</text:h>
      <text:p text:style-name="P4">
作者: Ukrinform (Person)</text:p>
      <text:p text:style-name="P4">
出版商: Укринформ (Organization)</text:p>
      <text:p text:style-name="P4">
出版时间: 2023-05-10T18:40:46+03:00</text:p>
      <text:p text:style-name="P4">
修改时间: 2023-05-10T18:40:46+03:00</text:p>
      <text:p text:style-name="P4">
描述: OHMATDIT NSSL计划在医院条件下建立第一个针对受俄罗斯联邦武装侵略的医院条件的儿童康复专业中心。  - 乌克林。</text:p>
      <text:p text:style-name="P4">
图片: ["<text:a xlink:type="simple" xlink:href="https://static.ukrinform.com/photos/2023_05/thumb_files/630_360_1683731162-865.jpg" text:style-name="Internet_20_link" text:visited-style-name="Visited_20_Internet_20_Link">
630_360_16837...</text:a>
", "<text:a xlink:type="simple" xlink:href="https://static.ukrinform.com/photos/2023_05/1683731162-607.jpg" text:style-name="Internet_20_link" text:visited-style-name="Visited_20_Internet_20_Link">
1683731162-60...</text:a>
", "<text:a xlink:type="simple" xlink:href="https://static.ukrinform.com/photos/2023_05/1683731161-711.jpg" text:style-name="Internet_20_link" text:visited-style-name="Visited_20_Internet_20_Link">
1683731161-71...</text:a>
", "<text:a xlink:type="simple" xlink:href="https://static.ukrinform.com/photos/2023_05/1683731161-670.jpg" text:style-name="Internet_20_link" text:visited-style-name="Visited_20_Internet_20_Link">
1683731161-67...</text:a>
"]</text:p>
      <text:p text:style-name="P4">
标签: ['Діти', 'Охматдит', 'Реабілітація', 'Війна з росією']</text:p>
      <text:p text:style-name="P4">
类型: Article</text:p>
      <!--METADATA-->
      <text:p text:style-name="P4">
<draw:frame draw:style-name="fr1" draw:name="Image169" text:anchor-type="as-char" svg:width="6.9236in" svg:height="3.956343in" draw:z-index="0">
<draw:image xlink:href="../Images/yкринформ/2023-05-10T18-40-46-03-00/630_360_1683731162-865.jpg" xlink:type="simple" xlink:show="embed" xlink:actuate="onLoad" draw:mime-type="image/jpeg"/>
</draw:frame>
OHMATDIT NSSL计划在受俄罗斯武装侵略影响的医院条件下建立第一个专业康复中心。</text:p>
      <text:p text:style-name="P4">
乌克林福音通讯员报告，医疗机构Serhiy Chernyshuk的医疗机构医学主任在新闻发布会上进行了报道。</text:p>
      <text:p text:style-name="P4">
<draw:frame draw:style-name="fr1" draw:name="Image170" text:anchor-type="as-char" svg:width="6.9236in" svg:height="3.19896in" draw:z-index="0">
<draw:image xlink:href="../Images/yкринформ/2023-05-10T18-40-46-03-00/1683731162-607.jpg" xlink:type="simple" xlink:show="embed" xlink:actuate="onLoad" draw:mime-type="image/jpeg"/>
</draw:frame>
“该项目是雄心勃勃的，包括对我们目前被解雇的场所进行认真翻新，但不适合提供适当的协助水平。它还包括购买，我们不仅会改善条件，而且还会扩大该条件我们可以为患者提供的康复帮助范围。” Chernyshuk说。</text:p>
      <text:p text:style-name="P4">
<draw:frame draw:style-name="fr1" draw:name="Image171" text:anchor-type="as-char" svg:width="6.9236in" svg:height="3.192549in" draw:z-index="0">
<draw:image xlink:href="../Images/yкринформ/2023-05-10T18-40-46-03-00/1683731161-711.jpg" xlink:type="simple" xlink:show="embed" xlink:actuate="onLoad" draw:mime-type="image/jpeg"/>
</draw:frame>
他指出，康复是医疗保健的强制性组成部分，这是由于患者仍在重症监护中的那一刻。</text:p>
      <text:p text:style-name="P4">
<draw:frame draw:style-name="fr1" draw:name="Image172" text:anchor-type="as-char" svg:width="6.9236in" svg:height="3.192549in" draw:z-index="0">
<draw:image xlink:href="../Images/yкринформ/2023-05-10T18-40-46-03-00/1683731161-670.jpg" xlink:type="simple" xlink:show="embed" xlink:actuate="onLoad" draw:mime-type="image/jpeg"/>
</draw:frame>
据他说，据计划，该部门将有14张床以进行康复援助，这将允许卸载其他部门，在该部门中，专门治疗后的儿童已经康复，并恢复不居住在基辅的患者。 这也适用于康复长期很长的情况，例如，在肢体截肢后的假肢情况下。</text:p>
      <text:p text:style-name="P4">
<text:span text:style-name="T4">
另请阅读：</text:span>
 <text:a xlink:type="simple" xlink:href="https://www.ukrinform.ua/rubric-regions/3695019-v-ukraini-vperse-zastosuvali-endokapsulu-dla-obstezenna-ditini.html" text:style-name="Internet_20_link" text:visited-style-name="Visited_20_Internet_20_Link">
</text:a>
“幸运的是，在战争期间，成年人的截肢儿童并不多，也有经验。我们已经有经验，假肢和假肢的准备和假体的适应。 。这对于几个月很重要，目前对孩子来说很重要。” Chernyshuk说。</text:p>
      <text:p text:style-name="P4">
另外，在<text:a xlink:type="simple" xlink:href="https://www.uknriform.ua/tag-ohmatdit" text:style-name="Internet_20_link" text:visited-style-name="Visited_20_Internet_20_Link">
</text:a>
许多患有劣势，骨科问题的患者长期以来也需要需要在主要治疗后需要需要。</text:p>
      <text:p text:style-name="P4">
医学主任指出，在Okhmatdita对医学生的身体康复学家培训中，他们已经在医生的帮助下工作，将来将能够在康复中心工作。该项目已实施(洛)，这开始为建立固定的康复部门筹集资金。</text:p>
      <text:p text:style-name="P4">
根据西里尔·诺维科夫(Cyril Novikov)慈善基金会慈善基金会的说法，计划修理旧手术大楼的场所，面积为600平方米，所有网络都将被完全更换，内部安排。</text:p>
      <text:p text:style-name="P4">
“此阶段的大约成本约为1500万。估计的第二部分是医疗设备，病房的设备，康复，医疗设备。今天项目的总估计成本是UAH 4000万，” -  Nonovikov说。</text:p>
      <text:p text:style-name="P4">
诺维科夫认为，从与夸张的捐助者进行全面侵犯合作的基金开始，可以在筹款平台上筹集一些资金。</text:p>
      <text:p text:style-name="P4">
特别是，该部门为假肢/矫形器，治疗疗法的房间，物理治疗厅和烧伤损伤工作的条件以及小儿手术的工作条件计划。</text:p>
      <text:p text:style-name="P4">
<text:span text:style-name="T4">
另请阅读：</text:span>
 <text:a xlink:type="simple" xlink:href="https://www.ukrinform.ua/rubric-regions/3704718-u-lvovi-likari-proveli-pat-odnomomentnih-transplantacij.html" text:style-name="Internet_20_link" text:visited-style-name="Visited_20_Internet_20_Link">
</text:a>
还计划在严重受伤或手术后为患者创建两个独立的房间，以供感官剥夺，这需要完全静止的恢复条件。</text:p>
      <text:p text:style-name="P4">
通常，计划购买超过190个单位的医疗康复设备，包括电肌仪，康复跑步机，具有自适应卸载调节的悬架系统，垂直行业，患者监测器，医疗床，康复床，康复床。</text:p>
      <text:p text:style-name="P4">
在这一年中，该部门将能够接受来自乌克兰所有地区的290名儿童，能够接受康复服务的患者总数将高达3000人。</text:p>
      <text:p text:style-name="P4">
News Source: <text:a xlink:type="simple" xlink:href="https://www.ukrinform.ua/rubric-society/3707407-v-ohmatditi-vidkriut-sucasne-viddilenna-reabilitacii-dla-ditej-v-umovah-stacionaru.html" text:style-name="Internet_20_link" text:visited-style-name="Visited_20_Internet_20_Link">
https://www.ukrinform.ua/rubric-society/3707407-v-ohmatditi-vidkriut-sucasne-viddilenna-reabilitacii-dla-ditej-v-umovah-stacionaru.html</text:a>
</text:p>
      <!--NEWS-->
      <text:h text:style-name="P10" text:outline-level="1">
<text:span text:style-name="T4">
55个国家的代表到达了市长协议论坛</text:span>
</text:h>
      <text:p text:style-name="P4">
作者: Ukrinform (Person)</text:p>
      <text:p text:style-name="P4">
出版商: Укринформ (Organization)</text:p>
      <text:p text:style-name="P4">
出版时间: 2023-05-10T18:45:37+03:00</text:p>
      <text:p text:style-name="P4">
修改时间: 2023-05-10T18:45:37+03:00</text:p>
      <text:p text:style-name="P4">
描述: LVIV始于“乌克兰市长协议：乌克兰市长协议：我们共同努力”，该会议汇集了55个国家的代表。  - 乌克林。</text:p>
      <text:p text:style-name="P4">
图片: ["<text:a xlink:type="simple" xlink:href="https://static.ukrinform.com/photos/2023_05/thumb_files/630_360_1683733392-288.jpg" text:style-name="Internet_20_link" text:visited-style-name="Visited_20_Internet_20_Link">
630_360_16837...</text:a>
", "<text:a xlink:type="simple" xlink:href="https://static.ukrinform.com/photos/2023_05/1683733397-935.jpg" text:style-name="Internet_20_link" text:visited-style-name="Visited_20_Internet_20_Link">
1683733397-93...</text:a>
", "<text:a xlink:type="simple" xlink:href="https://static.ukrinform.com/photos/2023_05/1683733393-937.jpg" text:style-name="Internet_20_link" text:visited-style-name="Visited_20_Internet_20_Link">
1683733393-93...</text:a>
", "<text:a xlink:type="simple" xlink:href="https://static.ukrinform.com/photos/2023_05/1683733393-728.jpg" text:style-name="Internet_20_link" text:visited-style-name="Visited_20_Internet_20_Link">
1683733393-72...</text:a>
"]</text:p>
      <text:p text:style-name="P4">
标签: ['Екологія', 'Форум', 'Львів', 'Мер', 'Садовий']</text:p>
      <text:p text:style-name="P4">
类型: Article</text:p>
      <!--METADATA-->
      <text:p text:style-name="P4">
<draw:frame draw:style-name="fr1" draw:name="Image173" text:anchor-type="as-char" svg:width="6.9236in" svg:height="3.956343in" draw:z-index="0">
<draw:image xlink:href="../Images/yкринформ/2023-05-10T18-45-37-03-00/630_360_1683733392-288.jpg" xlink:type="simple" xlink:show="embed" xlink:actuate="onLoad" draw:mime-type="image/jpeg"/>
</draw:frame>
在利维夫，会议“乌克兰市长协议：我们共同努力绿化”，该会议汇集了55个国家的代表。</text:p>
      <text:p text:style-name="P4">
关于<text:a xlink:type="simple" xlink:href="https://www.facebook.com/andriy.sadovyi/posts/pfbid02u43SwF5J2brsXonPhZ1ZHwDnsMH1UcrCVfWtmfKMDnFA9e1YAxk7tPoXEGHz86jhl" text:style-name="Internet_20_link" text:visited-style-name="Visited_20_Internet_20_Link">
</text:a>
乌克林福姆报道说，利维夫安德里·萨德维市长报道。</text:p>
      <text:p text:style-name="P4">
“他在市长交易论坛上有一个简短的问候语。 今天开始到Ulvo。 来自55个国家的11,000多名地方政府代表团结起来刺激绿色能源的发展并减少有害排放的数量。 我们现在有战争，这种举措似乎可以印刷。 但实际上，这很重要，因为今天我们需要考虑未来。 一个美好的未来，”萨迪维写道。</text:p>
      <text:p text:style-name="P4">
<draw:frame draw:style-name="fr1" draw:name="Image174" text:anchor-type="as-char" svg:width="6.9236in" svg:height="4.618041in" draw:z-index="0">
<draw:image xlink:href="../Images/yкринформ/2023-05-10T18-45-37-03-00/1683733397-935.jpg" xlink:type="simple" xlink:show="embed" xlink:actuate="onLoad" draw:mime-type="image/jpeg"/>
</draw:frame>
如报告<text:a xlink:type="simple" xlink:href="https://city-adm.lviv.ua/news/science-and-health/ecology/296447-uchasniki-konferentsiji-ugoda-meriv-u-lvovi-opleskami-podyakuvali-prezidentu-za-te-shcho-vin-ne-pidpisav-zakon-5655" text:style-name="Internet_20_link" text:visited-style-name="Visited_20_Internet_20_Link">
</text:a>
，今天，会议当天，参与者将总结在乌克兰的实施，讨论在大规模战争中与签署人面临的主要问题和障碍，并将分享成功的故事。 他们还将概述“市长协议和在战后恢复，绿色协议和其他欧洲倡议的背景下为乌克兰社区提供支持的未来。 明天将举行一次市政协调平台的开发平台，该平台旨在促进气候和节能中权力社区的对话。 还计划在推出项目以保护能源环境的城市遗址。</text:p>
      <text:p text:style-name="P4">
<draw:frame draw:style-name="fr1" draw:name="Image175" text:anchor-type="as-char" svg:width="6.9236in" svg:height="4.615733in" draw:z-index="0">
<draw:image xlink:href="../Images/yкринформ/2023-05-10T18-45-37-03-00/1683733393-937.jpg" xlink:type="simple" xlink:show="embed" xlink:actuate="onLoad" draw:mime-type="image/jpeg"/>
</draw:frame>
<text:span text:style-name="T4">
另请阅读：</text:span>
 <text:a xlink:type="simple" xlink:href="https://www.ukrinform.ua/rubric-vidbudova/3698415-sadovij-kozna-ukrainska-gromada-povinna-mati-partnerstvo-u-demokraticnih-krainah-svitu.html" text:style-name="Internet_20_link" text:visited-style-name="Visited_20_Internet_20_Link">
<text:span text:style-name="T4">
花园</text:span>
</text:a>
市长的同意是世界上最大的气候保护运动和地方一级。 这项欧洲倡议汇集了成千上万的地方当局，他们自愿实现了欧盟的气候和能源目标。 签署人承诺采取措施，到2030年将温室气体排放量减少至少35％，并适应气候变化的影响。</text:p>
      <text:p text:style-name="P4">
<text:a xlink:type="simple" xlink:href="https://www.ukrinform.ua/tag-lviv" text:style-name="Internet_20_link" text:visited-style-name="Visited_20_Internet_20_Link">
 </text:a>
他是乌克兰最早的城市之一，该城市于2009年加入了“市长协议”并成功履行了其义务 - 到2020年，它将CO2的排放量减少了20.3％。</text:p>
      <text:p text:style-name="P4">
<text:span text:style-name="T5">
foto：City-Adm.lviv.ua，Andriy Sadovy(fb)</text:span>
</text:p>
      <text:p text:style-name="P4">
News Source: <text:a xlink:type="simple" xlink:href="https://www.ukrinform.ua/rubric-regions/3707409-na-forum-ugoda-meriv-do-lvova-priihali-predstavniki-55-krain.html" text:style-name="Internet_20_link" text:visited-style-name="Visited_20_Internet_20_Link">
https://www.ukrinform.ua/rubric-regions/3707409-na-forum-ugoda-meriv-do-lvova-priihali-predstavniki-55-krain.html</text:a>
</text:p>
      <!--NEWS-->
      <text:h text:style-name="P10" text:outline-level="1">
<text:span text:style-name="T4">
在Kherson地区，在俄罗斯迷你的现场工作期间，拖拉机被炸毁了</text:span>
</text:h>
      <text:p text:style-name="P4">
作者: Ukrinform (Person)</text:p>
      <text:p text:style-name="P4">
出版商: Укринформ (Organization)</text:p>
      <text:p text:style-name="P4">
出版时间: 2023-05-10T18:47:00+03:00</text:p>
      <text:p text:style-name="P4">
修改时间: 2023-05-10T18:47:00+03:00</text:p>
      <text:p text:style-name="P4">
描述: 在Borozensk领土社区的Dmitrenko村附近的Kherson地区，在俄罗斯迷你游戏的实地工作中，拖拉机炸毁了。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Міна', 'Вибух', 'Війна з росією', 'Трактор']</text:p>
      <text:p text:style-name="P4">
类型: Article</text:p>
      <!--METADATA-->
      <text:p text:style-name="P4">
<draw:frame draw:style-name="fr1" draw:name="Image176" text:anchor-type="as-char" svg:width="6.9236in" svg:height="3.956343in" draw:z-index="0">
<draw:image xlink:href="../Images/yкринформ/2023-05-10T18-47-00-03-00/630_360_1640330796-210.jpeg" xlink:type="simple" xlink:show="embed" xlink:actuate="onLoad" draw:mime-type="image/jpeg"/>
</draw:frame>
Nakherson地区，位于Borozensk领土社区的Dmitrenko村附近，在俄罗斯迷你的实地工作中，拖拉机炸毁了。</text:p>
      <text:p text:style-name="P4">
根据乌克林福姆的说法，Volodymyr Litvinov在<text:a xlink:type="simple" xlink:href="https://t.me/beryslavrda/2460" text:style-name="Internet_20_link" text:visited-style-name="Visited_20_Internet_20_Link">
</text:a>
。</text:p>
      <text:p text:style-name="P4">
“由于爆炸，拖拉机被烧毁了，奇迹般地被刮伤了。 他得到了医疗服务并释放。”消息说。</text:p>
      <text:p text:style-name="P4">
如前所述，这发生在Borozensk领土上的Dmitrenko村附近，拖拉机爆炸了俄罗斯人<text:a xlink:type="simple" xlink:href="https://www.ukrinform.ua/tag-mina" text:style-name="Internet_20_link" text:visited-style-name="Visited_20_Internet_20_Link">
</text:a>
在现场工作中。</text:p>
      <text:p text:style-name="P4">
<text:span text:style-name="T4">
另请阅读：</text:span>
 <text:a xlink:type="simple" xlink:href="https://www.ukrinform.ua/rubric-regions/3707332-na-rivnensini-na-mini-pidirvavsa-traktor-e-zagiblij-ta-poranenij.html" text:style-name="Internet_20_link" text:visited-style-name="Visited_20_Internet_20_Link">
<text:span text:style-name="T4">
拖拉机</text:span>
</text:a>
如报道<text:a xlink:type="simple" xlink:href="https://www.ukrinform.ua/rubric-regions/3707369-na-mikolaivsini-pidirvalisa-dva-traktori.html" text:style-name="Internet_20_link" text:visited-style-name="Visited_20_Internet_20_Link">
</text:a>
，在尼古拉夫地区，在锡帕弗利夫卡(Siliperopavlivka)，该男子在现场工作期间在一个迷你比赛中爆炸。 全部 - 努力的Novoychakiv拖拉机在炸药上爆炸了，驾驶员住院了。</text:p>
      <text:p text:style-name="P4">
News Source: <text:a xlink:type="simple" xlink:href="https://www.ukrinform.ua/rubric-regions/3707411-na-hersonsini-pid-cas-polovih-robit-na-rosijskij-mini-pidirvavsa-traktor.html" text:style-name="Internet_20_link" text:visited-style-name="Visited_20_Internet_20_Link">
https://www.ukrinform.ua/rubric-regions/3707411-na-hersonsini-pid-cas-polovih-robit-na-rosijskij-mini-pidirvavsa-traktor.html</text:a>
</text:p>
      <!--NEWS-->
      <text:h text:style-name="P10" text:outline-level="1">
<text:span text:style-name="T4">
45个乌克兰制造商有权出口乳制品</text:span>
</text:h>
      <text:p text:style-name="P4">
作者: Ukrinform (Person)</text:p>
      <text:p text:style-name="P4">
出版商: Укринформ (Organization)</text:p>
      <text:p text:style-name="P4">
出版时间: 2023-05-10T18:49:23+03:00</text:p>
      <text:p text:style-name="P4">
修改时间: 2023-05-10T18:49:23+03:00</text:p>
      <text:p text:style-name="P4">
描述: 根据乌克兰国家食品安全和消费者保护的国家服务，有45位乌克兰市场运营商有权出口乳制品。  - 乌克林。</text:p>
      <text:p text:style-name="P4">
图片: ["<text:a xlink:type="simple" xlink:href="https://static.ukrinform.com/photos/2023_05/thumb_files/630_360_1683733700-645.jpg" text:style-name="Internet_20_link" text:visited-style-name="Visited_20_Internet_20_Link">
630_360_16837...</text:a>
"]</text:p>
      <text:p text:style-name="P4">
标签: ['Експорт', 'Україна', 'Молоко']</text:p>
      <text:p text:style-name="P4">
类型: Article</text:p>
      <!--METADATA-->
      <text:p text:style-name="P4">
<draw:frame draw:style-name="fr1" draw:name="Image177" text:anchor-type="as-char" svg:width="6.9236in" svg:height="3.956343in" draw:z-index="0">
<draw:image xlink:href="../Images/yкринформ/2023-05-10T18-49-23-03-00/630_360_1683733700-645.jpg" xlink:type="simple" xlink:show="embed" xlink:actuate="onLoad" draw:mime-type="image/jpeg"/>
</draw:frame>
根据乌克兰食品安全和消费者保护服务的数据，乌克兰市场的45家运营商有权出口乳制品。</text:p>
      <text:p text:style-name="P4">
根据乌克林福姆的说法，指的是SO的声明。 Olga Shevchenko的Holovyid消费者服务报告<text:a xlink:type="simple" xlink:href="https://avm-ua.org/uk/post/pravo-eksportu-molocnoi-produkcii-maut-45-ukrainskih-virobnikiv" text:style-name="Internet_20_link" text:visited-style-name="Visited_20_Internet_20_Link">
</text:a>
值得注意的是，乌克兰制造商在2022年获得出口乳制品的权利。 2023年，有5个制造商获得了此权利。</text:p>
      <text:p text:style-name="P4">
Shevchenko说：“这实际上是一半的出口商在戒严期间出现。”</text:p>
      <text:p text:style-name="P4">
乌克兰乳制品生产商的需求是由欧洲物流的可能性引起的。 国家消费服务部负责人宣布，越来越多的国内生产商符合苛刻的欧洲立法。</text:p>
      <text:p text:style-name="P4">
<text:span text:style-name="T4">
另请阅读：</text:span>
 <text:a xlink:type="simple" xlink:href="https://www.ukrinform.ua/rubric-economy/3706925-u-magazinah-zrosli-cini-na-molocni-produkti-asociacia-virobnikiv.html" text:style-name="Internet_20_link" text:visited-style-name="Visited_20_Internet_20_Link">
</text:a>
她说：“鉴于自2016年以来，乳制品的出口已经成为可能，因此2022-2023时期表明，增加了出口商数量的速度很高。”</text:p>
      <text:p text:style-name="P4">
Shevchenko还报告说，与加拿大，印度和俄克斯州的谈判正在进行中。 根据她的说法，州消费者服务等待乌克兰乳制品业务代表的信息，他们有兴趣出口其产品的国家。</text:p>
      <text:p text:style-name="P4">
据乌克林福姆报道，2022年3月31日，乌克兰食品生产商获得了[]的权利(https://www.ukrinform.ua/tag-eksport)到欧盟。</text:p>
      <text:p text:style-name="P4">
<text:span text:style-name="T5">
foto：avm-ua.org</text:span>
</text:p>
      <text:p text:style-name="P4">
News Source: <text:a xlink:type="simple" xlink:href="https://www.ukrinform.ua/rubric-economy/3707412-eksportuvati-molocnu-produkciu-maut-pravo-45-ukrainskih-virobnikiv.html" text:style-name="Internet_20_link" text:visited-style-name="Visited_20_Internet_20_Link">
https://www.ukrinform.ua/rubric-economy/3707412-eksportuvati-molocnu-produkciu-maut-pravo-45-ukrainskih-virobnikiv.html</text:a>
</text:p>
      <!--NEWS-->
      <text:h text:style-name="P10" text:outline-level="1">
<text:span text:style-name="T4">
从哈尔基夫地区的危险定居点撤离了所有儿童</text:span>
</text:h>
      <text:p text:style-name="P4">
作者: Ukrinform (Person)</text:p>
      <text:p text:style-name="P4">
出版商: Укринформ (Organization)</text:p>
      <text:p text:style-name="P4">
出版时间: 2023-05-10T18:52:33+03:00</text:p>
      <text:p text:style-name="P4">
修改时间: 2023-05-10T18:52:33+03:00</text:p>
      <text:p text:style-name="P4">
描述: 所有儿童都从哈尔基夫地区的危险定居点撤离。  - 乌克林。</text:p>
      <text:p text:style-name="P4">
图片: ["<text:a xlink:type="simple" xlink:href="https://static.ukrinform.com/photos/2023_05/thumb_files/630_360_1683733843-808.jpeg" text:style-name="Internet_20_link" text:visited-style-name="Visited_20_Internet_20_Link">
630_360_16837...</text:a>
"]</text:p>
      <text:p text:style-name="P4">
标签: ['Діти', 'Евакуація', 'Харківщина']</text:p>
      <text:p text:style-name="P4">
类型: Article</text:p>
      <!--METADATA-->
      <text:p text:style-name="P4">
<draw:frame draw:style-name="fr1" draw:name="Image178" text:anchor-type="as-char" svg:width="6.9236in" svg:height="3.956343in" draw:z-index="0">
<draw:image xlink:href="../Images/yкринформ/2023-05-10T18-52-33-03-00/630_360_1683733843-808.jpeg" xlink:type="simple" xlink:show="embed" xlink:actuate="onLoad" draw:mime-type="image/jpeg"/>
</draw:frame>
所有孩子都撤离了所有孩子。</text:p>
      <text:p text:style-name="P4">
关于IT报告乌克林福姆，参考<text:a xlink:type="simple" xlink:href="https://minre.gov.ua/2023/05/10/z-nebezpechnyh-naselenyh-punktiv-harkivshhyny-evakujovano-vsih-ditej/" text:style-name="Internet_20_link" text:visited-style-name="Visited_20_Internet_20_Link">
</text:a>
占领土的重返社会的政府部门。</text:p>
      <text:p text:style-name="P4">
“有79名儿童从库平地区的定居点撤离，该地区是必须撤离的。 相应的决定是由强制性问题的协调总部做出的<text:a xlink:type="simple" xlink:href="https://www.ukrinform.ua/tag-evakuacia" text:style-name="Internet_20_link" text:visited-style-name="Visited_20_Internet_20_Link">
</text:a>
Viceremer -Minister Irina Vereshchuk的标题。</text:p>
      <text:p text:style-name="P4">
特别是，在Vilkhvatsk，Petropavlovsk，Velikoburlutsk和两个 - 年龄的领土社区进行了强制性撤离。</text:p>
      <text:p text:style-name="P4">
人们在18岁以下的儿童和残疾人的儿童中获得了2,000和3,000名Hryvnias的时间财政援助。</text:p>
      <text:p text:style-name="P4">
<text:span text:style-name="T4">
另请阅读：</text:span>
 <text:a xlink:type="simple" xlink:href="https://www.ukrinform.ua/rubric-regions/3707377-u-zaporizkij-oblasti-na-linii-frontu-zalisautsa-46-ditej.html" text:style-name="Internet_20_link" text:visited-style-name="Visited_20_Internet_20_Link">
<text:span text:style-name="T4">
 Zaporizhia </text:span>
 <text:span text:style-name="T4">
区域</text:span>
 <text:span text:style-name="T4">
 </text:span>
 line <text:span text:style-name="T4">
 </text:span>
前<text:span text:style-name="T4">
<text:span text:style-name="T5">
*剩余</text:span>
* </text:span>
 <text:span text:style-name="T4">
 </text:span>
儿童**</text:a>
据报道，3月7日，部长内阁批准了该倡议，以遵守敌对行动的儿童。 强制性词汇的基础现在是军事司令部的Zorgans和协调总部关于人口的强制性撤离问题的决定。 强制性儿童方法的强制性撤离将由一位父母，代替他们或其他法律代表的人陪同。</text:p>
      <text:p text:style-name="P4">
<text:span text:style-name="T5">
foto：minre.gov.ua</text:span>
</text:p>
      <text:p text:style-name="P4">
News Source: <text:a xlink:type="simple" xlink:href="https://www.ukrinform.ua/rubric-regions/3707414-iz-nebezpecnih-naselenih-punktiv-harkivsini-evakuuvali-vsih-ditej.html" text:style-name="Internet_20_link" text:visited-style-name="Visited_20_Internet_20_Link">
https://www.ukrinform.ua/rubric-regions/3707414-iz-nebezpecnih-naselenih-punktiv-harkivsini-evakuuvali-vsih-ditej.html</text:a>
</text:p>
      <!--NEWS-->
      <text:h text:style-name="P10" text:outline-level="1">
<text:span text:style-name="T4">
部委提出了所有 - 乌克兰心理健康计划的七个优先项目</text:span>
</text:h>
      <text:p text:style-name="P4">
作者: Ukrinform (Person)</text:p>
      <text:p text:style-name="P4">
出版商: Укринформ (Organization)</text:p>
      <text:p text:style-name="P4">
出版时间: 2023-05-10T18:53:00+03:00</text:p>
      <text:p text:style-name="P4">
修改时间: 2023-05-10T18:53:00+03:00</text:p>
      <text:p text:style-name="P4">
描述: 总理丹尼斯·施米加尔（Denis Schmigal）与乌克兰总统奥琳娜·泽伦斯克（Olena Zelensk）的妻子一起举行了另一个机构心理健康协调委员会的会议，该委员会在该委员会上提出了全乌克兰心理健康计划的七个优先项目。  - 乌克林。</text:p>
      <text:p text:style-name="P4">
图片: ["<text:a xlink:type="simple" xlink:href="https://static.ukrinform.com/photos/2023_05/thumb_files/630_360_1683733693-536.jpg" text:style-name="Internet_20_link" text:visited-style-name="Visited_20_Internet_20_Link">
630_360_16837...</text:a>
"]</text:p>
      <text:p text:style-name="P4">
标签: ['МОЗ', 'Олена Зеленська', 'Шмигаль', 'Ментальне здоров’я']</text:p>
      <text:p text:style-name="P4">
类型: Article</text:p>
      <!--METADATA-->
      <text:p text:style-name="P4">
<draw:frame draw:style-name="fr1" draw:name="Image179" text:anchor-type="as-char" svg:width="6.9236in" svg:height="3.956343in" draw:z-index="0">
<draw:image xlink:href="../Images/yкринформ/2023-05-10T18-53-00-03-00/630_360_1683733693-536.jpg" xlink:type="simple" xlink:show="embed" xlink:actuate="onLoad" draw:mime-type="image/jpeg"/>
</draw:frame>
总理丹尼斯·施米加尔(Denis Shmigal)与乌克兰总统奥利娜·泽伦斯克(Olena Zelensk)的妻子一起举行了跨机构卫生协调委员会的另一次会议，在该委员会上，各部委在该委员会上提出了全乌克兰精神卫生计划的七个优先级。</text:p>
      <text:p text:style-name="P4">
关于IT报告乌克林福姆，参考<text:a xlink:type="simple" xlink:href="https://www.kmu.gov.ua/news/na-mizhvidomchii-koordynatsiinii-radi-predstavleno-sim-priorytetnykh-proektiv-vseukrainskoi-prohramy-mentalnoho-zdorovia" text:style-name="Internet_20_link" text:visited-style-name="Visited_20_Internet_20_Link">
</text:a>
。</text:p>
      <text:p text:style-name="P4">
“主要方向是在社区中创建服务。 他们最大程度地隶属于公民，因此他们将能够有效地促进他们的审判适应。 同样重要的是区域行政部门的作用。 建立将实施心理健康计划的服务和服务网络非常重要。” Shmigal说。</text:p>
      <text:p text:style-name="P4">
他回顾了以前的MKR会议的主题：详细说明了道路卡，分析了心理健康领域的需求和资源的结果。 总理强调，现在有必要确定可以提高每个人的稳定性并恢复其永久健康的哪些特定机制。</text:p>
      <text:p text:style-name="P4">
就其一方面，政府已经开始了对塔维医学委员会的医学和社会专家委员会的改革。</text:p>
      <text:p text:style-name="P4">
总理感谢Verkhovna Rada的两项法律，这些法律已被批准，以简化VLK为军事，退伍军人和受伤炸弹的工作。</text:p>
      <text:p text:style-name="P4">
“最低官僚机构，在医疗办公室，所有州服务的可用性都没有排队。 VLK和MSEC的改革预期是这样的结果。 HCP的数量增加。 电子佣金是在测试模式下启动的。 MSEC将根据现代国际标准进行全面改革。 总理报道说：“我们需要照顾每个人的全部功能，能够自行照顾自己和亲人的能力。”</text:p>
      <text:p text:style-name="P4">
他对乌克兰第一夫人Olena Zelenskaya表示感谢，以主动为心理健康计划的发展，以及联合国，联合国儿童基金会，联合国儿童基金会，联合国教科文组织，世界银行，世界银行，USAID，UNDP以及所有帮助乌克兰实施的人它。</text:p>
      <text:p text:style-name="P4">
埃琳娜·泽伦斯卡亚(Elena Zelenskaya)反过来强调，对人类有形的结果只能通过联合行动。 毕竟，心理健康的组成部分在教育领域，社会，安全和防御以及文化领域都很重要。<text:span text:style-name="T4">
另请阅读：</text:span>
 <text:a xlink:type="simple" xlink:href="https://www.ukrinform.ua/rubric-society/3703135-zelenska-pro-programu-mentalnogo-zdorova-viavilosa-so-silni-ne-hodat-do-psihologiv.html" text:style-name="Internet_20_link" text:visited-style-name="Visited_20_Internet_20_Link">
<text:span text:style-name="T4">
心理</text:span>
</text:a>
根据Zelenska的说法，保护心理健康领域的新服务和服务体系不应由人类的类别，而是每个公民都可以看到。</text:p>
      <text:p text:style-name="P4">
“照顾心理健康，我们珍惜我们的韧性。 这是我们的残疾来击退日常对我们心理的压力因素的攻击。心理健康领域的新服务和服务体系应该看到人类的类别 - 国内流离失所者，老年人，残疾人，儿童，退伍军人，退伍军人和退伍军人，伙计，” Olenazelienskaya说。</text:p>
      <text:p text:style-name="P4">
在该部的机构间协调委员会会议上，他们提出了<text:span text:style-name="T4">
优先项目</text:span>
：该活动由乌克兰总理丹尼斯·施米加尔(Denis Shmigal)总理以及中央行政机构，奥瓦酋长，人民代表，国家元首代表，CMU和国际组织的心理健康中心的伴随代表主持，他们联合国儿童基金会，国际移民组织，联合国教科文组织的乌克兰，联合国人口基金，世界银行，美国国际开发局，瑞士发展局，开发计划署。</text:p>
      <text:p text:style-name="P4">
会议期间，机构间协调委员会的成员熟悉了All -Ukrainian心理健康计划的七个制定项目。 这些是卫生部，国防部，社会政策部，教育部，教育部，内政部和青年部的预测。</text:p>
      <text:p text:style-name="P4">
根据会议的结果，相关部门的任务是批准优先项目的概念和实施计划。 以及MKIP，国防部，再融合部，经济部和司法部 - 在下次机构间协调委员会会议上发展，介绍并介绍优先部门项目。</text:p>
      <text:p text:style-name="P4">
<text:span text:style-name="T4">
另请阅读：</text:span>
 <text:a xlink:type="simple" xlink:href="https://www.ukrinform.ua/rubric-society/3702111-majze-30-ukrainskoi-molodi-skarzatsa-na-pogirsenna-psihicnogo-zdorova.html" text:style-name="Internet_20_link" text:visited-style-name="Visited_20_Internet_20_Link">
<text:span text:style-name="T4">
心理</text:span>
 <text:span text:style-name="T4">
 </text:span>
健康**</text:a>
据报道，第一夫人启动了国家心理计划和社会心理支持。 该计划应涵盖晒黑的所有项目，将其组织成复杂而协调的机制。</text:p>
      <text:p text:style-name="P4">
该计划已经开发了运营的“路牌”。 这是公共部门，联合国机构，国际和乌克兰组织与世卫组织协调的结果。</text:p>
      <text:p text:style-name="P4">
<text:span text:style-name="T5">
foto：Denis Shmigal / Telegram</text:span>
</text:p>
      <text:p text:style-name="P4">
News Source: <text:a xlink:type="simple" xlink:href="https://www.ukrinform.ua/rubric-society/3707417-ministerstva-predstavili-sim-prioritetnih-proektiv-vseukrainskoi-programi-mentalnogo-zdorova.html" text:style-name="Internet_20_link" text:visited-style-name="Visited_20_Internet_20_Link">
https://www.ukrinform.ua/rubric-society/3707417-ministerstva-predstavili-sim-prioritetnih-proektiv-vseukrainskoi-programi-mentalnogo-zdorova.html</text:a>
</text:p>
      <!--NEWS-->
      <text:h text:style-name="P10" text:outline-level="1">
<text:span text:style-name="T4">
在5月11日甘地齐克被谋杀的情况下将举行辩论</text:span>
</text:h>
      <text:p text:style-name="P4">
作者: Ukrinform (Person)</text:p>
      <text:p text:style-name="P4">
出版商: Укринформ (Organization)</text:p>
      <text:p text:style-name="P4">
出版时间: 2023-05-10T18:53:31+03:00</text:p>
      <text:p text:style-name="P4">
修改时间: 2023-05-10T18:53:31+03:00</text:p>
      <text:p text:style-name="P4">
描述: 5月11日，凯瑟琳·甘齐克（Catherine Gandziuk）将在Kateryna Gandziuk案中举行。  - 乌克林。</text:p>
      <text:p text:style-name="P4">
图片: ["<text:a xlink:type="simple" xlink:href="https://static.ukrinform.com/photos/2019_02/thumb_files/630_360_1549874912-661.jpg" text:style-name="Internet_20_link" text:visited-style-name="Visited_20_Internet_20_Link">
630_360_15498...</text:a>
"]</text:p>
      <text:p text:style-name="P4">
标签: ['Дебати', 'Суд', 'Вбивство', 'Гандзюк']</text:p>
      <text:p text:style-name="P4">
类型: Article</text:p>
      <!--METADATA-->
      <text:p text:style-name="P4">
<draw:frame draw:style-name="fr1" draw:name="Image180" text:anchor-type="as-char" svg:width="6.9236in" svg:height="3.956343in" draw:z-index="0">
<draw:image xlink:href="../Images/yкринформ/2023-05-10T18-53-31-03-00/630_360_1549874912-661.jpg" xlink:type="simple" xlink:show="embed" xlink:actuate="onLoad" draw:mime-type="image/jpeg"/>
</draw:frame>
5月11日，凯瑟琳·甘齐克(Catherine Gandziuk)将于5月11日举行。</text:p>
      <text:p text:style-name="P4">
正如乌克林福姆报道的那样，它在[]中报告(http://www.facebook.com/gandziukgate/posts/pfbid02Lsrsa4AU3rvjJkgYZSo7qTzviJRDfd6N2NaVBmpk4pDm4R53xgsZeK7vw7Sp42qCl)社区“谁订购了卡蒂亚·甘齐克(Katya Gandziuk)？”</text:p>
      <text:p text:style-name="P4">
该消息写道：“明天，凯蒂·甘齐克(Katie Gandziuk)的辩论将在起诉马格(Manger)和莱文(Levin)的情况下举行。”</text:p>
      <text:p text:style-name="P4">
如图所述，这是审判的最后阶段之一。 辩论之后 - 仅宣布法院判决。</text:p>
      <text:p text:style-name="P4">
<text:span text:style-name="T4">
另请阅读：</text:span>
 <text:a xlink:type="simple" xlink:href="https://www.ukrinform.ua/rubric-society/3571314-sud-uhvaliv-viroki-sodo-troh-figurantiv-spravi-pro-napad-na-zurnalistiv-shem.html" text:style-name="Internet_20_link" text:visited-style-name="Visited_20_Internet_20_Link">
</text:a>
社区提醒审判始于2020年8月。 在此期间，总共举行了数十次会议。 权利大约有200册。 24名目击者，7名专家以及1名专家。</text:p>
      <text:p text:style-name="P4">
正如强调的那样，法院一直将Mannger和Levin留在了预审中心。</text:p>
      <text:p text:style-name="P4">
敦促媒体代表在12点钟参加会议。</text:p>
      <text:p text:style-name="P4">
<text:span text:style-name="T4">
另请阅读：</text:span>
 <text:a xlink:type="simple" xlink:href="https://www.ukrinform.ua/rubric-society/3608085-posolstvo-ssa-katerina-gandzuk-borolasa-i-zaginula-za-ti-cinnosti-aki-sogodni-vidstouut-ukrainci.html" text:style-name="Internet_20_link" text:visited-style-name="Visited_20_Internet_20_Link">
<text:span text:style-name="T4">
 gandziuk </text:span>
</text:a>
作为 <text:a xlink:type="simple" xlink:href="https://www.ukrinform.ua/rubric-society/3647048-sprava-gandzuk-obvinuvacenih-v-organizacii-napadu-zalisili-pid-vartou.html" text:style-name="Internet_20_link" text:visited-style-name="Visited_20_Internet_20_Link">
 </text:a>
乌克林福姆，公共活动家，代理 2018年7月31日，市议会执行委员会事务负责(https://www.ukrinform.ua/tag-herson)。 她进行了多项行动，但她于当年11月4日去世。</text:p>
      <text:p text:style-name="P4">
这次尝试的直接执行人获得了3至6。5年的期限。</text:p>
      <text:p text:style-name="P4">
赫尔森地区委员会弗拉迪斯拉夫·马格(Vladislav Manger)和助理议员阿列克谢·莱文(Alexei Levin)的专家涉嫌组织甘齐克(Gandziuk)的企图。</text:p>
      <text:p text:style-name="P4">
News Source: <text:a xlink:type="simple" xlink:href="https://www.ukrinform.ua/rubric-regions/3707416-u-spravi-vbivstva-gandzuk-11-travna-vidbudutsa-debati.html" text:style-name="Internet_20_link" text:visited-style-name="Visited_20_Internet_20_Link">
https://www.ukrinform.ua/rubric-regions/3707416-u-spravi-vbivstva-gandzuk-11-travna-vidbudutsa-debati.html</text:a>
</text:p>
      <!--NEWS-->
      <text:h text:style-name="P10" text:outline-level="1">
<text:span text:style-name="T4">
在顿涅茨克地区的解放地区已经确定了385尸体，确定了282人</text:span>
</text:h>
      <text:p text:style-name="P4">
作者: Ukrinform (Person)</text:p>
      <text:p text:style-name="P4">
出版商: Укринформ (Organization)</text:p>
      <text:p text:style-name="P4">
出版时间: 2023-05-10T19:00:43+03:00</text:p>
      <text:p text:style-name="P4">
修改时间: 2023-05-10T19:00:43+03:00</text:p>
      <text:p text:style-name="P4">
描述: 在顿涅茨克地区，已经从俄罗斯军队解放的俄罗斯军队中确定了385具尸体，今天已经确定了282人。  - 乌克林。</text:p>
      <text:p text:style-name="P4">
图片: ["<text:a xlink:type="simple" xlink:href="https://static.ukrinform.com/photos/2023_05/thumb_files/630_360_1683733770-278.jpg" text:style-name="Internet_20_link" text:visited-style-name="Visited_20_Internet_20_Link">
630_360_16837...</text:a>
", "<text:a xlink:type="simple" xlink:href="https://static.ukrinform.com/photos/2023_05/1683733770-550.jpg" text:style-name="Internet_20_link" text:visited-style-name="Visited_20_Internet_20_Link">
1683733770-55...</text:a>
"]</text:p>
      <text:p text:style-name="P4">
标签: ['Донеччина', 'Поліція', 'Ексгумація', 'Російські військові', 'Воєнні злочини', 'Війна з росією']</text:p>
      <text:p text:style-name="P4">
类型: Article</text:p>
      <!--METADATA-->
      <text:p text:style-name="P4">
<draw:frame draw:style-name="fr1" draw:name="Image181" text:anchor-type="as-char" svg:width="6.9236in" svg:height="3.956343in" draw:z-index="0">
<draw:image xlink:href="../Images/yкринформ/2023-05-10T19-00-43-03-00/630_360_1683733770-278.jpg" xlink:type="simple" xlink:show="embed" xlink:actuate="onLoad" draw:mime-type="image/jpeg"/>
</draw:frame>
在Udonev地区，俄罗斯军队从俄罗斯军队释放了385具尸体，今天已经确定了282人。</text:p>
      <text:p text:style-name="P4">
正如乌克林福姆报道的那样，它报告了<text:a xlink:type="simple" xlink:href="https://dn.npu.gov.ua/news/na-deokupovanykh-terytoriiakh-donechchyny-politseiski-vyiavliaiut-novi-pokhovannia-i-nevpiznani-tila" text:style-name="Internet_20_link" text:visited-style-name="Visited_20_Internet_20_Link">
</text:a>
顿涅茨克地区的警察。</text:p>
      <text:p text:style-name="P4">
<draw:frame draw:style-name="fr1" draw:name="Image182" text:anchor-type="as-char" svg:width="6.9236in" svg:height="5.1927in" draw:z-index="0">
<draw:image xlink:href="../Images/yкринформ/2023-05-10T19-00-43-03-00/1683733770-550.jpg" xlink:type="simple" xlink:show="embed" xlink:actuate="onLoad" draw:mime-type="image/jpeg"/>
</draw:frame>
“总的来说，领土上的警察<text:a xlink:type="simple" xlink:href="https://www.ukrinform.ua/tag-doneccina" text:style-name="Internet_20_link" text:visited-style-name="Visited_20_Internet_20_Link">
</text:a>
发现了385具尸体，其中309个被囊形。 在俄罗斯侵略的受害者中，有174名男性，117名妇女，6名儿童，而性别尚未建立。 正在进行工作以识别死者。 今天已经确定了282人。”</text:p>
      <text:p text:style-name="P4">
在半年的时间里，执法人员一直被利马和Svyatogorsk公共坟墓和未识别的机构解放。 他们检查炮击场所，采访当地人，寻找死者的亲戚，建立证人，重建事件。</text:p>
      <text:p text:style-name="P4">
_ <text:span text:style-name="T4">
 视频 </text:span>
： <text:a xlink:type="simple" xlink:href="https://www.youtube.com/watch" text:style-name="Internet_20_link" text:visited-style-name="Visited_20_Internet_20_Link">
</text:a>
_</text:p>
      <text:p text:style-name="P4">
挖掘涉及调查和法医实验室，以及流离失所和爆炸性设备的情况。 有关一个人死亡的信息将介绍给统一的预审调查登记册，此后在法医机构中建立了死亡的原因。 选择DNA显示以识别身体，并与可能的亲戚进行比较检查。</text:p>
      <text:p text:style-name="P4">
<text:span text:style-name="T4">
另请阅读：</text:span>
 <text:a xlink:type="simple" xlink:href="https://www.ukrinform.ua/rubric-regions/3704908-na-mikolaivsini-eksgumuvali-tila-nevidomih-aki-rosiani-nakazali-pohovati-miscevomu-zitelu.html" text:style-name="Internet_20_link" text:visited-style-name="Visited_20_Internet_20_Link">
</text:a>
因此，在维尔京村几乎完全被俄罗斯军队摧毁，对两名老年妇女和一名男子进行了挖掘。 平民被埋葬在其中一个院子中。</text:p>
      <text:p text:style-name="P4">
在河口中挖掘出了另外三名平民的尸体。 先前确定其中两个是由于炮击而杀死的，第三个死于自然原因。</text:p>
      <text:p text:style-name="P4">
除了平民外，还搜查了军队的尸体。 因此，在城市公墓释放了林恩之后，与乌克兰武装部队的死军人军人发现了一个大规模的坟墓 - 然后开始了他们每个人的适应性工作。</text:p>
      <text:p text:style-name="P4">
<text:span text:style-name="T4">
另请阅读：</text:span>
 <text:a xlink:type="simple" xlink:href="https://www.ukrinform.ua/rubric-ato/3677357-na-hersonsini-eksgumuvali-tila-dvoh-colovikiv-zakatovanih-vijskovimi-rf.html" text:style-name="Internet_20_link" text:visited-style-name="Visited_20_Internet_20_Link">
</text:a>
</text:p>
      <text:p text:style-name="P4">
_foto：国家警察</text:p>
      <text:p text:style-name="P4">
News Source: <text:a xlink:type="simple" xlink:href="https://www.ukrinform.ua/rubric-regions/3707418-na-zvilnenih-teritoriah-doneccini-viavili-385-til-identifikovani-282-osobi.html" text:style-name="Internet_20_link" text:visited-style-name="Visited_20_Internet_20_Link">
https://www.ukrinform.ua/rubric-regions/3707418-na-zvilnenih-teritoriah-doneccini-viavili-385-til-identifikovani-282-osobi.html</text:a>
</text:p>
      <!--NEWS-->
      <text:h text:style-name="P10" text:outline-level="1">
<text:span text:style-name="T4">
在一个门户网站上 -  1.84千名空缺：雇主正在寻找谁的薪水</text:span>
</text:h>
      <text:p text:style-name="P4">
作者: Ukrinform (Person)</text:p>
      <text:p text:style-name="P4">
出版商: Укринформ (Organization)</text:p>
      <text:p text:style-name="P4">
出版时间: 2023-05-10T19:07:10+03:00</text:p>
      <text:p text:style-name="P4">
修改时间: 2023-05-10T19:07:10+03:00</text:p>
      <text:p text:style-name="P4">
描述: 在一个空缺门户网站上注册了184,000多个空缺，其中36,000个提供了州就业服务。  - 乌克林。</text:p>
      <text:p text:style-name="P4">
图片: ["<text:a xlink:type="simple" xlink:href="https://static.ukrinform.com/photos/2023_05/thumb_files/630_360_1683734786-270.jpg" text:style-name="Internet_20_link" text:visited-style-name="Visited_20_Internet_20_Link">
630_360_16837...</text:a>
"]</text:p>
      <text:p text:style-name="P4">
标签: ['Робота', 'Вакансії', 'Безробіття', 'Держслужба зайнятості']</text:p>
      <text:p text:style-name="P4">
类型: Article</text:p>
      <!--METADATA-->
      <text:p text:style-name="P4">
<draw:frame draw:style-name="fr1" draw:name="Image183" text:anchor-type="as-char" svg:width="6.9236in" svg:height="3.956343in" draw:z-index="0">
<draw:image xlink:href="../Images/yкринформ/2023-05-10T19-07-10-03-00/630_360_1683734786-270.jpg" xlink:type="simple" xlink:show="embed" xlink:actuate="onLoad" draw:mime-type="image/jpeg"/>
</draw:frame>
已有184,000多个职位空缺已在一次空缺上注册，其中36,000个由国家就业服务起诉。</text:p>
      <text:p text:style-name="P4">
关于它报告<text:a xlink:type="simple" xlink:href="https://www.dcz.gov.ua/novyna/yakyh-pracivnykiv-potrebuyut-ukrayinski-robotodavci-sogodni-ta-yaku-zarplatu-gotovi-platyty" text:style-name="Internet_20_link" text:visited-style-name="Visited_20_Internet_20_Link">
</text:a>
，报道乌克林福姆。</text:p>
      <text:p text:style-name="P4">
“截至2023年5月10日，数据库是数据库。 在去年创建的一个空缺门户网站上，乌克兰经济部的联合努力，国家就业服务和领先的工作搜索网站(work.a，robota.a，novarobota.ua，pidbir.com，grc.a，process.jirel.org)，今天有18.4万个州。(https://www.ukrinform.ua/tag-vakansii)”， - 在消息中go。</text:p>
      <text:p text:style-name="P4">
在专业部分中，最多的职位空缺提交给就业服务服务，以使用工具使用工具的工具，占所有职位空缺的工具，设备和机器服务人员的22％ -  17％，专业人士 -  15％，贸易，贸易和服务工作者-13％。</text:p>
      <text:p text:style-name="P4">
<text:span text:style-name="T4">
另请阅读：</text:span>
 <text:a xlink:type="simple" xlink:href="https://www.ukrinform.ua/rubric-economy/3701857-rinok-praci-pisla-vijni-ukraini-brakuvatime-45-miljona-robocih-ruk.html" text:style-name="Internet_20_link" text:visited-style-name="Visited_20_Internet_20_Link">
</text:a>
公务员们强调，专业和资格失衡是劳动力市场中的主要问题之一。 因此，溃疡的最大需求是在工人专业人士的熟练工人中观察到的。 在注册的失业者中，有43％的人接受了高等教育和大型大型城市 - 高达60％及以上。</text:p>
      <text:p text:style-name="P4">
最受欢迎的工作职业中最受欢迎的十大：</text:p>
      <ul>
        <li>
司机(1 752空缺); <text:span text:style-name="T5">
裁缝(1 548个空缺); </text:span>
食品 /非食品产品的卖家(1 169空缺); * 厨师(827空缺); <text:span text:style-name="T5">
电工维修和维护电气设备(509空缺); * 电(346个空缺); </text:span>
锁匠在车辆车辆的维修中(333个空缺); <text:span text:style-name="T5">
特纳(301空缺); </text:span>
锁匠(298个空缺); *农业拖拉机司机(林业)生产(296个空缺).</li>
      </ul>
      <text:p text:style-name="P4">
<text:span text:style-name="T4">
也阅读：</text:span>
 [<text:span text:style-name="T4">
服务</text:span>
 <text:span text:style-name="T4">
就业</text:span>
 <text:span text:style-name="T4">
 </text:span>
 <text:span text:style-name="T4">
 </text:span>
 <text:span text:style-name="T4">
 </text:span>
 <text:span text:style-name="T4">
有多少</text:span>
<text:span text:style-name="T4">
乌克兰人</text:span>
 <text:span text:style-name="T4">
 </text:span>
 <text:span text:style-name="T4">
 </text:span>
 <text:span text:style-name="T4">
 </text:span>
 <text:span text:style-name="T4">
 </text:span>
 <text:span text:style-name="T4">
 </text:span>
 **(https://www.ukrinform.ua/rubric-society/3696918-u-sluzbi-zajnatosti-skazali-skilki-ukrainciv-maut-status-bezrobitnogo.html)同时，在国家就业服务的数据库中，机器人的工资相对较高，例如：</text:p>
      <text:p text:style-name="P4">
<text:span text:style-name="T5">
金属和合金的铸造-7万UAH； </text:span>
锁匠 - 乐器主义者-60,000 UAH； <text:span text:style-name="T5">
锤子和压力机上的铁匠-50,000 UAH； </text:span>
用于维修和维护起重机和机器的锁匠 - 五千UAH； <text:span text:style-name="T5">
驾驶员-50,000 UAH； </text:span>
推土机的驾驶员-46,000 UAH； <text:span text:style-name="T5">
厨师-45,000 UAH； </text:span>
拖拉机驾驶员-43,000 UAH； *特纳 -  4万UAH。</text:p>
      <text:p text:style-name="P4">
据报道，在2023  -  2025年期间NBU <text:a xlink:type="simple" xlink:href="https://www.ukrinform.ua/rubric-economy/3705278-riven-bezrobitta-do-kinca-roku-znizitsa-do-183-nacbank.html" text:style-name="Internet_20_link" text:visited-style-name="Visited_20_Internet_20_Link">
</text:a>
。 失业率将逐渐下降：2023年 -  2024年最高18.3％ - 高达16.5％，在2025年达到14.7％。</text:p>
      <text:p text:style-name="P4">
News Source: <text:a xlink:type="simple" xlink:href="https://www.ukrinform.ua/rubric-society/3707420-na-edinomu-portali-184-tisaci-vakansij-kogo-sukaut-robotodavci-ta-na-aku-zarplatu.html" text:style-name="Internet_20_link" text:visited-style-name="Visited_20_Internet_20_Link">
https://www.ukrinform.ua/rubric-society/3707420-na-edinomu-portali-184-tisaci-vakansij-kogo-sukaut-robotodavci-ta-na-aku-zarplatu.html</text:a>
</text:p>
      <!--NEWS-->
      <text:h text:style-name="P10" text:outline-level="1">
<text:span text:style-name="T4">
俄罗斯人开了卡科夫斯基区的村庄，一名妇女被杀</text:span>
</text:h>
      <text:p text:style-name="P4">
作者: Ukrinform (Person)</text:p>
      <text:p text:style-name="P4">
出版商: Укринформ (Organization)</text:p>
      <text:p text:style-name="P4">
出版时间: 2023-05-10T19:12:52+03:00</text:p>
      <text:p text:style-name="P4">
修改时间: 2023-05-10T19:12:52+03:00</text:p>
      <text:p text:style-name="P4">
描述: 由于霍森地区的另一次炮击，卡科夫斯基地区的一个村庄的居民被杀。  - 乌克林。</text:p>
      <text:p text:style-name="P4">
图片: ["<text:a xlink:type="simple" xlink:href="https://static.ukrinform.com/photos/2023_05/thumb_files/630_360_1683734909-259.jpeg" text:style-name="Internet_20_link" text:visited-style-name="Visited_20_Internet_20_Link">
630_360_16837...</text:a>
", "<text:a xlink:type="simple" xlink:href="https://static.ukrinform.com/photos/2023_05/1683735122-555.jpeg" text:style-name="Internet_20_link" text:visited-style-name="Visited_20_Internet_20_Link">
1683735122-55...</text:a>
"]</text:p>
      <text:p text:style-name="P4">
标签: ['Херсонщина', 'Обстріл', 'Офіс генпрокурора', 'Війна з росією']</text:p>
      <text:p text:style-name="P4">
类型: Article</text:p>
      <!--METADATA-->
      <text:p text:style-name="P4">
<draw:frame draw:style-name="fr1" draw:name="Image184" text:anchor-type="as-char" svg:width="6.9236in" svg:height="3.956343in" draw:z-index="0">
<draw:image xlink:href="../Images/yкринформ/2023-05-10T19-12-52-03-00/630_360_1683734909-259.jpeg" xlink:type="simple" xlink:show="embed" xlink:actuate="onLoad" draw:mime-type="image/jpeg"/>
</draw:frame>
由于赫尔森地区的解雇，卡科夫斯基地区的一个村庄的居民被杀。</text:p>
      <text:p text:style-name="P4">
关于<text:a xlink:type="simple" xlink:href="https://t.me/pgo_gov_ua/12035" text:style-name="Internet_20_link" text:visited-style-name="Visited_20_Internet_20_Link">
</text:a>
乌克林福姆报道说，办公室检察官的新闻服务报道。</text:p>
      <text:p text:style-name="P4">
<draw:frame draw:style-name="fr1" draw:name="Image185" text:anchor-type="as-char" svg:width="6.9236in" svg:height="9.080131in" draw:z-index="0">
<draw:image xlink:href="../Images/yкринформ/2023-05-10T19-12-52-03-00/1683735122-555.jpeg" xlink:type="simple" xlink:show="embed" xlink:actuate="onLoad" draw:mime-type="image/jpeg"/>
</draw:frame>
“ 5月10日，大约17:00，入侵者制作了迫击炮<text:a xlink:type="simple" xlink:href="https://www.ukrinform.ua/tag-obstril" text:style-name="Internet_20_link" text:visited-style-name="Visited_20_Internet_20_Link">
</text:a>
Kakhovsky区的一个村庄之一。由于受伤的炮击，与生活不相容，接收了当地居民。</text:p>
      <text:p text:style-name="P4">
此外，住宅建筑和附属建筑遭到损害。</text:p>
      <text:p text:style-name="P4">
在赫尔森地区检察官办公室的程序领导下，随后对违反战争法律和习俗的调查以及有预谋的谋杀(艺术的第2部分。 乌克兰《刑法》的438).</text:p>
      <text:p text:style-name="P4">
<text:span text:style-name="T4">
Читайте також:</text:span>
 <text:a xlink:type="simple" xlink:href="https://www.ukrinform.ua/rubric-regions/3707411-na-hersonsini-pid-cas-polovih-robit-na-rosijskij-mini-pidirvavsa-traktor.html" text:style-name="Internet_20_link" text:visited-style-name="Visited_20_Internet_20_Link">
 <text:span text:style-name="T4">
Херсон</text:span>
 </text:a>
正如乌克林福姆(Ukrinform(https://www.ukrinform.ua/rubric-regions/3707100-rosiani-za-dobu-63-razi-obstrilali-hersonsinu-e-poranenij.html)，一个人受伤。</text:p>
      <text:p text:style-name="P4">
News Source: <text:a xlink:type="simple" xlink:href="https://www.ukrinform.ua/rubric-ato/3707421-rosiani-obstrilali-selo-u-kahovskomu-rajoni-zaginula-zinka.html" text:style-name="Internet_20_link" text:visited-style-name="Visited_20_Internet_20_Link">
https://www.ukrinform.ua/rubric-ato/3707421-rosiani-obstrilali-selo-u-kahovskomu-rajoni-zaginula-zinka.html</text:a>
</text:p>
      <!--NEWS-->
      <text:h text:style-name="P10" text:outline-level="1">
<text:span text:style-name="T4">
谅解备忘录的工作组提供医院和军事部门的监控访问</text:span>
</text:h>
      <text:p text:style-name="P4">
作者: Ukrinform (Person)</text:p>
      <text:p text:style-name="P4">
出版商: Укринформ (Organization)</text:p>
      <text:p text:style-name="P4">
出版时间: 2023-05-10T19:24:00+03:00</text:p>
      <text:p text:style-name="P4">
修改时间: 2023-05-10T19:24:00+03:00</text:p>
      <text:p text:style-name="P4">
描述: 在4月底公众参与的情况下，在国防部建立的工作组中，他们建议在医院和军事部门引入监测访问，以解决服务人员的医疗问题。  - 乌克林。</text:p>
      <text:p text:style-name="P4">
图片: ["<text:a xlink:type="simple" xlink:href="https://static.ukrinform.com/photos/2019_10/thumb_files/630_360_1572005821-673.jpg" text:style-name="Internet_20_link" text:visited-style-name="Visited_20_Internet_20_Link">
630_360_15720...</text:a>
"]</text:p>
      <text:p text:style-name="P4">
标签: ['Міноборони', 'Лікарня', 'Моніторинг', 'перевірки']</text:p>
      <text:p text:style-name="P4">
类型: Article</text:p>
      <!--METADATA-->
      <text:p text:style-name="P4">
<draw:frame draw:style-name="fr1" draw:name="Image186" text:anchor-type="as-char" svg:width="6.9236in" svg:height="3.956343in" draw:z-index="0">
<draw:image xlink:href="../Images/yкринформ/2023-05-10T19-24-00-03-00/630_360_1572005821-673.jpg" xlink:type="simple" xlink:show="embed" xlink:actuate="onLoad" draw:mime-type="image/jpeg"/>
</draw:frame>
在公共标志-Stin 4月的参与的工作中，在国防部建立的工作中，他们建议在TAVI单位医院介绍监测访问，以解决服务人员的医疗问题。</text:p>
      <text:p text:style-name="P4">
公共组织“ AST”的创始人，公共联盟秘书“东方退伍军人组织” Olga Guzhva在对Ukrinform的评论中说了这一点。</text:p>
      <text:p text:style-name="P4">
“我们建议对最有问题的部分进行监视访问和<text:a xlink:type="simple" xlink:href="https://www.ukrinform.ua/tag-bolnica" text:style-name="Internet_20_link" text:visited-style-name="Visited_20_Internet_20_Link">
</text:a>
与居民和军队交谈，并理解为什么很长时间以来无法解决问题。 监测小组的组成应包括有权做出某些决定，进行内部调查的相应部门的代表。 这是有必要通过官僚机构来延迟某些问题的解决方案。”古兹瓦说。</text:p>
      <text:p text:style-name="P4">
她还强调，这些团体还应该是资深社区的代表。</text:p>
      <text:p text:style-name="P4">
“因为他们从内部理解“厨房”，所以他们通过这些程序通过了这种机制。 而且，军方对自己伸出援手的人有一定的信心，他们可能会说出某些不会被告知其他组织或官员的代表，”  - 公众人物说。</text:p>
      <text:p text:style-name="P4">
据她说，由该部创建的工作组目前正在作为其活动的超级辅助手术方面，分布公共组织将在其中工作的指示 - 尤其是军事活动的活动 - 医疗委员会，康复，对抗腐败。</text:p>
      <text:p text:style-name="P4">
“我们的目标是进行系统性更改。 因此，我们不回应确定性，解决个人的问题，并将特定人的帮助转变为系统性的变化，以便甚至不让其他军人在这样的人中。” Guzhva说。</text:p>
      <text:p text:style-name="P4">
<text:span text:style-name="T4">
另请阅读：</text:span>
 <text:a xlink:type="simple" xlink:href="https://www.ukrinform.ua/rubric-ato/3702550-u-minoboroni-perevirili-robotu-vlk-u-rajonah-bojovih-dij.html" text:style-name="Internet_20_link" text:visited-style-name="Visited_20_Internet_20_Link">
</text:a>
作为 <text:a xlink:type="simple" xlink:href="https://www.ukrinform.ua/rubric-society/3701957-pri-minoboroni-stvorili-robocu-grupu-z-medicnih-pitan-aku-ocolila-tajra.html" text:style-name="Internet_20_link" text:visited-style-name="Visited_20_Internet_20_Link">
 </text:a>
在国防部结束时，国防部对参与医疗支持的地点的大量上诉做出了反应，并创建了一个由Yulia Paevskaya领导的工作组(“ tlightut”)解决问题。</text:p>
      <text:p text:style-name="P4">
News Source: <text:a xlink:type="simple" xlink:href="https://www.ukrinform.ua/rubric-society/3707425-u-minoboroni-proponuut-monitoringovi-viziti-u-likarni-ta-vijskovi-castini.html" text:style-name="Internet_20_link" text:visited-style-name="Visited_20_Internet_20_Link">
https://www.ukrinform.ua/rubric-society/3707425-u-minoboroni-proponuut-monitoringovi-viziti-u-likarni-ta-vijskovi-castini.html</text:a>
</text:p>
      <!--NEWS-->
      <text:h text:style-name="P10" text:outline-level="1">
<text:span text:style-name="T4">
以色列加剧：使馆提醒乌克兰人有关安全规则</text:span>
</text:h>
      <text:p text:style-name="P4">
作者: Ukrinform (Person)</text:p>
      <text:p text:style-name="P4">
出版商: Укринформ (Organization)</text:p>
      <text:p text:style-name="P4">
出版时间: 2023-05-10T19:24:51+03:00</text:p>
      <text:p text:style-name="P4">
修改时间: 2023-05-10T19:24:51+03:00</text:p>
      <text:p text:style-name="P4">
描述: 由于该国的安全状况加剧，目前在以色列的乌克兰公民应遵循地方当局的指示。  - 乌克林。</text:p>
      <text:p text:style-name="P4">
图片: ["<text:a xlink:type="simple" xlink:href="https://static.ukrinform.com/photos/2022_08/thumb_files/630_360_1659757655-799.jpg" text:style-name="Internet_20_link" text:visited-style-name="Visited_20_Internet_20_Link">
630_360_16597...</text:a>
"]</text:p>
      <text:p text:style-name="P4">
标签: ['Ізраїль', 'Обстріл', 'Палестина', 'Посольство', 'Україна', 'Сектор Гази', 'Безпека']</text:p>
      <text:p text:style-name="P4">
类型: Article</text:p>
      <!--METADATA-->
      <text:p text:style-name="P4">
<draw:frame draw:style-name="fr1" draw:name="Image187" text:anchor-type="as-char" svg:width="6.9236in" svg:height="3.956343in" draw:z-index="0">
<draw:image xlink:href="../Images/yкринформ/2023-05-10T19-24-51-03-00/630_360_1659757655-799.jpg" xlink:type="simple" xlink:show="embed" xlink:actuate="onLoad" draw:mime-type="image/jpeg"/>
</draw:frame>
由于该国安全状况加剧，目前在以色列的乌克兰公民应遵循当地部门的指示。</text:p>
      <text:p text:style-name="P4">
根据乌克林福姆的说法，乌克兰大使馆在以色列州报告<text:a xlink:type="simple" xlink:href="https://www.facebook.com/UkraineInIsrael/posts/pfbid023SgeBZ5CGzEvFTtr7MWJTA7Z5iGKWvhmiZKf83x44LvjcoP9LWHeWJKp3yDDdf46l" text:style-name="Internet_20_link" text:visited-style-name="Visited_20_Internet_20_Link">
</text:a>
.</text:p>
      <text:p text:style-name="P4">
“У зв’язку із ескалацією ізраїльсько-палестинського протистояння та масованимиракетно-мінометними обстрілами <text:a xlink:type="simple" xlink:href="https://www.ukrinform.ua/tag-izrail" text:style-name="Internet_20_link" text:visited-style-name="Visited_20_Internet_20_Link">
 </text:a>
建议乌克兰公民保持警惕，并仔细监视当地能力的以色列机构的报告，以提高自己的安全。 在炮击的情况下，可能会激活警告。 大使馆呼吁乌克兰公民对这种警告保持谨慎，并遵守地方当局的指示。”</text:p>
      <text:p text:style-name="P4">
如果在打开警报信号时，该国的定居点直接靠近加沙行业，建议立即使用炸弹避难所。</text:p>
      <text:p text:style-name="P4">
<text:span text:style-name="T4">
另请阅读：</text:span>
 <text:a xlink:type="simple" xlink:href="https://www.ukrinform.ua/rubric-world/3706635-izrail-znisiv-kilkoh-komandiriv-islamskogo-dzihadu-v-gazi.html" text:style-name="Internet_20_link" text:visited-style-name="Visited_20_Internet_20_Link">
</text:a>
要获得更多信息，应受到[]的监控(https://www.oref.org.il/en?fbclid=IwAR0R7fH3VP6w1h6x_2XQLc9V0FvfWeoQ4kuVOImu0yMvSrsTxYVX5bWxFMM)以色列国防军内部前线的指挥。</text:p>
      <text:p text:style-name="P4">
如果发生紧急情况，乌克兰公民必须通过电话转向以色列州乌克兰大使馆，以 +972-546-676-782或乌克兰外交机构与Zanomer一起在Ramalla中： 99。</text:p>
      <text:p text:style-name="P4">
正如乌克林福姆报道的<text:a xlink:type="simple" xlink:href="https://www.ukrinform.ua/rubric-world/3707330-telaviv-potrapiv-pid-raketnij-obstril-iz-sektora-gazi.html" text:style-name="Internet_20_link" text:visited-style-name="Visited_20_Internet_20_Link">
</text:a>
他遭到加沙行业的火箭射击。</text:p>
      <text:p text:style-name="P4">
News Source: <text:a xlink:type="simple" xlink:href="https://www.ukrinform.ua/rubric-society/3707426-zagostrenna-v-izraili-posolstvo-nagadalo-ukraincam-pro-pravila-bezpeki.html" text:style-name="Internet_20_link" text:visited-style-name="Visited_20_Internet_20_Link">
https://www.ukrinform.ua/rubric-society/3707426-zagostrenna-v-izraili-posolstvo-nagadalo-ukraincam-pro-pravila-bezpeki.html</text:a>
</text:p>
      <!--NEWS-->
      <text:h text:style-name="P10" text:outline-level="1">
<text:span text:style-name="T4">
UPL：“ Dnipro-1”和“ Alexandria”将于5月11日进行推迟比赛</text:span>
</text:h>
      <text:p text:style-name="P4">
作者: Ukrinform (Person)</text:p>
      <text:p text:style-name="P4">
出版商: Укринформ (Organization)</text:p>
      <text:p text:style-name="P4">
出版时间: 2023-05-10T19:25:54+03:00</text:p>
      <text:p text:style-name="P4">
修改时间: 2023-05-10T19:25:54+03:00</text:p>
      <text:p text:style-name="P4">
描述: 5月11日，星期四，将推迟英超球队（UPL）中乌克兰足球锦标赛的首发。  - 乌克林。</text:p>
      <text:p text:style-name="P4">
图片: ["<text:a xlink:type="simple" xlink:href="https://static.ukrinform.com/photos/2023_05/thumb_files/630_360_1683735176-189.jpg" text:style-name="Internet_20_link" text:visited-style-name="Visited_20_Internet_20_Link">
630_360_16837...</text:a>
"]</text:p>
      <text:p text:style-name="P4">
标签: ['Дніпро', 'Футбол', "Прем'єр-ліга", 'Олександрія']</text:p>
      <text:p text:style-name="P4">
类型: Article</text:p>
      <!--METADATA-->
      <text:p text:style-name="P4">
<draw:frame draw:style-name="fr1" draw:name="Image188" text:anchor-type="as-char" svg:width="6.9236in" svg:height="3.956343in" draw:z-index="0">
<draw:image xlink:href="../Images/yкринформ/2023-05-10T19-25-54-03-00/630_360_1683735176-189.jpg" xlink:type="simple" xlink:show="embed" xlink:actuate="onLoad" draw:mime-type="image/jpeg"/>
</draw:frame>
5月11日，星期四，英超球队中乌克兰足球锦标赛的巡回演出将推迟(UPL).</text:p>
      <text:p text:style-name="P4">
Матч «Дніпро-1» - «Олександрія» пройде на стадіоні «Авангард» в Ужгороді,початку зустрічі о 13.00, передає Укрінформ.</text:p>
      <text:p text:style-name="P4">
Спершу гра була запланована на серпень минулого року, проте через участьдніпрян у кваліфікації єврокубкових турнірів зустріч перенесли на 16листопада. Однак матч не відбувся та був перенесений на тиждень. А 23листопада команди провели на полі лише 9 хвилин - протистояння не далазавершити масована ракетна атака росії по Україні, через що матч бувпризупинений.</text:p>
      <text:p text:style-name="P4">
Зазначимо, що поєдинок команд у другому колі (第16轮)乌克兰英超联赛的得分为2：2。</text:p>
      <text:p text:style-name="P4">
<text:span text:style-name="T4">
另请阅读：</text:span>
 <text:a xlink:type="simple" xlink:href="https://www.ukrinform.ua/rubric-sports/3706516-upl-26j-tur-rozpocnetsa-na-stadioni-dinamo-imeni-lobanovskogo.html" text:style-name="Internet_20_link" text:visited-style-name="Visited_20_Internet_20_Link">
</text:a>
Shakhtar领先UPL积分榜，他有60分(25场比赛后)然后-dnipro -1-57(24)，Zorya -55(25)，«dynamo»-50(25)，亚历山大-38(24)，“ kolos” -33(25)，克里夫巴斯-32(25)，Vorskla -30(25)...</text:p>
      <text:p text:style-name="P4">
Фото: scdnipro1.com.ua.</text:p>
      <text:p text:style-name="P4">
News Source: <text:a xlink:type="simple" xlink:href="https://www.ukrinform.ua/rubric-sports/3707428-upl-dnipro1-ta-oleksandria-dograut-perenesenij-matc-11-travna.html" text:style-name="Internet_20_link" text:visited-style-name="Visited_20_Internet_20_Link">
https://www.ukrinform.ua/rubric-sports/3707428-upl-dnipro1-ta-oleksandria-dograut-perenesenij-matc-11-travna.html</text:a>
</text:p>
      <!--NEWS-->
      <text:h text:style-name="P10" text:outline-level="1">
<text:span text:style-name="T4">
敌人将进攻集中在四个方向上</text:span>
</text:h>
      <text:p text:style-name="P4">
作者: Ukrinform (Person)</text:p>
      <text:p text:style-name="P4">
出版商: Укринформ (Organization)</text:p>
      <text:p text:style-name="P4">
出版时间: 2023-05-10T19:26:00+03:00</text:p>
      <text:p text:style-name="P4">
修改时间: 2023-05-10T19:26:00+03:00</text:p>
      <text:p text:style-name="P4">
描述: 俄罗斯军队在Lyman，Bakhmut，Avdiiv和Mariinsky进行了30多次袭击。 巴赫穆特（Bakhmut）和马林卡（Marinka）最激烈的战斗仍在继续。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text:p>
      <text:p text:style-name="P4">
类型: Article</text:p>
      <!--METADATA-->
      <text:p text:style-name="P4">
<draw:frame draw:style-name="fr1" draw:name="Image189" text:anchor-type="as-char" svg:width="6.9236in" svg:height="3.956343in" draw:z-index="0">
<draw:image xlink:href="../Images/yкринформ/2023-05-10T19-26-00-03-00/630_360_1682620469-597.jpg" xlink:type="simple" xlink:show="embed" xlink:actuate="onLoad" draw:mime-type="image/jpeg"/>
</draw:frame>
Ruskivska白天在Lyman，Bakhmut，Avdiiv和Mariinsky发动了30多次袭击。 最激烈的战斗在玛丽先生和马林卡先生背后继续进行。</text:p>
      <text:p text:style-name="P4">
根据乌克林福姆的说法，乌克兰武装部队的总参谋部报告了紫外线<text:a xlink:type="simple" xlink:href="https://www.facebook.com/GeneralStaff.ua/posts/pfbid0kw2ANMoVQMZp2hnnjhwczePZ6HzhPgT79kNvWYjnRDiTF7k9E4ZpDThySsg8LFcbl" text:style-name="Internet_20_link" text:visited-style-name="Visited_20_Internet_20_Link">
</text:a>
.</text:p>
      <text:p text:style-name="P4">
“Противник продовжує зосереджувати основні зусилля на Лиманському,Бахмутському, Авдіївському та Мар’їнському напрямках. Протягом доби ворогздійснив понад 30 атак на зазначених ділянках фронту. Найзапекліші боїтривають за міста Бахмут та Мар’їнка”, - ідеться в повідомленні.</text:p>
      <text:p text:style-name="P4">
Протягом цієї доби загарбники завдали одного ракетного удару ракетою С-300 поцивільній інфраструктурі Костянтинівки на Донеччині. Крім того, росіянизавдали 35 авіаційних ударів та здійснили чотири обстріли з реактивних системзалпового вогню по позиціях Сил оборони України та населених пунктахХерсонської області. Постраждали мирні жителі, зруйновано та пошкодженоприватні житлові будинки та інша цивільна інфраструктура.</text:p>
      <text:p text:style-name="P4">
Ймовірність завдання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07346-cerevatij-nazvav-fejkom-snaradnij-golod-rosian-u-bahmuti-524-obstrili-za-dobu.html" text:style-name="Internet_20_link" text:visited-style-name="Visited_20_Internet_20_Link">
 <text:span text:style-name="T4">
Череватий</text:span>
 </text:a>
在<text:span text:style-name="T4">
 Volynsky </text:span>
和<text:span text:style-name="T4">
 Polissya方向</text:span>
未检测到形成进攻群体的迹象。 白俄罗斯共和国的垃圾填埋场继续被确定为俄罗斯联邦武装部队的部队。</text:p>
      <text:p text:style-name="P4">
在<text:span text:style-name="T4">
 Siverskyi </text:span>
和<text:span text:style-name="T4">
 Slobozhansky的指示</text:span>
侵略者继续将军事存在留在与乌克兰的边界。 克服莱昂尼夫基尼尼夫(Leonivkirnyhiv)定居点的迫击炮和炮击； Bachivska，Khodyna，Boyars-Aleanving，Volfin，Whiteworms和Popivka，Sumy地区以及Kharkiv地区的兽医，绿色，小屋，Zibyna和Budarki。</text:p>
      <text:p text:style-name="P4">
在<text:span text:style-name="T4">
 kupyansk的方向</text:span>
白天，俄罗斯人没有冒犯性。 俄罗斯联邦的军队在五月和棘手的玛萨托夫卡地区造成了空袭。 侵略者的炮兵和迫击炮是Mykolaivka，Krasne First，Figolivka，Novomlinsk，Novomlinsk，两年，Masutivka，Lyman First，Luhansk地区的Kharkiv地区Tastelmakhivka。在<text:span text:style-name="T4">
 bakhmut方向</text:span>
侵略者继续逃跑。 在整个招聘中，巴赫穆特(Bakhmut)的进攻不成功。 他在定居点荆棘，巴赫穆特，蒂克耶夫卡和库尔底乌米夫卡的地区引起了航空罢工。 Orykhovo-Vasylivka，Bogdanivka，Bakhmut，Ivanivske，Yar，Stupochka，Iron和Donetsk地区的纽约地区受伤。</text:p>
      <text:p text:style-name="P4">
在<text:span text:style-name="T4">
 Avdeevsky方向上</text:span>
敌人在Avdiivka地区进行了进攻型失败。 他在诺沃卡林和阿夫迪夫卡地区进行了空袭。 实施了Berdychi，Avdiivka，Pervomaisko和Nevelskedonetsk地区的定居点。</text:p>
      <text:p text:style-name="P4">
在<text:span text:style-name="T4">
马林斯基方向</text:span>
防御单位反映了在Marinka地区的众多攻击。 同时，对Valtieorgiivka的敌意炮击和顿涅茨克地区的胜利。</text:p>
      <text:p text:style-name="P4">
在<text:span text:style-name="T4">
采矿方向</text:span>
白天，敌人在Rivmivaylovka进行了进攻行动，没有成功。 他袭击了塔诺维维利亚人的空军地区。 他被解雇在Novomikhailivka，Valledar和Novoukrainka。</text:p>
      <text:p text:style-name="P4">
<text:span text:style-name="T4">
另请阅读：</text:span>
 <text:a xlink:type="simple" xlink:href="https://www.ukrinform.ua/rubric-ato/3707392-minus-14-cilej-za-dva-dni-sbu-pokazala-robotu-specpriznacenciv-i-bilih-vovkiv.html" text:style-name="Internet_20_link" text:visited-style-name="Visited_20_Internet_20_Link">
<text:span text:style-name="T4">
 sbu </text:span>
</text:a>
在<text:span text:style-name="T4">
 zaporizhzhya </text:span>
和<text:span text:style-name="T4">
 kherson的方向</text:span>
侵略者继续行动。 他在定居点Gulyaypole，Mala Tokmachka，Stepnogorsk，Kizomis和Stanislav的地区袭击了航空罢工。 此外，定居点的实现与战斗碰撞线一起。 其中包括 - 顿涅茨克地区的诺维波尔(Vremivka)； Malynivka，Gulyaipole，Mykilsk，Malatokmachka，Orikhiv，Kamianske Zaporizhzhya地区； Dudchans，Antonovka，Dniprovske，Belozerka，Berehove Kherson地区和Kherson。</text:p>
      <text:p text:style-name="P4">
据总参谋部称，对Zaporizhzhya地区的及时捕获的Tokmak的当地人非常不满，俄罗斯伪伪管理“撤离”到Berdyansk。 人们特别抱怨俄罗斯人将他们置于可怕的家庭状况，没有窗户，照明，温水和家具的房间中。 入侵者还无限期禁止“撤离”公民返回托克马克。</text:p>
      <text:p text:style-name="P4">
俄罗斯军队在战场上继续遭受巨大损失。 结果，入侵者配备了对医疗机构暂时热情领土的民用教育机构。 因此，在卢甘斯克(Lugansk)的房屋中，三个当地剂量的俄罗斯人在军事医院受伤且严重程度适中的俄罗斯人。据总参谋部称，国防军的航空造成了三击俄罗斯人的人员和军事装备集中的poyons。 火箭部队和炮兵的单位被一个防空导弹综合体击中，两个浓度的活力集中，燃料和润滑剂的组成以及作为无线电电子斗争的一个站。</text:p>
      <text:p text:style-name="P4">
正如乌克林福姆报道的，乌克兰的国防军从2022年2月24日至2023年10月10日<text:a xlink:type="simple" xlink:href="https://www.ukrinform.ua/rubric-ato/3707098-ukrainski-bijci-znisili-vze-196-310-zagarbnikiv.html" text:style-name="Internet_20_link" text:visited-style-name="Visited_20_Internet_20_Link">
</text:a>
，同时，有690人。</text:p>
      <text:p text:style-name="P4">
_foto：武装部队总参谋部</text:p>
      <text:p text:style-name="P4">
News Source: <text:a xlink:type="simple" xlink:href="https://www.ukrinform.ua/rubric-ato/3707429-vorog-zoserediv-ataki-na-cotiroh-napramkah-za-bahmut-i-marinku-vedutsa-boi.html" text:style-name="Internet_20_link" text:visited-style-name="Visited_20_Internet_20_Link">
https://www.ukrinform.ua/rubric-ato/3707429-vorog-zoserediv-ataki-na-cotiroh-napramkah-za-bahmut-i-marinku-vedutsa-boi.html</text:a>
</text:p>
      <!--NEWS-->
      <text:h text:style-name="P10" text:outline-level="1">
<text:span text:style-name="T4">
爱尔兰军方教乌克兰人脱魔和中和炸弹</text:span>
</text:h>
      <text:p text:style-name="P4">
作者: Ukrinform (Person)</text:p>
      <text:p text:style-name="P4">
出版商: Укринформ (Organization)</text:p>
      <text:p text:style-name="P4">
出版时间: 2023-05-10T19:34:00+03:00</text:p>
      <text:p text:style-name="P4">
修改时间: 2023-05-10T19:34:00+03:00</text:p>
      <text:p text:style-name="P4">
描述: 爱尔兰军队开始培训乌克兰军人的侵入和处置炸弹。  - 乌克林。</text:p>
      <text:p text:style-name="P4">
图片: ["<text:a xlink:type="simple" xlink:href="https://static.ukrinform.com/photos/2023_05/thumb_files/630_360_1683736374-250.jpg" text:style-name="Internet_20_link" text:visited-style-name="Visited_20_Internet_20_Link">
630_360_16837...</text:a>
"]</text:p>
      <text:p text:style-name="P4">
标签: ['Ірландія', 'Розмінування', 'Україна', 'Військові навчання']</text:p>
      <text:p text:style-name="P4">
类型: Article</text:p>
      <!--METADATA-->
      <text:p text:style-name="P4">
<draw:frame draw:style-name="fr1" draw:name="Image190" text:anchor-type="as-char" svg:width="6.9236in" svg:height="3.956343in" draw:z-index="0">
<draw:image xlink:href="../Images/yкринформ/2023-05-10T19-34-00-03-00/630_360_1683736374-250.jpg" xlink:type="simple" xlink:show="embed" xlink:actuate="onLoad" draw:mime-type="image/jpeg"/>
</draw:frame>
爱尔兰 - 爱尔兰人通过流离失所炸弹的绳子开始训练乌克兰军事人员。</text:p>
      <text:p text:style-name="P4">
正如乌克林福姆报道的那样，它报告了<text:a xlink:type="simple" xlink:href="https://www.irishtimes.com/ireland/2023/05/09/irish-troops-start-training-ukrainian-forces-in-cyprus/" text:style-name="Internet_20_link" text:visited-style-name="Visited_20_Internet_20_Link">
</text:a>
参考国防灌溉部队总参谋长肖恩·克兰西(Sean Klansey)中将。</text:p>
      <text:p text:style-name="P4">
培训是乌克兰的军事援助任务的一部分，乌克兰部队接受了成员国的军事训练以协助俄罗斯侵略。</text:p>
      <text:p text:style-name="P4">
<text:a xlink:type="simple" xlink:href="https://www.ukrinform.ua/tag-irlandia" text:style-name="Internet_20_link" text:visited-style-name="Visited_20_Internet_20_Link">
</text:a>
承诺最多派遣30名国防军军人参加中和供应和军事医学领域的演习。</text:p>
      <text:p text:style-name="P4">
克兰西说：“爱尔兰军队已经在塞浦路斯，并为弹药和叛逆的武装部队进行培训。”</text:p>
      <text:p text:style-name="P4">
<text:span text:style-name="T4">
另请阅读：</text:span>
 <text:a xlink:type="simple" xlink:href="https://www.ukrinform.ua/rubric-ato/3707055-ssa-prodovzuut-navcanna-ukrainskih-pidrozdiliv-u-nimeccini-pentagon.html" text:style-name="Internet_20_link" text:visited-style-name="Visited_20_Internet_20_Link">
<text:span text:style-name="T4">
培训</text:span>
</text:a>
据他说，其他国防军人协调了泽米奇和布鲁塞尔的使命。</text:p>
      <text:p text:style-name="P4">
如报道<text:a xlink:type="simple" xlink:href="https://www.ukrinform.ua/rubric-ato/3703079-u-britanii-norvezki-instruktori-vcat-ukrainskih-vijskovih-vesti-bij-u-lisi.html" text:style-name="Internet_20_link" text:visited-style-name="Visited_20_Internet_20_Link">
</text:a>
，挪威国民警卫队的讲师正在教乌克兰军人在林木地形中施加敌对行动。</text:p>
      <text:p text:style-name="P4">
<text:span text:style-name="T5">
照片说明性</text:span>
</text:p>
      <text:p text:style-name="P4">
News Source: <text:a xlink:type="simple" xlink:href="https://www.ukrinform.ua/rubric-ato/3707430-irlandski-vijskovi-vcat-ukrainskih-rozminuvannu-ta-zneskodzennu-bomb.html" text:style-name="Internet_20_link" text:visited-style-name="Visited_20_Internet_20_Link">
https://www.ukrinform.ua/rubric-ato/3707430-irlandski-vijskovi-vcat-ukrainskih-rozminuvannu-ta-zneskodzennu-bomb.html</text:a>
</text:p>
      <!--NEWS-->
      <text:h text:style-name="P10" text:outline-level="1">
<text:span text:style-name="T4">
国家警察已经有超过200,000名俄罗斯人在乌克兰犯罪 - 内比托夫</text:span>
</text:h>
      <text:p text:style-name="P4">
作者: Ukrinform (Person)</text:p>
      <text:p text:style-name="P4">
出版商: Укринформ (Organization)</text:p>
      <text:p text:style-name="P4">
出版时间: 2023-05-10T19:43:21+03:00</text:p>
      <text:p text:style-name="P4">
修改时间: 2023-05-10T19:43:21+03:00</text:p>
      <text:p text:style-name="P4">
描述: 国家警察“军事罪犯”的基地有20万多名俄罗斯人在乌克兰犯罪。  - 乌克林。</text:p>
      <text:p text:style-name="P4">
图片: ["<text:a xlink:type="simple" xlink:href="https://static.ukrinform.com/photos/2023_05/thumb_files/630_360_1683736824-210.jpg" text:style-name="Internet_20_link" text:visited-style-name="Visited_20_Internet_20_Link">
630_360_16837...</text:a>
"]</text:p>
      <text:p text:style-name="P4">
标签: ['Воєнні злочини', 'Війна з росією', 'Андрій Нєбитов']</text:p>
      <text:p text:style-name="P4">
类型: Article</text:p>
      <!--METADATA-->
      <text:p text:style-name="P4">
<draw:frame draw:style-name="fr1" draw:name="Image191" text:anchor-type="as-char" svg:width="6.9236in" svg:height="3.956343in" draw:z-index="0">
<draw:image xlink:href="../Images/yкринформ/2023-05-10T19-43-21-03-00/630_360_1683736824-210.jpg" xlink:type="simple" xlink:show="embed" xlink:actuate="onLoad" draw:mime-type="image/jpeg"/>
</draw:frame>
军事刑事巴斯巴警察在乌克兰犯了200,000多名俄罗斯人。</text:p>
      <text:p text:style-name="P4">
基辅公务员Theandri Netbitov的国家警察局主要局长在接受乌克林福姆的采访时获悉。</text:p>
      <text:p text:style-name="P4">
他指出，国家警察是在国家警察子系统中创建的，Kudivisi单位提供了有关俄罗斯军人的数据，这些军人在乌克兰领土上制造了Zalislovina。</text:p>
      <text:p text:style-name="P4">
“总的来说，这个基地已经拥有20万多名俄罗斯人，他们已经用武器改变了乌克兰边界并在这里犯罪。至于我，这对SBU调查人员和其他调查战争罪的机构来说是非常好的，” Neditov，”说。</text:p>
      <text:p text:style-name="P4">
据他说，警察<text:a xlink:type="simple" xlink:href="https://www.ukrinform.ua/tag-kiivsina" text:style-name="Internet_20_link" text:visited-style-name="Visited_20_Internet_20_Link">
</text:a>
她进入了超过56万人的子系统。 同时，他没有在俄罗斯联邦军的21名军人中提出了刑事责任的责任。</text:p>
      <text:p text:style-name="P4">
<text:span text:style-name="T4">
另请阅读：</text:span>
 <text:a xlink:type="simple" xlink:href="https://www.ukrinform.ua/rubric-ato/3689800-nebitov-na-kiivsini-zagarbniki-vbili-1374-ukrainciv-sered-nih-38-ditej.html" text:style-name="Internet_20_link" text:visited-style-name="Visited_20_Internet_20_Link">
<text:span text:style-name="T4">
 Nebite </text:span>
</text:a>
基辅地区警察局主要局长表示，他相信所有在乌克兰领土上的战争罪行的肇事者将被考虑。</text:p>
      <text:p text:style-name="P4">
明天在[]上阅读完整的采访文字(https://www.ukrinform.ua/block-interview)。</text:p>
      <text:p text:style-name="P4">
根据乌克林福姆的报道，截至今年2月初在乌克兰<text:a xlink:type="simple" xlink:href="https://www.ukrinform.ua/rubric-ato/3666763-v-ukraini-za-voenni-zlocini-vze-zasudzeni-25-rosijskih-vijskovih.html" text:style-name="Internet_20_link" text:visited-style-name="Visited_20_Internet_20_Link">
</text:a>
在法庭上其他92个分支机构。</text:p>
      <text:p text:style-name="P4">
News Source: <text:a xlink:type="simple" xlink:href="https://www.ukrinform.ua/rubric-ato/3707434-u-bazi-nacpolicii-vze-e-ponad-200-tisac-rosian-aki-vcinali-zlocini-v-ukraini-nebitov.html" text:style-name="Internet_20_link" text:visited-style-name="Visited_20_Internet_20_Link">
https://www.ukrinform.ua/rubric-ato/3707434-u-bazi-nacpolicii-vze-e-ponad-200-tisac-rosian-aki-vcinali-zlocini-v-ukraini-nebitov.html</text:a>
</text:p>
      <!--NEWS-->
      <text:h text:style-name="P10" text:outline-level="1">
<text:span text:style-name="T4">
佐治亚州将允许直接飞往不受制裁的俄罗斯航空公司</text:span>
</text:h>
      <text:p text:style-name="P4">
作者: Ukrinform (Person)</text:p>
      <text:p text:style-name="P4">
出版商: Укринформ (Organization)</text:p>
      <text:p text:style-name="P4">
出版时间: 2023-05-10T19:51:13+03:00</text:p>
      <text:p text:style-name="P4">
修改时间: 2023-05-10T19:51:13+03:00</text:p>
      <text:p text:style-name="P4">
描述: 佐治亚州经济副部长Mariam Kvivishvili表示，俄罗斯的航空公司和飞机尚未强加于制裁，将能够朝佐治亚州的方向进行直接的空中通信。  - 乌克林。</text:p>
      <text:p text:style-name="P4">
图片: ["<text:a xlink:type="simple" xlink:href="https://static.ukrinform.com/photos/2018_09/thumb_files/630_360_1536748525-9826.jpg" text:style-name="Internet_20_link" text:visited-style-name="Visited_20_Internet_20_Link">
630_360_15367...</text:a>
"]</text:p>
      <text:p text:style-name="P4">
标签: ['Антиросійські санкції', 'Авіація', 'Грузія', 'Транспорт', 'росія']</text:p>
      <text:p text:style-name="P4">
类型: Article</text:p>
      <!--METADATA-->
      <text:p text:style-name="P4">
<draw:frame draw:style-name="fr1" draw:name="Image192" text:anchor-type="as-char" svg:width="6.9236in" svg:height="3.956343in" draw:z-index="0">
<draw:image xlink:href="../Images/yкринформ/2023-05-10T19-51-13-03-00/630_360_1536748525-9826.jpg" xlink:type="simple" xlink:show="embed" xlink:actuate="onLoad" draw:mime-type="image/jpeg"/>
</draw:frame>
佐治亚州玛丽安·克维维希维利(Mariam Kvivishvili)的经济副部长表示，尚未实施的俄罗斯的阿瓦拉斯和飞机将能够朝着佐治亚州的方向进行直接的空中通信。</text:p>
      <text:p text:style-name="P4">
正如乌克林福姆报道的那样，它报告了<text:a xlink:type="simple" xlink:href="https://www.apsny.ge/2023/pol/1683745620.php" text:style-name="Internet_20_link" text:visited-style-name="Visited_20_Internet_20_Link">
</text:a>
。</text:p>
      <text:p text:style-name="P4">
“我们想清楚地确定我们的立场：佐治亚州不作为对已实施制裁的单一同伴或飞机。 关于不对制裁施加的Vialin和船只，他们将能够在佐治亚州的方向上实现直接的空中连接，” Razalakvishvili。</text:p>
      <text:p text:style-name="P4">
她还指出，这样的航空公司和飞机的工作将尽可能地在以色列，土耳其，阿塞拜疆，亚美尼亚和阿联酋。 但是，她补充说，佐治亚州尚未允许，因为尚未申请航空公司。</text:p>
      <text:p text:style-name="P4">
据报道，俄罗斯联邦总统<text:a xlink:type="simple" xlink:href="https://www.ukrinform.ua/rubric-world/3707248-putin-skasuvav-vizovij-rezim-ta-obmezenna-na-pereloti-dla-gromadan-gruzii.html" text:style-name="Internet_20_link" text:visited-style-name="Visited_20_Internet_20_Link">
</text:a>
关于取消签证政权的公民<text:a xlink:type="simple" xlink:href="https://www.ukrinform.ua/tag-gruzia" text:style-name="Internet_20_link" text:visited-style-name="Visited_20_Internet_20_Link">
</text:a>
并将航空公司直接与这个国家。</text:p>
      <text:p text:style-name="P4">
<text:span text:style-name="T4">
另请阅读：</text:span>
 <text:a xlink:type="simple" xlink:href="https://www.ukrinform.ua/rubric-polytics/3702452-u-gruzii-poasnili-comu-ne-golosuvali-za-ukrainsku-rezoluciu-v-pare.html" text:style-name="Internet_20_link" text:visited-style-name="Visited_20_Internet_20_Link">
</text:a>
佐治亚州总裁<text:a xlink:type="simple" xlink:href="https://www.ukrinform.ua/rubric-world/3707307-cergova-provokacia-prezidentka-gruzii-vidreaguvala-na-skasuvanna-viz-rosieu.html" text:style-name="Internet_20_link" text:visited-style-name="Visited_20_Internet_20_Link">
</text:a>
普京称其为挑衅，喝醉了。</text:p>
      <text:p text:style-name="P4">
Zurabishvili <text:a xlink:type="simple" xlink:href="https://www.ukrinform.ua/rubric-world/3707340-prezidentka-gruzii-vimagae-sklikati-radu-bezpeki-pisla-skasuvanna-viz-rosieu.html" text:style-name="Internet_20_link" text:visited-style-name="Visited_20_Internet_20_Link">
</text:a>
安全理事会和考虑为俄罗斯公民引入三个月的诉讼。</text:p>
      <text:p text:style-name="P4">
News Source: <text:a xlink:type="simple" xlink:href="https://www.ukrinform.ua/rubric-world/3707437-gruzia-dozvolit-prami-rejsi-aviakompaniam-rf-aki-ne-pid-sankciami.html" text:style-name="Internet_20_link" text:visited-style-name="Visited_20_Internet_20_Link">
https://www.ukrinform.ua/rubric-world/3707437-gruzia-dozvolit-prami-rejsi-aviakompaniam-rf-aki-ne-pid-sankciami.html</text:a>
</text:p>
      <!--NEWS-->
      <text:h text:style-name="P10" text:outline-level="1">
<text:span text:style-name="T4">
Syrsky-大约Bakhmut：在某些地区，俄罗斯人撤退到多达两公里的距离</text:span>
</text:h>
      <text:p text:style-name="P4">
作者: Ukrinform (Person)</text:p>
      <text:p text:style-name="P4">
出版商: Укринформ (Organization)</text:p>
      <text:p text:style-name="P4">
出版时间: 2023-05-10T19:52:00+03:00</text:p>
      <text:p text:style-name="P4">
修改时间: 2023-05-10T19:52:00+03:00</text:p>
      <text:p text:style-name="P4">
描述: 在巴赫穆特（Bakhmut）方向的前部的某些部分中，俄罗斯军队撤退到多达两公里的距离。  - 乌克林。</text:p>
      <text:p text:style-name="P4">
图片: ["<text:a xlink:type="simple" xlink:href="https://static.ukrinform.com/photos/2021_03/thumb_files/630_360_1615386443-107.jpg" text:style-name="Internet_20_link" text:visited-style-name="Visited_20_Internet_20_Link">
630_360_16153...</text:a>
", "<text:a xlink:type="simple" xlink:href="https://static.ukrinform.com/photos/2023_05/1683737464-946.jpg" text:style-name="Internet_20_link" text:visited-style-name="Visited_20_Internet_20_Link">
1683737464-94...</text:a>
"]</text:p>
      <text:p text:style-name="P4">
标签: ['Бахмут', 'Російські військові', 'Сирський', 'Війна з росією']</text:p>
      <text:p text:style-name="P4">
类型: Article</text:p>
      <!--METADATA-->
      <text:p text:style-name="P4">
<draw:frame draw:style-name="fr1" draw:name="Image193" text:anchor-type="as-char" svg:width="6.9236in" svg:height="3.956343in" draw:z-index="0">
<draw:image xlink:href="../Images/yкринформ/2023-05-10T19-52-00-03-00/630_360_1615386443-107.jpg" xlink:type="simple" xlink:show="embed" xlink:actuate="onLoad" draw:mime-type="image/jpeg"/>
</draw:frame>
在巴赫穆特(Bakhmut)方向的前部农场上，俄罗斯军队撤退了两公里。</text:p>
      <text:p text:style-name="P4">
乌克林福姆(Ukrinform(https://t.me/osirskiy/66).</text:p>
      <text:p text:style-name="P4">
«Завдяки продуманій обороні на Бахмутському напрямку, ми отримуємо результатиефективних дій наших підрозділів. У тому числі проводимо ефективні контратаки.На окремих ділянках фронту <text:a xlink:type="simple" xlink:href="https://www.ukrinform.ua/tag-rosijski-vijskovi" text:style-name="Internet_20_link" text:visited-style-name="Visited_20_Internet_20_Link">
 </text:a>
他无法保持乌克兰捍卫者的压力，而是撤退到2公里的距离。” Sirsky说。</text:p>
      <text:p text:style-name="P4">
<draw:frame draw:style-name="fr1" draw:name="Image194" text:anchor-type="as-char" svg:width="6.9236in" svg:height="4.611226in" draw:z-index="0">
<draw:image xlink:href="../Images/yкринформ/2023-05-10T19-52-00-03-00/1683737464-946.jpg" xlink:type="simple" xlink:show="embed" xlink:actuate="onLoad" draw:mime-type="image/jpeg"/>
</draw:frame>
据他说，耗尽了PEC“ Wagner”的部队的胜任行动，被迫在某些方向上取代俄罗斯联邦的常规部队更加准备的部队被击败。</text:p>
      <text:p text:style-name="P4">
“尽管部队大量集中以及俄罗斯军事资产的大声陈述，目的是在5月9日之前夺取巴赫穆特，但敌人无法占领乌克兰城市。 我们的国防军坚定地保持战线，不允许敌人站起来。 武装部队Sukhoputnovsk的指挥官说。</text:p>
      <text:p text:style-name="P4">
<text:span text:style-name="T4">
另请阅读：</text:span>
 <text:a xlink:type="simple" xlink:href="https://www.ukrinform.ua/rubric-ato/3706008-rosiani-zbilsili-intensivnist-obstriliv-iz-vazkogo-ozbroenna-u-bahmuti-sirskij.html" text:style-name="Internet_20_link" text:visited-style-name="Visited_20_Internet_20_Link">
<text:span text:style-name="T4">
 Syrsky </text:span>
</text:a>
Syrsky还单独指出：“第三独立的突击旅的工作，UBA击中了强大的打击敌人，并展示了乌克兰军队的力量。”</text:p>
      <text:p text:style-name="P4">
如报道<text:a xlink:type="simple" xlink:href="https://www.ukrinform.ua/rubric-ato/3707429-vorog-zoserediv-ataki-na-cotiroh-napramkah-za-bahmut-i-marinku-vedutsa-boi.html" text:style-name="Internet_20_link" text:visited-style-name="Visited_20_Internet_20_Link">
</text:a>
根据武装部队的女主教队员，俄罗斯军队在莱曼，巴赫穆特，阿夫迪夫和马林斯克进行了30多个阿塔克。</text:p>
      <text:p text:style-name="P4">
<text:span text:style-name="T5">
foto：Alexander Syrsky / Telegram</text:span>
</text:p>
      <text:p text:style-name="P4">
News Source: <text:a xlink:type="simple" xlink:href="https://www.ukrinform.ua/rubric-ato/3707438-sirskij-pro-bahmut-na-okremih-dilankah-rosiani-vidstupili-na-distanciu-do-2-kilometriv.html" text:style-name="Internet_20_link" text:visited-style-name="Visited_20_Internet_20_Link">
https://www.ukrinform.ua/rubric-ato/3707438-sirskij-pro-bahmut-na-okremih-dilankah-rosiani-vidstupili-na-distanciu-do-2-kilometriv.html</text:a>
</text:p>
      <!--NEWS-->
      <text:h text:style-name="P10" text:outline-level="1">
<text:span text:style-name="T4">
京大</text:span>
</text:h>
      <text:p text:style-name="P4">
作者: Ukrinform (Person)</text:p>
      <text:p text:style-name="P4">
出版商: Укринформ (Organization)</text:p>
      <text:p text:style-name="P4">
出版时间: 2023-05-10T19:57:20+03:00</text:p>
      <text:p text:style-name="P4">
修改时间: 2023-05-10T19:57:20+03:00</text:p>
      <text:p text:style-name="P4">
描述: 京大分配了1000万份Hryvnias为LVIV的牢不可破的中心儿童烧伤部门购买医疗设备。  - 乌克林。</text:p>
      <text:p text:style-name="P4">
图片: ["<text:a xlink:type="simple" xlink:href="https://static.ukrinform.com/photos/2023_05/thumb_files/630_360_1683734231-9104.jpeg" text:style-name="Internet_20_link" text:visited-style-name="Visited_20_Internet_20_Link">
630_360_16837...</text:a>
", "<text:a xlink:type="simple" xlink:href="https://static.ukrinform.com/photos/2023_05/thumb_files/630_360_1683734230-9581.jpeg" text:style-name="Internet_20_link" text:visited-style-name="Visited_20_Internet_20_Link">
630_360_16837...</text:a>
", "<text:a xlink:type="simple" xlink:href="https://static.ukrinform.com/photos/2023_05/thumb_files/630_360_1683734230-5192.jpeg" text:style-name="Internet_20_link" text:visited-style-name="Visited_20_Internet_20_Link">
630_360_16837...</text:a>
", "<text:a xlink:type="simple" xlink:href="https://static.ukrinform.com/photos/2023_05/thumb_files/630_360_1683734230-8493.jpeg" text:style-name="Internet_20_link" text:visited-style-name="Visited_20_Internet_20_Link">
630_360_16837...</text:a>
", "<text:a xlink:type="simple" xlink:href="https://static.ukrinform.com/photos/2023_05/thumb_files/630_360_1683734230-7608.jpeg" text:style-name="Internet_20_link" text:visited-style-name="Visited_20_Internet_20_Link">
630_360_16837...</text:a>
", "<text:a xlink:type="simple" xlink:href="https://static.ukrinform.com/photos/2023_05/thumb_files/630_360_1683734230-8082.jpeg" text:style-name="Internet_20_link" text:visited-style-name="Visited_20_Internet_20_Link">
630_360_16837...</text:a>
", "<text:a xlink:type="simple" xlink:href="https://static.ukrinform.com/photos/2023_05/thumb_files/630_360_1683734230-3076.jpeg" text:style-name="Internet_20_link" text:visited-style-name="Visited_20_Internet_20_Link">
630_360_16837...</text:a>
"]</text:p>
      <text:p text:style-name="P4">
标签: ['Діти', 'Львів', 'Благодійність', 'Київстар', 'Центр «Незламні»']</text:p>
      <text:p text:style-name="P4">
类型: Article</text:p>
      <!--METADATA-->
      <text:p text:style-name="P4">
<draw:frame draw:style-name="fr1" draw:name="Image195" text:anchor-type="as-char" svg:width="6.9236in" svg:height="3.956343in" draw:z-index="0">
<draw:image xlink:href="../Images/yкринформ/2023-05-10T19-57-20-03-00/630_360_1683734231-9104.jpeg" xlink:type="simple" xlink:show="embed" xlink:actuate="onLoad" draw:mime-type="image/jpeg"/>
</draw:frame>
Kyivstarvidyd 1000万Hryvnias用于购买LVIV牢不可破的中心儿童护理设备。</text:p>
      <text:p text:style-name="P4">
乌克利福通讯员报道，在国家康复中心的一份简报中，据报道，这是乌克林福音通讯员的报道。</text:p>
      <text:p text:style-name="P4">
该公司与dobro.ua团结在一起，中心“牢不可破”，并在新的方向上扩展了健康计划“儿童希望”  - 帮助烧伤儿童。</text:p>
      <text:p text:style-name="P4">
“我们不仅希望成为一家技术公司，而且还希望帮助人们了解这场战争的后果。 我们专注于关键问题 - 支持军事，医院，战争受害者和乌克兰重建的受害者。 目前，烧伤的问题在我国很重要，爆炸的受害者通常是受害者，我们分配了1000万辆Hryvnias来购买关键设备。” Konstar Konstantin晚上说。</text:p>
      <text:p text:style-name="P4">
他还强调，所有基夫斯塔尔订户都可以加入制作精良的行动，以帮助“牢不可破”国家康复中心的儿童燃烧分支到房间<text:span text:style-name="T4">
 45 00 25 </text:span>
 **。 IVSI资金将转移到购买激光器后用于烧伤后治疗疤痕的情况。</text:p>
      <text:p text:style-name="P4">
<text:span text:style-name="T4">
另请阅读：</text:span>
 <text:a xlink:type="simple" xlink:href="https://www.ukrinform.ua/rubric-economy/3700512-abonenti-kiivstaru-zibrali-kosti-na-obladnanna-dla-ditacoi-likarni-u-harkovi.html" text:style-name="Internet_20_link" text:visited-style-name="Visited_20_Internet_20_Link">
<text:span text:style-name="T4">
 kyivstar </text:span>
</text:a>
根据LVIV Oleg Samchuk第一医学协会的首席执行官的说法，从完整的互动的第一天开始，国家康复中心“牢不可破”成为[]的主要货架之一。(https://www.ukrinform.ua/tag-diti)受战争影响。 在过去的一年中，住院数量每天20次增加了5次，每天100次。医生已经接受了来自乌克兰各地的3,000多名儿童，其中250名带有矿山爆炸性病变和烧伤。 中央医生正在提供高度专业的医疗和康复。 但是，由于最严重的乌克兰烧伤儿童的必要条件和医疗设备，因此被迫出国送出。战争对医学进行了调整。 实际上，我们从头开始创建儿童的烧伤病房，因为在成年患者的全面入侵之前没有分裂，并且在tarer骨治疗方案方面存在很大差异。 我们正在研究来自世界各地的专家的经验，但是为了全面工作，我们需要改善条件并购买昂贵的设备。 毕竟，燃烧的患者需要极高的纯净标准条件。 现在，我们在美国重新定位了严重烧伤的儿童，但也可以与我们一起对待，因为我们有很酷的专家，但是，有必要为此创造有利的条件。” Samchuk补充说。</text:p>
      <text:p text:style-name="P4">
<text:span text:style-name="T4">
另请阅读：</text:span>
 <text:a xlink:type="simple" xlink:href="https://www.ukrinform.ua/rubric-regions/3660582-u-lvovi-pocali-vstanovluvati-ditaci-protezi.html" text:style-name="Internet_20_link" text:visited-style-name="Visited_20_Internet_20_Link">
</text:a>
正如乌克林福姆报道的那样，国家康复中心“牢不可破”(“不间断”) - 在这里，遭受战争的成年人和儿童获得了全面的合格医疗服务。 这些是重建性剖面，骨科和工作假肢。 受害者不仅确定了假肢，而且还在这里制作。 此外，该中心还从事军事和平民受害者的身体，心理和心理社会康复。 该项目由乌克兰卫生部的支持，由第一医学协会和利维夫市议会实施。</text:p>
      <text:p text:style-name="P4">
News Source: <text:a xlink:type="simple" xlink:href="https://www.ukrinform.ua/rubric-regions/3707441-kiivstar-vidiliv-10-miljoniv-dla-ditacogo-opikovogo-viddilenna-centru-nezlamni-u-lvovi.html" text:style-name="Internet_20_link" text:visited-style-name="Visited_20_Internet_20_Link">
https://www.ukrinform.ua/rubric-regions/3707441-kiivstar-vidiliv-10-miljoniv-dla-ditacogo-opikovogo-viddilenna-centru-nezlamni-u-lvovi.html</text:a>
</text:p>
      <!--NEWS-->
      <text:h text:style-name="P10" text:outline-level="1">
<text:span text:style-name="T4">
由于尼科波尔地区的炮击，企业受伤</text:span>
</text:h>
      <text:p text:style-name="P4">
作者: Ukrinform (Person)</text:p>
      <text:p text:style-name="P4">
出版商: Укринформ (Organization)</text:p>
      <text:p text:style-name="P4">
出版时间: 2023-05-10T20:02:58+03:00</text:p>
      <text:p text:style-name="P4">
修改时间: 2023-05-10T20:02:58+03:00</text:p>
      <text:p text:style-name="P4">
描述: 由于尼科波尔区的俄罗斯炮击，一家工业企业，房屋受伤。  - 乌克林。</text:p>
      <text:p text:style-name="P4">
图片: ["<text:a xlink:type="simple" xlink:href="https://static.ukrinform.com/photos/2023_04/thumb_files/630_360_1681058866-765.jpg" text:style-name="Internet_20_link" text:visited-style-name="Visited_20_Internet_20_Link">
630_360_16810...</text:a>
"]</text:p>
      <text:p text:style-name="P4">
标签: None</text:p>
      <text:p text:style-name="P4">
类型: Article</text:p>
      <!--METADATA-->
      <text:p text:style-name="P4">
<draw:frame draw:style-name="fr1" draw:name="Image196" text:anchor-type="as-char" svg:width="6.9236in" svg:height="3.956343in" draw:z-index="0">
<draw:image xlink:href="../Images/yкринформ/2023-05-10T20-02-58-03-00/630_360_1681058866-765.jpg" xlink:type="simple" xlink:show="embed" xlink:actuate="onLoad" draw:mime-type="image/jpeg"/>
</draw:frame>
尼科波尔区的地区炮击遭受了一家工业企业的房屋。</text:p>
      <text:p text:style-name="P4">
关于<text:a xlink:type="simple" xlink:href="https://t.me/mykola_lukashuk/4493" text:style-name="Internet_20_link" text:visited-style-name="Visited_20_Internet_20_Link">
</text:a>
乌克林福姆报道，首席Properpetrovsk区域委员会Mykola Lukashuk报道。</text:p>
      <text:p text:style-name="P4">
“尼科波尔以及锰，一个边缘工业企业，三个私人房屋，几座农场建筑，燃气 - 枪，汽车，汽车 - 此类后果<text:a xlink:type="simple" xlink:href="https://www.ukrinform.ua/tag-obstril" text:style-name="Internet_20_link" text:visited-style-name="Visited_20_Internet_20_Link">
</text:a>
地区”， - 消息读取。</text:p>
      <text:p text:style-name="P4">
<text:span text:style-name="T4">
另请阅读：</text:span>
 <text:a xlink:type="simple" xlink:href="https://www.ukrinform.ua/rubric-ato/3707421-rosiani-obstrilali-selo-u-kahovskomu-rajoni-zaginula-zinka.html" text:style-name="Internet_20_link" text:visited-style-name="Visited_20_Internet_20_Link">
<text:span text:style-name="T4">
射击</text:span>
</text:a>
敌人被重型大炮和无人机殴打。 通常，在白天固定炮击。 没有人员伤亡。</text:p>
      <text:p text:style-name="P4">
在该地区的其他地区，这一天已经过去了，没有敌对袭击。</text:p>
      <text:p text:style-name="P4">
News Source: <text:a xlink:type="simple" xlink:href="https://www.ukrinform.ua/rubric-ato/3707443-cerez-obstrili-v-nikopolskomu-rajoni-postrazdalo-pidpriemstvo.html" text:style-name="Internet_20_link" text:visited-style-name="Visited_20_Internet_20_Link">
https://www.ukrinform.ua/rubric-ato/3707443-cerez-obstrili-v-nikopolskomu-rajoni-postrazdalo-pidpriemstvo.html</text:a>
</text:p>
      <!--NEWS-->
      <text:h text:style-name="P10" text:outline-level="1">
<text:span text:style-name="T4">
Dynamo Timchik和Popov不会与Chernomorets对抗</text:span>
</text:h>
      <text:p text:style-name="P4">
作者: Ukrinform (Person)</text:p>
      <text:p text:style-name="P4">
出版商: Укринформ (Organization)</text:p>
      <text:p text:style-name="P4">
出版时间: 2023-05-10T20:06:00+03:00</text:p>
      <text:p text:style-name="P4">
修改时间: 2023-05-10T20:06:00+03:00</text:p>
      <text:p text:style-name="P4">
描述: 在足球英超联赛的第26轮比赛中，迪纳摩·基夫（Dynamo Kyiv）将与切尔诺莫特（Chernomorets Odessa）一起比赛。  - 乌克林。</text:p>
      <text:p text:style-name="P4">
图片: ["<text:a xlink:type="simple" xlink:href="https://static.ukrinform.com/photos/2023_05/thumb_files/630_360_1683738301-761.jpg" text:style-name="Internet_20_link" text:visited-style-name="Visited_20_Internet_20_Link">
630_360_16837...</text:a>
"]</text:p>
      <text:p text:style-name="P4">
标签: ['Динамо', 'Футбол', "Прем'єр-ліга", 'Чорноморець']</text:p>
      <text:p text:style-name="P4">
类型: Article</text:p>
      <!--METADATA-->
      <text:p text:style-name="P4">
<draw:frame draw:style-name="fr1" draw:name="Image197" text:anchor-type="as-char" svg:width="6.9236in" svg:height="3.956343in" draw:z-index="0">
<draw:image xlink:href="../Images/yкринформ/2023-05-10T20-06-00-03-00/630_360_1683738301-761.jpg" xlink:type="simple" xlink:show="embed" xlink:actuate="onLoad" draw:mime-type="image/jpeg"/>
</draw:frame>
在足球英超联赛的第26轮比赛中，迪纳摩·基夫(Dynamo Kyiv)将与切尔诺莫(Chernomorets)敖德萨(Chernomorets Odessa)一起比赛。</text:p>
      <text:p text:style-name="P4">
据乌克林福姆报道，这场比赛将于5月13日星期六在迪纳摩大都会体育场以瓦莱里·洛博诺夫斯基(Valery Lobanovsky)命名，开始于14.00。</text:p>
      <text:p text:style-name="P4">
在构图中的未来决斗<text:a xlink:type="simple" xlink:href="https://fcdynamo.com/news/dinamo-chornomorec-situaciya-z-diskvalifikaciyami" text:style-name="Internet_20_link" text:visited-style-name="Visited_20_Internet_20_Link">
</text:a>
团队取消了防守者Oleksandr Timchyk和Denis Popov。 两位球员都收到了上一轮对Kryvyi Rih Kryvbas的警告，本赛季为他们找到了。</text:p>
      <text:p text:style-name="P4">
在基文人的人民中，有六名球员需要仔细地表现。 在取消资格的威胁下 - 中场球员谢尔盖·锡多尔丘克(Sergey Sidorchuk)，未知的七个警告以及后卫康斯坦丁·维瓦伦科(Konstantin Vevcharenko)，亚历山大·赛罗塔(Alexander Syrota)，弗拉迪斯拉夫·杜宾奇克(Vladislav Dubinchak)，中场球员贾斯汀·洛威克(Justiner Loneweik)和弗拉迪米尔·谢佩尔夫(Vladimir Shepelev)，他们的工作量为三张黄色。</text:p>
      <text:p text:style-name="P4">
<text:span text:style-name="T4">
另请阅读：</text:span>
 <text:a xlink:type="simple" xlink:href="https://www.ukrinform.ua/rubric-sports/3706516-upl-26j-tur-rozpocnetsa-na-stadioni-dinamo-imeni-lobanovskogo.html" text:style-name="Internet_20_link" text:visited-style-name="Visited_20_Internet_20_Link">
<text:span text:style-name="T4">
 upl </text:span>
</text:a>
至于“白色 - 蓝色”的竞争对手，在切尔诺诺特(Chernomorets)中，三名球员由于取消资格而能够参加比赛 - 中场球员Artwagiman，Maxim Bragar和Alexander Vasilyev。 在地下的人中，他们的下一场比赛是他们的下一场比赛，还有沃迪米尔·萨里克(Volodymyr Salyuk)的捍卫者(7个警告)，中场球员Zii Badibang和Alexanderdemchenko(3张黄牌).</text:p>
      <text:p text:style-name="P4">
Фото: fcdynamo.com.</text:p>
      <text:p text:style-name="P4">
News Source: <text:a xlink:type="simple" xlink:href="https://www.ukrinform.ua/rubric-sports/3707445-dinamivci-timcik-ta-popov-ne-zigraut-proti-cornomorca.html" text:style-name="Internet_20_link" text:visited-style-name="Visited_20_Internet_20_Link">
https://www.ukrinform.ua/rubric-sports/3707445-dinamivci-timcik-ta-popov-ne-zigraut-proti-cornomorca.html</text:a>
</text:p>
      <!--NEWS-->
      <text:h text:style-name="P10" text:outline-level="1">
<text:span text:style-name="T4">
在瑞典，弹药工厂发生了爆炸</text:span>
</text:h>
      <text:p text:style-name="P4">
作者: Ukrinform (Person)</text:p>
      <text:p text:style-name="P4">
出版商: Укринформ (Organization)</text:p>
      <text:p text:style-name="P4">
出版时间: 2023-05-10T20:06:50+03:00</text:p>
      <text:p text:style-name="P4">
修改时间: 2023-05-10T20:06:50+03:00</text:p>
      <text:p text:style-name="P4">
描述: 在瑞典南部，由于弹药工厂的爆炸爆炸，至少有一个人受到了严重伤害。  - 乌克林。</text:p>
      <text:p text:style-name="P4">
图片: ["<text:a xlink:type="simple" xlink:href="https://static.ukrinform.com/photos/2023_05/thumb_files/630_360_1683738265-296.jpg" text:style-name="Internet_20_link" text:visited-style-name="Visited_20_Internet_20_Link">
630_360_16837...</text:a>
"]</text:p>
      <text:p text:style-name="P4">
标签: ['Швеція', 'Вибух', 'Завод', 'Боєприпаси']</text:p>
      <text:p text:style-name="P4">
类型: Article</text:p>
      <!--METADATA-->
      <text:p text:style-name="P4">
<draw:frame draw:style-name="fr1" draw:name="Image198" text:anchor-type="as-char" svg:width="6.9236in" svg:height="3.956343in" draw:z-index="0">
<draw:image xlink:href="../Images/yкринформ/2023-05-10T20-06-50-03-00/630_360_1683738265-296.jpg" xlink:type="simple" xlink:show="embed" xlink:actuate="onLoad" draw:mime-type="image/jpeg"/>
</draw:frame>
在瑞典南部，由于弹药工厂的爆炸爆炸，至少有一名男子受到了严重伤害。</text:p>
      <text:p text:style-name="P4">
正如乌克林福姆报道的那样，它报告了<text:a xlink:type="simple" xlink:href="https://apnews.com/article/sweden-explosion-munition-factory-88f2a603cb9878a6c7a4a4091aeca923" text:style-name="Internet_20_link" text:visited-style-name="Visited_20_Internet_20_Link">
</text:a>
。</text:p>
      <text:p text:style-name="P4">
据警方称，爆炸被调查为工作中的事故。</text:p>
      <text:p text:style-name="P4">
卡尔斯堡工厂(距斯德哥尔摩首都约220公里)产生了低滤器弹药。</text:p>
      <text:p text:style-name="P4">
执法机构指出，尽管事实存在“不确定性” <text:a xlink:type="simple" xlink:href="https://www.ukrinform.ua/tag-vibuh" text:style-name="Internet_20_link" text:visited-style-name="Visited_20_Internet_20_Link">
</text:a>
，他可能发生在生产过程中，并将技术工作作为“可怕的案例”而成。</text:p>
      <text:p text:style-name="P4">
<text:span text:style-name="T4">
另请阅读：</text:span>
 <text:a xlink:type="simple" xlink:href="https://www.ukrinform.ua/rubric-world/3702757-kilkist-zertv-vibuhu-na-indijskomu-zavodi-zrosla-do-11.html" text:style-name="Internet_20_link" text:visited-style-name="Visited_20_Internet_20_Link">
</text:a>
受害人是一个人，一个人在警察中被告知爆炸的场所。</text:p>
      <text:p text:style-name="P4">
当局说，其他雇员没有受伤，爆炸没有造成。</text:p>
      <text:p text:style-name="P4">
正如乌克林福姆(Ukrinform)报道的，在印度城市旁遮普邦(Punjab)的卢迪安(Ludhian)，由于工厂的气体泄漏而发生了爆炸。 关于<text:a xlink:type="simple" xlink:href="https://www.ukrinform.ua/rubric-world/3702717-v-indii-stavsa-vitik-gazu-na-zavodi-e-zagibli.html" text:style-name="Internet_20_link" text:visited-style-name="Visited_20_Internet_20_Link">
</text:a>
。  照片：盖蒂图像</text:p>
      <text:p text:style-name="P4">
News Source: <text:a xlink:type="simple" xlink:href="https://www.ukrinform.ua/rubric-world/3707446-u-svecii-stavsa-vibuh-na-zavodi-z-virobnictva-boepripasiv.html" text:style-name="Internet_20_link" text:visited-style-name="Visited_20_Internet_20_Link">
https://www.ukrinform.ua/rubric-world/3707446-u-svecii-stavsa-vibuh-na-zavodi-z-virobnictva-boepripasiv.html</text:a>
</text:p>
      <!--NEWS-->
      <text:h text:style-name="P10" text:outline-level="1">
<text:span text:style-name="T4">
在OSCE会议上，乌克兰国旗是从最前沿的战斗机发射的</text:span>
</text:h>
      <text:p text:style-name="P4">
作者: Ukrinform (Person)</text:p>
      <text:p text:style-name="P4">
出版商: Укринформ (Organization)</text:p>
      <text:p text:style-name="P4">
出版时间: 2023-05-10T20:11:00+03:00</text:p>
      <text:p text:style-name="P4">
修改时间: 2023-05-10T20:11:00+03:00</text:p>
      <text:p text:style-name="P4">
描述: 在OSCE安全合作论坛的一次会议上，立陶宛外交官展示了乌克兰的旗帜，该国的旗帜是由前线从乌克兰勇士派发给他的，上面有“与乌克兰站在一起！” （“继续支持乌克兰”）和“一起胜利！”。  - 乌克林。</text:p>
      <text:p text:style-name="P4">
图片: ["<text:a xlink:type="simple" xlink:href="https://static.ukrinform.com/photos/2023_05/thumb_files/630_360_1683738269-462.jpg" text:style-name="Internet_20_link" text:visited-style-name="Visited_20_Internet_20_Link">
630_360_16837...</text:a>
", "<text:a xlink:type="simple" xlink:href="https://static.ukrinform.com/photos/2023_05/1683738420-418.jpg" text:style-name="Internet_20_link" text:visited-style-name="Visited_20_Internet_20_Link">
1683738420-41...</text:a>
"]</text:p>
      <text:p text:style-name="P4">
标签: ['ОБСЄ', 'Прапор', 'Україна', 'Військові']</text:p>
      <text:p text:style-name="P4">
类型: Article</text:p>
      <!--METADATA-->
      <text:p text:style-name="P4">
<draw:frame draw:style-name="fr1" draw:name="Image199" text:anchor-type="as-char" svg:width="6.9236in" svg:height="3.956343in" draw:z-index="0">
<draw:image xlink:href="../Images/yкринформ/2023-05-10T20-11-00-03-00/630_360_1683738269-462.jpg" xlink:type="simple" xlink:show="embed" xlink:actuate="onLoad" draw:mime-type="image/jpeg"/>
</draw:frame>
在OSCE安全合作论坛上，立陶宛的外交官被乌克兰的旗帜修复，由乌克兰勇士派遣给他，上面有“与乌克兰站在一起!”(“继续乌克兰的支持”)和“一起胜利!”。</text:p>
      <text:p text:style-name="P4">
关于它报告了其自己在奥地利的乌克林形象的通讯员。</text:p>
      <text:p text:style-name="P4">
“这场战争并不是遥远的事情，在[]中的某个地方(https://www.ukrinform.ua/tag-ukraina)，并且不适用于坐在房间里的我们。 这场战争实际上适用于我们所有人，它是由对方价值观和我们的安全指导的。 因此，对我们来说，笑声将如何结束。 我们做并继续竭尽所能结束乌克兰的胜利。</text:p>
      <text:p text:style-name="P4">
他指出，俄罗斯战争直接影响了OSCE的出席，首先是“我们失去了保护自己国家的许多非常好的朋友的乌克兰朋友和同事。” 此外，乌克兰在欧安组织中至少有三名成员正在为乌克兰而战。</text:p>
      <text:p text:style-name="P4">
“我们的许多人都在这张桌子上记得我们的同事鲍里斯·塞米什克(Boris Semishkur)。鲍里斯比(Borisbi)是我们中的一个坐在这个安全合作论坛上的人。他在俄罗斯战争之前就离开了乌克兰的乌克兰宣教。我们所有人，包括坐在房间里的人，”马维维奇说。</text:p>
      <text:p text:style-name="P4">
<text:span text:style-name="T4">
另请阅读：</text:span>
 <text:a xlink:type="simple" xlink:href="https://www.ukrinform.ua/rubric-polytics/3704432-ukraina-v-obse-metou-rosii-zalisaetsa-znisenna-nasoi-derzavnosti.html" text:style-name="Internet_20_link" text:visited-style-name="Visited_20_Internet_20_Link">
<text:span text:style-name="T4">
 OSCE </text:span>
</text:a>
他还引用了尤里·麦丁(Yuri Madin)的榜样 - “乌克兰宣教安全官员也以军人的身份参加了他的国家的辩护，尤其是马里波尔的后卫，俘虏了部队。</text:p>
      <text:p text:style-name="P4">
“第三我们的同事 - 亚历克西·库兹曼科。民事，不是军人。在返回乌克兰之前，他从事“第二篮子”。(OSCE-ED的经济和环境维度。). Він припинив займатисяекономічними та екологічними питанням в ОБСЄ і повернувся до України, щобприєднатися до Сил оборони", - розповів литовець про третього українськогоколегу, який бере участь в обороні України від російського агресора.</text:p>
      <text:p text:style-name="P4">
“所以我想抓住这个机会并向您展示这张旗帜。纳米是写的“与乌克兰站在一起!”。告诉你……提示欧安组织和参与国家，在这个大厅及以后，继续支持他们。我们不能让他们失望。我们将继续支持乌克兰，直到赢得这场战争，直到乌克兰恢复了国际公认的边界内的充满活力和领土的完整性，完全且不可逆转地，”  - 说。</text:p>
      <text:p text:style-name="P4">
<text:span text:style-name="T4">
另请阅读：</text:span>
 <text:a xlink:type="simple" xlink:href="https://www.ukrinform.ua/rubric-society/3706938-lubinec-zustrivsa-z-gensekom-obse-govorili-pro-povernenna-deportovanih-ukrainskih-ditej.html" text:style-name="Internet_20_link" text:visited-style-name="Visited_20_Internet_20_Link">
<text:span text:style-name="T4">
 OSCE </text:span>
</text:a>
最后，立陶宛任务的代表在乌克兰人中加入了：“欧洲统治者，乌克兰!”。</text:p>
      <text:p text:style-name="P4">
安全合作论坛完成后，欧安组织成员国代表团的代表也提交了<text:a xlink:type="simple" xlink:href="https://twitter.com/LT_OSCE/status/1656302320383082551" text:style-name="Internet_20_link" text:visited-style-name="Visited_20_Internet_20_Link">
</text:a>
周围的国旗后卫发送了。</text:p>
      <text:p text:style-name="P4">
“旗帜说“与乌克兰站在一起!”。我们的答案 - 我们将是!直到乌克兰获胜!”</text:p>
      <text:p text:style-name="P4">
此外，立陶宛任务张贴在最前沿<text:a xlink:type="simple" xlink:href="https://twitter.com/LT_OSCE/status/1656311526884618241" text:style-name="Internet_20_link" text:visited-style-name="Visited_20_Internet_20_Link">
</text:a>
与第59步兵旅的士兵的士兵。</text:p>
      <text:p text:style-name="P4">
<draw:frame draw:style-name="fr1" draw:name="Image200" text:anchor-type="as-char" svg:width="6.9236in" svg:height="5.1927in" draw:z-index="0">
<draw:image xlink:href="../Images/yкринформ/2023-05-10T20-11-00-03-00/1683738420-418.jpg" xlink:type="simple" xlink:show="embed" xlink:actuate="onLoad" draw:mime-type="image/jpeg"/>
</draw:frame>
正如乌克林福姆(Ukrinform)报道的那样，立陶宛立陶宛Arvidas Anushauskas的部长表示，他达到了4.54亿欧元，向乌克兰提供了4.54亿欧元，在第二次他准备准备向乌克兰为乌克兰提供支持胜利俄罗斯的支持。</text:p>
      <text:p text:style-name="P4">
News Source: <text:a xlink:type="simple" xlink:href="https://www.ukrinform.ua/rubric-polytics/3707447-na-zasidanni-obse-rozgornuli-ukrainskij-prapor-vid-bijciv-z-peredovoi.html" text:style-name="Internet_20_link" text:visited-style-name="Visited_20_Internet_20_Link">
https://www.ukrinform.ua/rubric-polytics/3707447-na-zasidanni-obse-rozgornuli-ukrainskij-prapor-vid-bijciv-z-peredovoi.html</text:a>
</text:p>
      <!--NEWS-->
      <text:h text:style-name="P10" text:outline-level="1">
<text:span text:style-name="T4">
在乌克兰，大约400家教育机构被彻底摧毁，几乎损坏了</text:span>
</text:h>
      <text:p text:style-name="P4">
作者: Ukrinform (Person)</text:p>
      <text:p text:style-name="P4">
出版商: Укринформ (Organization)</text:p>
      <text:p text:style-name="P4">
出版时间: 2023-05-10T20:17:00+03:00</text:p>
      <text:p text:style-name="P4">
修改时间: 2023-05-10T20:17:00+03:00</text:p>
      <text:p text:style-name="P4">
描述: 由于俄罗斯侵略，乌克兰在俄罗斯侵略的结果是，大约400家教育机构被彻底摧毁，近3,000家受损。  - 乌克林。</text:p>
      <text:p text:style-name="P4">
图片: ["<text:a xlink:type="simple" xlink:href="https://static.ukrinform.com/photos/2022_04/thumb_files/630_360_1650295305-262.jpg" text:style-name="Internet_20_link" text:visited-style-name="Visited_20_Internet_20_Link">
630_360_16502...</text:a>
", "<text:a xlink:type="simple" xlink:href="https://static.ukrinform.com/photos/2023_05/1683738925-953.jpg" text:style-name="Internet_20_link" text:visited-style-name="Visited_20_Internet_20_Link">
1683738925-95...</text:a>
", "<text:a xlink:type="simple" xlink:href="https://static.ukrinform.com/photos/2023_05/1683738848-409.png" text:style-name="Internet_20_link" text:visited-style-name="Visited_20_Internet_20_Link">
1683738848-40...</text:a>
", "<text:a xlink:type="simple" xlink:href="https://static.ukrinform.com/photos/2023_05/1683738871-947.jpg" text:style-name="Internet_20_link" text:visited-style-name="Visited_20_Internet_20_Link">
1683738871-94...</text:a>
"]</text:p>
      <text:p text:style-name="P4">
标签: ['Обстріл', 'Освіта', 'Школа', 'U-LEAD з Європою', 'Війна з росією']</text:p>
      <text:p text:style-name="P4">
类型: Article</text:p>
      <!--METADATA-->
      <text:p text:style-name="P4">
<draw:frame draw:style-name="fr1" draw:name="Image201" text:anchor-type="as-char" svg:width="6.9236in" svg:height="3.956343in" draw:z-index="0">
<draw:image xlink:href="../Images/yкринформ/2023-05-10T20-17-00-03-00/630_360_1650295305-262.jpg" xlink:type="simple" xlink:show="embed" xlink:actuate="onLoad" draw:mime-type="image/jpeg"/>
</draw:frame>
在乌克兰，俄罗斯的侵略性遭到了近3,000人的侵害，大约有400个教育机构被摧毁了。</text:p>
      <text:p text:style-name="P4">
关于这一点，在有组织的U领导人与欧洲在线上在线发言：“恢复接受教育的机会：关于乌克兰社区在维修，恢复和重建中的作用的对话”，欧洲一体化教育和科学副部长Yevgeny Kudgeny Kudryvets，Ukrinform报告。</text:p>
      <text:p text:style-name="P4">
这位官员说：“恢复受教育的恢复在于乌克兰各地恢复受损教育的平面。今天，大约有400人被3000人损坏的IDI完全摧毁。”</text:p>
      <text:p text:style-name="P4">
据他说，有80万<text:a xlink:type="simple" xlink:href="https://www.ukrinform.ua/tag-diti" text:style-name="Internet_20_link" text:visited-style-name="Visited_20_Internet_20_Link">
</text:a>
 зможутьповернутися до навчання у випадку повного відновлення закладів освіти. Задляцього міністерство співпрацює з місцевою владою, донорами, а також закликаєгромади готувати проєктно-кошторисну документацію, щоб швидше залучатидонорську допомогу.</text:p>
      <text:p text:style-name="P4">
<text:span text:style-name="T4">
Читайте також:</text:span>
 <text:a xlink:type="simple" xlink:href="https://www.ukrinform.ua/rubric-vidbudova/3707327-evrokomisia-cerez-programu-ulead-organizue-v-ukraini-testovi-pilotni-proekti-z-vidnovlenna-skil.html" text:style-name="Internet_20_link" text:visited-style-name="Visited_20_Internet_20_Link">
 <text:span text:style-name="T4">
LEAD</text:span>
 </text:a>
副部长提醒人们，联合教育平台出现在筹款平台上，他还将在该平台中积累资金以重建学校。社区资金问题。</text:p>
      <text:p text:style-name="P4">
欧洲欧洲委员会彼得·瓦格纳委员会主任谈到乌克兰学校的重建，强调了交流的重要性，这在今天的活动中实现了。 据他说：“沙皇对欧洲委员会来说是不寻常的格式，但特殊的时间需要采取特殊措施。”</text:p>
      <text:p text:style-name="P4">
<draw:frame draw:style-name="fr1" draw:name="Image202" text:anchor-type="as-char" svg:width="6.9236in" svg:height="4.615733in" draw:z-index="0">
<draw:image xlink:href="../Images/yкринформ/2023-05-10T20-17-00-03-00/1683738925-953.jpg" xlink:type="simple" xlink:show="embed" xlink:actuate="onLoad" draw:mime-type="image/jpeg"/>
</draw:frame>
他说：“对于我们来说，从社区中听到这将是当地环境中最正确的解决方案，以便我们可以恢复社会化的可持续性。”</text:p>
      <text:p text:style-name="P4">
<text:span text:style-name="T4">
另请阅读：</text:span>
 <text:a xlink:type="simple" xlink:href="https://www.ukrinform.ua/rubric-vidbudova/3707362-u-cernigovi-prezentuvali-instrumenti-svidkogo-vidnovlenna-zrujnovanih-vijnou-skil.html" text:style-name="Internet_20_link" text:visited-style-name="Visited_20_Internet_20_Link">
</text:a>
U欧洲计划的主任巴斯蒂安·法格尔(Bastian Faigel尽可能。优秀的教育，拯救的慈善基金会Anna Novosadzaszasna的共同创始人，欧盟已经为乌克兰州的国家预算提供了1亿美元，以供乌克兰州的州预算。</text:p>
      <text:p text:style-name="P4">
<draw:frame draw:style-name="fr1" draw:name="Image203" text:anchor-type="as-char" svg:width="6.9236in" svg:height="4.615733in" draw:z-index="0">
<draw:image xlink:href="../Images/yкринформ/2023-05-10T20-17-00-03-00/1683738871-947.jpg" xlink:type="simple" xlink:show="embed" xlink:actuate="onLoad" draw:mime-type="image/jpeg"/>
</draw:frame>
乌克兰在地方一级扩大权利和机遇的计划，“与欧洲的U-Lead”的问责制和发展由欧盟及其德国，波兰，瑞典，Denmia，爱沙尼亚和斯洛文尼亚的欧盟及其国家成员共同资助为了支持乌克兰加强当地自治的途径。U领导促进乌克兰透明，负责和多层次的管理，这对公民的需求做出了响应并扩大了社区。</text:p>
      <text:p text:style-name="P4">
<text:span text:style-name="T5">
foto：与欧洲的U领导</text:span>
</text:p>
      <text:p text:style-name="P4">
News Source: <text:a xlink:type="simple" xlink:href="https://www.ukrinform.ua/rubric-society/3707449-v-ukraini-blizko-400-zakladiv-osviti-zniseni-povnistu-majze-3000-poskodzeni.html" text:style-name="Internet_20_link" text:visited-style-name="Visited_20_Internet_20_Link">
https://www.ukrinform.ua/rubric-society/3707449-v-ukraini-blizko-400-zakladiv-osviti-zniseni-povnistu-majze-3000-poskodzeni.html</text:a>
</text:p>
      <!--NEWS-->
      <text:h text:style-name="P10" text:outline-level="1">
<text:span text:style-name="T4">
在Mariupol端口，终端中的谷物残留物正在燃烧</text:span>
</text:h>
      <text:p text:style-name="P4">
作者: Ukrinform (Person)</text:p>
      <text:p text:style-name="P4">
出版商: Укринформ (Organization)</text:p>
      <text:p text:style-name="P4">
出版时间: 2023-05-10T20:22:00+03:00</text:p>
      <text:p text:style-name="P4">
修改时间: 2023-05-10T20:22:00+03:00</text:p>
      <text:p text:style-name="P4">
描述: 在俄罗斯军队俘虏的俄罗斯军队的海港中，燃烧了航站楼的谷物遗迹。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Маріуполь', 'Пожежа', 'Зерно']</text:p>
      <text:p text:style-name="P4">
类型: Article</text:p>
      <!--METADATA-->
      <text:p text:style-name="P4">
<draw:frame draw:style-name="fr1" draw:name="Image204" text:anchor-type="as-char" svg:width="6.9236in" svg:height="3.956343in" draw:z-index="0">
<draw:image xlink:href="../Images/yкринформ/2023-05-10T20-22-00-03-00/630_360_1667124180-530.jpg" xlink:type="simple" xlink:show="embed" xlink:actuate="onLoad" draw:mime-type="image/jpeg"/>
</draw:frame>
由俄罗斯军队捕获的野马港口的乌梅拉港口将遗体烧毁了航站楼。</text:p>
      <text:p text:style-name="P4">
正如乌克林福姆报道的那样，关于<text:a xlink:type="simple" xlink:href="https://t.me/andriyshTime/9573" text:style-name="Internet_20_link" text:visited-style-name="Visited_20_Internet_20_Link">
</text:a>
Mariupol Petro Andryushchenko的市长。</text:p>
      <text:p text:style-name="P4">
“残余物在野菜港口燃烧<text:a xlink:type="simple" xlink:href="https://www.ukrinform.ua/tag-zerno" text:style-name="Internet_20_link" text:visited-style-name="Visited_20_Internet_20_Link">
</text:a>
在终端。 再次。 是否是被暗杀的结果，还是党派意识的报道。 虽然我们知道真相。 主要的事情 - 乌克兰谷物不会去俄罗斯。 而且，由于其行为并不是那么重要。” Andryushchenko写道。</text:p>
      <text:p text:style-name="P4">
<text:span text:style-name="T5">
viso：<text:a xlink:type="simple" xlink:href="https://t.me/andriyshTime/9573" text:style-name="Internet_20_link" text:visited-style-name="Visited_20_Internet_20_Link">
</text:a>
</text:span>
</text:p>
      <text:p text:style-name="P4">
正如Andryushchenko早些时候报道的那样，从谷物码头到Portzagarbniki的被盗谷物被军事卡车通过Mariupol运输到俄罗斯。 弹药，后谷物。</text:p>
      <text:p text:style-name="P4">
<text:span text:style-name="T4">
另请阅读：</text:span>
 <text:a xlink:type="simple" xlink:href="https://www.ukrinform.ua/rubric-regions/3704585-u-mariupoli-na-azovstali-prolunav-gucnij-vibuh.html" text:style-name="Internet_20_link" text:visited-style-name="Visited_20_Internet_20_Link">
<text:span text:style-name="T4">
 mariupoli </text:span>
</text:a>
此外，玛丽波尔附近捕获的俄罗斯入侵者还恢复了采石场和被盗的乌克兰花岗岩，后者被带到俄罗斯和临时加热的克里米亚。</text:p>
      <text:p text:style-name="P4">
News Source: <text:a xlink:type="simple" xlink:href="https://www.ukrinform.ua/rubric-regions/3707453-u-mariupolskomu-portu-gorat-zaliski-zerna-v-terminali.html" text:style-name="Internet_20_link" text:visited-style-name="Visited_20_Internet_20_Link">
https://www.ukrinform.ua/rubric-regions/3707453-u-mariupolskomu-portu-gorat-zaliski-zerna-v-terminali.html</text:a>
</text:p>
      <!--NEWS-->
      <text:h text:style-name="P10" text:outline-level="1">
<text:span text:style-name="T4">
在LVIV海关搜索：2000万</text:span>
</text:h>
      <text:p text:style-name="P4">
作者: Ukrinform (Person)</text:p>
      <text:p text:style-name="P4">
出版商: Укринформ (Organization)</text:p>
      <text:p text:style-name="P4">
出版时间: 2023-05-10T20:28:59+03:00</text:p>
      <text:p text:style-name="P4">
修改时间: 2023-05-10T20:28:59+03:00</text:p>
      <text:p text:style-name="P4">
描述: 经济安全局在LVIV习俗进行了搜索，以了解UAH 4000万设备的无职责事实。  - 乌克林。</text:p>
      <text:p text:style-name="P4">
图片: ["<text:a xlink:type="simple" xlink:href="https://static.ukrinform.com/photos/2023_05/thumb_files/630_360_1683739601-824.jpg" text:style-name="Internet_20_link" text:visited-style-name="Visited_20_Internet_20_Link">
630_360_16837...</text:a>
", "<text:a xlink:type="simple" xlink:href="https://static.ukrinform.com/photos/2023_05/1683739598-875.jpg" text:style-name="Internet_20_link" text:visited-style-name="Visited_20_Internet_20_Link">
1683739598-87...</text:a>
"]</text:p>
      <text:p text:style-name="P4">
标签: ['Львів', 'Митниця', 'Обшук', 'Бюро економічної безпеки']</text:p>
      <text:p text:style-name="P4">
类型: Article</text:p>
      <!--METADATA-->
      <text:p text:style-name="P4">
<draw:frame draw:style-name="fr1" draw:name="Image205" text:anchor-type="as-char" svg:width="6.9236in" svg:height="3.956343in" draw:z-index="0">
<draw:image xlink:href="../Images/yкринформ/2023-05-10T20-28-59-03-00/630_360_1683739601-824.jpg" xlink:type="simple" xlink:show="embed" xlink:actuate="onLoad" draw:mime-type="image/jpeg"/>
</draw:frame>
局经济安全在利沃夫习俗进行了搜索，涉及UAH 4000万设备的无职责运输事实。</text:p>
      <text:p text:style-name="P4">
新闻服务报告<text:a xlink:type="simple" xlink:href="https://esbu.gov.ua/news/beb-provelo-obshuky-na-lvivskii-mytnytsi-za-faktamy-bezmytnoho-vvezennia-tekhniky-na-40-mln-hrn" text:style-name="Internet_20_link" text:visited-style-name="Visited_20_Internet_20_Link">
</text:a>
，报道乌克林福姆。</text:p>
      <text:p text:style-name="P4">
“经济安全局的侦探暴露了一群人，他们从支付海关付款和增值税中进口智能手机，计算机设备，家用电器。 调查发现，提到的作品是从欧盟邻国进口的，当海关控制时，没有以供个人使用的货物装饰或进口，”  - 他将在消息中。</text:p>
      <text:p text:style-name="P4">
<draw:frame draw:style-name="fr1" draw:name="Image206" text:anchor-type="as-char" svg:width="6.9236in" svg:height="5.519648in" draw:z-index="0">
<draw:image xlink:href="../Images/yкринформ/2023-05-10T20-28-59-03-00/1683739598-875.jpg" xlink:type="simple" xlink:show="embed" xlink:actuate="onLoad" draw:mime-type="image/jpeg"/>
</draw:frame>
根据BAB的说法，进口设备的估计成本约为4000万。 扣押技术已被捕。</text:p>
      <text:p text:style-name="P4">
为了获得额外的证据基础，宝贝工作人员进行了利维夫海关的场所。 由于搜索的结果，文件证实了海关控制外的车辆移动的事实。 现在都确定了所有参与非法行为的人。</text:p>
      <text:p text:style-name="P4">
<text:span text:style-name="T4">
另请阅读：</text:span>
 <text:a xlink:type="simple" xlink:href="https://www.ukrinform.ua/rubric-regions/3700373-na-lvivsini-beb-viavilo-nelegalnij-sklad-gumanitarnoi-dopomogi.html" text:style-name="Internet_20_link" text:visited-style-name="Visited_20_Internet_20_Link">
<text:span text:style-name="T4">
 bab </text:span>
</text:a>
根据第1部分和第3部分的审查。 212(逃税，费用(强制付款)，第1v。358(计数文件)乃至。 第一。 366(官员大会故意虚假官方文件)《乌克兰刑法》在[]中进行了BEBB领土管理的侦探(https://www.ukrinform.ua/tag-lvivsina)阀门检察官办公室的程序领导。</text:p>
      <text:p text:style-name="P4">
据报道，经济安全局以虚拟雇用残疾人为代价，暴露了对增值税的非法维修计划。 可能的损失超过5亿UAH。</text:p>
      <text:p text:style-name="P4">
<text:span text:style-name="T5">
foto：beb</text:span>
</text:p>
      <text:p text:style-name="P4">
News Source: <text:a xlink:type="simple" xlink:href="https://www.ukrinform.ua/rubric-economy/3707454-obsuki-na-lvivskij-mitnici-beb-virilo-siroi-tehniki-na-20-miljoniv.html" text:style-name="Internet_20_link" text:visited-style-name="Visited_20_Internet_20_Link">
https://www.ukrinform.ua/rubric-economy/3707454-obsuki-na-lvivskij-mitnici-beb-virilo-siroi-tehniki-na-20-miljoniv.html</text:a>
</text:p>
      <!--NEWS-->
      <text:h text:style-name="P10" text:outline-level="1">
<text:span text:style-name="T4">
教育部要求警察检查斯巴达克斯文凭是否星期六</text:span>
</text:h>
      <text:p text:style-name="P4">
作者: Ukrinform (Person)</text:p>
      <text:p text:style-name="P4">
出版商: Укринформ (Organization)</text:p>
      <text:p text:style-name="P4">
出版时间: 2023-05-10T20:44:00+03:00</text:p>
      <text:p text:style-name="P4">
修改时间: 2023-05-10T20:44:00+03:00</text:p>
      <text:p text:style-name="P4">
描述: 教育部呼吁警方检查外国教育文件斯巴达克斯·苏巴塔（Spartacus Subbota）的可能伪造，后者将自己定位为科学候选人和心理学家。  - 乌克林。</text:p>
      <text:p text:style-name="P4">
图片: ["<text:a xlink:type="simple" xlink:href="https://static.ukrinform.com/photos/2023_04/thumb_files/630_360_1681477638-178.jpg" text:style-name="Internet_20_link" text:visited-style-name="Visited_20_Internet_20_Link">
630_360_16814...</text:a>
"]</text:p>
      <text:p text:style-name="P4">
标签: ['Наука', 'Освіта', 'Підробка', 'Скандал', 'диплом', 'Документи']</text:p>
      <text:p text:style-name="P4">
类型: Article</text:p>
      <!--METADATA-->
      <text:p text:style-name="P4">
<draw:frame draw:style-name="fr1" draw:name="Image207" text:anchor-type="as-char" svg:width="6.9236in" svg:height="3.956343in" draw:z-index="0">
<draw:image xlink:href="../Images/yкринформ/2023-05-10T20-44-00-03-00/630_360_1681477638-178.jpg" xlink:type="simple" xlink:show="embed" xlink:actuate="onLoad" draw:mime-type="image/jpeg"/>
</draw:frame>
已要求开发部检查周六的斯巴达克斯外国教育的可能伪造，后者将自己定位为心理学家的科学候选人。</text:p>
      <text:p text:style-name="P4">
根据乌克林的说法，乌克兰教育与科学部报告了<text:a xlink:type="simple" xlink:href="https://www.facebook.com/UAMON/posts/pfbid0Ggeg6hdSAH6VMQCMnWczDR7jNGcZjcyj5cZzq6izokYqXrUkXFD7Rs4N4eq3YFZZl" text:style-name="Internet_20_link" text:visited-style-name="Visited_20_Internet_20_Link">
</text:a>
.</text:p>
      <text:p text:style-name="P4">
“До МОН надійшов запит на публічну інформацію щодо достовірності вказанихдокументів. Під час перевірки з’ясували, що у матеріалах атестаційної справищодо присудження наукового ступеня Субботі С.О., наявні завірені належнимчином копії документів. Тоді Міністерство надіслало запити до ДП“Інформаційно-іміджевий центр” та ДП “Інфоресурс”, аби підтвердити фактнаявності у реєстрах вказаних документів про освіту", - йдеться уповідомленні.</text:p>
      <text:p text:style-name="P4">
МОН отримало відповіді від обох державних підприємств, що відомості про дипломмагістра, копія якого прикладена до атестаційної справи, у Реєстрі документівпро освіту в Єдиній державній електронній базі з питань освіти відсутні, авказане у справі Свідоцтво про визнання в Україні іноземного документа проосвіту Міністерство <text:a xlink:type="simple" xlink:href="https://www.ukrinform.ua/tag-osvita" text:style-name="Internet_20_link" text:visited-style-name="Visited_20_Internet_20_Link">
 </text:a>
乌克兰的科学发布了。</text:p>
      <text:p text:style-name="P4">
<text:span text:style-name="T4">
另请阅读：</text:span>
 <text:a xlink:type="simple" xlink:href="https://www.ukrinform.ua/rubric-society/3686336-ak-vigladae-plagiat-i-ak-jogo-vikriti.html" text:style-name="Internet_20_link" text:visited-style-name="Visited_20_Internet_20_Link">
<text:span text:style-name="T4">
窃</text:span>
</text:a>
教育与科学部报道：“我们已经将此信息传输给乌克兰国家警察，要求引起伪造和故意使用Subbota Spartak Alexandrovich的假医生的事实。”</text:p>
      <text:p text:style-name="P4">
据报道，在订阅调查的斯巴达克斯(Spartacus)发表的《调查》中谈到了他为科学候选人发行的事实。</text:p>
      <text:p text:style-name="P4">
News Source: <text:a xlink:type="simple" xlink:href="https://www.ukrinform.ua/rubric-society/3707457-mionsviti-prosit-policiu-pereviriti-ci-pidroblav-diplom-spartak-subbota.html" text:style-name="Internet_20_link" text:visited-style-name="Visited_20_Internet_20_Link">
https://www.ukrinform.ua/rubric-society/3707457-mionsviti-prosit-policiu-pereviriti-ci-pidroblav-diplom-spartak-subbota.html</text:a>
</text:p>
      <!--NEWS-->
      <text:h text:style-name="P10" text:outline-level="1">
<text:span text:style-name="T4">
另一个加拿大省通过森林大火降低了石油生产</text:span>
</text:h>
      <text:p text:style-name="P4">
作者: Ukrinform (Person)</text:p>
      <text:p text:style-name="P4">
出版商: Укринформ (Organization)</text:p>
      <text:p text:style-name="P4">
出版时间: 2023-05-10T20:49:00+03:00</text:p>
      <text:p text:style-name="P4">
修改时间: 2023-05-10T20:49:00+03:00</text:p>
      <text:p text:style-name="P4">
描述: 能源公司通过森林大火来减少加拿大不列颠哥伦比亚省的石油生产。  - 乌克林。</text:p>
      <text:p text:style-name="P4">
图片: ["<text:a xlink:type="simple" xlink:href="https://static.ukrinform.com/photos/2023_05/thumb_files/630_360_1683740922-947.jpg" text:style-name="Internet_20_link" text:visited-style-name="Visited_20_Internet_20_Link">
630_360_16837...</text:a>
"]</text:p>
      <text:p text:style-name="P4">
标签: ['Канада', 'Ліс', 'нафта', 'Пожежа']</text:p>
      <text:p text:style-name="P4">
类型: Article</text:p>
      <!--METADATA-->
      <text:p text:style-name="P4">
<draw:frame draw:style-name="fr1" draw:name="Image208" text:anchor-type="as-char" svg:width="6.9236in" svg:height="3.956343in" draw:z-index="0">
<draw:image xlink:href="../Images/yкринформ/2023-05-10T20-49-00-03-00/630_360_1683740922-947.jpg" xlink:type="simple" xlink:show="embed" xlink:actuate="onLoad" draw:mime-type="image/jpeg"/>
</draw:frame>
能源公司通过森林大火减少了加拿大不列颠哥伦比亚省的石油生产。</text:p>
      <text:p text:style-name="P4">
根据乌克林通讯员的报道，它报告了<text:a xlink:type="simple" xlink:href="https://www.cbc.ca/news/canada/british-columbia/oil-and-gas-bc-wildfire-may-10-1.6838165" text:style-name="Internet_20_link" text:visited-style-name="Visited_20_Internet_20_Link">
</text:a>
参考不列颠哥伦比亚省能源调节器的数据。</text:p>
      <text:p text:style-name="P4">
“监管机构说，该地区没有石油和天然气基础设施的对象没有受到大火的伤害，但是撤离或预防措施阻止了一些过程，以减少工人，公众和环境的风险。”</text:p>
      <text:p text:style-name="P4">
值得注意的是，在不列颠哥伦比亚省，大约有50起森林大火，其中大部分足够小，但是最近几天被摧毁的消防员大大增加了。</text:p>
      <text:p text:style-name="P4">
我们将提醒，早些时候，人们知道，在邻近的加拿大艾伯塔瓦省，当地能源生产商也停止了每天2.8万桶石油同等的生产，这是[]的生产的3％以上(https://www.ukrinform.ua/tag-kanada)。 但是，艾伯塔省的伊斯利群岛大​​火的局势比不列颠哥伦比亚省糟糕得多。</text:p>
      <text:p text:style-name="P4">
<text:span text:style-name="T4">
另请阅读：</text:span>
 <text:a xlink:type="simple" xlink:href="https://www.ukrinform.ua/rubric-world/3705454-u-statah-goriv-zavod-kompanii-shell-ogoloseno-evakuaciu-e-poraneni.html" text:style-name="Internet_20_link" text:visited-style-name="Visited_20_Internet_20_Link">
</text:a>
该省目前有100多个森林大火，<text:a xlink:type="simple" xlink:href="https://www.ukrinform.ua/rubric-world/3705793-cerez-lisovi-pozezi-u-kanadi-vze-evakuuvali-ponad-24-tisaci-osib.html" text:style-name="Internet_20_link" text:visited-style-name="Visited_20_Internet_20_Link">
</text:a>
并宣布了省级国家。 艾伯塔省还向联邦政府寻求军事援助。</text:p>
      <text:p text:style-name="P4">
<text:span text:style-name="T5">
foto：Becky Grimsrud</text:span>
</text:p>
      <text:p text:style-name="P4">
News Source: <text:a xlink:type="simple" xlink:href="https://www.ukrinform.ua/rubric-world/3707462-se-odna-kanadska-provincia-skorocue-vidobutok-nafti-cerez-lisovi-pozezi.html" text:style-name="Internet_20_link" text:visited-style-name="Visited_20_Internet_20_Link">
https://www.ukrinform.ua/rubric-world/3707462-se-odna-kanadska-provincia-skorocue-vidobutok-nafti-cerez-lisovi-pozezi.html</text:a>
</text:p>
      <!--NEWS-->
      <text:h text:style-name="P10" text:outline-level="1">
<text:span text:style-name="T4">
想象龙释放了在乌克​​兰拍摄的剪辑</text:span>
</text:h>
      <text:p text:style-name="P4">
作者: Ukrinform (Person)</text:p>
      <text:p text:style-name="P4">
出版商: Укринформ (Organization)</text:p>
      <text:p text:style-name="P4">
出版时间: 2023-05-10T20:53:00+03:00</text:p>
      <text:p text:style-name="P4">
修改时间: 2023-05-10T20:53:00+03:00</text:p>
      <text:p text:style-name="P4">
描述: 美国乐队Imagine Dragons发布了一个剪辑，该剪辑被拍摄以支持United24平台。  - 乌克林。</text:p>
      <text:p text:style-name="P4">
图片: ["<text:a xlink:type="simple" xlink:href="https://static.ukrinform.com/photos/2018_09/thumb_files/630_360_1535766591-7674.jpg" text:style-name="Internet_20_link" text:visited-style-name="Visited_20_Internet_20_Link">
630_360_15357...</text:a>
"]</text:p>
      <text:p text:style-name="P4">
标签: ['Україна', 'Кліп', 'United24', 'Imagine Dragons']</text:p>
      <text:p text:style-name="P4">
类型: Article</text:p>
      <!--METADATA-->
      <text:p text:style-name="P4">
<draw:frame draw:style-name="fr1" draw:name="Image209" text:anchor-type="as-char" svg:width="6.9236in" svg:height="3.949857in" draw:z-index="0">
<draw:image xlink:href="../Images/yкринформ/2023-05-10T20-53-00-03-00/630_360_1535766591-7674.jpg" xlink:type="simple" xlink:show="embed" xlink:actuate="onLoad" draw:mime-type="image/jpeg"/>
</draw:frame>
美国乐队Imagine Dragons发布了一个剪辑，该剪辑被拍摄以支持曼联史密拉(United Statform)。</text:p>
      <text:p text:style-name="P4">
根据乌克林福姆(Ukrinform)的说法，数字化转型的创新，教育，科学和技术部门的创新，发展，Mikhailofedorov b []报告了这一点。(https://t.me/zedigital/3126)“我们还不相信，但是它发生了!想象龙在乌克兰释放了一块压碎的片段。 这是奉献<text:a xlink:type="simple" xlink:href="https://www.ukrinform.ua/tag-ukraina" text:style-name="Internet_20_link" text:visited-style-name="Visited_20_Internet_20_Link">
</text:a>
并支持United24。 我们仍将谈论这项工作。 同时，请看。 并听，”  - 写道。</text:p>
      <text:p text:style-name="P4">
<text:span text:style-name="T4">
另请阅读：</text:span>
 <text:a xlink:type="simple" xlink:href="https://www.ukrinform.ua/rubric-culture/3687365-finskij-tenor-vipustiv-klip-iz-kadrami-z-buci-ta-irpena.html" text:style-name="Internet_20_link" text:visited-style-name="Visited_20_Internet_20_Link">
<text:span text:style-name="T4">
 finnish </text:span>
 <text:span text:style-name="T4">
男高音</text:span>
 <text:span text:style-name="T4">
 </text:span>
释放<text:span text:style-name="T4">
 </text:span>
剪辑<text:span text:style-name="T4">
 </text:span>
 <text:span text:style-name="T4">
框架</text:span>
 frames <text:span text:style-name="T4">
<text:span text:style-name="T5">
* bucha </text:span>
* </text:span>
 <text:span text:style-name="T4">
 </text:span>
 irpen **</text:a>
如报道<text:a xlink:type="simple" xlink:href="https://www.ukrinform.ua/rubric-economy/3704830-za-rik-platforma-united24-zibrala-325-miljoniv-fedorov.html" text:style-name="Internet_20_link" text:visited-style-name="Visited_20_Internet_20_Link">
</text:a>
，联合美国已每年筹集3.25亿美元来支持乌克兰。</text:p>
      <text:p text:style-name="P4">
News Source: <text:a xlink:type="simple" xlink:href="https://www.ukrinform.ua/rubric-culture/3707464-imagine-dragons-vipustili-klip-akij-znali-v-ukraini.html" text:style-name="Internet_20_link" text:visited-style-name="Visited_20_Internet_20_Link">
https://www.ukrinform.ua/rubric-culture/3707464-imagine-dragons-vipustili-klip-akij-znali-v-ukraini.html</text:a>
</text:p>
      <!--NEWS-->
      <text:h text:style-name="P10" text:outline-level="1">
<text:span text:style-name="T4">
萨克科无法在捷克共和国的ATP锦标赛中闯入四分之一决赛</text:span>
</text:h>
      <text:p text:style-name="P4">
作者: Ukrinform (Person)</text:p>
      <text:p text:style-name="P4">
出版商: Укринформ (Organization)</text:p>
      <text:p text:style-name="P4">
出版时间: 2023-05-10T21:00:00+03:00</text:p>
      <text:p text:style-name="P4">
修改时间: 2023-05-10T21:00:00+03:00</text:p>
      <text:p text:style-name="P4">
描述: 乌克兰Vitaliy Sachko的第二个“球拍”在挑战者系列赛的网球运动员（ATP）的比赛中完成了表演-TK Sparta Prague Open-在布拉格（捷克共和国）（捷克共和国），并获得了17.3万个奖金基金。</text:p>
      <text:p text:style-name="P4">
图片: ["<text:a xlink:type="simple" xlink:href="https://static.ukrinform.com/photos/2023_05/thumb_files/630_360_1683741661-627.jpg" text:style-name="Internet_20_link" text:visited-style-name="Visited_20_Internet_20_Link">
630_360_16837...</text:a>
"]</text:p>
      <text:p text:style-name="P4">
标签: ['Теніс']</text:p>
      <text:p text:style-name="P4">
类型: Article</text:p>
      <!--METADATA-->
      <text:p text:style-name="P4">
<draw:frame draw:style-name="fr1" draw:name="Image210" text:anchor-type="as-char" svg:width="6.9236in" svg:height="3.956343in" draw:z-index="0">
<draw:image xlink:href="../Images/yкринформ/2023-05-10T21-00-00-03-00/630_360_1683741661-627.jpg" xlink:type="simple" xlink:show="embed" xlink:actuate="onLoad" draw:mime-type="image/jpeg"/>
</draw:frame>
乌克兰Vitaliy Sachko的第二个“球拍”完成了专业人士网球运动员的表现(ATP)挑战者系列 -  TK Sparta Pragueopen-在布拉格(捷克共和国)拥有7.3万欧元的奖金</text:p>
      <text:p text:style-name="P4">
在第二个比赛中，萨克科(Sachko)让位于捷克Yakub Menshik -4：6，4：6，报道。</text:p>
      <text:p text:style-name="P4">
网球在球场上打了1小时40分钟。</text:p>
      <text:p text:style-name="P4">
为了进入半决赛，Menschik将与澳大利亚Akira Santillala在一起，后者反过来越过多米尼加尼克·哈特(Dominican Nick Hardt) -  4、4：4：6、6：3。</text:p>
      <text:p text:style-name="P4">
<text:span text:style-name="T4">
另请阅读：</text:span>
 <text:a xlink:type="simple" xlink:href="https://www.ukrinform.ua/rubric-sports/3707047-astremska-zigrae-z-rosiankou-v-osnovi-turniru-u-rimi.html" text:style-name="Internet_20_link" text:visited-style-name="Visited_20_Internet_20_Link">
</text:a>
捷克首都的比赛将于5月14日举行。</text:p>
      <text:p text:style-name="P4">
照片：btu.org.ua。</text:p>
      <text:p text:style-name="P4">
News Source: <text:a xlink:type="simple" xlink:href="https://www.ukrinform.ua/rubric-sports/3707466-sacko-ne-zmig-probitisa-do-cvertfinalu-na-turniri-atp-u-cehii.html" text:style-name="Internet_20_link" text:visited-style-name="Visited_20_Internet_20_Link">
https://www.ukrinform.ua/rubric-sports/3707466-sacko-ne-zmig-probitisa-do-cvertfinalu-na-turniri-atp-u-cehii.html</text:a>
</text:p>
      <!--NEWS-->
      <text:h text:style-name="P10" text:outline-level="1">
<text:span text:style-name="T4">
北约军事委员会证实了乌克兰的坚定支持</text:span>
</text:h>
      <text:p text:style-name="P4">
作者: Ukrinform (Person)</text:p>
      <text:p text:style-name="P4">
出版商: Укринформ (Organization)</text:p>
      <text:p text:style-name="P4">
出版时间: 2023-05-10T21:02:00+03:00</text:p>
      <text:p text:style-name="P4">
修改时间: 2023-05-10T21:02:00+03:00</text:p>
      <text:p text:style-name="P4">
描述: 联盟国家以北约军事委员会形式举行会议的联盟国家的国防负责人今天确定了联盟能力发展的战略方向，并确认了乌克兰在与俄罗斯侵略作斗争中的坚定支持。  - 乌克林。</text:p>
      <text:p text:style-name="P4">
图片: ["<text:a xlink:type="simple" xlink:href="https://static.ukrinform.com/photos/2017_07/thumb_files/630_360_1499439744-5916.jpg" text:style-name="Internet_20_link" text:visited-style-name="Visited_20_Internet_20_Link">
630_360_14994...</text:a>
"]</text:p>
      <text:p text:style-name="P4">
标签: ['НАТО', 'Україна', 'Війна з росією']</text:p>
      <text:p text:style-name="P4">
类型: Article</text:p>
      <!--METADATA-->
      <text:p text:style-name="P4">
<draw:frame draw:style-name="fr1" draw:name="Image211" text:anchor-type="as-char" svg:width="6.9236in" svg:height="3.956343in" draw:z-index="0">
<draw:image xlink:href="../Images/yкринформ/2023-05-10T21-02-00-03-00/630_360_1499439744-5916.jpg" xlink:type="simple" xlink:show="embed" xlink:actuate="onLoad" draw:mime-type="image/jpeg"/>
</draw:frame>
联盟国家国防的负责人今天以北约军事委员会的形式举行了会议，他确定了联盟能力发展的战略方向，这证实了乌克兰在反对俄罗斯侵略的斗争中的坚定支持。</text:p>
      <text:p text:style-name="P4">
北约总部在北约总部举行的新闻发布会上说，这是乌克林代表通讯员的新闻发布会。</text:p>
      <text:p text:style-name="P4">
“俄罗斯预计将在三天内完成的战争进入了十五个月。 乌克兰军队和乌克兰纳罗德的决心和勇气越来越多，继续给我们留下深刻的印象。 今天，我们在乌克兰及其周围举办了一次特别的军事局势。 乌克兰军事代表提供了有关地面局势的详细信息，并概述了乌克兰继续为属于其属于其的事物而奋斗。”鲍尔说。</text:p>
      <text:p text:style-name="P4">
“联盟国家的国防领导人已经确认了他们的不断支持 - 毫无疑问<text:a xlink:type="simple" xlink:href="https://www.ukrinform.ua/tag-nato" text:style-name="Internet_20_link" text:visited-style-name="Visited_20_Internet_20_Link">
</text:a>
只要有必要，它将支持乌克兰。”北约军事委员会补充说。</text:p>
      <text:p text:style-name="P4">
他警告说，在评估俄罗斯的行为时不要犯错误：它不会阻止乌克兰，因为它的野心远远超出了俄罗斯边界。 这是阿布哈兹和北奥塞梯，跨恩斯特里亚等等的表现。 毕竟，她试图根据指示违反国际秩序的基础。 正是她推动北约加强集体防守。 不仅是联盟和乌克兰，而且是世界上所有自由民主国家。</text:p>
      <text:p text:style-name="P4">
“对危机和集体防御的反应之间的根本差异是我们不在辩护中，但我们的对手定义了时间范围。 我们必须为任何时间表现出冲突的事实做好准备。 多年来，它已经进入了这个新时代。 我们监视了俄罗斯行为侵略性日益增加的趋势。 自冷战结束以来，我们共同提出了集体防御的最大增强。 但是这项工作尚未完成，”联盟的军事经理说。“我们所有的努力都以军事能力为重点是联盟国家的政治意愿。 现在比以往任何时候都更重要。 俄罗斯对乌克兰的激进战争是数十年来对欧元区安全的最大威胁。 去年，它发生了变化。 北约将继续做最好的结合，适应和保护的事情。”鲍尔说。</text:p>
      <text:p text:style-name="P4">
<text:span text:style-name="T4">
另请阅读：</text:span>
 <text:a xlink:type="simple" xlink:href="https://www.ukrinform.ua/rubric-polytics/3707064-na-samiti-nato-ukraina-rozrahovue-otrimati-citki-casovi-ramki-sodo-clenstva-stefancuk.html" text:style-name="Internet_20_link" text:visited-style-name="Visited_20_Internet_20_Link">
<text:span text:style-name="T4">
北约</text:span>
</text:a>
他回忆说，联盟国家的武装部队现在团结了320万人穿着军装，他们都为一个有目的的保护，以保护居住在联盟中的十亿公民，即他们共享的tascratic价值观。 他们的承诺和决心是对潜在侵略者的明确信号 - 北约将保护每一英寸。</text:p>
      <text:p text:style-name="P4">
海军上将说：“这也表明我们在一起比孤独的人要强得多。”</text:p>
      <text:p text:style-name="P4">
众所周知，北约军事委员会是哈利亚斯军事行政部门的最高机构，该机构决定了武装部队的国防和发展的需求，以确保盟国的集体辩护，以实施北约政治决定。</text:p>
      <text:p text:style-name="P4">
News Source: <text:a xlink:type="simple" xlink:href="https://www.ukrinform.ua/rubric-polytics/3707468-vijskovij-komitet-nato-pidtverdiv-nepohitnu-pidtrimku-ukraini.html" text:style-name="Internet_20_link" text:visited-style-name="Visited_20_Internet_20_Link">
https://www.ukrinform.ua/rubric-polytics/3707468-vijskovij-komitet-nato-pidtverdiv-nepohitnu-pidtrimku-ukraini.html</text:a>
</text:p>
      <!--NEWS-->
      <text:h text:style-name="P10" text:outline-level="1">
<text:span text:style-name="T4">
奥地利将禁止公务员将tiktok放在工作电话上</text:span>
</text:h>
      <text:p text:style-name="P4">
作者: Ukrinform (Person)</text:p>
      <text:p text:style-name="P4">
出版商: Укринформ (Organization)</text:p>
      <text:p text:style-name="P4">
出版时间: 2023-05-10T21:07:00+03:00</text:p>
      <text:p text:style-name="P4">
修改时间: 2023-05-10T21:07:00+03:00</text:p>
      <text:p text:style-name="P4">
描述: 奥地利内政部长格哈德·卡纳（Gerhard Carner）周三表示，该国将加入越来越多的国家，禁止使用中国蒂克托克（Tiktok）录像带上的公务员。  - 乌克林。</text:p>
      <text:p text:style-name="P4">
图片: ["<text:a xlink:type="simple" xlink:href="https://static.ukrinform.com/photos/2019_10/thumb_files/630_360_1571996884-679.jpg" text:style-name="Internet_20_link" text:visited-style-name="Visited_20_Internet_20_Link">
630_360_15719...</text:a>
"]</text:p>
      <text:p text:style-name="P4">
标签: ['Австрія', 'Смартфон', 'Заборона', 'TikTok']</text:p>
      <text:p text:style-name="P4">
类型: Article</text:p>
      <!--METADATA-->
      <text:p text:style-name="P4">
<draw:frame draw:style-name="fr1" draw:name="Image212" text:anchor-type="as-char" svg:width="6.9236in" svg:height="3.956343in" draw:z-index="0">
<draw:image xlink:href="../Images/yкринформ/2023-05-10T21-07-00-03-00/630_360_1571996884-679.jpg" xlink:type="simple" xlink:show="embed" xlink:actuate="onLoad" draw:mime-type="image/jpeg"/>
</draw:frame>
奥地利内部事务部长格哈德·卡纳(Gerhard Carner)周三表示，该国将加入越来越多的国家，禁止使用中国申请在公务员上交换Tiktok视频。</text:p>
      <text:p text:style-name="P4">
正如乌克林福姆报道的那样，它报告了<text:a xlink:type="simple" xlink:href="https://www.reuters.com/world/europe/austria-join-countries-banning-tiktok-government-phones-2023-05-10/" text:style-name="Internet_20_link" text:visited-style-name="Visited_20_Internet_20_Link">
</text:a>
。</text:p>
      <text:p text:style-name="P4">
“它(tiktok使用 -  ed。)将被禁止在工作手机上<text:a xlink:type="simple" xlink:href="https://www.ukrinform.ua/tag-telefon" text:style-name="Internet_20_link" text:visited-style-name="Visited_20_Internet_20_Link">
</text:a>
。 当然，该应用程序将使用州网络以外的私人电话。”部长。</text:p>
      <text:p text:style-name="P4">
出于安全原因，包括英国，美国和欧盟国家在内的许多国家已经阻止了蒂克托克。 欧盟两个最大的政治机构也在三月份申请。</text:p>
      <text:p text:style-name="P4">
声明说：“蒂克托克(Tiktok)由中国公司拥有，在政府和监管机构的警惕下，因为担心中国政府会使用该申请来收集或促进其利益。”</text:p>
      <text:p text:style-name="P4">
<text:span text:style-name="T4">
另请阅读：</text:span>
 <text:a xlink:type="simple" xlink:href="https://www.ukrinform.ua/rubric-technology/3699362-irlandskim-cinovnikam-rekomenduut-vidaliti-tiktok-z-robocih-pristroiv.html" text:style-name="Internet_20_link" text:visited-style-name="Visited_20_Internet_20_Link">
<text:span text:style-name="T4">
 tiktok </text:span>
</text:a>
如报道<text:a xlink:type="simple" xlink:href="https://www.ukrinform.ua/rubric-technology/3691389-avstralia-zaboronila-tiktok-na-pristroah-cinovnikiv.html" text:style-name="Internet_20_link" text:visited-style-name="Visited_20_Internet_20_Link">
</text:a>
，澳大利亚政府禁止在政府官员拥有的其他设备上使用中国Tiktok申请。</text:p>
      <text:p text:style-name="P4">
News Source: <text:a xlink:type="simple" xlink:href="https://www.ukrinform.ua/rubric-technology/3707469-avstria-zaboronit-derzsluzbovcam-vstanovluvati-tiktok-na-roboci-telefoni.html" text:style-name="Internet_20_link" text:visited-style-name="Visited_20_Internet_20_Link">
https://www.ukrinform.ua/rubric-technology/3707469-avstria-zaboronit-derzsluzbovcam-vstanovluvati-tiktok-na-roboci-telefoni.html</text:a>
</text:p>
      <!--NEWS-->
      <text:h text:style-name="P10" text:outline-level="1">
<text:span text:style-name="T4">
列维兹不会为拉脱维亚总统重新投入</text:span>
</text:h>
      <text:p text:style-name="P4">
作者: Ukrinform (Person)</text:p>
      <text:p text:style-name="P4">
出版商: Укринформ (Organization)</text:p>
      <text:p text:style-name="P4">
出版时间: 2023-05-10T21:14:00+03:00</text:p>
      <text:p text:style-name="P4">
修改时间: 2023-05-10T21:14:00+03:00</text:p>
      <text:p text:style-name="P4">
描述: The head of Latvia Egils Levitz stated that he would not claim to be re -elected because of his lack of permanentity for his candidacy in three parties of the coalition.  - 乌克林。</text:p>
      <text:p text:style-name="P4">
图片: ["<text:a xlink:type="simple" xlink:href="https://static.ukrinform.com/photos/2023_05/thumb_files/630_360_1683742347-439.jpg" text:style-name="Internet_20_link" text:visited-style-name="Visited_20_Internet_20_Link">
630_360_16837...</text:a>
"]</text:p>
      <text:p text:style-name="P4">
标签: ['Латвія', 'Президент', 'Вибори Президента', 'Левітс']</text:p>
      <text:p text:style-name="P4">
类型: Article</text:p>
      <!--METADATA-->
      <text:p text:style-name="P4">
<draw:frame draw:style-name="fr1" draw:name="Image213" text:anchor-type="as-char" svg:width="6.9236in" svg:height="3.956343in" draw:z-index="0">
<draw:image xlink:href="../Images/yкринформ/2023-05-10T21-14-00-03-00/630_360_1683742347-439.jpg" xlink:type="simple" xlink:show="embed" xlink:actuate="onLoad" draw:mime-type="image/jpeg"/>
</draw:frame>
Egils Levitz, Glavalas, stated that he would not claim to be re -election because of his / her nomination in three parties of the coalition.</text:p>
      <text:p text:style-name="P4">
正如乌克林福姆报道的那样，据说<text:a xlink:type="simple" xlink:href="https://www.president.lv/lv/jaunums/valsts-prezidenta-egila-levita-pazinojums" text:style-name="Internet_20_link" text:visited-style-name="Visited_20_Internet_20_Link">
</text:a>
。</text:p>
      <text:p text:style-name="P4">
两个政治力量联盟 - 新的团结党和全国协会支持列维斯对总统的叙述。 同时，列维斯的声明中指出，联合名单的第三次训练力量和反对党“首先”支持了另一种候选人资格。</text:p>
      <text:p text:style-name="P4">
在这种情况下，据他说，在总统大选中的决定性作用将是“不代表拉脱维亚和西方课程<text:a xlink:type="simple" xlink:href="https://www.ukrinform.ua/tag-latvia" text:style-name="Internet_20_link" text:visited-style-name="Visited_20_Internet_20_Link">
</text:a>
”。 Levitus states that he does not want to be elected with the support of such opposition parties.</text:p>
      <text:p text:style-name="P4">
“第二学期的选举本身并不是目的。 考虑到与灰烬相关的亲克雷姆利亚政治力量的事实上，现已成立，我决定不参加5月31日的总统选举，”列维特说。</text:p>
      <text:p text:style-name="P4">
在这样做的过程中，他呼吁联合伙伴支持的另一位候选人这样做。 这将使现任联盟能够调和总统的单一候选人，以支持拉脱维亚国家。</text:p>
      <text:p text:style-name="P4">
早些时候，众所周知，Uldispilens联合名单被正式提名为总统候选人。</text:p>
      <text:p text:style-name="P4">
<text:span text:style-name="T4">
另请阅读：</text:span>
 <text:a xlink:type="simple" xlink:href="https://www.ukrinform.ua/rubric-polytics/3677820-latvia-pidtrimue-vstup-ukraini-do-nato-ak-tilki-umovi-ce-dozvolat-levits.html" text:style-name="Internet_20_link" text:visited-style-name="Visited_20_Internet_20_Link">
<text:span text:style-name="T4">
 levitx </text:span>
</text:a>
根据 <text:a xlink:type="simple" xlink:href="https://rus.lsm.lv/statja/novosti/politika/08.05.2023-ne-pilens-i-ne-levits-bolsinstvo-zitelei-latvii-xotyat-drugogo-prezidenta-pokazal-opros.a507784/" text:style-name="Internet_20_link" text:visited-style-name="Visited_20_Internet_20_Link">
 </text:a>
诺斯塔特研究中心(Norstat Research Center)，大多数拉脱维亚受访者(52％)不支持尼勒维特(Nilevit)，也不支持皮伦斯(Pilens)担任总统职位，并希望看到另一名候选人。</text:p>
      <text:p text:style-name="P4">
拉脱维亚总统候选人可以在5月13日提名。 总统将于5月31日举行。</text:p>
      <text:p text:style-name="P4">
拉脱维亚是议会共和国。 The President has limited powers here. He is elected every four years.</text:p>
      <text:p text:style-name="P4">
<text:span text:style-name="T5">
foto：kārlismiksons / latvijastelevīzija</text:span>
</text:p>
      <text:p text:style-name="P4">
News Source: <text:a xlink:type="simple" xlink:href="https://www.ukrinform.ua/rubric-world/3707471-levits-ne-bude-povtorno-balotuvatis-u-prezidenti-latvii.html" text:style-name="Internet_20_link" text:visited-style-name="Visited_20_Internet_20_Link">
https://www.ukrinform.ua/rubric-world/3707471-levits-ne-bude-povtorno-balotuvatis-u-prezidenti-latvii.html</text:a>
</text:p>
      <!--NEWS-->
      <text:h text:style-name="P10" text:outline-level="1">
<text:span text:style-name="T4">
国务院宣布迫切需要继续“谷物协议”</text:span>
</text:h>
      <text:p text:style-name="P4">
作者: Ukrinform (Person)</text:p>
      <text:p text:style-name="P4">
出版商: Укринформ (Organization)</text:p>
      <text:p text:style-name="P4">
出版时间: 2023-05-10T21:26:00+03:00</text:p>
      <text:p text:style-name="P4">
修改时间: 2023-05-10T21:26:00+03:00</text:p>
      <text:p text:style-name="P4">
描述: 美国国务院强调了相关性，以及迫切需要在俄罗斯试图防止这项倡议并使用粮食供应作为武器的背景下继续达成黑谷物协议。  - 乌克林。</text:p>
      <text:p text:style-name="P4">
图片: ["<text:a xlink:type="simple" xlink:href="https://static.ukrinform.com/photos/2022_07/thumb_files/630_360_1659092115-815.jpg" text:style-name="Internet_20_link" text:visited-style-name="Visited_20_Internet_20_Link">
630_360_16590...</text:a>
"]</text:p>
      <text:p text:style-name="P4">
标签: ['Україна', 'Держдеп', 'Війна з росією', 'зерновий коридор']</text:p>
      <text:p text:style-name="P4">
类型: Article</text:p>
      <!--METADATA-->
      <text:p text:style-name="P4">
<draw:frame draw:style-name="fr1" draw:name="Image214" text:anchor-type="as-char" svg:width="6.9236in" svg:height="3.956343in" draw:z-index="0">
<draw:image xlink:href="../Images/yкринформ/2023-05-10T21-26-00-03-00/630_360_1659092115-815.jpg" xlink:type="simple" xlink:show="embed" xlink:actuate="onLoad" draw:mime-type="image/jpeg"/>
</draw:frame>
美国国务院强调了相关性，以及在俄罗斯试图防止倡议和使用粮食供应作为武器的试图的背景下达成黑海谷物协议的迫切需求。</text:p>
      <text:p text:style-name="P4">
这在周三在官员[]上发表的国务院的声明中指出了这一点。(https://twitter.com/StateDept/status/1656347115709136910)，报道乌克林福姆。</text:p>
      <text:p text:style-name="P4">
“迫切需要继续并扩大黑海<text:a xlink:type="simple" xlink:href="https://www.ukrinform.ua/tag-zerno" text:style-name="Internet_20_link" text:visited-style-name="Visited_20_Internet_20_Link">
</text:a>
美国外交部强调，主动旨在向乌克兰的港口提供船只，并更多的食物进入世界市场。</text:p>
      <text:p text:style-name="P4">
同时，在国务院获得了<text:a xlink:type="simple" xlink:href="https://www.ukrinform.ua/rubric-economy/3707035-blinken-pro-zernovu-ugodu-godi-svitovi-perekonuvati-rf-abi-vona-ne-peretvoruvala-izu-na-zbrou.html" text:style-name="Internet_20_link" text:visited-style-name="Visited_20_Internet_20_Link">
</text:a>
“世界没有每隔几个小时就与莫斯科停止使用饥荒作为对乌克兰的武器的事实。”</text:p>
      <text:p text:style-name="P4">
<text:span text:style-name="T4">
另请阅读：</text:span>
 <text:a xlink:type="simple" xlink:href="https://www.ukrinform.ua/rubric-economy/3704645-zernova-iniciativa-dae-zmogu-pomaksiti-globalnu-prodovolcu-krizu-borrel.html" text:style-name="Internet_20_link" text:visited-style-name="Visited_20_Internet_20_Link">
</text:a>
如报道<text:a xlink:type="simple" xlink:href="https://www.ukrinform.ua/rubric-economy/3707405-u-stambuli-startuvali-peregovori-pro-prodovzenna-zernovoi-ugodi.html" text:style-name="Internet_20_link" text:visited-style-name="Visited_20_Internet_20_Link">
</text:a>
，在周三，就“黑海谷物条约”继续进行的谈判开始了土耳其，乌克兰，俄罗斯和联合国代表的国防部副部长。</text:p>
      <text:p text:style-name="P4">
News Source: <text:a xlink:type="simple" xlink:href="https://www.ukrinform.ua/rubric-economy/3707476-derzdep-zaaviv-pro-terminovu-neobhidnist-prodovziti-cornomorsku-zernovu-ugodu.html" text:style-name="Internet_20_link" text:visited-style-name="Visited_20_Internet_20_Link">
https://www.ukrinform.ua/rubric-economy/3707476-derzdep-zaaviv-pro-terminovu-neobhidnist-prodovziti-cornomorsku-zernovu-ugodu.html</text:a>
</text:p>
      <!--NEWS-->
      <text:h text:style-name="P10" text:outline-level="1">
<text:span text:style-name="T4">
俄罗斯必须意识到，这不是在乌克兰赢得胜利 - 欧安组织的英国</text:span>
</text:h>
      <text:p text:style-name="P4">
作者: Ukrinform (Person)</text:p>
      <text:p text:style-name="P4">
出版商: Укринформ (Organization)</text:p>
      <text:p text:style-name="P4">
出版时间: 2023-05-10T21:31:00+03:00</text:p>
      <text:p text:style-name="P4">
修改时间: 2023-05-10T21:31:00+03:00</text:p>
      <text:p text:style-name="P4">
描述: 俄罗斯必须意识到，它将永远无法在乌克兰获胜，而战争的延续意味着新的损失和失败。  - 乌克林。</text:p>
      <text:p text:style-name="P4">
图片: ["<text:a xlink:type="simple" xlink:href="https://static.ukrinform.com/photos/2022_06/thumb_files/630_360_1655303738-169.jpg" text:style-name="Internet_20_link" text:visited-style-name="Visited_20_Internet_20_Link">
630_360_16553...</text:a>
"]</text:p>
      <text:p text:style-name="P4">
标签: ['Британія', 'ОБСЄ', 'Україна', 'Агресія РФ', 'Війна з росією']</text:p>
      <text:p text:style-name="P4">
类型: Article</text:p>
      <!--METADATA-->
      <text:p text:style-name="P4">
<draw:frame draw:style-name="fr1" draw:name="Image215" text:anchor-type="as-char" svg:width="6.9236in" svg:height="3.956343in" draw:z-index="0">
<draw:image xlink:href="../Images/yкринформ/2023-05-10T21-31-00-03-00/630_360_1655303738-169.jpg" xlink:type="simple" xlink:show="embed" xlink:actuate="onLoad" draw:mime-type="image/jpeg"/>
</draw:frame>
俄罗斯人意识到，它永远无法在乌克兰获胜，而它的延续意味着新的损失和失败。</text:p>
      <text:p text:style-name="P4">
乌克林福姆报道，这是由英国代表团高级军事顾问在维也纳安全合作论坛会议上向欧安组织Janstabbs宣布的。</text:p>
      <text:p text:style-name="P4">
他说：“上周，俄罗斯再次击中了乌克兰布拉波定居点的大规模上风和打击……旨在惩罚乌克兰人民的恐怖泛滥。这是俄罗斯军事领导人的残酷行为和可耻的表现。”</text:p>
      <text:p text:style-name="P4">
<text:span text:style-name="T4">
另请阅读：</text:span>
 <text:span text:style-name="T4">
 <text:a xlink:type="simple" xlink:href="https://www.ukrinform.ua/rubric-ato/3707359-sojgu-gerasimov-i-prigozin-vze-viznacaut-miz-sobou-vinnih-u-porazci-gur.html" text:style-name="Internet_20_link" text:visited-style-name="Visited_20_Internet_20_Link">
</text:a>
</text:span>
</text:p>
      <text:p text:style-name="P4">
这位英国外交官指出，俄罗斯对乌克兰的入侵，纳粹及其家的袭击以及大规模的暴行，“破坏了过去牺牲的记忆，并曾经以俄罗斯的全球声誉为之自豪。”</text:p>
      <text:p text:style-name="P4">
“欧洲对1930年代和40年代极权主义政权有着可怕的回忆，对人类的生命，文化遗产，较小国家的领土的鄙视。他认为，他们将从战争的灾难中拯救网络。”他补充说。</text:p>
      <text:p text:style-name="P4">
<text:span text:style-name="T4">
另请阅读：</text:span>
 <text:span text:style-name="T4">
 <text:a xlink:type="simple" xlink:href="https://www.ukrinform.ua/rubric-regions/3706980-u-mariupoli-armia-rf-znisila-ponad-1100-budinkiv-miskrada.html" text:style-name="Internet_20_link" text:visited-style-name="Visited_20_Internet_20_Link">
</text:a>
</text:span>
</text:p>
      <text:p text:style-name="P4">
根据Stabbs的说法，今年庆祝莫斯科胜利日“强调了对乌克兰的入侵”。</text:p>
      <text:p text:style-name="P4">
“废除了许多军事游行和俄罗斯渴望的“不朽团”的通道表明了其巨大损失的阴郁现实：除了许多非乌克兰受害者，成千上万的年轻俄罗斯人以普京的名义死亡<text:span text:style-name="T4">
 [] <text:a xlink:type="simple" xlink:href="https://www.ukrinform.ua/tag-vijna-z-rosieu" text:style-name="Internet_20_link" text:visited-style-name="Visited_20_Internet_20_Link">
</text:a>
</text:span>
，让母亲没有儿子，妻子没有男人，没有父母的孩子。”  - 英国外交官说。</text:p>
      <text:p text:style-name="P4">
<text:span text:style-name="T4">
另请阅读：</text:span>
 <text:span text:style-name="T4">
 <text:a xlink:type="simple" xlink:href="https://www.ukrinform.ua/rubric-ato/3704376-rosia-uhvalue-dedali-vidcajdusnisi-vijskovi-risenna-britania-v-obse.html" text:style-name="Internet_20_link" text:visited-style-name="Visited_20_Internet_20_Link">
</text:a>
 </text:span>
</text:p>
      <text:p text:style-name="P4">
<text:span text:style-name="T4">
另请阅读：</text:span>
 <text:span text:style-name="T4">
 <text:a xlink:type="simple" xlink:href="https://www.ukrinform.ua/rubric-world/3701133-litva-zaavlae-pro-sprobi-verbuvanna-ii-gromadan-rozvidkami-rf-bilorusi-ta-kitau.html" text:style-name="Internet_20_link" text:visited-style-name="Visited_20_Internet_20_Link">
</text:a>
</text:span>
</text:p>
      <text:p text:style-name="P4">
欧安组织(OSCE)的一位英国宣教代表强调，克里姆林宫的不持续决定“对俄罗斯人民产生了巨大影响 - 更加有意义的死亡，更多的统治者，更多的失败，越来越多的士兵，越来越多的部队，越来越多的孤立。”</text:p>
      <text:p text:style-name="P4">
“俄罗斯必须意识到，它将永远无法在乌克兰获胜。如果它继续战斗，那么我们就不会输。我们不会在为解放父亲的其他地区的斗争中被低估。主权，领土完整和独立性乌克兰将得到充分恢复。英国和国际社会将坚决支持 - 无论时间多大，我们都会站在Zamstina附近。”  - 英国代表团的军事顾问说。</text:p>
      <text:p text:style-name="P4">
<text:span text:style-name="T4">
另请阅读：</text:span>
 <text:span text:style-name="T4">
 <text:a xlink:type="simple" xlink:href="https://www.ukrinform.ua/rubric-ato/3706971-ukraina-mae-peremogti-u-vijni-svidko-kleverli-zaklikav-zbilsiti-dopomogu.html" text:style-name="Internet_20_link" text:visited-style-name="Visited_20_Internet_20_Link">
</text:a>
</text:span>
</text:p>
      <text:p text:style-name="P4">
正如乌克林福姆报道的那样，在观察安全论坛的一次会议上，立陶宛外交官展示了乌克兰勇士队从最前沿派出的乌克兰的旗帜，上面写着“ kep lot to kep lot -ukraine!”(“继续乌克兰的支持”)和“一起胜利!”。</text:p>
      <text:p text:style-name="P4">
News Source: <text:a xlink:type="simple" xlink:href="https://www.ukrinform.ua/rubric-ato/3707474-rosia-mae-usvidomiti-so-ij-ne-peremogti-v-ukraini-britania-v-obse.html" text:style-name="Internet_20_link" text:visited-style-name="Visited_20_Internet_20_Link">
https://www.ukrinform.ua/rubric-ato/3707474-rosia-mae-usvidomiti-so-ij-ne-peremogti-v-ukraini-britania-v-obse.html</text:a>
</text:p>
      <!--NEWS-->
      <text:h text:style-name="P10" text:outline-level="1">
<text:span text:style-name="T4">
匈牙利从花样滑冰中转介了欧元2024的申请</text:span>
</text:h>
      <text:p text:style-name="P4">
作者: Ukrinform (Person)</text:p>
      <text:p text:style-name="P4">
出版商: Укринформ (Organization)</text:p>
      <text:p text:style-name="P4">
出版时间: 2023-05-10T21:44:00+03:00</text:p>
      <text:p text:style-name="P4">
修改时间: 2023-05-10T21:44:00+03:00</text:p>
      <text:p text:style-name="P4">
描述: 匈牙利拒绝举行与乌克兰战争后果有关的下一个欧洲滑冰冠军。  - 乌克林。</text:p>
      <text:p text:style-name="P4">
图片: ["<text:a xlink:type="simple" xlink:href="https://static.ukrinform.com/photos/2023_05/thumb_files/630_360_1683744266-959.jpg" text:style-name="Internet_20_link" text:visited-style-name="Visited_20_Internet_20_Link">
630_360_16837...</text:a>
"]</text:p>
      <text:p text:style-name="P4">
标签: ['фігурне катання']</text:p>
      <text:p text:style-name="P4">
类型: Article</text:p>
      <!--METADATA-->
      <text:p text:style-name="P4">
<draw:frame draw:style-name="fr1" draw:name="Image216" text:anchor-type="as-char" svg:width="6.9236in" svg:height="3.956343in" draw:z-index="0">
<draw:image xlink:href="../Images/yкринформ/2023-05-10T21-44-00-03-00/630_360_1683744266-959.jpg" xlink:type="simple" xlink:show="embed" xlink:actuate="onLoad" draw:mime-type="image/jpeg"/>
</draw:frame>
匈牙利人研究了下一个欧洲滑冰冠军，与乌克兰战争的后果有关。</text:p>
      <text:p text:style-name="P4">
这在[]中报道了(https://hunskate.hu/hirek/szovetseg/magyarorszag-visszalep-az-eb-rendezestol)乌克林福姆报道，匈牙利全国史莱姆体育协会。</text:p>
      <text:p text:style-name="P4">
花样滑冰的2024年欧洲锦标赛将于22至28日在布达佩斯举行。</text:p>
      <text:p text:style-name="P4">
匈牙利全国蛇运动协会报告说，他们没有必要的资金来接受比赛<text:a xlink:type="simple" xlink:href="https://suspilne.media/472271-ugorsina-vidmovilasa-prijmati-evro-2024-z-figurnogo-katanna-cerez-naslidki-vijni-v-ukraini-ak-ce-povazano/" text:style-name="Internet_20_link" text:visited-style-name="Visited_20_Internet_20_Link">
</text:a>
公共运动。</text:p>
      <text:p text:style-name="P4">
匈牙利组织的原因是由乌克兰战争的后果解释的。令人担忧的是，由于全面入侵，纳普纳戈尼西亚的价格上涨，这是财务困难的主要原因。</text:p>
      <text:p text:style-name="P4">
“由于我们邻国的漫长战争影响了经济和能源的能源，这对于花样滑冰至关重要，匈牙利协会在长期以来的思考之后拒绝参加欧洲2024年。 该组织指出，我们反映了通过缺乏必要的财务资源来组织活动的权利。”</text:p>
      <text:p text:style-name="P4">
由于决定拒绝进行锦标赛，国际蛇的人恢复了其组织的申请期。 它将持续到26日。</text:p>
      <text:p text:style-name="P4">
<text:span text:style-name="T4">
另请阅读：</text:span>
 <text:a xlink:type="simple" xlink:href="https://www.ukrinform.ua/rubric-sports/3677640-ukrainska-para-zdobula-bronzu-uniorskogo-evro-z-figurnogo-katanna.html" text:style-name="Internet_20_link" text:visited-style-name="Visited_20_Internet_20_Link">
<text:span text:style-name="T4">
图</text:span>
</text:a>
由于全面入侵的后果，这并不是第一次被迫搬到另一个地方。 2022年11月，意大利米兰在滑雪赛中接受世界杯：组织者也以高能源价格获得。</text:p>
      <text:p text:style-name="P4">
照片：乌克林福姆。</text:p>
      <text:p text:style-name="P4">
News Source: <text:a xlink:type="simple" xlink:href="https://www.ukrinform.ua/rubric-sports/3707478-ugorsina-vidizvala-zaavku-na-provedenna-evro2024-z-figurnogo-katanna.html" text:style-name="Internet_20_link" text:visited-style-name="Visited_20_Internet_20_Link">
https://www.ukrinform.ua/rubric-sports/3707478-ugorsina-vidizvala-zaavku-na-provedenna-evro2024-z-figurnogo-katanna.html</text:a>
</text:p>
      <!--NEWS-->
      <text:h text:style-name="P10" text:outline-level="1">
<text:span text:style-name="T4">
乌克兰明天将升至+21°，但夜间霜冻再次</text:span>
</text:h>
      <text:p text:style-name="P4">
作者: Ukrinform (Person)</text:p>
      <text:p text:style-name="P4">
出版商: Укринформ (Organization)</text:p>
      <text:p text:style-name="P4">
出版时间: 2023-05-10T21:50:00+03:00</text:p>
      <text:p text:style-name="P4">
修改时间: 2023-05-10T21:50:00+03:00</text:p>
      <text:p text:style-name="P4">
描述: 5月11日，星期四，乌克兰预计浑浊。 没有降水，只有白天在东部地区下雨。 风主要是东北（在西部地区），5-10 m/s。  - 乌克林。</text:p>
      <text:p text:style-name="P4">
图片: ["<text:a xlink:type="simple" xlink:href="https://static.ukrinform.com/photos/2020_11/thumb_files/630_360_1606548493-118.jpg" text:style-name="Internet_20_link" text:visited-style-name="Visited_20_Internet_20_Link">
630_360_16065...</text:a>
"]</text:p>
      <text:p text:style-name="P4">
标签: ['Дощ', 'Погода', 'Тепло', 'Заморозки']</text:p>
      <text:p text:style-name="P4">
类型: Article</text:p>
      <!--METADATA-->
      <text:p text:style-name="P4">
<draw:frame draw:style-name="fr1" draw:name="Image217" text:anchor-type="as-char" svg:width="6.9236in" svg:height="3.956343in" draw:z-index="0">
<draw:image xlink:href="../Images/yкринформ/2023-05-10T21-50-00-03-00/630_360_1606548493-118.jpg" xlink:type="simple" xlink:show="embed" xlink:actuate="onLoad" draw:mime-type="image/jpeg"/>
</draw:frame>
5月11日，星期四，乌克兰预计浑浊。 没有降水，只有在下午的白天才到雨水。 风主要是东北(在西部地区)，5-10 m/s。</text:p>
      <text:p text:style-name="P4">
乌克兰形式在乌克兰水文气象学中心报道。</text:p>
      <text:p text:style-name="P4">
根据天气预报者，在霜冻0-5°土壤表面的大多数西部，北部和中央区域中，晚上1-6°的温度在1-6°的温度下； 在跨载波高达21°的情况下，空气热量为12-17°。(晚上大约0°的喀尔巴阡滑雪山，下午6-11°).</text:p>
      <text:p text:style-name="P4">
У столичному регіоні 11 травня мінлива хмарність, без опадів. Вітер північно-східний, 5-10 м/с. Температура по Києву: вночі 4-6° тепла, вдень 15-17°. Пообласті: вночі 1-6° тепла, на поверхні ґрунту заморозки 0-5°; вдень 12-17°тепла.</text:p>
      <text:p text:style-name="P4">
<text:span text:style-name="T4">
Читайте також:</text:span>
 <text:a xlink:type="simple" xlink:href="https://www.ukrinform.ua/rubric-world/3705983-v-azii-fiksuut-novi-temperaturni-rekordi-na-tli-zmini-klimatu.html" text:style-name="Internet_20_link" text:visited-style-name="Visited_20_Internet_20_Link">
 </text:a>
5月12日至13日，预报者的预测不会在5月13日在西部和Zhytomyr区域的降雨量变化，而不会降水。(https://www.ukrinform.ua/tag-dos)，个人雷暴。 风是东北地区的，在东南部的西部地区，5-10 m/c。5月12日，热量2-7°热，南部的跨载波，乌克兰第13位，5-10°，在海上海上。在17-22°下午，在喀尔巴阡山脉和克里米亚14-19°的下午至13°； 晚上0-5°温暖的喀尔巴阡山脉高地，第8-13°。</text:p>
      <text:p text:style-name="P4">
在基辅和5月12日至13日，在没有降水的情况下改变多云。 风在东北，5-10 m/s。 基辅的温度：5月12-7-7°，5月13日8-10°，下午约20°。 在该地区：5月12日至7日，5月13日5-10°，下午17-22°。</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根据乌克里德酚中心的说法，5月14日至15日在乌克兰没有明显的降水量，仅在5月15日在东北地区，雨，维尔塔帕蒂和跨速度降雨，中等雨中，有些雷暴。 夜晚6-12°的温度，在海岸至15°的海岸(5月14日在3-9°热的西部地区); 下午18-24°。</text:p>
      <text:p text:style-name="P4">
5月14日至15日，在首都和基辅地区，降雨。 晚上的温度约为10°，下午21-23°； 在晚上7-12°的晚上，下午19-24°。</text:p>
      <text:p text:style-name="P4">
News Source: <text:a xlink:type="simple" xlink:href="https://www.ukrinform.ua/rubric-regions/3707295-ukrainu-zavtra-progrie-do-21-ale-znovu-z-nicnimi-zamorozkami.html" text:style-name="Internet_20_link" text:visited-style-name="Visited_20_Internet_20_Link">
https://www.ukrinform.ua/rubric-regions/3707295-ukrainu-zavtra-progrie-do-21-ale-znovu-z-nicnimi-zamorozkami.html</text:a>
</text:p>
      <!--NEWS-->
      <text:h text:style-name="P10" text:outline-level="1">
<text:span text:style-name="T4">
各州威胁佐治亚州的制裁以防万一</text:span>
</text:h>
      <text:p text:style-name="P4">
作者: Ukrinform (Person)</text:p>
      <text:p text:style-name="P4">
出版商: Укринформ (Organization)</text:p>
      <text:p text:style-name="P4">
出版时间: 2023-05-10T21:55:00+03:00</text:p>
      <text:p text:style-name="P4">
修改时间: 2023-05-10T21:55:00+03:00</text:p>
      <text:p text:style-name="P4">
描述: 美国在与俄罗斯进行直接航空的重建时，警告佐治亚州可能的制裁，周三允许这种航班。  - 乌克林。</text:p>
      <text:p text:style-name="P4">
图片: ["<text:a xlink:type="simple" xlink:href="https://static.ukrinform.com/photos/2021_01/thumb_files/630_360_1611319148-899.jpg" text:style-name="Internet_20_link" text:visited-style-name="Visited_20_Internet_20_Link">
630_360_16113...</text:a>
"]</text:p>
      <text:p text:style-name="P4">
标签: ['Грузія', 'Санкції', 'США', 'росія']</text:p>
      <text:p text:style-name="P4">
类型: Article</text:p>
      <!--METADATA-->
      <text:p text:style-name="P4">
<draw:frame draw:style-name="fr1" draw:name="Image218" text:anchor-type="as-char" svg:width="6.9236in" svg:height="3.956343in" draw:z-index="0">
<draw:image xlink:href="../Images/yкринформ/2023-05-10T21-55-00-03-00/630_360_1611319148-899.jpg" xlink:type="simple" xlink:show="embed" xlink:actuate="onLoad" draw:mime-type="image/jpeg"/>
</draw:frame>
该联系警告佐治亚州在对俄罗斯进行直接袭击的情况下可能制裁，该诉讼在周三允许此类航班。</text:p>
      <text:p text:style-name="P4">
关于格鲁吉亚版的评论<text:a xlink:type="simple" xlink:href="https://accentnews.ge/ka/article/87402-ashsh-is-saxelmcipo-departamenti-tbiliss-mosalodneli" text:style-name="Internet_20_link" text:visited-style-name="Visited_20_Internet_20_Link">
</text:a>
美国国务院报道说，欧洲真相报告。</text:p>
      <text:p text:style-name="P4">
“许多西方国家，包括美国在内的许多西方国家禁止俄罗斯计划进入其领空。如果恢复俄罗斯和佐治亚州之间的直接航空公司，这将引起我们对可能的介绍的关注。”  - 在代表的官方评论中说部门。</text:p>
      <text:p text:style-name="P4">
<text:span text:style-name="T4">
另请阅读：</text:span>
 <text:span text:style-name="T4">
 <text:a xlink:type="simple" xlink:href="https://www.ukrinform.ua/rubric-world/3707340-prezidentka-gruzii-vimagae-sklikati-radu-bezpeki-pisla-skasuvanna-viz-rosieu.html" text:style-name="Internet_20_link" text:visited-style-name="Visited_20_Internet_20_Link">
</text:a>
</text:span>
</text:p>
      <text:p text:style-name="P4">
他还回忆说，整个西方社区已经与普京地区分开了，因此现在不是加深与俄罗斯关系的最佳时机。 他还遗忘了，在俄罗斯占领下仍然有20％的领土<text:span text:style-name="T4">
 <text:a xlink:type="simple" xlink:href="https://www.ukrinform.ua/tag-gruzia" text:style-name="Internet_20_link" text:visited-style-name="Visited_20_Internet_20_Link">
</text:a>
</text:span>
。</text:p>
      <text:p text:style-name="P4">
声明说：“对于格鲁吉亚人民来说，如果普京被俄罗斯玫瑰亚所占领的佐治亚州领土的部队要比恢复直接飞机提供签证政权的情况更好。”</text:p>
      <text:p text:style-name="P4">
<text:span text:style-name="T4">
另请阅读：</text:span>
 <text:span text:style-name="T4">
 <text:a xlink:type="simple" xlink:href="https://www.ukrinform.ua/rubric-world/3707437-gruzia-dozvolit-prami-rejsi-aviakompaniam-rf-aki-ne-pid-sankciami.html" text:style-name="Internet_20_link" text:visited-style-name="Visited_20_Internet_20_Link">
</text:a>
</text:span>
</text:p>
      <text:p text:style-name="P4">
回想：之前，与政府政党的其他代表“格鲁吉亚·卡姆里”(Georgian Camrie)的其他代表一样，Georgiamamariam Kvivishvili的经济与可持续发展副部长，重复了克里姆林宫对据称居住在俄罗斯乔治亚州的百万公民生活的错误信息的叙事_ <text:span text:style-name="T4">
 <text:a xlink:type="simple" xlink:href="https://www.ukrinform.ua/rubric-world/3707248-putin-skasuvav-vizovij-rezim-ta-obmezenna-na-pereloti-dla-gromadan-gruzii.html" text:style-name="Internet_20_link" text:visited-style-name="Visited_20_Internet_20_Link">
</text:a>
</text:span>
 _“将支持与祖国的交流。”</text:p>
      <text:p text:style-name="P4">
News Source: <text:a xlink:type="simple" xlink:href="https://www.ukrinform.ua/rubric-world/3707483-stati-prigrozili-gruzii-sankciami-u-razi-vidnovlenna-pramogo-aviaspolucenna-z-rf.html" text:style-name="Internet_20_link" text:visited-style-name="Visited_20_Internet_20_Link">
https://www.ukrinform.ua/rubric-world/3707483-stati-prigrozili-gruzii-sankciami-u-razi-vidnovlenna-pramogo-aviaspolucenna-z-rf.html</text:a>
</text:p>
      <!--NEWS-->
      <text:h text:style-name="P10" text:outline-level="1">
<text:span text:style-name="T4">
Boguslaev要求将其包括在与俄罗斯联邦交流的列表中 - “计划”</text:span>
</text:h>
      <text:p text:style-name="P4">
作者: Ukrinform (Person)</text:p>
      <text:p text:style-name="P4">
出版商: Укринформ (Organization)</text:p>
      <text:p text:style-name="P4">
出版时间: 2023-05-10T22:06:00+03:00</text:p>
      <text:p text:style-name="P4">
修改时间: 2023-05-10T22:06:00+03:00</text:p>
      <text:p text:style-name="P4">
描述: SICH的电动机Expream Vyacheslav Boguslaev要求将其包括在与俄罗斯交流的清单中。  - 乌克林。</text:p>
      <text:p text:style-name="P4">
图片: ["<text:a xlink:type="simple" xlink:href="https://static.ukrinform.com/photos/2019_07/thumb_files/630_360_1562674142-155.jpg" text:style-name="Internet_20_link" text:visited-style-name="Visited_20_Internet_20_Link">
630_360_15626...</text:a>
", "<text:a xlink:type="simple" xlink:href="https://static.ukrinform.com/photos/2023_05/1683744818-437.jpg" text:style-name="Internet_20_link" text:visited-style-name="Visited_20_Internet_20_Link">
1683744818-43...</text:a>
"]</text:p>
      <text:p text:style-name="P4">
标签: ['Обмін', 'Держзрада', 'Богуслаєв', 'Війна з росією']</text:p>
      <text:p text:style-name="P4">
类型: Article</text:p>
      <!--METADATA-->
      <text:p text:style-name="P4">
<draw:frame draw:style-name="fr1" draw:name="Image219" text:anchor-type="as-char" svg:width="6.9236in" svg:height="3.956343in" draw:z-index="0">
<draw:image xlink:href="../Images/yкринформ/2023-05-10T22-06-00-03-00/630_360_1562674142-155.jpg" xlink:type="simple" xlink:show="embed" xlink:actuate="onLoad" draw:mime-type="image/jpeg"/>
</draw:frame>
SICH摩托车的Expream Vyacheslav Boguslaev要求将其包括在与俄罗斯的交流列表中。</text:p>
      <text:p text:style-name="P4">
根据乌克林福姆的说法，这是由总统安德里·耶尔马克(Andriy Yermak)办公室的名字签署的法律信中指出的，该办公室可供“ <text:a xlink:type="simple" xlink:href="https://www.radiosvoboda.org/a/news-skhemy-bohuslayev-obmin-rosiya/32404992.html" text:style-name="Internet_20_link" text:visited-style-name="Visited_20_Internet_20_Link">
</text:a>
”。</text:p>
      <text:p text:style-name="P4">
“请将我添加到列表中以进行交换<text:a xlink:type="simple" xlink:href="https://www.ukrinform.ua/tag-rosia" text:style-name="Internet_20_link" text:visited-style-name="Visited_20_Internet_20_Link">
</text:a>
»， - 在用俄罗斯写的总统办公室的一份声明中写道。</text:p>
      <text:p text:style-name="P4">
<draw:frame draw:style-name="fr1" draw:name="Image220" text:anchor-type="as-char" svg:width="6.9236in" svg:height="9.170441in" draw:z-index="0">
<draw:image xlink:href="../Images/yкринформ/2023-05-10T22-06-00-03-00/1683744818-437.jpg" xlink:type="simple" xlink:show="embed" xlink:actuate="onLoad" draw:mime-type="image/jpeg"/>
</draw:frame>
该文件包含他的签名，并带有注释：“ Boguslaev，退休人员，残疾人1组”。 他的律师的随附信表示申请的转诊日期 -  2023年3月20日。</text:p>
      <text:p text:style-name="P4">
战略企业交易所的前任负责人的机会，“计划”是在总统办公室和乌克兰情报防御国防部的主要局长中询问的。</text:p>
      <text:p text:style-name="P4">
“乌克兰将继续使用所有可用的工具来扭转我们的战俘和非法拘留的平民。 但是，至于特定的案件和姓氏，我们只能通过结果来组成。</text:p>
      <text:p text:style-name="P4">
<text:span text:style-name="T4">
另请阅读：</text:span>
 <text:a xlink:type="simple" xlink:href="https://www.ukrinform.ua/rubric-ato/3690307-zelenskij-vviv-sankcii-proti-boguslaeva-ta-nizki-fizicnih-ta-uridicnih-osib-z-rosii-ta-iranu.html" text:style-name="Internet_20_link" text:visited-style-name="Visited_20_Internet_20_Link">
<text:span text:style-name="T4">
 boguslaev </text:span>
</text:a>
在乌克兰，Boguslaev被控侵略者的状态，合作，促进恐怖组织的活动，以及最近对武装部队的反击。 他现在正在审前拘留中心，他拒绝了所有指控。</text:p>
      <text:p text:style-name="P4">
如报道<text:a xlink:type="simple" xlink:href="https://www.ukrinform.ua/rubric-society/3689181-sud-prodovziv-strok-boguslaevu-perebuvatime-pid-vartou-do-kinca-travna.html" text:style-name="Internet_20_link" text:visited-style-name="Visited_20_Internet_20_Link">
</text:a>
，基辅舍维奇基京地方法院批准了总检察官办公室的请求，并延长了前赛车前总统Vyacheslav Boguslaev的任期60天 - 直到5月27日。</text:p>
      <text:p text:style-name="P4">
News Source: <text:a xlink:type="simple" xlink:href="https://www.ukrinform.ua/rubric-society/3707480-boguslaev-poprosiv-vkluciti-jogo-v-spisok-na-obmin-z-rf-shemi.html" text:style-name="Internet_20_link" text:visited-style-name="Visited_20_Internet_20_Link">
https://www.ukrinform.ua/rubric-society/3707480-boguslaev-poprosiv-vkluciti-jogo-v-spisok-na-obmin-z-rf-shemi.html</text:a>
</text:p>
      <!--NEWS-->
      <text:h text:style-name="P10" text:outline-level="1">
<text:span text:style-name="T4">
Lubinets和Grossy谈到了俄罗斯入侵期间NPP的安全性</text:span>
</text:h>
      <text:p text:style-name="P4">
作者: Ukrinform (Person)</text:p>
      <text:p text:style-name="P4">
出版商: Укринформ (Organization)</text:p>
      <text:p text:style-name="P4">
出版时间: 2023-05-10T22:15:00+03:00</text:p>
      <text:p text:style-name="P4">
修改时间: 2023-05-10T22:15:00+03:00</text:p>
      <text:p text:style-name="P4">
描述: Verkhovna Rada专员Dmitry Lubinets与国际原子能局首席执行官Raphael Marian Grossse讨论了与NPP有关的重要安全问题。  - 乌克林。</text:p>
      <text:p text:style-name="P4">
图片: ["<text:a xlink:type="simple" xlink:href="https://static.ukrinform.com/photos/2023_05/thumb_files/630_360_1683746211-288.jpg" text:style-name="Internet_20_link" text:visited-style-name="Visited_20_Internet_20_Link">
630_360_16837...</text:a>
"]</text:p>
      <text:p text:style-name="P4">
标签: ['АЕС', 'Енергоатом', 'МАГАТЕ', 'Запорізька АЕС', 'Дмитро Лубінець']</text:p>
      <text:p text:style-name="P4">
类型: Article</text:p>
      <!--METADATA-->
      <text:p text:style-name="P4">
<draw:frame draw:style-name="fr1" draw:name="Image221" text:anchor-type="as-char" svg:width="6.9236in" svg:height="3.956343in" draw:z-index="0">
<draw:image xlink:href="../Images/yкринформ/2023-05-10T22-15-00-03-00/630_360_1683746211-288.jpg" xlink:type="simple" xlink:show="embed" xlink:actuate="onLoad" draw:mime-type="image/jpeg"/>
</draw:frame>
Verkhovna Rada人权专员Dmitry Lubinets讨论了Rafaelemariana Grossi国际Atomicana Agency在俄罗斯国际委员会的总董事。</text:p>
      <text:p text:style-name="P4">
正如乌克林福姆报道的那样，他在[]中撰写了有关它的文章(https://t.me/dmytro_lubinetzs/2402)。</text:p>
      <text:p text:style-name="P4">
“与首席执行官拉斐尔·格罗斯西(Rafael Grosssey)讨论了许多与俄罗斯联合会装甲侵略期间核电站侵略的重要问题，该问题对乌克兰的能源对象进行了射击。 特别是，在一次双边会议上，他们提高了Energoatom工人安全，工人及其家人的安全性以及全球核安全问题的安全。”</text:p>
      <text:p text:style-name="P4">
<text:span text:style-name="T4">
另请阅读：</text:span>
 <text:span text:style-name="T4">
 <text:a xlink:type="simple" xlink:href="https://www.ukrinform.ua/rubric-ato/3705788-magate-situacia-navkolo-zaes-stae-neperedbacuvanou-i-potencijno-nebezpecnou.html" text:style-name="Internet_20_link" text:visited-style-name="Visited_20_Internet_20_Link">
</text:a>
</text:span>
</text:p>
      <text:p text:style-name="P4">
申诉专员感谢格罗斯(Grosse)的事实，尽管俄罗斯军队和窒息受到威胁，他不仅为ZPP创建了一个任务，而且领导了这一任务，并反复在临时捕获的领土上撤离了核电站。</text:p>
      <text:p text:style-name="P4">
Lubinets强调说：“我认为这应该是所有“关心”的榜样，而不仅仅是支持乌克兰，而是解决此类复杂问题的真实有效行动。”</text:p>
      <text:p text:style-name="P4">
<text:span text:style-name="T4">
另请阅读：</text:span>
 <text:span text:style-name="T4">
 <text:a xlink:type="simple" xlink:href="https://www.ukrinform.ua/rubric-economy/3702158-rosatom-pereviv-na-kontrakt-3-000-spivrobitnikiv-zaes-castini-vidmovili-u-dostupi-grossi.html" text:style-name="Internet_20_link" text:visited-style-name="Visited_20_Internet_20_Link">
</text:a>
</text:span>
</text:p>
      <text:p text:style-name="P4">
他补充说，IAEA还扩大了其在乌克兰的存在，以帮助防止军事入侵俄罗斯联邦的核事故。</text:p>
      <text:p text:style-name="P4">
“也为<text:span text:style-name="T4">
 []提出了主动性(https://www.ukrinform.ua/tag-magate)</text:span>
与申诉专员办公室一起，他们就与IAEA员工及其家人的遵守问题(驱逐出境和整体安全)作出了特别报告。 反过来，格罗斯西感谢这个想法，并说他会做出治愈。 他们同意在下一次乌克兰旅行中进一步讨论这个想法。”</text:p>
      <text:p text:style-name="P4">
<text:span text:style-name="T4">
另请阅读：</text:span>
 <text:span text:style-name="T4">
 <text:a xlink:type="simple" xlink:href="https://www.ukrinform.ua/rubric-regions/3707273-zagarbniki-planuut-evakuuvati-ponad-3-000-pracivnikiv-zaes-ta-ihnih-ridnih.html" text:style-name="Internet_20_link" text:visited-style-name="Visited_20_Internet_20_Link">
</text:a>
 </text:span>
</text:p>
      <text:p text:style-name="P4">
News Source: <text:a xlink:type="simple" xlink:href="https://www.ukrinform.ua/rubric-economy/3707484-lubinec-ta-grossi-pogovorili-pro-bezpeku-na-aes-pid-cas-rosijskogo-vtorgnenna.html" text:style-name="Internet_20_link" text:visited-style-name="Visited_20_Internet_20_Link">
https://www.ukrinform.ua/rubric-economy/3707484-lubinec-ta-grossi-pogovorili-pro-bezpeku-na-aes-pid-cas-rosijskogo-vtorgnenna.html</text:a>
</text:p>
      <!--NEWS-->
      <text:h text:style-name="P10" text:outline-level="1">
<text:span text:style-name="T4">
敌人用不可控制的航空导弹向切尔尼夫边界开火</text:span>
</text:h>
      <text:p text:style-name="P4">
作者: Ukrinform (Person)</text:p>
      <text:p text:style-name="P4">
出版商: Укринформ (Organization)</text:p>
      <text:p text:style-name="P4">
出版时间: 2023-05-10T22:27:00+03:00</text:p>
      <text:p text:style-name="P4">
修改时间: 2023-05-10T22:27:00+03:00</text:p>
      <text:p text:style-name="P4">
描述: 5月10日，星期三，俄罗斯军队从不受管理的航空导弹掉下了切尼希夫地区边界的步枪。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Ракета', 'Чернігівщина', 'Війна з росією']</text:p>
      <text:p text:style-name="P4">
类型: Article</text:p>
      <!--METADATA-->
      <text:p text:style-name="P4">
<draw:frame draw:style-name="fr1" draw:name="Image222" text:anchor-type="as-char" svg:width="6.9236in" svg:height="3.956343in" draw:z-index="0">
<draw:image xlink:href="../Images/yкринформ/2023-05-10T22-27-00-03-00/630_360_1669987737-966.jpg" xlink:type="simple" xlink:show="embed" xlink:actuate="onLoad" draw:mime-type="image/jpeg"/>
</draw:frame>
5月10日，星期三，鲁斯基夫斯卡(Ruskivska)从边界区域的螺丝中扔出了非托管航空导弹。</text:p>
      <text:p text:style-name="P4">
根据乌克林福姆的说法，北部运营司令部报告了<text:a xlink:type="simple" xlink:href="https://t.me/ok_pivnich1/2515" text:style-name="Internet_20_link" text:visited-style-name="Visited_20_Internet_20_Link">
</text:a>
.</text:p>
      <text:p text:style-name="P4">
“Станом 21:00 10 травня російські війська три рази <text:a xlink:type="simple" xlink:href="https://www.ukrinform.ua/tag-obstril" text:style-name="Internet_20_link" text:visited-style-name="Visited_20_Internet_20_Link">
</text:a>
在消息中，Chernihiv地区的边界”。</text:p>
      <text:p text:style-name="P4">
从13:10到13:20的俄罗斯人向贝亚尔村庄开火，可能是120毫米的迫击炮。 记录了五个命中。</text:p>
      <text:p text:style-name="P4">
大约18:05，在克拉斯尼亚村庄的地区，有三个节拍，可能是螺丝中难以管理的航空导弹。</text:p>
      <text:p text:style-name="P4">
从18:05到18:10的Bleshnya村庄，记录了五次命中，可能是82毫米的砂浆82毫米。</text:p>
      <text:p text:style-name="P4">
<text:span text:style-name="T4">
另请阅读：</text:span>
 <text:a xlink:type="simple" xlink:href="https://www.ukrinform.ua/rubric-ato/3707421-rosiani-obstrilali-selo-u-kahovskomu-rajoni-zaginula-zinka.html" text:style-name="Internet_20_link" text:visited-style-name="Visited_20_Internet_20_Link">
<text:span text:style-name="T4">
射击</text:span>
</text:a>
在所有三种情况下，均未收到有关当地人口中平民基础设施损失的信息。</text:p>
      <text:p text:style-name="P4">
如报道<text:a xlink:type="simple" xlink:href="https://www.ukrinform.ua/rubric-ato/3707238-rosiani-trici-obstrilali-prikordonna-cernigivsini-i-sumsini.html" text:style-name="Internet_20_link" text:visited-style-name="Visited_20_Internet_20_Link">
</text:a>
，俄罗斯军队国家12：00 5月10日在切尼希夫和苏米地区的边界开火了三遍。</text:p>
      <text:p text:style-name="P4">
News Source: <text:a xlink:type="simple" xlink:href="https://www.ukrinform.ua/rubric-ato/3707486-rosiani-obstrilali-prikordonna-cernigivsini-nekerovanimi-aviacijnimi-raketami.html" text:style-name="Internet_20_link" text:visited-style-name="Visited_20_Internet_20_Link">
https://www.ukrinform.ua/rubric-ato/3707486-rosiani-obstrilali-prikordonna-cernigivsini-nekerovanimi-aviacijnimi-raketami.html</text:a>
</text:p>
      <!--NEWS-->
      <text:h text:style-name="P10" text:outline-level="1">
<text:span text:style-name="T4">
正是在乌克兰，世界将看到欧洲的能力 - 总统</text:span>
</text:h>
      <text:p text:style-name="P4">
作者: Ukrinform (Person)</text:p>
      <text:p text:style-name="P4">
出版商: Укринформ (Organization)</text:p>
      <text:p text:style-name="P4">
出版时间: 2023-05-10T22:30:00+03:00</text:p>
      <text:p text:style-name="P4">
修改时间: 2023-05-10T22:30:00+03:00</text:p>
      <text:p text:style-name="P4">
描述: 在乌克兰，欧洲最多将有最大的欧洲 - 欧洲价值观的最大值欧洲和全球合作。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Європа', 'Україна', 'Агресія РФ', 'Зеленський', 'Війна з росією']</text:p>
      <text:p text:style-name="P4">
类型: Article</text:p>
      <!--METADATA-->
      <text:p text:style-name="P4">
<draw:frame draw:style-name="fr1" draw:name="Image223" text:anchor-type="as-char" svg:width="6.9236in" svg:height="3.956343in" draw:z-index="0">
<draw:image xlink:href="../Images/yкринформ/2023-05-10T22-30-00-03-00/630_360_1682451261-591.jpeg" xlink:type="simple" xlink:show="embed" xlink:actuate="onLoad" draw:mime-type="image/jpeg"/>
</draw:frame>
在乌克兰，欧洲将有最大的欧洲 - 最大的欧洲价值观，这是欧洲和全球合作的能力。</text:p>
      <text:p text:style-name="P4">
乌克林福姆乌克兰乌克兰·沃迪米尔·泽伦斯基(Ukraine Volodymyr Zelensky)总裁在全面战争的第441天结束时在他的讲话中报告了有关它的信息。</text:p>
      <text:p text:style-name="P4">
视频： <text:a xlink:type="simple" xlink:href="https://www.youtube.com/watch" text:style-name="Internet_20_link" text:visited-style-name="Visited_20_Internet_20_Link">
</text:a>
<text:span text:style-name="T4">
 <text:span text:style-name="T5">
我希望健康，亲爱的乌克兰人!</text:span>
 </text:span>
</text:p>
      <text:p text:style-name="P4">
简而言之，关于我们的行为。</text:p>
      <text:p text:style-name="P4">
我们的国际街区非常活跃，详细与合作伙伴合作，为乌克兰提供新形状的包裹。 新解决方案已经在工作层面。 我们的天空缺乏更多的缺乏，我们的防御和运动的机会更多。 我今天举行了几次会议，我们在那里讨论了这一切。 我们希望从合作伙伴到下一次的相应步骤。</text:p>
      <text:p text:style-name="P4">
一会儿，我们都没有忘记，每天占领者在我们地球上的存在都是一种诱惑，就像他会成功一样。 他一无所获!我们需要将自由，安全和欧洲归还给所有乌克兰土地 - 所有欧洲土地。 我们将做到这一点!让我们不要离开任何切碎的土地的敌人 - 没有暴政会统治。 我感谢合作伙伴的领导人，所有合伙人，所有帮助我们加强力量并使乌克兰防守更加活跃的人。</text:p>
      <text:p text:style-name="P4">
他与政府官员举行了一次相当有意义的会议，以敌对行动和战争之后的领土和乌克兰生活的更新。 我们正在研究恢复的所有方面，每个方面都是新的安全表格。 经济和工业，国防，能源，能源，基础设施，教育行业，社会领域，尤其是康复组成部分...所有应该建立的东西，准备在世界上投资的东西，什么将使乌克兰和乌克兰可靠保护和自信的发展。</text:p>
      <text:p text:style-name="P4">
现在，在5月，我们将完善这些国家计划的具体点，并在6月与合作伙伴进行实践工作。 现在和现在的重建 - 我们国家的关键系统和战略转变。 我相信我们的项目将至少在乌克兰之后和所有将与乌克兰合作的合作伙伴至少为发展动力。一步一步地，基于我们现在实施国家的能力恢复的资源。 特别是，今天采用了国家服务“方程式”。 这是在损害战争后需要修复垃圾房屋的人们的支持。 今天，我们已经有大量的申请“行​​动”。 通常，它是数十万个受损物体。 此外，我们还必须针对能够迫使受损房屋的人来制定这项任务。 帮助的平等非常重要，需要算法。 下一步是弥补失去的生活。 会的。</text:p>
      <text:p text:style-name="P4">
当然，在白天，我与情报高管与我们的指挥官进行了交流。 最前沿的情况是显而易见的首要任务。</text:p>
      <text:p text:style-name="P4">
今天，他签署了有关州立大学庆祝我们的战士的新法令。 第十单独的山区突击旅。 14th，28，53，59-tai 72独立的机械旅。 第三个单独的风暴旅。 27-rainactive炮兵旅。 第112个独立的TRO。 第67营。 第65届军事移动医院。 这是利曼清洗，巴赫穆特，雅尔，阿夫迪夫斯基，沙赫塔尔斯基。</text:p>
      <text:p text:style-name="P4">
总的来说，今天的法令标志着我们的捍卫者和捍卫者的266个。最有回头的是，最有价值的是那些生活是乌克兰的生活，这是我们顽强的乌克兰艺术。</text:p>
      <text:p text:style-name="P4">
荣耀我们所有正在战斗，战斗哨所和战斗行动中的士兵的荣耀!</text:p>
      <text:p text:style-name="P4">
荣耀为每个养育这样的儿子和女儿的乌克兰家庭荣耀!</text:p>
      <text:p text:style-name="P4">
<text:span text:style-name="T4">
 <text:span text:style-name="T5">
荣耀与乌克兰!</text:span>
 </text:span>
</text:p>
      <text:p text:style-name="P4">
News Source: <text:a xlink:type="simple" xlink:href="https://www.ukrinform.ua/rubric-ato/3707498-same-v-ukraini-svit-bacitime-na-so-zdatna-evropa-prezident.html" text:style-name="Internet_20_link" text:visited-style-name="Visited_20_Internet_20_Link">
https://www.ukrinform.ua/rubric-ato/3707498-same-v-ukraini-svit-bacitime-na-so-zdatna-evropa-prezident.html</text:a>
</text:p>
      <!--NEWS-->
      <text:h text:style-name="P10" text:outline-level="1">
<text:span text:style-name="T4">
乌克兰的战争将越来越对比质量的数量 - 海军上将鲍尔</text:span>
</text:h>
      <text:p text:style-name="P4">
作者: Ukrinform (Person)</text:p>
      <text:p text:style-name="P4">
出版商: Укринформ (Organization)</text:p>
      <text:p text:style-name="P4">
出版时间: 2023-05-10T22:34:00+03:00</text:p>
      <text:p text:style-name="P4">
修改时间: 2023-05-10T22:34:00+03:00</text:p>
      <text:p text:style-name="P4">
描述: 从入侵乌克兰开始，俄罗斯入侵者没有建立物流系统，遭受了巨大的损失，现在被迫使用过时的设备和未经训练的人大量。  - 乌克林。</text:p>
      <text:p text:style-name="P4">
图片: ["<text:a xlink:type="simple" xlink:href="https://static.ukrinform.com/photos/2022_09/thumb_files/630_360_1663444486-508.jpg" text:style-name="Internet_20_link" text:visited-style-name="Visited_20_Internet_20_Link">
630_360_16634...</text:a>
"]</text:p>
      <text:p text:style-name="P4">
标签: ['НАТО', 'Україна', 'Агресія РФ', 'Війна з росією']</text:p>
      <text:p text:style-name="P4">
类型: Article</text:p>
      <!--METADATA-->
      <text:p text:style-name="P4">
<draw:frame draw:style-name="fr1" draw:name="Image224" text:anchor-type="as-char" svg:width="6.9236in" svg:height="3.956343in" draw:z-index="0">
<draw:image xlink:href="../Images/yкринформ/2023-05-10T22-34-00-03-00/630_360_1663444486-508.jpg" xlink:type="simple" xlink:show="embed" xlink:actuate="onLoad" draw:mime-type="image/jpeg"/>
</draw:frame>
最初，乌克兰的入侵并没有创造出物流系统，遭受了巨大的损失，现在被迫使用过时的设备和未经训练的人。</text:p>
      <text:p text:style-name="P4">
乌克林福德通讯员报告称，在辩护联盟国家辩护后，军事委员会负责人纳索阿德米拉尔·罗布·鲍尔(Nathoadmiral Rob Bauer)报告的卫生部辩护后，今天在布鲁塞尔宣布了这一点。</text:p>
      <text:p text:style-name="P4">
同时，乌克兰据他认为，乌克兰专注于部队的质量和醉酒，使用西方样品的武器，在接下来的几个月中，这种切割将在战场上反映在战场上。</text:p>
      <text:p text:style-name="P4">
“战争中的任何一方都面临着同样的问题，人们已经破坏或损坏了设备，并且感到缺乏弹药。 俄罗斯承认的援助错误估计之一 - 他们正在准备为期三天的“忘记”，以告知表演者其目标，而无法部署物流系统。 因此，在这几天里，他们没有为坦克军队提供燃料。”北约军事局长说。</text:p>
      <text:p text:style-name="P4">
<text:span text:style-name="T4">
另请阅读：</text:span>
 <text:span text:style-name="T4">
 <text:a xlink:type="simple" xlink:href="https://www.ukrinform.ua/rubric-polytics/3707468-vijskovij-komitet-nato-pidtverdiv-nepohitnu-pidtrimku-ukraini.html" text:style-name="Internet_20_link" text:visited-style-name="Visited_20_Internet_20_Link">
</text:a>
</text:span>
</text:p>
      <text:p text:style-name="P4">
他指出，在第四天或第六天敌对行动的背景下，它们被转变为物流比赛，这就是目前在乌克兰发生的事情。这与其他问题密切相关，并具有补充凳子，接收新设备，新设备的能力，坦克和战斗车辆，坦克和战斗车辆，坦克和战斗车新火炮系统等。 这也是关于补充征兵或动员的人员及其准备工作。</text:p>
      <text:p text:style-name="P4">
“从物质的角度来看，俄罗斯人开始使用非常古老的物质和功能，例如，T-54坦克，1954年的模型，我们在战场上米布尔。 问题是他们仍然有很多这些54。 我们看到俄罗斯人被迫专注于数量。 包括大量的应征入伍和动员不太熟悉的人 - 他们采取过时的材料，但大量材料。另一方面，乌克兰人专注于质量，并采用西方设计的武器，作为适当的培训军队。 这是一个很大的差异，将在接下来的几个月中表现出来。”北约军事委员会说。他确认，在乌克兰侵略某些后勤问题之后，联盟上的盟友也面临着，因为他们还没有准备好进行如此大的高强度战争。</text:p>
      <text:p text:style-name="P4">
“物流和物流环境是一个非常重要的组成部分(提示 -  ed。)思维。 数十年来，我们忽略了与大规模冲突的集体辩护有关的大量卷 - 因为我们没有提供这种冲突。 我们计划了较小的业务，这些业务也具有重要的物流组成部分，但比我们现在在乌克兰看到的战争更适合计划。”鲍尔说。</text:p>
      <text:p text:style-name="P4">
<text:span text:style-name="T4">
另请阅读：</text:span>
 <text:span text:style-name="T4">
 <text:a xlink:type="simple" xlink:href="https://www.ukrinform.ua/rubric-world/3707201-stoltenberg-okresliv-vijskovi-prioriteti-nato-do-samitu-u-vilnusi.html" text:style-name="Internet_20_link" text:visited-style-name="Visited_20_Internet_20_Link">
</text:a>
</text:span>
</text:p>
      <text:p text:style-name="P4">
他强调，解决此类问题的解决方案并不是一天的问题，它将干扰大规模，漫长的努力和投资，包括开发提供部队和物流的制度，改善军事管理体系，等等。 。 所有这些都是关于部队结构及其规定现代化的更新操作概念的核心，这些概念将在维尔纽斯的北约 - 萨米特期间考虑。</text:p>
      <text:p text:style-name="P4">
反过来，北约武装部队在欧洲 - 美国将军克里斯托弗·卡沃拉(Christopher Cavola)的总司令(克里斯托弗·卡沃利(Christopher Cavoli))他指出，没有必要低估俄罗斯军队。</text:p>
      <text:p text:style-name="P4">
“我想补充一点，俄罗斯武装部队的退化确实是前所未有的。 阿维纳(Alevona)关注的是，为什么我们非常多方面。 同时，值得记住的是，在其他领域，这种退化并不那么明显，”美军指挥官说。</text:p>
      <text:p text:style-name="P4">
<text:span text:style-name="T4">
另请阅读：</text:span>
 <text:span text:style-name="T4">
 <text:a xlink:type="simple" xlink:href="https://www.ukrinform.ua/rubric-ato/3707474-rosia-mae-usvidomiti-so-ij-ne-peremogti-v-ukraini-britania-v-obse.html" text:style-name="Internet_20_link" text:visited-style-name="Visited_20_Internet_20_Link">
</text:a>
</text:span>
</text:p>
      <text:p text:style-name="P4">
据报道，北约军事委员会是联盟的最高机构，该委员会决定了武装部队的国防和发展的需求，以确保盟国的集体辩护，以执行北约政治决定。</text:p>
      <text:p text:style-name="P4">
News Source: <text:a xlink:type="simple" xlink:href="https://www.ukrinform.ua/rubric-ato/3707487-vijna-v-ukraini-dedali-silnise-protistavlatime-kilkist-akosti-admiral-bauer.html" text:style-name="Internet_20_link" text:visited-style-name="Visited_20_Internet_20_Link">
https://www.ukrinform.ua/rubric-ato/3707487-vijna-v-ukraini-dedali-silnise-protistavlatime-kilkist-akosti-admiral-bauer.html</text:a>
</text:p>
      <!--NEWS-->
      <text:h text:style-name="P10" text:outline-level="1">
<text:span text:style-name="T4">
乌克兰正在与合作伙伴一起开发新的防守套餐 -  Zelensky</text:span>
</text:h>
      <text:p text:style-name="P4">
作者: Ukrinform (Person)</text:p>
      <text:p text:style-name="P4">
出版商: Укринформ (Organization)</text:p>
      <text:p text:style-name="P4">
出版时间: 2023-05-10T22:42:00+03:00</text:p>
      <text:p text:style-name="P4">
修改时间: 2023-05-10T22:42:00+03:00</text:p>
      <text:p text:style-name="P4">
描述: 乌克兰正在与合作伙伴积极合作，决定新的国防套餐。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Оборона', 'допомога', 'Зеленський', 'Війна з росією']</text:p>
      <text:p text:style-name="P4">
类型: Article</text:p>
      <!--METADATA-->
      <text:p text:style-name="P4">
<draw:frame draw:style-name="fr1" draw:name="Image225" text:anchor-type="as-char" svg:width="6.9236in" svg:height="3.956343in" draw:z-index="0">
<draw:image xlink:href="../Images/yкринформ/2023-05-10T22-42-00-03-00/630_360_1679682020-565.jpeg" xlink:type="simple" xlink:show="embed" xlink:actuate="onLoad" draw:mime-type="image/jpeg"/>
</draw:frame>
乌克兰与合作伙伴一起就新的国防套餐做出了决定。</text:p>
      <text:p text:style-name="P4">
沃迪米尔总统Zelenskyy在[]中说了这一点(https://www.youtube.com/watch?v=DvK9ibC4a2s)乌克林福姆报道说，对同胞。</text:p>
      <text:p text:style-name="P4">
“我们的国际街区非常活跃，详细与合作伙伴合作是为了新<text:a xlink:type="simple" xlink:href="https://www.ukrinform.ua/tag-oborona" text:style-name="Internet_20_link" text:visited-style-name="Visited_20_Internet_20_Link">
</text:a>
乌克兰的包裹。 新解决方案仍在工作层面。 Zelensky说：“为我们的天空提供更多保护，为我们的防御和地球运动提供了更多的机会。”</text:p>
      <text:p text:style-name="P4">
<text:span text:style-name="T5">
viso：<text:a xlink:type="simple" xlink:href="https://t.me/OP_UA/9468" text:style-name="Internet_20_link" text:visited-style-name="Visited_20_Internet_20_Link">
</text:a>
</text:span>
</text:p>
      <text:p text:style-name="P4">
他指出，在白天，他举行了几次会议，在这些会议上开发了这些问题。 总统一直期待该地区在不久的将来的相关步骤。</text:p>
      <text:p text:style-name="P4">
“我们不会忘记一分钟，每天，占领者在我们的土地上的存在是一种诱惑，让他想像他会成功的……什么都不会看到!我们需要将自由，安全和欧洲归还给所有乌克兰土地 - 所有欧洲土地。 我们会做的!让我们不要离开任何切碎的土地的敌人 - 没有暴政会统治。 我感谢合作伙伴的领导人，所有合伙人，所有帮助我们加强轮廓的人和所有人，使乌克兰的防守更加活跃，” Zelensky说。</text:p>
      <text:p text:style-name="P4">
<text:span text:style-name="T4">
另请阅读：</text:span>
 <text:a xlink:type="simple" xlink:href="https://www.ukrinform.ua/rubric-polytics/3706836-zelenskij-zaklikav-es-diati-proporcijno-zagrozi-dla-peremogi-nad-zlom-agresii.html" text:style-name="Internet_20_link" text:visited-style-name="Visited_20_Internet_20_Link">
<text:span text:style-name="T4">
 Zelensky </text:span>
</text:a>
据乌克林福姆(Ukrinform)报道，5月9日，沃迪米尔·泽伦斯基(Volodymyr Zelenskyy)总统表示，我们的州计划将俄罗斯军队迁出其领土，这不仅仅是战争的延续。 乌克兰人梦想只是要自由地给我们，我们不在普京木偶剧院总统，我们是自给自足的。</text:p>
      <text:p text:style-name="P4">
_foto：op _</text:p>
      <text:p text:style-name="P4">
News Source: <text:a xlink:type="simple" xlink:href="https://www.ukrinform.ua/rubric-ato/3707490-ukraina-napracovue-z-partnerami-novi-oboronni-paketi-zelenskij.html" text:style-name="Internet_20_link" text:visited-style-name="Visited_20_Internet_20_Link">
https://www.ukrinform.ua/rubric-ato/3707490-ukraina-napracovue-z-partnerami-novi-oboronni-paketi-zelenskij.html</text:a>
</text:p>
      <!--NEWS-->
      <text:h text:style-name="P10" text:outline-level="1">
<text:span text:style-name="T4">
乌克兰的青年队在欧洲联盟开发锦标赛开始时就让位于斯洛伐克</text:span>
</text:h>
      <text:p text:style-name="P4">
作者: Ukrinform (Person)</text:p>
      <text:p text:style-name="P4">
出版商: Укринформ (Organization)</text:p>
      <text:p text:style-name="P4">
出版时间: 2023-05-10T22:46:00+03:00</text:p>
      <text:p text:style-name="P4">
修改时间: 2023-05-10T22:46:00+03:00</text:p>
      <text:p text:style-name="P4">
描述: 乌克兰的U16青年队（不超过2007年）在斯洛伐克市SENETS的UEFA开发锦标赛上开始表演。  - 乌克林。</text:p>
      <text:p text:style-name="P4">
图片: ["<text:a xlink:type="simple" xlink:href="https://static.ukrinform.com/photos/2023_05/thumb_files/630_360_1683748232-732.jpg" text:style-name="Internet_20_link" text:visited-style-name="Visited_20_Internet_20_Link">
630_360_16837...</text:a>
"]</text:p>
      <text:p text:style-name="P4">
标签: ['Футбол']</text:p>
      <text:p text:style-name="P4">
类型: Article</text:p>
      <!--METADATA-->
      <text:p text:style-name="P4">
<draw:frame draw:style-name="fr1" draw:name="Image226" text:anchor-type="as-char" svg:width="6.9236in" svg:height="3.956343in" draw:z-index="0">
<draw:image xlink:href="../Images/yкринформ/2023-05-10T22-46-00-03-00/630_360_1683748232-732.jpg" xlink:type="simple" xlink:show="embed" xlink:actuate="onLoad" draw:mime-type="image/jpeg"/>
</draw:frame>
U16年轻的乌克兰人(球员不比2007年大)从斯洛伐克市Senets的UEFA开发锦标赛开始。</text:p>
      <text:p text:style-name="P4">
如报告<text:a xlink:type="simple" xlink:href="https://uaf.ua/article/48217" text:style-name="Internet_20_link" text:visited-style-name="Visited_20_Internet_20_Link">
</text:a>
乌克兰足球协会(WAF)，在第一场比赛中，“蓝色 -  Yellow”让位于一系列帖子-Match peer -to -slovak对等方-1：3(游戏时间 -  1：1)，报道乌克林福姆。</text:p>
      <text:p text:style-name="P4">
否则，拉脱维亚的比赛得分为2：4，输给了爱尔兰，弗拉基米尔·耶泽斯基(Vladimir Yezersky)的高速公路将于5月12日开会。</text:p>
      <text:p text:style-name="P4">
乌克兰人将在5月15日对阵拉脱维亚队的比赛。</text:p>
      <text:p text:style-name="P4">
<text:span text:style-name="T4">
另请阅读：</text:span>
 <text:a xlink:type="simple" xlink:href="https://www.ukrinform.ua/rubric-sports/3707184-dinamivec-diallo-zigrae-na-cempionati-svitu-za-molodiznu-zbirnu-senegalu.html" text:style-name="Internet_20_link" text:visited-style-name="Visited_20_Internet_20_Link">
</text:a>
我们将提醒，乌克兰U16国家队正在准备合格的Rounduuro-2024(U17). У період із 15 до 21 жовтня «синьо-жовті» зустрінуться зкомандами Німеччини, Фінляндії та Ліхтенштейну (比赛的所有者).</text:p>
      <text:p text:style-name="P4">
На фото: Володимир Єзерський/uaf.ua.</text:p>
      <text:p text:style-name="P4">
News Source: <text:a xlink:type="simple" xlink:href="https://www.ukrinform.ua/rubric-sports/3707491-unacka-zbirna-ukraini-postupilasa-po-penalti-slovakam-na-starti-turniru-rozvitku-uefa.html" text:style-name="Internet_20_link" text:visited-style-name="Visited_20_Internet_20_Link">
https://www.ukrinform.ua/rubric-sports/3707491-unacka-zbirna-ukraini-postupilasa-po-penalti-slovakam-na-starti-turniru-rozvitku-uefa.html</text:a>
</text:p>
      <!--NEWS-->
      <text:h text:style-name="P10" text:outline-level="1">
<text:span text:style-name="T4">
总统与政府官员开会：他们谈到了乌克兰的恢复</text:span>
</text:h>
      <text:p text:style-name="P4">
作者: Ukrinform (Person)</text:p>
      <text:p text:style-name="P4">
出版商: Укринформ (Organization)</text:p>
      <text:p text:style-name="P4">
出版时间: 2023-05-10T22:54:00+03:00</text:p>
      <text:p text:style-name="P4">
修改时间: 2023-05-10T22:54:00+03:00</text:p>
      <text:p text:style-name="P4">
描述: 周三，总统沃罗迪米尔·泽伦斯基（Volodymyr Zelenskyy）在战斗和战争后与政府官员在我们领土的续签上举行了一次会议。  - 乌克林。</text:p>
      <text:p text:style-name="P4">
图片: ["<text:a xlink:type="simple" xlink:href="https://static.ukrinform.com/photos/2023_03/thumb_files/630_360_1677948247-977.jpg" text:style-name="Internet_20_link" text:visited-style-name="Visited_20_Internet_20_Link">
630_360_16779...</text:a>
"]</text:p>
      <text:p text:style-name="P4">
标签: ['Зеленський', 'Війна з росією', 'Відновлення України']</text:p>
      <text:p text:style-name="P4">
类型: Article</text:p>
      <!--METADATA-->
      <text:p text:style-name="P4">
<draw:frame draw:style-name="fr1" draw:name="Image227" text:anchor-type="as-char" svg:width="6.9236in" svg:height="3.956343in" draw:z-index="0">
<draw:image xlink:href="../Images/yкринформ/2023-05-10T22-54-00-03-00/630_360_1677948247-977.jpg" xlink:type="simple" xlink:show="embed" xlink:actuate="onLoad" draw:mime-type="image/jpeg"/>
</draw:frame>
周三，乌克兰总统在敌对行动和战争之后与政府官员举行了一次有关我们领土的编程的会议。</text:p>
      <text:p text:style-name="P4">
他在他的[]中说了这一点(https://www.youtube.com/watch?v=DvK9ibC4a2s)据报道，炸药。</text:p>
      <text:p text:style-name="P4">
视频： <text:a xlink:type="simple" xlink:href="https://www.youtube.com/watch" text:style-name="Internet_20_link" text:visited-style-name="Visited_20_Internet_20_Link">
</text:a>
“他今天与政府官员举行了一次相当有意义的会议，以在敌对行动和一般战争之后的领土和乌克兰生活的更新。 我们正在研究恢复的所有方面，每个方面都是新的安全表格。 经济和工业，OPC，能源，基础设施，教育行业，社会领域，医学，尤其是康复组成部分...所有必须建立的，准备投资世界的东西，什么将使乌克兰和乌克兰人可靠的保护和自信的保护和自信发展我们的社会资本。”国家元首说。</text:p>
      <text:p text:style-name="P4">
<text:span text:style-name="T4">
另请阅读：</text:span>
 <text:span text:style-name="T4">
 <text:a xlink:type="simple" xlink:href="https://www.ukrinform.ua/rubric-vidbudova/3707362-u-cernigovi-prezentuvali-instrumenti-svidkogo-vidnovlenna-zrujnovanih-vijnou-skil.html" text:style-name="Internet_20_link" text:visited-style-name="Visited_20_Internet_20_Link">
</text:a>
</text:span>
</text:p>
      <text:p text:style-name="P4">
据他介绍，在5月，当局将完善这些国家计划的具体点，并在6月与合作伙伴对计划进行实际工作。</text:p>
      <text:p text:style-name="P4">
“与现在和现在的重建有关的重建 - 关键系统，以及我们国家的研究。 我敢肯定，我们的项目至少会推动我们地区的发展 - 乌克兰之后，我们的合作伙伴将与乌克兰合作。”</text:p>
      <text:p text:style-name="P4">
<text:span text:style-name="T4">
另请阅读：</text:span>
 <text:span text:style-name="T4">
 <text:a xlink:type="simple" xlink:href="https://www.ukrinform.ua/rubric-vidbudova/3707294-u-londoni-1516-travna-projde-konferencia-vidnovlenna-ukraini-vidbudova-na-bazi-doslidzen.html" text:style-name="Internet_20_link" text:visited-style-name="Visited_20_Internet_20_Link">
</text:a>
</text:span>
</text:p>
      <text:p text:style-name="P4">
总统毫无疑问，在乌克兰，世界将看到欧洲是合适的。 他强调说：“在乌克兰的乌克兰，欧洲将有最大的欧洲 - 最大可能是欧洲价值观的能力，这是欧洲和全球合作的能力。”</text:p>
      <text:p text:style-name="P4">
Zelensky说，根据可用资源的体现和当前的恢复计划。 特别是，国家服务“方程式”已经起作用。 这是在损害战争后需要修复垃圾房屋的人们的支持。<text:span text:style-name="T4">
另请阅读：</text:span>
 <text:span text:style-name="T4">
 <text:a xlink:type="simple" xlink:href="https://www.ukrinform.ua/rubric-vidbudova/3707215-u-dii-zapustili-programu-derzavnoi-dopomogi-evidnovlenna.html" text:style-name="Internet_20_link" text:visited-style-name="Visited_20_Internet_20_Link">
</text:a>
</text:span>
</text:p>
      <text:p text:style-name="P4">
正如乌克林福姆报道的那样，4月23日，政府批准了一项决议，该决议允许自5月10日以来对等式计划进行测试。</text:p>
      <text:p text:style-name="P4">
News Source: <text:a xlink:type="simple" xlink:href="https://www.ukrinform.ua/rubric-vidbudova/3707494-prezident-proviv-naradu-z-uradovcami-govorili-pro-vidnovlenna-ukraini.html" text:style-name="Internet_20_link" text:visited-style-name="Visited_20_Internet_20_Link">
https://www.ukrinform.ua/rubric-vidbudova/3707494-prezident-proviv-naradu-z-uradovcami-govorili-pro-vidnovlenna-ukraini.html</text:a>
</text:p>
      <!--NEWS-->
      <text:h text:style-name="P10" text:outline-level="1">
<text:span text:style-name="T4">
在伊斯坦布尔，关于“谷物协议”的会议结束了</text:span>
</text:h>
      <text:p text:style-name="P4">
作者: Ukrinform (Person)</text:p>
      <text:p text:style-name="P4">
出版商: Укринформ (Organization)</text:p>
      <text:p text:style-name="P4">
出版时间: 2023-05-10T23:09:00+03:00</text:p>
      <text:p text:style-name="P4">
修改时间: 2023-05-10T23:09:00+03:00</text:p>
      <text:p text:style-name="P4">
描述: 土耳其，乌克兰，俄罗斯和联合国代表的国防部副部长会议以伊斯坦布尔结束。  - 乌克林。</text:p>
      <text:p text:style-name="P4">
图片: ["<text:a xlink:type="simple" xlink:href="https://static.ukrinform.com/photos/2023_05/thumb_files/630_360_1683753024-569.jpg" text:style-name="Internet_20_link" text:visited-style-name="Visited_20_Internet_20_Link">
630_360_16837...</text:a>
"]</text:p>
      <text:p text:style-name="P4">
标签: ['Переговори', 'Зерно', ' Чорне море', 'Туреччина']</text:p>
      <text:p text:style-name="P4">
类型: Article</text:p>
      <!--METADATA-->
      <text:p text:style-name="P4">
<draw:frame draw:style-name="fr1" draw:name="Image228" text:anchor-type="as-char" svg:width="6.9236in" svg:height="3.956343in" draw:z-index="0">
<draw:image xlink:href="../Images/yкринформ/2023-05-10T23-09-00-03-00/630_360_1683753024-569.jpg" xlink:type="simple" xlink:show="embed" xlink:actuate="onLoad" draw:mime-type="image/jpeg"/>
</draw:frame>
土耳其，乌克兰国防部副部长和联合国的俄罗斯塔波德会议。</text:p>
      <text:p text:style-name="P4">
关于它报告了乌克林福姆，参考了土耳其国务院在[]的信息(https://twitter.com/tcsavunma/status/1656347714467274752?cxt=HHwWgIDRlY_ew_wtAAAA).</text:p>
      <text:p text:style-name="P4">
“Зустріч, на якій обговорювали зернову ініціативу та інші питання, відбуласясьогодні в Стамбулі за участю заступників міністрів оборони Туреччини, росії,України та представників ООН”, - повідомило міністерство.</text:p>
      <text:p text:style-name="P4">
<text:span text:style-name="T4">
Читайте також:</text:span>
 <text:span text:style-name="T4">
<text:a xlink:type="simple" xlink:href="https://www.ukrinform.ua/rubric-economy/3707476-derzdep-zaaviv-pro-terminovu-neobhidnist-prodovziti-cornomorsku-zernovu-ugodu.html" text:style-name="Internet_20_link" text:visited-style-name="Visited_20_Internet_20_Link">
 </text:a>
</text:span>
</text:p>
      <text:p text:style-name="P4">
lomi uper /醚函氨。</text:p>
      <text:p text:style-name="Quotations">

<text:p text:style-name="P4">
今天在伊斯坦布尔讨论了谷物倡议和其他问题。 国防部长尤努斯·埃姆尔·卡拉斯曼诺(Yunus EmreKaraosmanoğlu)及其伴随的代表团……<text:a xlink:type="simple" xlink:href="https://t.co/IyEBIpNoKc" text:style-name="Internet_20_link" text:visited-style-name="Visited_20_Internet_20_Link">
&gt;
</text:a>
&gt;
&gt;
 -T.C。 国防部(@tcsavunma) <text:a xlink:type="simple" xlink:href="https://twitter.com/tcsavunma/status/1656347714467274752" text:style-name="Internet_20_link" text:visited-style-name="Visited_20_Internet_20_Link">
&gt;
 </text:a>
值得注意的是，土耳其副国防部Junus Emre Karasmanoglu和随附的代表团参加了比赛。</text:p>

</text:p>
      <text:p text:style-name="P4">
<text:span text:style-name="T4">
另请阅读：</text:span>
 <text:span text:style-name="T4">
 <text:a xlink:type="simple" xlink:href="https://www.ukrinform.ua/rubric-economy/3706784-cerez-dii-rosii-zernovij-koridor-zablokovanij-na-90-solskij.html" text:style-name="Internet_20_link" text:visited-style-name="Visited_20_Internet_20_Link">
</text:a>
</text:span>
</text:p>
      <text:p text:style-name="P4">
正如乌克林福姆报道的，土耳其早期_ <text:span text:style-name="T4">
 <text:a xlink:type="simple" xlink:href="https://www.ukrinform.ua/rubric-economy/3706838-u-tureccini-zaavili-pro-vidnovlenna-roboti-zernovogo-koridoru-zmi.html" text:style-name="Internet_20_link" text:visited-style-name="Visited_20_Internet_20_Link">
</text:a>
</text:span>
 _</text:p>
      <text:p text:style-name="P4">
News Source: <text:a xlink:type="simple" xlink:href="https://www.ukrinform.ua/rubric-economy/3707496-u-stambuli-zaversilasa-zustric-sodo-zernovoi-ugodi.html" text:style-name="Internet_20_link" text:visited-style-name="Visited_20_Internet_20_Link">
https://www.ukrinform.ua/rubric-economy/3707496-u-stambuli-zaversilasa-zustric-sodo-zernovoi-ugodi.html</text:a>
</text:p>
      <!--NEWS-->
      <text:h text:style-name="P10" text:outline-level="1">
<text:span text:style-name="T4">
Zelensky通过州奖庆祝266名捍卫者</text:span>
</text:h>
      <text:p text:style-name="P4">
作者: Ukrinform (Person)</text:p>
      <text:p text:style-name="P4">
出版商: Укринформ (Organization)</text:p>
      <text:p text:style-name="P4">
出版时间: 2023-05-10T23:18:00+03:00</text:p>
      <text:p text:style-name="P4">
修改时间: 2023-05-10T23:18:00+03:00</text:p>
      <text:p text:style-name="P4">
描述: 乌克兰沃迪米尔·泽伦斯基（Ukraine Volodymyr Zelensky）主席签署了庆祝266名士兵的法令。  - 乌克林。</text:p>
      <text:p text:style-name="P4">
图片: ["<text:a xlink:type="simple" xlink:href="https://static.ukrinform.com/photos/2022_09/thumb_files/630_360_1663151054-778.jpg" text:style-name="Internet_20_link" text:visited-style-name="Visited_20_Internet_20_Link">
630_360_16631...</text:a>
"]</text:p>
      <text:p text:style-name="P4">
标签: ['Нагорода', 'ЗСУ', 'Зеленський']</text:p>
      <text:p text:style-name="P4">
类型: Article</text:p>
      <!--METADATA-->
      <text:p text:style-name="P4">
<draw:frame draw:style-name="fr1" draw:name="Image229" text:anchor-type="as-char" svg:width="6.9236in" svg:height="3.956343in" draw:z-index="0">
<draw:image xlink:href="../Images/yкринформ/2023-05-10T23-18-00-03-00/630_360_1663151054-778.jpg" xlink:type="simple" xlink:show="embed" xlink:actuate="onLoad" draw:mime-type="image/jpeg"/>
</draw:frame>
乌克兰沃迪米尔·泽伦斯基(Ukraine Volodymyr Zelensky)总统签署了授予266名士兵的法令。</text:p>
      <text:p text:style-name="P4">
他在他的[]中说了这一点(https://www.youtube.com/watch?v=DvK9ibC4a2s)据报道，炸药。</text:p>
      <text:p text:style-name="P4">
Zelensky说：“总共有266名我们的捍卫者和捍卫者被标记了。最有回声，最有价值的是那些生活是我们美丽的乌克兰生活的人。”</text:p>
      <text:p text:style-name="P4">
<text:span text:style-name="T4">
另请阅读：</text:span>
 <text:span text:style-name="T4">
 <text:a xlink:type="simple" xlink:href="https://www.ukrinform.ua/rubric-ato/3705413-zelenskij-vidznaciv-derzavnimi-nagorodami-153-vijskovosluzbovciv-130-iz-nih-posmertno.html" text:style-name="Internet_20_link" text:visited-style-name="Visited_20_Internet_20_Link">
</text:a>
</text:span>
</text:p>
      <text:p text:style-name="P4">
据他说，庆祝活动的新法令涉及第十单独的IGRIGE和调查旅的士兵，第14，第28，第53，第59和第72个单独的机械化旅。 同样是第3个单独的突击旅，第27炮兵旅，第112个单独的TRO旅，第67个单独的简单营，第65届军事移动医院。</text:p>
      <text:p text:style-name="P4">
国家负责人说：“这是利曼方向，巴赫穆特，YAR，Avdiivsky方向，矿工。”</text:p>
      <text:p text:style-name="P4">
<text:span text:style-name="T4">
另请阅读：</text:span>
 <text:span text:style-name="T4">
 <text:a xlink:type="simple" xlink:href="https://www.ukrinform.ua/rubric-ato/3706752-na-limanskomu-ta-kupanskomu-napramkah-za-dobu-vorog-448-raziv-vdariv-po-poziciah-zsu.html" text:style-name="Internet_20_link" text:visited-style-name="Visited_20_Internet_20_Link">
</text:a>
</text:span>
</text:p>
      <text:p text:style-name="P4">
当然，总统强调，前线的情况显然是首要任务。 他白天与智力领导人与指挥官进行了交流。</text:p>
      <text:p text:style-name="P4">
正如该机构报道的那样，5月10日早些时候，乌克兰捍卫者能够在巴赫穆特方向发展有效的反击，从而导致某些撤退到2公里的地区的积累。</text:p>
      <text:p text:style-name="P4">
News Source: <text:a xlink:type="simple" xlink:href="https://www.ukrinform.ua/rubric-ato/3707495-zelenskij-vidznaciv-derzavnimi-nagorodami-266-zahisnikiv.html" text:style-name="Internet_20_link" text:visited-style-name="Visited_20_Internet_20_Link">
https://www.ukrinform.ua/rubric-ato/3707495-zelenskij-vidznaciv-derzavnimi-nagorodami-266-zahisnikiv.html</text:a>
</text:p>
      <!--NEWS-->
      <text:h text:style-name="P10" text:outline-level="1">
<text:span text:style-name="T4">
在立陶宛的饮食中，他们希望对批准俄罗斯侵略施加刑事责任</text:span>
</text:h>
      <text:p text:style-name="P4">
作者: Ukrinform (Person)</text:p>
      <text:p text:style-name="P4">
出版商: Укринформ (Organization)</text:p>
      <text:p text:style-name="P4">
出版时间: 2023-05-10T23:27:00+03:00</text:p>
      <text:p text:style-name="P4">
修改时间: 2023-05-10T23:27:00+03:00</text:p>
      <text:p text:style-name="P4">
描述: 在立陶宛，来自保守党的一群议员，负责Seimas的执政联盟，提议将俄罗斯在乌克兰的行动等同于苏联掌控和纳粹的罪行。  - 乌克林。</text:p>
      <text:p text:style-name="P4">
图片: ["<text:a xlink:type="simple" xlink:href="https://static.ukrinform.com/photos/2023_03/thumb_files/630_360_1679416243-953.jpg" text:style-name="Internet_20_link" text:visited-style-name="Visited_20_Internet_20_Link">
630_360_16794...</text:a>
"]</text:p>
      <text:p text:style-name="P4">
标签: ['Литва', 'Сейм', 'Агресія РФ', 'Воєнні злочини', 'Війна з росією', 'Рашизм']</text:p>
      <text:p text:style-name="P4">
类型: Article</text:p>
      <!--METADATA-->
      <text:p text:style-name="P4">
<draw:frame draw:style-name="fr1" draw:name="Image230" text:anchor-type="as-char" svg:width="6.9236in" svg:height="3.956343in" draw:z-index="0">
<draw:image xlink:href="../Images/yкринформ/2023-05-10T23-27-00-03-00/630_360_1679416243-953.jpg" xlink:type="simple" xlink:show="embed" xlink:actuate="onLoad" draw:mime-type="image/jpeg"/>
</draw:frame>
统治美国统治联盟的保守党的立陶宛议员提议将俄罗斯在乌克兰的行动等同于苏联权力魔法师的罪行。</text:p>
      <text:p text:style-name="P4">
相应的法律草案已在立陶宛议会中注册，并报告了乌克林福姆。(http://www.lrt.lt/ua/novini/1263/1985217/seim-priiniav-propozitsiiu-pririvniati-diyi-rosiyi-v-ukrayini-do-radians-kikh-i-natsists-kikh-zlochiniv).</text:p>
      <text:p text:style-name="P4">
Як зазначається, пропонується додати слово "російський" до статтіКримінального кодексу Литви, яка передбачає відповідальність за публічнесхвалення, заперечення або грубе приниження міжнародних злодіянь, злочинів,скоєних СРСР або нацистською Німеччиною. Такі дії наразі караються штрафом,обмеженням волі, арештом або позбавленням волі на строк до двох років.</text:p>
      <text:p text:style-name="P4">
<text:span text:style-name="T4">
Читайте також:</text:span>
 <text:span text:style-name="T4">
<text:a xlink:type="simple" xlink:href="https://www.ukrinform.ua/rubric-diaspora/3705592-diaspora-zaklikala-portugaliu-zasuditi-ideologiu-rasizmu.html" text:style-name="Internet_20_link" text:visited-style-name="Visited_20_Internet_20_Link">
 </text:a>
</text:span>
</text:p>
      <text:p text:style-name="P4">
“法律的目的是预测与其使用相关的刑事责任和其他程序性措施，以公开支持，否认或严重降低或严重减少俄罗斯对乌克兰的侵略性，占领其领土的侵略性(包括 <text:a xlink:type="simple" xlink:href="https://www.ukrinform.ua/tag-krim" text:style-name="Internet_20_link" text:visited-style-name="Visited_20_Internet_20_Link">
</text:a>
 )”， - 解释性注释。</text:p>
      <text:p text:style-name="P4">
根据立法倡议的作者，尽管俄罗斯对乌克兰的侵略“不是对立陶宛共和国或其公民的直接犯罪，但这一事件对国家国家安全的后果是显而易见的。”</text:p>
      <text:p text:style-name="P4">
<text:span text:style-name="T4">
另请阅读：</text:span>
 <text:span text:style-name="T4">
 <text:a xlink:type="simple" xlink:href="https://www.ukrinform.ua/rubric-polytics/3706741-u-nurnberzi-opublikuvali-deklaraciu-pro-zlocin-agresii-rf-v-ukraini.html" text:style-name="Internet_20_link" text:visited-style-name="Visited_20_Internet_20_Link">
</text:a>
</text:span>
</text:p>
      <text:p text:style-name="P4">
如报道_ <text:span text:style-name="T4">
 <text:a xlink:type="simple" xlink:href="https://www.ukrinform.ua/rubric-economy/3707080-premerka-litvi-zaklikae-peredbaciti-dodatkovu-dopomogu-ukraini-pid-cas-peregladu-budzetu-es.html" text:style-name="Internet_20_link" text:visited-style-name="Visited_20_Internet_20_Link">
</text:a>
</text:span>
 _，在立陶宛总理Ingrid Schimonitzilitzilizal的前夕，欧盟国家在审查长期社区预算的同时向乌克兰提供额外的援助。</text:p>
      <text:p text:style-name="P4">
News Source: <text:a xlink:type="simple" xlink:href="https://www.ukrinform.ua/rubric-world/3707350-u-sejmi-litvi-hocut-vvesti-kriminalnu-vidpovidalnist-za-shvalenna-agresii-rf.html" text:style-name="Internet_20_link" text:visited-style-name="Visited_20_Internet_20_Link">
https://www.ukrinform.ua/rubric-world/3707350-u-sejmi-litvi-hocut-vvesti-kriminalnu-vidpovidalnist-za-shvalenna-agresii-rf.html</text:a>
</text:p>
      <!--NEWS-->
      <text:h text:style-name="P10" text:outline-level="1">
<text:span text:style-name="T4">
Yastremskaya在罗马的WTA锦标赛的第一个圈子里挤了一个球拍</text:span>
</text:h>
      <text:p text:style-name="P4">
作者: Ukrinform (Person)</text:p>
      <text:p text:style-name="P4">
出版商: Укринформ (Organization)</text:p>
      <text:p text:style-name="P4">
出版时间: 2023-05-10T23:32:30+03:00</text:p>
      <text:p text:style-name="P4">
修改时间: 2023-05-10T23:32:30+03:00</text:p>
      <text:p text:style-name="P4">
描述: 乌克兰戴安娜·亚斯特雷姆斯卡亚（Ukrainian Diana Yastremskaya）在罗马（意大利）的Internazionali bnl d'Atalia（意大利）妇女网球协会（WTA）完成了一项表演，并获得了超过350万美元的奖金-Ukrinform。</text:p>
      <text:p text:style-name="P4">
图片: ["<text:a xlink:type="simple" xlink:href="https://static.ukrinform.com/photos/2023_05/thumb_files/630_360_1683750742-368.jpeg" text:style-name="Internet_20_link" text:visited-style-name="Visited_20_Internet_20_Link">
630_360_16837...</text:a>
"]</text:p>
      <text:p text:style-name="P4">
标签: ['Теніс', 'Даяна Ястремська']</text:p>
      <text:p text:style-name="P4">
类型: Article</text:p>
      <!--METADATA-->
      <text:p text:style-name="P4">
<draw:frame draw:style-name="fr1" draw:name="Image231" text:anchor-type="as-char" svg:width="6.9236in" svg:height="3.956343in" draw:z-index="0">
<draw:image xlink:href="../Images/yкринформ/2023-05-10T23-32-30-03-00/630_360_1683750742-368.jpeg" xlink:type="simple" xlink:show="embed" xlink:actuate="onLoad" draw:mime-type="image/jpeg"/>
</draw:frame>
乌克兰Yastremskaya提前完成了女子网球协会锦标赛的表现(WTA) - 意大利的国际BNL-(意大利)奖金超过350万美元。</text:p>
      <text:p text:style-name="P4">
在第一个比赛中，Yastremskaya在1小时20分钟内被俄罗斯Anna Kalinskaya的“中性”网球运动员 -  4：6，2：6，报道。</text:p>
      <text:p text:style-name="P4">
意大利首都的土壤锦标赛将持续到5月21日。</text:p>
      <text:p text:style-name="P4">
<text:span text:style-name="T4">
另请阅读：</text:span>
 <text:a xlink:type="simple" xlink:href="https://www.ukrinform.ua/rubric-sports/3706896-kostuk-i-sestri-kicenok-zigraut-u-parnij-sitci-turniru-wta-u-rimi.html" text:style-name="Internet_20_link" text:visited-style-name="Visited_20_Internet_20_Link">
</text:a>
去年，Iga Schwontek从波兰赢得了罗马。</text:p>
      <text:p text:style-name="P4">
照片：盖蒂图像。</text:p>
      <text:p text:style-name="P4">
News Source: <text:a xlink:type="simple" xlink:href="https://www.ukrinform.ua/rubric-sports/3707497-astremska-zacohlila-raketku-u-persomu-koli-turniru-wta-v-rimi.html" text:style-name="Internet_20_link" text:visited-style-name="Visited_20_Internet_20_Link">
https://www.ukrinform.ua/rubric-sports/3707497-astremska-zacohlila-raketku-u-persomu-koli-turniru-wta-v-rimi.html</text:a>
</text:p>
      <!--NEWS-->
      <text:h text:style-name="P10" text:outline-level="1">
<text:span text:style-name="T4">
第比利斯抗议与俄罗斯恢复航空公司</text:span>
</text:h>
      <text:p text:style-name="P4">
作者: Ukrinform (Person)</text:p>
      <text:p text:style-name="P4">
出版商: Укринформ (Organization)</text:p>
      <text:p text:style-name="P4">
出版时间: 2023-05-10T23:44:00+03:00</text:p>
      <text:p text:style-name="P4">
修改时间: 2023-05-10T23:44:00+03:00</text:p>
      <text:p text:style-name="P4">
描述: 在佐治亚州首府第比利斯，他们正在抗议恢复与俄罗斯的直接航空。  - 乌克林。</text:p>
      <text:p text:style-name="P4">
图片: ["<text:a xlink:type="simple" xlink:href="https://static.ukrinform.com/photos/2023_05/thumb_files/630_360_1683751590-384.jpg" text:style-name="Internet_20_link" text:visited-style-name="Visited_20_Internet_20_Link">
630_360_16837...</text:a>
"]</text:p>
      <text:p text:style-name="P4">
标签: ['Авіація', 'Грузія', 'Протест', 'росія']</text:p>
      <text:p text:style-name="P4">
类型: Article</text:p>
      <!--METADATA-->
      <text:p text:style-name="P4">
<draw:frame draw:style-name="fr1" draw:name="Image232" text:anchor-type="as-char" svg:width="6.9236in" svg:height="3.956343in" draw:z-index="0">
<draw:image xlink:href="../Images/yкринформ/2023-05-10T23-44-00-03-00/630_360_1683751590-384.jpg" xlink:type="simple" xlink:show="embed" xlink:actuate="onLoad" draw:mime-type="image/jpeg"/>
</draw:frame>
在佐治亚州首府第比利斯，他们正在抗议恢复与俄罗斯的直接航空。</text:p>
      <text:p text:style-name="P4">
据报道，关于它的报道“高加索的回声”。</text:p>
      <text:p text:style-name="P4">
抗议行动发生在外交部附近<text:span text:style-name="T4">
 <text:a xlink:type="simple" xlink:href="https://www.ukrinform.ua/tag-gruzia" text:style-name="Internet_20_link" text:visited-style-name="Visited_20_Internet_20_Link">
</text:a>
</text:span>
。</text:p>
      <text:p text:style-name="P4">
据报道，5月10日，普京就取消佐治亚州公民的签证模式并与该国直接航空签署了法令。</text:p>
      <text:p text:style-name="P4">
<text:span text:style-name="T4">
另请阅读：</text:span>
 <text:span text:style-name="T4">
 <text:a xlink:type="simple" xlink:href="https://www.ukrinform.ua/rubric-world/3707248-putin-skasuvav-vizovij-rezim-ta-obmezenna-na-pereloti-dla-gromadan-gruzii.html" text:style-name="Internet_20_link" text:visited-style-name="Visited_20_Internet_20_Link">
</text:a>
</text:span>
</text:p>
      <text:p text:style-name="P4">
根据该法令，自2023年5月15日以来，佐治亚州公民将根据当前文件的基础，而无需注册签证，而佐治亚州公民将进入tagid。 例外是“为了实现自己的工作或超过90天的期限，尤其是为了消费教育而进入的公民。”</text:p>
      <text:p text:style-name="P4">
<text:span text:style-name="T4">
另请阅读：</text:span>
 <text:span text:style-name="T4">
 <text:a xlink:type="simple" xlink:href="https://www.ukrinform.ua/rubric-world/3707340-prezidentka-gruzii-vimagae-sklikati-radu-bezpeki-pisla-skasuvanna-viz-rosieu.html" text:style-name="Internet_20_link" text:visited-style-name="Visited_20_Internet_20_Link">
</text:a>
</text:span>
</text:p>
      <text:p text:style-name="P4">
另一项法令放弃了对俄罗斯航空运输的禁令，该法令是2019年6月21日的法令。</text:p>
      <text:p text:style-name="P4">
<text:span text:style-name="T4">
另请阅读：</text:span>
 <text:span text:style-name="T4">
 <text:a xlink:type="simple" xlink:href="https://www.ukrinform.ua/rubric-world/3707483-stati-prigrozili-gruzii-sankciami-u-razi-vidnovlenna-pramogo-aviaspolucenna-z-rf.html" text:style-name="Internet_20_link" text:visited-style-name="Visited_20_Internet_20_Link">
</text:a>
</text:span>
</text:p>
      <text:p text:style-name="P4">
杜马州副副副总理谢尔盖·加夫里洛夫(Sergei Gavrilov)事件发生后，俄罗斯于2019年7月8日停止与佐治亚州播出。</text:p>
      <text:p text:style-name="P4">
<text:span text:style-name="T5">
foto：gela bochikashvili rfe/rl</text:span>
</text:p>
      <text:p text:style-name="P4">
News Source: <text:a xlink:type="simple" xlink:href="https://www.ukrinform.ua/rubric-world/3707500-u-tbilisi-protestuut-proti-vidnovlenna-aviaspolucenna-z-rosieu.html" text:style-name="Internet_20_link" text:visited-style-name="Visited_20_Internet_20_Link">
https://www.ukrinform.ua/rubric-world/3707500-u-tbilisi-protestuut-proti-vidnovlenna-aviaspolucenna-z-rosieu.html</text:a>
</text:p>
      <!--NEWS-->
      <text:h text:style-name="P10" text:outline-level="1">
<text:span text:style-name="T4">
土耳其推迟了俄罗斯能源的付款 - 媒体</text:span>
</text:h>
      <text:p text:style-name="P4">
作者: Ukrinform (Person)</text:p>
      <text:p text:style-name="P4">
出版商: Укринформ (Organization)</text:p>
      <text:p text:style-name="P4">
出版时间: 2023-05-10T23:53:00+03:00</text:p>
      <text:p text:style-name="P4">
修改时间: 2023-05-10T23:53:00+03:00</text:p>
      <text:p text:style-name="P4">
描述: 土耳其已将2024年俄罗斯天然气的付款推迟了6亿美元。  - 乌克林。</text:p>
      <text:p text:style-name="P4">
图片: ["<text:a xlink:type="simple" xlink:href="https://static.ukrinform.com/photos/2021_10/thumb_files/630_360_1634736693-847.jpg" text:style-name="Internet_20_link" text:visited-style-name="Visited_20_Internet_20_Link">
630_360_16347...</text:a>
"]</text:p>
      <text:p text:style-name="P4">
标签: ['Енергетика', 'Імпорт', 'росія', 'Туреччина']</text:p>
      <text:p text:style-name="P4">
类型: Article</text:p>
      <!--METADATA-->
      <text:p text:style-name="P4">
<draw:frame draw:style-name="fr1" draw:name="Image233" text:anchor-type="as-char" svg:width="6.9236in" svg:height="3.956343in" draw:z-index="0">
<draw:image xlink:href="../Images/yкринформ/2023-05-10T23-53-00-03-00/630_360_1634736693-847.jpg" xlink:type="simple" xlink:show="embed" xlink:actuate="onLoad" draw:mime-type="image/jpeg"/>
</draw:frame>
土耳其在2024年获得了6亿美元的俄罗斯天然气。</text:p>
      <text:p text:style-name="P4">
关于它报告<text:a xlink:type="simple" xlink:href="https://www.reuters.com/business/energy/turkey-defers-600-mln-russian-energy-payment-sources-2023-05-10/" text:style-name="Internet_20_link" text:visited-style-name="Visited_20_Internet_20_Link">
</text:a>
乌克林福姆报道，关于知识渊博的来源。</text:p>
      <text:p text:style-name="P4">
“这笔6亿美元的官方付款被推迟到明年。 该机构报告说，能源价格的上涨变得更加强大。</text:p>
      <text:p text:style-name="P4">
据指出，根据协议条款(以前尚未披露的详细信息)，土耳其的能源支付高达40亿美元，可以在明年之前推迟。 在烦恼的条件下，该机构向该机构报告了两个消息来源。</text:p>
      <text:p text:style-name="P4">
<text:span text:style-name="T4">
另请阅读：</text:span>
 <text:span text:style-name="T4">
 <text:a xlink:type="simple" xlink:href="https://www.ukrinform.ua/rubric-economy/3707496-u-stambuli-zaversilasa-zustric-sodo-zernovoi-ugodi.html" text:style-name="Internet_20_link" text:visited-style-name="Visited_20_Internet_20_Link">
</text:a>
</text:span>
</text:p>
      <text:p text:style-name="P4">
文本指出，在本周日为选举做准备的土耳其在很大程度上取决于能源的进口，俄罗斯是其最大的供应商。 因此，通过一定程度的延迟付款协议减少了土耳其外汇储量的压力。</text:p>
      <text:p text:style-name="P4">
根据新闻社的说法，2022年，能源进口的成本<text:span text:style-name="T4">
 <text:a xlink:type="simple" xlink:href="https://www.ukrinform.ua/tag-tureccina" text:style-name="Internet_20_link" text:visited-style-name="Visited_20_Internet_20_Link">
</text:a>
</text:span>
达到了创纪录的1000亿美元，而在2月之前的一年，该国从俄罗斯进口了总计535亿美元的39％。</text:p>
      <text:p text:style-name="P4">
<text:span text:style-name="T4">
另请阅读：</text:span>
 <text:span text:style-name="T4">
 <text:a xlink:type="simple" xlink:href="https://www.ukrinform.ua/rubric-economy/3706477-tureccina-pocala-postacati-gaz-do-evropi-ta-na-balkani.html" text:style-name="Internet_20_link" text:visited-style-name="Visited_20_Internet_20_Link">
</text:a>
</text:span>
</text:p>
      <text:p text:style-name="P4">
据说，土耳其和俄罗斯，能源公司“俄罗斯天然气俄罗斯俄罗斯俄罗斯俄罗斯”和“botaş”的能源部没有回答有关此问题评论的疑问。</text:p>
      <text:p text:style-name="P4">
据乌克林福姆报道，土耳其开始向欧洲，尤其是东欧，东欧和巴尔干地区的苹果酒供应天然气。</text:p>
      <text:p text:style-name="P4">
News Source: <text:a xlink:type="simple" xlink:href="https://www.ukrinform.ua/rubric-economy/3707501-tureccina-vidterminuvala-oplatu-za-rosijski-energonosii-zmi.html" text:style-name="Internet_20_link" text:visited-style-name="Visited_20_Internet_20_Link">
https://www.ukrinform.ua/rubric-economy/3707501-tureccina-vidterminuvala-oplatu-za-rosijski-energonosii-zmi.html</text:a>
</text:p>
      <!--NEWS-->
      <text:h text:style-name="P10" text:outline-level="1">
<text:span text:style-name="T4">
“米兰”损失“国际局”第一场比赛的第一场比赛1/2决赛</text:span>
</text:h>
      <text:p text:style-name="P4">
作者: Ukrinform (Person)</text:p>
      <text:p text:style-name="P4">
出版商: Укринформ (Organization)</text:p>
      <text:p text:style-name="P4">
出版时间: 2023-05-10T23:56:32+03:00</text:p>
      <text:p text:style-name="P4">
修改时间: 2023-05-10T23:56:32+03:00</text:p>
      <text:p text:style-name="P4">
描述: 欧洲冠军联赛是欧洲冠军联赛赛季-2022/23的1/2决赛的另一场比赛。  - 乌克林。</text:p>
      <text:p text:style-name="P4">
图片: ["<text:a xlink:type="simple" xlink:href="https://static.ukrinform.com/photos/2023_05/thumb_files/630_360_1683751818-211.jpg" text:style-name="Internet_20_link" text:visited-style-name="Visited_20_Internet_20_Link">
630_360_16837...</text:a>
"]</text:p>
      <text:p text:style-name="P4">
标签: ['Футбол', 'Ліга чемпіонів', 'Мілан', 'Інтер Мілан']</text:p>
      <text:p text:style-name="P4">
类型: Article</text:p>
      <!--METADATA-->
      <text:p text:style-name="P4">
<draw:frame draw:style-name="fr1" draw:name="Image234" text:anchor-type="as-char" svg:width="6.9236in" svg:height="3.956343in" draw:z-index="0">
<draw:image xlink:href="../Images/yкринформ/2023-05-10T23-56-32-03-00/630_360_1683751818-211.jpg" xlink:type="simple" xlink:show="embed" xlink:actuate="onLoad" draw:mime-type="image/jpeg"/>
</draw:frame>
UEFA Lizichampions举行了另一场比赛的欧法赛森-2022/23冠军联赛决赛的另一场比赛。</text:p>
      <text:p text:style-name="P4">
乌克林福姆报道，当地“米兰”和“国际”的互投球员在米兰的朱塞佩·梅兹体育场的意大利对抗以0：2的击败以0：2的计数结束。</text:p>
      <text:p text:style-name="P4">
“国际局”的成功带来了波斯尼亚前锋爱丁·贾科(Edin Jaco)的进球，该目标是在第8分钟获得的，并且是顿涅茨克(Donetsk(11).</text:p>
      <text:p text:style-name="P4">
Гра у відповідь відбудеться 16 травня також у Мілані.</text:p>
      <text:p text:style-name="P4">
<text:span text:style-name="T4">
Читайте також:</text:span>
 <text:a xlink:type="simple" xlink:href="https://www.ukrinform.ua/rubric-sports/3707060-real-zigrav-vniciu-z-mancester-siti-u-persomu-matci-12-finalu-ligi-cempioniv-uefa.html" text:style-name="Internet_20_link" text:visited-style-name="Visited_20_Internet_20_Link">
 </text:a>
据报道，马德里的圣地亚哥纳布(Santiagoburnabeu)的另一场半决赛对抗中的第一场比赛是坦格利乌斯·曼彻斯特城(Taanglius Manchester City)现任西班牙“ Real”冠军之间的冠军 -  1：1。 重复的会议将于5月17日在曼彻斯特的Arenahara竞技场举行。</text:p>
      <text:p text:style-name="P4">
欧洲冠军联赛决赛将于6月10日在伊斯坦布尔的阿塔图尔克奥林匹克体育场举行(火鸡).</text:p>
      <text:p text:style-name="P4">
Фото: AFP.</text:p>
      <text:p text:style-name="P4">
News Source: <text:a xlink:type="simple" xlink:href="https://www.ukrinform.ua/rubric-sports/3707502-milan-prograv-interu-persij-matc-12-finalu-ligi-cempioniv-uefa.html" text:style-name="Internet_20_link" text:visited-style-name="Visited_20_Internet_20_Link">
https://www.ukrinform.ua/rubric-sports/3707502-milan-prograv-interu-persij-matc-12-finalu-ligi-cempioniv-uefa.html</text:a>
</text:p>
      <!--NEWS-->
      <text:h text:style-name="P10" text:outline-level="1">
<text:span text:style-name="T4">
在天空的后卫上：飞机如何提供乌克兰防止空气威胁的保护</text:span>
</text:h>
      <text:p text:style-name="P4">
作者: ['АРМІЯINFORM']</text:p>
      <text:p text:style-name="P4">
时间: 2023-05-10T30:00:00-04:00</text:p>
      <text:p text:style-name="P4">
描述: 地面viss ZS乌克兰人的PPO。 一个子标记的一个IZ综合体...与乌克兰2022年的战争，与乌克兰的最新新闻战争，与乌克兰2022年的新闻战争，乌克兰和俄罗斯之间的战争将发生，当与乌克兰的战争将是或不是，这将是，是否将是在不久的将来与乌克兰的战争，《与乌克兰的战争》，今天的乌克兰新闻，乌克兰新闻，乌克兰媒体在俄罗斯媒体</text:p>
      <text:p text:style-name="P4">
图片: ['<text:a xlink:type="simple" xlink:href="https://armyinform.com.ua/wp-content/uploads/2023/05/346027380_573159581329497_2427395200774415437_n.jpg" text:style-name="Internet_20_link" text:visited-style-name="Visited_20_Internet_20_Link">
346027380_573159581329497_2427395200774415437_n.jpg</text:a>
', '<text:a xlink:type="simple" xlink:href="https://armyinform.com.ua/wp-content/uploads/2023/05/346059177_161828103258164_6861174670854764778_n-150x150.jpg" text:style-name="Internet_20_link" text:visited-style-name="Visited_20_Internet_20_Link">
346059177_161828103258164_6861174670854764778_n-150x150.jpg</text:a>
', '<text:a xlink:type="simple" xlink:href="https://armyinform.com.ua/wp-content/uploads/2023/05/346272440_1297994617453643_8823540362755819597_n-150x150.jpg" text:style-name="Internet_20_link" text:visited-style-name="Visited_20_Internet_20_Link">
346272440_1297994617453643_8823540362755819597_n-150x150.jpg</text:a>
']</text:p>
      <text:p text:style-name="P4">
标签: ['STOPRUSSIA', 'АГРЕСІЯ РФ', 'ВІЙНА', 'ВТОРГНЕННЯ РФ', 'ППО']</text:p>
      <text:p text:style-name="P4">
类别: News</text:p>
      <!--METADATA-->
      <text:p text:style-name="P4">
<draw:frame draw:style-name="fr1" draw:name="Image235" text:anchor-type="as-char" svg:width="6.9236in" svg:height="4.615733in" draw:z-index="0">
<draw:image xlink:href="../Images/AРМІЯINFORM/2023-05-10T30-00-00-04-00/346027380_573159581329497_2427395200774415437_n.jpg" xlink:type="simple" xlink:show="embed" xlink:actuate="onLoad" draw:mime-type="image/jpeg"/>
</draw:frame>
乌克兰武装部队的空军在天空的后卫上。</text:p>
      <text:p text:style-name="P4">
捍卫Nakivshchyna天空的武装部队空军的一家公司之一是瑞典便携式防空导弹综合体RBS-70。</text:p>
      <text:p text:style-name="P4">
RBS-70机组人员由他们的业务的四个“ Virtuosos”组成：指挥官，枪手的助理指挥官和两个弓箭手。</text:p>
      <text:p text:style-name="P4">
<text:a xlink:type="simple" xlink:href="https://armyinform.com.ua/wp-content/uploads/2023/05/346059177_161828103258164_6861174670854764778_n.jpg" text:style-name="Internet_20_link" text:visited-style-name="Visited_20_Internet_20_Link">
!(Images/AРМІЯINFORM/2023-05-10T30-00-00-04-00/346059177_161828103258164_6861174670854764778_n-150x150.jpg)</text:a>
</text:p>
      <text:p text:style-name="P4">
<text:a xlink:type="simple" xlink:href="https://armyinform.com.ua/wp-content/uploads/2023/05/346272440_1297994617453643_8823540362755819597_n.jpg" text:style-name="Internet_20_link" text:visited-style-name="Visited_20_Internet_20_Link">
<draw:frame draw:style-name="fr1" draw:name="Image236" text:anchor-type="as-char" svg:width="6.9236in" svg:height="6.9236in" draw:z-index="0">
<draw:image xlink:href="../Images/AРМІЯINFORM/2023-05-10T30-00-00-04-00/346272440_1297994617453643_8823540362755819597_n-150x150.jpg" xlink:type="simple" xlink:show="embed" xlink:actuate="onLoad" draw:mime-type="image/jpeg"/>
</draw:frame>
</text:a>
2023年1月，我们的军事人员接受了RRBS-70模拟器的培训。 当我们的勇士在行动中弄清楚我们的战士时，瑞典的讲师给人留下了深刻的印象。</text:p>
      <text:p text:style-name="P4">
这个瑞典综合大楼的说法已经鞭打了俄罗斯导弹和沙哈达。</text:p>
      <text:p text:style-name="P4">
<text:span text:style-name="T4">
资料来源：</text:span>
 [_公共关系司令部军事司令部(https://www.facebook.com/UALandForces/posts/pfbid0krm5Zz65WucpcDz75WxVAp4vGYkmu9yeCshCNmssSrcToEaXb5vE5LkDk3pefXkSl)</text:p>
      <text:p text:style-name="P4">
News Source: <text:a xlink:type="simple" xlink:href="https://armyinform.com.ua/2023/05/10/na-storozhi-neba-yak-ppo-zabezpechuye-zahyst-ukrayiny-vid-povitryanyh-zagroz/" text:style-name="Internet_20_link" text:visited-style-name="Visited_20_Internet_20_Link">
https://armyinform.com.ua/2023/05/10/na-storozhi-neba-yak-ppo-zabezpechuye-zahyst-ukrayiny-vid-povitryanyh-zagroz/</text:a>
</text:p>
      <!--NEWS-->
      <text:h text:style-name="P10" text:outline-level="1">
<text:span text:style-name="T4">
UWC向HoloDomor的90年代启动了一个国际学生项目</text:span>
</text:h>
      <text:p text:style-name="P4">
作者: ['АРМІЯINFORM']</text:p>
      <text:p text:style-name="P4">
时间: 2023-05-10T31:00:00-04:00</text:p>
      <text:p text:style-name="P4">
描述: 关于网站SKA上的TSEE。 在90年代的岩石...与乌克兰2022年的战争之前，与乌克兰的战争是今天的最新消息，今天与乌克兰的新闻战2022年《今天的最后一场战争》，乌克兰和俄罗斯之间的战争是否会发生战争他们说，与乌克兰在2022年将与乌克兰在不久的将来与乌克兰战争，他们说，今天与乌克兰的战争，今天的乌克兰新闻，乌克兰的新闻，乌克兰媒体在俄罗斯的乌克兰媒体</text:p>
      <text:p text:style-name="P4">
图片: ['<text:a xlink:type="simple" xlink:href="https://armyinform.com.ua/wp-content/uploads/2023/05/day-2.webp" text:style-name="Internet_20_link" text:visited-style-name="Visited_20_Internet_20_Link">
day-2.webp</text:a>
']</text:p>
      <text:p text:style-name="P4">
标签: ['STOPRUSSIA', 'АГРЕСІЯ РФ', 'ВІЙНА', 'ВТОРГНЕННЯ РФ', 'ГОЛОДОМОР']</text:p>
      <text:p text:style-name="P4">
类别: News</text:p>
      <!--METADATA-->
      <text:p text:style-name="P4">
<draw:frame draw:style-name="fr1" draw:name="Image237" text:anchor-type="as-char" svg:width="6.9236in" svg:height="3.4618in" draw:z-index="0">
<draw:image xlink:href="../ConvertedIMGs/AРМІЯINFORM/2023-05-10T31-00-00-04-00/day-2.png" xlink:type="simple" xlink:show="embed" xlink:actuate="onLoad" draw:mime-type="image/png"/>
</draw:frame>
这在[网站]上报道了(https://www.ukrainianworldcongress.org/ua/sku-zapuska%d1%94-mizhnarodnij-uchnivskij-pro%d1%94kt-do-90-h-rokovin-golodomoru/).</text:p>
      <text:p text:style-name="P4">
До вшанування 90-х роковин Голодомору-геноциду 1932-33 років Світовий КонґресУкраїнців (sku)它宣布了一个为8至12年级的学生提供一个独特的项目，他们将从第三和第四代饥荒中收集故事，还将能够分享他们如何摆脱俄罗斯种族灭绝战争的回忆。</text:p>
      <text:p text:style-name="P4">
“我们记得”项目的发起人是与世界协调教育和教育委员会合作的世界后代的世界网络(编码器)世界乌克兰人和独立的乌克兰电视台Chanada Kontakt下一代的世界大会。</text:p>
      <text:p text:style-name="P4">
作为该项目的一部分，8  -  12年级的学生将记录与1932  -  33年后代的一系列采访。 一系列记录将进行专业编辑，今年秋天可以由Kontakt Next Gen TV计划播出，这是UWC计划的一部分，以纪念90周年，并将在HoloDomor网站上发布。 //-a的每个课程/学生都会提交参与证书，并将在HoloDomor后代的网站上定义/-a。</text:p>
      <text:p text:style-name="P4">
Holodomor后代负责人Olga Soroka认为该项目被提取：“正如那些在饥荒范围内在极权主义者手中经历了难以言式恐怖的人的后代，我们记得，我们记得。 我们记得他们经历的故事情节，并将他们传递给我们几代人的孩子。 我们记得俄罗斯试图摧毁整个乌克兰人民，并窃取​​我们的历史，文化，宗教，因为他们不能为自己的自己感到骄傲。 我们还将记得俄罗斯如何试图进行当今种族灭绝最多的种族灭绝，杀死无辜的男人，妇女和儿童以摧毁乌克兰国家。 我们很高兴欢迎您进入另一个周期“我们记得”的周期，您会从第三和第四个hair的后代听到，其中一些人避免了俄罗斯当前的种族灭绝。”</text:p>
      <text:p text:style-name="P4">
申请参与的截止日期是2023年7月31日。 要获取有关该项目的其他信息，请访问<text:a xlink:type="simple" xlink:href="https://hdn.ukrainianworldcongress.org/" text:style-name="Internet_20_link" text:visited-style-name="Visited_20_Internet_20_Link">
hdn.ukrainianworldcongcongress.org</text:a>
</text:p>
      <text:p text:style-name="P4">
News Source: <text:a xlink:type="simple" xlink:href="https://armyinform.com.ua/2023/05/10/sku-zapuskaye-mizhnarodnyj-uchnivskyj-proyekt-do-90-h-rokovyn-golodomoru/" text:style-name="Internet_20_link" text:visited-style-name="Visited_20_Internet_20_Link">
https://armyinform.com.ua/2023/05/10/sku-zapuskaye-mizhnarodnyj-uchnivskyj-proyekt-do-90-h-rokovyn-golodomoru/</text:a>
</text:p>
      <!--NEWS-->
      <text:h text:style-name="P10" text:outline-level="1">
<text:span text:style-name="T4">
与国内流离失所者一起，将自动继续在不加热期内授予补贴</text:span>
</text:h>
      <text:p text:style-name="P4">
作者: ['АРМІЯINFORM']</text:p>
      <text:p text:style-name="P4">
时间: 2023-05-10T32:00:00-04:00</text:p>
      <text:p text:style-name="P4">
描述: 关于CED Doimlay minrintegratige。 该基金的便利被自动公认为Zhitlovi ...与乌克兰2022年的战争，与乌克兰的最新新闻战争，今天与乌克兰2022年的新闻战争，今天与乌克兰的新闻战，乌克兰与俄罗斯之间的战争，以及何时与俄罗斯之间的战争，这是战争乌克兰将是，它将是，它将是，这将是，这将是，无论是否在不久的将来与乌克兰的战争说，与乌克兰的战争，今天的乌克兰新闻，乌克兰新闻，乌克兰媒体上的乌克兰新闻</text:p>
      <text:p text:style-name="P4">
图片: ['<text:a xlink:type="simple" xlink:href="https://armyinform.com.ua/wp-content/uploads/2021/11/5ncmojeg50czm07tphknalblebeajfzo-968x500-1-1.jpg" text:style-name="Internet_20_link" text:visited-style-name="Visited_20_Internet_20_Link">
5ncmojeg50czm07tphknalblebeajfzo-968x500-1-1.jpg</text:a>
']</text:p>
      <text:p text:style-name="P4">
标签: ['STOPRUSSIA', 'АГРЕСІЯ РФ', 'ВИПЛАТИ ДЛЯ ВПО', 'ВІЙНА', 'ВПО', 'ВТОРГНЕННЯ РФ', 'МІНРЕІНТЕГРАЦІЇ']</text:p>
      <text:p text:style-name="P4">
类别: News</text:p>
      <!--METADATA-->
      <text:p text:style-name="P4">
<draw:frame draw:style-name="fr1" draw:name="Image238" text:anchor-type="as-char" svg:width="6.9236in" svg:height="3.57624in" draw:z-index="0">
<draw:image xlink:href="../Images/AРМІЯINFORM/2023-05-10T32-00-00-04-00/5ncmojeg50czm07tphknalblebeajfzo-968x500-1-1.jpg" xlink:type="simple" xlink:show="embed" xlink:actuate="onLoad" draw:mime-type="image/jpeg"/>
</draw:frame>
说明性照片</text:p>
      <text:p text:style-name="P4">
关于它<text:a xlink:type="simple" xlink:href="https://minre.gov.ua/2023/05/09/komu-z-vpo-avtomatychno-prodovzhat-nadannya-subsydij-na-neopalyuvalnyj-period/" text:style-name="Internet_20_link" text:visited-style-name="Visited_20_Internet_20_Link">
报告</text:a>
重返社会部。</text:p>
      <text:p text:style-name="P4">
养老基金将自动为大多数在上一个燃料季节获得补贴的家庭提供非热周期性的住房补贴。 只要财产或家庭构图的财产没有改变。</text:p>
      <text:p text:style-name="P4">
住房补贴还将自动分配给在注册地址接收的玻璃室内人员。</text:p>
      <text:p text:style-name="P4">
如果一个内部流离失所者计划在注册地点以外的其他地址上签发补贴，则他或她必须联系乌克兰的养老基金，并提交相关申请和收入宣言。</text:p>
      <text:p text:style-name="P4">
住房补贴将根据从提供商提供的服务和公共服务发明的公民提供的公民提供的服务，以及为家庭住房和公用事业的管理提供的捐款/付款金额/付款金额/付款金额。</text:p>
      <text:p text:style-name="P4">
在没有必要的信息的情况下，将无法确定此类服务的住房补贴。</text:p>
      <text:p text:style-name="P4">
流离失所的人可以要求住房补贴。(https://portal.pfu.gov.ua/sidebar/Templates/InfoSubsidy)或通过实际住宿地点放弃基金的服务中心。</text:p>
      <text:p text:style-name="P4">
News Source: <text:a xlink:type="simple" xlink:href="https://armyinform.com.ua/2023/05/10/komu-z-vpo-avtomatychno-prodovzhat-nadannya-subsydij-na-neopalyuvalnyj-period/" text:style-name="Internet_20_link" text:visited-style-name="Visited_20_Internet_20_Link">
https://armyinform.com.ua/2023/05/10/komu-z-vpo-avtomatychno-prodovzhat-nadannya-subsydij-na-neopalyuvalnyj-period/</text:a>
</text:p>
      <!--NEWS-->
      <text:h text:style-name="P10" text:outline-level="1">
<text:span text:style-name="T4">
水下无人机上班</text:span>
</text:h>
      <text:p text:style-name="P4">
作者: ['АРМІЯINFORM']</text:p>
      <text:p text:style-name="P4">
时间: 2023-05-10T33:00:00-04:00</text:p>
      <text:p text:style-name="P4">
描述: 关于CED Polidolya，乌克兰人，他自己的公司Storinzi在社交Merezhi Facebook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ТОРГНЕННЯ РФ', 'ДРОН', 'ДСНС УКРАЇНИ']</text:p>
      <text:p text:style-name="P4">
类别: News</text:p>
      <!--METADATA-->
      <text:p text:style-name="P4">
关于它<text:a xlink:type="simple" xlink:href="https://www.facebook.com/MNS.GOV.UA/videos/222195490545033/" text:style-name="Internet_20_link" text:visited-style-name="Visited_20_Internet_20_Link">
报告</text:a>
Sesu Ukraine在社交网络Facebook上的官方页面上。</text:p>
      <text:p text:style-name="P4">
现在由SES的Cherkasy潜水员使用。 遥控设备结合了紧凑性和效率。 快速，模块化和简单，具有出色的光学元件。</text:p>
      <text:p text:style-name="P4">
这使Cherkasy地区的潜水员和祖先能够进行广泛的水下工作，而无需使自己暴露于纳米安全。</text:p>
      <text:p text:style-name="P4">
该设备可帮助SES专家实时观察，检查底部，检查可疑物体并远程去除水区。</text:p>
      <text:p text:style-name="P4">
News Source: <text:a xlink:type="simple" xlink:href="https://armyinform.com.ua/2023/05/10/pidvodnyj-dron-u-roboti/" text:style-name="Internet_20_link" text:visited-style-name="Visited_20_Internet_20_Link">
https://armyinform.com.ua/2023/05/10/pidvodnyj-dron-u-roboti/</text:a>
</text:p>
      <!--NEWS-->
      <text:h text:style-name="P10" text:outline-level="1">
<text:span text:style-name="T4">
关于tot的错误信息：后果是什么，如何处理它们</text:span>
</text:h>
      <text:p text:style-name="P4">
作者: ['АРМІЯINFORM']</text:p>
      <text:p text:style-name="P4">
时间: 2023-05-10T34:00:00-04:00</text:p>
      <text:p text:style-name="P4">
描述: 关于Facebook在Facebook上的ophy -format中心中心。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1/fejk-rashka-1.jpg" text:style-name="Internet_20_link" text:visited-style-name="Visited_20_Internet_20_Link">
fejk-rashka-1.jpg</text:a>
']</text:p>
      <text:p text:style-name="P4">
标签: ['STOPRUSSIA', 'АГРЕСІЯ РФ', 'ВІЙНА', 'ВТОРГНЕННЯ РФ']</text:p>
      <text:p text:style-name="P4">
类别: News</text:p>
      <!--METADATA-->
      <text:p text:style-name="P4">
<draw:frame draw:style-name="fr1" draw:name="Image239" text:anchor-type="as-char" svg:width="6.9236in" svg:height="3.894525in" draw:z-index="0">
<draw:image xlink:href="../Images/AРМІЯINFORM/2023-05-10T34-00-00-04-00/fejk-rashka-1.jpg" xlink:type="simple" xlink:show="embed" xlink:actuate="onLoad" draw:mime-type="image/jpeg"/>
</draw:frame>
关于它<text:a xlink:type="simple" xlink:href="https://www.facebook.com/protydiyadezinformatsiyi.cpd/posts/pfbid02WJEksXpj12W2uz9VYoPVbEMF2zpJgugJUVZuKzh8n18ErL46v1bedYft9uQ7ToNml" text:style-name="Internet_20_link" text:visited-style-name="Visited_20_Internet_20_Link">
报告</text:a>
在您的Facebook页面上打击错误信息的中心。</text:p>
      <text:p text:style-name="P4">
关于TOT上发生的错误信息和操纵活动。</text:p>
      <text:p text:style-name="P4">
<text:span text:style-name="T4">
 Zaporizhhya地区：</text:span>
</text:p>
      <text:p text:style-name="P4">
*在Melitopol，入侵者抽烟并夺走了参加“全民投票”的人的俄罗斯联邦护照。 这样，俄罗斯人试图掩盖其伪引用期间犯下的罪行</text:p>
      <text:p text:style-name="P4">
<text:span text:style-name="T4">
顿涅茨克地区：</text:span>
</text:p>
      <text:p text:style-name="P4">
*在雅典，俄罗斯宣传员开设了一场来自被占领的野马的儿童图纸展览。 这样，俄罗斯试图向欧洲人展示，好像它正在照顾孩子</text:p>
      <text:p text:style-name="P4">
<text:span text:style-name="T4">
卢甘斯克地区：</text:span>
</text:p>
      <text:p text:style-name="P4">
*在暂时占领的Severodonetsk中，俄罗斯入侵者因试图在乌克兰自由领土上召集亲戚而受到处罚。 因此，部队的敌人强加了“俄罗斯措施”</text:p>
      <text:p text:style-name="P4">
<text:span text:style-name="T4">
赫尔森地区：</text:span>
</text:p>
      <text:p text:style-name="P4">
*高拉耶特·赫尔森地区V. Saldo的主持下的宣传和宣传，随着So被称呼的Uunarmia的参与，将“永恒的火”交给了Tot。 因此，Rospropaganda继续创造一幅图片，好像“俄罗斯永远在这里”</text:p>
      <text:p text:style-name="P4">
News Source: <text:a xlink:type="simple" xlink:href="https://armyinform.com.ua/2023/05/10/dezinformacziya-na-tot-yaki-ye-naslidky-ta-yak-z-nymy-borotysya/" text:style-name="Internet_20_link" text:visited-style-name="Visited_20_Internet_20_Link">
https://armyinform.com.ua/2023/05/10/dezinformacziya-na-tot-yaki-ye-naslidky-ta-yak-z-nymy-borotysya/</text:a>
</text:p>
      <!--NEWS-->
      <text:h text:style-name="P10" text:outline-level="1">
<text:span text:style-name="T4">
牢固的操纵：随着TG通道敌人领导一场信息战争</text:span>
</text:h>
      <text:p text:style-name="P4">
作者: ['АРМІЯINFORM']</text:p>
      <text:p text:style-name="P4">
时间: 2023-05-10T35:00:00-04:00</text:p>
      <text:p text:style-name="P4">
描述: 关于Facebook在Facebook上的ophy -format中心中心。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2/11/fejk-telebachennya-1.jpg" text:style-name="Internet_20_link" text:visited-style-name="Visited_20_Internet_20_Link">
fejk-telebachennya-1.jpg</text:a>
']</text:p>
      <text:p text:style-name="P4">
标签: ['STOPRUSSIA', 'АГРЕСІЯ РФ', 'ВІЙНА', 'ВТОРГНЕННЯ РФ']</text:p>
      <text:p text:style-name="P4">
类别: News</text:p>
      <!--METADATA-->
      <text:p text:style-name="P4">
<draw:frame draw:style-name="fr1" draw:name="Image240" text:anchor-type="as-char" svg:width="6.9236in" svg:height="3.606042in" draw:z-index="0">
<draw:image xlink:href="../Images/AРМІЯINFORM/2023-05-10T35-00-00-04-00/fejk-telebachennya-1.jpg" xlink:type="simple" xlink:show="embed" xlink:actuate="onLoad" draw:mime-type="image/jpeg"/>
</draw:frame>
关于它<text:a xlink:type="simple" xlink:href="https://www.facebook.com/protydiyadezinformatsiyi.cpd/posts/pfbid023iX3pUEKD2QYKBHhVzM1vYssqNfgRsf6AuFYLKBGC6e5PLpXYwoTguYFQYcbTgXpl" text:style-name="Internet_20_link" text:visited-style-name="Visited_20_Internet_20_Link">
报告</text:a>
在您的Facebook页面上打击错误信息的中心。</text:p>
      <text:p text:style-name="P4">
<text:span text:style-name="T4">
误传</text:span>
</text:p>
      <text:p text:style-name="P4">
*敌对的TG频道写道：“今天的《卫报》是一篇很大的文章，其中受伤和受伤的武装部队抱怨说，他们感到创伤后综合症，与此同时，绝对没有人在乌克兰需要在乌克兰。”</text:p>
      <text:p text:style-name="P4">
<text:span text:style-name="T4">
操纵</text:span>
</text:p>
      <text:p text:style-name="P4">
*“为了纪念苏联击败纳粹德国的胜利，在胜利日，美国宣布决定再分配12亿美元，以帮助乌克兰的纳粹分子，”美国公关人员杰克逊·欣克尔(Jackson Hinkle)在他的Twitter页面上写道。</text:p>
      <text:p text:style-name="P4">
<text:span text:style-name="T4">
操纵</text:span>
</text:p>
      <ul>
        <li>
TG敌对渠道报告说，《华盛顿邮报》据称总结说：“有些担心，如果乌克兰人不应对，基辅可能会失去国际军事援助，或者面临新的压力，以开始在谈判桌上与莫斯科进行谈判，而不是在战场上。 这样的谈判几乎可以肯定会包括俄罗斯对主权领土投降的谈判的要求。”</li>
      </ul>
      <text:p text:style-name="P4">
News Source: <text:a xlink:type="simple" xlink:href="https://armyinform.com.ua/2023/05/10/suczilna-manipulyacziya-yak-vorozhi-tg-kanaly-vedut-informaczijnu-vijnu/" text:style-name="Internet_20_link" text:visited-style-name="Visited_20_Internet_20_Link">
https://armyinform.com.ua/2023/05/10/suczilna-manipulyacziya-yak-vorozhi-tg-kanaly-vedut-informaczijnu-vijnu/</text:a>
</text:p>
      <!--NEWS-->
      <text:h text:style-name="P10" text:outline-level="1">
<text:span text:style-name="T4">
清洁领土：烟火组SESR帮助恢复地球上的安全</text:span>
</text:h>
      <text:p text:style-name="P4">
作者: ['АРМІЯINFORM']</text:p>
      <text:p text:style-name="P4">
时间: 2023-05-10T36:00:00-04:00</text:p>
      <text:p text:style-name="P4">
描述: 关于CED Polidolya，乌克兰人，他自己的公司Storinzi在社交Merezhi Facebook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345593097_566230015644838_2561632100097028604_n.jpg" text:style-name="Internet_20_link" text:visited-style-name="Visited_20_Internet_20_Link">
345593097_566230015644838_2561632100097028604_n.jpg</text:a>
', '<text:a xlink:type="simple" xlink:href="https://armyinform.com.ua/wp-content/uploads/2023/05/345581720_130102766728161_8716587694382533572_n-150x150.jpg" text:style-name="Internet_20_link" text:visited-style-name="Visited_20_Internet_20_Link">
345581720_130102766728161_8716587694382533572_n-150x150.jpg</text:a>
', '<text:a xlink:type="simple" xlink:href="https://armyinform.com.ua/wp-content/uploads/2023/05/345591163_1195767054470188_446950970572500584_n-150x150.jpg" text:style-name="Internet_20_link" text:visited-style-name="Visited_20_Internet_20_Link">
345591163_1195767054470188_446950970572500584_n-150x150.jpg</text:a>
', '<text:a xlink:type="simple" xlink:href="https://armyinform.com.ua/wp-content/uploads/2023/05/345584884_926266115316369_970095276280264586_n-150x150.jpg" text:style-name="Internet_20_link" text:visited-style-name="Visited_20_Internet_20_Link">
345584884_926266115316369_970095276280264586_n-150x150.jpg</text:a>
', '<text:a xlink:type="simple" xlink:href="https://armyinform.com.ua/wp-content/uploads/2023/05/345616591_1142719273789859_8154179717644142217_n-150x150.jpg" text:style-name="Internet_20_link" text:visited-style-name="Visited_20_Internet_20_Link">
345616591_1142719273789859_8154179717644142217_n-150x150.jpg</text:a>
']</text:p>
      <text:p text:style-name="P4">
标签: ['STOPRUSSIA', 'АГРЕСІЯ РФ', 'ВІЙНА', 'ВТОРГНЕННЯ РФ', 'ДСНС УКРАЇНИ']</text:p>
      <text:p text:style-name="P4">
类别: News</text:p>
      <!--METADATA-->
      <text:p text:style-name="P4">
<draw:frame draw:style-name="fr1" draw:name="Image241" text:anchor-type="as-char" svg:width="6.9236in" svg:height="4.615733in" draw:z-index="0">
<draw:image xlink:href="../Images/AРМІЯINFORM/2023-05-10T36-00-00-04-00/345593097_566230015644838_2561632100097028604_n.jpg" xlink:type="simple" xlink:show="embed" xlink:actuate="onLoad" draw:mime-type="image/jpeg"/>
</draw:frame>
关于它<text:a xlink:type="simple" xlink:href="https://www.facebook.com/MNS.GOV.UA/posts/pfbid0Jn6GLqFifjYLaVLQKuStw2DqVcumLBFHgJLTJGV2r433tSEu9Ky6FgfW17PZ8TwTl" text:style-name="Internet_20_link" text:visited-style-name="Visited_20_Internet_20_Link">
报告</text:a>
乌克兰的SES在社交网络Facebook上的官方页面上。</text:p>
      <text:p text:style-name="P4">
来自我国不同地区的12个SES的烟火组，每天从爆炸物中清洁顿涅茨克地区的领土。</text:p>
      <text:p text:style-name="P4">
他们为地雷交换做出了巨大贡献，以便我们每个人都可以在我们的土地上安全!</text:p>
      <text:p text:style-name="P4">
<text:a xlink:type="simple" xlink:href="https://armyinform.com.ua/wp-content/uploads/2023/05/345581720_130102766728161_8716587694382533572_n.jpg" text:style-name="Internet_20_link" text:visited-style-name="Visited_20_Internet_20_Link">
!(Images/AРМІЯINFORM/2023-05-10T36-00-00-04-00/345581720_130102766728161_8716587694382533572_n-150x150.jpg)</text:a>
</text:p>
      <text:p text:style-name="P4">
<text:a xlink:type="simple" xlink:href="https://armyinform.com.ua/wp-content/uploads/2023/05/345591163_1195767054470188_446950970572500584_n.jpg" text:style-name="Internet_20_link" text:visited-style-name="Visited_20_Internet_20_Link">
<draw:frame draw:style-name="fr1" draw:name="Image242" text:anchor-type="as-char" svg:width="6.9236in" svg:height="6.9236in" draw:z-index="0">
<draw:image xlink:href="../Images/AРМІЯINFORM/2023-05-10T36-00-00-04-00/345591163_1195767054470188_446950970572500584_n-150x150.jpg" xlink:type="simple" xlink:show="embed" xlink:actuate="onLoad" draw:mime-type="image/jpeg"/>
</draw:frame>
</text:a>
</text:p>
      <text:p text:style-name="P4">
<text:a xlink:type="simple" xlink:href="https://armyinform.com.ua/wp-content/uploads/2023/05/345584884_926266115316369_970095276280264586_n.jpg" text:style-name="Internet_20_link" text:visited-style-name="Visited_20_Internet_20_Link">
<draw:frame draw:style-name="fr1" draw:name="Image243" text:anchor-type="as-char" svg:width="6.9236in" svg:height="6.9236in" draw:z-index="0">
<draw:image xlink:href="../Images/AРМІЯINFORM/2023-05-10T36-00-00-04-00/345584884_926266115316369_970095276280264586_n-150x150.jpg" xlink:type="simple" xlink:show="embed" xlink:actuate="onLoad" draw:mime-type="image/jpeg"/>
</draw:frame>
</text:a>
</text:p>
      <text:p text:style-name="P4">
<text:a xlink:type="simple" xlink:href="https://armyinform.com.ua/wp-content/uploads/2023/05/345616591_1142719273789859_8154179717644142217_n.jpg" text:style-name="Internet_20_link" text:visited-style-name="Visited_20_Internet_20_Link">
<draw:frame draw:style-name="fr1" draw:name="Image244" text:anchor-type="as-char" svg:width="6.9236in" svg:height="6.9236in" draw:z-index="0">
<draw:image xlink:href="../Images/AРМІЯINFORM/2023-05-10T36-00-00-04-00/345616591_1142719273789859_8154179717644142217_n-150x150.jpg" xlink:type="simple" xlink:show="embed" xlink:actuate="onLoad" draw:mime-type="image/jpeg"/>
</draw:frame>
</text:a>
<text:span text:style-name="T4">
在过去的一天，在顿涅茨克地区烟火服务的领土上：</text:span>
</text:p>
      <ul>
        <li>
16参与Kramatorsk和Pokrovsky地区。 <text:span text:style-name="T5">
找到了37个爆炸物的单位； </text:span>
调查了2.9公顷领土。</li>
      </ul>
      <text:p text:style-name="P4">
News Source: <text:a xlink:type="simple" xlink:href="https://armyinform.com.ua/2023/05/10/ochyshhennya-terytoriyi-pirotehnichni-grupy-dsns-dopomagayut-povernuty-bezpeku-na-zemli/" text:style-name="Internet_20_link" text:visited-style-name="Visited_20_Internet_20_Link">
https://armyinform.com.ua/2023/05/10/ochyshhennya-terytoriyi-pirotehnichni-grupy-dsns-dopomagayut-povernuty-bezpeku-na-zemli/</text:a>
</text:p>
      <!--NEWS-->
      <text:h text:style-name="P10" text:outline-level="1">
<text:span text:style-name="T4">
政府允许在活跃战斗区的某些地方进入登记册</text:span>
</text:h>
      <text:p text:style-name="P4">
作者: ['АРМІЯINFORM']</text:p>
      <text:p text:style-name="P4">
时间: 2023-05-10T37:00:00-04:00</text:p>
      <text:p text:style-name="P4">
描述: 关于CED Doimela，尿道门户。 纳西兹（Nasyz）允许进入接力赛中...与乌克兰2022年的战争，与乌克兰的战争是今天的最新消息，今天与乌克兰2022年的新闻战是今天的最后一场新闻，乌克兰与俄罗斯和俄罗斯和俄罗斯和俄罗斯与他们说，与乌克兰的战争将在2022年发生还是不会在2022年，他们会在不久的将来与乌克兰战争，他们说，今天与乌克兰的战争，今天的乌克兰新闻，乌克兰的新闻，乌克兰媒体在俄罗斯的乌克兰新闻</text:p>
      <text:p text:style-name="P4">
图片: ['<text:a xlink:type="simple" xlink:href="https://armyinform.com.ua/wp-content/uploads/2023/05/15fa8e737ac61700d1d79fbb5f543480519199c2.jpg" text:style-name="Internet_20_link" text:visited-style-name="Visited_20_Internet_20_Link">
15fa8e737ac61700d1d79fbb5f543480519199c2.jpg</text:a>
']</text:p>
      <text:p text:style-name="P4">
标签: ['STOPRUSSIA', 'АГРЕСІЯ РФ', 'ВІЙНА', 'ВТОРГНЕННЯ РФ', 'УРЯДОВИЙ ПОРТАЛ']</text:p>
      <text:p text:style-name="P4">
类别: News</text:p>
      <!--METADATA-->
      <text:p text:style-name="P4">
<draw:frame draw:style-name="fr1" draw:name="Image245" text:anchor-type="as-char" svg:width="6.9236in" svg:height="4.473711in" draw:z-index="0">
<draw:image xlink:href="../Images/AРМІЯINFORM/2023-05-10T37-00-00-04-00/15fa8e737ac61700d1d79fbb5f543480519199c2.jpg" xlink:type="simple" xlink:show="embed" xlink:actuate="onLoad" draw:mime-type="image/jpeg"/>
</draw:frame>
关于它<text:a xlink:type="simple" xlink:href="https://www.kmu.gov.ua/news/minreintehratsii-uriad-dozvolyv-dostup-do-reiestriv-na-pevnykh-chastynakh-terytorii-aktyvnykh-boiovykh-dii" text:style-name="Internet_20_link" text:visited-style-name="Visited_20_Internet_20_Link">
报告</text:a>
政府门户。</text:p>
      <text:p text:style-name="P4">
目前在可能的战斗领土上允许访问登记册。 积极战斗的领土上没有亚元素。</text:p>
      <text:p text:style-name="P4">
如今，政府已扩大了可以访问注册表的领土类别的清单。允许在主动敌对行动领土上的登记处的运作，在这种情况下，敌对行动的强度使寄存器的客观可能性。</text:p>
      <text:p text:style-name="P4">
因此，在积极敌对行动的某些地区，将是注册用户的许可，其居民将获得直接的Accesso管理服务。</text:p>
      <text:p text:style-name="P4">
News Source: <text:a xlink:type="simple" xlink:href="https://armyinform.com.ua/2023/05/10/uryad-dozvolyv-dostup-do-reyestriv-na-pevnyh-chastynah-terytorij-aktyvnyh-bojovyh-dij/" text:style-name="Internet_20_link" text:visited-style-name="Visited_20_Internet_20_Link">
https://armyinform.com.ua/2023/05/10/uryad-dozvolyv-dostup-do-reyestriv-na-pevnyh-chastynah-terytorij-aktyvnyh-bojovyh-dij/</text:a>
</text:p>
      <!--NEWS-->
      <text:h text:style-name="P10" text:outline-level="1">
<text:span text:style-name="T4">
不给敌人机会</text:span>
</text:h>
      <text:p text:style-name="P4">
作者: ['АРМІЯINFORM']</text:p>
      <text:p text:style-name="P4">
时间: 2023-05-10T38:00:00-04:00</text:p>
      <text:p text:style-name="P4">
描述: 关于Cordon，乌克兰的Prosordonna服务的君主。 在克洛斯科（Klorsko）的最初中心...与乌克兰2022年的战争中，与乌克兰的战争是今天的最新消息，今天与乌克兰2022年的新闻战，乌克兰和俄罗斯之间以及俄罗斯与乌克兰与乌克兰战争之间的战争是否会发生。 2022年，是否会有，是否会有，是否会在不久的将来与乌克兰进行战争，说，与乌克兰的战争，今天的乌克兰新闻，乌克兰新闻，乌克兰媒体在俄罗斯的乌克兰新闻</text:p>
      <text:p text:style-name="P4">
图片: ['<text:a xlink:type="simple" xlink:href="https://armyinform.com.ua/wp-content/uploads/2023/05/news_20230509_102338_168361701810.jpg" text:style-name="Internet_20_link" text:visited-style-name="Visited_20_Internet_20_Link">
news_20230509_102338_168361701810.jpg</text:a>
', '<text:a xlink:type="simple" xlink:href="https://armyinform.com.ua/wp-content/uploads/2023/05/news_20230509_102335_16836170158-150x150.jpg" text:style-name="Internet_20_link" text:visited-style-name="Visited_20_Internet_20_Link">
news_20230509_102335_16836170158-150x150.jpg</text:a>
', '<text:a xlink:type="simple" xlink:href="https://armyinform.com.ua/wp-content/uploads/2023/05/news_20230509_102336_16836170169-150x150.jpg" text:style-name="Internet_20_link" text:visited-style-name="Visited_20_Internet_20_Link">
news_20230509_102336_16836170169-150x150.jpg</text:a>
', '<text:a xlink:type="simple" xlink:href="https://armyinform.com.ua/wp-content/uploads/2023/05/news_20230509_102354_168361703419-150x150.jpg" text:style-name="Internet_20_link" text:visited-style-name="Visited_20_Internet_20_Link">
news_20230509_102354_168361703419-150x150.jpg</text:a>
', '<text:a xlink:type="simple" xlink:href="https://armyinform.com.ua/wp-content/uploads/2023/05/news_20230509_102332_16836170127-150x150.jpg" text:style-name="Internet_20_link" text:visited-style-name="Visited_20_Internet_20_Link">
news_20230509_102332_16836170127-150x150.jpg</text:a>
', '<text:a xlink:type="simple" xlink:href="https://armyinform.com.ua/wp-content/uploads/2023/05/news_20230509_102345_168361702514-150x150.jpg" text:style-name="Internet_20_link" text:visited-style-name="Visited_20_Internet_20_Link">
news_20230509_102345_168361702514-150x150.jpg</text:a>
', '<text:a xlink:type="simple" xlink:href="https://armyinform.com.ua/wp-content/uploads/2023/05/news_20230509_102347_168361702715-150x150.jpg" text:style-name="Internet_20_link" text:visited-style-name="Visited_20_Internet_20_Link">
news_20230509_102347_168361702715-150x150.jpg</text:a>
', '<text:a xlink:type="simple" xlink:href="https://armyinform.com.ua/wp-content/uploads/2023/05/news_20230509_102348_168361702816-150x150.jpg" text:style-name="Internet_20_link" text:visited-style-name="Visited_20_Internet_20_Link">
news_20230509_102348_168361702816-150x150.jpg</text:a>
', '<text:a xlink:type="simple" xlink:href="https://armyinform.com.ua/wp-content/uploads/2023/05/news_20230509_102350_168361703017-150x150.jpg" text:style-name="Internet_20_link" text:visited-style-name="Visited_20_Internet_20_Link">
news_20230509_102350_168361703017-150x150.jpg</text:a>
', '<text:a xlink:type="simple" xlink:href="https://armyinform.com.ua/wp-content/uploads/2023/05/news_20230509_102352_168361703218-150x150.jpg" text:style-name="Internet_20_link" text:visited-style-name="Visited_20_Internet_20_Link">
news_20230509_102352_168361703218-150x150.jpg</text:a>
', '<text:a xlink:type="simple" xlink:href="https://armyinform.com.ua/wp-content/uploads/2023/05/news_20230509_102355_168361703520-150x150.jpg" text:style-name="Internet_20_link" text:visited-style-name="Visited_20_Internet_20_Link">
news_20230509_102355_168361703520-150x150.jpg</text:a>
', '<text:a xlink:type="simple" xlink:href="https://armyinform.com.ua/wp-content/uploads/2023/05/news_20230509_102357_168361703721-150x150.jpg" text:style-name="Internet_20_link" text:visited-style-name="Visited_20_Internet_20_Link">
news_20230509_102357_168361703721-150x150.jpg</text:a>
', '<text:a xlink:type="simple" xlink:href="https://armyinform.com.ua/wp-content/uploads/2023/05/news_20230509_102340_168361702011-150x150.jpg" text:style-name="Internet_20_link" text:visited-style-name="Visited_20_Internet_20_Link">
news_20230509_102340_168361702011-150x150.jpg</text:a>
', '<text:a xlink:type="simple" xlink:href="https://armyinform.com.ua/wp-content/uploads/2023/05/news_20230509_102342_168361702212-150x150.jpg" text:style-name="Internet_20_link" text:visited-style-name="Visited_20_Internet_20_Link">
news_20230509_102342_168361702212-150x150.jpg</text:a>
', '<text:a xlink:type="simple" xlink:href="https://armyinform.com.ua/wp-content/uploads/2023/05/news_20230509_102358_168361703822-150x150.jpg" text:style-name="Internet_20_link" text:visited-style-name="Visited_20_Internet_20_Link">
news_20230509_102358_168361703822-150x150.jpg</text:a>
']</text:p>
      <text:p text:style-name="P4">
标签: ['STOPRUSSIA', 'АГРЕСІЯ РФ', 'ВІЙНА', 'ВТОРГНЕННЯ РФ', 'ДЕРЖАВНА ПРИКОРДОННА СЛУЖБА УКРАЇНИ']</text:p>
      <text:p text:style-name="P4">
类别: News</text:p>
      <!--METADATA-->
      <text:p text:style-name="P4">
<draw:frame draw:style-name="fr1" draw:name="Image246" text:anchor-type="as-char" svg:width="6.9236in" svg:height="5.1927in" draw:z-index="0">
<draw:image xlink:href="../Images/AРМІЯINFORM/2023-05-10T38-00-00-04-00/news_20230509_102338_168361701810.jpg" xlink:type="simple" xlink:show="embed" xlink:actuate="onLoad" draw:mime-type="image/jpeg"/>
</draw:frame>
关于它<text:a xlink:type="simple" xlink:href="https://dpsu.gov.ua/ua/news/Ne-dati-vorogu-shansiv/" text:style-name="Internet_20_link" text:visited-style-name="Visited_20_Internet_20_Link">
报告</text:a>
乌克兰国家边境服务。</text:p>
      <text:p text:style-name="P4">
在国家安全中心，动员的军人在三周内掌握了基本的一般军事训练计划。</text:p>
      <text:p text:style-name="P4">
军人没有兵役的经验克服了中断，学会了驾驶地形，磨练了垃圾填埋场上的消防技能，以执行一定位置的任务，并能够支持身体和心理负担。</text:p>
      <text:p text:style-name="P4">
<text:a xlink:type="simple" xlink:href="https://armyinform.com.ua/wp-content/uploads/2023/05/news_20230509_102335_16836170158.jpg" text:style-name="Internet_20_link" text:visited-style-name="Visited_20_Internet_20_Link">
!(Images/AРМІЯINFORM/2023-05-10T38-00-00-04-00/news_20230509_102335_16836170158-150x150.jpg)</text:a>
</text:p>
      <text:p text:style-name="P4">
<text:a xlink:type="simple" xlink:href="https://armyinform.com.ua/wp-content/uploads/2023/05/news_20230509_102336_16836170169.jpg" text:style-name="Internet_20_link" text:visited-style-name="Visited_20_Internet_20_Link">
<draw:frame draw:style-name="fr1" draw:name="Image247" text:anchor-type="as-char" svg:width="6.9236in" svg:height="6.9236in" draw:z-index="0">
<draw:image xlink:href="../Images/AРМІЯINFORM/2023-05-10T38-00-00-04-00/news_20230509_102336_16836170169-150x150.jpg" xlink:type="simple" xlink:show="embed" xlink:actuate="onLoad" draw:mime-type="image/jpeg"/>
</draw:frame>
</text:a>
</text:p>
      <text:p text:style-name="P4">
<text:a xlink:type="simple" xlink:href="https://armyinform.com.ua/wp-content/uploads/2023/05/news_20230509_102354_168361703419.jpg" text:style-name="Internet_20_link" text:visited-style-name="Visited_20_Internet_20_Link">
<draw:frame draw:style-name="fr1" draw:name="Image248" text:anchor-type="as-char" svg:width="6.9236in" svg:height="6.9236in" draw:z-index="0">
<draw:image xlink:href="../Images/AРМІЯINFORM/2023-05-10T38-00-00-04-00/news_20230509_102354_168361703419-150x150.jpg" xlink:type="simple" xlink:show="embed" xlink:actuate="onLoad" draw:mime-type="image/jpeg"/>
</draw:frame>
</text:a>
</text:p>
      <text:p text:style-name="P4">
<text:a xlink:type="simple" xlink:href="https://armyinform.com.ua/wp-content/uploads/2023/05/news_20230509_102332_16836170127.jpg" text:style-name="Internet_20_link" text:visited-style-name="Visited_20_Internet_20_Link">
<draw:frame draw:style-name="fr1" draw:name="Image249" text:anchor-type="as-char" svg:width="6.9236in" svg:height="6.9236in" draw:z-index="0">
<draw:image xlink:href="../Images/AРМІЯINFORM/2023-05-10T38-00-00-04-00/news_20230509_102332_16836170127-150x150.jpg" xlink:type="simple" xlink:show="embed" xlink:actuate="onLoad" draw:mime-type="image/jpeg"/>
</draw:frame>
</text:a>
同时，对该领域的战术医学生存技能的发展非常重视。 在制定三月协议期间，北约标准是塞吉·科切夫(Sergiy Korchev)的一名高级培训部高级老师，他与军事人员，行动算法并在接近战斗的条件下提供家庭援助。</text:p>
      <text:p text:style-name="P4">
“这种训练非常重要，因为它大大增加了生存的机会。 我们两个兄弟。 国防，进攻，三月协议，空中情报，战场上的交流 - 是一个基本的训练，这是所有需要的，他们穿着军事独角兽的衣服，并没有远离逆转的斗争，而反向狂热地侵入了我们的国家。” -  Andriydyachenko的士兵股票。</text:p>
      <text:p text:style-name="P4">
<text:a xlink:type="simple" xlink:href="https://armyinform.com.ua/wp-content/uploads/2023/05/news_20230509_102345_168361702514.jpg" text:style-name="Internet_20_link" text:visited-style-name="Visited_20_Internet_20_Link">
!(Images/AРМІЯINFORM/2023-05-10T38-00-00-04-00/news_20230509_102345_168361702514-150x150.jpg)</text:a>
</text:p>
      <text:p text:style-name="P4">
<text:a xlink:type="simple" xlink:href="https://armyinform.com.ua/wp-content/uploads/2023/05/news_20230509_102347_168361702715.jpg" text:style-name="Internet_20_link" text:visited-style-name="Visited_20_Internet_20_Link">
<draw:frame draw:style-name="fr1" draw:name="Image250" text:anchor-type="as-char" svg:width="6.9236in" svg:height="6.9236in" draw:z-index="0">
<draw:image xlink:href="../Images/AРМІЯINFORM/2023-05-10T38-00-00-04-00/news_20230509_102347_168361702715-150x150.jpg" xlink:type="simple" xlink:show="embed" xlink:actuate="onLoad" draw:mime-type="image/jpeg"/>
</draw:frame>
</text:a>
</text:p>
      <text:p text:style-name="P4">
<text:a xlink:type="simple" xlink:href="https://armyinform.com.ua/wp-content/uploads/2023/05/news_20230509_102350_168361703017.jpg" text:style-name="Internet_20_link" text:visited-style-name="Visited_20_Internet_20_Link">
<draw:frame draw:style-name="fr1" draw:name="Image251" text:anchor-type="as-char" svg:width="6.9236in" svg:height="6.9236in" draw:z-index="0">
<draw:image xlink:href="../Images/AРМІЯINFORM/2023-05-10T38-00-00-04-00/news_20230509_102350_168361703017-150x150.jpg" xlink:type="simple" xlink:show="embed" xlink:actuate="onLoad" draw:mime-type="image/jpeg"/>
</draw:frame>
</text:a>
</text:p>
      <text:p text:style-name="P4">
<text:a xlink:type="simple" xlink:href="https://armyinform.com.ua/wp-content/uploads/2023/05/news_20230509_102352_168361703218.jpg" text:style-name="Internet_20_link" text:visited-style-name="Visited_20_Internet_20_Link">
<draw:frame draw:style-name="fr1" draw:name="Image252" text:anchor-type="as-char" svg:width="6.9236in" svg:height="6.9236in" draw:z-index="0">
<draw:image xlink:href="../Images/AРМІЯINFORM/2023-05-10T38-00-00-04-00/news_20230509_102352_168361703218-150x150.jpg" xlink:type="simple" xlink:show="embed" xlink:actuate="onLoad" draw:mime-type="image/jpeg"/>
</draw:frame>
</text:a>
</text:p>
      <text:p text:style-name="P4">
<text:a xlink:type="simple" xlink:href="https://armyinform.com.ua/wp-content/uploads/2023/05/news_20230509_102355_168361703520.jpg" text:style-name="Internet_20_link" text:visited-style-name="Visited_20_Internet_20_Link">
<draw:frame draw:style-name="fr1" draw:name="Image253" text:anchor-type="as-char" svg:width="6.9236in" svg:height="6.9236in" draw:z-index="0">
<draw:image xlink:href="../Images/AРМІЯINFORM/2023-05-10T38-00-00-04-00/news_20230509_102355_168361703520-150x150.jpg" xlink:type="simple" xlink:show="embed" xlink:actuate="onLoad" draw:mime-type="image/jpeg"/>
</draw:frame>
</text:a>
</text:p>
      <text:p text:style-name="P4">
<text:a xlink:type="simple" xlink:href="https://armyinform.com.ua/wp-content/uploads/2023/05/news_20230509_102357_168361703721.jpg" text:style-name="Internet_20_link" text:visited-style-name="Visited_20_Internet_20_Link">
<draw:frame draw:style-name="fr1" draw:name="Image254" text:anchor-type="as-char" svg:width="6.9236in" svg:height="6.9236in" draw:z-index="0">
<draw:image xlink:href="../Images/AРМІЯINFORM/2023-05-10T38-00-00-04-00/news_20230509_102357_168361703721-150x150.jpg" xlink:type="simple" xlink:show="embed" xlink:actuate="onLoad" draw:mime-type="image/jpeg"/>
</draw:frame>
</text:a>
</text:p>
      <text:p text:style-name="P4">
<text:a xlink:type="simple" xlink:href="https://armyinform.com.ua/wp-content/uploads/2023/05/news_20230509_102340_168361702011.jpg" text:style-name="Internet_20_link" text:visited-style-name="Visited_20_Internet_20_Link">
<draw:frame draw:style-name="fr1" draw:name="Image255" text:anchor-type="as-char" svg:width="6.9236in" svg:height="6.9236in" draw:z-index="0">
<draw:image xlink:href="../Images/AРМІЯINFORM/2023-05-10T38-00-00-04-00/news_20230509_102340_168361702011-150x150.jpg" xlink:type="simple" xlink:show="embed" xlink:actuate="onLoad" draw:mime-type="image/jpeg"/>
</draw:frame>
</text:a>
</text:p>
      <text:p text:style-name="P4">
<text:a xlink:type="simple" xlink:href="https://armyinform.com.ua/wp-content/uploads/2023/05/news_20230509_102342_168361702212.jpg" text:style-name="Internet_20_link" text:visited-style-name="Visited_20_Internet_20_Link">
<draw:frame draw:style-name="fr1" draw:name="Image256" text:anchor-type="as-char" svg:width="6.9236in" svg:height="6.9236in" draw:z-index="0">
<draw:image xlink:href="../Images/AРМІЯINFORM/2023-05-10T38-00-00-04-00/news_20230509_102342_168361702212-150x150.jpg" xlink:type="simple" xlink:show="embed" xlink:actuate="onLoad" draw:mime-type="image/jpeg"/>
</draw:frame>
</text:a>
</text:p>
      <text:p text:style-name="P4">
<text:a xlink:type="simple" xlink:href="https://armyinform.com.ua/wp-content/uploads/2023/05/news_20230509_102358_168361703822.jpg" text:style-name="Internet_20_link" text:visited-style-name="Visited_20_Internet_20_Link">
<draw:frame draw:style-name="fr1" draw:name="Image257" text:anchor-type="as-char" svg:width="6.9236in" svg:height="6.9236in" draw:z-index="0">
<draw:image xlink:href="../Images/AРМІЯINFORM/2023-05-10T38-00-00-04-00/news_20230509_102358_168361703822-150x150.jpg" xlink:type="simple" xlink:show="embed" xlink:actuate="onLoad" draw:mime-type="image/jpeg"/>
</draw:frame>
</text:a>
毕业后，士兵们去了他们的单位，并将从该国对敌人的防御中执行任务。</text:p>
      <text:p text:style-name="P4">
News Source: <text:a xlink:type="simple" xlink:href="https://armyinform.com.ua/2023/05/10/ne-daty-vorogu-shansiv/" text:style-name="Internet_20_link" text:visited-style-name="Visited_20_Internet_20_Link">
https://armyinform.com.ua/2023/05/10/ne-daty-vorogu-shansiv/</text:a>
</text:p>
      <!--NEWS-->
      <text:h text:style-name="P10" text:outline-level="1">
<text:span text:style-name="T4">
防守者摧毁了顿涅茨克地区EW的敌人补救措施</text:span>
</text:h>
      <text:p text:style-name="P4">
作者: ['АРМІЯINFORM']</text:p>
      <text:p text:style-name="P4">
时间: 2023-05-10T39:00:00-04:00</text:p>
      <text:p text:style-name="P4">
描述: 关于Cordon，乌克兰的Prosordonna服务的君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ІЙНА', 'ВТОРГНЕННЯ РФ', 'ВТРАТИ ВОРОГА', 'ДЕРЖПРИКОРДОНСЛУЖБА']</text:p>
      <text:p text:style-name="P4">
类别: News</text:p>
      <!--METADATA-->
      <text:p text:style-name="P4">
关于它<text:a xlink:type="simple" xlink:href="https://dpsu.gov.ua/ua/news/%20VIDEO%20-Na-Donechchini-prikordonniki-dopomogli-znishchiti-vorozhiy-zasib-REB/" text:style-name="Internet_20_link" text:visited-style-name="Visited_20_Internet_20_Link">
报告</text:a>
乌克兰国家边境教学大学。</text:p>
      <text:p text:style-name="P4">
再次，边境警卫与其他组件防御的明显相互作用是一个积极的结果。</text:p>
      <text:p text:style-name="P4">
在顿涅茨克地区，绿色贝雷帽在无人机的帮助下找到了位置，瑞恩的位置以及敌人步兵的运动。</text:p>
      <text:p text:style-name="P4">
在在线坐标中，边防部队移交了武装部队旅的炮兵部队。 由于SSSU军事军人的纠正，入侵者失去了几名战斗机。</text:p>
      <text:p text:style-name="P4">
News Source: <text:a xlink:type="simple" xlink:href="https://armyinform.com.ua/2023/05/10/zahysnyky-znyshhyly-vorozhyj-zasib-reb-na-donechchyni/" text:style-name="Internet_20_link" text:visited-style-name="Visited_20_Internet_20_Link">
https://armyinform.com.ua/2023/05/10/zahysnyky-znyshhyly-vorozhyj-zasib-reb-na-donechchyni/</text:a>
</text:p>
      <!--NEWS-->
      <text:h text:style-name="P10" text:outline-level="1">
<text:span text:style-name="T4">
在无法接触的“白人天使”的炮击下</text:span>
</text:h>
      <text:p text:style-name="P4">
作者: ['АРМІЯINFORM']</text:p>
      <text:p text:style-name="P4">
时间: 2023-05-10T40:00:00-04:00</text:p>
      <text:p text:style-name="P4">
描述: 关于立方体 - 乌克兰的国家政治。  -  Rosiyki的震惊受伤了...与乌克兰2022年的战争，与乌克兰的最新消息，今天与乌克兰的新闻战争，今天与乌克兰2022年上次与乌克兰战争，乌克兰和俄罗斯之间的战争将在2022年在2022年与乌克兰进行战争，无论是否在不久的将来与乌克兰的战争说，与乌克兰的战争，今天的乌克兰新闻，乌克兰新闻，乌克兰媒体上的乌克兰新闻，是否会有俄罗斯的乌克兰新闻</text:p>
      <text:p text:style-name="P4">
图片: ['<text:a xlink:type="simple" xlink:href="https://armyinform.com.ua/wp-content/uploads/2023/05/prapor-natsionalnoi-politsii-donechchyny-bilyi-ianhol.jpg" text:style-name="Internet_20_link" text:visited-style-name="Visited_20_Internet_20_Link">
prapor-natsionalnoi-politsii-donechchyny-bilyi-ianhol.jpg</text:a>
']</text:p>
      <text:p text:style-name="P4">
标签: ['STOPRUSSIA', 'АГРЕСІЯ РФ', 'БІЛИЙ ЯНГОЛ', 'ВІЙНА', 'ВТОРГНЕННЯ РФ']</text:p>
      <text:p text:style-name="P4">
类别: News</text:p>
      <!--METADATA-->
      <text:p text:style-name="P4">
<draw:frame draw:style-name="fr1" draw:name="Image258" text:anchor-type="as-char" svg:width="6.9236in" svg:height="4.621503in" draw:z-index="0">
<draw:image xlink:href="../Images/AРМІЯINFORM/2023-05-10T40-00-00-04-00/prapor-natsionalnoi-politsii-donechchyny-bilyi-ianhol.jpg" xlink:type="simple" xlink:show="embed" xlink:actuate="onLoad" draw:mime-type="image/jpeg"/>
</draw:frame>
关于它<text:a xlink:type="simple" xlink:href="https://www.facebook.com/UA.National.Police/videos/1229903574340309/" text:style-name="Internet_20_link" text:visited-style-name="Visited_20_Internet_20_Link">
报告</text:a>
乌克兰国家警察。</text:p>
      <ul>
        <li>
所有66岁的妇女都受到了俄罗斯打击的结果。 在燃烧的城市被替换为“救护车”的盐天使船员。向紧急医疗服务的受害者提供了警察，并交付给受害者。</li>
      </ul>
      <text:p text:style-name="P4">
被摧毁的房屋，肢解和荒芜的街道 - 现在看起来很像Avdiivka。 白人天使警察的帮助，继续生活在这个地狱中的人们得到了帮助。 执法人员的主要任务是在敌对袭击，疏散和人道主义援助期间的立即帮助。</text:p>
      <text:p text:style-name="P4">
Gennady Yudin和Dmitry Solovaya-在救护车中获得认证的护理人员和警惕，营救了受伤的人。 前几天，敌对项目在私人院子里。 碎片受伤了一名史蒂卡拉拉的女人。 邻居立即称呼天使热线。 在到达技能的情况下，执法人员将旋转门放在了医院。 道路警察与一个女人交谈，以免她失去知觉。 为医疗设施提供了必要的帮助。</text:p>
      <text:p text:style-name="P4">
白色天使根纳迪·尤丁(Gennady Yudin)指出，住在这座城市非常危险，撤离是最好的，因为占领者在和平的房屋中殴打：</text:p>
      <text:p text:style-name="P4">
“受害人的房子位于敌对行动附近，街道不断着火，就在昨天，那里燃烧了附近的一所房子。 我们出口了一些事故，我们向当地人出口了，几天后，炮弹或安全气囊到达了，将房屋摧毁了地面。 因此，人们及时的疏散设法挽救了他们的生命。”</text:p>
      <text:p text:style-name="P4">
<text:span text:style-name="T4">
回想一下，您可以通过电话号码066-56-19-102联系撤离小组“白天使”，该小组在Taudyevsky方向上有效。</text:span>
</text:p>
      <text:p text:style-name="P4">
News Source: <text:a xlink:type="simple" xlink:href="https://armyinform.com.ua/2023/05/10/pid-nestyhayuchymy-obstrilamy-bili-yangoly-ryatuyut-poranenyh-meshkancziv-avdiyivky/" text:style-name="Internet_20_link" text:visited-style-name="Visited_20_Internet_20_Link">
https://armyinform.com.ua/2023/05/10/pid-nestyhayuchymy-obstrilamy-bili-yangoly-ryatuyut-poranenyh-meshkancziv-avdiyivky/</text:a>
</text:p>
      <!--NEWS-->
      <text:h text:style-name="P10" text:outline-level="1">
<text:span text:style-name="T4">
监察员办公室会见了战俘家庭</text:span>
</text:h>
      <text:p text:style-name="P4">
作者: ['АРМІЯINFORM']</text:p>
      <text:p text:style-name="P4">
时间: 2023-05-10T41:00:00-04:00</text:p>
      <text:p text:style-name="P4">
描述: Ofic Ombudsman direkhovoi Belithkatsiyki Visikovikh的Direkhovoi机制，Yaki很兴奋...与乌克兰2022的战争，与乌克兰2022年与乌克兰2022年的战争，与乌克兰的2022年战争，乌克兰和俄罗斯的战争，以及2022年将在20222年将在2022年与乌克兰战争。他们说，与否，在不久的将来，乌克兰与乌克兰的战争，今天的乌克兰新闻，乌克兰的新闻，乌克兰的新闻在俄罗斯的乌克兰新闻</text:p>
      <text:p text:style-name="P4">
图片: ['<text:a xlink:type="simple" xlink:href="https://armyinform.com.ua/wp-content/uploads/2023/05/346050004_1160354847972529_8659534743595591434_n.jpg" text:style-name="Internet_20_link" text:visited-style-name="Visited_20_Internet_20_Link">
346050004_1160354847972529_8659534743595591434_n.jpg</text:a>
', '<text:a xlink:type="simple" xlink:href="https://armyinform.com.ua/wp-content/uploads/2023/05/346032474_1116041586452403_1463274619901541936_n-150x150.jpg" text:style-name="Internet_20_link" text:visited-style-name="Visited_20_Internet_20_Link">
346032474_1116041586452403_1463274619901541936_n-150x150.jpg</text:a>
', '<text:a xlink:type="simple" xlink:href="https://armyinform.com.ua/wp-content/uploads/2023/05/346034997_1007677910613413_58319156337712443_n-1-150x150.jpg" text:style-name="Internet_20_link" text:visited-style-name="Visited_20_Internet_20_Link">
346034997_1007677910613413_58319156337712443_n-1-150x150.jpg</text:a>
']</text:p>
      <text:p text:style-name="P4">
标签: ['STOPRUSSIA', 'АГРЕСІЯ РФ', 'ВІЙСЬКОВОПОЛОНЕНІ', 'ТЕРИТОРІАЛЬНА ОБОРОНА ЗС УКРАЇНИ', 'УПОВНОВАЖЕНИЙ З ПРАВ ЛЮДИНИ']</text:p>
      <text:p text:style-name="P4">
类别: News</text:p>
      <!--METADATA-->
      <text:p text:style-name="P4">
<draw:frame draw:style-name="fr1" draw:name="Image259" text:anchor-type="as-char" svg:width="6.9236in" svg:height="4.615733in" draw:z-index="0">
<draw:image xlink:href="../Images/AРМІЯINFORM/2023-05-10T41-00-00-04-00/346050004_1160354847972529_8659534743595591434_n.jpg" xlink:type="simple" xlink:show="embed" xlink:actuate="onLoad" draw:mime-type="image/jpeg"/>
</draw:frame>
监察员办公室正在制定一种机制，以验证被捕的乌克兰士兵。</text:p>
      <text:p text:style-name="P4">
关于这个<text:a xlink:type="simple" xlink:href="https://www.ombudsman.gov.ua/news_details/ofis-ombudsmana-napracovuye-mehanizm-verifikaciyi-ukrayinskih-vijskovih-yaki-perebuvayut-u-poloni" text:style-name="Internet_20_link" text:visited-style-name="Visited_20_Internet_20_Link">
被引用</text:a>
在乌克兰人权的Verkhovna Rada专员的官方网站上的出版物中。</text:p>
      <text:p text:style-name="P4">
亲戚是由联合国战俘协调与释放中心的代表回答的，由于对乌克兰的侵略，非法监禁的人，战士管理的协调总部，TRO部队的区域管理“ TRO部队”北部”，军事的委托和代表。</text:p>
      <text:p text:style-name="P4">
大多数亲戚对形成军事交流清单的机制和方式感兴趣。 协调总部的代表详细描述了乌克兰方面的逻辑以及缺乏逻辑和操纵时刻 - 瑞文(Rivne)。</text:p>
      <text:p text:style-name="P4">
他强调说，在敌对囚禁中重新确定的乌克兰士兵的返回并不是一个实体。 不断谈判!</text:p>
      <text:p text:style-name="P4">
亲戚也对军方的命运感兴趣，他们现在没有得到确认，因为他们被俘虏了。</text:p>
      <text:p text:style-name="P4">
在这个问题上，安全防御部门的人权专员Oleksandr Kononenko的代表强调，申诉专员办公室正在基辅司法专家部囚禁。</text:p>
      <text:p text:style-name="P4">
申诉专员办公室了解正在等待儿子，丈夫，父亲或兄弟从囚禁中返回并要求他们返回的人。 毕竟，所有协调总部的代表在管理战俘工作的管理方面，不要以艰难的方式放弃，这涉及与锌和不合逻辑的俄罗斯一方交流。</text:p>
      <text:p text:style-name="P4">
“这对我们来说很困难，但绝对不会为您的宝宝感到羞耻!我不怪你，至少至少是俄罗斯一方。</text:p>
      <text:p text:style-name="P4">
申诉专员的办公室竭尽全力回家。</text:p>
      <text:p text:style-name="P4">
<text:a xlink:type="simple" xlink:href="https://armyinform.com.ua/wp-content/uploads/2023/05/346034997_1007677910613413_58319156337712443_n-1.jpg" text:style-name="Internet_20_link" text:visited-style-name="Visited_20_Internet_20_Link">
<draw:frame draw:style-name="fr1" draw:name="Image260" text:anchor-type="as-char" svg:width="6.9236in" svg:height="6.9236in" draw:z-index="0">
<draw:image xlink:href="../Images/AРМІЯINFORM/2023-05-10T41-00-00-04-00/346034997_1007677910613413_58319156337712443_n-1-150x150.jpg" xlink:type="simple" xlink:show="embed" xlink:actuate="onLoad" draw:mime-type="image/jpeg"/>
</draw:frame>
</text:a>
</text:p>
      <text:p text:style-name="P4">
News Source: <text:a xlink:type="simple" xlink:href="https://armyinform.com.ua/2023/05/10/v-ofisi-ombudsmana-vidbulasya-zustrich-iz-chlenamy-simej-vijskovopolonenyh-118-okremoyi-brygady-tro-zsu/" text:style-name="Internet_20_link" text:visited-style-name="Visited_20_Internet_20_Link">
https://armyinform.com.ua/2023/05/10/v-ofisi-ombudsmana-vidbulasya-zustrich-iz-chlenamy-simej-vijskovopolonenyh-118-okremoyi-brygady-tro-zsu/</text:a>
</text:p>
      <!--NEWS-->
      <text:h text:style-name="P10" text:outline-level="1">
<text:span text:style-name="T4">
Ursula von der Liaen：我们的主要任务 - 乌克兰弹药</text:span>
</text:h>
      <text:p text:style-name="P4">
作者: ['АРМІЯINFORM']</text:p>
      <text:p text:style-name="P4">
时间: 2023-05-10T42:00:00-04:00</text:p>
      <text:p text:style-name="P4">
描述: Facebook在Facebook上ZSU的将军总部已退出єVrokomissya的总统...与乌克兰2022年的战争，与乌克兰与乌克兰的最新新闻，今天与乌克兰的新闻战争，今天与乌克兰2022年的新闻战争，乌克兰和乌克兰之间的战争会发生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5/ursula.jpg" text:style-name="Internet_20_link" text:visited-style-name="Visited_20_Internet_20_Link">
ursula.jpg</text:a>
']</text:p>
      <text:p text:style-name="P4">
标签: ['ГЕНШТАБ ЗС УКРАЇНИ', 'ДОПОМОГА ПАРТНЕРІВ', 'ЄВРОКОМІСІЯ', 'УРСУЛА ФОН ДЕР ЛЯЄН']</text:p>
      <text:p text:style-name="P4">
类别: News</text:p>
      <!--METADATA-->
      <text:p text:style-name="P4">
<draw:frame draw:style-name="fr1" draw:name="Image261" text:anchor-type="as-char" svg:width="6.9236in" svg:height="4.615733in" draw:z-index="0">
<draw:image xlink:href="../Images/AРМІЯINFORM/2023-05-10T42-00-00-04-00/ursula.jpg" xlink:type="simple" xlink:show="embed" xlink:actuate="onLoad" draw:mime-type="image/jpeg"/>
</draw:frame>
Ursula von der Leyen  武装部队的总人员在其Facebook页面上<text:a xlink:type="simple" xlink:href="https://www.facebook.com/GeneralStaff.ua/posts/pfbid02StEuHL8Ri6dvm3sAjG98iVpRWFBEesMEznjSXxKQBqrALoyG67mDCEd2oZhYijNwl" text:style-name="Internet_20_link" text:visited-style-name="Visited_20_Internet_20_Link">
引用</text:a>
欧洲欧洲委员会主席Ursula von der Lyen：“乌克兰在欧洲所有人重视的最前沿：我们的自由，我们的民主，我们的思想和言语。 乌克兰勇于争取我们今天庆祝的欧洲理想。 在俄罗斯，普京和他的政权摧毁了这些价值观。 现在，他们在乌克兰被摧毁了。 因为他们害怕您的成功和您展示的榜样。 他们害怕您对Doevrosouz的道路。”</text:p>
      <text:p text:style-name="P4">
厄休拉·冯·莱恩(Ursula von der Lyen)指出：“在这场斗争中，欧盟及其成员国与乌克兰并肩作战……第一个任务是帮助向乌克兰提供必要的弹药。 您知道我们在三个方向上工作。 最快的方法是立即从成员国释放弹药。 我们分配了10亿欧元，这有效。 大量弹药被运送或前往乌克兰。 因此，我们上周同意的二手提供了10亿欧元的欧洲和平基金，由弹药155和152毫米的成员国购买。 为了加快这项工作，第三条轨道可以帮助成员国增加产量，增加产量并加速弹药，以满足乌克兰和成员国的需求。”</text:p>
      <text:p text:style-name="P4">
News Source: <text:a xlink:type="simple" xlink:href="https://armyinform.com.ua/2023/05/10/ursula-fon-der-lyayen-nashe-pershochergove-zavdannya-boyeprypasy-dlya-ukrayiny/" text:style-name="Internet_20_link" text:visited-style-name="Visited_20_Internet_20_Link">
https://armyinform.com.ua/2023/05/10/ursula-fon-der-lyayen-nashe-pershochergove-zavdannya-boyeprypasy-dlya-ukrayiny/</text:a>
</text:p>
      <!--NEWS-->
      <text:h text:style-name="P10" text:outline-level="1">
<text:span text:style-name="T4">
国防军的航空抓住了敌人的10次打击</text:span>
</text:h>
      <text:p text:style-name="P4">
作者: ['АРМІЯINFORM']</text:p>
      <text:p text:style-name="P4">
时间: 2023-05-10T43:00:00-04:00</text:p>
      <text:p text:style-name="P4">
描述: -AVISIAZIYA国防部为永久DOB的国防部队由Zseridzhennya地区的8个中风领导...与乌克兰2022年的战争，与乌克兰的最新新闻，《与乌克兰2022年的新闻战争》，今天乌克兰和乌克兰的新闻战争，乌克兰之间的战争将会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war-1.jpg" text:style-name="Internet_20_link" text:visited-style-name="Visited_20_Internet_20_Link">
war-1.jpg</text:a>
']</text:p>
      <text:p text:style-name="P4">
标签: ['STOPRUSSIA', 'АВІАЦІЯ ЗСУ', 'АГРЕСІЯ РФ', 'ВІЙНА', 'ВТОРГНЕННЯ РФ', 'ГЕНЕРАЛЬНИЙ ШТАБ ЗС УКРАЇНИ', 'РАНКОВЕ ЗВЕДЕННЯ']</text:p>
      <text:p text:style-name="P4">
类别: News</text:p>
      <!--METADATA-->
      <text:p text:style-name="P4">
<draw:frame draw:style-name="fr1" draw:name="Image262" text:anchor-type="as-char" svg:width="6.9236in" svg:height="4.501139in" draw:z-index="0">
<draw:image xlink:href="../Images/AРМІЯINFORM/2023-05-10T43-00-00-04-00/war-1.jpg" xlink:type="simple" xlink:show="embed" xlink:actuate="onLoad" draw:mime-type="image/jpeg"/>
</draw:frame>
说明性照片<text:span text:style-name="T4">
🔥俄罗斯入侵的情况</text:span>
</text:p>
      <ul>
        <li>
在过去的一天中，国防军在敌人的个人工作人员和军事装备的集中以及在防空导弹综合体上进行了2杆，这取得了8次。(https://www.facebook.com/GeneralStaff.ua/posts/pfbid02Nx6nbxVELpgWuEha8HQ4Gb9sYwjgbm2TGRfU134agkGrCcC3RYbfYcrEU9oNwZEXl)乌克兰武装部队的总参谋部。</li>
      </ul>
      <text:p text:style-name="P4">
根据武装部队总参谋部的说法，我们的捍卫者击落了6种敌人的敌对类型，其中3种 -  Shahaned。</text:p>
      <text:p text:style-name="P4">
火箭部队和炮兵部门被管理办公室，四个活力地区，2个炮兵部队处于射击位置。</text:p>
      <text:p text:style-name="P4">
News Source: <text:a xlink:type="simple" xlink:href="https://armyinform.com.ua/2023/05/10/aviacziya-syl-oborony-zavdala-10-udariv-po-vorogu/" text:style-name="Internet_20_link" text:visited-style-name="Visited_20_Internet_20_Link">
https://armyinform.com.ua/2023/05/10/aviacziya-syl-oborony-zavdala-10-udariv-po-vorogu/</text:a>
</text:p>
      <!--NEWS-->
      <text:h text:style-name="P10" text:outline-level="1">
<text:span text:style-name="T4">
答应将“撤离”到酒店的Berdyansk，然后带到帐篷的Rostov地区</text:span>
</text:h>
      <text:p text:style-name="P4">
作者: ['АРМІЯINFORM']</text:p>
      <text:p text:style-name="P4">
时间: 2023-05-10T44:00:00-04:00</text:p>
      <text:p text:style-name="P4">
描述:  - 在Energodari，Rosiskiscyki为Simy的成员组织了So所谓的“ Evakuaci” ...与乌克兰2022年的战争，与乌克兰的最新新闻，今天与乌克兰的新闻战争，乌克兰2022年的新闻战争，乌克兰和俄罗斯和俄罗斯和俄罗斯之间的战争将会当他们在2022年与乌克兰进行战争时，他们说，在不久的将来，乌克兰是否会与乌克兰进行战争</text:p>
      <text:p text:style-name="P4">
图片: ['<text:a xlink:type="simple" xlink:href="https://armyinform.com.ua/wp-content/uploads/2023/05/deportacziya.png" text:style-name="Internet_20_link" text:visited-style-name="Visited_20_Internet_20_Link">
deportacziya.png</text:a>
']</text:p>
      <text:p text:style-name="P4">
标签: ['STOPRUSSIA', 'АГРЕСІЯ РФ', 'ГЕНЕРАЛЬНИЙ ШТАБ ЗСУ', 'ДЕПОРТАЦІЯ', 'РАНКОВЕ ЗВЕДЕННЯ']</text:p>
      <text:p text:style-name="P4">
类别: News</text:p>
      <!--METADATA-->
      <text:p text:style-name="P4">
<draw:frame draw:style-name="fr1" draw:name="Image263" text:anchor-type="as-char" svg:width="6.9236in" svg:height="3.479109in" draw:z-index="0">
<draw:image xlink:href="../Images/AРМІЯINFORM/2023-05-10T44-00-00-04-00/deportacziya.png" xlink:type="simple" xlink:show="embed" xlink:actuate="onLoad" draw:mime-type="image/png"/>
</draw:frame>
说明性照片路透社</text:p>
      <ul>
        <li>
在Energodar，俄罗斯入侵者为Zaporizhzhya NPP的雇员家庭组织了SO所谓的“疏散”。 同时，禁止从城市出发。 入侵者宣布在娱乐设施和酒店中撤离贝迪恩斯克和基里洛夫卡人的人们撤离。 但是，乌克兰武装部队的总参谋部报道，那些被烧毁到罗斯托夫地区并放在帐篷城镇的人。</li>
      </ul>
      <text:p text:style-name="P4">
大型白色的情况发生了略有不同的情况。 上周，大多数公司劳动者都在自己的克里米亚车辆上留下了定居点。</text:p>
      <text:p text:style-name="P4">
News Source: <text:a xlink:type="simple" xlink:href="https://armyinform.com.ua/2023/05/10/obiczyaly-evakuyuvaty-do-berdyanska-u-goteli-a-vyvezly-do-rostovskoyi-oblasti-u-namety/" text:style-name="Internet_20_link" text:visited-style-name="Visited_20_Internet_20_Link">
https://armyinform.com.ua/2023/05/10/obiczyaly-evakuyuvaty-do-berdyanska-u-goteli-a-vyvezly-do-rostovskoyi-oblasti-u-namety/</text:a>
</text:p>
      <!--NEWS-->
      <text:h text:style-name="P10" text:outline-level="1">
<text:span text:style-name="T4">
最后一天，敌人通过喷气消防系统制造了97个炮击</text:span>
</text:h>
      <text:p text:style-name="P4">
作者: ['АРМІЯINFORM']</text:p>
      <text:p text:style-name="P4">
时间: 2023-05-10T45:00:00-04:00</text:p>
      <text:p text:style-name="P4">
描述:  - 上次是43枚Avisiyni中风的23枚导弹的对手，已经走了……与乌克兰2022年的战争，与乌克兰的战争是今天的最新消息，这是与乌克兰2022年的新闻战争，这是今天的最后一场新闻。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ІЙНА', 'ВТОРГНЕННЯ РФ', 'ГЕНЕРАЛЬНИЙ ШТАБ ЗС УКРАЇНИ', 'РАКЕТНІ АТАКИ РФ', 'РАНКОВЕ ЗВЕДЕННЯ']</text:p>
      <text:p text:style-name="P4">
类别: News</text:p>
      <!--METADATA-->
      <text:p text:style-name="P4">
<draw:frame draw:style-name="fr1" draw:name="Image264" text:anchor-type="as-char" svg:width="6.9236in" svg:height="3.893007in" draw:z-index="0">
<draw:image xlink:href="../Images/AРМІЯINFORM/2023-05-10T45-00-00-04-00/raketnyj-udar.jpg" xlink:type="simple" xlink:show="embed" xlink:actuate="onLoad" draw:mime-type="image/jpeg"/>
</draw:frame>
<text:span text:style-name="T4">
🔥俄罗斯入侵的情况</text:span>
</text:p>
      <ul>
        <li>
在过去的一天中，敌人击中了23枚火箭和43架飞机罢工，并进行了97架火箭发射器的炮击。 对于火箭发射器，它使用了不同类型的火箭，其中大多数被我们的防御缺陷摧毁，不幸的是，我们也受到了打击。 特别是，在库皮斯克，斯拉维扬斯克，克拉曼托克斯克和康斯坦坦诺夫卡的城市中有5枚导弹C-300导弹。</li>
      </ul>
      <text:p text:style-name="P4">
整个乌克兰的进一步火箭和航空罢工的可能性很高，因为敌人继续恐怖的策略 -  <text:a xlink:type="simple" xlink:href="https://www.facebook.com/GeneralStaff.ua/posts/pfbid02Nx6nbxVELpgWuEha8HQ4Gb9sYwjgbm2TGRfU134agkGrCcC3RYbfYcrEU9oNwZEXl" text:style-name="Internet_20_link" text:visited-style-name="Visited_20_Internet_20_Link">
报告</text:a>
乌克兰武装部队的总参谋部。</text:p>
      <text:p text:style-name="P4">
根据武装部队的总参谋长的说法，敌人集中了纳利曼斯克，巴赫穆特，阿夫迪夫和玛丽斯基的指示 - 执行46次攻击。 巴赫穆特(Bakhmut)和马林卡(Marinka)最激烈的战斗仍在继续。</text:p>
      <text:p text:style-name="P4">
News Source: <text:a xlink:type="simple" xlink:href="https://armyinform.com.ua/2023/05/10/mynuloyi-doby-vorog-zdijsnyv-97-obstriliv-z-reaktyvnyh-system-zalpovogo-vognyu/" text:style-name="Internet_20_link" text:visited-style-name="Visited_20_Internet_20_Link">
https://armyinform.com.ua/2023/05/10/mynuloyi-doby-vorog-zdijsnyv-97-obstriliv-z-reaktyvnyh-system-zalpovogo-vognyu/</text:a>
</text:p>
      <!--NEWS-->
      <text:h text:style-name="P10" text:outline-level="1">
<text:span text:style-name="T4">
过去一天的防御力量消除了近700名入侵者，摧毁了8个手工系统和18个BBM</text:span>
</text:h>
      <text:p text:style-name="P4">
作者: ['АРМІЯINFORM']</text:p>
      <text:p text:style-name="P4">
时间: 2023-05-10T46:00:00-04:00</text:p>
      <text:p text:style-name="P4">
描述: Zagalni Boyov，在02/24/22至10.05.23 Orintovo成为：...与乌克兰2022年战争，与乌克兰的战争，今天与乌克兰的最新新闻，与乌克兰的新闻战争，今天与乌克兰2022年上次与乌克兰进行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d6b17551-126b-450a-ba2d-3a5055b58095-scaled.jpg" text:style-name="Internet_20_link" text:visited-style-name="Visited_20_Internet_20_Link">
d6b17551-126b-450a-ba2d-3a5055b58095-scaled.jpg</text:a>
']</text:p>
      <text:p text:style-name="P4">
标签: ['STOPRUSSIA', 'АГРЕСІЯ РФ', 'ВТОРГНЕННЯ РФ', 'ВТРАТИ ВОРОГА', 'ГШ ЗСУ']</text:p>
      <text:p text:style-name="P4">
类别: News</text:p>
      <!--METADATA-->
      <text:p text:style-name="P4">
<draw:frame draw:style-name="fr1" draw:name="Image265" text:anchor-type="as-char" svg:width="6.9236in" svg:height="6.975527in" draw:z-index="0">
<draw:image xlink:href="../Images/AРМІЯINFORM/2023-05-10T46-00-00-04-00/d6b17551-126b-450a-ba2d-3a5055b58095-scaled.jpg" xlink:type="simple" xlink:show="embed" xlink:actuate="onLoad" draw:mime-type="image/jpeg"/>
</draw:frame>
敌人从24.02.22到10.05.23的全面战斗损失将定向：</text:p>
      <text:p text:style-name="P4">
<text:span text:style-name="T4">
<text:span text:style-name="T5">
人员 -  </text:span>
* 196310(+690)淘汰的人</text:span>
<text:span text:style-name="T5">
坦克 -  </text:span>
<text:span text:style-name="T5">
 3736(+2)</text:span>
<text:span text:style-name="T4">
战斗装甲车 -  </text:span>
 7275(+18)<text:span text:style-name="T4">
<text:span text:style-name="T5">
炮兵系统 -  </text:span>
<text:span text:style-name="T5">
 3039(+8)</text:span>
 </text:span>
 rszv- <text:span text:style-name="T4">
 555(+1)</text:span>
<text:span text:style-name="T5">
防空 -  </text:span>
<text:span text:style-name="T5">
 308(+1)</text:span>
<text:span text:style-name="T4">
飞机 -  </text:span>
 308(0)<text:span text:style-name="T4">
<text:span text:style-name="T5">
直升机 -  </text:span>
* 294(0)</text:span>
<text:span text:style-name="T5">
无人机手术战术水平 -  </text:span>
<text:span text:style-name="T5">
 2624(+6)</text:span>
<text:span text:style-name="T4">
有翼的导弹 -  </text:span>
 970(+15)<text:span text:style-name="T4">
<text:span text:style-name="T5">
船 /船 -  </text:span>
* 18(0)</text:span>
<text:span text:style-name="T5">
汽车设备和坦克 -  </text:span>
<text:span text:style-name="T5">
 5974(+5)</text:span>
<text:span text:style-name="T4">
特殊技术 -  </text:span>
 389(+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5.05.23。</text:p>
      <text:p text:style-name="P4">
News Source: <text:a xlink:type="simple" xlink:href="https://armyinform.com.ua/2023/05/10/syly-oborony-za-mynulu-dobu-likviduvaly-majzhe-700-okupantiv-znyshhyly-8-artsystem-i-18-bbm/" text:style-name="Internet_20_link" text:visited-style-name="Visited_20_Internet_20_Link">
https://armyinform.com.ua/2023/05/10/syly-oborony-za-mynulu-dobu-likviduvaly-majzhe-700-okupantiv-znyshhyly-8-artsystem-i-18-bbm/</text:a>
</text:p>
      <!--NEWS-->
      <text:h text:style-name="P10" text:outline-level="1">
<text:span text:style-name="T4">
TRU中士的准备符合北约标准的标准近80％-Master-Adstal Sergey Live</text:span>
</text:h>
      <text:p text:style-name="P4">
作者: ['АРМІЯINFORM']</text:p>
      <text:p text:style-name="P4">
时间: 2023-05-10T47:00:00-04:00</text:p>
      <text:p text:style-name="P4">
描述: ZSU国防军中士仓库中心仓库中心负责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photo_5390927883926621381_y.jpg" text:style-name="Internet_20_link" text:visited-style-name="Visited_20_Internet_20_Link">
photo_5390927883926621381_y.jpg</text:a>
']</text:p>
      <text:p text:style-name="P4">
标签: ['ПІДГОТОВКА ВІЙСЬК', 'СЕРЖАНТИ ЗСУ', 'ТЕРОБОРОНА']</text:p>
      <text:p text:style-name="P4">
类别: News</text:p>
      <!--METADATA-->
      <text:p text:style-name="P4">
<draw:frame draw:style-name="fr1" draw:name="Image266" text:anchor-type="as-char" svg:width="6.9236in" svg:height="4.32725in" draw:z-index="0">
<draw:image xlink:href="../Images/AРМІЯINFORM/2023-05-10T47-00-00-04-00/photo_5390927883926621381_y.jpg" xlink:type="simple" xlink:show="embed" xlink:actuate="onLoad" draw:mime-type="image/jpeg"/>
</draw:frame>
中士大师级Sergey Live的领土国防军中心负责人说，准备乌克兰武装部队中士的计划的计划是多级别的，并符合北约标准的标准近80％。</text:p>
      <text:p text:style-name="P4">
关于这个<text:a xlink:type="simple" xlink:href="https://t.me/militarymediacenter/1897" text:style-name="Internet_20_link" text:visited-style-name="Visited_20_Internet_20_Link">
被引用</text:a>
在军事媒体中心。</text:p>
      <text:p text:style-name="P4">
Sergei Live说：“领土防御是武装部队中众多部队之一。因此，有必要建立一个中士训练中心。”</text:p>
      <text:p text:style-name="P4">
据他说，随着大规模入侵的开始，该中心考虑了战斗经验，对特殊计划进行了修订。</text:p>
      <text:p text:style-name="P4">
“我们的课程还设想了定居点的技能。 我们从事士兵的多层次准备，这将自我建立基本和中等领导，以及对教练的培训。”</text:p>
      <text:p text:style-name="P4">
此外，在中心，除了上述地区外，他们还为射击部门的指挥官做好准备。 排中士现在也又又出现了。 它按北约标准编程近80％。 这次，立陶宛和加拿大的讲师受到了启发。</text:p>
      <text:p text:style-name="P4">
“现在正在服役的学员的主要数量是成人积极进取的战士。 训练后，每位学员将清楚地了解体育锻炼和心理稳定的核心。 这种培训为他们提供了必要的知识，经验以及相应的新机会。 我现在有前面的儿子。 在我国东部执行复杂的任务。 因此，作为IComandir，我始终给出主要的指示 - 有必要完成战斗任务，但要执行它，以便在宣誓就职和完整后的最大人员数量。</text:p>
      <text:p text:style-name="P4">
这是最重要的事情。 任何指挥官都必须知道这一点。 学习的力量是战斗中的学员!”  - 中士组成中心的负责人说。</text:p>
      <text:p text:style-name="P4">
News Source: <text:a xlink:type="simple" xlink:href="https://armyinform.com.ua/2023/05/10/pidgotovka-serzhantiv-tro-zsu-vidpovidaye-standartam-nato-praktychno-na-80-majster-serzhant-sergij-lyevyj/" text:style-name="Internet_20_link" text:visited-style-name="Visited_20_Internet_20_Link">
https://armyinform.com.ua/2023/05/10/pidgotovka-serzhantiv-tro-zsu-vidpovidaye-standartam-nato-praktychno-na-80-majster-serzhant-sergij-lyevyj/</text:a>
</text:p>
      <!--NEWS-->
      <text:h text:style-name="P10" text:outline-level="1">
<text:span text:style-name="T4">
在立陶宛，大型国际军事演习已开始北约国家</text:span>
</text:h>
      <text:p text:style-name="P4">
作者: ['АРМІЯINFORM']</text:p>
      <text:p text:style-name="P4">
时间: 2023-05-10T48:00:00-04:00</text:p>
      <text:p text:style-name="P4">
描述: 立陶宛从迈 - 波普尔（Mai-People）的维沙诺维（Vishanovy）吉利诺斯·维尔卡斯（Vilkas Vilkas）2023-1（“霍尔...与乌克兰的战争2022年战争，与乌克兰与乌克兰的最新新闻，与乌克兰2022年的新闻战争，今天最后一次，乌克兰和俄罗斯与俄罗斯和俄罗斯之间的战争将会当他们在2022年与乌克兰进行战争时，他们说，在不久的将来，乌克兰是否会与乌克兰进行战争</text:p>
      <text:p text:style-name="P4">
图片: ['<text:a xlink:type="simple" xlink:href="https://armyinform.com.ua/wp-content/uploads/2023/05/zaliznyj_vovk-2.jpg" text:style-name="Internet_20_link" text:visited-style-name="Visited_20_Internet_20_Link">
zaliznyj_vovk-2.jpg</text:a>
']</text:p>
      <text:p text:style-name="P4">
标签: ['GELEŽINIS VILKAS', 'ВІЙСЬКОВІ НАВЧАННЯ', 'ЛИТВА']</text:p>
      <text:p text:style-name="P4">
类别: News</text:p>
      <!--METADATA-->
      <text:p text:style-name="P4">
<draw:frame draw:style-name="fr1" draw:name="Image267" text:anchor-type="as-char" svg:width="6.9236in" svg:height="3.894525in" draw:z-index="0">
<draw:image xlink:href="../Images/AРМІЯINFORM/2023-05-10T48-00-00-04-00/zaliznyj_vovk-2.jpg" xlink:type="simple" xlink:show="embed" xlink:actuate="onLoad" draw:mime-type="image/jpeg"/>
</draw:frame>
在立陶宛，国际军事演习Gelethe Vilkas 2023-1开始(«<text:span text:style-name="T5">
小型狼-2023-1»</text:span>
 _-ed。).</text:p>
      <text:p text:style-name="P4">
Про це йдеться у <text:a xlink:type="simple" xlink:href="https://kariuomene.lt/lietuvoje-prasides-tarptautines-karines-pratybos-gelezinis-vilkas-2023-1-numatomas-karines-technikos-judejimas-keliais/25293" text:style-name="Internet_20_link" text:visited-style-name="Visited_20_Internet_20_Link">
повідомленні</text:a>
立陶宛武装部队新闻服务。</text:p>
      <text:p text:style-name="P4">
约有3500名来自立陶宛和其他国家的士兵和600架军事设备 - 比利时，捷克共和国，英国，美国，美国，加拿大，克罗地亚，波兰，卢森堡，荷兰，挪威，挪威，葡萄牙和德国 - 参与两周的训练。</text:p>
      <text:p text:style-name="P4">
在练习期间，驻留在立陶宛和瓦伊多步兵的北约高级部队将通过“反对武力”的方法来学习正确的领先和防御调查。</text:p>
      <text:p text:style-name="P4">
这些培训每年由立陶宛军队吉利斯维尔卡斯的步兵旅组织；</text:p>
      <text:p text:style-name="P4">
News Source: <text:a xlink:type="simple" xlink:href="https://armyinform.com.ua/2023/05/10/u-lytvi-rozpochalysya-masshtabni-mizhnarodni-vijskovi-navchannya-krayin-nato/" text:style-name="Internet_20_link" text:visited-style-name="Visited_20_Internet_20_Link">
https://armyinform.com.ua/2023/05/10/u-lytvi-rozpochalysya-masshtabni-mizhnarodni-vijskovi-navchannya-krayin-nato/</text:a>
</text:p>
      <!--NEWS-->
      <text:h text:style-name="P10" text:outline-level="1">
<text:span text:style-name="T4">
在乌克兰沉默的时刻</text:span>
</text:h>
      <text:p text:style-name="P4">
作者: ['АРМІЯINFORM']</text:p>
      <text:p text:style-name="P4">
时间: 2023-05-10T4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68" text:anchor-type="as-char" svg:width="6.9236in" svg:height="3.895992in" draw:z-index="0">
<draw:image xlink:href="../Images/AРМІЯINFORM/2023-05-10T4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0/v-ukrayini-hvylyna-movchannya-2/" text:style-name="Internet_20_link" text:visited-style-name="Visited_20_Internet_20_Link">
https://armyinform.com.ua/2023/05/10/v-ukrayini-hvylyna-movchannya-2/</text:a>
</text:p>
      <!--NEWS-->
      <text:h text:style-name="P10" text:outline-level="1">
<text:span text:style-name="T4">
空中国防军在东方摧毁了三个敌人的无人机</text:span>
</text:h>
      <text:p text:style-name="P4">
作者: ['АРМІЯINFORM']</text:p>
      <text:p text:style-name="P4">
时间: 2023-05-10T50:00:00-04:00</text:p>
      <text:p text:style-name="P4">
描述: 9 Herbalum，Probleimko 23:30，Pidrodrodrishiclise of The Chartical比较...与乌克兰2022年的战争，与乌克兰的最新新闻，《今日与乌克兰的新闻》，今天与乌克兰2022年上次与乌克兰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gjeyvfvg.jpeg" text:style-name="Internet_20_link" text:visited-style-name="Visited_20_Internet_20_Link">
gjeyvfvg.jpeg</text:a>
']</text:p>
      <text:p text:style-name="P4">
标签: ['ППО ЗСУ', 'ХРОНІКА ОБОРОНИ', 'ШАХЕДИ']</text:p>
      <text:p text:style-name="P4">
类别: News</text:p>
      <!--METADATA-->
      <text:p text:style-name="P4">
<draw:frame draw:style-name="fr1" draw:name="Image269" text:anchor-type="as-char" svg:width="6.9236in" svg:height="3.750283in" draw:z-index="0">
<draw:image xlink:href="../Images/AРМІЯINFORM/2023-05-10T50-00-00-04-00/gjeyvfvg.jpeg" xlink:type="simple" xlink:show="embed" xlink:actuate="onLoad" draw:mime-type="image/jpeg"/>
</draw:frame>
5月9日，大约23:30，三个敌人无人机136/131敌人的无人机被东空军部队摧毁。</text:p>
      <text:p text:style-name="P4">
关于它<text:a xlink:type="simple" xlink:href="https://t.me/kpszsu/2511" text:style-name="Internet_20_link" text:visited-style-name="Visited_20_Internet_20_Link">
报告</text:a>
武装部队司令部。</text:p>
      <text:p text:style-name="P4">
值得注意的是，打击乐器的无人机在纳普里克东部的乌克兰士兵摧毁了。</text:p>
      <text:p text:style-name="P4">
回想一下，国防军的最后一天<text:a xlink:type="simple" xlink:href="https://armyinform.com.ua/2023/05/10/syly-oborony-za-mynulu-dobu-likviduvaly-majzhe-700-okupantiv-znyshhyly-8-artsystem-i-18-bbm/" text:style-name="Internet_20_link" text:visited-style-name="Visited_20_Internet_20_Link">
淘汰</text:a>
近700名入侵者，摧毁了8个手工系统和18个BBM。</text:p>
      <text:p text:style-name="P4">
News Source: <text:a xlink:type="simple" xlink:href="https://armyinform.com.ua/2023/05/10/syly-ppo-znyshhyly-try-vorozhyh-bezpilotnyky-na-shidnomu-napryamku/" text:style-name="Internet_20_link" text:visited-style-name="Visited_20_Internet_20_Link">
https://armyinform.com.ua/2023/05/10/syly-ppo-znyshhyly-try-vorozhyh-bezpilotnyky-na-shidnomu-napryamku/</text:a>
</text:p>
      <!--NEWS-->
      <text:h text:style-name="P10" text:outline-level="1">
<text:span text:style-name="T4">
TCC和JV是家庭与军事部队之间的沟通者 - 协调总部</text:span>
</text:h>
      <text:p text:style-name="P4">
作者: ['АРМІЯINFORM']</text:p>
      <text:p text:style-name="P4">
时间: 2023-05-10T51:00:00-04:00</text:p>
      <text:p text:style-name="P4">
描述: Ziinitivativ在Zustinich Z Rodinov的协调总部进行“ Krila大天使” ...与乌克兰2022年与乌克兰的战争，今天与乌克兰的最新消息，今天与乌克兰战争的最新消息，今天与乌克兰战争，乌克兰和俄罗斯和俄罗斯之间的战争将会发生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5/412eae59-80f7-4dcd-a6e3-c656e4bb83d2.jpg" text:style-name="Internet_20_link" text:visited-style-name="Visited_20_Internet_20_Link">
412eae59-80f7-4dcd-a6e3-c656e4bb83d2.jpg</text:a>
']</text:p>
      <text:p text:style-name="P4">
标签: ['ВІЙСЬКОВОПОЛОНЕНІ', 'КООРДИНАЦІЙНИЙ ШТАБ З ПИТАНЬ ПОВОДЖЕННЯ З ВІЙСЬКОВОПОЛОНЕНИМИ', 'СИЛИ ТЕРИТОРІАЛЬНОЇ ОБОРОНИ']</text:p>
      <text:p text:style-name="P4">
类别: News</text:p>
      <!--METADATA-->
      <text:p text:style-name="P4">
<draw:frame draw:style-name="fr1" draw:name="Image270" text:anchor-type="as-char" svg:width="6.9236in" svg:height="4.529188in" draw:z-index="0">
<draw:image xlink:href="../Images/AРМІЯINFORM/2023-05-10T51-00-00-04-00/412eae59-80f7-4dcd-a6e3-c656e4bb83d2.jpg" xlink:type="simple" xlink:show="embed" xlink:actuate="onLoad" draw:mime-type="image/jpeg"/>
</draw:frame>
根据非政府组织“大天使之翼”的主动行动，该捍卫者的捍卫者会议由一个单独的维尼特西亚领土防御旅，是乌克兰武装部队的领土国防军的一部分，在协调员举行。</text:p>
      <text:p text:style-name="P4">
关于它<text:a xlink:type="simple" xlink:href="https://t.me/Koord_shtab/1021" text:style-name="Internet_20_link" text:visited-style-name="Visited_20_Internet_20_Link">
报告</text:a>
询问战俘的询问总部。</text:p>
      <text:p text:style-name="P4">
失踪人员和被俘虏的军人的亲戚提请注意与领土人员配备和社会支持中心的非质量沟通(TCC和SP). Представник командування Сил ТрО наголосив, що ТЦК таСП є проміжною ланкою, комунікатором між родинами й військовими частинами.Їхні співробітники зобов’язані виконувати функції, покладені на них державою.Це стосується, зокрема, роботи з родинами військовослужбовців у питанняхсоціальної підтримки та забезпечення комунікації з військовими частинами.</text:p>
      <text:p text:style-name="P4">
Окреме питання стосувалося збору й передачі відомостей про зниклих безвістиоборонців.</text:p>
      <text:p text:style-name="P4">
«Ми моніторимо весь інфопростір, збираємо всю інформацію, яка дотична до нашихвійськовослужбовців, і передаємо до відповідних компетентних органів», —запевнив представник командування Сил ТрО.</text:p>
      <text:p text:style-name="P4">
За словами представника Координаційного штабу, якщо військовослужбовецьоблікований в частині як зниклий безвісти, це не означає, що робота над йогоповерненням не ведеться. Усі захисники й захисниці, внесені в єдиний реєстрНаціонального інформаційного бюро, залучені в процеси обміну.</text:p>
      <text:p text:style-name="P4">
Участь в заході взяли представники Координаційного штабу, військової частини,регіонального управління «Південь» Сил ТрО та командування Сил ТрО ЗСУ.</text:p>
      <text:p text:style-name="P4">
News Source: <text:a xlink:type="simple" xlink:href="https://armyinform.com.ua/2023/05/10/tczk-ta-sp-ye-komunikatorom-mizh-rodynamy-j-vijskovymy-chastynamy-koordynaczijnyj-shtab/" text:style-name="Internet_20_link" text:visited-style-name="Visited_20_Internet_20_Link">
https://armyinform.com.ua/2023/05/10/tczk-ta-sp-ye-komunikatorom-mizh-rodynamy-j-vijskovymy-chastynamy-koordynaczijnyj-shtab/</text:a>
</text:p>
      <!--NEWS-->
      <text:h text:style-name="P10" text:outline-level="1">
<text:span text:style-name="T4">
乌克兰的更多弹药：欧洲议会批准了加速武器供应的法案</text:span>
</text:h>
      <text:p text:style-name="P4">
作者: ['АРМІЯINFORM']</text:p>
      <text:p text:style-name="P4">
时间: 2023-05-10T52:00:00-04:00</text:p>
      <text:p text:style-name="P4">
描述: 在Vivtorok，9次受伤2023岩石，vropei Parliamemment virishiv term on nonovo rosynuti ...与乌克兰2022年的战争，与乌克兰与乌克兰的最新新闻，今天与乌克兰的新闻战争，今天上次与乌克兰的新闻战争，今天将在乌克兰和俄罗斯和战争之间发动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zbroya.jpg" text:style-name="Internet_20_link" text:visited-style-name="Visited_20_Internet_20_Link">
zbroya.jpg</text:a>
']</text:p>
      <text:p text:style-name="P4">
标签: ['STOPRUSSIA', 'АГРЕСІЯ РФ', 'ДОПОМОГА ПАРТНЕРІВ', 'ЄВРОПАРЛАМЕНТ', 'ЗБРОЯ ДЛЯ УКРАЇНИ', 'СВІТ ПІДТРИМУЄ УКРАЇНУ']</text:p>
      <text:p text:style-name="P4">
类别: News</text:p>
      <!--METADATA-->
      <text:p text:style-name="P4">
<draw:frame draw:style-name="fr1" draw:name="Image271" text:anchor-type="as-char" svg:width="6.9236in" svg:height="3.894525in" draw:z-index="0">
<draw:image xlink:href="../Images/AРМІЯINFORM/2023-05-10T52-00-00-04-00/zbroya.jpg" xlink:type="simple" xlink:show="embed" xlink:actuate="onLoad" draw:mime-type="image/jpeg"/>
</draw:frame>
2023年5月9日，星期二，欧洲议会决定考虑提高欧洲弹药生产Iraketh的紧急法案。</text:p>
      <text:p text:style-name="P4">
关于它<text:a xlink:type="simple" xlink:href="https://www.europarl.europa.eu/news/en/press-room/20230509IPR86104/more-ammunition-production-to-support-ukraine-meps-to-fast-track-proposal" text:style-name="Internet_20_link" text:visited-style-name="Visited_20_Internet_20_Link">
报告</text:a>
欧洲议会的新闻服务。</text:p>
      <text:p text:style-name="P4">
欧洲议会代表以518票的“票”投票，同意启动一项终止程序，以快速延长有关弹药生产法律法律的立法提案(尽快)，<text:a xlink:type="simple" xlink:href="https://armyinform.com.ua/2023/05/04/yevrokomisiya-vydilyla-e500-mln-na-terminove-zmicznennya-oboronnoyi-promyslovosti-yes-budemo-krashhe-pidtrymuvaty-zsu/" text:style-name="Internet_20_link" text:visited-style-name="Visited_20_Internet_20_Link">
提交</text:a>
欧洲委员会5月3日。</text:p>
      <text:p text:style-name="P4">
该法案的目的是增加弹药和导弹向乌克兰的运送。有5亿欧元分配，以协助成员国补充外套并增加武器生产。</text:p>
      <text:p text:style-name="P4">
News Source: <text:a xlink:type="simple" xlink:href="https://armyinform.com.ua/2023/05/10/shhe-bilshe-boyeprypasiv-ukrayini-yevroparlament-uhvalyv-zakonoproyekt-shhodo-pryshvydshennya-postachannya-zbroyi/" text:style-name="Internet_20_link" text:visited-style-name="Visited_20_Internet_20_Link">
https://armyinform.com.ua/2023/05/10/shhe-bilshe-boyeprypasiv-ukrayini-yevroparlament-uhvalyv-zakonoproyekt-shhodo-pryshvydshennya-postachannya-zbroyi/</text:a>
</text:p>
      <!--NEWS-->
      <text:h text:style-name="P10" text:outline-level="1">
<text:span text:style-name="T4">
库皮斯克（Kupyansk</text:span>
</text:h>
      <text:p text:style-name="P4">
作者: ['АРМІЯINFORM']</text:p>
      <text:p text:style-name="P4">
时间: 2023-05-10T53:00:00-04:00</text:p>
      <text:p text:style-name="P4">
描述: Stosno Kolishny Law办公室的Rossliduny Yaki Dop -magav是由Rosslislisty的休闲活动完成的...与乌克兰2022年的战争，今天与乌克兰最新新闻的战争，《与乌克兰的新闻战》，《与乌克兰2022年的新闻战争》，今天的最后一场将于今天，将于今天，将于今天与乌克兰战争。乌克兰与俄罗斯之间发生战争，与乌克兰的战争在2022年，他们说，在不久的将来，与乌克兰的战争是否会发生战争，他们说，与乌克兰的战争，今天的乌克兰新闻，乌克兰媒体的新闻，乌克兰的新闻在俄罗斯</text:p>
      <text:p text:style-name="P4">
图片: ['<text:a xlink:type="simple" xlink:href="https://armyinform.com.ua/wp-content/uploads/2023/05/zatrimalo-ekspravoohoroncya-yakij-keruvav-pidrozdilom-konvojnoi-sluzhbi-okupantiv-v-kupyanskomu-rajoni-450x395-4fd-e1683700119903.jpeg" text:style-name="Internet_20_link" text:visited-style-name="Visited_20_Internet_20_Link">
zatrimalo-ekspravoohoroncya-yakij-keruvav-pidrozdilom-konvojnoi-sluzhbi-okupantiv-v-kupyanskomu-rajoni-450x395-4fd-e1683700119903.jpeg</text:a>
']</text:p>
      <text:p text:style-name="P4">
标签: ['STOPRUSSIA', 'АГРЕСІЯ РФ', 'ВТОРГНЕННЯ РФ', 'ДБР', 'КОЛАБОРАНТИ']</text:p>
      <text:p text:style-name="P4">
类别: News</text:p>
      <!--METADATA-->
      <text:p text:style-name="P4">
<draw:frame draw:style-name="fr1" draw:name="Image272" text:anchor-type="as-char" svg:width="6.9236in" svg:height="4.362178in" draw:z-index="0">
<draw:image xlink:href="../Images/AРМІЯINFORM/2023-05-10T53-00-00-04-00/zatrimalo-ekspravoohoroncya-yakij-keruvav-pidrozdilom-konvojnoi-sluzhbi-okupantiv-v-kupyanskomu-rajoni-450x395-4fd-e1683700119903.jpeg" xlink:type="simple" xlink:show="embed" xlink:actuate="onLoad" draw:mime-type="image/jpeg"/>
</draw:frame>
对一名前执法人员进行了预审调查，该执法人员帮助了库皮斯克·哈尔基夫地区的占领者。 因此，在俄罗斯入侵乌克兰之后，该人自愿同意在So称为的车队支队中为Nazagarbniki工作，该队于库皮斯克占领民兵。 在俄罗斯男子的指示下，他保护了非法拘留的乌克兰公民，即ATO的参与者。当他殴打并嘲笑被拘留者时，有许多案件。</text:p>
      <text:p text:style-name="P4">
叛徒甚至担任过车队服务临时酋长的职位，阿波蒂姆被另一名统治者占领 - 库皮扬斯克占领警察的一个分支机构的指挥官。</text:p>
      <text:p text:style-name="P4">
在逃脱了库平斯克的入侵者之后，该名男子呆在城市中，试图躲藏起来。 但是，他被拘留了。</text:p>
      <text:p text:style-name="P4">
这位前执法人员被指控犯有国家条件下犯下的国家叛国罪。</text:p>
      <text:p text:style-name="P4">
本文的制裁规定了无期徒刑的形式句子。</text:p>
      <text:p text:style-name="P4">
<text:span text:style-name="T4">
来源：</text:span>
 <text:a xlink:type="simple" xlink:href="https://dbr.gov.ua/news/dovichne-pozbavlennya-voli-ochikue-na-kolishnogo-pravoohoroncya-z-kupyansku-yakij-buv-konvojnim-v-okupantiv-ta-znushhavsya-z-zatrimanih-ukrainciv" text:style-name="Internet_20_link" text:visited-style-name="Visited_20_Internet_20_Link">
<text:span text:style-name="T5">
dbr</text:span>
</text:a>
</text:p>
      <text:p text:style-name="P4">
News Source: <text:a xlink:type="simple" xlink:href="https://armyinform.com.ua/2023/05/10/kolaboranta-z-kupyanska-yakyj-buv-konvojnym-v-okupantiv-ochikuye-dovichne-pozbavlennya-voli/" text:style-name="Internet_20_link" text:visited-style-name="Visited_20_Internet_20_Link">
https://armyinform.com.ua/2023/05/10/kolaboranta-z-kupyanska-yakyj-buv-konvojnym-v-okupantiv-ochikuye-dovichne-pozbavlennya-voli/</text:a>
</text:p>
      <!--NEWS-->
      <text:h text:style-name="P10" text:outline-level="1">
<text:span text:style-name="T4">
乌克兰已收到第二个法国DNA移动实验室，以在敌对行动地区工作</text:span>
</text:h>
      <text:p text:style-name="P4">
作者: ['АРМІЯINFORM']</text:p>
      <text:p text:style-name="P4">
时间: 2023-05-10T54:00:00-04:00</text:p>
      <text:p text:style-name="P4">
描述: 乌克兰大法官的敏感性被转移给了一位朋友到Mobilnu DNA实验室，该实验室因...与乌克兰2022年的战争，与乌克兰与乌克兰的战争，今天与乌克兰2022年的新闻战争，今天上次与乌克兰的新闻战争，乌克兰和乌克兰之间的战争是否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photo_2023-05-10_09-31-46-e1683702789266.jpg" text:style-name="Internet_20_link" text:visited-style-name="Visited_20_Internet_20_Link">
photo_2023-05-10_09-31-46-e1683702789266.jpg</text:a>
']</text:p>
      <text:p text:style-name="P4">
标签: ['STOPRUSSIA', 'АГРЕСІЯ РФ', 'ВТОРГНЕННЯ РФ', 'ДНК-ЛАБОРАТОРІЯ', 'ОФІС ГЕНЕРАЛЬНОГО ПРОКУРОРА УКРАЇНИ']</text:p>
      <text:p text:style-name="P4">
类别: News</text:p>
      <!--METADATA-->
      <text:p text:style-name="P4">
<draw:frame draw:style-name="fr1" draw:name="Image273" text:anchor-type="as-char" svg:width="6.9236in" svg:height="3.82996in" draw:z-index="0">
<draw:image xlink:href="../Images/AРМІЯINFORM/2023-05-10T54-00-00-04-00/photo_2023-05-10_09-31-46-e1683702789266.jpg" xlink:type="simple" xlink:show="embed" xlink:actuate="onLoad" draw:mime-type="image/jpeg"/>
</draw:frame>
乌克兰司法部已被转移到第二个移动DNA实验室，旨在检测和识别降落领土的战争受害者。 司法部长丹尼斯·马斯斯(Denis Masus)收到了礼券和钥匙。</text:p>
      <text:p text:style-name="P4">
如<text:a xlink:type="simple" xlink:href="https://t.me/pgo_gov_ua/11987" text:style-name="Internet_20_link" text:visited-style-name="Visited_20_Internet_20_Link">
报告</text:a>
乌克兰检察长办公室，实验室的转让是在乌克兰检察长Theandri Kostin的倡议下与法国共和国的非凡和授权大使到乌克兰Etienne de Ponsen的倡议。</text:p>
      <text:p text:style-name="P4">
第一个此类实验室于2022年8月转移。 它已被哈尔基夫地区的专家成功使用。</text:p>
      <text:p text:style-name="P4">
DNA实验室将在Dnipropetrovsk和邻近地区运营，该区域将通过大规模的炮兵和航空炮击进行管理。 这些地区是巨大的破坏，不幸的是，许多伤亡。</text:p>
      <ul>
        <li>
到目前为止，执法人员在检查地点时，展示了死者的尸体，有时还显示了大规模埋葬的地方。 移动实验室将大大加速识别死者的过程。 乌克兰检察官说，乌克兰专家将能够直接在现场采取所有必要的行动，从而减少对亲戚和侵略性受害者的不确定性和期望的时间。</li>
      </ul>
      <text:p text:style-name="P4">
Etien de Possen先生指出，自大规模入侵的头几天以来，弗兰克支持乌克兰。 法国专家是一年前的第一家外国伙伴中的第一个来到基辅地区的德国城市，以帮助乌克兰执法部门。</text:p>
      <text:p text:style-name="P4">
News Source: <text:a xlink:type="simple" xlink:href="https://armyinform.com.ua/2023/05/10/ukrayina-otrymala-drugu-franczuzku-mobilnu-laboratoriyu-dnk-dlya-roboty-u-regionah-bojovyh-dij/" text:style-name="Internet_20_link" text:visited-style-name="Visited_20_Internet_20_Link">
https://armyinform.com.ua/2023/05/10/ukrayina-otrymala-drugu-franczuzku-mobilnu-laboratoriyu-dnk-dlya-roboty-u-regionah-bojovyh-dij/</text:a>
</text:p>
      <!--NEWS-->
      <text:h text:style-name="P10" text:outline-level="1">
<text:span text:style-name="T4">
多亏了国防领域的特别检察官，在利沃夫中心返回土地的障碍已被消除</text:span>
</text:h>
      <text:p text:style-name="P4">
作者: ['АРМІЯINFORM']</text:p>
      <text:p text:style-name="P4">
时间: 2023-05-10T55:00:00-04:00</text:p>
      <text:p text:style-name="P4">
描述: 战争法院扎基德地区国防部的特别检察官办公室，拥有……与乌克兰2022年战争的权利，与乌克兰与乌克兰的最新新闻，今天与乌克兰的新闻战争，今天与乌克兰的新闻战争，今天上次与乌克兰战争，将在那里成为乌克兰与俄罗斯之间的战争，当2022年与乌克兰战争时，这将是与否，他们会在不久的将来与乌克兰战争，他们说，与乌克兰的战争，今天的乌克兰新闻，乌克兰的新闻，乌克兰媒体的新闻在俄罗斯</text:p>
      <text:p text:style-name="P4">
图片: ['<text:a xlink:type="simple" xlink:href="https://armyinform.com.ua/wp-content/uploads/2023/05/98-01-scaled.jpg" text:style-name="Internet_20_link" text:visited-style-name="Visited_20_Internet_20_Link">
98-01-scaled.jpg</text:a>
']</text:p>
      <text:p text:style-name="P4">
标签: ['СПЕЦІАЛЬНА ПРОКУРАТУРА У СФЕРІ ОБОРОНИ']</text:p>
      <text:p text:style-name="P4">
类别: News</text:p>
      <!--METADATA-->
      <text:p text:style-name="P4">
<draw:frame draw:style-name="fr1" draw:name="Image274" text:anchor-type="as-char" svg:width="6.9236in" svg:height="3.871446in" draw:z-index="0">
<draw:image xlink:href="../Images/AРМІЯINFORM/2023-05-10T55-00-00-04-00/98-01-scaled.jpg" xlink:type="simple" xlink:show="embed" xlink:actuate="onLoad" draw:mime-type="image/jpeg"/>
</draw:frame>
法院西部地区国防领域的特别检察官办公室为利维夫拆除公园附近的土地上辩护。</text:p>
      <text:p text:style-name="P4">
特别检察官办公室的新闻服务报道了这一点。</text:p>
      <text:p text:style-name="P4">
“ 2023年5月1日，利维夫地区商业法院满足了西方地区国防领域的副检察官办公室，以及该州在土地关系领域的新利益。”</text:p>
      <text:p text:style-name="P4">
值得注意的是，在长期诉讼中，特别检察官设法取消了州登记官的决定，该裁决发布了有限责任的责任储备，可对对象降低对象降低的建筑，从而在乌尔沃夫15号Dovbush Street的土地上建造了。</text:p>
      <text:p text:style-name="P4">
该土地地块的近3公顷土地属于国防土地类别，并在LVIV的历史区域流离失所，与区域景观公园接壤。</text:p>
      <text:p text:style-name="P4">
“已经确定，在所有违规行为中，州注册商在企业提交的文件中没有考虑到出于土地农场的目的和建筑工程的类型。</text:p>
      <text:p text:style-name="P4">
租赁州指出，该领土被租赁给公寓楼的建设，在利维夫市议会的文件中 - 建造酒店和休闲综合体的建设西部地区。</text:p>
      <text:p text:style-name="P4">
因此，由于特别检察官办公室的一致和主要地位，在新闻服务中指出了这一点，因此消除了乌克兰大臣内阁人员将土地地块返回国家的障碍。</text:p>
      <text:p text:style-name="P4">
News Source: <text:a xlink:type="simple" xlink:href="https://armyinform.com.ua/2023/05/10/zavdyaky-speczprokuroram-u-sferi-oborony-usuneno-pereshkody-dlya-povernennya-zemelnoyi-dilyanky-v-czentri-lvova/" text:style-name="Internet_20_link" text:visited-style-name="Visited_20_Internet_20_Link">
https://armyinform.com.ua/2023/05/10/zavdyaky-speczprokuroram-u-sferi-oborony-usuneno-pereshkody-dlya-povernennya-zemelnoyi-dilyanky-v-czentri-lvova/</text:a>
</text:p>
      <!--NEWS-->
      <text:h text:style-name="P10" text:outline-level="1">
<text:span text:style-name="T4">
英国外交大臣：西方应该帮助乌克兰获胜</text:span>
</text:h>
      <text:p text:style-name="P4">
作者: ['АРМІЯINFORM']</text:p>
      <text:p text:style-name="P4">
时间: 2023-05-10T56:00:00-04:00</text:p>
      <text:p text:style-name="P4">
描述: 国王Intensifitati玩具Viiskova Do Popomomo，Abi Dopomogti的笼子的笼子...与乌克兰2022年的战争，与乌克兰的最新消息，今天与乌克兰的新闻，乌克兰2022年的新闻战争，乌克兰和俄罗斯和俄罗斯和俄罗斯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militaryukraine.jpg" text:style-name="Internet_20_link" text:visited-style-name="Visited_20_Internet_20_Link">
militaryukraine.jpg</text:a>
']</text:p>
      <text:p text:style-name="P4">
标签: ['STOPRUSSIA', 'АГРЕСІЯ РФ', 'ВЕЛИКА БРИТАНІЯ', 'СВІТ ПІДТРИМУЄ УКРАЇНУ']</text:p>
      <text:p text:style-name="P4">
类别: News</text:p>
      <!--METADATA-->
      <text:p text:style-name="P4">
<draw:frame draw:style-name="fr1" draw:name="Image275" text:anchor-type="as-char" svg:width="6.9236in" svg:height="3.894525in" draw:z-index="0">
<draw:image xlink:href="../Images/AРМІЯINFORM/2023-05-10T56-00-00-04-00/militaryukraine.jpg" xlink:type="simple" xlink:show="embed" xlink:actuate="onLoad" draw:mime-type="image/jpeg"/>
</draw:frame>
该活动的国家需要加强和加速军事援助，以帮助乌克兰在与俄罗斯的战争中获胜。</text:p>
      <text:p text:style-name="P4">
在此期间，在武士大西洋理事会的演讲中<text:a xlink:type="simple" xlink:href="https://www.youtube.com/live/V-midlQgVNM" text:style-name="Internet_20_link" text:visited-style-name="Visited_20_Internet_20_Link">
强调</text:a>
英国外交部长詹姆斯·克莱维利(James Kleverli)。</text:p>
      <text:p text:style-name="P4">
“当联合国安理会的常任成员(<text:span text:style-name="T5">
srosia _ </text:span>
- ed ._)周围的邻居入侵，这是我们必须做出回应的国际安全建筑的一个基本问题，我们必须具有决定性的作用。”  - 英国外交政策负责人说。</text:p>
      <text:p text:style-name="P4">
据他介绍，该活动应加速战争的结束，应尽快获得乌克兰盟友的支持。</text:p>
      <text:p text:style-name="P4">
“这就是为什么英国决定在今年早些时候显着加强反应的原因。 我们说，我们将不断控制乌克兰在自卫中取得成功所需的东西。 看看它们如何保护，如何反思这种侵略，如何征服地面。 我们需要帮助他们迅速获胜。 我们认为，乌克兰应该取得成功，应该成为赢家，最人道的方法是迅速赢得胜利，AnyRopriast做到这一点的方法是为乌克兰人提供所需的工具，”詹姆斯·克莱维利说。</text:p>
      <text:p text:style-name="P4">
回想一下，在2022年底，英国<text:a xlink:type="simple" xlink:href="https://armyinform.com.ua/2022/12/30/velyka-brytaniya-nadala-ukrayini/" text:style-name="Internet_20_link" text:visited-style-name="Visited_20_Internet_20_Link">
提供</text:a>
乌克兰是23亿英镑(<text:span text:style-name="T5">
超过1073亿uah _ </text:span>
 _ -ed ._)军事援助。 英国也<text:a xlink:type="simple" xlink:href="https://armyinform.com.ua/2023/01/10/vijskova-pidtrymka-velykoyi-brytaniyi-dlya-ukrayiny-dosyagne-abo-perevyshhyt-torishnij-riven/" text:style-name="Internet_20_link" text:visited-style-name="Visited_20_Internet_20_Link">
认捐</text:a>
在2023年观察相同或更多的支持。</text:p>
      <text:p text:style-name="P4">
2022年6月，乌克兰武装部队的大型培训计划始于英国。 英国军人与人的伙伴一起教新兵。 总共在英国接受了11,000多个乌克兰武装部队的军事服务。 在国际合作伙伴的支持下，步兵准备现在旨在为[20000]做准备(https://armyinform.com.ua/2022/12/30/u-nastupnomu-roczi-brytaniya-planuye-navchyty-do-20-000-ukrayinskyh-vijskovyh/)乌克兰武装部队的人员于2023年。2023年2月，伦敦官方<text:a xlink:type="simple" xlink:href="https://armyinform.com.ua/2023/02/08/velyka-brytaniya-rozpochne-pidgotovku-ukrayinskyh-pilotiv-ta-morskyh-pihotyncziv/" text:style-name="Internet_20_link" text:visited-style-name="Visited_20_Internet_20_Link">
开始</text:a>
准备乌克兰飞行员和海军陆战队。</text:p>
      <text:p text:style-name="P4">
<text:span text:style-name="T5">
准备的Vitaliy Lytvyn</text:span>
</text:p>
      <text:p text:style-name="P4">
News Source: <text:a xlink:type="simple" xlink:href="https://armyinform.com.ua/2023/05/10/glava-mzs-brytaniyi-zahid-maye-dopomogty-ukrayini-peremogty/" text:style-name="Internet_20_link" text:visited-style-name="Visited_20_Internet_20_Link">
https://armyinform.com.ua/2023/05/10/glava-mzs-brytaniyi-zahid-maye-dopomogty-ukrayini-peremogty/</text:a>
</text:p>
      <!--NEWS-->
      <text:h text:style-name="P10" text:outline-level="1">
<text:span text:style-name="T4">
建立有关侵略罪的特殊偏见的联盟已经包括37个国家</text:span>
</text:h>
      <text:p text:style-name="P4">
作者: ['АРМІЯINFORM']</text:p>
      <text:p text:style-name="P4">
时间: 2023-05-10T57:00:00-04:00</text:p>
      <text:p text:style-name="P4">
描述: 乌克兰总统沃罗迪米尔·泽伦斯基·塞米特（Volodymyr Zelensky Samit）主要悲伤，上面的普拉祖（Prazuu）...与乌克兰2022年的战争，与乌克兰的最新新闻战争，今天与乌克兰2022年的新闻战争，乌克兰和俄罗斯与乌克兰之间的战争是否会发生战争在不久的将来，是否会与乌克兰进行战争，与乌克兰的战争，今天的乌克兰新闻，乌克兰新闻在俄罗斯的乌克兰新闻</text:p>
      <text:p text:style-name="P4">
图片: ['<text:a xlink:type="simple" xlink:href="https://armyinform.com.ua/wp-content/uploads/2023/05/russian-justice-wooden-gavel-and-russian-flag-2022-02-06-06-05-05-utc.jpg" text:style-name="Internet_20_link" text:visited-style-name="Visited_20_Internet_20_Link">
russian-justice-wooden-gavel-and-russian-flag-2022-02-06-06-05-05-utc.jpg</text:a>
']</text:p>
      <text:p text:style-name="P4">
标签: ['ГЛАВА МЗС УКРАЇНИ', 'ДМИТРО КУЛЕБА', 'СПЕЦТРИБУНАЛ ПРОТИ РФ']</text:p>
      <text:p text:style-name="P4">
类别: News</text:p>
      <!--METADATA-->
      <text:p text:style-name="P4">
<draw:frame draw:style-name="fr1" draw:name="Image276" text:anchor-type="as-char" svg:width="6.9236in" svg:height="4.61393in" draw:z-index="0">
<draw:image xlink:href="../Images/AРМІЯINFORM/2023-05-10T57-00-00-04-00/russian-justice-wooden-gavel-and-russian-flag-2022-02-06-06-05-05-utc.jpg" xlink:type="simple" xlink:show="embed" xlink:actuate="onLoad" draw:mime-type="image/jpeg"/>
</draw:frame>
乌克兰沃迪米尔·泽伦斯基(Volodymyr Zelensky)总统在主要团体的峰会上进行了首脑会议，这是建立一个关于侵略犯罪的特别法庭的工作。 37个国家已经在小组中。</text:p>
      <text:p text:style-name="P4">
关于它<text:a xlink:type="simple" xlink:href="https://twitter.com/DmytroKuleba/status/1655944911504707588" text:style-name="Internet_20_link" text:visited-style-name="Visited_20_Internet_20_Link">
报告</text:a>
乌克兰德米特里·库莱布(Dmitry Kuleb)外交大臣在Twitter上。</text:p>
      <text:p text:style-name="P4">
“沃尔迪米尔·泽伦斯基(Volodymyr Zelensky)由乌克兰外交部发起的特殊部落主要集团的重要峰会。 37名参与者证实了他们决心在反对乌克兰侵略的犯罪中保持更高的领导能力。 特别法庭将确保正义。”乌克兰的格拉瓦佐政治办公室说。</text:p>
      <text:p text:style-name="P4">
遵循联盟国家的峰会<text:a xlink:type="simple" xlink:href="https://armyinform.com.ua/2023/05/09/spilna-zayava-stosovno-zusyl-zi-stvorennya-trybunalu-shhodo-zlochynu-agresiyi-proty-ukrayiny/" text:style-name="Internet_20_link" text:visited-style-name="Visited_20_Internet_20_Link">
批准</text:a>
一个联合意见支持建立独立的司法机制，这是一个特别法庭，并强调了进一步工作的重要性。</text:p>
      <text:p text:style-name="P4">
News Source: <text:a xlink:type="simple" xlink:href="https://armyinform.com.ua/2023/05/10/do-koalicziyi-zi-stvorennya-specztrybunalu-shhodo-zlochynu-agresiyi-vhodyat-uzhe-37-krayin/" text:style-name="Internet_20_link" text:visited-style-name="Visited_20_Internet_20_Link">
https://armyinform.com.ua/2023/05/10/do-koalicziyi-zi-stvorennya-specztrybunalu-shhodo-zlochynu-agresiyi-vhodyat-uzhe-37-krayin/</text:a>
</text:p>
      <!--NEWS-->
      <text:h text:style-name="P10" text:outline-level="1">
<text:span text:style-name="T4">
在来自三个地区的安全区域前9个月，近118,000名公民搬家了</text:span>
</text:h>
      <text:p text:style-name="P4">
作者: ['АРМІЯINFORM']</text:p>
      <text:p text:style-name="P4">
时间: 2023-05-10T58:00:00-04:00</text:p>
      <text:p text:style-name="P4">
描述: Z serpnya 2022摇滚triva otov’yazkova evakuatziya z donechchini。 9 Mysyats to the Bonense ...与乌克兰2022年的战争，与乌克兰的战争是今天的最新消息，与乌克兰2022年的新闻战争今天，乌克兰和俄罗斯之间是否会发生战争，何时战争，战争，这场战争随着乌克兰将是，将会有，如果不久的将来，与乌克兰的战争是否会说，与乌克兰的战争是今天的乌克兰新闻，乌克兰新闻，乌克兰媒体在俄罗斯的乌克兰新闻</text:p>
      <text:p text:style-name="P4">
图片: ['<text:a xlink:type="simple" xlink:href="https://armyinform.com.ua/wp-content/uploads/2022/03/evakuacziya-ditej.jpg" text:style-name="Internet_20_link" text:visited-style-name="Visited_20_Internet_20_Link">
evakuacziya-ditej.jpg</text:a>
']</text:p>
      <text:p text:style-name="P4">
标签: ['АГРЕСІЯ РФ', 'ВТОРГНЕННЯ РФ', 'ЕВАКУАЦІЯ', 'МІНРЕІНТЕГРАЦІЇ']</text:p>
      <text:p text:style-name="P4">
类别: News</text:p>
      <!--METADATA-->
      <text:p text:style-name="P4">
<draw:frame draw:style-name="fr1" draw:name="Image277" text:anchor-type="as-char" svg:width="6.9236in" svg:height="4.615733in" draw:z-index="0">
<draw:image xlink:href="../Images/AРМІЯINFORM/2023-05-10T58-00-00-04-00/evakuacziya-ditej.jpg" xlink:type="simple" xlink:show="embed" xlink:actuate="onLoad" draw:mime-type="image/jpeg"/>
</draw:frame>
说明性照片</text:p>
      <text:p text:style-name="P4">
自2022年8月以来，顿涅茨克地区的强制性撤离仍在继续。 在9个月的良好地区，约有7万公民搬家了。 其中 - 超过8,000名儿童和3000多个低廉的运动。</text:p>
      <text:p text:style-name="P4">
关于它<text:a xlink:type="simple" xlink:href="https://minre.gov.ua/2023/05/10/evakuacziya-gromadyan-do-bezpechnyh-regioniv-ukrayiny-prodovzhuyetsya/" text:style-name="Internet_20_link" text:visited-style-name="Visited_20_Internet_20_Link">
报告</text:a>
乌克兰暂时占领领土的重新融入部。</text:p>
      <text:p text:style-name="P4">
从秋天开始的DE工业领土的撤离仍在继续。 在8个月内，超过25,000名公民离开了哈尔基夫地区。 超过23,000人从赫尔森地区最近被解放的地区撤离。</text:p>
      <text:p text:style-name="P4">
提前计划将公民向乌克兰安全地区的集中行动进行集中行动的所有措施。 当局，国际塔组织，尽一切努力为我们的同胞提供。</text:p>
      <text:p text:style-name="P4">
该部提醒，如果公民打算撤离，他们可以打开重返社会部的24小时热线：15-48。 有关消息Messonegres WhatsApp/Telegram/Viber实际编号：(096)078-84-33。</text:p>
      <text:p text:style-name="P4">
News Source: <text:a xlink:type="simple" xlink:href="https://armyinform.com.ua/2023/05/10/za-9-misyacziv-do-bezpechnyh-regioniv-z-troh-oblastej-peremistylysya-majzhe-118-tysyach-gromadyan/" text:style-name="Internet_20_link" text:visited-style-name="Visited_20_Internet_20_Link">
https://armyinform.com.ua/2023/05/10/za-9-misyacziv-do-bezpechnyh-regioniv-z-troh-oblastej-peremistylysya-majzhe-118-tysyach-gromadyan/</text:a>
</text:p>
      <!--NEWS-->
      <text:h text:style-name="P10" text:outline-level="1">
<text:span text:style-name="T4">
国防部宣布了军事医疗委员会工作的变化</text:span>
</text:h>
      <text:p text:style-name="P4">
作者: ['АРМІЯINFORM']</text:p>
      <text:p text:style-name="P4">
时间: 2023-05-10T59:00:00-04:00</text:p>
      <text:p text:style-name="P4">
描述: Passennia Viiskovo-Likarsokoyashyashyashy Toll Tolith。 关于...与乌克兰2022的战争的工作，与乌克兰的战争是今天的最新消息，与乌克兰2022年的新闻战是今天的最后一场新闻，乌克兰和俄罗斯之间以及俄罗斯之间以及与与俄罗斯之间的战争以及与与乌克兰在2022年将与否，在不久的将来会与乌克兰进行战争，说，与乌克兰的战争，今天的乌克兰新闻，乌克兰的新闻，乌克兰媒体在俄罗斯的乌克兰新闻</text:p>
      <text:p text:style-name="P4">
图片: ['<text:a xlink:type="simple" xlink:href="https://armyinform.com.ua/wp-content/uploads/2023/05/vlk-zsu-medyczyna.jpg" text:style-name="Internet_20_link" text:visited-style-name="Visited_20_Internet_20_Link">
vlk-zsu-medyczyna.jpg</text:a>
']</text:p>
      <text:p text:style-name="P4">
标签: ['ВЛК', 'МІНОБОРОНИ']</text:p>
      <text:p text:style-name="P4">
类别: News</text:p>
      <!--METADATA-->
      <text:p text:style-name="P4">
<draw:frame draw:style-name="fr1" draw:name="Image278" text:anchor-type="as-char" svg:width="6.9236in" svg:height="4.529188in" draw:z-index="0">
<draw:image xlink:href="../Images/AРМІЯINFORM/2023-05-10T59-00-00-04-00/vlk-zsu-medyczyna.jpg" xlink:type="simple" xlink:show="embed" xlink:actuate="onLoad" draw:mime-type="image/jpeg"/>
</draw:frame>
军事医疗委员会的通过将变得更快，更方便。</text:p>
      <text:p text:style-name="P4">
关于这个<text:a xlink:type="simple" xlink:href="https%3A%2F%2Fwww.facebook.com%2FMinistryofDefence.UA%2Fposts%2Fpfbid0depB1cMgV7898tvKf1FeVNZjwhynVjiMcS9qkv9rNJaXyT1AtgKjEjQeEx1nixnkl&amp;show_text=true&amp;width=500" text:style-name="Internet_20_link" text:visited-style-name="Visited_20_Internet_20_Link">
被引用</text:a>
在乌克兰国防部的声明中。</text:p>
      <text:p text:style-name="P4">
特别是，改善通过军事医疗委员会的过程提供：</text:p>
      <text:p text:style-name="P4">
<text:span text:style-name="T5">
由于他们在民用卫生保健机构中的额外部署，增加了VLK的网络； </text:span>
分开用于支付卫生工作者服务的融资，这些服务涉及进行体检，以评估适合服兵役的程度； <text:span text:style-name="T5">
在VLK上介绍电子录制，军事单位，购物中心和医疗保健设施之间的电子文件流量； </text:span>
国防部与ESO合作的医疗保健设施的参与。 国防部的医疗保健设施将可以使用人类历史，尤其是在电子医疗卡中； * VLK通过期间的现代服务介绍(可用且方便的服务); *信息支持(热线)并引入信息产品来帮助服务人员获得帮助。</text:p>
      <text:p text:style-name="P4">
国防部强调，这些变化将是逐渐的，因为该过程参与了许多规范性法律行为，资源的技术发展。</text:p>
      <text:p text:style-name="P4">
工作组的结果将能够从乌克兰国防部和乌克兰武装部队的官方地点找到。</text:p>
      <text:p text:style-name="P4">
«在副总部委员会通过期间提高医疗保健和服务水平(VLK) - 乌克兰和乌克兰政府的医疗部队的优先任务。</text:p>
      <text:p text:style-name="P4">
这是一个工作组，其中包括乌克兰武装部队，乌克兰国防部，乌克兰卫生部，乌克兰退伍军人部，乌克兰和非政府组织数字化的“原则”原则“，” - 在国防部召回。</text:p>
      <text:p text:style-name="P4">
News Source: <text:a xlink:type="simple" xlink:href="https://armyinform.com.ua/2023/05/10/u-minoborony-anonsuvaly-zminy-u-roboti-vijskovo-likarskoyi-komisiyi/" text:style-name="Internet_20_link" text:visited-style-name="Visited_20_Internet_20_Link">
https://armyinform.com.ua/2023/05/10/u-minoborony-anonsuvaly-zminy-u-roboti-vijskovo-likarskoyi-komisiyi/</text:a>
</text:p>
      <!--NEWS-->
      <text:h text:style-name="P10" text:outline-level="1">
<text:span text:style-name="T4">
确定了三名种族主义者在Mykolaiv地区临时占领期间造成酷刑</text:span>
</text:h>
      <text:p text:style-name="P4">
作者: ['АРМІЯINFORM']</text:p>
      <text:p text:style-name="P4">
时间: 2023-05-10T60:00:00-04:00</text:p>
      <text:p text:style-name="P4">
描述: Vikrit Rosisskih poloblevs与Masovikh Over -Mashan Over ...与乌克兰2022年的战争，与乌克兰的战争是今天的最新消息，与乌克兰2022的新闻战是今天的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30303c5cae26d31335930822285983fe-e1683704306123.jpeg" text:style-name="Internet_20_link" text:visited-style-name="Visited_20_Internet_20_Link">
30303c5cae26d31335930822285983fe-e1683704306123.jpeg</text:a>
']</text:p>
      <text:p text:style-name="P4">
标签: ['STOPRUSSIA', 'АГРЕСІЯ РФ', 'ВТОРГНЕННЯ РФ', 'СБУ']</text:p>
      <text:p text:style-name="P4">
类别: News</text:p>
      <!--METADATA-->
      <text:p text:style-name="P4">
<draw:frame draw:style-name="fr1" draw:name="Image279" text:anchor-type="as-char" svg:width="6.9236in" svg:height="4.223396in" draw:z-index="0">
<draw:image xlink:href="../Images/AРМІЯINFORM/2023-05-10T60-00-00-04-00/30303c5cae26d31335930822285983fe-e1683704306123.jpeg" xlink:type="simple" xlink:show="embed" xlink:actuate="onLoad" draw:mime-type="image/jpeg"/>
</draw:frame>
俄罗斯入侵者及其同事参与了乌克兰暂时俘虏地区的平民群众。</text:p>
      <text:p text:style-name="P4">
他们是DNR恐怖组织和两个下属的团的指挥官。 甚至在大规模入侵之前，他们也自愿参加了俄罗斯入侵者的行列。 在那里，所涉及的人是俄罗斯联邦武装部队南部军事区的参谋团的一部分，2月24日之后，在南方阵线参加了敌对行动。</text:p>
      <text:p text:style-name="P4">
在占领尼古拉夫地区的一部分之后，敌军团的指挥官被任命为巴什坦斯基地区一个村庄之一。 轻率的人被当地人抛弃，并遭受了酷刑。</text:p>
      <text:p text:style-name="P4">
据报道，袭击者非法拘留了该村的四名居民，包括武装部队的前军事人员。 入侵者在寒冷的杂物室和无家可归空气的地窖中被遇难者关闭。</text:p>
      <text:p text:style-name="P4">
在人们的储备中，他们被残酷地殴打，并在没有水和食物的情况下进行了不卫生的采访。</text:p>
      <text:p text:style-name="P4">
这样，种族主义者试图说服受害者合作并获取有关国防军地点的信息。</text:p>
      <text:p text:style-name="P4">
根据收集的证据，安全局的调查人员告诉三名被告涉嫌国家叛国，协作活动和违反战争法。</text:p>
      <text:p text:style-name="P4">
正在进行调查，以确定犯罪和起诉的所有情况。</text:p>
      <text:p text:style-name="P4">
<text:span text:style-name="T4">
来源：</text:span>
 <text:a xlink:type="simple" xlink:href="https://ssu.gov.ua/novyny/sbu-identyfikuvala-trokh-rashystiv-yaki-stvoryly-kativniu-pid-chas-tymchasovoi-okupatsii-mykolaivshchyny" text:style-name="Internet_20_link" text:visited-style-name="Visited_20_Internet_20_Link">
<text:span text:style-name="T5">
sbu</text:span>
</text:a>
</text:p>
      <text:p text:style-name="P4">
News Source: <text:a xlink:type="simple" xlink:href="https://armyinform.com.ua/2023/05/10/identyfikovano-troh-rashystiv-yaki-stvoryly-kativnyu-pid-chas-tymchasovoyi-okupacziyi-mykolayivshhyny/" text:style-name="Internet_20_link" text:visited-style-name="Visited_20_Internet_20_Link">
https://armyinform.com.ua/2023/05/10/identyfikovano-troh-rashystiv-yaki-stvoryly-kativnyu-pid-chas-tymchasovoyi-okupacziyi-mykolayivshhyny/</text:a>
</text:p>
      <!--NEWS-->
      <text:h text:style-name="P10" text:outline-level="1">
<text:span text:style-name="T4">
白天，俄罗斯解雇了126个乌克兰定居点，死亡和受伤</text:span>
</text:h>
      <text:p text:style-name="P4">
作者: ['АРМІЯINFORM']</text:p>
      <text:p text:style-name="P4">
时间: 2023-05-10T61: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5/photo1683702854-1.jpeg" text:style-name="Internet_20_link" text:visited-style-name="Visited_20_Internet_20_Link">
photo1683702854-1.jpeg</text:a>
']</text:p>
      <text:p text:style-name="P4">
标签: ['STOPRUSSIA', 'АГРЕСІЯ РФ', 'ВОЄННІ ЗЛОЧИНИ', 'ВТОРГНЕННЯ РФ', 'ХАРКІВСЬКИЙ ТРИБУНАЛ']</text:p>
      <text:p text:style-name="P4">
类别: News</text:p>
      <!--METADATA-->
      <text:p text:style-name="P4">
<draw:frame draw:style-name="fr1" draw:name="Image280" text:anchor-type="as-char" svg:width="6.9236in" svg:height="5.040988in" draw:z-index="0">
<draw:image xlink:href="../Images/AРМІЯINFORM/2023-05-10T61-00-00-04-00/photo1683702854-1.jpe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1898" text:style-name="Internet_20_link" text:visited-style-name="Visited_20_Internet_20_Link">
信息</text:a>
军事媒体中心。</text:p>
      <text:p text:style-name="P4">
“炮击是由不同类型的武器制成的(迫击炮，坦克，炮兵，RSZV，SCR，无人机，战术航空). Здійснено обстріли 126 населених пунктів,підтверджено ураження 153 об’єктів інфраструктури», — йдеться в повідомленні.</text:p>
      <text:p text:style-name="P4">
За попередньою інформацією, 2 цивільні особи загинули та 5 поранено.</text:p>
      <text:p text:style-name="P4">
News Source: <text:a xlink:type="simple" xlink:href="https://armyinform.com.ua/2023/05/10/za-dobu-rosiya-obstrilyala-126-naselenyh-punktiv-ukrayiny-ye-zagybli-ta-poraneni/" text:style-name="Internet_20_link" text:visited-style-name="Visited_20_Internet_20_Link">
https://armyinform.com.ua/2023/05/10/za-dobu-rosiya-obstrilyala-126-naselenyh-punktiv-ukrayiny-ye-zagybli-ta-poraneni/</text:a>
</text:p>
      <!--NEWS-->
      <text:h text:style-name="P10" text:outline-level="1">
<text:span text:style-name="T4">
每天有700多个爆炸性物品和两个安全气囊被中和</text:span>
</text:h>
      <text:p text:style-name="P4">
作者: ['АРМІЯINFORM']</text:p>
      <text:p text:style-name="P4">
时间: 2023-05-10T62:00:00-04:00</text:p>
      <text:p text:style-name="P4">
描述: 借出了9次伤害，pirotechnicly，乌克兰服务的持有...与乌克兰2022年的战争，与乌克兰与乌克兰的最新新闻战争，今天与乌克兰2022年的新闻战争，乌克兰和俄罗斯之间的战争是否会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5/b9bf1f48-db9a-486e-a605-c11a282f078f.jpg" text:style-name="Internet_20_link" text:visited-style-name="Visited_20_Internet_20_Link">
b9bf1f48-db9a-486e-a605-c11a282f078f.jpg</text:a>
']</text:p>
      <text:p text:style-name="P4">
标签: ['STOPRUSSIA', 'АГРЕСІЯ РФ', 'ВІЙНА', 'ВТОРГНЕННЯ РФ', 'ДСНС УКРАЇНИ', 'РОЗМІНУВАННЯ']</text:p>
      <text:p text:style-name="P4">
类别: News</text:p>
      <!--METADATA-->
      <text:p text:style-name="P4">
<draw:frame draw:style-name="fr1" draw:name="Image281" text:anchor-type="as-char" svg:width="6.9236in" svg:height="3.89773in" draw:z-index="0">
<draw:image xlink:href="../Images/AРМІЯINFORM/2023-05-10T62-00-00-04-00/051f0000-0aff-0242-be2f-08da173df50a_w1080_h608.png" xlink:type="simple" xlink:show="embed" xlink:actuate="onLoad" draw:mime-type="image/png"/>
</draw:frame>
说明性照片</text:p>
      <text:p text:style-name="P4">
在5月9日<text:span text:style-name="T4">
的最后一天，州紧急服务的烟火单位</text:span>
 136次**参与了矿山任务的执行。</text:p>
      <text:p text:style-name="P4">
关于它_ <text:a xlink:type="simple" xlink:href="https://t.me/dsns_telegram/16639" text:style-name="Internet_20_link" text:visited-style-name="Visited_20_Internet_20_Link">
报告</text:a>
_乌克兰的SES。</text:p>
      <text:p text:style-name="P4">
<text:span text:style-name="T4">
 714 </text:span>
<text:span text:style-name="T4">
炸药</text:span>
 <text:span text:style-name="T4">
项目，</text:span>
包括<text:span text:style-name="T4">
 2航空炸弹。(清除)面积</text:span>
 88公顷**。</text:p>
      <text:p text:style-name="P4">
背景：从乌克兰俄罗斯联合会的大规模侵略开始，乌克兰SES的烟火部队在执行我的任务之前涉及54次314次。 358 091爆炸性调查，包括2222枚航空炸弹。 检查(清除)84875公顷。</text:p>
      <text:p text:style-name="P4">
总共剩下174,000平方米。 潜在危险领土的公里，占该州总面积的30％。</text:p>
      <text:p text:style-name="P4">
<draw:frame draw:style-name="fr1" draw:name="Image282" text:anchor-type="as-char" svg:width="6.9236in" svg:height="5.804039in" draw:z-index="0">
<draw:image xlink:href="../Images/AРМІЯINFORM/2023-05-10T62-00-00-04-00/b9bf1f48-db9a-486e-a605-c11a282f078f.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0/za-dobu-pirotehniky-dsns-zneshkodyly-ponad-700-vybuhonebezpechnyh-predmetiv-ta-dvi-aviabomby/" text:style-name="Internet_20_link" text:visited-style-name="Visited_20_Internet_20_Link">
https://armyinform.com.ua/2023/05/10/za-dobu-pirotehniky-dsns-zneshkodyly-ponad-700-vybuhonebezpechnyh-predmetiv-ta-dvi-aviabomby/</text:a>
</text:p>
      <!--NEWS-->
      <text:h text:style-name="P10" text:outline-level="1">
<text:span text:style-name="T4">
每个乌克兰士兵的可持续性和勇气改变了世界的历史 - 乌克兰总统</text:span>
</text:h>
      <text:p text:style-name="P4">
作者: ['АРМІЯINFORM']</text:p>
      <text:p text:style-name="P4">
时间: 2023-05-10T63:00:00-04:00</text:p>
      <text:p text:style-name="P4">
描述: 乌克兰沃罗迪米尔·泽伦斯基（Zelensky）总统，如此史蒂克主义者，我是科维（Kovy）的微笑主义者...与乌克兰2022年的战争，与乌克兰的最新新闻战争，今天与乌克兰的新闻，乌克兰2022年上次与乌克兰的新闻战争，乌克兰与俄罗斯和俄罗斯之间以及俄罗斯和俄罗斯之间的战争，当他们说，乌克兰在2022年是否会有一年的时间，在不久的将来是否会与乌克兰进行战争</text:p>
      <text:p text:style-name="P4">
图片: ['<text:a xlink:type="simple" xlink:href="https://armyinform.com.ua/wp-content/uploads/2023/05/photo_5393543690808576775_y.jpg" text:style-name="Internet_20_link" text:visited-style-name="Visited_20_Internet_20_Link">
photo_5393543690808576775_y.jpg</text:a>
', '<text:a xlink:type="simple" xlink:href="https://armyinform.com.ua/wp-content/uploads/2023/05/photo_5393543690808576782_y-150x150.jpg" text:style-name="Internet_20_link" text:visited-style-name="Visited_20_Internet_20_Link">
photo_5393543690808576782_y-150x150.jpg</text:a>
', '<text:a xlink:type="simple" xlink:href="https://armyinform.com.ua/wp-content/uploads/2023/05/photo_5393543690808576780_y-150x150.jpg" text:style-name="Internet_20_link" text:visited-style-name="Visited_20_Internet_20_Link">
photo_5393543690808576780_y-150x150.jpg</text:a>
', '<text:a xlink:type="simple" xlink:href="https://armyinform.com.ua/wp-content/uploads/2023/05/photo_5393543690808576783_y-150x150.jpg" text:style-name="Internet_20_link" text:visited-style-name="Visited_20_Internet_20_Link">
photo_5393543690808576783_y-150x150.jpg</text:a>
', '<text:a xlink:type="simple" xlink:href="https://armyinform.com.ua/wp-content/uploads/2023/05/photo_5393543690808576777_y-150x150.jpg" text:style-name="Internet_20_link" text:visited-style-name="Visited_20_Internet_20_Link">
photo_5393543690808576777_y-150x150.jpg</text:a>
']</text:p>
      <text:p text:style-name="P4">
标签: ['ВОЛОДИМИР ЗЕЛЕНСЬКИЙ', 'ПРЕЗИДЕНТ УКРАЇНИ']</text:p>
      <text:p text:style-name="P4">
类别: News</text:p>
      <!--METADATA-->
      <text:p text:style-name="P4">
<draw:frame draw:style-name="fr1" draw:name="Image283" text:anchor-type="as-char" svg:width="6.9236in" svg:height="4.622144in" draw:z-index="0">
<draw:image xlink:href="../Images/AРМІЯINFORM/2023-05-10T63-00-00-04-00/photo_5393543690808576775_y.jpg" xlink:type="simple" xlink:show="embed" xlink:actuate="onLoad" draw:mime-type="image/jpeg"/>
</draw:frame>
乌克兰沃迪米尔·泽伦斯基总统坚信，我们士兵的稳定和勇气摧毁了世界的幻想 - 他们改变了历史。</text:p>
      <text:p text:style-name="P4">
关于这个<text:a xlink:type="simple" xlink:href="https://t.me/V_Zelenskiy_official/6182" text:style-name="Internet_20_link" text:visited-style-name="Visited_20_Internet_20_Link">
被引用</text:a>
在他的电报中。</text:p>
      <text:p text:style-name="P4">
国家负责人写道：“在战斗中取得成功的每个人和每个人都促使世界成为单身世界，成为乌克兰历史的一面。”</text:p>
      <text:p text:style-name="P4">
<text:a xlink:type="simple" xlink:href="https://armyinform.com.ua/wp-content/uploads/2023/05/photo_5393543690808576782_y.jpg" text:style-name="Internet_20_link" text:visited-style-name="Visited_20_Internet_20_Link">
!(Images/AРМІЯINFORM/2023-05-10T63-00-00-04-00/photo_5393543690808576782_y-150x150.jpg)</text:a>
</text:p>
      <text:p text:style-name="P4">
<text:a xlink:type="simple" xlink:href="https://armyinform.com.ua/wp-content/uploads/2023/05/photo_5393543690808576780_y.jpg" text:style-name="Internet_20_link" text:visited-style-name="Visited_20_Internet_20_Link">
<draw:frame draw:style-name="fr1" draw:name="Image284" text:anchor-type="as-char" svg:width="6.9236in" svg:height="6.9236in" draw:z-index="0">
<draw:image xlink:href="../Images/AРМІЯINFORM/2023-05-10T63-00-00-04-00/photo_5393543690808576780_y-150x150.jpg" xlink:type="simple" xlink:show="embed" xlink:actuate="onLoad" draw:mime-type="image/jpeg"/>
</draw:frame>
</text:a>
</text:p>
      <text:p text:style-name="P4">
<text:a xlink:type="simple" xlink:href="https://armyinform.com.ua/wp-content/uploads/2023/05/photo_5393543690808576783_y.jpg" text:style-name="Internet_20_link" text:visited-style-name="Visited_20_Internet_20_Link">
<draw:frame draw:style-name="fr1" draw:name="Image285" text:anchor-type="as-char" svg:width="6.9236in" svg:height="6.9236in" draw:z-index="0">
<draw:image xlink:href="../Images/AРМІЯINFORM/2023-05-10T63-00-00-04-00/photo_5393543690808576783_y-150x150.jpg" xlink:type="simple" xlink:show="embed" xlink:actuate="onLoad" draw:mime-type="image/jpeg"/>
</draw:frame>
</text:a>
</text:p>
      <text:p text:style-name="P4">
<text:a xlink:type="simple" xlink:href="https://armyinform.com.ua/wp-content/uploads/2023/05/photo_5393543690808576777_y.jpg" text:style-name="Internet_20_link" text:visited-style-name="Visited_20_Internet_20_Link">
<draw:frame draw:style-name="fr1" draw:name="Image286" text:anchor-type="as-char" svg:width="6.9236in" svg:height="6.9236in" draw:z-index="0">
<draw:image xlink:href="../Images/AРМІЯINFORM/2023-05-10T63-00-00-04-00/photo_5393543690808576777_y-150x150.jpg" xlink:type="simple" xlink:show="embed" xlink:actuate="onLoad" draw:mime-type="image/jpeg"/>
</draw:frame>
</text:a>
</text:p>
      <text:p text:style-name="P4">
News Source: <text:a xlink:type="simple" xlink:href="https://armyinform.com.ua/2023/05/10/stijkist-i-smilyvist-kozhnogo-ukrayinskogo-soldata-zminyuyut-istoriyu-svitu-prezydent-ukrayiny/" text:style-name="Internet_20_link" text:visited-style-name="Visited_20_Internet_20_Link">
https://armyinform.com.ua/2023/05/10/stijkist-i-smilyvist-kozhnogo-ukrayinskogo-soldata-zminyuyut-istoriyu-svitu-prezydent-ukrayiny/</text:a>
</text:p>
      <!--NEWS-->
      <text:h text:style-name="P10" text:outline-level="1">
<text:span text:style-name="T4">
瑞士进行大规模军事演习 - 在30年内记录</text:span>
</text:h>
      <text:p text:style-name="P4">
作者: ['АРМІЯINFORM']</text:p>
      <text:p text:style-name="P4">
时间: 2023-05-10T64:00:00-04:00</text:p>
      <text:p text:style-name="P4">
描述: Zakhodi国家的瑞士举行了大型Viiskovi Lux-23。 关于这项工作...与乌克兰2022年的战争，与乌克兰的战争是今天的最新消息，与乌克兰2022年的新闻战是今天的最后一场新闻，乌克兰和俄罗斯之间的战争以及与俄罗斯之间的战争，以及与与俄罗斯的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lux23.jpg" text:style-name="Internet_20_link" text:visited-style-name="Visited_20_Internet_20_Link">
lux23.jpg</text:a>
']</text:p>
      <text:p text:style-name="P4">
标签: ['LUX-23', 'ВІЙСЬКОВІ НАВЧАННЯ', 'ШВЕЙЦАРІЯ']</text:p>
      <text:p text:style-name="P4">
类别: News</text:p>
      <!--METADATA-->
      <text:p text:style-name="P4">
<draw:frame draw:style-name="fr1" draw:name="Image287" text:anchor-type="as-char" svg:width="6.9236in" svg:height="3.894525in" draw:z-index="0">
<draw:image xlink:href="../Images/AРМІЯINFORM/2023-05-10T64-00-00-04-00/lux23.jpg" xlink:type="simple" xlink:show="embed" xlink:actuate="onLoad" draw:mime-type="image/jpeg"/>
</draw:frame>
瑞士在西部进行了大规模的Lux-23军事演习。</text:p>
      <text:p text:style-name="P4">
这在[消息]中说明了(https://www.vbs.admin.ch/de/home.detail.nsb.html/94510.html)联邦国防部，民事保护和Sportswzer的新闻服务。</text:p>
      <text:p text:style-name="P4">
大约4,000名军人在广州，VO，Nevisatl和Bern接受过培训。</text:p>
      <text:p text:style-name="P4">
Lux-23培训有助于确定军事部队与平民互动时的部署顺序。 另一方面，应测试未来最高部队的概念。 特别是，她接受了经营群体的实践者，即SO被称为的光力。 将来，他们能够在动员后迅速支持平民权力。</text:p>
      <text:p text:style-name="P4">
该部门及其建筑物通过情报，沟通，防空，工程和救援工作加强。 这些演习是由特殊目的部队司令部，边境安全部，警察局和法国军队的。</text:p>
      <text:p text:style-name="P4">
News Source: <text:a xlink:type="simple" xlink:href="https://armyinform.com.ua/2023/05/10/shvejczariya-provela-masshtabni-vijskovi-navchannya-rekordni-za-30-rokiv/" text:style-name="Internet_20_link" text:visited-style-name="Visited_20_Internet_20_Link">
https://armyinform.com.ua/2023/05/10/shvejczariya-provela-masshtabni-vijskovi-navchannya-rekordni-za-30-rokiv/</text:a>
</text:p>
      <!--NEWS-->
      <text:h text:style-name="P10" text:outline-level="1">
<text:span text:style-name="T4">
效果：乌克兰人正在行动</text:span>
</text:h>
      <text:p text:style-name="P4">
作者: ['АРМІЯINFORM']</text:p>
      <text:p text:style-name="P4">
时间: 2023-05-10T65:00:00-04:00</text:p>
      <text:p text:style-name="P4">
描述: 中国乌克兰西的Vidteper乌克兰西（Vidteper ukraintsi）通过博伊诺夫（Boyovs）安排，我将能够申请……与乌克兰2022年的战争，与乌克兰的最新新闻，今天与乌克兰2022年的新闻战争，今天，乌克兰和乌克兰之间的战争将会俄罗斯以及何时，何时，何时，何时，何时，何时，何时，何时，何时，何时，何时，何时，何时与乌克兰在2022年将是与乌克兰的战争，今天的乌克兰新闻，乌克兰的乌克兰新闻在乌克兰媒体上</text:p>
      <text:p text:style-name="P4">
图片: ['<text:a xlink:type="simple" xlink:href="https://armyinform.com.ua/wp-content/uploads/2023/05/631f0cb3ea3c9835029013.jpg" text:style-name="Internet_20_link" text:visited-style-name="Visited_20_Internet_20_Link">
631f0cb3ea3c9835029013.jpg</text:a>
']</text:p>
      <text:p text:style-name="P4">
标签: ['ВІДНОВЛЕННЯ', 'ДІЯ', 'МІНЦИФРА']</text:p>
      <text:p text:style-name="P4">
类别: News</text:p>
      <!--METADATA-->
      <text:p text:style-name="P4">
<draw:frame draw:style-name="fr1" draw:name="Image288" text:anchor-type="as-char" svg:width="6.9236in" svg:height="3.40696in" draw:z-index="0">
<draw:image xlink:href="../Images/AРМІЯINFORM/2023-05-10T65-00-00-04-00/631f0cb3ea3c9835029013.jpg" xlink:type="simple" xlink:show="embed" xlink:actuate="onLoad" draw:mime-type="image/jpeg"/>
</draw:frame>
从现在开始，乌克兰人的房屋因敌对行动而遭受的苦难可以服从行动，并根据等式计划获得维修资金。</text:p>
      <text:p text:style-name="P4">
关于它<text:a xlink:type="simple" xlink:href="https://t.me/mintsyfra/4056" text:style-name="Internet_20_link" text:visited-style-name="Visited_20_Internet_20_Link">
报告</text:a>
乌克兰数字化转型部。</text:p>
      <text:p text:style-name="P4">
您可以获得的最大金额是200,000 Hryvnias。</text:p>
      <text:p text:style-name="P4">
“如果房屋可回收并且尚未完全维修，则可以使用该服务。 资金可以用于计划参与者的建筑材料或服务。”消息写道。</text:p>
      <text:p text:style-name="P4">
<text:span text:style-name="T4">
获得帮助：</text:span>
</text:p>
      <text:p text:style-name="P4">
<text:span text:style-name="T5">
报告应用程序中损坏的财产； </text:span>
在参与银行的一家计划中，开设有关该诉求的专业帐户； <text:span text:style-name="T5">
在应用程序中完成帮助，检查并发送到肿瘤； </text:span>
之后，地方当局将派遣一个委员会，该委员会将对损坏的财产进行检查，修复破坏并确定赔偿金额。</text:p>
      <text:p text:style-name="P4">
资金应在收到之日起12个月内使用。</text:p>
      <text:p text:style-name="P4">
国防部指出，如果这些住所拥有共同所有人，则应在该计划中同意该计划。</text:p>
      <text:p text:style-name="P4">
News Source: <text:a xlink:type="simple" xlink:href="https://armyinform.com.ua/2023/05/10/yevidnovlennya-u-diyi-mozhut-otrymaty-koshty-na-remont-zhytla-poshkodzhenogo-cherez-vijnu/" text:style-name="Internet_20_link" text:visited-style-name="Visited_20_Internet_20_Link">
https://armyinform.com.ua/2023/05/10/yevidnovlennya-u-diyi-mozhut-otrymaty-koshty-na-remont-zhytla-poshkodzhenogo-cherez-vijnu/</text:a>
</text:p>
      <!--NEWS-->
      <text:h text:style-name="P10" text:outline-level="1">
<text:span text:style-name="T4">
三个带有24个“口径”的火箭发射器将俄罗斯留在黑海</text:span>
</text:h>
      <text:p text:style-name="P4">
作者: ['АРМІЯINFORM']</text:p>
      <text:p text:style-name="P4">
时间: 2023-05-10T66:00:00-04:00</text:p>
      <text:p text:style-name="P4">
描述: Boyal Cherguvanni上的Chorny Morg村将对17个荆棘感到兴奋...与乌克兰2022年的战争，与乌克兰的战争是今天的最新消息，与乌克兰的新闻战2022是今天的最后一场新闻乌克兰与俄罗斯之间的战争以及与乌克兰的战争将在2022年发生的战争，这将是与否，他们说，在不久的将来，将与乌克兰发生战争，他们说，与乌克兰的战争，今天的乌克兰新闻，乌克兰的新闻，乌克兰的新闻俄罗斯的媒体</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ВМС ЗСУ', 'РАКЕТИ «КАЛІБР»', 'ЧОРНЕ МОРЕ']</text:p>
      <text:p text:style-name="P4">
类别: News</text:p>
      <!--METADATA-->
      <text:p text:style-name="P4">
<draw:frame draw:style-name="fr1" draw:name="Image289" text:anchor-type="as-char" svg:width="6.9236in" svg:height="4.615733in" draw:z-index="0">
<draw:image xlink:href="../Images/AРМІЯINFORM/2023-05-10T66-00-00-04-00/raketa-kalibr-pusk-chorne-more.jpg" xlink:type="simple" xlink:show="embed" xlink:actuate="onLoad" draw:mime-type="image/jpeg"/>
</draw:frame>
说明性照片</text:p>
      <text:p text:style-name="P4">
截至5月10日，黑海拥有17艘精致的船只，其中包括3枚机械导弹的载体，共有24枚导弹。</text:p>
      <text:p text:style-name="P4">
关于它<text:a xlink:type="simple" xlink:href="https://t.me/ukrainian_navy/3031" text:style-name="Internet_20_link" text:visited-style-name="Visited_20_Internet_20_Link">
报告</text:a>
乌克兰武装部队海军的指挥。</text:p>
      <text:p text:style-name="P4">
阿佐夫海有两艘敌军。</text:p>
      <text:p text:style-name="P4">
地中海有五艘敌船，其中一艘是一个地毯载体的载体，最多可容纳四只火箭。</text:p>
      <text:p text:style-name="P4">
在白天，为了俄罗斯联邦的利益，凯希·耶尼卡尔海峡的通过：</text:p>
      <text:p text:style-name="P4">
<text:span text:style-name="T5">
到Azov Sea -29艘船，其中9艘从Bosphorus Strait移动； </text:span>
到黑海 -  28艘船，其中13艘继续向Bosphorus的方向运动。</text:p>
      <text:p text:style-name="P4">
俄罗斯联邦继续违反《 1974年海洋保护人类生命的国际公约》。(Solas)通过关闭自动识别系统(AIS)纳粹船只在亚佐夫海。</text:p>
      <text:p text:style-name="P4">
News Source: <text:a xlink:type="simple" xlink:href="https://armyinform.com.ua/2023/05/10/try-raketonosiyi-z-24-kalibramy-utrymuye-rosiya-u-chornomu-mori/" text:style-name="Internet_20_link" text:visited-style-name="Visited_20_Internet_20_Link">
https://armyinform.com.ua/2023/05/10/try-raketonosiyi-z-24-kalibramy-utrymuye-rosiya-u-chornomu-mori/</text:a>
</text:p>
      <!--NEWS-->
      <text:h text:style-name="P10" text:outline-level="1">
<text:span text:style-name="T4">
退伍军人部协调有关退伍军人和军人的所有领域的机构改革</text:span>
</text:h>
      <text:p text:style-name="P4">
作者: ['АРМІЯINFORM']</text:p>
      <text:p text:style-name="P4">
时间: 2023-05-10T67:00:00-04:00</text:p>
      <text:p text:style-name="P4">
描述: Yak Doldomlya Portal，Ministra堆积在资深Yulia的权利...与乌克兰2022年的战争，与乌克兰的最新新闻战争，今天与乌克兰2022年的新闻战争，乌克兰和俄罗斯之间的战争以及与俄罗斯之间的战争以及何时与俄罗斯之间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laputina-veterany.jpg" text:style-name="Internet_20_link" text:visited-style-name="Visited_20_Internet_20_Link">
laputina-veterany.jpg</text:a>
']</text:p>
      <text:p text:style-name="P4">
标签: ['ВЕТЕРАНИ', 'ВІЙСЬКОВОСЛУЖБОВЦІ', 'МІНВЕТЕРАНІВ', 'УЧАСНИКИ БОЙОВИХ ДІЙ', 'ЮЛІЯ ЛАПУТІНА']</text:p>
      <text:p text:style-name="P4">
类别: News</text:p>
      <!--METADATA-->
      <text:p text:style-name="P4">
<draw:frame draw:style-name="fr1" draw:name="Image290" text:anchor-type="as-char" svg:width="6.9236in" svg:height="4.603112in" draw:z-index="0">
<draw:image xlink:href="../Images/AРМІЯINFORM/2023-05-10T67-00-00-04-00/laputina-veterany.jpg" xlink:type="simple" xlink:show="embed" xlink:actuate="onLoad" draw:mime-type="image/jpeg"/>
</draw:frame>
尤利亚·拉普蒂纳(Yulia Laputina)在与退伍军人的会议上。 档案照片</text:p>
      <text:p text:style-name="P4">
如<text:a xlink:type="simple" xlink:href="https://www.kmu.gov.ua/news/minveteraniv-koordynuie-instytutsiinu-reformu-u-vsikh-sferakh-iaki-stosuiutsia-veteraniv-ta-viiskovosluzhbovtsiv" text:style-name="Internet_20_link" text:visited-style-name="Visited_20_Internet_20_Link">
报告</text:a>
事务部长尤利亚·拉普丁(Yulia Laputin)在接受美国之声的采访时强调了政府门户。</text:p>
      <text:p text:style-name="P4">
她说：“乌克兰政府已批准了从审前生活的兵役过渡的一项战略，该战略规定，在所有有关塔维服务退伍军人的领域，这是体制改革的退伍军人事务部。”</text:p>
      <text:p text:style-name="P4">
此外，退伍军人部拥有国家电子退伍军人的国家电子登记册，它是在美国合作伙伴的支持下创建的。 据部长说，登记册不仅是数据库，而且是一种有效的工具，可让切线部长和部门在向退伍军人提供某些服务和服务时交换信息。</text:p>
      <text:p text:style-name="P4">
尤利亚·拉普蒂纳(Yulia Laputina)解释说：“这样做是为了确保退伍军人不竞选参考，而是可以去老兵办公室，并找出有关状态和适当社会保证和服务的所有必要信息。”</text:p>
      <text:p text:style-name="P4">
News Source: <text:a xlink:type="simple" xlink:href="https://armyinform.com.ua/2023/05/10/minveteraniv-koordynuye-instytuczijnu-reformu/" text:style-name="Internet_20_link" text:visited-style-name="Visited_20_Internet_20_Link">
https://armyinform.com.ua/2023/05/10/minveteraniv-koordynuye-instytuczijnu-reformu/</text:a>
</text:p>
      <!--NEWS-->
      <text:h text:style-name="P10" text:outline-level="1">
<text:span text:style-name="T4">
欧盟应确定乌克兰修复的过程-Olaf Scholtz</text:span>
</text:h>
      <text:p text:style-name="P4">
作者: ['АРМІЯINFORM']</text:p>
      <text:p text:style-name="P4">
时间: 2023-05-10T68:00:00-04:00</text:p>
      <text:p text:style-name="P4">
描述: 代表们的大臣尼莫奇尼（Nimuccini olaf）诉说foriv debatiє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olaf-sholcz-1.jpg" text:style-name="Internet_20_link" text:visited-style-name="Visited_20_Internet_20_Link">
olaf-sholcz-1.jpg</text:a>
']</text:p>
      <text:p text:style-name="P4">
标签: ['ЄВРОПАРЛАМЕНТ', 'ЄВРОСОЮЗ', 'ОЛАФ ШОЛЬЦ', 'ПІДТРИМКА УКРАЇНИ']</text:p>
      <text:p text:style-name="P4">
类别: News</text:p>
      <!--METADATA-->
      <text:p text:style-name="P4">
<draw:frame draw:style-name="fr1" draw:name="Image291" text:anchor-type="as-char" svg:width="6.9236in" svg:height="4.609964in" draw:z-index="0">
<draw:image xlink:href="../Images/AРМІЯINFORM/2023-05-10T68-00-00-04-00/olaf-sholcz-1.jpg" xlink:type="simple" xlink:show="embed" xlink:actuate="onLoad" draw:mime-type="image/jpeg"/>
</draw:frame>
奥拉夫·索尔茨(Olaf Sholtz)的讲话。 照片：弗雷德里克·弗洛林 /法新社</text:p>
      <text:p text:style-name="P4">
德国总理奥拉夫·索尔茨(Olaf Sholtz)在与欧洲领导人“这就是欧洲”的一系列讨论中与欧洲议会议员进行了辩论。 在演讲中，他向一个统一的欧洲讯问，能够改变自己的明天世界。</text:p>
      <text:p text:style-name="P4">
关于它<text:a xlink:type="simple" xlink:href="https://ukraine.europarl.europa.eu/uk/olaf-shol-ts-nam-trieba-ghieopolitichnii/products-details/20230509CAN69673" text:style-name="Internet_20_link" text:visited-style-name="Visited_20_Internet_20_Link">
报告</text:a>
总统。</text:p>
      <text:p text:style-name="P4">
关于俄罗斯针对乌克兰的战争，奥拉夫·舒尔特(Olaf Scholt)表示，欧盟现在必须确定乌克兰恢复的过程。 据政客称，繁荣，民主的欧洲乌克兰是帝国，修正主义和普京非法政策的最有利拒绝。</text:p>
      <text:p text:style-name="P4">
整体上，欧洲议会的代表重复了这些情绪：一些代表继续在俄罗斯积极的战争中继续支持乌克兰，直到获得公平的和平，而其他人则在乌克兰引入的支持下批评了德国，欧盟 - 为在武装行业提供更多资金。</text:p>
      <text:p text:style-name="P4">
议会的新闻服务说：“几个网站强调了打击俄罗斯战争在乌克兰的欧洲公民的经济影响的重要性。”</text:p>
      <text:p text:style-name="P4">
News Source: <text:a xlink:type="simple" xlink:href="https://armyinform.com.ua/2023/05/10/yevrosoyuz-maye-vyznachyty-kurs-na-vidnovlennya-ukrayiny-olaf-sholcz/" text:style-name="Internet_20_link" text:visited-style-name="Visited_20_Internet_20_Link">
https://armyinform.com.ua/2023/05/10/yevrosoyuz-maye-vyznachyty-kurs-na-vidnovlennya-ukrayiny-olaf-sholcz/</text:a>
</text:p>
      <!--NEWS-->
      <text:h text:style-name="P10" text:outline-level="1">
<text:span text:style-name="T4">
乌克兰检察长办公室：有8.5万次战争罪</text:span>
</text:h>
      <text:p text:style-name="P4">
作者: ['АРМІЯINFORM']</text:p>
      <text:p text:style-name="P4">
时间: 2023-05-10T6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0052023ua.jpg" text:style-name="Internet_20_link" text:visited-style-name="Visited_20_Internet_20_Link">
warcrime-10052023ua.jpg</text:a>
', '<text:a xlink:type="simple" xlink:href="https://armyinform.com.ua/wp-content/uploads/2023/05/warcrime-10052023en.jpg" text:style-name="Internet_20_link" text:visited-style-name="Visited_20_Internet_20_Link">
warcrime-10052023en.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292" text:anchor-type="as-char" svg:width="6.9236in" svg:height="4.448413in" draw:z-index="0">
<draw:image xlink:href="../Images/AРМІЯINFORM/2023-05-10T69-00-00-04-00/warcrime-10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5月10日</text:span>
注册：</text:p>
      <ul>
        <li>
85 635军事犯罪， * 17 097违反乌克兰国家安全的罪行。</li>
      </ul>
      <text:p text:style-name="P4">
此外，根据少年检察官的官方数据，<text:span text:style-name="T4">
 1447名儿童因俄罗斯侵略而成为</text:span>
，其中：</text:p>
      <ul>
        <li>
480-儿童被杀， * 967-儿童因严重程度的不同程度受伤。</li>
      </ul>
      <text:p text:style-name="P4">
该部门强调，这些数字不是最终的，因为在暂时占据的有形领土上的积极战斗场所的安装中继续进行工作。</text:p>
      <text:p text:style-name="P4">
<draw:frame draw:style-name="fr1" draw:name="Image293" text:anchor-type="as-char" svg:width="6.9236in" svg:height="4.448413in" draw:z-index="0">
<draw:image xlink:href="../Images/AРМІЯINFORM/2023-05-10T69-00-00-04-00/warcrime-10052023en.jpg" xlink:type="simple" xlink:show="embed" xlink:actuate="onLoad" draw:mime-type="image/jpeg"/>
</draw:frame>
</text:p>
      <text:p text:style-name="P4">
News Source: <text:a xlink:type="simple" xlink:href="https://armyinform.com.ua/2023/05/10/ofis-genprokurora-ukrayiny-zadokumentovano-ponad-85-tysyach-voyennyh-zlochyniv/" text:style-name="Internet_20_link" text:visited-style-name="Visited_20_Internet_20_Link">
https://armyinform.com.ua/2023/05/10/ofis-genprokurora-ukrayiny-zadokumentovano-ponad-85-tysyach-voyennyh-zlochyniv/</text:a>
</text:p>
      <!--NEWS-->
      <text:h text:style-name="P10" text:outline-level="1">
<text:span text:style-name="T4">
加拿大与欧盟一起将继续向乌克兰提供军事支持，特别是作为Unifier行动的一部分</text:span>
</text:h>
      <text:p text:style-name="P4">
作者: ['АРМІЯINFORM']</text:p>
      <text:p text:style-name="P4">
时间: 2023-05-10T70:00:00-04:00</text:p>
      <text:p text:style-name="P4">
描述: 加拿大立刻是Prazuyut，Pidrimwati乌克兰史蒂尔基（Stilki）将旅行。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unifier.jpg" text:style-name="Internet_20_link" text:visited-style-name="Visited_20_Internet_20_Link">
unifier.jpg</text:a>
']</text:p>
      <text:p text:style-name="P4">
标签: ['STOPRUSSIA', 'ДЖАСТІН ТРЮДО', 'ДОПОМОГА ПАРТНЕРІВ', 'КАНАДА', 'СВІТ ПІДТРИМУЄ УКРАЇНУ']</text:p>
      <text:p text:style-name="P4">
类别: News</text:p>
      <!--METADATA-->
      <text:p text:style-name="P4">
<draw:frame draw:style-name="fr1" draw:name="Image294" text:anchor-type="as-char" svg:width="6.9236in" svg:height="3.894525in" draw:z-index="0">
<draw:image xlink:href="../Images/AРМІЯINFORM/2023-05-10T70-00-00-04-00/unifier.jpg" xlink:type="simple" xlink:show="embed" xlink:actuate="onLoad" draw:mime-type="image/jpeg"/>
</draw:frame>
加拿大和欧盟共同努力，为乌克兰提供尽可能多的支持。</text:p>
      <text:p text:style-name="P4">
关于它<text:a xlink:type="simple" xlink:href="https://pm.gc.ca/en/news/statements/2023/05/09/statement-prime-minister-europe-day" text:style-name="Internet_20_link" text:visited-style-name="Visited_20_Internet_20_Link">
报告</text:a>
加拿大总理贾斯汀·特鲁多(Justin Trudeau)。</text:p>
      <text:p text:style-name="P4">
“我们对对和平邻居的残酷入侵进行了决定性和协调的反应，并对普京政权施加了更大的压力。 我们将融入与欧盟合作伙伴合作，以向乌克兰提供军事支持，尤其是在统一运营的背景下。”卡纳德总理说。</text:p>
      <text:p text:style-name="P4">
召回<text:a xlink:type="simple" xlink:href="https://armyinform.com.ua/2021/09/30/nova-12-ta-rotacziya-kanadskoyi-operacziyi-unifier-rozpochynaye-svoyu-robotu-v-ukrayini/" text:style-name="Internet_20_link" text:visited-style-name="Visited_20_Internet_20_Link">
Unifier操作</text:a>
 - 这是加拿大武装部队的贡献，以确保与乌克兰的各种力量和乌克兰国民警卫队共同确保乌克兰的安全。 统一行动包括加拿大武装部队，瑞典和丹麦的军人。</text:p>
      <text:p text:style-name="P4">
还应注意的是，乌克兰和加拿大<text:a xlink:type="simple" xlink:href="https://armyinform.com.ua/2023/05/01/mizh-ukrayinoyu-i-kanadoyu-gotuyetsya-programa-dovgotryvaloyi-mizhnarodnoyi-spivpraczi/" text:style-name="Internet_20_link" text:visited-style-name="Visited_20_Internet_20_Link">
准备</text:a>
可编程的国防合作。</text:p>
      <text:p text:style-name="P4">
此外，加拿大是第一个立法<text:a xlink:type="simple" xlink:href="https://armyinform.com.ua/2023/05/01/kanada-pershoyu-zakonodavcho-propysala-mozhlyvist-vykorystovuvaty-na-pidtrymku-ukrayiny-konfiskovani-rosijski-aktyvy/" text:style-name="Internet_20_link" text:visited-style-name="Visited_20_Internet_20_Link">
规定</text:a>
 можливість використовувати на підтримку України конфіскованіросійські активи.</text:p>
      <text:p text:style-name="P4">
News Source: <text:a xlink:type="simple" xlink:href="https://armyinform.com.ua/2023/05/10/kanada-razom-iz-yes-prodovzhat-nadavaty-vijskovu-pidtrymku-ukrayini-zokrema-v-ramkah-operacziyi-unifier/" text:style-name="Internet_20_link" text:visited-style-name="Visited_20_Internet_20_Link">
https://armyinform.com.ua/2023/05/10/kanada-razom-iz-yes-prodovzhat-nadavaty-vijskovu-pidtrymku-ukrayini-zokrema-v-ramkah-operacziyi-unifier/</text:a>
</text:p>
      <!--NEWS-->
      <text:h text:style-name="P10" text:outline-level="1">
<text:span text:style-name="T4">
一支无人机已经将超过两千个无人机交付给乌克兰军队的前部</text:span>
</text:h>
      <text:p text:style-name="P4">
作者: ['АРМІЯINFORM']</text:p>
      <text:p text:style-name="P4">
时间: 2023-05-10T71:00:00-04:00</text:p>
      <text:p text:style-name="P4">
描述: Zapyaki Donatam在Fandrazingov上，United24陆军Dronov发动了...与乌克兰2022年的战争，与乌克兰的最新新闻战争，今天与乌克兰2022年的新闻战争，乌克兰和俄罗斯之间以及与乌克兰之间的战争将发生战争他们说，在2022年是否在不久的将来与乌克兰战争，他们说，与乌克兰的战争，今天的乌克兰新闻，乌克兰的新闻，乌克兰媒体在俄罗斯的媒体</text:p>
      <text:p text:style-name="P4">
图片: ['<text:a xlink:type="simple" xlink:href="https://armyinform.com.ua/wp-content/uploads/2023/05/photo_5287452312060676436_y-1.jpg" text:style-name="Internet_20_link" text:visited-style-name="Visited_20_Internet_20_Link">
photo_5287452312060676436_y-1.jpg</text:a>
']</text:p>
      <text:p text:style-name="P4">
标签: ['АРМІЯ ДРОНІВ', 'МИХАЙЛО ФЕДОРОВ', 'МІНЦИФРИ']</text:p>
      <text:p text:style-name="P4">
类别: News</text:p>
      <!--METADATA-->
      <text:p text:style-name="P4">
<draw:frame draw:style-name="fr1" draw:name="Image295" text:anchor-type="as-char" svg:width="6.9236in" svg:height="4.615733in" draw:z-index="0">
<draw:image xlink:href="../Images/AРМІЯINFORM/2023-05-10T71-00-00-04-00/photo_5287452312060676436_y-1.jpg" xlink:type="simple" xlink:show="embed" xlink:actuate="onLoad" draw:mime-type="image/jpeg"/>
</draw:frame>
多亏了Donati在Fandsseing Platform United24上的Donati，无人机军队运送到了2124无人机的正面。</text:p>
      <text:p text:style-name="P4">
关于它<text:a xlink:type="simple" xlink:href="https://t.me/zedigital/3122" text:style-name="Internet_20_link" text:visited-style-name="Visited_20_Internet_20_Link">
告知</text:a>
Zinnovations，乌克兰Mikhail Fedorov数字化转型的教育，科学和技术艰苦发展的Zinnovations的替代人。</text:p>
      <text:p text:style-name="P4">
“作为3839个项目的一部分，无人机和无人机综合大楼已经被运送到了前面。 消息说：“有10,000名运营商管理无人机。”</text:p>
      <text:p text:style-name="P4">
米哈伊尔·费多洛夫(Mikhail Fedorov)强调，无人驾驶汽车每天都在战场上显示出他们在战场上的效率。</text:p>
      <text:p text:style-name="P4">
“无人机的打击乐器和侦察综合体有助于销毁和调整炮兵装甲车辆的炮兵，从而摧毁空气防御系统和边缘。</text:p>
      <text:p text:style-name="P4">
如<text:a xlink:type="simple" xlink:href="https://t.me/U24_gov_ua/2125" text:style-name="Internet_20_link" text:visited-style-name="Visited_20_Internet_20_Link">
注明</text:a>
在曼联24号，无人机军队的目的是60个打击乐器。 截至5月8日起，11个这样的嘴都装备了。</text:p>
      <text:p text:style-name="P4">
News Source: <text:a xlink:type="simple" xlink:href="https://armyinform.com.ua/2023/05/10/vzhe-bilshe-dvoh-tysyach-bezpilotnykiv-dostavyla-armiya-droniv-ukrayinskym-vijskovym-na-front/" text:style-name="Internet_20_link" text:visited-style-name="Visited_20_Internet_20_Link">
https://armyinform.com.ua/2023/05/10/vzhe-bilshe-dvoh-tysyach-bezpilotnykiv-dostavyla-armiya-droniv-ukrayinskym-vijskovym-na-front/</text:a>
</text:p>
      <!--NEWS-->
      <text:h text:style-name="P10" text:outline-level="1">
<text:span text:style-name="T4">
北约秘书长：所有盟友都同意乌克兰将成为联盟的成员</text:span>
</text:h>
      <text:p text:style-name="P4">
作者: ['АРМІЯINFORM']</text:p>
      <text:p text:style-name="P4">
时间: 2023-05-10T72:00:00-04:00</text:p>
      <text:p text:style-name="P4">
描述: 杜伊（Doi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ukraine_nato.jpg" text:style-name="Internet_20_link" text:visited-style-name="Visited_20_Internet_20_Link">
ukraine_nato.jpg</text:a>
']</text:p>
      <text:p text:style-name="P4">
标签: ['STOPRUSSIA', 'ЄНС СТОЛТЕНБЕРГ', 'НАТО']</text:p>
      <text:p text:style-name="P4">
类别: News</text:p>
      <!--METADATA-->
      <text:p text:style-name="P4">
<draw:frame draw:style-name="fr1" draw:name="Image296" text:anchor-type="as-char" svg:width="6.9236in" svg:height="3.894525in" draw:z-index="0">
<draw:image xlink:href="../Images/AРМІЯINFORM/2023-05-10T72-00-00-04-00/ukraine_nato.jpg" xlink:type="simple" xlink:show="embed" xlink:actuate="onLoad" draw:mime-type="image/jpeg"/>
</draw:frame>
乌克兰北大西洋联盟的大门只有及时才能开放。</text:p>
      <text:p text:style-name="P4">
在<text:a xlink:type="simple" xlink:href="https://www.washingtonpost.com/opinions/2023/05/09/interview-jens-stoltenberg-nato-ukraine/" text:style-name="Internet_20_link" text:visited-style-name="Visited_20_Internet_20_Link">
访谈</text:a>
《华盛顿邮报》由北约秘书长詹斯·斯托尔滕贝格(Jens Stoltenberg)报道，<text:a xlink:type="simple" xlink:href="https://twitter.com/NATOpress/status/1655959500698923010" text:style-name="Internet_20_link" text:visited-style-name="Visited_20_Internet_20_Link">
报告</text:a>
Alliance Press服务。</text:p>
      <text:p text:style-name="P4">
“所有北约盟国都同意乌克兰将成为联盟的成员。 Osissos同意同意乌克兰有权选择自己的道路 - 这不是莫斯科，而是对基辅。 第三，所有盟友都同意门保持开放。 问题是何时，我不能给您一个布局，” Yens Stoltenberg说。</text:p>
      <text:p text:style-name="P4">
他指出，联盟成员目前正在与乌克兰合作，以协助苏联时代的水，教义和标准，以使北约学说，使乌克兰武装部队与北约部队兼容，以协助基辅官方的进一步改革和国防现代化国防现代化。和现代防御。</text:p>
      <text:p text:style-name="P4">
北约秘书长：“紧迫的任务是确保乌克兰成为主权，独立国家的胜利，因为如果乌克兰没有获胜，那么根本没有疑问。”</text:p>
      <text:p text:style-name="P4">
我们将提醒，在北约秘书长尹斯托尔滕贝格(Yinstoltenberg)的正式访问期间，2023年4月，乌克兰乌克兰弗拉基米尔塞尔斯基(Vladimirzelensky)总统<text:a xlink:type="simple" xlink:href="https://armyinform.com.ua/2023/04/20/prezydent-vizyt-genseka-nato-cze-znak-shho-alyans-gotovyj-rozpochynaty-novu-glavu-u-vidnosynah-z-ukrayinoyu/" text:style-name="Internet_20_link" text:visited-style-name="Visited_20_Internet_20_Link">
宣布</text:a>
：北约秘书长表明该联盟在与乌克兰的关系方面有了新的篇章。 同时，联盟负责人<text:a xlink:type="simple" xlink:href="https://armyinform.com.ua/2023/04/20/yens-stoltenberg-miscze-ukrayiny-po-pravu-v-nato/" text:style-name="Internet_20_link" text:visited-style-name="Visited_20_Internet_20_Link">
确认</text:a>
：乌克兰权利的地方 - 北约。北约国家<text:a xlink:type="simple" xlink:href="https://armyinform.com.ua/2023/05/04/oficzijna-zayava-pivnichni-krayiny-nato-pidtrymuvatymut-ukrayinu-na-shlyahu-do-alyansu/" text:style-name="Internet_20_link" text:visited-style-name="Visited_20_Internet_20_Link">
表达</text:a>
乌克兰在联盟的途中支持。</text:p>
      <text:p text:style-name="P4">
<text:span text:style-name="T5">
准备的Vitaliy Lytvyn</text:span>
</text:p>
      <text:p text:style-name="P4">
News Source: <text:a xlink:type="simple" xlink:href="https://armyinform.com.ua/2023/05/10/gensek-nato-usi-soyuznyky-zgodni-z-tym-shho-ukrayina-stane-chlenom-alyansu/" text:style-name="Internet_20_link" text:visited-style-name="Visited_20_Internet_20_Link">
https://armyinform.com.ua/2023/05/10/gensek-nato-usi-soyuznyky-zgodni-z-tym-shho-ukrayina-stane-chlenom-alyansu/</text:a>
</text:p>
      <!--NEWS-->
      <text:h text:style-name="P10" text:outline-level="1">
<text:span text:style-name="T4">
安娜·马利亚（Anna Malyar）：有关我们指挥官清算的信息是错误的。 都活着</text:span>
</text:h>
      <text:p text:style-name="P4">
作者: ['АРМІЯINFORM']</text:p>
      <text:p text:style-name="P4">
时间: 2023-05-10T73:00:00-04:00</text:p>
      <text:p text:style-name="P4">
描述: 在Infopolis的Rosiysky，缝制有关我们指挥官的Inibito Likvidasi。他们说，无论是否有一年，是否会在不久的将来与乌克兰进行战争</text:p>
      <text:p text:style-name="P4">
图片: ['<text:a xlink:type="simple" xlink:href="https://armyinform.com.ua/wp-content/uploads/2022/11/2022-11-17-12.21.11.jpg" text:style-name="Internet_20_link" text:visited-style-name="Visited_20_Internet_20_Link">
2022-11-17-12.21.11.jpg</text:a>
']</text:p>
      <text:p text:style-name="P4">
标签: ['STOPRUSSIA', 'АГРЕСІЯ РФ', 'ВТОРГНЕННЯ РФ', 'ГАННА МАЛЯР']</text:p>
      <text:p text:style-name="P4">
类别: News</text:p>
      <!--METADATA-->
      <text:p text:style-name="P4">
<draw:frame draw:style-name="fr1" draw:name="Image297" text:anchor-type="as-char" svg:width="6.9236in" svg:height="4.61393in" draw:z-index="0">
<draw:image xlink:href="../Images/AРМІЯINFORM/2023-05-10T73-00-00-04-00/2022-11-17-12.21.11.jpg" xlink:type="simple" xlink:show="embed" xlink:actuate="onLoad" draw:mime-type="image/jpeg"/>
</draw:frame>
安娜画家。 照片：Dmitryurchenko /陆军</text:p>
      <text:p text:style-name="P4">
在俄罗斯的Infopol中，有关所谓的消除我们团队的信息已被传播。 一周内三条消息。 都活着。</text:p>
      <text:p text:style-name="P4">
关于它<text:a xlink:type="simple" xlink:href="https://t.me/annamaliar/714" text:style-name="Internet_20_link" text:visited-style-name="Visited_20_Internet_20_Link">
陈述</text:a>
乌克兰国防部副部长安娜·马利亚(Anna Malyar)。</text:p>
      <text:p text:style-name="P4">
“通常，此类信息针对几个目标：</text:p>
      <text:p text:style-name="P4">
<text:span text:style-name="T5">
对自己本人的心理影响； </text:span>
乌克兰军队士气低落； *关于这个话题的短期危害，以提高自己的军队精神。”安娜·马利亚尔(Anna Malyar)强调。</text:p>
      <text:p text:style-name="P4">
她还指出，这只是一个很小的公开插曲，可以从中了解我们的命令在什么条件下进行战斗。</text:p>
      <text:p text:style-name="P4">
News Source: <text:a xlink:type="simple" xlink:href="https://armyinform.com.ua/2023/05/10/ganna-malyar-informacziya-pro-likvidacziyu-nashyh-komanduvachiv-nepravdyva-vsi-zhyvi/" text:style-name="Internet_20_link" text:visited-style-name="Visited_20_Internet_20_Link">
https://armyinform.com.ua/2023/05/10/ganna-malyar-informacziya-pro-likvidacziyu-nashyh-komanduvachiv-nepravdyva-vsi-zhyvi/</text:a>
</text:p>
      <!--NEWS-->
      <text:h text:style-name="P10" text:outline-level="1">
<text:span text:style-name="T4">
敌人从Sau和Mortars向Sumy和Chernihiv地区的边界开火</text:span>
</text:h>
      <text:p text:style-name="P4">
作者: ['АРМІЯINFORM']</text:p>
      <text:p text:style-name="P4">
时间: 2023-05-10T74:00:00-04:00</text:p>
      <text:p text:style-name="P4">
描述: Syogodnis，10草药，在12:00 Rosiskis pipepa -Nyskie 3射线被炮击...与乌克兰2022年的战争，与乌克兰的最新新闻，乌克兰的新闻，乌克兰2022年的新闻战争，乌克兰2022年最后一次为乌克兰和俄罗斯以及何时，何时，何时，何时，何时，何时，何时，何时， ，何时，何时，何时，何时，何时，何时，何时，何时，何时，2022年与乌克兰的战争将在不久的将来与乌克兰进行战争，与乌克兰的战争，今天的乌克兰新闻，乌克兰乌克兰媒体的新闻在俄罗斯</text:p>
      <text:p text:style-name="P4">
图片: ['<text:a xlink:type="simple" xlink:href="https://armyinform.com.ua/wp-content/uploads/2023/01/obstrily-prykordonnya.jpg" text:style-name="Internet_20_link" text:visited-style-name="Visited_20_Internet_20_Link">
obstrily-prykordonnya.jpg</text:a>
']</text:p>
      <text:p text:style-name="P4">
标签: ['ОБСТРІЛИ ПРИКОРДОННЯ', 'ОК «ПІВНІЧ»', 'СУМЩИНА', 'ХАРКІВСЬКИЙ ТРИБУНАЛ', 'ЧЕРНІГІВЩИНА']</text:p>
      <text:p text:style-name="P4">
类别: News</text:p>
      <!--METADATA-->
      <text:p text:style-name="P4">
<draw:frame draw:style-name="fr1" draw:name="Image298" text:anchor-type="as-char" svg:width="6.9236in" svg:height="4.615733in" draw:z-index="0">
<draw:image xlink:href="../Images/AРМІЯINFORM/2023-05-10T74-00-00-04-00/obstrily-prykordonnya.jpg" xlink:type="simple" xlink:show="embed" xlink:actuate="onLoad" draw:mime-type="image/jpeg"/>
</draw:frame>
说明性照片</text:p>
      <text:p text:style-name="P4">
今天，截至12:00，俄罗斯占领部队在5月10日开火了3次。</text:p>
      <text:p text:style-name="P4">
关于它<text:a xlink:type="simple" xlink:href="https://t.me/ok_pivnich1/2501" text:style-name="Internet_20_link" text:visited-style-name="Visited_20_Internet_20_Link">
报告</text:a>
操作命令“北”。</text:p>
      <text:p text:style-name="P4">
从08:20到08:30 6记录了教区，大概是来自120毫米的砂浆，这是Khodine的绘画点。</text:p>
      <text:p text:style-name="P4">
从09:40到09:56，在Bachivsk地区居住的Bachivsk地区有2次旅行。</text:p>
      <text:p text:style-name="P4">
从09:35到10:15，记录了20个教区，可能是从莱昂尼夫卡地区被占有的迫击炮仪的120毫米。</text:p>
      <text:p text:style-name="P4">
没有关于当地群体损失或对平民基础设施损失的信息。</text:p>
      <text:p text:style-name="P4">
News Source: <text:a xlink:type="simple" xlink:href="https://armyinform.com.ua/2023/05/10/vorog-obstrilyav-prykordonnya-sumshhyny-i-chernigivshhyny-z-sau-i-minometiv/" text:style-name="Internet_20_link" text:visited-style-name="Visited_20_Internet_20_Link">
https://armyinform.com.ua/2023/05/10/vorog-obstrilyav-prykordonnya-sumshhyny-i-chernigivshhyny-z-sau-i-minometiv/</text:a>
</text:p>
      <!--NEWS-->
      <text:h text:style-name="P10" text:outline-level="1">
<text:span text:style-name="T4">
该活动的国家已经到了乌克兰F-16战斗机 - 伊利诺尼亚外交大臣</text:span>
</text:h>
      <text:p text:style-name="P4">
作者: ['АРМІЯINFORM']</text:p>
      <text:p text:style-name="P4">
时间: 2023-05-10T75:00:00-04:00</text:p>
      <text:p text:style-name="P4">
描述: 纳达蒂Vinishchychy F-16的时刻，Ajezheye的手令...与乌克兰2022年的战争，与乌克兰的最新新闻，与乌克兰的新闻，与乌克兰的新闻2022，今天的最后一场战争，今天将在乌克兰战争，今天将发生战争乌克兰和俄罗斯，以及何时，何时，何时，何时，何时，何时，何时，何时与乌克兰在2022年与乌克兰进行战争，将在不久的将来与乌克兰发生战争，与乌克兰与乌克兰的战争，今天乌克兰媒体的新闻在俄罗斯</text:p>
      <text:p text:style-name="P4">
图片: ['<text:a xlink:type="simple" xlink:href="https://armyinform.com.ua/wp-content/uploads/2023/05/f16-1.jpg" text:style-name="Internet_20_link" text:visited-style-name="Visited_20_Internet_20_Link">
f16-1.jpg</text:a>
']</text:p>
      <text:p text:style-name="P4">
标签: ['F-16', 'АГРЕСІЯ РФ', 'ГЛАВА МЗС ЛИТВИ', 'ДОПОМОГА ПАРТНЕРІВ', 'СВІТ ПІДТРИМУЄ УКРАЇНУ']</text:p>
      <text:p text:style-name="P4">
类别: News</text:p>
      <!--METADATA-->
      <text:p text:style-name="P4">
<draw:frame draw:style-name="fr1" draw:name="Image299" text:anchor-type="as-char" svg:width="6.9236in" svg:height="3.894525in" draw:z-index="0">
<draw:image xlink:href="../Images/AРМІЯINFORM/2023-05-10T75-00-00-04-00/f16-1.jpg" xlink:type="simple" xlink:show="embed" xlink:actuate="onLoad" draw:mime-type="image/jpeg"/>
</draw:frame>
现在是该国向乌克兰提供F-16战斗机的时候了，因为它是防止俄罗斯侵略的保护的最佳变体。</text:p>
      <text:p text:style-name="P4">
因此<text:a xlink:type="simple" xlink:href="https://twitter.com/GLandsbergis/status/1655974023279386625" text:style-name="Internet_20_link" text:visited-style-name="Visited_20_Internet_20_Link">
强调</text:a>
立陶宛外交大臣加布里埃勒斯·兰斯贝吉斯(Gabrielus Landsbergis)。</text:p>
      <text:p text:style-name="P4">
“ F-16战斗机旨在保护自由。 立陶宛外交政策负责人说。</text:p>
      <text:p text:style-name="P4">
我们将提醒，2023年2月，乌克兰Volodymyr Zelenskyy总裁<text:a xlink:type="simple" xlink:href="https://armyinform.com.ua/2023/02/24/litaky-cze-zahyst-nashogo-neba-i-my-pochaly-vazhlyvi-kroky-shhodo-czogo-volodymyr-zelenskyj/" text:style-name="Internet_20_link" text:visited-style-name="Visited_20_Internet_20_Link">
报告</text:a>
乌克兰和英国乌克兰开始教乌克兰飞行员F-16。</text:p>
      <text:p text:style-name="P4">
提供给乌克兰的F-16战斗机，以<text:a xlink:type="simple" xlink:href="https://armyinform.com.ua/2023/05/04/dmytro-kuleba-nadannya-ukrayini-vynyshhuvachiv-f-16-dopomozhe-vidnovyty-globalnu-prodovolchu-bezpeku/" text:style-name="Internet_20_link" text:visited-style-name="Visited_20_Internet_20_Link">
意见</text:a>
乌克兰德米特里·库莱巴(Dmitry Kuleba)外交部长将有助于恢复全球食品安全。</text:p>
      <text:p text:style-name="P4">
同时，空军中尉米科拉·奥尔什丘克(Mykola Oleshchuk)的指挥官<text:a xlink:type="simple" xlink:href="https://armyinform.com.ua/2023/04/08/chomu-f-16-vazhlyvi-dlya-ukrayiny/" text:style-name="Internet_20_link" text:visited-style-name="Visited_20_Internet_20_Link">
保证</text:a>
：F-16战斗机将允许在空中赢得统治，大量佩戴敌人，每天挽救许多生命。</text:p>
      <text:p text:style-name="P4">
News Source: <text:a xlink:type="simple" xlink:href="https://armyinform.com.ua/2023/05/10/krayinam-zahodu-nastav-chas-nadaty-ukrayini-vynyshhuvachi-f-16-glava-mzs-lytvy/" text:style-name="Internet_20_link" text:visited-style-name="Visited_20_Internet_20_Link">
https://armyinform.com.ua/2023/05/10/krayinam-zahodu-nastav-chas-nadaty-ukrayini-vynyshhuvachi-f-16-glava-mzs-lytvy/</text:a>
</text:p>
      <!--NEWS-->
      <text:h text:style-name="P10" text:outline-level="1">
<text:span text:style-name="T4">
北部运营区的单位转移了另一批移动消防小组</text:span>
</text:h>
      <text:p text:style-name="P4">
作者: ['Євген Проворний']</text:p>
      <text:p text:style-name="P4">
时间: 2023-05-10T76:00:00-04:00</text:p>
      <text:p text:style-name="P4">
描述: 对于WHO ISISTRARY的PIDSILENNA收缩期，Yaki Vikonot Zavdannya ...与乌克兰2022年的战争，与乌克兰的最新新闻战争，今天与乌克兰2022年的新闻战争，今天将与乌克兰和俄罗斯和俄罗斯之间的战争，当他们说，乌克兰在2022年是否会有一年的时间，在不久的将来是否会与乌克兰进行战争</text:p>
      <text:p text:style-name="P4">
图片: ['<text:a xlink:type="simple" xlink:href="https://armyinform.com.ua/wp-content/uploads/2023/05/golovna-40.jpg" text:style-name="Internet_20_link" text:visited-style-name="Visited_20_Internet_20_Link">
golovna-40.jpg</text:a>
', '<text:a xlink:type="simple" xlink:href="https://armyinform.com.ua/wp-content/uploads/2023/05/nayev.jpg" text:style-name="Internet_20_link" text:visited-style-name="Visited_20_Internet_20_Link">
nayev.jpg</text:a>
', '<text:a xlink:type="simple" xlink:href="https://armyinform.com.ua/wp-content/uploads/2023/05/oleksandr.jpg" text:style-name="Internet_20_link" text:visited-style-name="Visited_20_Internet_20_Link">
oleksandr.jpg</text:a>
', '<text:a xlink:type="simple" xlink:href="https://armyinform.com.ua/wp-content/uploads/2023/05/1-49-150x150.jpg" text:style-name="Internet_20_link" text:visited-style-name="Visited_20_Internet_20_Link">
1-49-150x150.jpg</text:a>
', '<text:a xlink:type="simple" xlink:href="https://armyinform.com.ua/wp-content/uploads/2023/05/2-44-150x150.jpg" text:style-name="Internet_20_link" text:visited-style-name="Visited_20_Internet_20_Link">
2-44-150x150.jpg</text:a>
', '<text:a xlink:type="simple" xlink:href="https://armyinform.com.ua/wp-content/uploads/2023/05/3-43-150x150.jpg" text:style-name="Internet_20_link" text:visited-style-name="Visited_20_Internet_20_Link">
3-43-150x150.jpg</text:a>
', '<text:a xlink:type="simple" xlink:href="https://armyinform.com.ua/wp-content/uploads/2023/05/4-39-150x150.jpg" text:style-name="Internet_20_link" text:visited-style-name="Visited_20_Internet_20_Link">
4-39-150x150.jpg</text:a>
', '<text:a xlink:type="simple" xlink:href="https://armyinform.com.ua/wp-content/uploads/2023/05/5-29-150x150.jpg" text:style-name="Internet_20_link" text:visited-style-name="Visited_20_Internet_20_Link">
5-29-150x150.jpg</text:a>
', '<text:a xlink:type="simple" xlink:href="https://armyinform.com.ua/wp-content/uploads/2023/05/6-23-150x150.jpg" text:style-name="Internet_20_link" text:visited-style-name="Visited_20_Internet_20_Link">
6-23-150x150.jpg</text:a>
']</text:p>
      <text:p text:style-name="P4">
标签: ['СЕРГІЙ НАЄВ']</text:p>
      <text:p text:style-name="P4">
类别: News</text:p>
      <!--METADATA-->
      <text:p text:style-name="P4">
<draw:frame draw:style-name="fr1" draw:name="Image300" text:anchor-type="as-char" svg:width="6.9236in" svg:height="4.615733in" draw:z-index="0">
<draw:image xlink:href="../Images/AРМІЯINFORM/2023-05-10T76-00-00-04-00/golovna-40.jpg" xlink:type="simple" xlink:show="embed" xlink:actuate="onLoad" draw:mime-type="image/jpeg"/>
</draw:frame>
_ DO加强将成为北部运营区任务的单位的统一防空系统，另一方 - 摩托车射击组被转移了。</text:p>
      <text:p text:style-name="P4">
_他们将执行什么任务？ 北部独特需求的可靠性如何？ 但是，谁帮助乌克兰的武装部队为移动消防集团提供了汽车。 通讯AncormentArmiain Forrew。</text:p>
      <text:h text:style-name="P12" text:outline-level="3">
<text:span text:style-name="T4">
<text:span text:style-name="T4">
在北部运营区，有150多个移动消防小组</text:span>
</text:span>
</text:h>
      <ul>
        <li>
今天，我们将其传递给我们的单位，该单位在Sumy和Kiev指示下执行任务，移动消防小组配备了邪恶的机枪。 在大多数情况下，这些移动射击组织将能够处理震惊，侦察无人飞机。 此外，最准备好的船员将能够与火箭战斗。 我们这样做是为了使乌克兰的保护性乌克兰人最大化 - 美国乌克兰武装部队Lenantanturgiy Naev的指挥官。</li>
      </ul>
      <text:p text:style-name="P4">
<draw:frame draw:style-name="fr1" draw:name="Image301" text:anchor-type="as-char" svg:width="6.9236in" svg:height="4.615733in" draw:z-index="0">
<draw:image xlink:href="../Images/AРМІЯINFORM/2023-05-10T76-00-00-04-00/nayev.jpg" xlink:type="simple" xlink:show="embed" xlink:actuate="onLoad" draw:mime-type="image/jpeg"/>
</draw:frame>
据他介绍，北部运营区有150多个移动小组运营：</text:p>
      <ul>
        <li>
他们加强了配备了空军和陆军，国民警卫队，国家边防部队服务的防空导弹综合大楼。 移动消防小组参与了单个防空系统。 每个指挥官都会有一个板块，以击败失败。 当反思进程的过程中，所有的力量和手段都将涉及，以最大程度地减少敌人能够击中乌克兰物体的手段的可能路线和指示。</li>
      </ul>
      <text:p text:style-name="P4">
这位军人亚历山大说，这种汽车在Bigimaximainally Mobile方面有所帮助。</text:p>
      <ul>
        <li>
设备仍将添加到这台机器中...现在情况有所改善，因为它们是带有墨西尔枪的机枪，有聚光灯，有热成像器。 指挥官为我们提供了导航，在计算机上，一切都清晰可见：目的是在哪里，如何和地点。 团队从指挥官那里快速提交。</li>
      </ul>
      <text:p text:style-name="P4">
<draw:frame draw:style-name="fr1" draw:name="Image302" text:anchor-type="as-char" svg:width="6.9236in" svg:height="4.615733in" draw:z-index="0">
<draw:image xlink:href="../Images/AРМІЯINFORM/2023-05-10T76-00-00-04-00/oleksandr.jpg" xlink:type="simple" xlink:show="embed" xlink:actuate="onLoad" draw:mime-type="image/jpeg"/>
</draw:frame>
亚历山大于2022年2月24日来到武装部队：</text:p>
      <ul>
        <li>
在民间生活中，我是公司的董事。 他从事批发贸易材料。 从我的公司那里，一些人也参加了军队。 - 因为在这里很快完成了一切。 有必要在雨中和雪下降时离开。最主要的是这样的人渴望做到这一切。</li>
      </ul>
      <text:p text:style-name="P4">
<text:a xlink:type="simple" xlink:href="https://armyinform.com.ua/wp-content/uploads/2023/05/1-49.jpg" text:style-name="Internet_20_link" text:visited-style-name="Visited_20_Internet_20_Link">
!(Images/AРМІЯINFORM/2023-05-10T76-00-00-04-00/1-49-150x150.jpg)</text:a>
</text:p>
      <text:p text:style-name="P4">
<text:a xlink:type="simple" xlink:href="https://armyinform.com.ua/wp-content/uploads/2023/05/2-44.jpg" text:style-name="Internet_20_link" text:visited-style-name="Visited_20_Internet_20_Link">
<draw:frame draw:style-name="fr1" draw:name="Image303" text:anchor-type="as-char" svg:width="6.9236in" svg:height="6.9236in" draw:z-index="0">
<draw:image xlink:href="../Images/AРМІЯINFORM/2023-05-10T76-00-00-04-00/2-44-150x150.jpg" xlink:type="simple" xlink:show="embed" xlink:actuate="onLoad" draw:mime-type="image/jpeg"/>
</draw:frame>
</text:a>
</text:p>
      <text:p text:style-name="P4">
<text:a xlink:type="simple" xlink:href="https://armyinform.com.ua/wp-content/uploads/2023/05/3-43.jpg" text:style-name="Internet_20_link" text:visited-style-name="Visited_20_Internet_20_Link">
<draw:frame draw:style-name="fr1" draw:name="Image304" text:anchor-type="as-char" svg:width="6.9236in" svg:height="6.9236in" draw:z-index="0">
<draw:image xlink:href="../Images/AРМІЯINFORM/2023-05-10T76-00-00-04-00/3-43-150x150.jpg" xlink:type="simple" xlink:show="embed" xlink:actuate="onLoad" draw:mime-type="image/jpeg"/>
</draw:frame>
</text:a>
### <text:span text:style-name="T4">
“我们很乐意将这些机器传递给我们的军队，以保护纳什伯” </text:span>
</text:p>
      <text:p text:style-name="P4">
国际汽车运营商协会基辅地区委员会成员(仪器)阿纳托利·萨卡夫斯基(Anatoly Sachavsky)说，ASMAP呼吁Krykivshchyna的载体筹集资金以购买皮卡。</text:p>
      <ul>
        <li>
今天，我们很乐意将这些机器传递给我们的军队，以保护我们的天空，并有机会更方便地移动。 我们的协会已经很长时间，并继续通过汽车协助军队。 我们的承运人还传给了军队及其卡车。 因此，今天的活动并不少见。 我们的每个运营商都为这项业务做出了贡献。 我们随时准备回应，让军队来找我们，我们正在建设。 为了早日胜利。</li>
      </ul>
      <text:p text:style-name="P4">
<text:a xlink:type="simple" xlink:href="https://armyinform.com.ua/wp-content/uploads/2023/05/4-39.jpg" text:style-name="Internet_20_link" text:visited-style-name="Visited_20_Internet_20_Link">
!(Images/AРМІЯINFORM/2023-05-10T76-00-00-04-00/4-39-150x150.jpg)</text:a>
</text:p>
      <text:p text:style-name="P4">
<text:a xlink:type="simple" xlink:href="https://armyinform.com.ua/wp-content/uploads/2023/05/5-29.jpg" text:style-name="Internet_20_link" text:visited-style-name="Visited_20_Internet_20_Link">
<draw:frame draw:style-name="fr1" draw:name="Image305" text:anchor-type="as-char" svg:width="6.9236in" svg:height="6.9236in" draw:z-index="0">
<draw:image xlink:href="../Images/AРМІЯINFORM/2023-05-10T76-00-00-04-00/5-29-150x150.jpg" xlink:type="simple" xlink:show="embed" xlink:actuate="onLoad" draw:mime-type="image/jpeg"/>
</draw:frame>
</text:a>
</text:p>
      <text:p text:style-name="P4">
<text:a xlink:type="simple" xlink:href="https://armyinform.com.ua/wp-content/uploads/2023/05/6-23.jpg" text:style-name="Internet_20_link" text:visited-style-name="Visited_20_Internet_20_Link">
<draw:frame draw:style-name="fr1" draw:name="Image306" text:anchor-type="as-char" svg:width="6.9236in" svg:height="6.9236in" draw:z-index="0">
<draw:image xlink:href="../Images/AРМІЯINFORM/2023-05-10T76-00-00-04-00/6-23-150x150.jpg" xlink:type="simple" xlink:show="embed" xlink:actuate="onLoad" draw:mime-type="image/jpeg"/>
</draw:frame>
</text:a>
乌克兰武装部队司令塞尔吉·纳耶(Sergiy Nayev)中尉说，世界尚未遇到如此多的空中和火箭袭击：</text:p>
      <ul>
        <li>
但是我们试图发明一种方法，使敌人无法提高敌人的效率。 乌克兰防空系统是为了保护我们的同胞和关键基础设施。 就我们而言，我们将吸引国内防空导弹综合大楼的模型样本，以及我们从外国合作伙伴那里获得的帮助以改善亲高级防御系统。</li>
      </ul>
      <text:p text:style-name="P4">
谢尔盖·纳夫(Sergey Naev)中将补充说，北部运营区涉及许多防空样品。<text:span text:style-name="T5">
photo作者</text:span>
</text:p>
      <text:p text:style-name="P4">
News Source: <text:a xlink:type="simple" xlink:href="https://armyinform.com.ua/2023/05/10/pidrozdilam-pivnichnoyi-operaczijnoyi-zony-peredaly-chergovu-partiyu-mobilnyh-vognevyh-grup/" text:style-name="Internet_20_link" text:visited-style-name="Visited_20_Internet_20_Link">
https://armyinform.com.ua/2023/05/10/pidrozdilam-pivnichnoyi-operaczijnoyi-zony-peredaly-chergovu-partiyu-mobilnyh-vognevyh-grup/</text:a>
</text:p>
      <!--NEWS-->
      <text:h text:style-name="P10" text:outline-level="1">
<text:span text:style-name="T4">
Dmytro Kuleba与荷兰乌克兰外交部长转移到乌克兰F-16和北约峰会</text:span>
</text:h>
      <text:p text:style-name="P4">
作者: ['АРМІЯINFORM']</text:p>
      <text:p text:style-name="P4">
时间: 2023-05-10T77:00:00-04:00</text:p>
      <text:p text:style-name="P4">
描述: 乌克兰德米特罗·库莱巴（Dmitro Kuleba）的执法人员主要是拉丁人（Latinsky America）的小屋……与乌克兰2022年的战争，与乌克兰的最新新闻，今天与乌克兰的新闻战争，今天与乌克兰2022年的战争，今天，乌克兰之间会发生战争，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fvwcc9cwyae-a5f.jpg" text:style-name="Internet_20_link" text:visited-style-name="Visited_20_Internet_20_Link">
fvwcc9cwyae-a5f.jpg</text:a>
']</text:p>
      <text:p text:style-name="P4">
标签: ['F-16', 'ДМИТРО КУЛЕБА', 'КОРОЛІВСТВО НІДЕРЛАНДІВ']</text:p>
      <text:p text:style-name="P4">
类别: News</text:p>
      <!--METADATA-->
      <text:p text:style-name="P4">
<draw:frame draw:style-name="fr1" draw:name="Image307" text:anchor-type="as-char" svg:width="6.9236in" svg:height="5.1927in" draw:z-index="0">
<draw:image xlink:href="../Images/AРМІЯINFORM/2023-05-10T77-00-00-04-00/fvwcc9cwyae-a5f.jpg" xlink:type="simple" xlink:show="embed" xlink:actuate="onLoad" draw:mime-type="image/jpeg"/>
</draw:frame>
乌克兰德米特里·库莱布(Dmitry Kuleb)的外交大臣在前往拉丁美洲的途中与荷兰外交部Vopke Hucst负责人。</text:p>
      <text:p text:style-name="P4">
他说](https://twitter.com/DmytroKuleba/status/1656230054186164224)推特。</text:p>
      <text:p text:style-name="P4">
“在去危地马拉的路上，我没有错过与古斯特拉的真正朋友会面的机会。 在乌克兰总统访问荷兰之后，我们将搬到FF-16，北约峰会和新武器供应。”他的帖子写道。</text:p>
      <text:p text:style-name="P4">
我们将提醒，上周，乌克兰总统访问荷兰的少女马克·鲁特(Mark Rutte)<text:a xlink:type="simple" xlink:href="https://armyinform.com.ua/2023/05/04/belgiya-ta-niderlandy-pidtverdyly-svoyu-nepohytnist-u-pidtrymczi-ukrayiny/" text:style-name="Internet_20_link" text:visited-style-name="Visited_20_Internet_20_Link">
保证</text:a>
他们将根据需要支持乌克兰，并将继续提供强大的军事和国防支持。</text:p>
      <text:p text:style-name="P4">
News Source: <text:a xlink:type="simple" xlink:href="https://armyinform.com.ua/2023/05/10/dmytro-kuleba-obgovoryv-z-glavoyu-mzs-niderlandiv-peredachu-ukrayini-f-16-ta-samit-nato/" text:style-name="Internet_20_link" text:visited-style-name="Visited_20_Internet_20_Link">
https://armyinform.com.ua/2023/05/10/dmytro-kuleba-obgovoryv-z-glavoyu-mzs-niderlandiv-peredachu-ukrayini-f-16-ta-samit-nato/</text:a>
</text:p>
      <!--NEWS-->
      <text:h text:style-name="P10" text:outline-level="1">
<text:span text:style-name="T4">
在Bakhmut的方向上，占领者损失了大约100人 -  Sergey Cherevaty</text:span>
</text:h>
      <text:p text:style-name="P4">
作者: ['Ігор Березинський']</text:p>
      <text:p text:style-name="P4">
时间: 2023-05-10T78:00:00-04:00</text:p>
      <text:p text:style-name="P4">
描述: 绝不，Peni Rosieco Brigades的硝酸蛇Pid Bakhmut并不确定...与乌克兰2022年的战争，与乌克兰的战争是今天的最新消息，今天与乌克兰2022年的战争是今天的最后一场，将是今天的最后一场。他们说，无论是否有一年的战争，与乌克兰之间的战争与乌克兰之间的战争是一场战争乌克兰媒体的新闻在俄罗斯</text:p>
      <text:p text:style-name="P4">
图片: ['<text:a xlink:type="simple" xlink:href="https://armyinform.com.ua/wp-content/uploads/2023/04/bahmut-3.jpg" text:style-name="Internet_20_link" text:visited-style-name="Visited_20_Internet_20_Link">
bahmut-3.jpg</text:a>
']</text:p>
      <text:p text:style-name="P4">
标签: ['БАХМУТ', 'ВТОРГНЕННЯ РФ', 'СЕРГІЙ ЧЕРЕВАТИЙ']</text:p>
      <text:p text:style-name="P4">
类别: News</text:p>
      <!--METADATA-->
      <text:p text:style-name="P4">
<draw:frame draw:style-name="fr1" draw:name="Image308" text:anchor-type="as-char" svg:width="6.9236in" svg:height="3.894525in" draw:z-index="0">
<draw:image xlink:href="../Images/AРМІЯINFORM/2023-05-10T78-00-00-04-00/bahmut-3.jpg" xlink:type="simple" xlink:show="embed" xlink:actuate="onLoad" draw:mime-type="image/jpeg"/>
</draw:frame>
最近，媒体报道了乌克兰捍卫者Podbakhmut摧毁了俄罗斯旅的占领者。</text:p>
      <ul>
        <li>
不幸的是，并非整个旅都摧毁了我们的军队，严重影响了2个嘴。这表明，如果我们有一定的机会，我们有义务在框架中采取反击行动。 总共有524次炮击，28架战斗冲突，10架飞机，203架被摧毁，216人受伤，5架被捕获。 也销毁了11个BMP，2个APC，轻型火炮拖拉机，6个带有弹药I1 BPC的田间仓库。 目前，这里的情况仍然很困难，敌人在以前试图控制，但就我们而言，局势受到控制，与此同时，我们对敌人造成了必不可少的伤亡。”武装部队的发言人Sergey Cherevaty在“ One News”的广播中说。</li>
      </ul>
      <text:p text:style-name="P4">
据该官员称，入侵者朝这个方向损失了大约100人，最近以及更多的人没有补给Isrose Prison的来源。 这里的“ Wagnerivs”是攻击性的多数，蛋白质攻击不是完全准备好的单元，不要应付其任务和撤退。 而且，敌人越来越吸引其监管部队的部队。</text:p>
      <ul>
        <li>
在Lyman-Kupyansk的方向中，敌人的活跃较低，有3次战斗，555个炮击，各种卡利柜，12架飞机，59次占领，96人受伤，1人被俘虏。 在这里也被摧毁了登陆的战斗机的第一架，2个BMP和1个UAV“ Orlan-10”，总结了Sergiycheriev。</li>
      </ul>
      <text:p text:style-name="P4">
News Source: <text:a xlink:type="simple" xlink:href="https://armyinform.com.ua/2023/05/10/na-bahmutskomu-napryamku-okupanty-shhodoby-vtrachayut-blyzko-100-vbytymy-sergij-cherevatyj/" text:style-name="Internet_20_link" text:visited-style-name="Visited_20_Internet_20_Link">
https://armyinform.com.ua/2023/05/10/na-bahmutskomu-napryamku-okupanty-shhodoby-vtrachayut-blyzko-100-vbytymy-sergij-cherevatyj/</text:a>
</text:p>
      <!--NEWS-->
      <text:h text:style-name="P10" text:outline-level="1">
<text:span text:style-name="T4">
在莫斯科，有一个“普京的恐惧和恐惧” -Alexei Danilov</text:span>
</text:h>
      <text:p text:style-name="P4">
作者: ['АРМІЯINFORM']</text:p>
      <text:p text:style-name="P4">
时间: 2023-05-10T79:00:00-04:00</text:p>
      <text:p text:style-name="P4">
描述: Moskvy是Yaki Trivov的雇用游行，40 Hwilin-“我担心的游行重叠...与乌克兰2022年的战争，与乌克兰的最新新闻，今天与乌克兰的新闻战争，今天与乌克兰的新闻战争，今天将在乌克兰和俄罗斯和俄罗斯和俄罗斯和俄罗斯和俄罗斯和俄罗斯之间发生战争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АГРЕСІЯ РФ', 'ОЛЕКСІЙ ДАНІЛОВ', 'РНБО УКРАЇНИ']</text:p>
      <text:p text:style-name="P4">
类别: News</text:p>
      <!--METADATA-->
      <text:p text:style-name="P4">
<draw:frame draw:style-name="fr1" draw:name="Image309" text:anchor-type="as-char" svg:width="6.9236in" svg:height="4.330592in" draw:z-index="0">
<draw:image xlink:href="../Images/AРМІЯINFORM/2023-05-10T79-00-00-04-00/4e613a013471eaae1b3aad63a09477f8.jpeg" xlink:type="simple" xlink:show="embed" xlink:actuate="onLoad" draw:mime-type="image/jpeg"/>
</draw:frame>
Alexei Danilov</text:p>
      <text:p text:style-name="P4">
在莫斯科，最短的游行持续了40分钟 - “对普京的恐惧的游行”。</text:p>
      <text:p text:style-name="P4">
这是由乌克兰阿列克谢丹尼洛夫国家安全与国防委员会部长所说的，<text:a xlink:type="simple" xlink:href="https://www.rnbo.gov.ua/ua/Diialnist/6316.html" text:style-name="Internet_20_link" text:visited-style-name="Visited_20_Internet_20_Link">
报告</text:a>
乌克兰的Appratrnbo。</text:p>
      <text:p text:style-name="P4">
他还指出，5月9日，俄罗斯人到普京的萨克拉人无法在前线取得任何成功。</text:p>
      <text:p text:style-name="P4">
在回答有关乌克兰秘书处的乌克兰反犯罪问题的问题时，乌克兰的秘书还指出，乌克兰总统将由最高指挥官-in -in -in -in -in -in -In -In -in -In -In -In -In -In -In -In -In thementers批准。</text:p>
      <text:p text:style-name="P4">
根据Alexei Danilov的说法，“有几种选择，它们都经历了，并且取决于将在一次或另一次形成的情况下，将做出某些决定。”</text:p>
      <text:p text:style-name="P4">
同时，他指出，我们的社会和武装部队已经证明了它的重新联系，毫无疑问，乌克兰一定会赢得俄罗斯。</text:p>
      <text:p text:style-name="P4">
News Source: <text:a xlink:type="simple" xlink:href="https://armyinform.com.ua/2023/05/10/u-moskvi-vidbuvsya-parad-perelyaku-i-strahu-putina-oleksij-danilov/" text:style-name="Internet_20_link" text:visited-style-name="Visited_20_Internet_20_Link">
https://armyinform.com.ua/2023/05/10/u-moskvi-vidbuvsya-parad-perelyaku-i-strahu-putina-oleksij-danilov/</text:a>
</text:p>
      <!--NEWS-->
      <text:h text:style-name="P10" text:outline-level="1">
<text:span text:style-name="T4">
协调总部仅提供有关失踪人员的确认信息</text:span>
</text:h>
      <text:p text:style-name="P4">
作者: ['АРМІЯINFORM']</text:p>
      <text:p text:style-name="P4">
时间: 2023-05-10T80:00:00-04:00</text:p>
      <text:p text:style-name="P4">
描述: Norda -Conformatzi关于OSB，Yaki抑制了Nzlima缺乏易腐的，不给Rang the Rang，...与乌克兰2022的战争，与乌克兰的战争是今天的最新消息，今天与乌克兰的新闻战2022是最后一场新闻今天，乌克兰与俄罗斯之间的战争以及2022年与乌克兰的战争将在不久的将来与乌克兰发生战争，他们说，今天与乌克兰与乌克兰的战争，乌克兰今天的新闻，乌克兰新闻在乌克兰媒体的俄罗斯人</text:p>
      <text:p text:style-name="P4">
图片: ['<text:a xlink:type="simple" xlink:href="https://armyinform.com.ua/wp-content/uploads/2023/05/photo_5393096473043912864_y.jpg" text:style-name="Internet_20_link" text:visited-style-name="Visited_20_Internet_20_Link">
photo_5393096473043912864_y.jpg</text:a>
']</text:p>
      <text:p text:style-name="P4">
标签: ['БЕЗВІСТИ ЗНИКЛІ', 'КООРДИНАЦІЙНИЙ ШТАБ З ПИТАНЬ ПОВОДЖЕННЯ З ВІЙСЬКОВОПОЛОНЕНИМИ']</text:p>
      <text:p text:style-name="P4">
类别: News</text:p>
      <!--METADATA-->
      <text:p text:style-name="P4">
<draw:frame draw:style-name="fr1" draw:name="Image310" text:anchor-type="as-char" svg:width="6.9236in" svg:height="4.615733in" draw:z-index="0">
<draw:image xlink:href="../Images/AРМІЯINFORM/2023-05-10T80-00-00-04-00/photo_5393096473043912864_y.jpg" xlink:type="simple" xlink:show="embed" xlink:actuate="onLoad" draw:mime-type="image/jpeg"/>
</draw:frame>
由于敌人经常诉诸于操纵，因此提供了有关被认为缺失的人的未经证实的信息。</text:p>
      <text:p text:style-name="P4">
关于这个<text:a xlink:type="simple" xlink:href="https://t.me/Koord_shtab/1027" text:style-name="Internet_20_link" text:visited-style-name="Visited_20_Internet_20_Link">
一个正在说话</text:a>
在与一个独立的飞行器旅的家人的会面上，在追求囚犯的辩护总部。</text:p>
      <text:p text:style-name="P4">
国家警察代表强调，调查人员没有从囚禁中返回人们。</text:p>
      <text:p text:style-name="P4">
“调查人员采取优先调查行动。 他们接受消失的声明，向医疗机构和寄养人员发送请求。 然后，检察官办公室确定了研究，随着新信息可能会随着时间的流逝而出现，新调查员会重新提出要求。 如果在光束上有DNA符号的巧合，则将亲戚报告到同一天。”他说。</text:p>
      <text:p text:style-name="P4">
国家警察代表强调，调查人员无法寻找正在进行战斗的蜘蛛网。</text:p>
      <text:p text:style-name="P4">
在特殊情况下失踪的失踪人员的顾问说，来自占领地区的尸体是由于口译员和与俄罗斯一方的交流以及其他措施而返回的。</text:p>
      <text:p text:style-name="P4">
“返回后的身体进行识别。 目前，DNA检查了大约一个半到两个月。 如果他们认为，亲戚在敌人的遗址上认识到他们的后卫的尸体，则有必要向调查员提出肖像检查。在某些情况下，三个家庭认为他们的后卫照片中的人。 ，在特殊情况和国家信息局中缺失。”他提出。</text:p>
      <text:p text:style-name="P4">
News Source: <text:a xlink:type="simple" xlink:href="https://armyinform.com.ua/2023/05/10/koordynaczijnyj-shtab-ne-nadaye-ridnym-nepidtverdzhenu-informacziyu-pro-znyklyh-bezvisty-osib/" text:style-name="Internet_20_link" text:visited-style-name="Visited_20_Internet_20_Link">
https://armyinform.com.ua/2023/05/10/koordynaczijnyj-shtab-ne-nadaye-ridnym-nepidtverdzhenu-informacziyu-pro-znyklyh-bezvisty-osib/</text:a>
</text:p>
      <!--NEWS-->
      <text:h text:style-name="P10" text:outline-level="1">
<text:span text:style-name="T4">
乌克兰部长的内阁已决定为国防需求采购</text:span>
</text:h>
      <text:p text:style-name="P4">
作者: ['АРМІЯINFORM']</text:p>
      <text:p text:style-name="P4">
时间: 2023-05-10T81:00:00-04:00</text:p>
      <text:p text:style-name="P4">
描述: 赞美Rishhennya的分离，Publichnichniki为国防购买的POSELITY ...与乌克兰2022年的战争，与乌克兰的最新新闻，今天与乌克兰2022年的新闻战争，今天上次与乌克兰的新闻战争，乌克兰和俄罗斯和俄罗斯之间的战争是否会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19/10/uryad-1-e1638886488113.jpg" text:style-name="Internet_20_link" text:visited-style-name="Visited_20_Internet_20_Link">
uryad-1-e1638886488113.jpg</text:a>
']</text:p>
      <text:p text:style-name="P4">
标签: ['PROZORRO', 'КАБІНЕТ МІНІСТРІВ УКРАЇНИ', 'ПУБЛІЧНІ ЗАКУПІВЛІ', 'ХАРЧУВАННЯ']</text:p>
      <text:p text:style-name="P4">
类别: News</text:p>
      <!--METADATA-->
      <text:p text:style-name="P4">
<draw:frame draw:style-name="fr1" draw:name="Image311" text:anchor-type="as-char" svg:width="6.9236in" svg:height="3.964969in" draw:z-index="0">
<draw:image xlink:href="../Images/AРМІЯINFORM/2023-05-10T81-00-00-04-00/uryad-1-e1638886488113.jpg" xlink:type="simple" xlink:show="embed" xlink:actuate="onLoad" draw:mime-type="image/jpeg"/>
</draw:frame>
政府已做出决定，以提高为乌克兰武装部队的国防采购的透明度和宣传，将促进竞争并减少该国预算的营养服务。</text:p>
      <text:p text:style-name="P4">
关于它<text:a xlink:type="simple" xlink:href="https://www.kmu.gov.ua/news/posylyly-prozorist-ta-konkurentsiiu-uriad-ukhvalyv-rishennia-shchodo-zakupivel-dlia-potreb-oborony" text:style-name="Internet_20_link" text:visited-style-name="Visited_20_Internet_20_Link">
告知</text:a>
政府门户。</text:p>
      <text:p text:style-name="P4">
该决定批准了在实施食品的过程中确定采购主题的程序，为乌克兰武装部队人员提供食品套装，食品和食品服务的服务。</text:p>
      <text:p text:style-name="P4">
该订单的主要规定是购买食物，就像相关服务成本的情况下一样(特别是食品组织，令人耳目一新)超过产品本身的成本。 国家政府还可以将采购类型确定为服务，在教育机构和某些军事部门中的粮食供应情况下，英国不提供厨师的存在，或者他们的参与是由于客观原因是不可能的。</text:p>
      <text:p text:style-name="P4">
_“我们放弃购买损害自己的服务的系统，然后去购买商品。 购买服务将保留在未成年人中，并将主要针对军事大学进行，真正提供了用于烹饪的退化器。</text:p>
      <text:p text:style-name="P4">
此外，通过在Prozorro系统中使用已安排的购买以及在采购公告之前，报纸提交的信息列表，可以通过购买安排的购买来解锁该决定。</text:p>
      <text:p text:style-name="P4">
政府还提供了有关客户对透明度采购透明度的法律的发布信息的条款，以便州客户不必报告两次。关于未在不使用电子采购系统的未来缔结的未来采购协议，但人事服务购买的商品的成本等于或<text:span text:style-name="T4">
超过uah uh二万千万，并且工作 -  uah uah 150万</text:span>
，国家服务必须发布，结论后的<text:span text:style-name="T4">
 10 </text:span>
工作日内有关它们的信息。 此类报告中的相关合同必须在戒严令结束后的<text:span text:style-name="T4">
 90 </text:span>
内公布。</text:p>
      <text:p text:style-name="P4">
决策不适用于购买国防的商品，工程和服务，这些货物，工程和服务构成了国家机密，以及购买武器，军事特殊设备，弹药及其开发，维修，武器现代化的组件和服务以及特殊设备，弹药及其组件。</text:p>
      <text:p text:style-name="P4">
News Source: <text:a xlink:type="simple" xlink:href="https://armyinform.com.ua/2023/05/10/kabinet-ministriv-ukrayiny-uhvalyv-rishennya-shhodo-zakupivel-dlya-potreb-oborony/" text:style-name="Internet_20_link" text:visited-style-name="Visited_20_Internet_20_Link">
https://armyinform.com.ua/2023/05/10/kabinet-ministriv-ukrayiny-uhvalyv-rishennya-shhodo-zakupivel-dlya-potreb-oborony/</text:a>
</text:p>
      <!--NEWS-->
      <text:h text:style-name="P10" text:outline-level="1">
<text:span text:style-name="T4">
空军指挥官签署了轻率的导弹作为礼物</text:span>
</text:h>
      <text:p text:style-name="P4">
作者: ['АРМІЯINFORM']</text:p>
      <text:p text:style-name="P4">
时间: 2023-05-10T82:00:00-04:00</text:p>
      <text:p text:style-name="P4">
描述: Zbroyshanya的总司令Mikola Oleshchuk中尉在一次...与乌克兰2022年的战争，与乌克兰与乌克兰的最新消息，今天与乌克兰的新闻战争，今天与乌克兰的新闻战争，今天将在乌克兰和俄罗斯之间发生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5/mykola-oleshhuk-rakety.jpg" text:style-name="Internet_20_link" text:visited-style-name="Visited_20_Internet_20_Link">
mykola-oleshhuk-rakety.jpg</text:a>
']</text:p>
      <text:p text:style-name="P4">
标签: ['AGM-88 HARM', 'МИКОЛА ОЛЕЩУК', 'ПС ЗСУ', 'РАКЕТИ']</text:p>
      <text:p text:style-name="P4">
类别: News</text:p>
      <!--METADATA-->
      <text:p text:style-name="P4">
<draw:frame draw:style-name="fr1" draw:name="Image312" text:anchor-type="as-char" svg:width="6.9236in" svg:height="5.826792in" draw:z-index="0">
<draw:image xlink:href="../Images/AРМІЯINFORM/2023-05-10T82-00-00-04-00/mykola-oleshhuk-rakety.jpg" xlink:type="simple" xlink:show="embed" xlink:actuate="onLoad" draw:mime-type="image/jpeg"/>
</draw:frame>
乌克兰中尉米尔什丘纳(Mykola Oleshchukna)武装部队空军的指挥官与我们的战斗飞行员遇到了一家运营机场。</text:p>
      <text:p text:style-name="P4">
他<text:a xlink:type="simple" xlink:href="https://t.me/MykolaOleshchuk/47" text:style-name="Internet_20_link" text:visited-style-name="Visited_20_Internet_20_Link">
报告</text:a>
在他的电报频道中。</text:p>
      <text:p text:style-name="P4">
“他感谢泰坦尼克号的工作，即飞行员每天在乌克兰的NEB中进行。 一起讨论了所有紧急问题，有前途的问题!”  - 写Nicholas Oleshchuk。</text:p>
      <text:p text:style-name="P4">
他还报道说：“以良好的传统，他签署了美国Prodoloclocation Rocket Harm的占领者!我的信息是部分审查制度，但我希望他们已经完全阅读了，也许不是所有人……”</text:p>
      <text:p text:style-name="P4">
空军指挥官表达了信心，一段时间后，这些火箭将在美国战斗机上签署。 “你可以英语!”  - 中尉奥尔什丘克中尉。</text:p>
      <text:p text:style-name="P4">
他感谢乌克兰飞行员和所有提供航班的人。</text:p>
      <text:p text:style-name="P4">
News Source: <text:a xlink:type="simple" xlink:href="https://armyinform.com.ua/2023/05/10/komanduvach-povitryanyh-syl-pidpysav-rakety-v-podarunok-rashystam/" text:style-name="Internet_20_link" text:visited-style-name="Visited_20_Internet_20_Link">
https://armyinform.com.ua/2023/05/10/komanduvach-povitryanyh-syl-pidpysav-rakety-v-podarunok-rashystam/</text:a>
</text:p>
      <!--NEWS-->
      <text:h text:style-name="P10" text:outline-level="1">
<text:span text:style-name="T4">
敌人的新精密火箭武器的生产没有迅速增加-Andriy Yusov</text:span>
</text:h>
      <text:p text:style-name="P4">
作者: ['Ігор Березинський']</text:p>
      <text:p text:style-name="P4">
时间: 2023-05-10T83:00:00-04:00</text:p>
      <text:p text:style-name="P4">
描述: 在Rosiysk Telegram频道上，Informasia受到了崇拜，Koo Nibito Ukrainian非Pilotniki ...与乌克兰2022年的战争，与乌克兰的最新新闻，今天与乌克兰2022年的新闻战争，乌克兰和俄罗斯和俄罗斯和俄罗斯和俄罗斯和俄罗斯和俄罗斯和俄罗斯之间的战争都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2023-05-04-11.39.59.jpg" text:style-name="Internet_20_link" text:visited-style-name="Visited_20_Internet_20_Link">
2023-05-04-11.39.59.jpg</text:a>
']</text:p>
      <text:p text:style-name="P4">
标签: ['АНДРІЙ ЮСОВ', 'ВИСОКОТОЧНЕ ОЗБРОЄННЯ', 'ГУР МОУ']</text:p>
      <text:p text:style-name="P4">
类别: News</text:p>
      <!--METADATA-->
      <text:p text:style-name="P4">
<draw:frame draw:style-name="fr1" draw:name="Image313" text:anchor-type="as-char" svg:width="6.9236in" svg:height="4.615733in" draw:z-index="0">
<draw:image xlink:href="../Images/AРМІЯINFORM/2023-05-10T83-00-00-04-00/2023-05-04-11.39.59.jpg" xlink:type="simple" xlink:show="embed" xlink:actuate="onLoad" draw:mime-type="image/jpeg"/>
</draw:frame>
安德里·尤索夫(Andriy Yusov)。 照片：Dmitryurchenko /陆军</text:p>
      <text:p text:style-name="P4">
在俄罗斯电报中，信息传播了据称乌克兰休闲人物试图攻击莫斯科。</text:p>
      <ul>
        <li>
一再反复表明，我们的目标是军事物体。 俄罗斯人的主要危险来自他们对泰西尔集团的政权，他们需要提高无情人口的毫无价值的状态，这会默默地看见宣传，但我们看不到志愿者的排队来补充“ 200”种族主义者的“ 200”种族主义者乌克兰。 昨天，我们看到了“胜利”的绝对可悲游行，也就是说，没有胜利，没有胜利。他们没有实现自己的目标。 在这种背景下，当无话可说，没有什么可说明的话，他们会感到恐惧，这是乌克兰·尤索夫国防部主要智力局的代表在Telebovina Telvarana的空中说。</li>
      </ul>
      <text:p text:style-name="P4">
正如他指出的那样，敌人总是准备几种实施情况，其中之一是挑衅他自己的平民。 在现代的俄罗斯政权中，有一些力量知道，为了保护其未来的肌肉，有必要以任何方式与普京的政权作斗争，现在有。 对于俄罗斯，应事先确定肇事者，建议在其中忽略肇事者。 因此，Shoigu，Gerasimov和Prigogine现在被确定了 - 谁会有罪。</text:p>
      <ul>
        <li>
该地区的新精密火箭武器的生产没有迅速增加，他们一直在寻找制裁。 但是，对制裁的参考，尤其是遵守已经通过的制裁的参考文献是乌克兰和国际联盟一直在运作，但是一定的产量仍然存在数十个月。 同时，威胁边境领土的C-300等火箭武器有股票，尽管“匕首”和“ Calibra”已经处于关键边界-Saysays-Says-Says-says-Andrey Yusov。</li>
      </ul>
      <text:p text:style-name="P4">
News Source: <text:a xlink:type="simple" xlink:href="https://armyinform.com.ua/2023/05/10/naroshhennya-vyrobnycztva-novogo-vysokotochnogo-raketnogo-ozbroyennya/" text:style-name="Internet_20_link" text:visited-style-name="Visited_20_Internet_20_Link">
https://armyinform.com.ua/2023/05/10/naroshhennya-vyrobnycztva-novogo-vysokotochnogo-raketnogo-ozbroyennya/</text:a>
</text:p>
      <!--NEWS-->
      <text:h text:style-name="P10" text:outline-level="1">
<text:span text:style-name="T4">
联合部队的指挥继续照顾瓦迪姆·贝萨布（Vadim Bessarab）的健康</text:span>
</text:h>
      <text:p text:style-name="P4">
作者: ['АРМІЯINFORM']</text:p>
      <text:p text:style-name="P4">
时间: 2023-05-10T84:00:00-04:00</text:p>
      <text:p text:style-name="P4">
描述: ZS乌克兰人的部队的指挥，由Yunak Vadim的健康人犹豫...与乌克兰2022年的战争，与乌克兰的最新消息，今天与乌克兰的新闻战争，乌克兰2022年的新闻战争，今天将在乌克兰和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1-50.jpg" text:style-name="Internet_20_link" text:visited-style-name="Visited_20_Internet_20_Link">
1-50.jpg</text:a>
', '<text:a xlink:type="simple" xlink:href="https://armyinform.com.ua/wp-content/uploads/2023/05/2-45-150x150.jpg" text:style-name="Internet_20_link" text:visited-style-name="Visited_20_Internet_20_Link">
2-45-150x150.jpg</text:a>
', '<text:a xlink:type="simple" xlink:href="https://armyinform.com.ua/wp-content/uploads/2023/05/3-44-150x150.jpg" text:style-name="Internet_20_link" text:visited-style-name="Visited_20_Internet_20_Link">
3-44-150x150.jpg</text:a>
']</text:p>
      <text:p text:style-name="P4">
标签: ['ДОНЕЧЧИНА', 'КОМАНДУВАННЯ ОБ’ЄДНАНИХ СИЛ ЗСУ', 'МЕДИЧНА ДОПОМОГА']</text:p>
      <text:p text:style-name="P4">
类别: News</text:p>
      <!--METADATA-->
      <text:p text:style-name="P4">
<draw:frame draw:style-name="fr1" draw:name="Image314" text:anchor-type="as-char" svg:width="6.9236in" svg:height="5.1927in" draw:z-index="0">
<draw:image xlink:href="../Images/AРМІЯINFORM/2023-05-10T84-00-00-04-00/1-50.jpg" xlink:type="simple" xlink:show="embed" xlink:actuate="onLoad" draw:mime-type="image/jpeg"/>
</draw:frame>
**乌克兰武装部队联合部队的指挥继续照顾Yunnavaadim Bessarab的健康。</text:p>
      <text:p text:style-name="P4">
关于它<text:a xlink:type="simple" xlink:href="https://www.facebook.com/JointForcesCommandAFU/posts/pfbid0PdJpVwLV4QcUnsehNo9jLww63ESddtzMzF8u14zsTZDovuXZj7n1xRXktGctn2dzl" text:style-name="Internet_20_link" text:visited-style-name="Visited_20_Internet_20_Link">
报告</text:a>
命令按服务。</text:p>
      <text:p text:style-name="P4">
由于俄罗斯联邦的全面武装侵略，这家伙受伤了。 他受伤，在自己家的院子里走路。</text:p>
      <text:p text:style-name="P4">
瓦迪姆(Vadim)获得了乌克兰军人的第一份医疗援助，这些军人被炸毁到当地医院。 随后，区域中心前线儿童医院的创伤部门的医生在瓦迪姆(Vadim)经营。后来，受害者遭受了更复杂的手术干预措施。</text:p>
      <ul>
        <li>
当我们被告知治疗将是困难和长期持久时，我转向了武装部队联合部队的军事指挥。</li>
      </ul>
      <text:p text:style-name="P4">
瓦迪姆发生的不幸，直接回应了武装部队中尉谢尔盖·纳耶夫(Sergey Nayev)武装部队的总司令。 在其帮助下，购买了用于校正股骨变形的外部固定设备。</text:p>
      <text:p text:style-name="P4">
<text:a xlink:type="simple" xlink:href="https://armyinform.com.ua/wp-content/uploads/2023/05/2-45.jpg" text:style-name="Internet_20_link" text:visited-style-name="Visited_20_Internet_20_Link">
!(Images/AРМІЯINFORM/2023-05-10T84-00-00-04-00/2-45-150x150.jpg)</text:a>
</text:p>
      <text:p text:style-name="P4">
<text:a xlink:type="simple" xlink:href="https://armyinform.com.ua/wp-content/uploads/2023/05/3-44.jpg" text:style-name="Internet_20_link" text:visited-style-name="Visited_20_Internet_20_Link">
<draw:frame draw:style-name="fr1" draw:name="Image315" text:anchor-type="as-char" svg:width="6.9236in" svg:height="6.9236in" draw:z-index="0">
<draw:image xlink:href="../Images/AРМІЯINFORM/2023-05-10T84-00-00-04-00/3-44-150x150.jpg" xlink:type="simple" xlink:show="embed" xlink:actuate="onLoad" draw:mime-type="image/jpeg"/>
</draw:frame>
</text:a>
 - 半年后，我不得不再次操作。 再次，我们得到了命令的协助。 我们被购买了用于骨变形的复杂且昂贵的FPA套件。 玛丽娜·贝萨布(Marina Bessarab)说，医生说，手术和术后时期已经成功并恢复了瓦迪姆。</text:p>
      <text:p text:style-name="P4">
塞尔盖·纳夫(Sergei Naev)中尉为他的角色，希望瓦迪姆(Vadim)迅速恢复力量和身体健康。</text:p>
      <text:p text:style-name="P4">
指挥官还感谢BF“ BF”保护未来”，以支持人道主义指挥倡议，旨在支持他的tadoid临时治疗额叶领土的儿童。</text:p>
      <text:p text:style-name="P4">
News Source: <text:a xlink:type="simple" xlink:href="https://armyinform.com.ua/2023/05/10/komanduvannya-obyednanyh-syl-prodovzhuye-opikuvatysya-zdorovyam-vadyma-besaraba/" text:style-name="Internet_20_link" text:visited-style-name="Visited_20_Internet_20_Link">
https://armyinform.com.ua/2023/05/10/komanduvannya-obyednanyh-syl-prodovzhuye-opikuvatysya-zdorovyam-vadyma-besaraba/</text:a>
</text:p>
      <!--NEWS-->
      <text:h text:style-name="P10" text:outline-level="1">
<text:span text:style-name="T4">
我们的炮兵给俄罗斯SPR，Rob Station和PMM组成留下了深刻的印象</text:span>
</text:h>
      <text:p text:style-name="P4">
作者: ['АРМІЯINFORM']</text:p>
      <text:p text:style-name="P4">
时间: 2023-05-10T85:00:00-04:00</text:p>
      <text:p text:style-name="P4">
描述: DOB的AVISAATSYA国防军在特殊仓库的Zserdzhennya地区进行了3杆……与乌克兰2022年的战争，与乌克兰的最新新闻，今天与乌克兰2022年的新闻战争，今天，乌克兰和俄罗斯和俄罗斯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05/artyleriya-zsu.jpeg" text:style-name="Internet_20_link" text:visited-style-name="Visited_20_Internet_20_Link">
artyleriya-zsu.jpeg</text:a>
']</text:p>
      <text:p text:style-name="P4">
标签: ['STOPRUSSIA', 'АГРЕСІЯ РФ', 'ВІЙНА', 'ВТОРГНЕННЯ РФ', 'ВТРАТИ ВОРОГА', 'ГШ ЗСУ', 'ОПЕРАТИВНА ІНФОРМАЦІЯ']</text:p>
      <text:p text:style-name="P4">
类别: News</text:p>
      <!--METADATA-->
      <text:p text:style-name="P4">
<draw:frame draw:style-name="fr1" draw:name="Image316" text:anchor-type="as-char" svg:width="6.9236in" svg:height="4.370348in" draw:z-index="0">
<draw:image xlink:href="../Images/AРМІЯINFORM/2023-05-10T85-00-00-04-00/artyleriya-zsu.jpeg" xlink:type="simple" xlink:show="embed" xlink:actuate="onLoad" draw:mime-type="image/jpeg"/>
</draw:frame>
武装部队炮兵。 说明性照片<text:span text:style-name="T4">
🔥俄罗斯入侵的情况</text:span>
</text:p>
      <text:p text:style-name="P4">
国防军的航空在敌人的人员和军事装备集中的领域击中了3杆。</text:p>
      <text:p text:style-name="P4">
关于它<text:a xlink:type="simple" xlink:href="https://www.facebook.com/GeneralStaff.ua/posts/pfbid0kw2ANMoVQMZp2hnnjhwczePZ6HzhPgT79kNvWYjnRDiTF7k9E4ZpDThySsg8LFcbl" text:style-name="Internet_20_link" text:visited-style-name="Visited_20_Internet_20_Link">
报告</text:a>
乌克兰武装部队的总参谋部。</text:p>
      <text:p text:style-name="P4">
总参谋部还报告说，导弹和炮兵部队对第1级导弹综合大楼，活力集中的2个领域，1燃料和润滑油组成以及敌方电子战场感到惊讶。</text:p>
      <text:p text:style-name="P4">
News Source: <text:a xlink:type="simple" xlink:href="https://armyinform.com.ua/2023/05/10/nashi-artylerysty-vrazyly-rosijskyj-zrk-stancziyu-reb-i-sklad-pmm/" text:style-name="Internet_20_link" text:visited-style-name="Visited_20_Internet_20_Link">
https://armyinform.com.ua/2023/05/10/nashi-artylerysty-vrazyly-rosijskyj-zrk-stancziyu-reb-i-sklad-pmm/</text:a>
</text:p>
      <!--NEWS-->
      <text:h text:style-name="P10" text:outline-level="1">
<text:span text:style-name="T4">
占领者的医疗机构不应对受伤的俄罗斯军人的流动</text:span>
</text:h>
      <text:p text:style-name="P4">
作者: ['АРМІЯINFORM']</text:p>
      <text:p text:style-name="P4">
时间: 2023-05-10T86:00:00-04:00</text:p>
      <text:p text:style-name="P4">
描述: 俄罗斯联邦的彭斯安·维斯卡（Pensian Viiska）责怪伟大的一半。 vnaslis tok chogo ...与乌克兰2022年的战争，与乌克兰的最新新闻，今天与乌克兰2022年的新闻战争，乌克兰和俄罗斯之间的战争以及俄罗斯之间的战争以及2022年与乌克兰的战争将是，或者将是2022年与乌克兰的战争。在不久的将来与乌克兰发动了战争，这是与乌克兰的战争，今天的乌克兰新闻，乌克兰的新闻，乌克兰媒体的俄罗斯媒体</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ВІЙНА', 'ВТОРГНЕННЯ РФ', 'ГШ ЗСУ', 'ЛУГАНСЬК', 'ОПЕРАТИВНА ІНФОРМАЦІЯ', 'ТИМЧАСОВО ОКУПОВАНІ ТЕРИТОРІЇ']</text:p>
      <text:p text:style-name="P4">
类别: News</text:p>
      <!--METADATA-->
      <text:p text:style-name="P4">
<draw:frame draw:style-name="fr1" draw:name="Image317" text:anchor-type="as-char" svg:width="6.9236in" svg:height="4.615733in" draw:z-index="0">
<draw:image xlink:href="../Images/AРМІЯINFORM/2023-05-10T86-00-00-04-00/poraneni-okupanty.jpg" xlink:type="simple" xlink:show="embed" xlink:actuate="onLoad" draw:mime-type="image/jpeg"/>
</draw:frame>
说明性照片<text:span text:style-name="T4">
🔥俄罗斯入侵的情况</text:span>
</text:p>
      <text:p text:style-name="P4">
俄罗斯联邦的占领部队在战场上继续遭受巨大的损失。这是敌人转变为医疗机构临时加热领土的平民教育机构的结果。</text:p>
      <text:p text:style-name="P4">
关于它<text:a xlink:type="simple" xlink:href="https://www.facebook.com/GeneralStaff.ua/posts/pfbid0kw2ANMoVQMZp2hnnjhwczePZ6HzhPgT79kNvWYjnRDiTF7k9E4ZpDThySsg8LFcbl" text:style-name="Internet_20_link" text:visited-style-name="Visited_20_Internet_20_Link">
报告</text:a>
乌克兰武装部队的总参谋部。</text:p>
      <text:p text:style-name="P4">
“在卢甘斯克，三家当地医院的场所配备了有受伤的光线和温和的军事医院。”</text:p>
      <text:p text:style-name="P4">
News Source: <text:a xlink:type="simple" xlink:href="https://armyinform.com.ua/2023/05/10/medychni-zaklady-okupantiv-ne-spravlyayutsya/" text:style-name="Internet_20_link" text:visited-style-name="Visited_20_Internet_20_Link">
https://armyinform.com.ua/2023/05/10/medychni-zaklady-okupantiv-ne-spravlyayutsya/</text:a>
</text:p>
      <!--NEWS-->
      <text:h text:style-name="P10" text:outline-level="1">
<text:span text:style-name="T4">
敌人继续在乌克兰的民用物体上撞击T-300火箭</text:span>
</text:h>
      <text:p text:style-name="P4">
作者: ['АРМІЯINFORM']</text:p>
      <text:p text:style-name="P4">
时间: 2023-05-10T87:00:00-04:00</text:p>
      <text:p text:style-name="P4">
描述: S-300沙沙作战的延伸由S-300沙沙作响在Civilly Infrastrusturia上显示...与乌克兰2022的战争，与乌克兰的战争是今天的最新消息，今天与乌克兰2022年的战争是今天的最后一场，威尔乌克兰与俄罗斯之间发生战争，当与乌克兰的战争将在2022年，这将是与否，他们会在不久的将来与乌克兰战争，他们说，与乌克兰的战争，今天，乌克兰的新闻，乌克兰人，乌克兰媒体的新闻在俄罗斯</text:p>
      <text:p text:style-name="P4">
图片: ['<text:a xlink:type="simple" xlink:href="https://armyinform.com.ua/wp-content/uploads/2023/05/raketnyj-obstril-kostyantynivka.jpg" text:style-name="Internet_20_link" text:visited-style-name="Visited_20_Internet_20_Link">
raketnyj-obstril-kostyantynivka.jpg</text:a>
']</text:p>
      <text:p text:style-name="P4">
标签: ['STOPRUSSIA', 'АГРЕСІЯ РФ', 'ВІЙНА', 'ВОЄННІ ЗЛОЧИНИ ЗС РФ', 'ВТОРГНЕННЯ РФ', 'ГШ ЗСУ', 'ДОНЕЧЧИНА', 'КОСТЯНТИНІВКА', 'ОПЕРАТИВНА ІНФОРМАЦІЯ', 'РАКЕТНІ ОБСТРІЛИ', 'ХЕРСОНЩИНА']</text:p>
      <text:p text:style-name="P4">
类别: News</text:p>
      <!--METADATA-->
      <text:p text:style-name="P4">
<draw:frame draw:style-name="fr1" draw:name="Image318" text:anchor-type="as-char" svg:width="6.9236in" svg:height="4.615733in" draw:z-index="0">
<draw:image xlink:href="../Images/AРМІЯINFORM/2023-05-10T87-00-00-04-00/raketnyj-obstril-kostyantynivka.jpg" xlink:type="simple" xlink:show="embed" xlink:actuate="onLoad" draw:mime-type="image/jpeg"/>
</draw:frame>
火箭射击的后果。 照片：Konstantinovsk市政府<text:span text:style-name="T4">
🔥俄罗斯入侵的情况</text:span>
</text:p>
      <text:p text:style-name="P4">
在这个时代，冲刺人在顿涅茨克地区的Konstantinovka的文明基础设施上击中了C-300火箭。</text:p>
      <text:p text:style-name="P4">
关于它<text:a xlink:type="simple" xlink:href="https://www.facebook.com/GeneralStaff.ua/posts/pfbid0kw2ANMoVQMZp2hnnjhwczePZ6HzhPgT79kNvWYjnRDiTF7k9E4ZpDThySsg8LFcbl" text:style-name="Internet_20_link" text:visited-style-name="Visited_20_Internet_20_Link">
报告</text:a>
乌克兰武装部队的总参谋部。</text:p>
      <text:p text:style-name="P4">
“此外，敌人造成了35次航空罢工，并在我们部队的位置进行了4次反应性射击系统，并由霍森地区居住。 平民受伤，私人住宅和其他平民基础设施被摧毁。</text:p>
      <text:p text:style-name="P4">
总参谋部警告说，乌克兰火箭和航空罢工的可能性仍然很高。</text:p>
      <text:p text:style-name="P4">
News Source: <text:a xlink:type="simple" xlink:href="https://armyinform.com.ua/2023/05/10/vorog-prodovzhuye-nazemni-udary-raketamy/" text:style-name="Internet_20_link" text:visited-style-name="Visited_20_Internet_20_Link">
https://armyinform.com.ua/2023/05/10/vorog-prodovzhuye-nazemni-udary-raketamy/</text:a>
</text:p>
      <!--NEWS-->
      <text:h text:style-name="P10" text:outline-level="1">
<text:span text:style-name="T4">
在白天在前线的四个部分中，敌人发动了30多次攻击</text:span>
</text:h>
      <text:p text:style-name="P4">
作者: ['АРМІЯINFORM']</text:p>
      <text:p text:style-name="P4">
时间: 2023-05-10T88: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sytuacziya-na-fronti.jpg" text:style-name="Internet_20_link" text:visited-style-name="Visited_20_Internet_20_Link">
sytuacziya-na-fronti.jpg</text:a>
']</text:p>
      <text:p text:style-name="P4">
标签: ['STOPRUSSIA', 'АГРЕСІЯ РФ', 'ВІЙНА', 'ВТОРГНЕННЯ РФ', 'ГШ ЗСУ', 'ОПЕРАТИВНА ІНФОРМАЦІЯ', 'ХРОНІКА ОБОРОНИ']</text:p>
      <text:p text:style-name="P4">
类别: News</text:p>
      <!--METADATA-->
      <text:p text:style-name="P4">
<draw:frame draw:style-name="fr1" draw:name="Image319" text:anchor-type="as-char" svg:width="6.9236in" svg:height="4.620011in" draw:z-index="0">
<draw:image xlink:href="../Images/AРМІЯINFORM/2023-05-10T88-00-00-04-00/sytuacziya-na-fronti.jpg" xlink:type="simple" xlink:show="embed" xlink:actuate="onLoad" draw:mime-type="image/jpeg"/>
</draw:frame>
正面的操作情况。 照片：武装部队 / Facebook <text:span text:style-name="T4">
🔥居住在俄罗斯入侵</text:span>
</text:p>
      <text:p text:style-name="P4">
敌人继续专注于对莱曼，巴赫穆特，阿维迪夫和玛丽斯基的指示的主要努力。 白天，在这些领域的这些区域中有30多次攻击。 最激烈的人害怕Bakhmut和Marinka。</text:p>
      <text:p text:style-name="P4">
关于它<text:a xlink:type="simple" xlink:href="https://www.facebook.com/GeneralStaff.ua/posts/pfbid0kw2ANMoVQMZp2hnnjhwczePZ6HzhPgT79kNvWYjnRDiTF7k9E4ZpDThySsg8LFcbl" text:style-name="Internet_20_link" text:visited-style-name="Visited_20_Internet_20_Link">
报告</text:a>
乌克兰武装部队的总参谋部。</text:p>
      <text:p text:style-name="P4">
“在<text:span text:style-name="T4">
 volyn和polissya上</text:span>
未检测到进攻群体形成的迹象的指示。 在<text:span text:style-name="T4">
 Siversky和Slobozhansky </text:span>
，选秀继续在与乌克兰边界保持军事状态。 在<text:span text:style-name="T4">
 Kupyansky </text:span>
中，白天没有举行进攻行动的敌人。”</text:p>
      <text:p text:style-name="P4">
总参谋部指出，在<text:span text:style-name="T4">
 lymansky </text:span>
的那一天，在塞雷布里斯基林业(Serebryansky Forestry)地区充满活力的进攻行动的敌人在<text:span text:style-name="T4">
 bakhmutsky </text:span>
方向敌人继续领导。</text:p>
      <text:p text:style-name="P4">
“白天，巴赫穆特(Bakhmut)失败的进攻行动失败。 增加了定居点荆棘，tickyivka Takurjumivka的刺痛区域。 消息称，Orykhovo-vasylivka，Bogdanivka，Bakhmut，Ivanivske，Yar，Stupochki，Iron和New York Donetsk地区受到敌对炮击的伤害。</text:p>
      <text:p text:style-name="P4">
在<text:span text:style-name="T4">
 avdiivsky </text:span>
敌人在阿瓦迪夫卡地区进行了不成功的进攻行动。 在<text:span text:style-name="T4">
 Marinski </text:span>
国防军的方向反映了敌人在Marinka市的众多袭击。 在<text:span text:style-name="T4">
 shakhtarsky </text:span>
敌人在诺维奥米卡利夫卡地区进行了进攻行动，没有成功。</text:p>
      <text:p text:style-name="P4">
乌克兰武装部队的GSC报道：“在<text:span text:style-name="T4">
 Zaporizhzhya和Kherson </text:span>
敌人继续敌人的指示。”</text:p>
      <text:p text:style-name="P4">
News Source: <text:a xlink:type="simple" xlink:href="https://armyinform.com.ua/2023/05/10/vorog-zdijsnyv-ponad-30-atak/" text:style-name="Internet_20_link" text:visited-style-name="Visited_20_Internet_20_Link">
https://armyinform.com.ua/2023/05/10/vorog-zdijsnyv-ponad-30-atak/</text:a>
</text:p>
      <!--NEWS-->
      <text:h text:style-name="P10" text:outline-level="1">
<text:span text:style-name="T4">
“撤离”居民来自临时占领的俄罗斯人，俄罗斯人放在没有窗户的房间里</text:span>
</text:h>
      <text:p text:style-name="P4">
作者: ['АРМІЯINFORM']</text:p>
      <text:p text:style-name="P4">
时间: 2023-05-10T89:00:00-04:00</text:p>
      <text:p text:style-name="P4">
描述: 我负责Timchasovo Tokmak的Massov Non -Orevolnika，与2022年乌克兰的战争，与乌克兰的战争是今天的最新新闻，这是与乌克兰的新闻战争，乌克兰2022年的新闻战争，这是今天的最后一场战争，乌克兰之间会有一场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berdyansk-ukrayina.jpg" text:style-name="Internet_20_link" text:visited-style-name="Visited_20_Internet_20_Link">
berdyansk-ukrayina.jpg</text:a>
']</text:p>
      <text:p text:style-name="P4">
标签: ['STOPRUSSIA', 'АГРЕСІЯ РФ', 'БЕРДЯНСЬК', 'ВІЙНА', 'ВТОРГНЕННЯ РФ', 'ГШ ЗСУ', 'ЗАПОРІЖЖЯ', 'ОКУПАНТИ', 'ОПЕРАТИВНА ІНФОРМАЦІЯ', 'ПРИМУСОВА ЕВАКУАЦІЯ З ЗАПОРІЖЖЯ', 'ТИМЧАСОВО ОКУПОВАНІ ТЕРИТОРІЇ', 'ТОКМАК']</text:p>
      <text:p text:style-name="P4">
类别: News</text:p>
      <!--METADATA-->
      <text:p text:style-name="P4">
<draw:frame draw:style-name="fr1" draw:name="Image320" text:anchor-type="as-char" svg:width="6.9236in" svg:height="4.32725in" draw:z-index="0">
<draw:image xlink:href="../Images/AРМІЯINFORM/2023-05-10T89-00-00-04-00/berdyansk-ukrayina.jpg" xlink:type="simple" xlink:show="embed" xlink:actuate="onLoad" draw:mime-type="image/jpeg"/>
</draw:frame>
Berdyansk-乌克兰。 档案照片<text:span text:style-name="T4">
🔥俄罗斯入侵的情况</text:span>
</text:p>
      <text:p text:style-name="P4">
对Zaporizhhya地区暂时捕获的Tokmak的当地人存在巨大的不满，俄罗斯占领政府将其“撤离”到Berdyansk。</text:p>
      <text:p text:style-name="P4">
关于它<text:a xlink:type="simple" xlink:href="https://www.facebook.com/GeneralStaff.ua/posts/pfbid0kw2ANMoVQMZp2hnnjhwczePZ6HzhPgT79kNvWYjnRDiTF7k9E4ZpDThySsg8LFcbl" text:style-name="Internet_20_link" text:visited-style-name="Visited_20_Internet_20_Link">
报告</text:a>
乌克兰武装部队的总参谋部。</text:p>
      <text:p text:style-name="P4">
“特别是，人们抱怨俄罗斯人将他们放在可怕的家庭中，没有窗户，照明，温水和家具的房间。 此外，信息还无限期地禁止占领者“撤离”公民，以回到托克马克市。</text:p>
      <text:p text:style-name="P4">
News Source: <text:a xlink:type="simple" xlink:href="https://armyinform.com.ua/2023/05/10/evakujovanyh-zhyteliv-z-tymchasovo-okupovanyh-terytorij-rosiyany-rozmishhuyut-u-prymishhennyah-bez-vikon/" text:style-name="Internet_20_link" text:visited-style-name="Visited_20_Internet_20_Link">
https://armyinform.com.ua/2023/05/10/evakujovanyh-zhyteliv-z-tymchasovo-okupovanyh-terytorij-rosiyany-rozmishhuyut-u-prymishhennyah-bez-vikon/</text:a>
</text:p>
      <!--NEWS-->
      <text:h text:style-name="P10" text:outline-level="1">
<text:span text:style-name="T4">
捷克共和国将把两只幼崽和火箭交给乌克兰 - 彼得·保罗 -</text:span>
</text:h>
      <text:p text:style-name="P4">
作者: ['АРМІЯINFORM']</text:p>
      <text:p text:style-name="P4">
时间: 2023-05-10T90:00:00-04:00</text:p>
      <text:p text:style-name="P4">
描述: 捷克人转移了摔跤防御“古巴”的乌克兰DVI系统。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fvxkx30waai7mz2.jpg" text:style-name="Internet_20_link" text:visited-style-name="Visited_20_Internet_20_Link">
fvxkx30waai7mz2.jpg</text:a>
']</text:p>
      <text:p text:style-name="P4">
标签: ['ВІЙСЬКОВА ДОПОМОГА', 'ДОПОМОГА ПАРТНЕРІВ', 'ЗРК', 'ЗРК «КУБ»', 'ЧЕХІЯ']</text:p>
      <text:p text:style-name="P4">
类别: News</text:p>
      <!--METADATA-->
      <text:p text:style-name="P4">
<draw:frame draw:style-name="fr1" draw:name="Image321" text:anchor-type="as-char" svg:width="6.9236in" svg:height="6.492798in" draw:z-index="0">
<draw:image xlink:href="../Images/AРМІЯINFORM/2023-05-10T90-00-00-04-00/fvxkx30waai7mz2.jpg" xlink:type="simple" xlink:show="embed" xlink:actuate="onLoad" draw:mime-type="image/jpeg"/>
</draw:frame>
捷克共和国将交出两种防空系统“幼崽”和信件。</text:p>
      <text:p text:style-name="P4">
捷克共和国彼得·保罗(Peter Paul)在广播期刊上说的这是(https://www.irozhlas.cz/zpravy-domov/petr-pavel-ukrajina-protiletadlove-systemy-kub_2305101415_pj).</text:p>
      <text:p text:style-name="P4">
«Зараз на стадії поставки ще два комплекси ППО „Куб“ із відносно великоюкількістю ракет, які Україна може негайно використати, оскільки солдатинавчені такій техніці», — сказав Петр Павел.</text:p>
      <text:p text:style-name="P4">
Він також заявив про доцільність розглянути питання про надання Українічеських винищувачів L-159.</text:p>
      <text:p text:style-name="P4">
Президент Чеської Республіки визнав, що Україні потрібна авіація дляпідготовки до вирішальної фази війни.</text:p>
      <text:p text:style-name="P4">
Павел зауважив, що західні країни досі стримано постачали сучасні винищувачі,тому що підготовка до їх використання займає відносно тривалий час, а такожчерез те, що машини містять секретні системи. Країни-союзники до того ж нехочуть, щоб ці пристрої потрапили до рук росіі.</text:p>
      <text:p text:style-name="P4">
За словами Павела, переговори тривають, щодо надання Україні винищувачів F-16вирішальним фактором для України є забезпечення достатньою кількістюбронетехніки та боєприпасів. Цього не вистачає Україні, тому що вирішальнучастину битви доведеться проходити на землі, — зауважив ексгенерал НАТО.</text:p>
      <text:p text:style-name="P4">
Він нагадав, що Україна вже отримала від Чехії близько 100 танків, стільки жбронетехніки та багато боєприпасів.</text:p>
      <text:p text:style-name="P4">
Радянська система «Куб», яку за зовнішнім виглядом прозвали «три пальцісмерті», використовується для прицілювання літаків і вертольотів. На озброєннічеської армії її мають замінити ракетні комплекси SPYDER з Ізраїлю.</text:p>
      <text:p text:style-name="P4">
News Source: <text:a xlink:type="simple" xlink:href="https://armyinform.com.ua/2023/05/10/chehiya-peredast-ukrayini-dva-zrk-kub-i-rakety-do-nyh-prezydent-krayiny/" text:style-name="Internet_20_link" text:visited-style-name="Visited_20_Internet_20_Link">
https://armyinform.com.ua/2023/05/10/chehiya-peredast-ukrayini-dva-zrk-kub-i-rakety-do-nyh-prezydent-krayiny/</text:a>
</text:p>
      <!--NEWS-->
      <text:h text:style-name="P10" text:outline-level="1">
<text:span text:style-name="T4">
俄罗斯军事遗址的爆炸 - 武装侵略对乌克兰的后果</text:span>
</text:h>
      <text:p text:style-name="P4">
作者: ['АРМІЯINFORM']</text:p>
      <text:p text:style-name="P4">
时间: 2023-05-10T91:00:00-04:00</text:p>
      <text:p text:style-name="P4">
描述: 乌克兰明斯基城堡的Yak Dolovna Golovna董事会Rosvestare Rosves to Rosveski，讲述了Pid Hour的工作...与乌克兰2022年的战争，与乌克兰的最新新闻，今天与乌克兰的新闻，今天与乌克兰2022年的新闻战争，乌克兰和俄罗斯和俄罗斯和俄罗斯之间的战争将会当他们在2022年与乌克兰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yusov-bavovna.jpg" text:style-name="Internet_20_link" text:visited-style-name="Visited_20_Internet_20_Link">
yusov-bavovna.jpg</text:a>
']</text:p>
      <text:p text:style-name="P4">
标签: ['АНДРІЙ ЮСОВ', 'ВИБУХИ', 'ГУР МОУ', 'ІНТЕРВ’Ю']</text:p>
      <text:p text:style-name="P4">
类别: News</text:p>
      <!--METADATA-->
      <text:p text:style-name="P4">
<draw:frame draw:style-name="fr1" draw:name="Image322" text:anchor-type="as-char" svg:width="6.9236in" svg:height="3.894525in" draw:z-index="0">
<draw:image xlink:href="../Images/AРМІЯINFORM/2023-05-10T91-00-00-04-00/yusov-bavovna.jpg" xlink:type="simple" xlink:show="embed" xlink:actuate="onLoad" draw:mime-type="image/jpeg"/>
</draw:frame>
如<text:a xlink:type="simple" xlink:href="https://www.facebook.com/DefenceIntelligenceofUkraine/posts/pfbid0VKZQ6oexT2YoqPVAM9hDnKv7EgEbf5SLAQusJqgtXeVA92n4rTBupmi1uwk3n6bWl" text:style-name="Internet_20_link" text:visited-style-name="Visited_20_Internet_20_Link">
报告</text:a>
乌克兰国防部的主要情报局，格鲁·伊伊·安德里·尤索夫(Gru Iu Andriy Yusov)的代表在Orestocracy Project的采访中说了这一点，他评论了棉花收获的增加。</text:p>
      <text:p text:style-name="P4">
“所有这样做的名字，我们可能会在胜利后收到。 我会这样说：这些力量尤其是在俄罗斯联邦领土上了解普京政权的危险。”</text:p>
      <text:p text:style-name="P4">
根据乌克兰国防部的宗师代表的说法，特定的部队是侵略者国家军事后勤的已知信息和对象，因此清真寺的非军事将继续进行。</text:p>
      <text:p text:style-name="P4">
安德烈·尤索夫(Andrey Yusov)强调说：“它将持续到俄罗斯从乌克兰撤出部队 -  1991年，它不会发出军事罪犯，也不会弥补所有派遣。”</text:p>
      <text:p text:style-name="P4">
除其他事项外，乌克兰军事情报官评估了与所谓的魔术师PEC Prigozhin与国家宣传兵领导的交汇处的冲突加剧。</text:p>
      <text:p text:style-name="P4">
“当然，这还不是武装的对抗，尚未获得一些营养，没有种植或杀死任何人。 但是冲突正在发展势头。我认为几年前很难想象有人会允许纳奇人加入国防部长和一般性的一般性。</text:p>
      <text:p text:style-name="P4">
同时，乌克兰谅解备忘录的代表强调，斯科利维斯基对抗的表现不仅可以在言语中，而且可以是统一形式的，例如无人机对克里姆林宫的攻击。 因此，在战争的背景下，以该政权的名义俄罗斯特殊服务是对其人口的挑衅时，对Voronezh的轰炸将增长。</text:p>
      <text:p text:style-name="P4">
“对莫斯科的主要威胁实际上是在其中：如今，成千上万的俄罗斯人被普京送死 - 以及对克里姆林宫政权的所有主张。 问题不是北约，也不是乌克兰。”安德烈·尤索夫(Andrei Yusov)说。</text:p>
      <text:p text:style-name="P4">
在采访中，乌克兰军事情报的代表还讨论了Pro -Propaganda叙事的变化，Muscovy试图通过对乌克兰战争来证明cast骨的后果的数量。</text:p>
      <text:p text:style-name="P4">
News Source: <text:a xlink:type="simple" xlink:href="https://armyinform.com.ua/2023/05/10/vybuhy-na-rosijskyh-vijskovyh-obyektah/" text:style-name="Internet_20_link" text:visited-style-name="Visited_20_Internet_20_Link">
https://armyinform.com.ua/2023/05/10/vybuhy-na-rosijskyh-vijskovyh-obyektah/</text:a>
</text:p>
      <!--NEWS-->
      <text:h text:style-name="P10" text:outline-level="1">
<text:span text:style-name="T4">
“支持身心健康的支持’我的捍卫者是我们的首要任务”  - 安娜·马利亚（Anna Malyar）</text:span>
</text:h>
      <text:p text:style-name="P4">
作者: ['АРМІЯINFORM']</text:p>
      <text:p text:style-name="P4">
时间: 2023-05-10T92:00:00-04:00</text:p>
      <text:p text:style-name="P4">
描述: 关于TSE在自己的Storinzi，Facebook，Ministra捍卫乌克兰加纳的捍卫者的辩护人...与乌克兰2022年的战争，与乌克兰与乌克兰的最新新闻，今天与乌克兰的新闻战争，今天与乌克兰2022年上次与乌克兰进行战争，乌克兰和俄罗斯和俄罗斯之间以及俄罗斯和俄罗斯之间的战争将是一场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5393328478587307776_y.jpg" text:style-name="Internet_20_link" text:visited-style-name="Visited_20_Internet_20_Link">
photo_5393328478587307776_y.jpg</text:a>
']</text:p>
      <text:p text:style-name="P4">
标签: ['ВІЙСЬКОВІ ПСИХОЛОГИ', 'ВІКНУ', 'МАЛЯР']</text:p>
      <text:p text:style-name="P4">
类别: News</text:p>
      <!--METADATA-->
      <text:p text:style-name="P4">
<draw:frame draw:style-name="fr1" draw:name="Image323" text:anchor-type="as-char" svg:width="6.9236in" svg:height="3.881002in" draw:z-index="0">
<draw:image xlink:href="../Images/AРМІЯINFORM/2023-05-10T92-00-00-04-00/photo_5393328478587307776_y.jpg" xlink:type="simple" xlink:show="embed" xlink:actuate="onLoad" draw:mime-type="image/jpeg"/>
</draw:frame>
在您的Facebook页面上<text:a xlink:type="simple" xlink:href="https://www.facebook.com/ganna.maliar/posts/pfbid0xupELVnZrDcqoiuN1hpAmTcBJmuwByU7BQHQE1ayEt4DrmVzQBt3zmPqAVfayHZLl" text:style-name="Internet_20_link" text:visited-style-name="Visited_20_Internet_20_Link">
写</text:a>
乌克兰国防部副部长安娜·马利亚(安娜·马利亚(Anna Malyar))。 今天她<text:a xlink:type="simple" xlink:href="https://www.facebook.com/VIKNUKIEV/posts/pfbid0wLjYWhydRtPe1JKEdS74Ftb2UomfKMcViE3YCW13UeG1oLmEEtg4CzefWwreYDHyl" text:style-name="Internet_20_link" text:visited-style-name="Visited_20_Internet_20_Link">
拜访</text:a>
塔拉斯·舍申科军事学院的学员，他掌握了军事心理学家的职业。</text:p>
      <text:p text:style-name="P4">
“我们未来的军事心理学家。 该职业仅在塔拉斯·舍申科军事研究所教授。</text:p>
      <text:p text:style-name="P4">
正面是对身体和心理学能力的边缘的测试。</text:p>
      <text:p text:style-name="P4">
我们的战士和他们的人类能力在最真实的意义上确保了国家的意识。 支持战士的身心健康是我们的首要任务。</text:p>
      <text:p text:style-name="P4">
成千上万的动员不容易提供军事心理学家，因为他们没有被教导这么多军人。</text:p>
      <text:p text:style-name="P4">
因此，国防部和武装部队遵循了几种分解此问题的方法。</text:p>
      <text:p text:style-name="P4">
我们有结果：</text:p>
      <text:p text:style-name="P4">
<text:span text:style-name="T5">
如今，北约标准已经创建了心理学家团体来应对战斗压力。 </text:span>
此外，根据窗户的军事研究所，正在准备一个密集计划下的民用心理学家。 <text:span text:style-name="T5">
我们已经启动并测试了对前国家战斗机的减压试点项目。 现在，我们在其规模上工作。 </text:span>
当然，我们为未来军事心理学家的学生做好准备。</text:p>
      <text:p text:style-name="P4">
她一再向您通知您有关我们朝这个方向的工作，教授工作的照片，然后还有更多。” Anna Malyar写道。</text:p>
      <text:p text:style-name="P4">
News Source: <text:a xlink:type="simple" xlink:href="https://armyinform.com.ua/2023/05/10/pidtrymka-fizychnogo-ta-psyhichnogo-zdorovya-zahysnykiv-cze-nasha-pryoritetna-zadacha-ganna-malyar/" text:style-name="Internet_20_link" text:visited-style-name="Visited_20_Internet_20_Link">
https://armyinform.com.ua/2023/05/10/pidtrymka-fizychnogo-ta-psyhichnogo-zdorovya-zahysnykiv-cze-nasha-pryoritetna-zadacha-ganna-malyar/</text:a>
</text:p>
      <!--NEWS-->
      <text:h text:style-name="P10" text:outline-level="1">
<text:span text:style-name="T4">
“支持身心健康的支持’我的捍卫者是我们的首要任务”  - 安娜·马利亚（Anna Malyar）</text:span>
</text:h>
      <text:p text:style-name="P4">
作者: ['АРМІЯINFORM']</text:p>
      <text:p text:style-name="P4">
时间: 2023-05-10T92:00:00-04:00</text:p>
      <text:p text:style-name="P4">
描述: 关于TSE在自己的Storinzi，Facebook，Ministra捍卫乌克兰加纳的捍卫者的辩护人...与乌克兰2022年的战争，与乌克兰与乌克兰的最新新闻，今天与乌克兰的新闻战争，今天与乌克兰2022年上次与乌克兰进行战争，乌克兰和俄罗斯和俄罗斯之间以及俄罗斯和俄罗斯之间的战争将是一场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5393328478587307776_y.jpg" text:style-name="Internet_20_link" text:visited-style-name="Visited_20_Internet_20_Link">
photo_5393328478587307776_y.jpg</text:a>
']</text:p>
      <text:p text:style-name="P4">
标签: ['ВІЙСЬКОВІ ПСИХОЛОГИ', 'ВІКНУ', 'МАЛЯР']</text:p>
      <text:p text:style-name="P4">
类别: News</text:p>
      <!--METADATA-->
      <text:p text:style-name="P4">
<draw:frame draw:style-name="fr1" draw:name="Image324" text:anchor-type="as-char" svg:width="6.9236in" svg:height="3.881002in" draw:z-index="0">
<draw:image xlink:href="../Images/AРМІЯINFORM/2023-05-10T92-00-00-04-00/photo_5393328478587307776_y.jpg" xlink:type="simple" xlink:show="embed" xlink:actuate="onLoad" draw:mime-type="image/jpeg"/>
</draw:frame>
在您的Facebook页面上<text:a xlink:type="simple" xlink:href="https://www.facebook.com/ganna.maliar/posts/pfbid0xupELVnZrDcqoiuN1hpAmTcBJmuwByU7BQHQE1ayEt4DrmVzQBt3zmPqAVfayHZLl" text:style-name="Internet_20_link" text:visited-style-name="Visited_20_Internet_20_Link">
写</text:a>
乌克兰国防部副部长安娜·马利亚(安娜·马利亚(Anna Malyar))。 今天她<text:a xlink:type="simple" xlink:href="https://www.facebook.com/VIKNUKIEV/posts/pfbid0wLjYWhydRtPe1JKEdS74Ftb2UomfKMcViE3YCW13UeG1oLmEEtg4CzefWwreYDHyl" text:style-name="Internet_20_link" text:visited-style-name="Visited_20_Internet_20_Link">
拜访</text:a>
塔拉斯·舍申科军事学院的学员，他掌握了军事心理学家的职业。</text:p>
      <text:p text:style-name="P4">
“我们未来的军事心理学家。 该职业仅在塔拉斯·舍申科军事研究所教授。</text:p>
      <text:p text:style-name="P4">
正面是对身体和心理学能力的边缘的测试。</text:p>
      <text:p text:style-name="P4">
我们的战士和他们的人类能力在最真实的意义上确保了国家的意识。 支持战士的身心健康是我们的首要任务。</text:p>
      <text:p text:style-name="P4">
成千上万的动员不容易提供军事心理学家，因为他们没有被教导这么多军人。</text:p>
      <text:p text:style-name="P4">
因此，国防部和武装部队遵循了几种分解此问题的方法。</text:p>
      <text:p text:style-name="P4">
我们有结果：</text:p>
      <text:p text:style-name="P4">
<text:span text:style-name="T5">
如今，北约标准已经创建了心理学家团体来应对战斗压力。 </text:span>
此外，根据窗户的军事研究所，正在准备一个密集计划下的民用心理学家。 <text:span text:style-name="T5">
我们已经启动并测试了对前国家战斗机的减压试点项目。 现在，我们在其规模上工作。 </text:span>
当然，我们为未来军事心理学家的学生做好准备。</text:p>
      <text:p text:style-name="P4">
她一再向您通知您有关我们朝这个方向的工作，教授工作的照片，然后还有更多。” Anna Malyar写道。</text:p>
      <text:p text:style-name="P4">
News Source: <text:a xlink:type="simple" xlink:href="https://armyinform.com.ua/2023/05/10/pidtrymka-fizychnogo-ta-psyhichnogo-zdorovya-zahysnykiv-cze-nasha-pryoritetna-zadacha-ganna-malyar/" text:style-name="Internet_20_link" text:visited-style-name="Visited_20_Internet_20_Link">
https://armyinform.com.ua/2023/05/10/pidtrymka-fizychnogo-ta-psyhichnogo-zdorovya-zahysnykiv-cze-nasha-pryoritetna-zadacha-ganna-malyar/</text:a>
</text:p>
      <!--NEWS-->
      <text:h text:style-name="P10" text:outline-level="1">
<text:span text:style-name="T4">
敌人用“ Chernihiv的退伍军人产品套装”散布假照片</text:span>
</text:h>
      <text:p text:style-name="P4">
作者: ['АРМІЯINFORM']</text:p>
      <text:p text:style-name="P4">
时间: 2023-05-10T93:00:00-04:00</text:p>
      <text:p text:style-name="P4">
描述: 宣传为Give撰写的最佳照片，为另一位Svitovo的资深人士提供...与乌克兰2022年的战争，与乌克兰与乌克兰的最新新闻，今天与乌克兰2022年的新闻战争，今天将在乌克兰和俄罗斯之间进行战争，战争以及战争之间的战争他们在2022年与乌克兰有一年</text:p>
      <text:p text:style-name="P4">
图片: ['<text:a xlink:type="simple" xlink:href="https://armyinform.com.ua/wp-content/uploads/2023/05/gumanitarna-dopomoga-produktovyj-nabir.jpg" text:style-name="Internet_20_link" text:visited-style-name="Visited_20_Internet_20_Link">
gumanitarna-dopomoga-produktovyj-nabir.jpg</text:a>
']</text:p>
      <text:p text:style-name="P4">
标签: ['ВЕТЕРАНИ', 'РОСІЙСЬКА ПРОПАГАНДА', 'РОСІЙСЬКІ ФЕЙКИ', 'ЦПД РНБО', 'ЧЕРНІГІВЩИНА']</text:p>
      <text:p text:style-name="P4">
类别: News</text:p>
      <!--METADATA-->
      <text:p text:style-name="P4">
<draw:frame draw:style-name="fr1" draw:name="Image325" text:anchor-type="as-char" svg:width="6.9236in" svg:height="4.50034in" draw:z-index="0">
<draw:image xlink:href="../Images/AРМІЯINFORM/2023-05-10T93-00-00-04-00/gumanitarna-dopomoga-produktovyj-nabir.jpg" xlink:type="simple" xlink:show="embed" xlink:actuate="onLoad" draw:mime-type="image/jpeg"/>
</draw:frame>
说明性照片：Korabelv.info</text:p>
      <text:p text:style-name="P4">
宣传员将用照片散布照片，并代表Chernihiv Ova V. Chaus的负责人为第二次世界大战的退伍军人提供礼物。</text:p>
      <text:p text:style-name="P4">
关于它<text:a xlink:type="simple" xlink:href="https://cpd.gov.ua/warning/vorog-poshyryuye-fejkovi-foto-z-produktovymy-naboramy-dlya-veteraniv-chernigivshhyny/" text:style-name="Internet_20_link" text:visited-style-name="Visited_20_Internet_20_Link">
报告</text:a>
NSDC乌克兰的反式形式中心。</text:p>
      <text:p text:style-name="P4">
值得注意的是，这种“普京主义者的杂货集”积极批评核心和原始性，并强调对退伍军人的不尊重。 在照片上，有一张贺卡，其中的口号“荣耀到乌克兰”被迎接的“希尔·希特勒”(Hile Hitler)进行了种族激动，这使乌克兰乌克兰人在纳粹之间进行了类比。</text:p>
      <text:p text:style-name="P4">
NSDC CSD说：“实际上，这张照片是分阶段的，旨在抹黑本地组织。”</text:p>
      <text:p text:style-name="P4">
打击错误信息的中心通过验证Chernihiv Ova Vyacheslav Chaus的信息来反驳这一假货。 他报告说，没有人向退伍军人发送这样的“问候场”，这些照片是敌对的</text:p>
      <text:p text:style-name="P4">
News Source: <text:a xlink:type="simple" xlink:href="https://armyinform.com.ua/2023/05/10/fejkovi-foto-z-produktovymy-naboramy-dlya-veteraniv/" text:style-name="Internet_20_link" text:visited-style-name="Visited_20_Internet_20_Link">
https://armyinform.com.ua/2023/05/10/fejkovi-foto-z-produktovymy-naboramy-dlya-veteraniv/</text:a>
</text:p>
      <!--NEWS-->
      <text:h text:style-name="P10" text:outline-level="1">
<text:span text:style-name="T4">
如何将书发送到前面：基辅介绍了一个新项目以支持军队</text:span>
</text:h>
      <text:p text:style-name="P4">
作者: ['АРМІЯINFORM']</text:p>
      <text:p text:style-name="P4">
时间: 2023-05-10T94:00:00-04:00</text:p>
      <text:p text:style-name="P4">
描述: 猕猴桃被介绍给“正面的书籍”，Yaki Perebachi Zbir Yaki Perebachi Zbir The Books Transw for ...与乌克兰2022年的战争，与乌克兰的最新新闻，今天与乌克兰的新闻战争，与乌克兰2022年的新闻战争，今天是否会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5/b89c4a59089b4534.jpg" text:style-name="Internet_20_link" text:visited-style-name="Visited_20_Internet_20_Link">
b89c4a59089b4534.jpg</text:a>
', '<text:a xlink:type="simple" xlink:href="https://armyinform.com.ua/wp-content/uploads/2023/05/630_360_1681131694-616.jpg" text:style-name="Internet_20_link" text:visited-style-name="Visited_20_Internet_20_Link">
630_360_1681131694-616.jpg</text:a>
', '<text:a xlink:type="simple" xlink:href="https://armyinform.com.ua/wp-content/uploads/2023/05/1681131695-100.jpg" text:style-name="Internet_20_link" text:visited-style-name="Visited_20_Internet_20_Link">
1681131695-100.jpg</text:a>
', '<text:a xlink:type="simple" xlink:href="https://armyinform.com.ua/wp-content/uploads/2023/05/1681131695-883-1.jpg" text:style-name="Internet_20_link" text:visited-style-name="Visited_20_Internet_20_Link">
1681131695-883-1.jpg</text:a>
', '<text:a xlink:type="simple" xlink:href="https://armyinform.com.ua/wp-content/uploads/2023/05/1681131696-927.jpg" text:style-name="Internet_20_link" text:visited-style-name="Visited_20_Internet_20_Link">
1681131696-927.jpg</text:a>
']</text:p>
      <text:p text:style-name="P4">
标签: ['КНИГА НА ФРОНТ', 'КНИГИ', 'ПРЕЗЕНТАЦІЇ']</text:p>
      <text:p text:style-name="P4">
类别: News</text:p>
      <!--METADATA-->
      <text:p text:style-name="P4">
<draw:frame draw:style-name="fr1" draw:name="Image326" text:anchor-type="as-char" svg:width="6.9236in" svg:height="4.618158in" draw:z-index="0">
<draw:image xlink:href="../Images/AРМІЯINFORM/2023-05-10T94-00-00-04-00/b89c4a59089b4534.jpg" xlink:type="simple" xlink:show="embed" xlink:actuate="onLoad" draw:mime-type="image/jpeg"/>
</draw:frame>
在基辅，介绍了“前线书籍”项目，该项目为乌克兰捍卫者提供了收集和传输。 该项目的介绍发生在乌克兰媒体中心 - 乌克林福姆。</text:p>
      <text:p text:style-name="P4">
“前面的书籍”是台湾文化部政策，非政府组织“文化空降”和几家书店的共同倡议。根据组织者的说法，梅塔(Meta忙碌的一天，以及一种阅读文化的发展。</text:p>
      <text:p text:style-name="P4">
<draw:frame draw:style-name="fr1" draw:name="Image327" text:anchor-type="as-char" svg:width="6.9236in" svg:height="3.956343in" draw:z-index="0">
<draw:image xlink:href="../Images/AРМІЯINFORM/2023-05-10T94-00-00-04-00/630_360_1681131694-616.jpg" xlink:type="simple" xlink:show="embed" xlink:actuate="onLoad" draw:mime-type="image/jpeg"/>
</draw:frame>
 - 从战争开始时，我们就开始了一个向移民和孩子们提供书籍的项目。 已转移了超过一百万本书。 但是我们已经意识到，前面的书也非常相关。</text:p>
      <text:p text:style-name="P4">
<draw:frame draw:style-name="fr1" draw:name="Image328" text:anchor-type="as-char" svg:width="6.9236in" svg:height="4.615733in" draw:z-index="0">
<draw:image xlink:href="../Images/AРМІЯINFORM/2023-05-10T94-00-00-04-00/1681131695-100.jpg" xlink:type="simple" xlink:show="embed" xlink:actuate="onLoad" draw:mime-type="image/jpeg"/>
</draw:frame>
他指出，这样的乌克兰书店已经加入了该项目：“家庭休闲俱乐部”，“ KM-Buks”，“我的书架”。 据他说，这些书店将能够购买书籍，并且将有单独的货架，然后可以将它们传输到乌克兰军队。 您还可以投资一张明信片，并愿意为军方提供愿望，也可以添加联系人以进行进一步的往来。</text:p>
      <text:p text:style-name="P4">
<draw:frame draw:style-name="fr1" draw:name="Image329" text:anchor-type="as-char" svg:width="6.9236in" svg:height="4.615733in" draw:z-index="0">
<draw:image xlink:href="../Images/AРМІЯINFORM/2023-05-10T94-00-00-04-00/1681131695-883-1.jpg" xlink:type="simple" xlink:show="embed" xlink:actuate="onLoad" draw:mime-type="image/jpeg"/>
</draw:frame>
 - 今天的军人都是科学的候选人，哲学医生，科学的iDoctors。 这些是受过聪明的教育人士，即使在战争期间在战争中也需要发展并避免对另一方面进行信息。 现在，我们有每个军事部门的图书馆，但不幸的是，这不是之前开发的……所以我希望我们现在将在项目的介绍<text:span text:style-name="T4">
 Vladislav Klochkov的介绍中做现代欧洲军事图书馆，主要部门负责人道德和心理力量。乌克兰</text:span>
。</text:p>
      <text:p text:style-name="P4">
非政府组织“文化空降”科尔加(Kohl Serga)的负责人指出，乌克兰捍卫者希望阅读完全不同的文学作品，因为如今的人们非常不同的人具有不同的兴趣。</text:p>
      <text:p text:style-name="P4">
<draw:frame draw:style-name="fr1" draw:name="Image330" text:anchor-type="as-char" svg:width="6.9236in" svg:height="4.615733in" draw:z-index="0">
<draw:image xlink:href="../Images/AРМІЯINFORM/2023-05-10T94-00-00-04-00/1681131696-927.jpg" xlink:type="simple" xlink:show="embed" xlink:actuate="onLoad" draw:mime-type="image/jpeg"/>
</draw:frame>
</text:p>
      <text:p text:style-name="P4">
我的书架出版社Irina Mikhailenko的董事也表示，“前线书籍”项目将有助于改善乌克兰捍卫者的情绪状态：</text:p>
      <ul>
        <li>
我们还将能够在每本书中都签名为军事明信片的书店。 我们还将有一个特殊的包装：每本书都将用手工纸包裹，这将在喷雾中增加特殊的情绪。</li>
      </ul>
      <text:p text:style-name="P4">
为了加入行动，您需要在书店中购买成为该项目合作伙伴的书籍，并将其留在特殊的架子上。 您还可以为军方带来愿望的明信片。 此外，您可以获取联系人以获得进一步的通信。</text:p>
      <text:p text:style-name="P4">
我们将提醒，目前，乌克兰各地的69家商店的三个书网已经加入了该项目：家庭休闲俱乐部网络网络(39家商店)，KM Buks(28家商店)，我的书架(2家商店). Логістичний партнерпроєкту — «Нова пошта».</text:p>
      <text:p text:style-name="P4">
News Source: <text:a xlink:type="simple" xlink:href="https://armyinform.com.ua/2023/05/10/yak-vidpravyty-knygu-na-front-u-kyyevi-prezentuvaly-novyj-proyekt-dlya-pidtrymky-vijskovyh/" text:style-name="Internet_20_link" text:visited-style-name="Visited_20_Internet_20_Link">
https://armyinform.com.ua/2023/05/10/yak-vidpravyty-knygu-na-front-u-kyyevi-prezentuvaly-novyj-proyekt-dlya-pidtrymky-vijskovyh/</text:a>
</text:p>
      <!--NEWS-->
      <text:h text:style-name="P10" text:outline-level="1">
<text:span text:style-name="T4">
如何将书发送到前面：基辅介绍了一个新项目以支持军队</text:span>
</text:h>
      <text:p text:style-name="P4">
作者: ['АРМІЯINFORM']</text:p>
      <text:p text:style-name="P4">
时间: 2023-05-10T94:00:00-04:00</text:p>
      <text:p text:style-name="P4">
描述: 猕猴桃被介绍给“正面的书籍”，Yaki Perebachi Zbir Yaki Perebachi Zbir The Books Transw for ...与乌克兰2022年的战争，与乌克兰的最新新闻，今天与乌克兰的新闻战争，与乌克兰2022年的新闻战争，今天是否会有一场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5/b89c4a59089b4534.jpg" text:style-name="Internet_20_link" text:visited-style-name="Visited_20_Internet_20_Link">
b89c4a59089b4534.jpg</text:a>
', '<text:a xlink:type="simple" xlink:href="https://armyinform.com.ua/wp-content/uploads/2023/05/630_360_1681131694-616.jpg" text:style-name="Internet_20_link" text:visited-style-name="Visited_20_Internet_20_Link">
630_360_1681131694-616.jpg</text:a>
', '<text:a xlink:type="simple" xlink:href="https://armyinform.com.ua/wp-content/uploads/2023/05/1681131695-100.jpg" text:style-name="Internet_20_link" text:visited-style-name="Visited_20_Internet_20_Link">
1681131695-100.jpg</text:a>
', '<text:a xlink:type="simple" xlink:href="https://armyinform.com.ua/wp-content/uploads/2023/05/1681131695-883-1.jpg" text:style-name="Internet_20_link" text:visited-style-name="Visited_20_Internet_20_Link">
1681131695-883-1.jpg</text:a>
', '<text:a xlink:type="simple" xlink:href="https://armyinform.com.ua/wp-content/uploads/2023/05/1681131696-927.jpg" text:style-name="Internet_20_link" text:visited-style-name="Visited_20_Internet_20_Link">
1681131696-927.jpg</text:a>
']</text:p>
      <text:p text:style-name="P4">
标签: ['КНИГА НА ФРОНТ', 'КНИГИ', 'ПРЕЗЕНТАЦІЇ']</text:p>
      <text:p text:style-name="P4">
类别: News</text:p>
      <!--METADATA-->
      <text:p text:style-name="P4">
<draw:frame draw:style-name="fr1" draw:name="Image331" text:anchor-type="as-char" svg:width="6.9236in" svg:height="4.618158in" draw:z-index="0">
<draw:image xlink:href="../Images/AРМІЯINFORM/2023-05-10T94-00-00-04-00/b89c4a59089b4534.jpg" xlink:type="simple" xlink:show="embed" xlink:actuate="onLoad" draw:mime-type="image/jpeg"/>
</draw:frame>
在基辅，介绍了“前线书籍”项目，该项目为乌克兰捍卫者提供了收集和传输。 该项目的介绍发生在乌克兰媒体中心 - 乌克林福姆。</text:p>
      <text:p text:style-name="P4">
“前面的书籍”是台湾文化部政策，非政府组织“文化空降”和几家书店的共同倡议。根据组织者的说法，梅塔(Meta忙碌的一天，以及一种阅读文化的发展。</text:p>
      <text:p text:style-name="P4">
<draw:frame draw:style-name="fr1" draw:name="Image332" text:anchor-type="as-char" svg:width="6.9236in" svg:height="3.956343in" draw:z-index="0">
<draw:image xlink:href="../Images/AРМІЯINFORM/2023-05-10T94-00-00-04-00/630_360_1681131694-616.jpg" xlink:type="simple" xlink:show="embed" xlink:actuate="onLoad" draw:mime-type="image/jpeg"/>
</draw:frame>
 - 从战争开始时，我们就开始了一个向移民和孩子们提供书籍的项目。 已转移了超过一百万本书。 但是我们已经意识到，前面的书也非常相关。</text:p>
      <text:p text:style-name="P4">
<draw:frame draw:style-name="fr1" draw:name="Image333" text:anchor-type="as-char" svg:width="6.9236in" svg:height="4.615733in" draw:z-index="0">
<draw:image xlink:href="../Images/AРМІЯINFORM/2023-05-10T94-00-00-04-00/1681131695-100.jpg" xlink:type="simple" xlink:show="embed" xlink:actuate="onLoad" draw:mime-type="image/jpeg"/>
</draw:frame>
他指出，这样的乌克兰书店已经加入了该项目：“家庭休闲俱乐部”，“ KM-Buks”，“我的书架”。 据他说，这些书店将能够购买书籍，并且将有单独的货架，然后可以将它们传输到乌克兰军队。 您还可以投资一张明信片，并愿意为军方提供愿望，也可以添加联系人以进行进一步的往来。</text:p>
      <text:p text:style-name="P4">
<draw:frame draw:style-name="fr1" draw:name="Image334" text:anchor-type="as-char" svg:width="6.9236in" svg:height="4.615733in" draw:z-index="0">
<draw:image xlink:href="../Images/AРМІЯINFORM/2023-05-10T94-00-00-04-00/1681131695-883-1.jpg" xlink:type="simple" xlink:show="embed" xlink:actuate="onLoad" draw:mime-type="image/jpeg"/>
</draw:frame>
 - 今天的军人都是科学的候选人，哲学医生，科学的iDoctors。 这些是受过聪明的教育人士，即使在战争期间在战争中也需要发展并避免对另一方面进行信息。 现在，我们有每个军事部门的图书馆，但不幸的是，这不是之前开发的……所以我希望我们现在将在项目的介绍<text:span text:style-name="T4">
 Vladislav Klochkov的介绍中做现代欧洲军事图书馆，主要部门负责人道德和心理力量。乌克兰</text:span>
。</text:p>
      <text:p text:style-name="P4">
非政府组织“文化空降”科尔加(Kohl Serga)的负责人指出，乌克兰捍卫者希望阅读完全不同的文学作品，因为如今的人们非常不同的人具有不同的兴趣。</text:p>
      <text:p text:style-name="P4">
<draw:frame draw:style-name="fr1" draw:name="Image335" text:anchor-type="as-char" svg:width="6.9236in" svg:height="4.615733in" draw:z-index="0">
<draw:image xlink:href="../Images/AРМІЯINFORM/2023-05-10T94-00-00-04-00/1681131696-927.jpg" xlink:type="simple" xlink:show="embed" xlink:actuate="onLoad" draw:mime-type="image/jpeg"/>
</draw:frame>
</text:p>
      <text:p text:style-name="P4">
我的书架出版社Irina Mikhailenko的董事也表示，“前线书籍”项目将有助于改善乌克兰捍卫者的情绪状态：</text:p>
      <ul>
        <li>
我们还将能够在每本书中都签名为军事明信片的书店。 我们还将有一个特殊的包装：每本书都将用手工纸包裹，这将在喷雾中增加特殊的情绪。</li>
      </ul>
      <text:p text:style-name="P4">
为了加入行动，您需要在书店中购买成为该项目合作伙伴的书籍，并将其留在特殊的架子上。 您还可以为军方带来愿望的明信片。 此外，您可以获取联系人以获得进一步的通信。</text:p>
      <text:p text:style-name="P4">
我们将提醒，目前，乌克兰各地的69家商店的三个书网已经加入了该项目：家庭休闲俱乐部网络网络(39家商店)，KM Buks(28家商店)，我的书架(2家商店). Логістичний партнерпроєкту — «Нова пошта».</text:p>
      <text:p text:style-name="P4">
News Source: <text:a xlink:type="simple" xlink:href="https://armyinform.com.ua/2023/05/10/yak-vidpravyty-knygu-na-front-u-kyyevi-prezentuvaly-novyj-proyekt-dlya-pidtrymky-vijskovyh/" text:style-name="Internet_20_link" text:visited-style-name="Visited_20_Internet_20_Link">
https://armyinform.com.ua/2023/05/10/yak-vidpravyty-knygu-na-front-u-kyyevi-prezentuvaly-novyj-proyekt-dlya-pidtrymky-vijskovyh/</text:a>
</text:p>
      <!--NEWS-->
      <text:h text:style-name="P10" text:outline-level="1">
<text:span text:style-name="T4">
在机构间协调委员会的一次会议上考虑了所有 - 乌克兰精神卫生计划的七个优先项目</text:span>
</text:h>
      <text:p text:style-name="P4">
作者: ['АРМІЯINFORM']</text:p>
      <text:p text:style-name="P4">
时间: 2023-05-10T95:00:00-04:00</text:p>
      <text:p text:style-name="P4">
描述: 所有 - 乌克兰人的精神健康迹象的框架“ ti yak？” Vidbulo Zhidannya ...与乌克兰2022年的战争，与乌克兰的战争是今天的最新消息，今天与乌克兰的新闻战2022今天的最后一场新闻，将在乌克兰和俄罗斯之间发动战争，何时与乌克兰的战争在与乌克兰的战争之间2022年将是或不在，在不久的将来，乌克兰与乌克兰的战争，今天的乌克兰新闻，乌克兰的新闻，乌克兰的新闻在俄罗斯的乌克兰新闻</text:p>
      <text:p text:style-name="P4">
图片: ['<text:a xlink:type="simple" xlink:href="https://armyinform.com.ua/wp-content/uploads/2023/05/1-51.jpg" text:style-name="Internet_20_link" text:visited-style-name="Visited_20_Internet_20_Link">
1-51.jpg</text:a>
', '<text:a xlink:type="simple" xlink:href="https://armyinform.com.ua/wp-content/uploads/2023/05/2-46.jpg" text:style-name="Internet_20_link" text:visited-style-name="Visited_20_Internet_20_Link">
2-46.jpg</text:a>
', '<text:a xlink:type="simple" xlink:href="https://armyinform.com.ua/wp-content/uploads/2023/05/3-45.jpg" text:style-name="Internet_20_link" text:visited-style-name="Visited_20_Internet_20_Link">
3-45.jpg</text:a>
', '<text:a xlink:type="simple" xlink:href="https://armyinform.com.ua/wp-content/uploads/2023/05/6-24-150x150.jpg" text:style-name="Internet_20_link" text:visited-style-name="Visited_20_Internet_20_Link">
6-24-150x150.jpg</text:a>
', '<text:a xlink:type="simple" xlink:href="https://armyinform.com.ua/wp-content/uploads/2023/05/4-40-150x150.jpg" text:style-name="Internet_20_link" text:visited-style-name="Visited_20_Internet_20_Link">
4-40-150x150.jpg</text:a>
', '<text:a xlink:type="simple" xlink:href="https://armyinform.com.ua/wp-content/uploads/2023/05/5-30-150x150.jpg" text:style-name="Internet_20_link" text:visited-style-name="Visited_20_Internet_20_Link">
5-30-150x150.jpg</text:a>
']</text:p>
      <text:p text:style-name="P4">
标签: ['ВЛАДИСЛАВ КЛОЧКОВ', 'МІЖВІДОМЧА КООРДИНАЦІЙНА РАДА', 'ОЛЕКСІЙ РЕЗНІКОВ', 'ПСИХОЛОГІЧНА ДОПОМОГА']</text:p>
      <text:p text:style-name="P4">
类别: News</text:p>
      <!--METADATA-->
      <text:p text:style-name="P4">
<draw:frame draw:style-name="fr1" draw:name="Image336" text:anchor-type="as-char" svg:width="6.9236in" svg:height="4.619339in" draw:z-index="0">
<draw:image xlink:href="../Images/AРМІЯINFORM/2023-05-10T95-00-00-04-00/1-51.jpg" xlink:type="simple" xlink:show="embed" xlink:actuate="onLoad" draw:mime-type="image/jpeg"/>
</draw:frame>
在所有-Ukrainian心理健康计划的框架内“ <text:a xlink:type="simple" xlink:href="https://armyinform.com.ua/2023/04/18/vseukrayinska-programa-mentalnogo-zdorovya-ty-yak-vijskovyj-aspekt/" text:style-name="Internet_20_link" text:visited-style-name="Visited_20_Internet_20_Link">
Tyak？</text:a>
»举行了由乌克兰RFPROPT影响的人进行心理健康和心理援助的机构间协调委员会的会议。</text:p>
      <text:p text:style-name="P4">
关于它<text:a xlink:type="simple" xlink:href="https://www.mil.gov.ua/news/2023/05/10/programi-mentalnogo-zdorovya-rozglyanuli-na-zasidanni-mizhvidomchoi-koordinaczijnoi-radi/" text:style-name="Internet_20_link" text:visited-style-name="Visited_20_Internet_20_Link">
报告</text:a>
谅解备忘录新闻服务。</text:p>
      <text:p text:style-name="P4">
乌克兰丹尼斯·施米加尔总理与乌克兰埃琳娜·泽伦斯卡亚的第一夫人以及乌克兰政府的成员，乌克兰总统办公室代表，人民代表，CMU协调中心的代表一起参加了会议。 联合国俄克拉省乌克兰局局长和联合国儿童基金会的乌克兰局负责人，联合国儿童基金会参与了在线格式。</text:p>
      <text:p text:style-name="P4">
该活动的参与者考虑了乌克兰部长的内阁项目，“在武装冲突条件下，平民支持中心的形成”。 各部委还提出了七个优先级 - 乌克兰精神健康计划。 特别是，自然保护部 - “医疗援助结构中的心理健康保护”，退伍军人部 - “从兵役到一部分心理援助的过渡到公民生活”，社会政策部 - 创建中心级别教育”，内政部 - “在危机和紧急情况下提供心理援助和支持的算法”，青年部 - “青年中心和活跃公园 - 生态系统的一部分 - 心理健康”。</text:p>
      <text:p text:style-name="P4">
<draw:frame draw:style-name="fr1" draw:name="Image337" text:anchor-type="as-char" svg:width="6.9236in" svg:height="4.619339in" draw:z-index="0">
<draw:image xlink:href="../Images/AРМІЯINFORM/2023-05-10T95-00-00-04-00/2-46.jpg" xlink:type="simple" xlink:show="embed" xlink:actuate="onLoad" draw:mime-type="image/jpeg"/>
</draw:frame>
作为会议的一部分，乌克兰国防部和总参谋部转移了该项目“建立了对乌克兰武装部队“恢复”人员的心理恢复体系。</text:p>
      <text:p text:style-name="P4">
战争，前边缘的条件，主动战斗造成了超人人类CIZ的负载。 因此，乌克兰国防部和试点项目武装部队的总参谋部已经创建并启动了一种心理更新的捍卫者和后卫制度，他们目前正在最前沿。</text:p>
      <text:p text:style-name="P4">
<draw:frame draw:style-name="fr1" draw:name="Image338" text:anchor-type="as-char" svg:width="6.9236in" svg:height="4.619339in" draw:z-index="0">
<draw:image xlink:href="../Images/AРМІЯINFORM/2023-05-10T95-00-00-04-00/3-45.jpg" xlink:type="simple" xlink:show="embed" xlink:actuate="onLoad" draw:mime-type="image/jpeg"/>
</draw:frame>
</text:p>
      <text:p text:style-name="P4">
<text:a xlink:type="simple" xlink:href="https://armyinform.com.ua/wp-content/uploads/2023/05/6-24.jpg" text:style-name="Internet_20_link" text:visited-style-name="Visited_20_Internet_20_Link">
<draw:frame draw:style-name="fr1" draw:name="Image339" text:anchor-type="as-char" svg:width="6.9236in" svg:height="6.9236in" draw:z-index="0">
<draw:image xlink:href="../Images/AРМІЯINFORM/2023-05-10T95-00-00-04-00/6-24-150x150.jpg" xlink:type="simple" xlink:show="embed" xlink:actuate="onLoad" draw:mime-type="image/jpeg"/>
</draw:frame>
</text:a>
</text:p>
      <text:p text:style-name="P4">
<text:a xlink:type="simple" xlink:href="https://armyinform.com.ua/wp-content/uploads/2023/05/4-40.jpg" text:style-name="Internet_20_link" text:visited-style-name="Visited_20_Internet_20_Link">
<draw:frame draw:style-name="fr1" draw:name="Image340" text:anchor-type="as-char" svg:width="6.9236in" svg:height="6.9236in" draw:z-index="0">
<draw:image xlink:href="../Images/AРМІЯINFORM/2023-05-10T95-00-00-04-00/4-40-150x150.jpg" xlink:type="simple" xlink:show="embed" xlink:actuate="onLoad" draw:mime-type="image/jpeg"/>
</draw:frame>
</text:a>
</text:p>
      <text:p text:style-name="P4">
<text:a xlink:type="simple" xlink:href="https://armyinform.com.ua/wp-content/uploads/2023/05/5-30.jpg" text:style-name="Internet_20_link" text:visited-style-name="Visited_20_Internet_20_Link">
<draw:frame draw:style-name="fr1" draw:name="Image341" text:anchor-type="as-char" svg:width="6.9236in" svg:height="6.9236in" draw:z-index="0">
<draw:image xlink:href="../Images/AРМІЯINFORM/2023-05-10T95-00-00-04-00/5-30-150x150.jpg" xlink:type="simple" xlink:show="embed" xlink:actuate="onLoad" draw:mime-type="image/jpeg"/>
</draw:frame>
</text:a>
据他介绍，心理恢复将有助于保存人力资源，将确保完全控制战斗压力并减少医疗领域的负担。 “恢复”已经成功地工作了，心理健康的离心恢复。 这些中心还旨在与执行当局，执法部门和其他国家结构，地方自治，公共组织提供有效的互动和协调，并建立有效的需求，资源和服务的机制。</text:p>
      <text:p text:style-name="P4">
Alexei Reznikov说：“国防部和武装部队总参谋部的下一阶段将是该项目的规模。”</text:p>
      <text:p text:style-name="P4">
News Source: <text:a xlink:type="simple" xlink:href="https://armyinform.com.ua/2023/05/10/sim-priorytetnyh-proyektiv-vseukrayinskoyi-programy-mentalnogo-zdorovya-rozglyanuly-na-zasidanni-mizhvidomchoyi-koordynaczijnoyi-rady/" text:style-name="Internet_20_link" text:visited-style-name="Visited_20_Internet_20_Link">
https://armyinform.com.ua/2023/05/10/sim-priorytetnyh-proyektiv-vseukrayinskoyi-programy-mentalnogo-zdorovya-rozglyanuly-na-zasidanni-mizhvidomchoyi-koordynaczijnoyi-rady/</text:a>
</text:p>
      <!--NEWS-->
      <text:h text:style-name="P10" text:outline-level="1">
<text:span text:style-name="T4">
正是在乌克兰，世界将看到欧洲能够有能力进行Volodymyr Zelenskyy</text:span>
</text:h>
      <text:p text:style-name="P4">
作者: ['АРМІЯINFORM']</text:p>
      <text:p text:style-name="P4">
时间: 2023-05-10T96:00:00-04:00</text:p>
      <text:p text:style-name="P4">
描述: 关于乌克兰总统，据说是他的乌克兰人的视频。 “我很健康，……与乌克兰2022的战争，与乌克兰的战争是今天的最新消息，与乌克兰2022年的战争是今天的最后一场，乌克兰和俄罗斯之间的战争以及俄罗斯之间的战争以及与与之交战。乌克兰在2022年，无论是否会发生，是否会在不久的将来与乌克兰进行战争，这是与乌克兰的战争，今天的乌克兰新闻，乌克兰新闻，乌克兰媒体在俄罗斯的乌克兰新闻</text:p>
      <text:p text:style-name="P4">
图片: ['<text:a xlink:type="simple" xlink:href="https://armyinform.com.ua/wp-content/uploads/2023/05/d4a0a4c5d4cf1d57e53479618468535a_1683746369_extra_large.png" text:style-name="Internet_20_link" text:visited-style-name="Visited_20_Internet_20_Link">
d4a0a4c5d4cf1d57e53479618468535a_1683746369_extra_large.png</text:a>
']</text:p>
      <text:p text:style-name="P4">
标签: ['ВІДЕОЗВЕРНЕННЯ ПРЕЗИДЕНТА УКРАЇНИ', 'ВОЛОДИМИР ЗЕЛЕНСЬКИЙ', 'ПРЕЗИДЕНТ УКРАЇНИ']</text:p>
      <text:p text:style-name="P4">
类别: News</text:p>
      <!--METADATA-->
      <text:p text:style-name="P4">
<draw:frame draw:style-name="fr1" draw:name="Image342" text:anchor-type="as-char" svg:width="6.9236in" svg:height="3.865677in" draw:z-index="0">
<draw:image xlink:href="../Images/AРМІЯINFORM/2023-05-10T96-00-00-04-00/d4a0a4c5d4cf1d57e53479618468535a_1683746369_extra_large.png" xlink:type="simple" xlink:show="embed" xlink:actuate="onLoad" draw:mime-type="image/png"/>
</draw:frame>
关于它，乌克兰总统<text:a xlink:type="simple" xlink:href="https://www.president.gov.ua/news/same-v-ukrayini-svit-bachitime-na-sho-zdatna-yevropa-zvernen-82809" text:style-name="Internet_20_link" text:visited-style-name="Visited_20_Internet_20_Link">
说</text:a>
在自己转变为乌克兰人中。</text:p>
      <text:p text:style-name="P4">
<text:span text:style-name="T5">
“我希望健康，亲爱的乌克兰人!</text:span>
</text:p>
      <text:p text:style-name="P4">
简而言之，关于我们的行为。</text:p>
      <text:p text:style-name="P4">
我们的国际街区非常活跃，详细与合作伙伴合作，为乌克兰提供新形状的包裹。 新解决方案已经在工作层面。 我们的天空缺乏更多的缺乏，我们的防御和运动的机会更多。 我今天举行了几次会议，我们在那里讨论了这一切。 我们希望从合作伙伴到下一次的相应步骤。</text:p>
      <text:p text:style-name="P4">
一会儿，我们都没有忘记，每天占领者在我们地球上的存在都是一种诱惑，就像他会成功一样。 他一无所获!我们必须将自由，安全和欧洲归还到乌克兰的所有土地 - 所有欧洲土地。 我们将做到这一点!我们不会离开任何切碎的土地的敌人 - 没有暴政会统治。 我感谢合作伙伴的领导人，所有合伙人，所有帮助我们加强力量并使乌克兰防守更加活跃的人。</text:p>
      <text:p text:style-name="P4">
他与政府官员举行了一次相当有意义的会议，以敌对行动和战争之后的领土和乌克兰生活的更新。 我们正在研究恢复的所有方面，每个方面都是新的安全表格。 经济和工业，国防，能源，能源，基础设施，教育行业，社会领域，尤其是康复组成部分...所有应该建立的东西，准备在世界上投资的东西，什么将使乌克兰和乌克兰可靠保护和自信的发展。</text:p>
      <text:p text:style-name="P4">
现在，在5月，我们将完善这些国家计划的具体点，并在6月与合作伙伴进行实践工作。 现在和现在的重建 - 我们国家的关键系统和战略转变。 我敢肯定，我们的项目将至少在乌克兰之后和所有将与乌克兰合作的合作伙伴推动发展。</text:p>
      <text:p text:style-name="P4">
在乌克兰，世界将看到欧洲的能力。 在这里，在乌克兰的乌克兰，欧洲最多将有最大的欧洲 - 最多可能的欧洲价值观，可以进行欧洲和全球合作。当然，在白天，我与情报高管与我们的指挥官进行了交流。 最前沿的情况是显而易见的首要任务。</text:p>
      <text:p text:style-name="P4">
今天，他签署了有关州立大学庆祝我们的战士的新法令。 第十单独的山区突击旅。 14th，28，53，59-tai 72独立的机械旅。 第三个单独的风暴旅。 27-rainactive炮兵旅。 第112个独立的TRO。 第67营。 第65届军事移动医院。 这是利曼清洗，巴赫穆特，雅尔，阿夫迪夫斯基，沙赫塔尔斯基。</text:p>
      <text:p text:style-name="P4">
总的来说，今天的法令标志着我们的捍卫者和捍卫者的266个。最有回头的是，最有价值的是那些生活是乌克兰的生活，这是我们顽强的乌克兰艺术。</text:p>
      <text:p text:style-name="P4">
荣耀我们所有正在战斗，战斗哨所和战斗行动中的士兵的荣耀!</text:p>
      <text:p text:style-name="P4">
荣耀为每个养育这样的儿子和女儿的乌克兰家庭荣耀!</text:p>
      <text:p text:style-name="P4">
_ <text:span text:style-name="T4">
荣耀到乌克兰!”，</text:span>
  - 乌克兰总统说。</text:p>
      <text:p text:style-name="P4">
News Source: <text:a xlink:type="simple" xlink:href="https://armyinform.com.ua/2023/05/10/same-v-ukrayini-svit-bachytyme-na-shho-zdatna-yevropa-volodymyr-zelenskyj/" text:style-name="Internet_20_link" text:visited-style-name="Visited_20_Internet_20_Link">
https://armyinform.com.ua/2023/05/10/same-v-ukrayini-svit-bachytyme-na-shho-zdatna-yevropa-volodymyr-zelenskyj/</text:a>
</text:p>
      <!--NEWS-->
      <text:h text:style-name="P10" text:outline-level="1">
<text:span text:style-name="T4">
塞尔斯基上校在巴赫穆特方向讲述了有效的反攻击</text:span>
</text:h>
      <text:p text:style-name="P4">
作者: ['АРМІЯINFORM']</text:p>
      <text:p text:style-name="P4">
时间: 2023-05-10T97:00:00-04:00</text:p>
      <text:p text:style-name="P4">
描述: 地面 - 在密歇根州巴赫穆特（Bakhmutsa）的族裔，族裔群体的结果...与乌克兰2022年的战争，与乌克兰的最新新闻，今天与乌克兰的新闻，乌克兰2022年上次与乌克兰的战争，乌克兰和俄罗斯，俄罗斯，俄罗斯，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syrskyj-bahmut.jpg" text:style-name="Internet_20_link" text:visited-style-name="Visited_20_Internet_20_Link">
syrskyj-bahmut.jpg</text:a>
']</text:p>
      <text:p text:style-name="P4">
标签: ['STOPRUSSIA', 'АГРЕСІЯ РФ', 'БАХМУТСЬКИЙ НАПРЯМОК', 'ВІЙНА', 'ВТОРГНЕННЯ РФ', 'КОНТРАТАКИ', 'ОЛЕКСАНДР СИРСЬКИЙ', 'ХРОНІКА ОБОРОНИ']</text:p>
      <text:p text:style-name="P4">
类别: News</text:p>
      <!--METADATA-->
      <text:p text:style-name="P4">
<draw:frame draw:style-name="fr1" draw:name="Image343" text:anchor-type="as-char" svg:width="6.9236in" svg:height="4.611226in" draw:z-index="0">
<draw:image xlink:href="../Images/AРМІЯINFORM/2023-05-10T97-00-00-04-00/syrskyj-bahmut.jpg" xlink:type="simple" xlink:show="embed" xlink:actuate="onLoad" draw:mime-type="image/jpeg"/>
</draw:frame>
照片：osirskiy / telegram.org</text:p>
      <text:p text:style-name="P4">
多亏了巴赫穆特(Bakhmut)方向上周到的辩护，我们得到了单位有效行动的结果。 包括有效的反击。在前线的某些部分，敌人无法维持乌克兰国防工人的压力，并撤退到多达2公里的距离。</text:p>
      <text:p text:style-name="P4">
关于它<text:a xlink:type="simple" xlink:href="https://t.me/osirskiy/66" text:style-name="Internet_20_link" text:visited-style-name="Visited_20_Internet_20_Link">
写</text:a>
乌克兰通用赛尔斯基的英雄在他的电报频道中。</text:p>
      <text:p text:style-name="P4">
正是辩护行动的合理行为使瓦格纳·佩奇(Wagner PEC)的准备部队耗尽了，并迫使他们用俄罗斯联邦的常规部队的准备部队更糟糕地取代他们，这些部队被击败并离开。</text:p>
      <text:p text:style-name="P4">
尽管部队大量集中以及俄罗斯军事罪犯的大声陈述打算在5月9日之前夺取巴赫穆特，但敌人无法占领乌克兰人。</text:p>
      <text:p text:style-name="P4">
根据西尔斯基(Syrsky)上校的说法，我们的国防军在可靠地保持了前线，不允许敌人向前迈进：“巴赫穆特(Bakhmut)的战斗仍在继续。”</text:p>
      <text:p text:style-name="P4">
“我想单独注意到第三独立的突击旅的工作，在与强大的打击的敌人作斗争中，并展示了乌克兰军队的力量。</text:p>
      <text:p text:style-name="P4">
正如卡尔·冯·克劳塞维茨(Karl von Clausewitz)所说：“战争正在赢得。 这是重点。”</text:p>
      <text:p text:style-name="P4">
荣耀乌克兰!”  - 亚历山大·西尔斯基(Alexander Sirsky)写道。</text:p>
      <text:p text:style-name="P4">
News Source: <text:a xlink:type="simple" xlink:href="https://armyinform.com.ua/2023/05/10/syrskyj-rozpoviv-pro-efektyvni-kontrataky-na-bahmutskomu/" text:style-name="Internet_20_link" text:visited-style-name="Visited_20_Internet_20_Link">
https://armyinform.com.ua/2023/05/10/syrskyj-rozpoviv-pro-efektyvni-kontrataky-na-bahmutskomu/</text:a>
</text:p>
      <!--NEWS-->
      <text:h text:style-name="P10" text:outline-level="1">
<text:span text:style-name="T4">
乌克兰和世界反对俄罗斯的侵略。 行动中的制裁</text:span>
</text:h>
      <text:p text:style-name="P4">
作者: ['АРМІЯINFORM']</text:p>
      <text:p text:style-name="P4">
时间: 2023-05-10T98: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5/sankcziyi-sumnyj-putin.jpg" text:style-name="Internet_20_link" text:visited-style-name="Visited_20_Internet_20_Link">
sankcziyi-sumnyj-putin.jpg</text:a>
']</text:p>
      <text:p text:style-name="P4">
标签: ['АНТИРОСІЙСЬКІ САНКЦІЇ', 'СЛУЖБА ЗОВНІШНЬОЇ РОЗВІДКИ УКРАЇНИ']</text:p>
      <text:p text:style-name="P4">
类别: News</text:p>
      <!--METADATA-->
      <text:p text:style-name="P4">
<draw:frame draw:style-name="fr1" draw:name="Image344" text:anchor-type="as-char" svg:width="6.9236in" svg:height="4.32725in" draw:z-index="0">
<draw:image xlink:href="../Images/AРМІЯINFORM/2023-05-10T98-00-00-04-00/sankcziyi-sumnyj-putin.jpg" xlink:type="simple" xlink:show="embed" xlink:actuate="onLoad" draw:mime-type="image/jpeg"/>
</draw:frame>
反俄罗斯制裁。 拼贴军</text:p>
      <text:p text:style-name="P4">
乌克兰的外部情报服务继续<text:a xlink:type="simple" xlink:href="https://www.facebook.com/SZRUkraine/posts/pfbid0qm31szwdk3sTRTU9RMsCBQRBRJtmCn1sJ9L4eh1ditRCBWtVMKQbGda5qXZFSAYXl" text:style-name="Internet_20_link" text:visited-style-name="Visited_20_Internet_20_Link">
告诉</text:a>
国际社会对恐怖分子国家的制裁和其他行动。</text:p>
      <text:p text:style-name="P4">
<text:span text:style-name="T4">
截至2023年5月10日的情况</text:span>
</text:p>
      <text:p text:style-name="P4">
美国为乌克兰提供了另外12亿多拉尔的军事援助计划。 该包包括：其他防空系统和弹药； 将西方起始设施，火箭和雷达与乌克兰可回收防御系统集成的设备； 与无人机作战的弹药； 155毫米口径炮兵； 商业卫星图像；支持培训，维护和支持。</text:p>
      <text:p text:style-name="P4">
立陶宛总理伊格里德·史蒙蒙特(Igrid Shimonite)呼吁欧盟在修改长期社区预算的同时向乌克兰提供额外的援助。</text:p>
      <text:p text:style-name="P4">
德国总理奥拉夫·舒尔茨(Olaf Scholtz)在欧洲议会的讲话中呼吁与欧盟的扩张并行改革。 他单独记得乌克兰，并指出欧盟现在应该为该国的重建设定课程。 奥拉夫·索尔茨(Olaf Soltz)说：“成功，民主，欧洲乌克兰是对帝国，修正主义和非法政客的最佳否认。”</text:p>
      <text:p text:style-name="P4">
欧洲议会已支持与乌克兰的无职责贸易持续一年。</text:p>
      <text:p text:style-name="P4">
乌克兰沃迪米尔·泽伦斯基(Volodymyr Zelensky)总裁兼欧盟委员会主席Ursula Fon Derlyen有意与欧盟共同建立一个协调小组，以解决与出口乌克兰农产品有关的问题问题。</text:p>
      <text:p text:style-name="P4">
欧洲委员会主席Ursula von der Liaien报告说，在第11个太平洋制裁中，建议增加对进口的新限制，以减轻绕过制裁的责任。 据她说，俄罗斯联合会中的新套餐包含三个主要要素：首先，欧洲委员会建议改善现有的限制，并在禁令中添加更多类型的商品，尤其是最新技术或备用技术飞机的零件，然后去俄罗斯，然后去俄罗斯； 其次，干涉制裁的新工具； 第三，欧洲委员会提议禁止从RFI第三国故意违反制裁的情况下进行影子组织。在欧洲当天，欧洲委员会在欧盟委员会举行了乌克兰的旗帜。</text:p>
      <text:p text:style-name="P4">
欧盟委员会说：“我们祝贺乌克兰庆祝5月9日的决定，因为欧洲日是欧洲人民的欧洲身份的反映。”</text:p>
      <text:p text:style-name="P4">
拉脱维亚外交部长埃德加·林克维奇(Edgar Rinkevich)祝贺欧洲当天，乌克兰首先与欧盟同步庆祝，敦促支持乌克兰及其向欧盟的发展。</text:p>
      <text:p text:style-name="P4">
28乌克兰人成为欧洲学院的成员。</text:p>
      <text:p text:style-name="P4">
三个乌克兰人(美联社的工作人员Mstislav Chernov，Eugene，Vasilis Stepanenko)他们成为普利策奖2023奖的获奖者，这是新闻领域最负盛名的世界奖项。</text:p>
      <text:p text:style-name="P4">
波兰国防部长马里乌斯·布拉斯查克(Mariusz Blaschak)报告说，他的国家已经被转移到MIG-29战斗机上到乌克兰。</text:p>
      <text:p text:style-name="P4">
荷兰总理马克·鲁特(Mark Rutte)报告说，他的国家正在讨论IFI，英国和丹麦，乌克兰转移到乌克兰F-16。</text:p>
      <text:p text:style-name="P4">
英国总理里卡·斯纳克(Richa Snak)表示，英国坚决支持乌克兰人民反对俄罗斯联邦的侵略。</text:p>
      <text:p text:style-name="P4">
英国外交大臣詹姆斯·克莱维利(James Kleverli)将在华盛顿与美国总统管理局和国会持有数量，以维护乌克兰的支持，并确保其在战争中获胜。</text:p>
      <text:p text:style-name="P4">
美国国务院韦德特·帕特尔(Vedant Patel)指出，乌克兰的普通宣布并不遵守克里姆林宫的计划，这就是为什么俄罗斯诉诸于平民的审判，将囚犯扔到前面并选择和平的升级。</text:p>
      <text:p text:style-name="P4">
美国驻布里奇特·布里德克(Bridget Bridk)的大使在5月9日晚上谴责了俄罗斯在比金乌克兰城市和平民的一波空袭。</text:p>
      <text:p text:style-name="P4">
美国歌手和女演员巴布拉·史特雷扎德(Barbra Strezand)向乌克兰捐赠了24万美元用于医疗服务。</text:p>
      <text:p text:style-name="P4">
从俄罗斯对乌克兰的新游泳战争开始，爱沙尼亚已经冻结了超过2000万欧元的俄罗斯资产。 大约有1,170万欧元，总金额，信贷和其他金融机构和纳巴科夫帐户被冻结。 即使是840万欧元，也存储在税收和海关服务的预付款中。 超过90％的冷冻资产与两个俄罗斯寡头有关-Andrey Melnicenko和Vyacheslavkantor。 第一个由Eurocem TerminalSillamäeOü拥有，第二个是DBT中的货物终端，作为Muuga Seaport。5月9日，布加勒斯特(Bucharest)由于俄罗斯基础设施联合会的混合动力和网络攻击的增长，开设了欧​​洲驾驶员安全能力中心。</text:p>
      <text:p text:style-name="P4">
5月9日，卡塔尔航空公司(Katar Airways)以737 MAX 8进行了第一次常规航班，这是对俄罗斯的制裁收到的。 安全当局激起了制裁，禁止美国向俄罗斯供应塔瓦特备件的飞机。 因此，波音737马克斯去了卡塔尔而不是俄罗斯，在A7-SBCC的新注册下，他开始在卡塔尔航空公司舰队中飞行。</text:p>
      <text:p text:style-name="P4">
<text:span text:style-name="T4">
 rf </text:span>
</text:p>
      <text:p text:style-name="P4">
意大利国家拥有的公司ENI由于俄罗斯俄罗斯天然气工业股东俄罗斯天然气工业股份公司的决定而呼吁进行仲裁，以减少对乌克兰的全面废水后的天然气供应。</text:p>
      <text:p text:style-name="P4">
在第一季度，日本与俄罗斯联邦之间的营业额减少了41％，尤其是一月的俄罗斯天然气的购买量减少了65.6％，煤炭减少了76％，非有产金属 -  55.4％，食品。(更多海鲜) -  92.1％。 在日本对RFProdose制裁的制裁的背景下，进一步削弱了日本与俄罗斯的经济关系。</text:p>
      <text:p text:style-name="P4">
俄罗斯人在土耳其的旅游居住许可证的收据和延续中面临问题。 在几乎所有地区，拒绝居住许可证的百分比开始增加，居住地的延续是大多数搬到土耳其的俄罗斯人最痛苦的问题。 在俄罗斯联邦当地人 - 伊斯坦布尔，安塔利亚，凯梅利，博德鲁米，马尔马里西等所有最大的城市中，它们都是困难的。</text:p>
      <text:p text:style-name="P4">
在克里姆林宫的指示下，俄罗斯宣传在合同中签订的服务合同上的项目中宣传了有关“莫斯科居民和客人的兴趣”的信息，并“要求”将其扩展到整个俄罗斯联合会。 每周在各种信息渠道和社交网络中每周出现相同类型的IDEORENS。</text:p>
      <text:p text:style-name="P4">
5月10日，在讨论欧盟制裁计划中，波兰计划违反白俄罗斯的限制。 波兰的永久代表到欧盟安德烈亚人说，白俄罗斯是当今制裁系统中最大的漏洞。 对白俄罗斯进行了制裁，以截断了选举，压抑，植入飞机的种植，但尽管有波兰的呼吁，但欧盟仍未对阿兹姆斯卡亚(Azhminskaya)进行直接和间接参与俄罗斯对乌克兰的侵略的制裁，但他还补充说，与民间社会，媒体，媒体，波兰人和立陶宛人。欧盟在其声明中要求立即与白俄罗斯·维克多·巴巴里克(Belarus Viktor Babarik)总统的前竞争者接触，后者被住院了 - 年龄 - 年 - 戈尔德监狱待遇。 声明还指出，欧盟将继续其Zail，以确保受害者的公平性并带来参考肇事者。</text:p>
      <text:p text:style-name="P4">
News Source: <text:a xlink:type="simple" xlink:href="https://armyinform.com.ua/2023/05/10/proty-rosijskoyi-agresiyi-sankcziyi-v-diyi/" text:style-name="Internet_20_link" text:visited-style-name="Visited_20_Internet_20_Link">
https://armyinform.com.ua/2023/05/10/proty-rosijskoyi-agresiyi-sankcziyi-v-diyi/</text:a>
</text:p>
      <!--NEWS-->
      <text:h text:style-name="P10" text:outline-level="1">
<text:span text:style-name="T4">
短的。 战争。 第441天。视频</text:span>
</text:h>
      <text:p text:style-name="P4">
作者: ['АРМІЯINFORM']</text:p>
      <text:p text:style-name="P4">
时间: 2023-05-10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 'ВІДЕОДАЙДЖЕСТ', 'ВІЙНА', 'ВТОРГНЕННЯ РФ', 'ГШ ЗСУ']</text:p>
      <text:p text:style-name="P4">
类别: News</text:p>
      <!--METADATA-->
      <text:p text:style-name="P4">
News Source: <text:a xlink:type="simple" xlink:href="https://armyinform.com.ua/2023/05/10/korotko-vijna-den-441-videodajdzhest/" text:style-name="Internet_20_link" text:visited-style-name="Visited_20_Internet_20_Link">
https://armyinform.com.ua/2023/05/10/korotko-vijna-den-441-videodajdzhest/</text:a>
</text:p>
      <!--NEWS-->
      <text:h text:style-name="P10" text:outline-level="1">
<text:span text:style-name="T4">
总统在临时占领的斯卡多夫斯克（Skadovsk）建立了城市军事管理</text:span>
</text:h>
      <text:p text:style-name="P4">
作者: Ukrinform (Person)</text:p>
      <text:p text:style-name="P4">
出版商: Укринформ (Organization)</text:p>
      <text:p text:style-name="P4">
出版时间: 2023-05-11T-31:24:00+03:00</text:p>
      <text:p text:style-name="P4">
修改时间: 2023-05-11T00:24:00+03:00</text:p>
      <text:p text:style-name="P4">
描述: 乌克兰沃迪米尔·泽伦斯基（Ukraine Volodymyr Zelensky）总统在赫森地区创建了两个新的军事行政部门。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Херсонщина', 'Скадовськ', 'Зеленський', 'Військова адміністрація']</text:p>
      <text:p text:style-name="P4">
类型: Article</text:p>
      <!--METADATA-->
      <text:p text:style-name="P4">
<draw:frame draw:style-name="fr1" draw:name="Image345" text:anchor-type="as-char" svg:width="6.9236in" svg:height="3.956343in" draw:z-index="0">
<draw:image xlink:href="../Images/yкринформ/2023-05-11T-31-24-00-03-00/630_360_1664387283-922.jpg" xlink:type="simple" xlink:show="embed" xlink:actuate="onLoad" draw:mime-type="image/jpeg"/>
</draw:frame>
乌克兰沃迪米尔·泽伦斯基总统在乌森地区创建了两个新的军事行政部门。</text:p>
      <text:p text:style-name="P4">
根据乌克林福姆的说法，参考了总统办公室，适当<text:a xlink:type="simple" xlink:href="https://www.president.gov.ua/documents/2682023-46713" text:style-name="Internet_20_link" text:visited-style-name="Visited_20_Internet_20_Link">
</text:a>
它于10日公开。</text:p>
      <text:p text:style-name="P4">
“乌克兰武装部队的总人员应按照乌克兰法律“与军事行政部门形成有关的措施”，将根据乌克兰法律执行。</text:p>
      <text:p text:style-name="P4">
该法令规定了创建：</text:p>
      <text:p text:style-name="P4">
<text:span text:style-name="T5">
赫尔森区Vinogradovo村的农村军事管理 </text:span>
位于Kherson地区Skadovsk的城市军事管理</text:p>
      <text:p text:style-name="P4">
<text:span text:style-name="T4">
另请阅读：</text:span>
 <text:span text:style-name="T4">
 <text:a xlink:type="simple" xlink:href="https://www.ukrinform.ua/rubric-regions/3706450-u-skadovsku-zagarbniki-zgortaut-dialnist-svoih-administracij-genstab.html" text:style-name="Internet_20_link" text:visited-style-name="Visited_20_Internet_20_Link">
</text:a>
</text:span>
</text:p>
      <text:p text:style-name="P4">
记起： <text:span text:style-name="T4">
 <text:a xlink:type="simple" xlink:href="https://www.ukrinform.ua/tag-skadovsk" text:style-name="Internet_20_link" text:visited-style-name="Visited_20_Internet_20_Link">
</text:a>
</text:span>
他于2022年2月被俄罗斯军队占领。 据总参谋部称，库尔森释放后，11月1日，占领政府被转移到本月。</text:p>
      <text:p text:style-name="P4">
News Source: <text:a xlink:type="simple" xlink:href="https://www.ukrinform.ua/rubric-regions/3707504-prezident-stvoriv-misku-vijskovu-administraciu-u-timcasovo-okupovanomu-skadovsku.html" text:style-name="Internet_20_link" text:visited-style-name="Visited_20_Internet_20_Link">
https://www.ukrinform.ua/rubric-regions/3707504-prezident-stvoriv-misku-vijskovu-administraciu-u-timcasovo-okupovanomu-skadovsku.html</text:a>
</text:p>
      <!--NEWS-->
      <text:h text:style-name="P10" text:outline-level="1">
<text:span text:style-name="T4">
美国总检察长批准了俄罗斯联邦没收资产的转让，以重建乌克兰</text:span>
</text:h>
      <text:p text:style-name="P4">
作者: Ukrinform (Person)</text:p>
      <text:p text:style-name="P4">
出版商: Укринформ (Organization)</text:p>
      <text:p text:style-name="P4">
出版时间: 2023-05-11T-33:10:00+03:00</text:p>
      <text:p text:style-name="P4">
修改时间: 2023-05-11T00:10:00+03:00</text:p>
      <text:p text:style-name="P4">
描述: 他周三说，美国检察官梅里克·加兰德（Merrick Garland）批准了在乌克兰被没收的俄罗斯资产的首次转让。  - 乌克林。</text:p>
      <text:p text:style-name="P4">
图片: ["<text:a xlink:type="simple" xlink:href="https://static.ukrinform.com/photos/2023_02/thumb_files/630_360_1675468231-159.jpg" text:style-name="Internet_20_link" text:visited-style-name="Visited_20_Internet_20_Link">
630_360_16754...</text:a>
"]</text:p>
      <text:p text:style-name="P4">
标签: ['Прокуратура', 'США', 'Відновлення України', 'Конфіскація активів']</text:p>
      <text:p text:style-name="P4">
类型: Article</text:p>
      <!--METADATA-->
      <text:p text:style-name="P4">
<draw:frame draw:style-name="fr1" draw:name="Image346" text:anchor-type="as-char" svg:width="6.9236in" svg:height="3.956343in" draw:z-index="0">
<draw:image xlink:href="../Images/yкринформ/2023-05-11T-33-10-00-03-00/630_360_1675468231-159.jpg" xlink:type="simple" xlink:show="embed" xlink:actuate="onLoad" draw:mime-type="image/jpeg"/>
</draw:frame>
他在中间说，美国检察官梅里克·加兰德(Merrick Garland)批准了第一个在乌克兰使用的俄罗斯资产。</text:p>
      <text:p text:style-name="P4">
正如乌克林福姆报道的那样，它报告了<text:a xlink:type="simple" xlink:href="https://www.reuters.com/world/europe/us-attorney-general-oks-transfer-forfeited-funds-russia-oligarch-use-ukraine-2023-05-10/" text:style-name="Internet_20_link" text:visited-style-name="Visited_20_Internet_20_Link">
</text:a>
。</text:p>
      <text:p text:style-name="P4">
去年，美国司法部指责俄罗斯寡头康斯坦塔纳诺夫埃夫(Konstantinamalofeev)违反了在乌克兰入侵后对俄罗斯实施的制裁，尤其是他为克里米亚的俄罗斯分离主义者提供了资金。</text:p>
      <text:p text:style-name="P4">
<text:span text:style-name="T4">
另请阅读：</text:span>
 <text:span text:style-name="T4">
 <text:a xlink:type="simple" xlink:href="https://www.ukrinform.ua/rubric-vidbudova/3667811-slah-do-vidbudovi-aku-pidtrimaut-partneri-i-za-aku-zaplatit-agresor.html" text:style-name="Internet_20_link" text:visited-style-name="Visited_20_Internet_20_Link">
</text:a>
</text:span>
</text:p>
      <text:p text:style-name="P4">
同时，加兰(Garland)宣布“逮捕了数百万美元的韦迪卡金融机构，这与违反制裁马洛夫夫(Malofev)有关。”</text:p>
      <text:p text:style-name="P4">
2月，检察官_ <text:span text:style-name="T4">
 <text:a xlink:type="simple" xlink:href="https://www.ukrinform.ua/rubric-economy/3665169-genprokuror-ssa-shvaliv-persu-peredacu-konfiskovanih-aktiviv-rf-na-vidbudovu-ukraini.html" text:style-name="Internet_20_link" text:visited-style-name="Visited_20_Internet_20_Link">
</text:a>
</text:span>
 _</text:p>
      <text:p text:style-name="P4">
加兰德说：“尽管这是美国没收的俄罗斯资金的第一次转让，但这并不是最后一个。”</text:p>
      <text:p text:style-name="P4">
正如乌克林福姆报道的那样，纽约南部地方法院早些时候已经意识到没收了马洛夫耶夫的资金。</text:p>
      <text:p text:style-name="P4">
<text:span text:style-name="T4">
另请阅读：</text:span>
 <text:span text:style-name="T4">
 <text:a xlink:type="simple" xlink:href="https://www.ukrinform.ua/rubric-economy/3674811-so-vtratila-ekonomika-rf-za-rik-agresii.html" text:style-name="Internet_20_link" text:visited-style-name="Visited_20_Internet_20_Link">
</text:a>
</text:span>
</text:p>
      <text:p text:style-name="P4">
法院文件指出，去年年底，Malofeev试图将资金从丹佛银行银行的帐户转移到商业伙伴。 所以钱被没收了。</text:p>
      <text:p text:style-name="P4">
<text:span text:style-name="T5">
foto：Kevin Dietsch</text:span>
</text:p>
      <text:p text:style-name="P4">
News Source: <text:a xlink:type="simple" xlink:href="https://www.ukrinform.ua/rubric-vidbudova/3707503-genprokuror-ssa-sankcionuvav-peredacu-konfiskovanih-aktiviv-rf-na-vidbudovu-ukraini.html" text:style-name="Internet_20_link" text:visited-style-name="Visited_20_Internet_20_Link">
https://www.ukrinform.ua/rubric-vidbudova/3707503-genprokuror-ssa-sankcionuvav-peredacu-konfiskovanih-aktiviv-rf-na-vidbudovu-ukraini.html</text:a>
</text:p>
      <!--NEWS-->
      <text:h text:style-name="P10" text:outline-level="1">
<text:span text:style-name="T4">
美国总检察长批准了俄罗斯联邦没收资产的转让，以重建乌克兰</text:span>
</text:h>
      <text:p text:style-name="P4">
作者: Ukrinform (Person)</text:p>
      <text:p text:style-name="P4">
出版商: Укринформ (Organization)</text:p>
      <text:p text:style-name="P4">
出版时间: 2023-05-11T00:10:00+03:00</text:p>
      <text:p text:style-name="P4">
修改时间: 2023-05-11T00:10:00+03:00</text:p>
      <text:p text:style-name="P4">
描述: 他周三说，美国检察官梅里克·加兰德（Merrick Garland）批准了在乌克兰被没收的俄罗斯资产的首次转让。  - 乌克林。</text:p>
      <text:p text:style-name="P4">
图片: ["<text:a xlink:type="simple" xlink:href="https://static.ukrinform.com/photos/2023_02/thumb_files/630_360_1675468231-159.jpg" text:style-name="Internet_20_link" text:visited-style-name="Visited_20_Internet_20_Link">
630_360_16754...</text:a>
"]</text:p>
      <text:p text:style-name="P4">
标签: ['Прокуратура', 'США', 'Відновлення України', 'Конфіскація активів']</text:p>
      <text:p text:style-name="P4">
类型: Article</text:p>
      <!--METADATA-->
      <text:p text:style-name="P4">
<draw:frame draw:style-name="fr1" draw:name="Image347" text:anchor-type="as-char" svg:width="6.9236in" svg:height="3.956343in" draw:z-index="0">
<draw:image xlink:href="../Images/yкринформ/2023-05-11T00-10-00-03-00/630_360_1675468231-159.jpg" xlink:type="simple" xlink:show="embed" xlink:actuate="onLoad" draw:mime-type="image/jpeg"/>
</draw:frame>
他在中间说，美国检察官梅里克·加兰德(Merrick Garland)批准了第一个在乌克兰使用的俄罗斯资产。</text:p>
      <text:p text:style-name="P4">
正如乌克林福姆报道的那样，它报告了<text:a xlink:type="simple" xlink:href="https://www.reuters.com/world/europe/us-attorney-general-oks-transfer-forfeited-funds-russia-oligarch-use-ukraine-2023-05-10/" text:style-name="Internet_20_link" text:visited-style-name="Visited_20_Internet_20_Link">
</text:a>
。</text:p>
      <text:p text:style-name="P4">
去年，美国司法部指责俄罗斯寡头康斯坦塔纳诺夫埃夫(Konstantinamalofeev)违反了在乌克兰入侵后对俄罗斯实施的制裁，尤其是他为克里米亚的俄罗斯分离主义者提供了资金。</text:p>
      <text:p text:style-name="P4">
<text:span text:style-name="T4">
另请阅读：</text:span>
 <text:span text:style-name="T4">
 <text:a xlink:type="simple" xlink:href="https://www.ukrinform.ua/rubric-vidbudova/3667811-slah-do-vidbudovi-aku-pidtrimaut-partneri-i-za-aku-zaplatit-agresor.html" text:style-name="Internet_20_link" text:visited-style-name="Visited_20_Internet_20_Link">
</text:a>
</text:span>
</text:p>
      <text:p text:style-name="P4">
同时，加兰(Garland)宣布“逮捕了数百万美元的韦迪卡金融机构，这与违反制裁马洛夫夫(Malofev)有关。”</text:p>
      <text:p text:style-name="P4">
2月，检察官_ <text:span text:style-name="T4">
 <text:a xlink:type="simple" xlink:href="https://www.ukrinform.ua/rubric-economy/3665169-genprokuror-ssa-shvaliv-persu-peredacu-konfiskovanih-aktiviv-rf-na-vidbudovu-ukraini.html" text:style-name="Internet_20_link" text:visited-style-name="Visited_20_Internet_20_Link">
</text:a>
</text:span>
 _</text:p>
      <text:p text:style-name="P4">
加兰德说：“尽管这是美国没收的俄罗斯资金的第一次转让，但这并不是最后一个。”</text:p>
      <text:p text:style-name="P4">
正如乌克林福姆报道的那样，纽约南部地方法院早些时候已经意识到没收了马洛夫耶夫的资金。</text:p>
      <text:p text:style-name="P4">
<text:span text:style-name="T4">
另请阅读：</text:span>
 <text:span text:style-name="T4">
 <text:a xlink:type="simple" xlink:href="https://www.ukrinform.ua/rubric-economy/3674811-so-vtratila-ekonomika-rf-za-rik-agresii.html" text:style-name="Internet_20_link" text:visited-style-name="Visited_20_Internet_20_Link">
</text:a>
</text:span>
</text:p>
      <text:p text:style-name="P4">
法院文件指出，去年年底，Malofeev试图将资金从丹佛银行银行的帐户转移到商业伙伴。 所以钱被没收了。</text:p>
      <text:p text:style-name="P4">
<text:span text:style-name="T5">
foto：Kevin Dietsch</text:span>
</text:p>
      <text:p text:style-name="P4">
News Source: <text:a xlink:type="simple" xlink:href="https://www.ukrinform.ua/rubric-vidbudova/3707503-genprokuror-ssa-sankcionuvav-peredacu-konfiskovanih-aktiviv-rf-na-vidbudovu-ukraini.html" text:style-name="Internet_20_link" text:visited-style-name="Visited_20_Internet_20_Link">
https://www.ukrinform.ua/rubric-vidbudova/3707503-genprokuror-ssa-sankcionuvav-peredacu-konfiskovanih-aktiviv-rf-na-vidbudovu-ukraini.html</text:a>
</text:p>
      <!--NEWS-->
      <text:h text:style-name="P10" text:outline-level="1">
<text:span text:style-name="T4">
总统在临时占领的斯卡多夫斯克（Skadovsk）建立了城市军事管理</text:span>
</text:h>
      <text:p text:style-name="P4">
作者: Ukrinform (Person)</text:p>
      <text:p text:style-name="P4">
出版商: Укринформ (Organization)</text:p>
      <text:p text:style-name="P4">
出版时间: 2023-05-11T00:24:00+03:00</text:p>
      <text:p text:style-name="P4">
修改时间: 2023-05-11T00:24:00+03:00</text:p>
      <text:p text:style-name="P4">
描述: 乌克兰沃迪米尔·泽伦斯基（Ukraine Volodymyr Zelensky）总统在赫森地区创建了两个新的军事行政部门。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Херсонщина', 'Скадовськ', 'Зеленський', 'Військова адміністрація']</text:p>
      <text:p text:style-name="P4">
类型: Article</text:p>
      <!--METADATA-->
      <text:p text:style-name="P4">
<draw:frame draw:style-name="fr1" draw:name="Image348" text:anchor-type="as-char" svg:width="6.9236in" svg:height="3.956343in" draw:z-index="0">
<draw:image xlink:href="../Images/yкринформ/2023-05-11T00-24-00-03-00/630_360_1664387283-922.jpg" xlink:type="simple" xlink:show="embed" xlink:actuate="onLoad" draw:mime-type="image/jpeg"/>
</draw:frame>
乌克兰沃迪米尔·泽伦斯基总统在乌森地区创建了两个新的军事行政部门。</text:p>
      <text:p text:style-name="P4">
根据乌克林福姆的说法，参考了总统办公室，适当<text:a xlink:type="simple" xlink:href="https://www.president.gov.ua/documents/2682023-46713" text:style-name="Internet_20_link" text:visited-style-name="Visited_20_Internet_20_Link">
</text:a>
它于10日公开。</text:p>
      <text:p text:style-name="P4">
“乌克兰武装部队的总人员应按照乌克兰法律“与军事行政部门形成有关的措施”，将根据乌克兰法律执行。</text:p>
      <text:p text:style-name="P4">
该法令规定了创建：</text:p>
      <text:p text:style-name="P4">
<text:span text:style-name="T5">
赫尔森区Vinogradovo村的农村军事管理 </text:span>
位于Kherson地区Skadovsk的城市军事管理</text:p>
      <text:p text:style-name="P4">
<text:span text:style-name="T4">
另请阅读：</text:span>
 <text:span text:style-name="T4">
 <text:a xlink:type="simple" xlink:href="https://www.ukrinform.ua/rubric-regions/3706450-u-skadovsku-zagarbniki-zgortaut-dialnist-svoih-administracij-genstab.html" text:style-name="Internet_20_link" text:visited-style-name="Visited_20_Internet_20_Link">
</text:a>
</text:span>
</text:p>
      <text:p text:style-name="P4">
记起： <text:span text:style-name="T4">
 <text:a xlink:type="simple" xlink:href="https://www.ukrinform.ua/tag-skadovsk" text:style-name="Internet_20_link" text:visited-style-name="Visited_20_Internet_20_Link">
</text:a>
</text:span>
他于2022年2月被俄罗斯军队占领。 据总参谋部称，库尔森释放后，11月1日，占领政府被转移到本月。</text:p>
      <text:p text:style-name="P4">
News Source: <text:a xlink:type="simple" xlink:href="https://www.ukrinform.ua/rubric-regions/3707504-prezident-stvoriv-misku-vijskovu-administraciu-u-timcasovo-okupovanomu-skadovsku.html" text:style-name="Internet_20_link" text:visited-style-name="Visited_20_Internet_20_Link">
https://www.ukrinform.ua/rubric-regions/3707504-prezident-stvoriv-misku-vijskovu-administraciu-u-timcasovo-okupovanomu-skadovsku.html</text:a>
</text:p>
      <!--NEWS-->
      <text:h text:style-name="P10" text:outline-level="1">
<text:span text:style-name="T4">
Wagnerivtsi仍然拥有大部分Bakhmut -Politico</text:span>
</text:h>
      <text:p text:style-name="P4">
作者: Ukrinform (Person)</text:p>
      <text:p text:style-name="P4">
出版商: Укринформ (Organization)</text:p>
      <text:p text:style-name="P4">
出版时间: 2023-05-11T00:35:00+03:00</text:p>
      <text:p text:style-name="P4">
修改时间: 2023-05-11T00:35:00+03:00</text:p>
      <text:p text:style-name="P4">
描述: 俄罗斯瓦格纳团体继续保留巴赫穆特的大部分地区，并拥有巨大的弹药储备，尽管他们的领导人耶夫根·普里戈吉（Yevgeny Prigogine）遭受了损失和公开声明。  - 乌克林。</text:p>
      <text:p text:style-name="P4">
图片: ["<text:a xlink:type="simple" xlink:href="https://static.ukrinform.com/photos/2023_02/thumb_files/630_360_1675531805-640.jpg" text:style-name="Internet_20_link" text:visited-style-name="Visited_20_Internet_20_Link">
630_360_16755...</text:a>
"]</text:p>
      <text:p text:style-name="P4">
标签: ['Бахмут', 'Агресія РФ', 'ПВК "Вагнера"', 'Пригожин', 'Війна з росією']</text:p>
      <text:p text:style-name="P4">
类型: Article</text:p>
      <!--METADATA-->
      <text:p text:style-name="P4">
<draw:frame draw:style-name="fr1" draw:name="Image349" text:anchor-type="as-char" svg:width="6.9236in" svg:height="3.956343in" draw:z-index="0">
<draw:image xlink:href="../Images/yкринформ/2023-05-11T00-35-00-03-00/630_360_1675531805-640.jpg" xlink:type="simple" xlink:show="embed" xlink:actuate="onLoad" draw:mime-type="image/jpeg"/>
</draw:frame>
俄罗斯瓦格纳团体继续保留巴赫穆特的大部分地区，尽管尤金·普里戈金(Eugene Prigogin)遭受了损失和公开声明，但它们将在很大程度上是弹药的储备。</text:p>
      <text:p text:style-name="P4">
根据乌克林福姆的说法，这在出版物中进行了讨论<text:a xlink:type="simple" xlink:href="https://www.politico.com/news/2023/05/10/wagner-russia-bakhmut-ukraine-00096255" text:style-name="Internet_20_link" text:visited-style-name="Visited_20_Internet_20_Link">
</text:a>
。</text:p>
      <text:p text:style-name="P4">
周三，乌克兰军队在城市郊区击退了俄罗斯人的几个职位，但美国官员说，他们没有看到任何证据表明武装分子正在准备从该市完全退出。 该组织拥有重要的弹药，并至少占巴赫穆特(Bakhmut)的85％。</text:p>
      <text:p text:style-name="P4">
<text:span text:style-name="T4">
另请阅读：</text:span>
 <text:span text:style-name="T4">
 <text:a xlink:type="simple" xlink:href="https://www.ukrinform.ua/rubric-ato/3707438-sirskij-pro-bahmut-na-okremih-dilankah-rosiani-vidstupili-na-distanciu-do-2-kilometriv.html" text:style-name="Internet_20_link" text:visited-style-name="Visited_20_Internet_20_Link">
</text:a>
</text:span>
</text:p>
      <text:p text:style-name="P4">
值得注意的是，普里戈宁长期以来一直批评国防部的管理和总参谋部的管理人员对他的小组的支持不足，而他对巴赫穆特的陈述不信任。</text:p>
      <text:p text:style-name="P4">
美国国家安全委员会的发言人说：“我们不会对普里戈宁先生的戏剧表演或政治结果发表评论，这是他和俄罗斯军事首领之间所观察到的。” “普里戈宁被视为枪支肉，为了少量规定而牺牲了生命，而没有明显的战略利益并试图实现其政治目标。”</text:p>
      <text:p text:style-name="P4">
<text:span text:style-name="T4">
另请阅读：</text:span>
 <text:span text:style-name="T4">
 <text:a xlink:type="simple" xlink:href="https://www.ukrinform.ua/rubric-ato/3707359-sojgu-gerasimov-i-prigozin-vze-viznacaut-miz-sobou-vinnih-u-porazci-gur.html" text:style-name="Internet_20_link" text:visited-style-name="Visited_20_Internet_20_Link">
</text:a>
</text:span>
</text:p>
      <text:p text:style-name="P4">
回想一下，在上周，Prigogine在许多由Usocial Networks分发的视频中宣布其意图是将其战斗机完全从该市所谓的缺乏武器和弹药中删除。</text:p>
      <text:p text:style-name="P4">
他说，相反，通过<text:span text:style-name="T4">
 []的战斗行动(https://www.ukrinform.ua/tag-bahmut)</text:span>
 Cadirovka将订婚。 后来，瓦格纳被这些威胁抛弃了，指出俄罗斯的辩护已答应他发送更多资源。</text:p>
      <text:p text:style-name="P4">
<text:span text:style-name="T4">
另请阅读：</text:span>
 <text:span text:style-name="T4">
 <text:a xlink:type="simple" xlink:href="https://www.ukrinform.ua/rubric-ato/3707346-cerevatij-nazvav-fejkom-snaradnij-golod-rosian-u-bahmuti-524-obstrili-za-dobu.html" text:style-name="Internet_20_link" text:visited-style-name="Visited_20_Internet_20_Link">
</text:a>
</text:span>
</text:p>
      <text:p text:style-name="P4">
巴赫穆特(Bakhmut)的战斗是俄罗斯 - 乌克兰战争(俄罗斯 - 乌克兰战争)最热门的部分之一，最近几周已经死了。</text:p>
      <text:p text:style-name="P4">
News Source: <text:a xlink:type="simple" xlink:href="https://www.ukrinform.ua/rubric-ato/3707505-vagnerivci-vse-se-utrimuut-bilsu-castinu-bahmuta-politico.html" text:style-name="Internet_20_link" text:visited-style-name="Visited_20_Internet_20_Link">
https://www.ukrinform.ua/rubric-ato/3707505-vagnerivci-vse-se-utrimuut-bilsu-castinu-bahmuta-politico.html</text:a>
</text:p>
      <!--NEWS-->
      <text:h text:style-name="P10" text:outline-level="1">
<text:span text:style-name="T4">
北约军事委员会证实了乌克兰的坚定支持</text:span>
</text:h>
      <text:p text:style-name="P4">
作者: ['АРМІЯINFORM']</text:p>
      <text:p text:style-name="P4">
时间: 2023-05-11T98:00:00-04:00</text:p>
      <text:p text:style-name="P4">
描述: Kerivniki捍卫Krayan-Soveznits，Yaki在格式上举行了Sogodnis Zustych ...与乌克兰2022年的战争，与乌克兰的最新新闻，今天与乌克兰2022年的新闻战争，今天与乌克兰的新闻战争，乌克兰和俄罗斯之间的战争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rob-bauer.jpg" text:style-name="Internet_20_link" text:visited-style-name="Visited_20_Internet_20_Link">
rob-bauer.jpg</text:a>
']</text:p>
      <text:p text:style-name="P4">
标签: ['STOPRUSSIA', 'АГРЕСІЯ РФ', 'ВІЙСЬКОВИЙ КОМІТЕТ НАТО', 'НАТО', 'РОБ БАУЕР']</text:p>
      <text:p text:style-name="P4">
类别: News</text:p>
      <!--METADATA-->
      <text:p text:style-name="P4">
<draw:frame draw:style-name="fr1" draw:name="Image350" text:anchor-type="as-char" svg:width="6.9236in" svg:height="4.615733in" draw:z-index="0">
<draw:image xlink:href="../Images/AРМІЯINFORM/2023-05-11T98-00-00-04-00/rob-bauer.jpg" xlink:type="simple" xlink:show="embed" xlink:actuate="onLoad" draw:mime-type="image/jpeg"/>
</draw:frame>
海军上将罗伯·鲍尔。 照片：Johanna Geron / Reuters</text:p>
      <text:p text:style-name="P4">
联盟国家的国防部长今天与北约构造委员会举行了会议，今天确定了联盟发展的战略方向，并确认了乌克兰在争取俄罗斯侵略的斗争中的坚定支持。</text:p>
      <text:p text:style-name="P4">
如<text:a xlink:type="simple" xlink:href="https://www.ukrinform.ua/rubric-polytics/3707468-vijskovij-komitet-nato-pidtverdiv-nepohitnu-pidtrimku-ukraini.html" text:style-name="Internet_20_link" text:visited-style-name="Visited_20_Internet_20_Link">
报告</text:a>
乌克林福姆海军上将罗伯·鲍尔(Rob Bauer)今天在北约总部的新闻发布会上说，北约总部今天说。</text:p>
      <text:p text:style-name="P4">
北约军事委员会是联盟军事行政部门的最高机构，它决定了武装部队的国防和发展的需求，以确保对盟国的集体辩护，以在该国领导人中执行政治决定。</text:p>
      <text:p text:style-name="P4">
“俄罗斯预计将在三天内完成的战争进入了十五个月。 乌克兰军队和乌克兰纳罗德的决心和勇气越来越多，继续给我们留下深刻的印象。 今天，我们在乌克兰及其周围举办了一次特别的军事局势。 乌克兰军事代表提供了有关地面局势的详细信息，并概述了乌克兰继续为属于其属于其的事物而奋斗。”鲍尔海军上将说。</text:p>
      <text:p text:style-name="P4">
北约军事委员会负责人补充说：“南方国防部的负责人已经确认他们的不变支持 - 毫无疑问，北约只要是预算，北约就会支持乌克兰。”</text:p>
      <text:p text:style-name="P4">
他警告说，在评估俄罗斯的行为时不要犯错误：它不会阻止乌克兰，因为它的野心远远超出了俄罗斯边界。 这是阿布哈兹和北奥塞梯，跨恩斯特里亚等等的表现。 毕竟，她试图根据指示违反国际秩序的基础。 正是她推动北约加强集体防守。 不仅是联盟和乌克兰，而且是世界上所有自由民主国家。</text:p>
      <text:p text:style-name="P4">
“对危机和集体防御的反应之间的根本差异是我们不在辩护中，但我们的对手定义了时间范围。 我们必须为任何时间表现出冲突的事实做好准备。 多年来，它已经进入了这个新时代。 我们监视了俄罗斯行为侵略性日益增加的趋势。 自冷战结束以来，我们共同提出了集体防御的最大增强。 但是这项工作尚未完成，”联盟的军事经理说。“我们所有的努力都以军事能力为重点是联盟国家的政治意愿。 现在比以往任何时候都更重要。 俄罗斯对乌克兰的激进战争是数十年来对欧元区安全的最大威胁。 去年，它发生了变化。 北约将继续做最能加入，适应和保护的事情。”罗布·鲍尔说。</text:p>
      <text:p text:style-name="P4">
他回忆说，联盟国家的武装部队现在团结了320万人穿着军装，他们都为与居住在联盟中的十亿公民(他们共享的tadomocratic aliance''中的十亿公民提供相同的保护。 他们的承诺和决心是对潜在侵略者的明确信号 - 北约将保护每一英寸。</text:p>
      <text:p text:style-name="P4">
海军上将说：“这也表明我们在一起比孤独的人要强得多。”</text:p>
      <text:p text:style-name="P4">
News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